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6cm"/>
    </style:style>
    <style:style style:name="co2" style:family="table-column">
      <style:table-column-properties fo:break-before="auto" style:column-width="16.293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753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fo:color="#eeeeee"/>
    </style:style>
    <style:style style:name="ce2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07_nra_similitud_24_03_12_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nra</text:p>
          </table:table-cell>
          <table:table-cell office:value-type="string" calcext:value-type="string">
            <text:p>pag_1</text:p>
          </table:table-cell>
          <table:table-cell office:value-type="string" calcext:value-type="string">
            <text:p>nra_comp</text:p>
          </table:table-cell>
          <table:table-cell office:value-type="string" calcext:value-type="string">
            <text:p>pag_2</text:p>
          </table:table-cell>
          <table:table-cell office:value-type="string" calcext:value-type="string">
            <text:p>similit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L7Q1503311</text:p>
          </table:table-cell>
          <table:table-cell office:value-type="string" calcext:value-type="string">
            <text:p>https://rnca.tamps.cinvestav.mx/verificacion/nra/nombresestablecimientos.php?nra=AAL7Q1503311</text:p>
          </table:table-cell>
          <table:table-cell office:value-type="string" calcext:value-type="string">
            <text:p>AAL7Q1503321</text:p>
          </table:table-cell>
          <table:table-cell office:value-type="string" calcext:value-type="string">
            <text:p>https://rnca.tamps.cinvestav.mx/verificacion/nra/nombresestablecimientos.php?nra=AAL7Q150332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AL7Q1510411</text:p>
          </table:table-cell>
          <table:table-cell office:value-type="string" calcext:value-type="string">
            <text:p>https://rnca.tamps.cinvestav.mx/verificacion/nra/nombresestablecimientos.php?nra=AAL7Q1510411</text:p>
          </table:table-cell>
          <table:table-cell office:value-type="string" calcext:value-type="string">
            <text:p>AAL7Q1510911</text:p>
          </table:table-cell>
          <table:table-cell office:value-type="string" calcext:value-type="string">
            <text:p>https://rnca.tamps.cinvestav.mx/verificacion/nra/nombresestablecimientos.php?nra=AAL7Q1510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M1103700017</text:p>
          </table:table-cell>
          <table:table-cell office:value-type="string" calcext:value-type="string">
            <text:p>https://rnca.tamps.cinvestav.mx/verificacion/nra/nombresestablecimientos.php?nra=AAM1103700017</text:p>
          </table:table-cell>
          <table:table-cell office:value-type="string" calcext:value-type="string">
            <text:p>AAM1103700081</text:p>
          </table:table-cell>
          <table:table-cell office:value-type="string" calcext:value-type="string">
            <text:p>https://rnca.tamps.cinvestav.mx/verificacion/nra/nombresestablecimientos.php?nra=AAM1103700081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M8V0803711</text:p>
          </table:table-cell>
          <table:table-cell office:value-type="string" calcext:value-type="string">
            <text:p>https://rnca.tamps.cinvestav.mx/verificacion/nra/nombresestablecimientos.php?nra=AAM8V0803711</text:p>
          </table:table-cell>
          <table:table-cell office:value-type="string" calcext:value-type="string">
            <text:p>AAM8V0803712</text:p>
          </table:table-cell>
          <table:table-cell office:value-type="string" calcext:value-type="string">
            <text:p>https://rnca.tamps.cinvestav.mx/verificacion/nra/nombresestablecimientos.php?nra=AAM8V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M8V0803711</text:p>
          </table:table-cell>
          <table:table-cell office:value-type="string" calcext:value-type="string">
            <text:p>https://rnca.tamps.cinvestav.mx/verificacion/nra/nombresestablecimientos.php?nra=AAM8V0803711</text:p>
          </table:table-cell>
          <table:table-cell office:value-type="string" calcext:value-type="string">
            <text:p>AAM8V0803715</text:p>
          </table:table-cell>
          <table:table-cell office:value-type="string" calcext:value-type="string">
            <text:p>https://rnca.tamps.cinvestav.mx/verificacion/nra/nombresestablecimientos.php?nra=AAM8V08037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M8V0803712</text:p>
          </table:table-cell>
          <table:table-cell office:value-type="string" calcext:value-type="string">
            <text:p>https://rnca.tamps.cinvestav.mx/verificacion/nra/nombresestablecimientos.php?nra=AAM8V0803712</text:p>
          </table:table-cell>
          <table:table-cell office:value-type="string" calcext:value-type="string">
            <text:p>AAM8V0803715</text:p>
          </table:table-cell>
          <table:table-cell office:value-type="string" calcext:value-type="string">
            <text:p>https://rnca.tamps.cinvestav.mx/verificacion/nra/nombresestablecimientos.php?nra=AAM8V08037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8A0200411</text:p>
          </table:table-cell>
          <table:table-cell office:value-type="string" calcext:value-type="string">
            <text:p>https://rnca.tamps.cinvestav.mx/verificacion/nra/nombresestablecimientos.php?nra=ABC8A0200411</text:p>
          </table:table-cell>
          <table:table-cell office:value-type="string" calcext:value-type="string">
            <text:p>ABCEA0200411</text:p>
          </table:table-cell>
          <table:table-cell office:value-type="string" calcext:value-type="string">
            <text:p>https://rnca.tamps.cinvestav.mx/verificacion/nra/nombresestablecimientos.php?nra=ABCEA020041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CA3105000082</text:p>
          </table:table-cell>
          <table:table-cell office:value-type="string" calcext:value-type="string">
            <text:p>https://rnca.tamps.cinvestav.mx/verificacion/nra/nombresestablecimientos.php?nra=ACA3105000082</text:p>
          </table:table-cell>
          <table:table-cell office:value-type="string" calcext:value-type="string">
            <text:p>ACA3105000083</text:p>
          </table:table-cell>
          <table:table-cell office:value-type="string" calcext:value-type="string">
            <text:p>https://rnca.tamps.cinvestav.mx/verificacion/nra/nombresestablecimientos.php?nra=ACA3105000083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E8V0801711</text:p>
          </table:table-cell>
          <table:table-cell office:value-type="string" calcext:value-type="string">
            <text:p>https://rnca.tamps.cinvestav.mx/verificacion/nra/nombresestablecimientos.php?nra=ACE8V0801711</text:p>
          </table:table-cell>
          <table:table-cell office:value-type="string" calcext:value-type="string">
            <text:p>ACE8V0801911</text:p>
          </table:table-cell>
          <table:table-cell office:value-type="string" calcext:value-type="string">
            <text:p>https://rnca.tamps.cinvestav.mx/verificacion/nra/nombresestablecimientos.php?nra=ACE8V0801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E8V0804511</text:p>
          </table:table-cell>
          <table:table-cell office:value-type="string" calcext:value-type="string">
            <text:p>https://rnca.tamps.cinvestav.mx/verificacion/nra/nombresestablecimientos.php?nra=ACE8V0804511</text:p>
          </table:table-cell>
          <table:table-cell office:value-type="string" calcext:value-type="string">
            <text:p>ACE8V0805011</text:p>
          </table:table-cell>
          <table:table-cell office:value-type="string" calcext:value-type="string">
            <text:p>https://rnca.tamps.cinvestav.mx/verificacion/nra/nombresestablecimientos.php?nra=ACE8V08050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E9K2201111</text:p>
          </table:table-cell>
          <table:table-cell office:value-type="string" calcext:value-type="string">
            <text:p>https://rnca.tamps.cinvestav.mx/verificacion/nra/nombresestablecimientos.php?nra=ACE9K2201111</text:p>
          </table:table-cell>
          <table:table-cell office:value-type="string" calcext:value-type="string">
            <text:p>ACE9K2201112</text:p>
          </table:table-cell>
          <table:table-cell office:value-type="string" calcext:value-type="string">
            <text:p>https://rnca.tamps.cinvestav.mx/verificacion/nra/nombresestablecimientos.php?nra=ACE9K22011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KE1903911</text:p>
          </table:table-cell>
          <table:table-cell office:value-type="string" calcext:value-type="string">
            <text:p>https://rnca.tamps.cinvestav.mx/verificacion/nra/nombresestablecimientos.php?nra=ACUKE1903911</text:p>
          </table:table-cell>
          <table:table-cell office:value-type="string" calcext:value-type="string">
            <text:p>ACUKE1903921</text:p>
          </table:table-cell>
          <table:table-cell office:value-type="string" calcext:value-type="string">
            <text:p>https://rnca.tamps.cinvestav.mx/verificacion/nra/nombresestablecimientos.php?nra=ACUKE19039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KE1904611</text:p>
          </table:table-cell>
          <table:table-cell office:value-type="string" calcext:value-type="string">
            <text:p>https://rnca.tamps.cinvestav.mx/verificacion/nra/nombresestablecimientos.php?nra=ACUKE1904611</text:p>
          </table:table-cell>
          <table:table-cell office:value-type="string" calcext:value-type="string">
            <text:p>ACUKE1904811</text:p>
          </table:table-cell>
          <table:table-cell office:value-type="string" calcext:value-type="string">
            <text:p>https://rnca.tamps.cinvestav.mx/verificacion/nra/nombresestablecimientos.php?nra=ACUKE1904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RP2500611</text:p>
          </table:table-cell>
          <table:table-cell office:value-type="string" calcext:value-type="string">
            <text:p>https://rnca.tamps.cinvestav.mx/verificacion/nra/nombresestablecimientos.php?nra=ACURP2500611</text:p>
          </table:table-cell>
          <table:table-cell office:value-type="string" calcext:value-type="string">
            <text:p>ACURP2500612</text:p>
          </table:table-cell>
          <table:table-cell office:value-type="string" calcext:value-type="string">
            <text:p>https://rnca.tamps.cinvestav.mx/verificacion/nra/nombresestablecimientos.php?nra=ACURP2500612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DM7T2402811</text:p>
          </table:table-cell>
          <table:table-cell office:value-type="string" calcext:value-type="string">
            <text:p>https://rnca.tamps.cinvestav.mx/verificacion/nra/nombresestablecimientos.php?nra=ADM7T2402811</text:p>
          </table:table-cell>
          <table:table-cell office:value-type="string" calcext:value-type="string">
            <text:p>ADM7T2402821</text:p>
          </table:table-cell>
          <table:table-cell office:value-type="string" calcext:value-type="string">
            <text:p>https://rnca.tamps.cinvestav.mx/verificacion/nra/nombresestablecimientos.php?nra=ADM7T240282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1" office:value-type="string" calcext:value-type="string">
            <text:p>AEA 91050021</text:p>
          </table:table-cell>
          <table:table-cell table:style-name="ce1" office:value-type="string" calcext:value-type="string">
            <text:p>https://rnca.tamps.cinvestav.mx/verificacion/nra/nombresestablecimientos.php?nra=AEA 91050021</text:p>
          </table:table-cell>
          <table:table-cell table:style-name="ce1" office:value-type="string" calcext:value-type="string">
            <text:p>AEA910500211</text:p>
          </table:table-cell>
          <table:table-cell table:style-name="ce1" office:value-type="string" calcext:value-type="string">
            <text:p>https://rnca.tamps.cinvestav.mx/verificacion/nra/nombresestablecimientos.php?nra=AEA910500211</text:p>
          </table:table-cell>
          <table:table-cell table:style-name="ce1" office:value-type="float" office:value="0.916666666666667" calcext:value-type="float">
            <text:p>0.916666666666667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AEC9M0801911</text:p>
          </table:table-cell>
          <table:table-cell office:value-type="string" calcext:value-type="string">
            <text:p>https://rnca.tamps.cinvestav.mx/verificacion/nra/nombresestablecimientos.php?nra=AEC9M0801911</text:p>
          </table:table-cell>
          <table:table-cell office:value-type="string" calcext:value-type="string">
            <text:p>AEC9M0801913</text:p>
          </table:table-cell>
          <table:table-cell office:value-type="string" calcext:value-type="string">
            <text:p>https://rnca.tamps.cinvestav.mx/verificacion/nra/nombresestablecimientos.php?nra=AEC9M08019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EBU0900711</text:p>
          </table:table-cell>
          <table:table-cell office:value-type="string" calcext:value-type="string">
            <text:p>https://rnca.tamps.cinvestav.mx/verificacion/nra/nombresestablecimientos.php?nra=AEEBU0900711</text:p>
          </table:table-cell>
          <table:table-cell office:value-type="string" calcext:value-type="string">
            <text:p>AEEBU0900712</text:p>
          </table:table-cell>
          <table:table-cell office:value-type="string" calcext:value-type="string">
            <text:p>https://rnca.tamps.cinvestav.mx/verificacion/nra/nombresestablecimientos.php?nra=AEEBU0900712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2do</text:p>
          </table:table-cell>
          <table:table-cell/>
        </table:table-row>
        <table:table-row table:style-name="ro1">
          <table:table-cell office:value-type="string" calcext:value-type="string">
            <text:p>AEJ9M0803711</text:p>
          </table:table-cell>
          <table:table-cell office:value-type="string" calcext:value-type="string">
            <text:p>https://rnca.tamps.cinvestav.mx/verificacion/nra/nombresestablecimientos.php?nra=AEJ9M0803711</text:p>
          </table:table-cell>
          <table:table-cell office:value-type="string" calcext:value-type="string">
            <text:p>AEJ9M0803712</text:p>
          </table:table-cell>
          <table:table-cell office:value-type="string" calcext:value-type="string">
            <text:p>https://rnca.tamps.cinvestav.mx/verificacion/nra/nombresestablecimientos.php?nra=AEJ9M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M8A1507011</text:p>
          </table:table-cell>
          <table:table-cell office:value-type="string" calcext:value-type="string">
            <text:p>https://rnca.tamps.cinvestav.mx/verificacion/nra/nombresestablecimientos.php?nra=AEM8A1507011</text:p>
          </table:table-cell>
          <table:table-cell office:value-type="string" calcext:value-type="string">
            <text:p>AEMEA1507011</text:p>
          </table:table-cell>
          <table:table-cell office:value-type="string" calcext:value-type="string">
            <text:p>https://rnca.tamps.cinvestav.mx/verificacion/nra/nombresestablecimientos.php?nra=AEMEA150701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MSP0805111</text:p>
          </table:table-cell>
          <table:table-cell office:value-type="string" calcext:value-type="string">
            <text:p>https://rnca.tamps.cinvestav.mx/verificacion/nra/nombresestablecimientos.php?nra=AEMSP0805111</text:p>
          </table:table-cell>
          <table:table-cell office:value-type="string" calcext:value-type="string">
            <text:p>AEMSP0805112</text:p>
          </table:table-cell>
          <table:table-cell office:value-type="string" calcext:value-type="string">
            <text:p>https://rnca.tamps.cinvestav.mx/verificacion/nra/nombresestablecimientos.php?nra=AEMSP0805112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FM910500212</text:p>
          </table:table-cell>
          <table:table-cell office:value-type="string" calcext:value-type="string">
            <text:p>https://rnca.tamps.cinvestav.mx/verificacion/nra/nombresestablecimientos.php?nra=AFM910500212</text:p>
          </table:table-cell>
          <table:table-cell office:value-type="string" calcext:value-type="string">
            <text:p>AFM910500213</text:p>
          </table:table-cell>
          <table:table-cell office:value-type="string" calcext:value-type="string">
            <text:p>https://rnca.tamps.cinvestav.mx/verificacion/nra/nombresestablecimientos.php?nra=AFM910500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M910500212</text:p>
          </table:table-cell>
          <table:table-cell office:value-type="string" calcext:value-type="string">
            <text:p>https://rnca.tamps.cinvestav.mx/verificacion/nra/nombresestablecimientos.php?nra=AFM910500212</text:p>
          </table:table-cell>
          <table:table-cell office:value-type="string" calcext:value-type="string">
            <text:p>AFM910500214</text:p>
          </table:table-cell>
          <table:table-cell office:value-type="string" calcext:value-type="string">
            <text:p>https://rnca.tamps.cinvestav.mx/verificacion/nra/nombresestablecimientos.php?nra=AFM910500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M910500212</text:p>
          </table:table-cell>
          <table:table-cell office:value-type="string" calcext:value-type="string">
            <text:p>https://rnca.tamps.cinvestav.mx/verificacion/nra/nombresestablecimientos.php?nra=AFM910500212</text:p>
          </table:table-cell>
          <table:table-cell office:value-type="string" calcext:value-type="string">
            <text:p>AFM910500216</text:p>
          </table:table-cell>
          <table:table-cell office:value-type="string" calcext:value-type="string">
            <text:p>https://rnca.tamps.cinvestav.mx/verificacion/nra/nombresestablecimientos.php?nra=AFM9105002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M910500212</text:p>
          </table:table-cell>
          <table:table-cell office:value-type="string" calcext:value-type="string">
            <text:p>https://rnca.tamps.cinvestav.mx/verificacion/nra/nombresestablecimientos.php?nra=AFM910500212</text:p>
          </table:table-cell>
          <table:table-cell office:value-type="string" calcext:value-type="string">
            <text:p>AFM910500221</text:p>
          </table:table-cell>
          <table:table-cell office:value-type="string" calcext:value-type="string">
            <text:p>https://rnca.tamps.cinvestav.mx/verificacion/nra/nombresestablecimientos.php?nra=AFM910500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M910500212</text:p>
          </table:table-cell>
          <table:table-cell office:value-type="string" calcext:value-type="string">
            <text:p>https://rnca.tamps.cinvestav.mx/verificacion/nra/nombresestablecimientos.php?nra=AFM910500212</text:p>
          </table:table-cell>
          <table:table-cell office:value-type="string" calcext:value-type="string">
            <text:p>AFM910500222</text:p>
          </table:table-cell>
          <table:table-cell office:value-type="string" calcext:value-type="string">
            <text:p>https://rnca.tamps.cinvestav.mx/verificacion/nra/nombresestablecimientos.php?nra=AFM910500222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revisar</text:p>
          </table:table-cell>
          <table:table-cell office:value-type="string" calcext:value-type="string">
            <text:p>AFM910500213</text:p>
          </table:table-cell>
        </table:table-row>
        <table:table-row table:style-name="ro1">
          <table:table-cell office:value-type="string" calcext:value-type="string">
            <text:p>AFM910500213</text:p>
          </table:table-cell>
          <table:table-cell office:value-type="string" calcext:value-type="string">
            <text:p>https://rnca.tamps.cinvestav.mx/verificacion/nra/nombresestablecimientos.php?nra=AFM910500213</text:p>
          </table:table-cell>
          <table:table-cell office:value-type="string" calcext:value-type="string">
            <text:p>AFM910500214</text:p>
          </table:table-cell>
          <table:table-cell office:value-type="string" calcext:value-type="string">
            <text:p>https://rnca.tamps.cinvestav.mx/verificacion/nra/nombresestablecimientos.php?nra=AFM910500214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revisar</text:p>
          </table:table-cell>
          <table:table-cell/>
        </table:table-row>
        <table:table-row table:style-name="ro1">
          <table:table-cell office:value-type="string" calcext:value-type="string">
            <text:p>AFM910500213</text:p>
          </table:table-cell>
          <table:table-cell office:value-type="string" calcext:value-type="string">
            <text:p>https://rnca.tamps.cinvestav.mx/verificacion/nra/nombresestablecimientos.php?nra=AFM910500213</text:p>
          </table:table-cell>
          <table:table-cell office:value-type="string" calcext:value-type="string">
            <text:p>AFM910500216</text:p>
          </table:table-cell>
          <table:table-cell office:value-type="string" calcext:value-type="string">
            <text:p>https://rnca.tamps.cinvestav.mx/verificacion/nra/nombresestablecimientos.php?nra=AFM910500216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revisar</text:p>
          </table:table-cell>
          <table:table-cell/>
        </table:table-row>
        <table:table-row table:style-name="ro1">
          <table:table-cell office:value-type="string" calcext:value-type="string">
            <text:p>AFM910500213</text:p>
          </table:table-cell>
          <table:table-cell office:value-type="string" calcext:value-type="string">
            <text:p>https://rnca.tamps.cinvestav.mx/verificacion/nra/nombresestablecimientos.php?nra=AFM910500213</text:p>
          </table:table-cell>
          <table:table-cell office:value-type="string" calcext:value-type="string">
            <text:p>AFM910500221</text:p>
          </table:table-cell>
          <table:table-cell office:value-type="string" calcext:value-type="string">
            <text:p>https://rnca.tamps.cinvestav.mx/verificacion/nra/nombresestablecimientos.php?nra=AFM91050022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revisar</text:p>
          </table:table-cell>
          <table:table-cell/>
        </table:table-row>
        <table:table-row table:style-name="ro1">
          <table:table-cell office:value-type="string" calcext:value-type="string">
            <text:p>AFM910500214</text:p>
          </table:table-cell>
          <table:table-cell office:value-type="string" calcext:value-type="string">
            <text:p>https://rnca.tamps.cinvestav.mx/verificacion/nra/nombresestablecimientos.php?nra=AFM910500214</text:p>
          </table:table-cell>
          <table:table-cell office:value-type="string" calcext:value-type="string">
            <text:p>AFM910500216</text:p>
          </table:table-cell>
          <table:table-cell office:value-type="string" calcext:value-type="string">
            <text:p>https://rnca.tamps.cinvestav.mx/verificacion/nra/nombresestablecimientos.php?nra=AFM910500216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revisar</text:p>
          </table:table-cell>
          <table:table-cell/>
        </table:table-row>
        <table:table-row table:style-name="ro1">
          <table:table-cell office:value-type="string" calcext:value-type="string">
            <text:p>AFM910500214</text:p>
          </table:table-cell>
          <table:table-cell office:value-type="string" calcext:value-type="string">
            <text:p>https://rnca.tamps.cinvestav.mx/verificacion/nra/nombresestablecimientos.php?nra=AFM910500214</text:p>
          </table:table-cell>
          <table:table-cell office:value-type="string" calcext:value-type="string">
            <text:p>AFM910500221</text:p>
          </table:table-cell>
          <table:table-cell office:value-type="string" calcext:value-type="string">
            <text:p>https://rnca.tamps.cinvestav.mx/verificacion/nra/nombresestablecimientos.php?nra=AFM91050022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revisar</text:p>
          </table:table-cell>
          <table:table-cell/>
        </table:table-row>
        <table:table-row table:style-name="ro1">
          <table:table-cell office:value-type="string" calcext:value-type="string">
            <text:p>AFM910500216</text:p>
          </table:table-cell>
          <table:table-cell office:value-type="string" calcext:value-type="string">
            <text:p>https://rnca.tamps.cinvestav.mx/verificacion/nra/nombresestablecimientos.php?nra=AFM910500216</text:p>
          </table:table-cell>
          <table:table-cell office:value-type="string" calcext:value-type="string">
            <text:p>AFM910500221</text:p>
          </table:table-cell>
          <table:table-cell office:value-type="string" calcext:value-type="string">
            <text:p>https://rnca.tamps.cinvestav.mx/verificacion/nra/nombresestablecimientos.php?nra=AFM91050022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revisar</text:p>
          </table:table-cell>
          <table:table-cell/>
        </table:table-row>
        <table:table-row table:style-name="ro1">
          <table:table-cell office:value-type="string" calcext:value-type="string">
            <text:p>AFM910500221</text:p>
          </table:table-cell>
          <table:table-cell office:value-type="string" calcext:value-type="string">
            <text:p>https://rnca.tamps.cinvestav.mx/verificacion/nra/nombresestablecimientos.php?nra=AFM910500221</text:p>
          </table:table-cell>
          <table:table-cell office:value-type="string" calcext:value-type="string">
            <text:p>AFM910500222</text:p>
          </table:table-cell>
          <table:table-cell office:value-type="string" calcext:value-type="string">
            <text:p>https://rnca.tamps.cinvestav.mx/verificacion/nra/nombresestablecimientos.php?nra=AFM910500222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revisar</text:p>
          </table:table-cell>
          <table:table-cell/>
        </table:table-row>
        <table:table-row table:style-name="ro1">
          <table:table-cell table:style-name="ce2" office:value-type="string" calcext:value-type="string">
            <text:p>AFM910502511</text:p>
          </table:table-cell>
          <table:table-cell office:value-type="string" calcext:value-type="string">
            <text:p>https://rnca.tamps.cinvestav.mx/verificacion/nra/nombresestablecimientos.php?nra=AFM910502511</text:p>
          </table:table-cell>
          <table:table-cell office:value-type="string" calcext:value-type="string">
            <text:p>AFM910503511</text:p>
          </table:table-cell>
          <table:table-cell office:value-type="string" calcext:value-type="string">
            <text:p>https://rnca.tamps.cinvestav.mx/verificacion/nra/nombresestablecimientos.php?nra=AFM91050351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revisar</text:p>
          </table:table-cell>
          <table:table-cell/>
        </table:table-row>
        <table:table-row table:style-name="ro1">
          <table:table-cell office:value-type="string" calcext:value-type="string">
            <text:p>AFM910503511</text:p>
          </table:table-cell>
          <table:table-cell office:value-type="string" calcext:value-type="string">
            <text:p>https://rnca.tamps.cinvestav.mx/verificacion/nra/nombresestablecimientos.php?nra=AFM910503511</text:p>
          </table:table-cell>
          <table:table-cell table:style-name="ce2" office:value-type="string" calcext:value-type="string">
            <text:p>AFM910503521</text:p>
          </table:table-cell>
          <table:table-cell office:value-type="string" calcext:value-type="string">
            <text:p>https://rnca.tamps.cinvestav.mx/verificacion/nra/nombresestablecimientos.php?nra=AFM91050352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revisar</text:p>
          </table:table-cell>
          <table:table-cell/>
        </table:table-row>
        <table:table-row table:style-name="ro1">
          <table:table-cell office:value-type="string" calcext:value-type="string">
            <text:p>AFMRP0500231</text:p>
          </table:table-cell>
          <table:table-cell office:value-type="string" calcext:value-type="string">
            <text:p>https://rnca.tamps.cinvestav.mx/verificacion/nra/nombresestablecimientos.php?nra=AFMRP0500231</text:p>
          </table:table-cell>
          <table:table-cell office:value-type="string" calcext:value-type="string">
            <text:p>AFMRP0500241</text:p>
          </table:table-cell>
          <table:table-cell office:value-type="string" calcext:value-type="string">
            <text:p>https://rnca.tamps.cinvestav.mx/verificacion/nra/nombresestablecimientos.php?nra=AFMRP050024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revisar</text:p>
          </table:table-cell>
          <table:table-cell/>
        </table:table-row>
        <table:table-row table:style-name="ro1">
          <table:table-cell office:value-type="string" calcext:value-type="string">
            <text:p>AFMRP0500231</text:p>
          </table:table-cell>
          <table:table-cell office:value-type="string" calcext:value-type="string">
            <text:p>https://rnca.tamps.cinvestav.mx/verificacion/nra/nombresestablecimientos.php?nra=AFMRP0500231</text:p>
          </table:table-cell>
          <table:table-cell office:value-type="string" calcext:value-type="string">
            <text:p>AFMRP0500261</text:p>
          </table:table-cell>
          <table:table-cell office:value-type="string" calcext:value-type="string">
            <text:p>https://rnca.tamps.cinvestav.mx/verificacion/nra/nombresestablecimientos.php?nra=AFMRP050026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revisar</text:p>
          </table:table-cell>
          <table:table-cell/>
        </table:table-row>
        <table:table-row table:style-name="ro1">
          <table:table-cell office:value-type="string" calcext:value-type="string">
            <text:p>AFMRP0500241</text:p>
          </table:table-cell>
          <table:table-cell office:value-type="string" calcext:value-type="string">
            <text:p>https://rnca.tamps.cinvestav.mx/verificacion/nra/nombresestablecimientos.php?nra=AFMRP0500241</text:p>
          </table:table-cell>
          <table:table-cell office:value-type="string" calcext:value-type="string">
            <text:p>AFMRP0500261</text:p>
          </table:table-cell>
          <table:table-cell office:value-type="string" calcext:value-type="string">
            <text:p>https://rnca.tamps.cinvestav.mx/verificacion/nra/nombresestablecimientos.php?nra=AFMRP050026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revisar</text:p>
          </table:table-cell>
          <table:table-cell/>
        </table:table-row>
        <table:table-row table:style-name="ro1">
          <table:table-cell office:value-type="string" calcext:value-type="string">
            <text:p>AIN9M1902611</text:p>
          </table:table-cell>
          <table:table-cell office:value-type="string" calcext:value-type="string">
            <text:p>https://rnca.tamps.cinvestav.mx/verificacion/nra/nombresestablecimientos.php?nra=AIN9M1902611</text:p>
          </table:table-cell>
          <table:table-cell office:value-type="string" calcext:value-type="string">
            <text:p>AINMD1902611</text:p>
          </table:table-cell>
          <table:table-cell office:value-type="string" calcext:value-type="string">
            <text:p>https://rnca.tamps.cinvestav.mx/verificacion/nra/nombresestablecimientos.php?nra=AINMD1902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910803711</text:p>
          </table:table-cell>
          <table:table-cell office:value-type="string" calcext:value-type="string">
            <text:p>https://rnca.tamps.cinvestav.mx/verificacion/nra/nombresestablecimientos.php?nra=AJU910803711</text:p>
          </table:table-cell>
          <table:table-cell office:value-type="string" calcext:value-type="string">
            <text:p>AJU9M0803711</text:p>
          </table:table-cell>
          <table:table-cell office:value-type="string" calcext:value-type="string">
            <text:p>https://rnca.tamps.cinvestav.mx/verificacion/nra/nombresestablecimientos.php?nra=AJU9M0803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5T3200411</text:p>
          </table:table-cell>
          <table:table-cell office:value-type="string" calcext:value-type="string">
            <text:p>https://rnca.tamps.cinvestav.mx/verificacion/nra/nombresestablecimientos.php?nra=ALA5T3200411</text:p>
          </table:table-cell>
          <table:table-cell office:value-type="string" calcext:value-type="string">
            <text:p>ALA5T3200412</text:p>
          </table:table-cell>
          <table:table-cell office:value-type="string" calcext:value-type="string">
            <text:p>https://rnca.tamps.cinvestav.mx/verificacion/nra/nombresestablecimientos.php?nra=ALA5T3200412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EE0503511</text:p>
          </table:table-cell>
          <table:table-cell office:value-type="string" calcext:value-type="string">
            <text:p>https://rnca.tamps.cinvestav.mx/verificacion/nra/nombresestablecimientos.php?nra=ALAEE0503511</text:p>
          </table:table-cell>
          <table:table-cell office:value-type="string" calcext:value-type="string">
            <text:p>ALAEE0503521</text:p>
          </table:table-cell>
          <table:table-cell office:value-type="string" calcext:value-type="string">
            <text:p>https://rnca.tamps.cinvestav.mx/verificacion/nra/nombresestablecimientos.php?nra=ALAEE05035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KE0503511</text:p>
          </table:table-cell>
          <table:table-cell office:value-type="string" calcext:value-type="string">
            <text:p>https://rnca.tamps.cinvestav.mx/verificacion/nra/nombresestablecimientos.php?nra=ALMKE0503511</text:p>
          </table:table-cell>
          <table:table-cell office:value-type="string" calcext:value-type="string">
            <text:p>ALMKE0503512</text:p>
          </table:table-cell>
          <table:table-cell office:value-type="string" calcext:value-type="string">
            <text:p>https://rnca.tamps.cinvestav.mx/verificacion/nra/nombresestablecimientos.php?nra=ALMKE05035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D1000500122</text:p>
          </table:table-cell>
          <table:table-cell office:value-type="string" calcext:value-type="string">
            <text:p>https://rnca.tamps.cinvestav.mx/verificacion/nra/nombresestablecimientos.php?nra=AMD1000500122</text:p>
          </table:table-cell>
          <table:table-cell office:value-type="string" calcext:value-type="string">
            <text:p>AMD1000500123</text:p>
          </table:table-cell>
          <table:table-cell office:value-type="string" calcext:value-type="string">
            <text:p>https://rnca.tamps.cinvestav.mx/verificacion/nra/nombresestablecimientos.php?nra=AMD1000500123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D1000500714</text:p>
          </table:table-cell>
          <table:table-cell office:value-type="string" calcext:value-type="string">
            <text:p>https://rnca.tamps.cinvestav.mx/verificacion/nra/nombresestablecimientos.php?nra=AMD1000500714</text:p>
          </table:table-cell>
          <table:table-cell office:value-type="string" calcext:value-type="string">
            <text:p>AMD1000500715</text:p>
          </table:table-cell>
          <table:table-cell office:value-type="string" calcext:value-type="string">
            <text:p>https://rnca.tamps.cinvestav.mx/verificacion/nra/nombresestablecimientos.php?nra=AMD1000500715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0200400385</text:p>
          </table:table-cell>
          <table:table-cell office:value-type="string" calcext:value-type="string">
            <text:p>https://rnca.tamps.cinvestav.mx/verificacion/nra/nombresestablecimientos.php?nra=AME0200400385</text:p>
          </table:table-cell>
          <table:table-cell office:value-type="string" calcext:value-type="string">
            <text:p>AME0200400386</text:p>
          </table:table-cell>
          <table:table-cell office:value-type="string" calcext:value-type="string">
            <text:p>https://rnca.tamps.cinvestav.mx/verificacion/nra/nombresestablecimientos.php?nra=AME0200400386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2802200064</text:p>
          </table:table-cell>
          <table:table-cell office:value-type="string" calcext:value-type="string">
            <text:p>https://rnca.tamps.cinvestav.mx/verificacion/nra/nombresestablecimientos.php?nra=AME2802200064</text:p>
          </table:table-cell>
          <table:table-cell office:value-type="string" calcext:value-type="string">
            <text:p>AME2802200094</text:p>
          </table:table-cell>
          <table:table-cell office:value-type="string" calcext:value-type="string">
            <text:p>https://rnca.tamps.cinvestav.mx/verificacion/nra/nombresestablecimientos.php?nra=AME2802200094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460803711</text:p>
          </table:table-cell>
          <table:table-cell office:value-type="string" calcext:value-type="string">
            <text:p>https://rnca.tamps.cinvestav.mx/verificacion/nra/nombresestablecimientos.php?nra=AME460803711</text:p>
          </table:table-cell>
          <table:table-cell office:value-type="string" calcext:value-type="string">
            <text:p>AME560803711</text:p>
          </table:table-cell>
          <table:table-cell office:value-type="string" calcext:value-type="string">
            <text:p>https://rnca.tamps.cinvestav.mx/verificacion/nra/nombresestablecimientos.php?nra=AME560803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5T0900311</text:p>
          </table:table-cell>
          <table:table-cell office:value-type="string" calcext:value-type="string">
            <text:p>https://rnca.tamps.cinvestav.mx/verificacion/nra/nombresestablecimientos.php?nra=AME5T0900311</text:p>
          </table:table-cell>
          <table:table-cell office:value-type="string" calcext:value-type="string">
            <text:p>AME5T0901011</text:p>
          </table:table-cell>
          <table:table-cell office:value-type="string" calcext:value-type="string">
            <text:p>https://rnca.tamps.cinvestav.mx/verificacion/nra/nombresestablecimientos.php?nra=AME5T09010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5T0901011</text:p>
          </table:table-cell>
          <table:table-cell office:value-type="string" calcext:value-type="string">
            <text:p>https://rnca.tamps.cinvestav.mx/verificacion/nra/nombresestablecimientos.php?nra=AME5T0901011</text:p>
          </table:table-cell>
          <table:table-cell office:value-type="string" calcext:value-type="string">
            <text:p>AME5T0901211</text:p>
          </table:table-cell>
          <table:table-cell office:value-type="string" calcext:value-type="string">
            <text:p>https://rnca.tamps.cinvestav.mx/verificacion/nra/nombresestablecimientos.php?nra=AME5T0901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6E1510611</text:p>
          </table:table-cell>
          <table:table-cell office:value-type="string" calcext:value-type="string">
            <text:p>https://rnca.tamps.cinvestav.mx/verificacion/nra/nombresestablecimientos.php?nra=AME6E1510611</text:p>
          </table:table-cell>
          <table:table-cell office:value-type="string" calcext:value-type="string">
            <text:p>AME6E1510612</text:p>
          </table:table-cell>
          <table:table-cell office:value-type="string" calcext:value-type="string">
            <text:p>https://rnca.tamps.cinvestav.mx/verificacion/nra/nombresestablecimientos.php?nra=AME6E1510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860803711</text:p>
          </table:table-cell>
          <table:table-cell office:value-type="string" calcext:value-type="string">
            <text:p>https://rnca.tamps.cinvestav.mx/verificacion/nra/nombresestablecimientos.php?nra=AME860803711</text:p>
          </table:table-cell>
          <table:table-cell office:value-type="string" calcext:value-type="string">
            <text:p>AME860803721</text:p>
          </table:table-cell>
          <table:table-cell office:value-type="string" calcext:value-type="string">
            <text:p>https://rnca.tamps.cinvestav.mx/verificacion/nra/nombresestablecimientos.php?nra=AME8608037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912402811</text:p>
          </table:table-cell>
          <table:table-cell office:value-type="string" calcext:value-type="string">
            <text:p>https://rnca.tamps.cinvestav.mx/verificacion/nra/nombresestablecimientos.php?nra=AME912402811</text:p>
          </table:table-cell>
          <table:table-cell office:value-type="string" calcext:value-type="string">
            <text:p>AME9G2402811</text:p>
          </table:table-cell>
          <table:table-cell office:value-type="string" calcext:value-type="string">
            <text:p>https://rnca.tamps.cinvestav.mx/verificacion/nra/nombresestablecimientos.php?nra=AME9G2402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912802211</text:p>
          </table:table-cell>
          <table:table-cell office:value-type="string" calcext:value-type="string">
            <text:p>https://rnca.tamps.cinvestav.mx/verificacion/nra/nombresestablecimientos.php?nra=AME912802211</text:p>
          </table:table-cell>
          <table:table-cell office:value-type="string" calcext:value-type="string">
            <text:p>AME9M2802211</text:p>
          </table:table-cell>
          <table:table-cell office:value-type="string" calcext:value-type="string">
            <text:p>https://rnca.tamps.cinvestav.mx/verificacion/nra/nombresestablecimientos.php?nra=AME9M2802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9G2201411</text:p>
          </table:table-cell>
          <table:table-cell office:value-type="string" calcext:value-type="string">
            <text:p>https://rnca.tamps.cinvestav.mx/verificacion/nra/nombresestablecimientos.php?nra=AME9G2201411</text:p>
          </table:table-cell>
          <table:table-cell office:value-type="string" calcext:value-type="string">
            <text:p>AME9M2201411</text:p>
          </table:table-cell>
          <table:table-cell office:value-type="string" calcext:value-type="string">
            <text:p>https://rnca.tamps.cinvestav.mx/verificacion/nra/nombresestablecimientos.php?nra=AME9M2201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9M2201111</text:p>
          </table:table-cell>
          <table:table-cell office:value-type="string" calcext:value-type="string">
            <text:p>https://rnca.tamps.cinvestav.mx/verificacion/nra/nombresestablecimientos.php?nra=AME9M2201111</text:p>
          </table:table-cell>
          <table:table-cell office:value-type="string" calcext:value-type="string">
            <text:p>AME9M2201411</text:p>
          </table:table-cell>
          <table:table-cell office:value-type="string" calcext:value-type="string">
            <text:p>https://rnca.tamps.cinvestav.mx/verificacion/nra/nombresestablecimientos.php?nra=AME9M2201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9M2201411</text:p>
          </table:table-cell>
          <table:table-cell office:value-type="string" calcext:value-type="string">
            <text:p>https://rnca.tamps.cinvestav.mx/verificacion/nra/nombresestablecimientos.php?nra=AME9M2201411</text:p>
          </table:table-cell>
          <table:table-cell office:value-type="string" calcext:value-type="string">
            <text:p>AME9M2201421</text:p>
          </table:table-cell>
          <table:table-cell office:value-type="string" calcext:value-type="string">
            <text:p>https://rnca.tamps.cinvestav.mx/verificacion/nra/nombresestablecimientos.php?nra=AME9M22014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EA1510411</text:p>
          </table:table-cell>
          <table:table-cell office:value-type="string" calcext:value-type="string">
            <text:p>https://rnca.tamps.cinvestav.mx/verificacion/nra/nombresestablecimientos.php?nra=AMEEA1510411</text:p>
          </table:table-cell>
          <table:table-cell office:value-type="string" calcext:value-type="string">
            <text:p>AMEEE1510411</text:p>
          </table:table-cell>
          <table:table-cell office:value-type="string" calcext:value-type="string">
            <text:p>https://rnca.tamps.cinvestav.mx/verificacion/nra/nombresestablecimientos.php?nra=AMEEE1510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EE1510411</text:p>
          </table:table-cell>
          <table:table-cell office:value-type="string" calcext:value-type="string">
            <text:p>https://rnca.tamps.cinvestav.mx/verificacion/nra/nombresestablecimientos.php?nra=AMEEE1510411</text:p>
          </table:table-cell>
          <table:table-cell office:value-type="string" calcext:value-type="string">
            <text:p>AMEEE1510412</text:p>
          </table:table-cell>
          <table:table-cell office:value-type="string" calcext:value-type="string">
            <text:p>https://rnca.tamps.cinvestav.mx/verificacion/nra/nombresestablecimientos.php?nra=AMEEE15104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ZU1510911</text:p>
          </table:table-cell>
          <table:table-cell office:value-type="string" calcext:value-type="string">
            <text:p>https://rnca.tamps.cinvestav.mx/verificacion/nra/nombresestablecimientos.php?nra=AMEZU1510911</text:p>
          </table:table-cell>
          <table:table-cell office:value-type="string" calcext:value-type="string">
            <text:p>AMEZU1510921</text:p>
          </table:table-cell>
          <table:table-cell office:value-type="string" calcext:value-type="string">
            <text:p>https://rnca.tamps.cinvestav.mx/verificacion/nra/nombresestablecimientos.php?nra=AMEZU15109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M711503911</text:p>
          </table:table-cell>
          <table:table-cell office:value-type="string" calcext:value-type="string">
            <text:p>https://rnca.tamps.cinvestav.mx/verificacion/nra/nombresestablecimientos.php?nra=AMM711503911</text:p>
          </table:table-cell>
          <table:table-cell office:value-type="string" calcext:value-type="string">
            <text:p>AMM7I1503911</text:p>
          </table:table-cell>
          <table:table-cell office:value-type="string" calcext:value-type="string">
            <text:p>https://rnca.tamps.cinvestav.mx/verificacion/nra/nombresestablecimientos.php?nra=AMM7I1503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KE1903911</text:p>
          </table:table-cell>
          <table:table-cell office:value-type="string" calcext:value-type="string">
            <text:p>https://rnca.tamps.cinvestav.mx/verificacion/nra/nombresestablecimientos.php?nra=AMOKE1903911</text:p>
          </table:table-cell>
          <table:table-cell office:value-type="string" calcext:value-type="string">
            <text:p>AMOKE1903931</text:p>
          </table:table-cell>
          <table:table-cell office:value-type="string" calcext:value-type="string">
            <text:p>https://rnca.tamps.cinvestav.mx/verificacion/nra/nombresestablecimientos.php?nra=AMOKE19039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J6I0803711</text:p>
          </table:table-cell>
          <table:table-cell office:value-type="string" calcext:value-type="string">
            <text:p>https://rnca.tamps.cinvestav.mx/verificacion/nra/nombresestablecimientos.php?nra=ANJ6I0803711</text:p>
          </table:table-cell>
          <table:table-cell office:value-type="string" calcext:value-type="string">
            <text:p>ANJAI0803711</text:p>
          </table:table-cell>
          <table:table-cell office:value-type="string" calcext:value-type="string">
            <text:p>https://rnca.tamps.cinvestav.mx/verificacion/nra/nombresestablecimientos.php?nra=ANJAI0803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JAI0803711</text:p>
          </table:table-cell>
          <table:table-cell office:value-type="string" calcext:value-type="string">
            <text:p>https://rnca.tamps.cinvestav.mx/verificacion/nra/nombresestablecimientos.php?nra=ANJAI0803711</text:p>
          </table:table-cell>
          <table:table-cell office:value-type="string" calcext:value-type="string">
            <text:p>ANJEA0803711</text:p>
          </table:table-cell>
          <table:table-cell office:value-type="string" calcext:value-type="string">
            <text:p>https://rnca.tamps.cinvestav.mx/verificacion/nra/nombresestablecimientos.php?nra=ANJEA0803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XQV1904811</text:p>
          </table:table-cell>
          <table:table-cell office:value-type="string" calcext:value-type="string">
            <text:p>https://rnca.tamps.cinvestav.mx/verificacion/nra/nombresestablecimientos.php?nra=ANXQV1904811</text:p>
          </table:table-cell>
          <table:table-cell office:value-type="string" calcext:value-type="string">
            <text:p>ANXQV1904812</text:p>
          </table:table-cell>
          <table:table-cell office:value-type="string" calcext:value-type="string">
            <text:p>https://rnca.tamps.cinvestav.mx/verificacion/nra/nombresestablecimientos.php?nra=ANXQV19048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B8L2601811</text:p>
          </table:table-cell>
          <table:table-cell office:value-type="string" calcext:value-type="string">
            <text:p>https://rnca.tamps.cinvestav.mx/verificacion/nra/nombresestablecimientos.php?nra=AOB8L2601811</text:p>
          </table:table-cell>
          <table:table-cell office:value-type="string" calcext:value-type="string">
            <text:p>AOB8V2601811</text:p>
          </table:table-cell>
          <table:table-cell office:value-type="string" calcext:value-type="string">
            <text:p>https://rnca.tamps.cinvestav.mx/verificacion/nra/nombresestablecimientos.php?nra=AOB8V2601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XND1510191</text:p>
          </table:table-cell>
          <table:table-cell office:value-type="string" calcext:value-type="string">
            <text:p>https://rnca.tamps.cinvestav.mx/verificacion/nra/nombresestablecimientos.php?nra=AOXND1510191</text:p>
          </table:table-cell>
          <table:table-cell office:value-type="string" calcext:value-type="string">
            <text:p>AOXND1510911</text:p>
          </table:table-cell>
          <table:table-cell office:value-type="string" calcext:value-type="string">
            <text:p>https://rnca.tamps.cinvestav.mx/verificacion/nra/nombresestablecimientos.php?nra=AOXND1510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KE1903911</text:p>
          </table:table-cell>
          <table:table-cell office:value-type="string" calcext:value-type="string">
            <text:p>https://rnca.tamps.cinvestav.mx/verificacion/nra/nombresestablecimientos.php?nra=AREKE1903911</text:p>
          </table:table-cell>
          <table:table-cell office:value-type="string" calcext:value-type="string">
            <text:p>AREKE1903921</text:p>
          </table:table-cell>
          <table:table-cell office:value-type="string" calcext:value-type="string">
            <text:p>https://rnca.tamps.cinvestav.mx/verificacion/nra/nombresestablecimientos.php?nra=AREKE19039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911904611</text:p>
          </table:table-cell>
          <table:table-cell office:value-type="string" calcext:value-type="string">
            <text:p>https://rnca.tamps.cinvestav.mx/verificacion/nra/nombresestablecimientos.php?nra=ARN911904611</text:p>
          </table:table-cell>
          <table:table-cell office:value-type="string" calcext:value-type="string">
            <text:p>ARN911904612</text:p>
          </table:table-cell>
          <table:table-cell office:value-type="string" calcext:value-type="string">
            <text:p>https://rnca.tamps.cinvestav.mx/verificacion/nra/nombresestablecimientos.php?nra=ARN911904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9M0706111</text:p>
          </table:table-cell>
          <table:table-cell office:value-type="string" calcext:value-type="string">
            <text:p>https://rnca.tamps.cinvestav.mx/verificacion/nra/nombresestablecimientos.php?nra=ARN9M0706111</text:p>
          </table:table-cell>
          <table:table-cell office:value-type="string" calcext:value-type="string">
            <text:p>ARN9M0710111</text:p>
          </table:table-cell>
          <table:table-cell office:value-type="string" calcext:value-type="string">
            <text:p>https://rnca.tamps.cinvestav.mx/verificacion/nra/nombresestablecimientos.php?nra=ARN9M07101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9M0710111</text:p>
          </table:table-cell>
          <table:table-cell office:value-type="string" calcext:value-type="string">
            <text:p>https://rnca.tamps.cinvestav.mx/verificacion/nra/nombresestablecimientos.php?nra=ARN9M0710111</text:p>
          </table:table-cell>
          <table:table-cell office:value-type="string" calcext:value-type="string">
            <text:p>ARN9M0710811</text:p>
          </table:table-cell>
          <table:table-cell office:value-type="string" calcext:value-type="string">
            <text:p>https://rnca.tamps.cinvestav.mx/verificacion/nra/nombresestablecimientos.php?nra=ARN9M0710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9M2401311</text:p>
          </table:table-cell>
          <table:table-cell office:value-type="string" calcext:value-type="string">
            <text:p>https://rnca.tamps.cinvestav.mx/verificacion/nra/nombresestablecimientos.php?nra=ARN9M2401311</text:p>
          </table:table-cell>
          <table:table-cell office:value-type="string" calcext:value-type="string">
            <text:p>ARN9M2401511</text:p>
          </table:table-cell>
          <table:table-cell office:value-type="string" calcext:value-type="string">
            <text:p>https://rnca.tamps.cinvestav.mx/verificacion/nra/nombresestablecimientos.php?nra=ARN9M2401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9M2401511</text:p>
          </table:table-cell>
          <table:table-cell office:value-type="string" calcext:value-type="string">
            <text:p>https://rnca.tamps.cinvestav.mx/verificacion/nra/nombresestablecimientos.php?nra=ARN9M2401511</text:p>
          </table:table-cell>
          <table:table-cell office:value-type="string" calcext:value-type="string">
            <text:p>ARN9M2404511</text:p>
          </table:table-cell>
          <table:table-cell office:value-type="string" calcext:value-type="string">
            <text:p>https://rnca.tamps.cinvestav.mx/verificacion/nra/nombresestablecimientos.php?nra=ARN9M2404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LM0900711</text:p>
          </table:table-cell>
          <table:table-cell office:value-type="string" calcext:value-type="string">
            <text:p>https://rnca.tamps.cinvestav.mx/verificacion/nra/nombresestablecimientos.php?nra=AROLM0900711</text:p>
          </table:table-cell>
          <table:table-cell office:value-type="string" calcext:value-type="string">
            <text:p>AROLM0900712</text:p>
          </table:table-cell>
          <table:table-cell office:value-type="string" calcext:value-type="string">
            <text:p>https://rnca.tamps.cinvestav.mx/verificacion/nra/nombresestablecimientos.php?nra=AROLM0900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0900500302</text:p>
          </table:table-cell>
          <table:table-cell office:value-type="string" calcext:value-type="string">
            <text:p>https://rnca.tamps.cinvestav.mx/verificacion/nra/nombresestablecimientos.php?nra=ASA0900500302</text:p>
          </table:table-cell>
          <table:table-cell office:value-type="string" calcext:value-type="string">
            <text:p>ASA0900500303</text:p>
          </table:table-cell>
          <table:table-cell office:value-type="string" calcext:value-type="string">
            <text:p>https://rnca.tamps.cinvestav.mx/verificacion/nra/nombresestablecimientos.php?nra=ASA0900500303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0900500302</text:p>
          </table:table-cell>
          <table:table-cell office:value-type="string" calcext:value-type="string">
            <text:p>https://rnca.tamps.cinvestav.mx/verificacion/nra/nombresestablecimientos.php?nra=ASA0900500302</text:p>
          </table:table-cell>
          <table:table-cell office:value-type="string" calcext:value-type="string">
            <text:p>ASA0900500305</text:p>
          </table:table-cell>
          <table:table-cell office:value-type="string" calcext:value-type="string">
            <text:p>https://rnca.tamps.cinvestav.mx/verificacion/nra/nombresestablecimientos.php?nra=ASA0900500305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0900500302</text:p>
          </table:table-cell>
          <table:table-cell office:value-type="string" calcext:value-type="string">
            <text:p>https://rnca.tamps.cinvestav.mx/verificacion/nra/nombresestablecimientos.php?nra=ASA0900500302</text:p>
          </table:table-cell>
          <table:table-cell office:value-type="string" calcext:value-type="string">
            <text:p>ASA0900500309</text:p>
          </table:table-cell>
          <table:table-cell office:value-type="string" calcext:value-type="string">
            <text:p>https://rnca.tamps.cinvestav.mx/verificacion/nra/nombresestablecimientos.php?nra=ASA0900500309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0900500303</text:p>
          </table:table-cell>
          <table:table-cell office:value-type="string" calcext:value-type="string">
            <text:p>https://rnca.tamps.cinvestav.mx/verificacion/nra/nombresestablecimientos.php?nra=ASA0900500303</text:p>
          </table:table-cell>
          <table:table-cell office:value-type="string" calcext:value-type="string">
            <text:p>ASA0900500305</text:p>
          </table:table-cell>
          <table:table-cell office:value-type="string" calcext:value-type="string">
            <text:p>https://rnca.tamps.cinvestav.mx/verificacion/nra/nombresestablecimientos.php?nra=ASA0900500305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0900500303</text:p>
          </table:table-cell>
          <table:table-cell office:value-type="string" calcext:value-type="string">
            <text:p>https://rnca.tamps.cinvestav.mx/verificacion/nra/nombresestablecimientos.php?nra=ASA0900500303</text:p>
          </table:table-cell>
          <table:table-cell office:value-type="string" calcext:value-type="string">
            <text:p>ASA0900500309</text:p>
          </table:table-cell>
          <table:table-cell office:value-type="string" calcext:value-type="string">
            <text:p>https://rnca.tamps.cinvestav.mx/verificacion/nra/nombresestablecimientos.php?nra=ASA0900500309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0900500305</text:p>
          </table:table-cell>
          <table:table-cell office:value-type="string" calcext:value-type="string">
            <text:p>https://rnca.tamps.cinvestav.mx/verificacion/nra/nombresestablecimientos.php?nra=ASA0900500305</text:p>
          </table:table-cell>
          <table:table-cell office:value-type="string" calcext:value-type="string">
            <text:p>ASA0900500309</text:p>
          </table:table-cell>
          <table:table-cell office:value-type="string" calcext:value-type="string">
            <text:p>https://rnca.tamps.cinvestav.mx/verificacion/nra/nombresestablecimientos.php?nra=ASA0900500309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RP2802211</text:p>
          </table:table-cell>
          <table:table-cell office:value-type="string" calcext:value-type="string">
            <text:p>https://rnca.tamps.cinvestav.mx/verificacion/nra/nombresestablecimientos.php?nra=ASARP2802211</text:p>
          </table:table-cell>
          <table:table-cell office:value-type="string" calcext:value-type="string">
            <text:p>ASARP2802711</text:p>
          </table:table-cell>
          <table:table-cell office:value-type="string" calcext:value-type="string">
            <text:p>https://rnca.tamps.cinvestav.mx/verificacion/nra/nombresestablecimientos.php?nra=ASARP2802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L7T2402811</text:p>
          </table:table-cell>
          <table:table-cell office:value-type="string" calcext:value-type="string">
            <text:p>https://rnca.tamps.cinvestav.mx/verificacion/nra/nombresestablecimientos.php?nra=ASL7T2402811</text:p>
          </table:table-cell>
          <table:table-cell office:value-type="string" calcext:value-type="string">
            <text:p>ASL7T2402831</text:p>
          </table:table-cell>
          <table:table-cell office:value-type="string" calcext:value-type="string">
            <text:p>https://rnca.tamps.cinvestav.mx/verificacion/nra/nombresestablecimientos.php?nra=ASL7T24028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5S2201411</text:p>
          </table:table-cell>
          <table:table-cell office:value-type="string" calcext:value-type="string">
            <text:p>https://rnca.tamps.cinvestav.mx/verificacion/nra/nombresestablecimientos.php?nra=ASP5S2201411</text:p>
          </table:table-cell>
          <table:table-cell office:value-type="string" calcext:value-type="string">
            <text:p>ASP5S2201421</text:p>
          </table:table-cell>
          <table:table-cell office:value-type="string" calcext:value-type="string">
            <text:p>https://rnca.tamps.cinvestav.mx/verificacion/nra/nombresestablecimientos.php?nra=ASP5S22014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EEE1903911</text:p>
          </table:table-cell>
          <table:table-cell office:value-type="string" calcext:value-type="string">
            <text:p>https://rnca.tamps.cinvestav.mx/verificacion/nra/nombresestablecimientos.php?nra=ATEEE1903911</text:p>
          </table:table-cell>
          <table:table-cell office:value-type="string" calcext:value-type="string">
            <text:p>ATEKE1903911</text:p>
          </table:table-cell>
          <table:table-cell office:value-type="string" calcext:value-type="string">
            <text:p>https://rnca.tamps.cinvestav.mx/verificacion/nra/nombresestablecimientos.php?nra=ATEKE1903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EKE1903911</text:p>
          </table:table-cell>
          <table:table-cell office:value-type="string" calcext:value-type="string">
            <text:p>https://rnca.tamps.cinvestav.mx/verificacion/nra/nombresestablecimientos.php?nra=ATEKE1903911</text:p>
          </table:table-cell>
          <table:table-cell office:value-type="string" calcext:value-type="string">
            <text:p>ATEKE1903912</text:p>
          </table:table-cell>
          <table:table-cell office:value-type="string" calcext:value-type="string">
            <text:p>https://rnca.tamps.cinvestav.mx/verificacion/nra/nombresestablecimientos.php?nra=ATEKE1903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EE0801912</text:p>
          </table:table-cell>
          <table:table-cell office:value-type="string" calcext:value-type="string">
            <text:p>https://rnca.tamps.cinvestav.mx/verificacion/nra/nombresestablecimientos.php?nra=ATOEE0801912</text:p>
          </table:table-cell>
          <table:table-cell office:value-type="string" calcext:value-type="string">
            <text:p>ATOEE0801921</text:p>
          </table:table-cell>
          <table:table-cell office:value-type="string" calcext:value-type="string">
            <text:p>https://rnca.tamps.cinvestav.mx/verificacion/nra/nombresestablecimientos.php?nra=ATOEE08019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EE0901411</text:p>
          </table:table-cell>
          <table:table-cell office:value-type="string" calcext:value-type="string">
            <text:p>https://rnca.tamps.cinvestav.mx/verificacion/nra/nombresestablecimientos.php?nra=ATOEE0901411</text:p>
          </table:table-cell>
          <table:table-cell office:value-type="string" calcext:value-type="string">
            <text:p>ATOKE0901411</text:p>
          </table:table-cell>
          <table:table-cell office:value-type="string" calcext:value-type="string">
            <text:p>https://rnca.tamps.cinvestav.mx/verificacion/nra/nombresestablecimientos.php?nra=ATOKE0901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910803711</text:p>
          </table:table-cell>
          <table:table-cell office:value-type="string" calcext:value-type="string">
            <text:p>https://rnca.tamps.cinvestav.mx/verificacion/nra/nombresestablecimientos.php?nra=ATR910803711</text:p>
          </table:table-cell>
          <table:table-cell office:value-type="string" calcext:value-type="string">
            <text:p>ATR910803712</text:p>
          </table:table-cell>
          <table:table-cell office:value-type="string" calcext:value-type="string">
            <text:p>https://rnca.tamps.cinvestav.mx/verificacion/nra/nombresestablecimientos.php?nra=ATR91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EE0900511</text:p>
          </table:table-cell>
          <table:table-cell office:value-type="string" calcext:value-type="string">
            <text:p>https://rnca.tamps.cinvestav.mx/verificacion/nra/nombresestablecimientos.php?nra=AUTEE0900511</text:p>
          </table:table-cell>
          <table:table-cell office:value-type="string" calcext:value-type="string">
            <text:p>AUTEE0900711</text:p>
          </table:table-cell>
          <table:table-cell office:value-type="string" calcext:value-type="string">
            <text:p>https://rnca.tamps.cinvestav.mx/verificacion/nra/nombresestablecimientos.php?nra=AUTEE0900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9M1901211</text:p>
          </table:table-cell>
          <table:table-cell office:value-type="string" calcext:value-type="string">
            <text:p>https://rnca.tamps.cinvestav.mx/verificacion/nra/nombresestablecimientos.php?nra=AWP9M1901211</text:p>
          </table:table-cell>
          <table:table-cell office:value-type="string" calcext:value-type="string">
            <text:p>AWP9M1901221</text:p>
          </table:table-cell>
          <table:table-cell office:value-type="string" calcext:value-type="string">
            <text:p>https://rnca.tamps.cinvestav.mx/verificacion/nra/nombresestablecimientos.php?nra=AWP9M1901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&amp;D8L2803211</text:p>
          </table:table-cell>
          <table:table-cell office:value-type="string" calcext:value-type="string">
            <text:p>https://rnca.tamps.cinvestav.mx/verificacion/nra/nombresestablecimientos.php?nra=B&amp;D8L2803211</text:p>
          </table:table-cell>
          <table:table-cell office:value-type="string" calcext:value-type="string">
            <text:p>B&amp;D8L2803221</text:p>
          </table:table-cell>
          <table:table-cell office:value-type="string" calcext:value-type="string">
            <text:p>https://rnca.tamps.cinvestav.mx/verificacion/nra/nombresestablecimientos.php?nra=B&amp;D8L2803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&amp;DK90200211</text:p>
          </table:table-cell>
          <table:table-cell office:value-type="string" calcext:value-type="string">
            <text:p>https://rnca.tamps.cinvestav.mx/verificacion/nra/nombresestablecimientos.php?nra=B&amp;DK90200211</text:p>
          </table:table-cell>
          <table:table-cell office:value-type="string" calcext:value-type="string">
            <text:p>B&amp;DK90200221</text:p>
          </table:table-cell>
          <table:table-cell office:value-type="string" calcext:value-type="string">
            <text:p>https://rnca.tamps.cinvestav.mx/verificacion/nra/nombresestablecimientos.php?nra=B&amp;DK90200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1M3003911</text:p>
          </table:table-cell>
          <table:table-cell office:value-type="string" calcext:value-type="string">
            <text:p>https://rnca.tamps.cinvestav.mx/verificacion/nra/nombresestablecimientos.php?nra=BAC1M3003911</text:p>
          </table:table-cell>
          <table:table-cell office:value-type="string" calcext:value-type="string">
            <text:p>BAC1M3003912</text:p>
          </table:table-cell>
          <table:table-cell office:value-type="string" calcext:value-type="string">
            <text:p>https://rnca.tamps.cinvestav.mx/verificacion/nra/nombresestablecimientos.php?nra=BAC1M3003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MB2108511</text:p>
          </table:table-cell>
          <table:table-cell office:value-type="string" calcext:value-type="string">
            <text:p>https://rnca.tamps.cinvestav.mx/verificacion/nra/nombresestablecimientos.php?nra=BACMB2108511</text:p>
          </table:table-cell>
          <table:table-cell office:value-type="string" calcext:value-type="string">
            <text:p>BACMB2108561</text:p>
          </table:table-cell>
          <table:table-cell office:value-type="string" calcext:value-type="string">
            <text:p>https://rnca.tamps.cinvestav.mx/verificacion/nra/nombresestablecimientos.php?nra=BACMB210856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361903911</text:p>
          </table:table-cell>
          <table:table-cell office:value-type="string" calcext:value-type="string">
            <text:p>https://rnca.tamps.cinvestav.mx/verificacion/nra/nombresestablecimientos.php?nra=BAR361903911</text:p>
          </table:table-cell>
          <table:table-cell office:value-type="string" calcext:value-type="string">
            <text:p>BAR361903913</text:p>
          </table:table-cell>
          <table:table-cell office:value-type="string" calcext:value-type="string">
            <text:p>https://rnca.tamps.cinvestav.mx/verificacion/nra/nombresestablecimientos.php?nra=BAR3619039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X5T1701111</text:p>
          </table:table-cell>
          <table:table-cell office:value-type="string" calcext:value-type="string">
            <text:p>https://rnca.tamps.cinvestav.mx/verificacion/nra/nombresestablecimientos.php?nra=BAX5T1701111</text:p>
          </table:table-cell>
          <table:table-cell office:value-type="string" calcext:value-type="string">
            <text:p>BAX5T1701121</text:p>
          </table:table-cell>
          <table:table-cell office:value-type="string" calcext:value-type="string">
            <text:p>https://rnca.tamps.cinvestav.mx/verificacion/nra/nombresestablecimientos.php?nra=BAX5T17011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C1501900001</text:p>
          </table:table-cell>
          <table:table-cell office:value-type="string" calcext:value-type="string">
            <text:p>https://rnca.tamps.cinvestav.mx/verificacion/nra/nombresestablecimientos.php?nra=BBC1501900001</text:p>
          </table:table-cell>
          <table:table-cell office:value-type="string" calcext:value-type="string">
            <text:p>BBC1501900008</text:p>
          </table:table-cell>
          <table:table-cell office:value-type="string" calcext:value-type="string">
            <text:p>https://rnca.tamps.cinvestav.mx/verificacion/nra/nombresestablecimientos.php?nra=BBC1501900008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E0400200313</text:p>
          </table:table-cell>
          <table:table-cell office:value-type="string" calcext:value-type="string">
            <text:p>https://rnca.tamps.cinvestav.mx/verificacion/nra/nombresestablecimientos.php?nra=BBE0400200313</text:p>
          </table:table-cell>
          <table:table-cell office:value-type="string" calcext:value-type="string">
            <text:p>BBE0400200314</text:p>
          </table:table-cell>
          <table:table-cell office:value-type="string" calcext:value-type="string">
            <text:p>https://rnca.tamps.cinvestav.mx/verificacion/nra/nombresestablecimientos.php?nra=BBE0400200314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EKE2300111</text:p>
          </table:table-cell>
          <table:table-cell office:value-type="string" calcext:value-type="string">
            <text:p>https://rnca.tamps.cinvestav.mx/verificacion/nra/nombresestablecimientos.php?nra=BBEKE2300111</text:p>
          </table:table-cell>
          <table:table-cell office:value-type="string" calcext:value-type="string">
            <text:p>BBEKE2300511</text:p>
          </table:table-cell>
          <table:table-cell office:value-type="string" calcext:value-type="string">
            <text:p>https://rnca.tamps.cinvestav.mx/verificacion/nra/nombresestablecimientos.php?nra=BBEKE2300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EKE2300111</text:p>
          </table:table-cell>
          <table:table-cell office:value-type="string" calcext:value-type="string">
            <text:p>https://rnca.tamps.cinvestav.mx/verificacion/nra/nombresestablecimientos.php?nra=BBEKE2300111</text:p>
          </table:table-cell>
          <table:table-cell office:value-type="string" calcext:value-type="string">
            <text:p>BBEKE2300811</text:p>
          </table:table-cell>
          <table:table-cell office:value-type="string" calcext:value-type="string">
            <text:p>https://rnca.tamps.cinvestav.mx/verificacion/nra/nombresestablecimientos.php?nra=BBEKE2300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EKE2300511</text:p>
          </table:table-cell>
          <table:table-cell office:value-type="string" calcext:value-type="string">
            <text:p>https://rnca.tamps.cinvestav.mx/verificacion/nra/nombresestablecimientos.php?nra=BBEKE2300511</text:p>
          </table:table-cell>
          <table:table-cell office:value-type="string" calcext:value-type="string">
            <text:p>BBEKE2300811</text:p>
          </table:table-cell>
          <table:table-cell office:value-type="string" calcext:value-type="string">
            <text:p>https://rnca.tamps.cinvestav.mx/verificacion/nra/nombresestablecimientos.php?nra=BBEKE2300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EKE3105021</text:p>
          </table:table-cell>
          <table:table-cell office:value-type="string" calcext:value-type="string">
            <text:p>https://rnca.tamps.cinvestav.mx/verificacion/nra/nombresestablecimientos.php?nra=BBEKE3105021</text:p>
          </table:table-cell>
          <table:table-cell office:value-type="string" calcext:value-type="string">
            <text:p>BBEKE3105023</text:p>
          </table:table-cell>
          <table:table-cell office:value-type="string" calcext:value-type="string">
            <text:p>https://rnca.tamps.cinvestav.mx/verificacion/nra/nombresestablecimientos.php?nra=BBEKE310502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M9L0500211</text:p>
          </table:table-cell>
          <table:table-cell office:value-type="string" calcext:value-type="string">
            <text:p>https://rnca.tamps.cinvestav.mx/verificacion/nra/nombresestablecimientos.php?nra=BCM9L0500211</text:p>
          </table:table-cell>
          <table:table-cell office:value-type="string" calcext:value-type="string">
            <text:p>BCM9L0500212</text:p>
          </table:table-cell>
          <table:table-cell office:value-type="string" calcext:value-type="string">
            <text:p>https://rnca.tamps.cinvestav.mx/verificacion/nra/nombresestablecimientos.php?nra=BCM9L0500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M8A1403911</text:p>
          </table:table-cell>
          <table:table-cell office:value-type="string" calcext:value-type="string">
            <text:p>https://rnca.tamps.cinvestav.mx/verificacion/nra/nombresestablecimientos.php?nra=BEM8A1403911</text:p>
          </table:table-cell>
          <table:table-cell office:value-type="string" calcext:value-type="string">
            <text:p>BEM8A1403921</text:p>
          </table:table-cell>
          <table:table-cell office:value-type="string" calcext:value-type="string">
            <text:p>https://rnca.tamps.cinvestav.mx/verificacion/nra/nombresestablecimientos.php?nra=BEM8A14039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CBB1900911</text:p>
          </table:table-cell>
          <table:table-cell office:value-type="string" calcext:value-type="string">
            <text:p>https://rnca.tamps.cinvestav.mx/verificacion/nra/nombresestablecimientos.php?nra=BFCBB1900911</text:p>
          </table:table-cell>
          <table:table-cell office:value-type="string" calcext:value-type="string">
            <text:p>BFCBB1903911</text:p>
          </table:table-cell>
          <table:table-cell office:value-type="string" calcext:value-type="string">
            <text:p>https://rnca.tamps.cinvestav.mx/verificacion/nra/nombresestablecimientos.php?nra=BFCBB1903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R8A2802211</text:p>
          </table:table-cell>
          <table:table-cell office:value-type="string" calcext:value-type="string">
            <text:p>https://rnca.tamps.cinvestav.mx/verificacion/nra/nombresestablecimientos.php?nra=BFR8A2802211</text:p>
          </table:table-cell>
          <table:table-cell office:value-type="string" calcext:value-type="string">
            <text:p>BFR8A2802212</text:p>
          </table:table-cell>
          <table:table-cell office:value-type="string" calcext:value-type="string">
            <text:p>https://rnca.tamps.cinvestav.mx/verificacion/nra/nombresestablecimientos.php?nra=BFR8A2802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R8A2802211</text:p>
          </table:table-cell>
          <table:table-cell office:value-type="string" calcext:value-type="string">
            <text:p>https://rnca.tamps.cinvestav.mx/verificacion/nra/nombresestablecimientos.php?nra=BFR8A2802211</text:p>
          </table:table-cell>
          <table:table-cell office:value-type="string" calcext:value-type="string">
            <text:p>BFR8A2802213</text:p>
          </table:table-cell>
          <table:table-cell office:value-type="string" calcext:value-type="string">
            <text:p>https://rnca.tamps.cinvestav.mx/verificacion/nra/nombresestablecimientos.php?nra=BFR8A2802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R8A2802211</text:p>
          </table:table-cell>
          <table:table-cell office:value-type="string" calcext:value-type="string">
            <text:p>https://rnca.tamps.cinvestav.mx/verificacion/nra/nombresestablecimientos.php?nra=BFR8A2802211</text:p>
          </table:table-cell>
          <table:table-cell office:value-type="string" calcext:value-type="string">
            <text:p>BFR8A2802214</text:p>
          </table:table-cell>
          <table:table-cell office:value-type="string" calcext:value-type="string">
            <text:p>https://rnca.tamps.cinvestav.mx/verificacion/nra/nombresestablecimientos.php?nra=BFR8A2802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R8A2802212</text:p>
          </table:table-cell>
          <table:table-cell office:value-type="string" calcext:value-type="string">
            <text:p>https://rnca.tamps.cinvestav.mx/verificacion/nra/nombresestablecimientos.php?nra=BFR8A2802212</text:p>
          </table:table-cell>
          <table:table-cell office:value-type="string" calcext:value-type="string">
            <text:p>BFR8A2802213</text:p>
          </table:table-cell>
          <table:table-cell office:value-type="string" calcext:value-type="string">
            <text:p>https://rnca.tamps.cinvestav.mx/verificacion/nra/nombresestablecimientos.php?nra=BFR8A2802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R8A2802212</text:p>
          </table:table-cell>
          <table:table-cell office:value-type="string" calcext:value-type="string">
            <text:p>https://rnca.tamps.cinvestav.mx/verificacion/nra/nombresestablecimientos.php?nra=BFR8A2802212</text:p>
          </table:table-cell>
          <table:table-cell office:value-type="string" calcext:value-type="string">
            <text:p>BFR8A2802214</text:p>
          </table:table-cell>
          <table:table-cell office:value-type="string" calcext:value-type="string">
            <text:p>https://rnca.tamps.cinvestav.mx/verificacion/nra/nombresestablecimientos.php?nra=BFR8A2802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R8A2802213</text:p>
          </table:table-cell>
          <table:table-cell office:value-type="string" calcext:value-type="string">
            <text:p>https://rnca.tamps.cinvestav.mx/verificacion/nra/nombresestablecimientos.php?nra=BFR8A2802213</text:p>
          </table:table-cell>
          <table:table-cell office:value-type="string" calcext:value-type="string">
            <text:p>BFR8A2802214</text:p>
          </table:table-cell>
          <table:table-cell office:value-type="string" calcext:value-type="string">
            <text:p>https://rnca.tamps.cinvestav.mx/verificacion/nra/nombresestablecimientos.php?nra=BFR8A2802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M291412011</text:p>
          </table:table-cell>
          <table:table-cell office:value-type="string" calcext:value-type="string">
            <text:p>https://rnca.tamps.cinvestav.mx/verificacion/nra/nombresestablecimientos.php?nra=BIM291412011</text:p>
          </table:table-cell>
          <table:table-cell office:value-type="string" calcext:value-type="string">
            <text:p>BIM2A1412011</text:p>
          </table:table-cell>
          <table:table-cell office:value-type="string" calcext:value-type="string">
            <text:p>https://rnca.tamps.cinvestav.mx/verificacion/nra/nombresestablecimientos.php?nra=BIM2A14120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M2A0200211</text:p>
          </table:table-cell>
          <table:table-cell office:value-type="string" calcext:value-type="string">
            <text:p>https://rnca.tamps.cinvestav.mx/verificacion/nra/nombresestablecimientos.php?nra=BIM2A0200211</text:p>
          </table:table-cell>
          <table:table-cell office:value-type="string" calcext:value-type="string">
            <text:p>BIM2A0900211</text:p>
          </table:table-cell>
          <table:table-cell office:value-type="string" calcext:value-type="string">
            <text:p>https://rnca.tamps.cinvestav.mx/verificacion/nra/nombresestablecimientos.php?nra=BIM2A0900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M2A0900211</text:p>
          </table:table-cell>
          <table:table-cell office:value-type="string" calcext:value-type="string">
            <text:p>https://rnca.tamps.cinvestav.mx/verificacion/nra/nombresestablecimientos.php?nra=BIM2A0900211</text:p>
          </table:table-cell>
          <table:table-cell office:value-type="string" calcext:value-type="string">
            <text:p>BIM2A0900212</text:p>
          </table:table-cell>
          <table:table-cell office:value-type="string" calcext:value-type="string">
            <text:p>https://rnca.tamps.cinvestav.mx/verificacion/nra/nombresestablecimientos.php?nra=BIM2A0900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M2A1510612</text:p>
          </table:table-cell>
          <table:table-cell office:value-type="string" calcext:value-type="string">
            <text:p>https://rnca.tamps.cinvestav.mx/verificacion/nra/nombresestablecimientos.php?nra=BIM2A1510612</text:p>
          </table:table-cell>
          <table:table-cell office:value-type="string" calcext:value-type="string">
            <text:p>BIM2A1510613</text:p>
          </table:table-cell>
          <table:table-cell office:value-type="string" calcext:value-type="string">
            <text:p>https://rnca.tamps.cinvestav.mx/verificacion/nra/nombresestablecimientos.php?nra=BIM2A15106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A910803711</text:p>
          </table:table-cell>
          <table:table-cell office:value-type="string" calcext:value-type="string">
            <text:p>https://rnca.tamps.cinvestav.mx/verificacion/nra/nombresestablecimientos.php?nra=BMA910803711</text:p>
          </table:table-cell>
          <table:table-cell office:value-type="string" calcext:value-type="string">
            <text:p>BMA910803713</text:p>
          </table:table-cell>
          <table:table-cell office:value-type="string" calcext:value-type="string">
            <text:p>https://rnca.tamps.cinvestav.mx/verificacion/nra/nombresestablecimientos.php?nra=BMA910803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E5E0901611</text:p>
          </table:table-cell>
          <table:table-cell office:value-type="string" calcext:value-type="string">
            <text:p>https://rnca.tamps.cinvestav.mx/verificacion/nra/nombresestablecimientos.php?nra=BME5E0901611</text:p>
          </table:table-cell>
          <table:table-cell office:value-type="string" calcext:value-type="string">
            <text:p>BME5T0901611</text:p>
          </table:table-cell>
          <table:table-cell office:value-type="string" calcext:value-type="string">
            <text:p>https://rnca.tamps.cinvestav.mx/verificacion/nra/nombresestablecimientos.php?nra=BME5T0901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E5E2201411</text:p>
          </table:table-cell>
          <table:table-cell office:value-type="string" calcext:value-type="string">
            <text:p>https://rnca.tamps.cinvestav.mx/verificacion/nra/nombresestablecimientos.php?nra=BME5E2201411</text:p>
          </table:table-cell>
          <table:table-cell office:value-type="string" calcext:value-type="string">
            <text:p>BME5U2201411</text:p>
          </table:table-cell>
          <table:table-cell office:value-type="string" calcext:value-type="string">
            <text:p>https://rnca.tamps.cinvestav.mx/verificacion/nra/nombresestablecimientos.php?nra=BME5U2201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E5Q2800311</text:p>
          </table:table-cell>
          <table:table-cell office:value-type="string" calcext:value-type="string">
            <text:p>https://rnca.tamps.cinvestav.mx/verificacion/nra/nombresestablecimientos.php?nra=BME5Q2800311</text:p>
          </table:table-cell>
          <table:table-cell office:value-type="string" calcext:value-type="string">
            <text:p>BME5Q2800321</text:p>
          </table:table-cell>
          <table:table-cell office:value-type="string" calcext:value-type="string">
            <text:p>https://rnca.tamps.cinvestav.mx/verificacion/nra/nombresestablecimientos.php?nra=BME5Q28003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E910200411</text:p>
          </table:table-cell>
          <table:table-cell office:value-type="string" calcext:value-type="string">
            <text:p>https://rnca.tamps.cinvestav.mx/verificacion/nra/nombresestablecimientos.php?nra=BME910200411</text:p>
          </table:table-cell>
          <table:table-cell office:value-type="string" calcext:value-type="string">
            <text:p>BME990200411</text:p>
          </table:table-cell>
          <table:table-cell office:value-type="string" calcext:value-type="string">
            <text:p>https://rnca.tamps.cinvestav.mx/verificacion/nra/nombresestablecimientos.php?nra=BME990200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EMB1503311</text:p>
          </table:table-cell>
          <table:table-cell office:value-type="string" calcext:value-type="string">
            <text:p>https://rnca.tamps.cinvestav.mx/verificacion/nra/nombresestablecimientos.php?nra=BMEMB1503311</text:p>
          </table:table-cell>
          <table:table-cell office:value-type="string" calcext:value-type="string">
            <text:p>BMEMB1503321</text:p>
          </table:table-cell>
          <table:table-cell office:value-type="string" calcext:value-type="string">
            <text:p>https://rnca.tamps.cinvestav.mx/verificacion/nra/nombresestablecimientos.php?nra=BMEMB15033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EQF1900611</text:p>
          </table:table-cell>
          <table:table-cell office:value-type="string" calcext:value-type="string">
            <text:p>https://rnca.tamps.cinvestav.mx/verificacion/nra/nombresestablecimientos.php?nra=BMEQF1900611</text:p>
          </table:table-cell>
          <table:table-cell office:value-type="string" calcext:value-type="string">
            <text:p>BMETF1900611</text:p>
          </table:table-cell>
          <table:table-cell office:value-type="string" calcext:value-type="string">
            <text:p>https://rnca.tamps.cinvestav.mx/verificacion/nra/nombresestablecimientos.php?nra=BMETF1900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ETC1900611</text:p>
          </table:table-cell>
          <table:table-cell office:value-type="string" calcext:value-type="string">
            <text:p>https://rnca.tamps.cinvestav.mx/verificacion/nra/nombresestablecimientos.php?nra=BMETC1900611</text:p>
          </table:table-cell>
          <table:table-cell office:value-type="string" calcext:value-type="string">
            <text:p>BMETF1900611</text:p>
          </table:table-cell>
          <table:table-cell office:value-type="string" calcext:value-type="string">
            <text:p>https://rnca.tamps.cinvestav.mx/verificacion/nra/nombresestablecimientos.php?nra=BMETF1900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S5T0900311</text:p>
          </table:table-cell>
          <table:table-cell office:value-type="string" calcext:value-type="string">
            <text:p>https://rnca.tamps.cinvestav.mx/verificacion/nra/nombresestablecimientos.php?nra=BMS5T0900311</text:p>
          </table:table-cell>
          <table:table-cell office:value-type="string" calcext:value-type="string">
            <text:p>BMS5T0901011</text:p>
          </table:table-cell>
          <table:table-cell office:value-type="string" calcext:value-type="string">
            <text:p>https://rnca.tamps.cinvestav.mx/verificacion/nra/nombresestablecimientos.php?nra=BMS5T09010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U0100100012</text:p>
          </table:table-cell>
          <table:table-cell office:value-type="string" calcext:value-type="string">
            <text:p>https://rnca.tamps.cinvestav.mx/verificacion/nra/nombresestablecimientos.php?nra=BMU0100100012</text:p>
          </table:table-cell>
          <table:table-cell office:value-type="string" calcext:value-type="string">
            <text:p>BMU0100100014</text:p>
          </table:table-cell>
          <table:table-cell office:value-type="string" calcext:value-type="string">
            <text:p>https://rnca.tamps.cinvestav.mx/verificacion/nra/nombresestablecimientos.php?nra=BMU0100100014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U360503011</text:p>
          </table:table-cell>
          <table:table-cell office:value-type="string" calcext:value-type="string">
            <text:p>https://rnca.tamps.cinvestav.mx/verificacion/nra/nombresestablecimientos.php?nra=BMU360503011</text:p>
          </table:table-cell>
          <table:table-cell office:value-type="string" calcext:value-type="string">
            <text:p>BMU360503012</text:p>
          </table:table-cell>
          <table:table-cell office:value-type="string" calcext:value-type="string">
            <text:p>https://rnca.tamps.cinvestav.mx/verificacion/nra/nombresestablecimientos.php?nra=BMU3605030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U361902611</text:p>
          </table:table-cell>
          <table:table-cell office:value-type="string" calcext:value-type="string">
            <text:p>https://rnca.tamps.cinvestav.mx/verificacion/nra/nombresestablecimientos.php?nra=BMU361902611</text:p>
          </table:table-cell>
          <table:table-cell office:value-type="string" calcext:value-type="string">
            <text:p>BMU361902621</text:p>
          </table:table-cell>
          <table:table-cell office:value-type="string" calcext:value-type="string">
            <text:p>https://rnca.tamps.cinvestav.mx/verificacion/nra/nombresestablecimientos.php?nra=BMU3619026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U362802211</text:p>
          </table:table-cell>
          <table:table-cell office:value-type="string" calcext:value-type="string">
            <text:p>https://rnca.tamps.cinvestav.mx/verificacion/nra/nombresestablecimientos.php?nra=BMU362802211</text:p>
          </table:table-cell>
          <table:table-cell office:value-type="string" calcext:value-type="string">
            <text:p>BMU362803211</text:p>
          </table:table-cell>
          <table:table-cell office:value-type="string" calcext:value-type="string">
            <text:p>https://rnca.tamps.cinvestav.mx/verificacion/nra/nombresestablecimientos.php?nra=BMU362803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3013311</text:p>
          </table:table-cell>
          <table:table-cell office:value-type="string" calcext:value-type="string">
            <text:p>https://rnca.tamps.cinvestav.mx/verificacion/nra/nombresestablecimientos.php?nra=BOS3013311</text:p>
          </table:table-cell>
          <table:table-cell office:value-type="string" calcext:value-type="string">
            <text:p>BOSTG3013311</text:p>
          </table:table-cell>
          <table:table-cell office:value-type="string" calcext:value-type="string">
            <text:p>https://rnca.tamps.cinvestav.mx/verificacion/nra/nombresestablecimientos.php?nra=BOSTG3013311</text:p>
          </table:table-cell>
          <table:table-cell office:value-type="float" office:value="0.909090909090909" calcext:value-type="float">
            <text:p>0.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9M2803211</text:p>
          </table:table-cell>
          <table:table-cell office:value-type="string" calcext:value-type="string">
            <text:p>https://rnca.tamps.cinvestav.mx/verificacion/nra/nombresestablecimientos.php?nra=BRE9M2803211</text:p>
          </table:table-cell>
          <table:table-cell office:value-type="string" calcext:value-type="string">
            <text:p>BRE9U2803211</text:p>
          </table:table-cell>
          <table:table-cell office:value-type="string" calcext:value-type="string">
            <text:p>https://rnca.tamps.cinvestav.mx/verificacion/nra/nombresestablecimientos.php?nra=BRE9U2803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E8A1403911</text:p>
          </table:table-cell>
          <table:table-cell office:value-type="string" calcext:value-type="string">
            <text:p>https://rnca.tamps.cinvestav.mx/verificacion/nra/nombresestablecimientos.php?nra=CAE8A1403911</text:p>
          </table:table-cell>
          <table:table-cell office:value-type="string" calcext:value-type="string">
            <text:p>CAE8A1403921</text:p>
          </table:table-cell>
          <table:table-cell office:value-type="string" calcext:value-type="string">
            <text:p>https://rnca.tamps.cinvestav.mx/verificacion/nra/nombresestablecimientos.php?nra=CAE8A14039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E8A1403911</text:p>
          </table:table-cell>
          <table:table-cell office:value-type="string" calcext:value-type="string">
            <text:p>https://rnca.tamps.cinvestav.mx/verificacion/nra/nombresestablecimientos.php?nra=CAE8A1403911</text:p>
          </table:table-cell>
          <table:table-cell office:value-type="string" calcext:value-type="string">
            <text:p>CAE8A1403931</text:p>
          </table:table-cell>
          <table:table-cell office:value-type="string" calcext:value-type="string">
            <text:p>https://rnca.tamps.cinvestav.mx/verificacion/nra/nombresestablecimientos.php?nra=CAE8A14039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E8A1403911</text:p>
          </table:table-cell>
          <table:table-cell office:value-type="string" calcext:value-type="string">
            <text:p>https://rnca.tamps.cinvestav.mx/verificacion/nra/nombresestablecimientos.php?nra=CAE8A1403911</text:p>
          </table:table-cell>
          <table:table-cell office:value-type="string" calcext:value-type="string">
            <text:p>CAE8A1403941</text:p>
          </table:table-cell>
          <table:table-cell office:value-type="string" calcext:value-type="string">
            <text:p>https://rnca.tamps.cinvestav.mx/verificacion/nra/nombresestablecimientos.php?nra=CAE8A140394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E8A1403921</text:p>
          </table:table-cell>
          <table:table-cell office:value-type="string" calcext:value-type="string">
            <text:p>https://rnca.tamps.cinvestav.mx/verificacion/nra/nombresestablecimientos.php?nra=CAE8A1403921</text:p>
          </table:table-cell>
          <table:table-cell office:value-type="string" calcext:value-type="string">
            <text:p>CAE8A1403931</text:p>
          </table:table-cell>
          <table:table-cell office:value-type="string" calcext:value-type="string">
            <text:p>https://rnca.tamps.cinvestav.mx/verificacion/nra/nombresestablecimientos.php?nra=CAE8A14039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E8A1403921</text:p>
          </table:table-cell>
          <table:table-cell office:value-type="string" calcext:value-type="string">
            <text:p>https://rnca.tamps.cinvestav.mx/verificacion/nra/nombresestablecimientos.php?nra=CAE8A1403921</text:p>
          </table:table-cell>
          <table:table-cell office:value-type="string" calcext:value-type="string">
            <text:p>CAE8A1403941</text:p>
          </table:table-cell>
          <table:table-cell office:value-type="string" calcext:value-type="string">
            <text:p>https://rnca.tamps.cinvestav.mx/verificacion/nra/nombresestablecimientos.php?nra=CAE8A140394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E8A1403931</text:p>
          </table:table-cell>
          <table:table-cell office:value-type="string" calcext:value-type="string">
            <text:p>https://rnca.tamps.cinvestav.mx/verificacion/nra/nombresestablecimientos.php?nra=CAE8A1403931</text:p>
          </table:table-cell>
          <table:table-cell office:value-type="string" calcext:value-type="string">
            <text:p>CAE8A1403941</text:p>
          </table:table-cell>
          <table:table-cell office:value-type="string" calcext:value-type="string">
            <text:p>https://rnca.tamps.cinvestav.mx/verificacion/nra/nombresestablecimientos.php?nra=CAE8A140394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9L1103711</text:p>
          </table:table-cell>
          <table:table-cell office:value-type="string" calcext:value-type="string">
            <text:p>https://rnca.tamps.cinvestav.mx/verificacion/nra/nombresestablecimientos.php?nra=CAM9L1103711</text:p>
          </table:table-cell>
          <table:table-cell office:value-type="string" calcext:value-type="string">
            <text:p>CAM9L1103712</text:p>
          </table:table-cell>
          <table:table-cell office:value-type="string" calcext:value-type="string">
            <text:p>https://rnca.tamps.cinvestav.mx/verificacion/nra/nombresestablecimientos.php?nra=CAM9L11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9L1103711</text:p>
          </table:table-cell>
          <table:table-cell office:value-type="string" calcext:value-type="string">
            <text:p>https://rnca.tamps.cinvestav.mx/verificacion/nra/nombresestablecimientos.php?nra=CAM9L1103711</text:p>
          </table:table-cell>
          <table:table-cell office:value-type="string" calcext:value-type="string">
            <text:p>CAM9L1103721</text:p>
          </table:table-cell>
          <table:table-cell office:value-type="string" calcext:value-type="string">
            <text:p>https://rnca.tamps.cinvestav.mx/verificacion/nra/nombresestablecimientos.php?nra=CAM9L11037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9L1103712</text:p>
          </table:table-cell>
          <table:table-cell office:value-type="string" calcext:value-type="string">
            <text:p>https://rnca.tamps.cinvestav.mx/verificacion/nra/nombresestablecimientos.php?nra=CAM9L1103712</text:p>
          </table:table-cell>
          <table:table-cell office:value-type="string" calcext:value-type="string">
            <text:p>CAM9L1103721</text:p>
          </table:table-cell>
          <table:table-cell office:value-type="string" calcext:value-type="string">
            <text:p>https://rnca.tamps.cinvestav.mx/verificacion/nra/nombresestablecimientos.php?nra=CAM9L11037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731501011</text:p>
          </table:table-cell>
          <table:table-cell office:value-type="string" calcext:value-type="string">
            <text:p>https://rnca.tamps.cinvestav.mx/verificacion/nra/nombresestablecimientos.php?nra=CAP731501011</text:p>
          </table:table-cell>
          <table:table-cell office:value-type="string" calcext:value-type="string">
            <text:p>CAP741501011</text:p>
          </table:table-cell>
          <table:table-cell office:value-type="string" calcext:value-type="string">
            <text:p>https://rnca.tamps.cinvestav.mx/verificacion/nra/nombresestablecimientos.php?nra=CAP7415010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741501011</text:p>
          </table:table-cell>
          <table:table-cell office:value-type="string" calcext:value-type="string">
            <text:p>https://rnca.tamps.cinvestav.mx/verificacion/nra/nombresestablecimientos.php?nra=CAP741501011</text:p>
          </table:table-cell>
          <table:table-cell office:value-type="string" calcext:value-type="string">
            <text:p>CAP741501012</text:p>
          </table:table-cell>
          <table:table-cell office:value-type="string" calcext:value-type="string">
            <text:p>https://rnca.tamps.cinvestav.mx/verificacion/nra/nombresestablecimientos.php?nra=CAP7415010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9M1900611</text:p>
          </table:table-cell>
          <table:table-cell office:value-type="string" calcext:value-type="string">
            <text:p>https://rnca.tamps.cinvestav.mx/verificacion/nra/nombresestablecimientos.php?nra=CAR9M1900611</text:p>
          </table:table-cell>
          <table:table-cell office:value-type="string" calcext:value-type="string">
            <text:p>CAR9M1900612</text:p>
          </table:table-cell>
          <table:table-cell office:value-type="string" calcext:value-type="string">
            <text:p>https://rnca.tamps.cinvestav.mx/verificacion/nra/nombresestablecimientos.php?nra=CAR9M1900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9M0101111</text:p>
          </table:table-cell>
          <table:table-cell office:value-type="string" calcext:value-type="string">
            <text:p>https://rnca.tamps.cinvestav.mx/verificacion/nra/nombresestablecimientos.php?nra=CAS9M0101111</text:p>
          </table:table-cell>
          <table:table-cell office:value-type="string" calcext:value-type="string">
            <text:p>CAS9M0101121</text:p>
          </table:table-cell>
          <table:table-cell office:value-type="string" calcext:value-type="string">
            <text:p>https://rnca.tamps.cinvestav.mx/verificacion/nra/nombresestablecimientos.php?nra=CAS9M01011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M300200311</text:p>
          </table:table-cell>
          <table:table-cell office:value-type="string" calcext:value-type="string">
            <text:p>https://rnca.tamps.cinvestav.mx/verificacion/nra/nombresestablecimientos.php?nra=CCM300200311</text:p>
          </table:table-cell>
          <table:table-cell office:value-type="string" calcext:value-type="string">
            <text:p>CCM350200311</text:p>
          </table:table-cell>
          <table:table-cell office:value-type="string" calcext:value-type="string">
            <text:p>https://rnca.tamps.cinvestav.mx/verificacion/nra/nombresestablecimientos.php?nra=CCM350200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M302111721</text:p>
          </table:table-cell>
          <table:table-cell office:value-type="string" calcext:value-type="string">
            <text:p>https://rnca.tamps.cinvestav.mx/verificacion/nra/nombresestablecimientos.php?nra=CCM302111721</text:p>
          </table:table-cell>
          <table:table-cell office:value-type="string" calcext:value-type="string">
            <text:p>CCM302111731</text:p>
          </table:table-cell>
          <table:table-cell office:value-type="string" calcext:value-type="string">
            <text:p>https://rnca.tamps.cinvestav.mx/verificacion/nra/nombresestablecimientos.php?nra=CCM3021117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M302604211</text:p>
          </table:table-cell>
          <table:table-cell office:value-type="string" calcext:value-type="string">
            <text:p>https://rnca.tamps.cinvestav.mx/verificacion/nra/nombresestablecimientos.php?nra=CCM302604211</text:p>
          </table:table-cell>
          <table:table-cell office:value-type="string" calcext:value-type="string">
            <text:p>CCM312604211</text:p>
          </table:table-cell>
          <table:table-cell office:value-type="string" calcext:value-type="string">
            <text:p>https://rnca.tamps.cinvestav.mx/verificacion/nra/nombresestablecimientos.php?nra=CCM312604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M303011811</text:p>
          </table:table-cell>
          <table:table-cell office:value-type="string" calcext:value-type="string">
            <text:p>https://rnca.tamps.cinvestav.mx/verificacion/nra/nombresestablecimientos.php?nra=CCM303011811</text:p>
          </table:table-cell>
          <table:table-cell office:value-type="string" calcext:value-type="string">
            <text:p>CCM303011821</text:p>
          </table:table-cell>
          <table:table-cell office:value-type="string" calcext:value-type="string">
            <text:p>https://rnca.tamps.cinvestav.mx/verificacion/nra/nombresestablecimientos.php?nra=CCM3030118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M350200311</text:p>
          </table:table-cell>
          <table:table-cell office:value-type="string" calcext:value-type="string">
            <text:p>https://rnca.tamps.cinvestav.mx/verificacion/nra/nombresestablecimientos.php?nra=CCM350200311</text:p>
          </table:table-cell>
          <table:table-cell office:value-type="string" calcext:value-type="string">
            <text:p>CCM350200312</text:p>
          </table:table-cell>
          <table:table-cell office:value-type="string" calcext:value-type="string">
            <text:p>https://rnca.tamps.cinvestav.mx/verificacion/nra/nombresestablecimientos.php?nra=CCM3502003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M912802211</text:p>
          </table:table-cell>
          <table:table-cell office:value-type="string" calcext:value-type="string">
            <text:p>https://rnca.tamps.cinvestav.mx/verificacion/nra/nombresestablecimientos.php?nra=CCM912802211</text:p>
          </table:table-cell>
          <table:table-cell office:value-type="string" calcext:value-type="string">
            <text:p>CCM912803211</text:p>
          </table:table-cell>
          <table:table-cell office:value-type="string" calcext:value-type="string">
            <text:p>https://rnca.tamps.cinvestav.mx/verificacion/nra/nombresestablecimientos.php?nra=CCM912803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N730100911</text:p>
          </table:table-cell>
          <table:table-cell office:value-type="string" calcext:value-type="string">
            <text:p>https://rnca.tamps.cinvestav.mx/verificacion/nra/nombresestablecimientos.php?nra=CCN730100911</text:p>
          </table:table-cell>
          <table:table-cell office:value-type="string" calcext:value-type="string">
            <text:p>CCN730100931</text:p>
          </table:table-cell>
          <table:table-cell office:value-type="string" calcext:value-type="string">
            <text:p>https://rnca.tamps.cinvestav.mx/verificacion/nra/nombresestablecimientos.php?nra=CCN7301009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OMB2800311</text:p>
          </table:table-cell>
          <table:table-cell office:value-type="string" calcext:value-type="string">
            <text:p>https://rnca.tamps.cinvestav.mx/verificacion/nra/nombresestablecimientos.php?nra=CCOMB2800311</text:p>
          </table:table-cell>
          <table:table-cell office:value-type="string" calcext:value-type="string">
            <text:p>CCOMB2800321</text:p>
          </table:table-cell>
          <table:table-cell office:value-type="string" calcext:value-type="string">
            <text:p>https://rnca.tamps.cinvestav.mx/verificacion/nra/nombresestablecimientos.php?nra=CCOMB28003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S581904811</text:p>
          </table:table-cell>
          <table:table-cell office:value-type="string" calcext:value-type="string">
            <text:p>https://rnca.tamps.cinvestav.mx/verificacion/nra/nombresestablecimientos.php?nra=CCS581904811</text:p>
          </table:table-cell>
          <table:table-cell office:value-type="string" calcext:value-type="string">
            <text:p>CCS581904812</text:p>
          </table:table-cell>
          <table:table-cell office:value-type="string" calcext:value-type="string">
            <text:p>https://rnca.tamps.cinvestav.mx/verificacion/nra/nombresestablecimientos.php?nra=CCS5819048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SLK2803211</text:p>
          </table:table-cell>
          <table:table-cell office:value-type="string" calcext:value-type="string">
            <text:p>https://rnca.tamps.cinvestav.mx/verificacion/nra/nombresestablecimientos.php?nra=CCSLK2803211</text:p>
          </table:table-cell>
          <table:table-cell office:value-type="string" calcext:value-type="string">
            <text:p>CCSLK2803215</text:p>
          </table:table-cell>
          <table:table-cell office:value-type="string" calcext:value-type="string">
            <text:p>https://rnca.tamps.cinvestav.mx/verificacion/nra/nombresestablecimientos.php?nra=CCSLK28032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U301409411</text:p>
          </table:table-cell>
          <table:table-cell office:value-type="string" calcext:value-type="string">
            <text:p>https://rnca.tamps.cinvestav.mx/verificacion/nra/nombresestablecimientos.php?nra=CCU301409411</text:p>
          </table:table-cell>
          <table:table-cell office:value-type="string" calcext:value-type="string">
            <text:p>CCU301409811</text:p>
          </table:table-cell>
          <table:table-cell office:value-type="string" calcext:value-type="string">
            <text:p>https://rnca.tamps.cinvestav.mx/verificacion/nra/nombresestablecimientos.php?nra=CCU301409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HI0900511</text:p>
          </table:table-cell>
          <table:table-cell office:value-type="string" calcext:value-type="string">
            <text:p>https://rnca.tamps.cinvestav.mx/verificacion/nra/nombresestablecimientos.php?nra=CDAHI0900511</text:p>
          </table:table-cell>
          <table:table-cell office:value-type="string" calcext:value-type="string">
            <text:p>CDAHI0900711</text:p>
          </table:table-cell>
          <table:table-cell office:value-type="string" calcext:value-type="string">
            <text:p>https://rnca.tamps.cinvestav.mx/verificacion/nra/nombresestablecimientos.php?nra=CDAHI0900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E950200211</text:p>
          </table:table-cell>
          <table:table-cell office:value-type="string" calcext:value-type="string">
            <text:p>https://rnca.tamps.cinvestav.mx/verificacion/nra/nombresestablecimientos.php?nra=CDE950200211</text:p>
          </table:table-cell>
          <table:table-cell office:value-type="string" calcext:value-type="string">
            <text:p>CDE950200212</text:p>
          </table:table-cell>
          <table:table-cell office:value-type="string" calcext:value-type="string">
            <text:p>https://rnca.tamps.cinvestav.mx/verificacion/nra/nombresestablecimientos.php?nra=CDE950200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U581409311</text:p>
          </table:table-cell>
          <table:table-cell office:value-type="string" calcext:value-type="string">
            <text:p>https://rnca.tamps.cinvestav.mx/verificacion/nra/nombresestablecimientos.php?nra=CDU581409311</text:p>
          </table:table-cell>
          <table:table-cell office:value-type="string" calcext:value-type="string">
            <text:p>CDU581409811</text:p>
          </table:table-cell>
          <table:table-cell office:value-type="string" calcext:value-type="string">
            <text:p>https://rnca.tamps.cinvestav.mx/verificacion/nra/nombresestablecimientos.php?nra=CDU581409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U581501011</text:p>
          </table:table-cell>
          <table:table-cell office:value-type="string" calcext:value-type="string">
            <text:p>https://rnca.tamps.cinvestav.mx/verificacion/nra/nombresestablecimientos.php?nra=CDU581501011</text:p>
          </table:table-cell>
          <table:table-cell office:value-type="string" calcext:value-type="string">
            <text:p>CDU581507011</text:p>
          </table:table-cell>
          <table:table-cell office:value-type="string" calcext:value-type="string">
            <text:p>https://rnca.tamps.cinvestav.mx/verificacion/nra/nombresestablecimientos.php?nra=CDU5815070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U581501011</text:p>
          </table:table-cell>
          <table:table-cell office:value-type="string" calcext:value-type="string">
            <text:p>https://rnca.tamps.cinvestav.mx/verificacion/nra/nombresestablecimientos.php?nra=CDU581501011</text:p>
          </table:table-cell>
          <table:table-cell office:value-type="string" calcext:value-type="string">
            <text:p>CDU581510411</text:p>
          </table:table-cell>
          <table:table-cell office:value-type="string" calcext:value-type="string">
            <text:p>https://rnca.tamps.cinvestav.mx/verificacion/nra/nombresestablecimientos.php?nra=CDU581510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U581501011</text:p>
          </table:table-cell>
          <table:table-cell office:value-type="string" calcext:value-type="string">
            <text:p>https://rnca.tamps.cinvestav.mx/verificacion/nra/nombresestablecimientos.php?nra=CDU581501011</text:p>
          </table:table-cell>
          <table:table-cell office:value-type="string" calcext:value-type="string">
            <text:p>CDU581510911</text:p>
          </table:table-cell>
          <table:table-cell office:value-type="string" calcext:value-type="string">
            <text:p>https://rnca.tamps.cinvestav.mx/verificacion/nra/nombresestablecimientos.php?nra=CDU581510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U581510411</text:p>
          </table:table-cell>
          <table:table-cell office:value-type="string" calcext:value-type="string">
            <text:p>https://rnca.tamps.cinvestav.mx/verificacion/nra/nombresestablecimientos.php?nra=CDU581510411</text:p>
          </table:table-cell>
          <table:table-cell office:value-type="string" calcext:value-type="string">
            <text:p>CDU581510412</text:p>
          </table:table-cell>
          <table:table-cell office:value-type="string" calcext:value-type="string">
            <text:p>https://rnca.tamps.cinvestav.mx/verificacion/nra/nombresestablecimientos.php?nra=CDU5815104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U581510411</text:p>
          </table:table-cell>
          <table:table-cell office:value-type="string" calcext:value-type="string">
            <text:p>https://rnca.tamps.cinvestav.mx/verificacion/nra/nombresestablecimientos.php?nra=CDU581510411</text:p>
          </table:table-cell>
          <table:table-cell office:value-type="string" calcext:value-type="string">
            <text:p>CDU581510911</text:p>
          </table:table-cell>
          <table:table-cell office:value-type="string" calcext:value-type="string">
            <text:p>https://rnca.tamps.cinvestav.mx/verificacion/nra/nombresestablecimientos.php?nra=CDU581510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UEE1000511</text:p>
          </table:table-cell>
          <table:table-cell office:value-type="string" calcext:value-type="string">
            <text:p>https://rnca.tamps.cinvestav.mx/verificacion/nra/nombresestablecimientos.php?nra=CDUEE1000511</text:p>
          </table:table-cell>
          <table:table-cell office:value-type="string" calcext:value-type="string">
            <text:p>CDUEE1000521</text:p>
          </table:table-cell>
          <table:table-cell office:value-type="string" calcext:value-type="string">
            <text:p>https://rnca.tamps.cinvestav.mx/verificacion/nra/nombresestablecimientos.php?nra=CDUEE10005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AS72700211</text:p>
          </table:table-cell>
          <table:table-cell office:value-type="string" calcext:value-type="string">
            <text:p>https://rnca.tamps.cinvestav.mx/verificacion/nra/nombresestablecimientos.php?nra=CEAS72700211</text:p>
          </table:table-cell>
          <table:table-cell office:value-type="string" calcext:value-type="string">
            <text:p>CEAS72700212</text:p>
          </table:table-cell>
          <table:table-cell office:value-type="string" calcext:value-type="string">
            <text:p>https://rnca.tamps.cinvestav.mx/verificacion/nra/nombresestablecimientos.php?nra=CEAS72700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AS72700211</text:p>
          </table:table-cell>
          <table:table-cell office:value-type="string" calcext:value-type="string">
            <text:p>https://rnca.tamps.cinvestav.mx/verificacion/nra/nombresestablecimientos.php?nra=CEAS72700211</text:p>
          </table:table-cell>
          <table:table-cell office:value-type="string" calcext:value-type="string">
            <text:p>CEAS72700511</text:p>
          </table:table-cell>
          <table:table-cell office:value-type="string" calcext:value-type="string">
            <text:p>https://rnca.tamps.cinvestav.mx/verificacion/nra/nombresestablecimientos.php?nra=CEAS72700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AS72700211</text:p>
          </table:table-cell>
          <table:table-cell office:value-type="string" calcext:value-type="string">
            <text:p>https://rnca.tamps.cinvestav.mx/verificacion/nra/nombresestablecimientos.php?nra=CEAS72700211</text:p>
          </table:table-cell>
          <table:table-cell office:value-type="string" calcext:value-type="string">
            <text:p>CEAS72700611</text:p>
          </table:table-cell>
          <table:table-cell office:value-type="string" calcext:value-type="string">
            <text:p>https://rnca.tamps.cinvestav.mx/verificacion/nra/nombresestablecimientos.php?nra=CEAS72700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AS72700211</text:p>
          </table:table-cell>
          <table:table-cell office:value-type="string" calcext:value-type="string">
            <text:p>https://rnca.tamps.cinvestav.mx/verificacion/nra/nombresestablecimientos.php?nra=CEAS72700211</text:p>
          </table:table-cell>
          <table:table-cell office:value-type="string" calcext:value-type="string">
            <text:p>CEAS72701011</text:p>
          </table:table-cell>
          <table:table-cell office:value-type="string" calcext:value-type="string">
            <text:p>https://rnca.tamps.cinvestav.mx/verificacion/nra/nombresestablecimientos.php?nra=CEAS727010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AS72700212</text:p>
          </table:table-cell>
          <table:table-cell office:value-type="string" calcext:value-type="string">
            <text:p>https://rnca.tamps.cinvestav.mx/verificacion/nra/nombresestablecimientos.php?nra=CEAS72700212</text:p>
          </table:table-cell>
          <table:table-cell office:value-type="string" calcext:value-type="string">
            <text:p>CEAS72700612</text:p>
          </table:table-cell>
          <table:table-cell office:value-type="string" calcext:value-type="string">
            <text:p>https://rnca.tamps.cinvestav.mx/verificacion/nra/nombresestablecimientos.php?nra=CEAS72700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AS72700511</text:p>
          </table:table-cell>
          <table:table-cell office:value-type="string" calcext:value-type="string">
            <text:p>https://rnca.tamps.cinvestav.mx/verificacion/nra/nombresestablecimientos.php?nra=CEAS72700511</text:p>
          </table:table-cell>
          <table:table-cell office:value-type="string" calcext:value-type="string">
            <text:p>CEAS72700611</text:p>
          </table:table-cell>
          <table:table-cell office:value-type="string" calcext:value-type="string">
            <text:p>https://rnca.tamps.cinvestav.mx/verificacion/nra/nombresestablecimientos.php?nra=CEAS72700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AS72700511</text:p>
          </table:table-cell>
          <table:table-cell office:value-type="string" calcext:value-type="string">
            <text:p>https://rnca.tamps.cinvestav.mx/verificacion/nra/nombresestablecimientos.php?nra=CEAS72700511</text:p>
          </table:table-cell>
          <table:table-cell office:value-type="string" calcext:value-type="string">
            <text:p>CEAS72701011</text:p>
          </table:table-cell>
          <table:table-cell office:value-type="string" calcext:value-type="string">
            <text:p>https://rnca.tamps.cinvestav.mx/verificacion/nra/nombresestablecimientos.php?nra=CEAS727010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AS72700611</text:p>
          </table:table-cell>
          <table:table-cell office:value-type="string" calcext:value-type="string">
            <text:p>https://rnca.tamps.cinvestav.mx/verificacion/nra/nombresestablecimientos.php?nra=CEAS72700611</text:p>
          </table:table-cell>
          <table:table-cell office:value-type="string" calcext:value-type="string">
            <text:p>CEAS72700612</text:p>
          </table:table-cell>
          <table:table-cell office:value-type="string" calcext:value-type="string">
            <text:p>https://rnca.tamps.cinvestav.mx/verificacion/nra/nombresestablecimientos.php?nra=CEAS72700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AS72700611</text:p>
          </table:table-cell>
          <table:table-cell office:value-type="string" calcext:value-type="string">
            <text:p>https://rnca.tamps.cinvestav.mx/verificacion/nra/nombresestablecimientos.php?nra=CEAS72700611</text:p>
          </table:table-cell>
          <table:table-cell office:value-type="string" calcext:value-type="string">
            <text:p>CEAS72701011</text:p>
          </table:table-cell>
          <table:table-cell office:value-type="string" calcext:value-type="string">
            <text:p>https://rnca.tamps.cinvestav.mx/verificacion/nra/nombresestablecimientos.php?nra=CEAS727010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AS72700611</text:p>
          </table:table-cell>
          <table:table-cell office:value-type="string" calcext:value-type="string">
            <text:p>https://rnca.tamps.cinvestav.mx/verificacion/nra/nombresestablecimientos.php?nra=CEAS72700611</text:p>
          </table:table-cell>
          <table:table-cell office:value-type="string" calcext:value-type="string">
            <text:p>CEAS72701611</text:p>
          </table:table-cell>
          <table:table-cell office:value-type="string" calcext:value-type="string">
            <text:p>https://rnca.tamps.cinvestav.mx/verificacion/nra/nombresestablecimientos.php?nra=CEAS72701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AS72701011</text:p>
          </table:table-cell>
          <table:table-cell office:value-type="string" calcext:value-type="string">
            <text:p>https://rnca.tamps.cinvestav.mx/verificacion/nra/nombresestablecimientos.php?nra=CEAS72701011</text:p>
          </table:table-cell>
          <table:table-cell office:value-type="string" calcext:value-type="string">
            <text:p>CEAS72701611</text:p>
          </table:table-cell>
          <table:table-cell office:value-type="string" calcext:value-type="string">
            <text:p>https://rnca.tamps.cinvestav.mx/verificacion/nra/nombresestablecimientos.php?nra=CEAS72701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8L2802211</text:p>
          </table:table-cell>
          <table:table-cell office:value-type="string" calcext:value-type="string">
            <text:p>https://rnca.tamps.cinvestav.mx/verificacion/nra/nombresestablecimientos.php?nra=CEM8L2802211</text:p>
          </table:table-cell>
          <table:table-cell office:value-type="string" calcext:value-type="string">
            <text:p>CEM8V2802211</text:p>
          </table:table-cell>
          <table:table-cell office:value-type="string" calcext:value-type="string">
            <text:p>https://rnca.tamps.cinvestav.mx/verificacion/nra/nombresestablecimientos.php?nra=CEM8V2802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UB0200121</text:p>
          </table:table-cell>
          <table:table-cell office:value-type="string" calcext:value-type="string">
            <text:p>https://rnca.tamps.cinvestav.mx/verificacion/nra/nombresestablecimientos.php?nra=CESUB0200121</text:p>
          </table:table-cell>
          <table:table-cell office:value-type="string" calcext:value-type="string">
            <text:p>CESUB0200122</text:p>
          </table:table-cell>
          <table:table-cell office:value-type="string" calcext:value-type="string">
            <text:p>https://rnca.tamps.cinvestav.mx/verificacion/nra/nombresestablecimientos.php?nra=CESUB020012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UB0200121</text:p>
          </table:table-cell>
          <table:table-cell office:value-type="string" calcext:value-type="string">
            <text:p>https://rnca.tamps.cinvestav.mx/verificacion/nra/nombresestablecimientos.php?nra=CESUB0200121</text:p>
          </table:table-cell>
          <table:table-cell office:value-type="string" calcext:value-type="string">
            <text:p>CESUB0200123</text:p>
          </table:table-cell>
          <table:table-cell office:value-type="string" calcext:value-type="string">
            <text:p>https://rnca.tamps.cinvestav.mx/verificacion/nra/nombresestablecimientos.php?nra=CESUB020012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UB0200122</text:p>
          </table:table-cell>
          <table:table-cell office:value-type="string" calcext:value-type="string">
            <text:p>https://rnca.tamps.cinvestav.mx/verificacion/nra/nombresestablecimientos.php?nra=CESUB0200122</text:p>
          </table:table-cell>
          <table:table-cell office:value-type="string" calcext:value-type="string">
            <text:p>CESUB0200123</text:p>
          </table:table-cell>
          <table:table-cell office:value-type="string" calcext:value-type="string">
            <text:p>https://rnca.tamps.cinvestav.mx/verificacion/nra/nombresestablecimientos.php?nra=CESUB020012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0900702250</text:p>
          </table:table-cell>
          <table:table-cell office:value-type="string" calcext:value-type="string">
            <text:p>https://rnca.tamps.cinvestav.mx/verificacion/nra/nombresestablecimientos.php?nra=CFE0900702250</text:p>
          </table:table-cell>
          <table:table-cell office:value-type="string" calcext:value-type="string">
            <text:p>CFE0900702251</text:p>
          </table:table-cell>
          <table:table-cell office:value-type="string" calcext:value-type="string">
            <text:p>https://rnca.tamps.cinvestav.mx/verificacion/nra/nombresestablecimientos.php?nra=CFE0900702251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0900702250</text:p>
          </table:table-cell>
          <table:table-cell office:value-type="string" calcext:value-type="string">
            <text:p>https://rnca.tamps.cinvestav.mx/verificacion/nra/nombresestablecimientos.php?nra=CFE0900702250</text:p>
          </table:table-cell>
          <table:table-cell office:value-type="string" calcext:value-type="string">
            <text:p>CFE0900702252</text:p>
          </table:table-cell>
          <table:table-cell office:value-type="string" calcext:value-type="string">
            <text:p>https://rnca.tamps.cinvestav.mx/verificacion/nra/nombresestablecimientos.php?nra=CFE090070225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0900702251</text:p>
          </table:table-cell>
          <table:table-cell office:value-type="string" calcext:value-type="string">
            <text:p>https://rnca.tamps.cinvestav.mx/verificacion/nra/nombresestablecimientos.php?nra=CFE0900702251</text:p>
          </table:table-cell>
          <table:table-cell office:value-type="string" calcext:value-type="string">
            <text:p>CFE0900702252</text:p>
          </table:table-cell>
          <table:table-cell office:value-type="string" calcext:value-type="string">
            <text:p>https://rnca.tamps.cinvestav.mx/verificacion/nra/nombresestablecimientos.php?nra=CFE090070225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1512102391</text:p>
          </table:table-cell>
          <table:table-cell office:value-type="string" calcext:value-type="string">
            <text:p>https://rnca.tamps.cinvestav.mx/verificacion/nra/nombresestablecimientos.php?nra=CFE1512102391</text:p>
          </table:table-cell>
          <table:table-cell office:value-type="string" calcext:value-type="string">
            <text:p>CFE1512102392</text:p>
          </table:table-cell>
          <table:table-cell office:value-type="string" calcext:value-type="string">
            <text:p>https://rnca.tamps.cinvestav.mx/verificacion/nra/nombresestablecimientos.php?nra=CFE151210239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200111</text:p>
          </table:table-cell>
          <table:table-cell office:value-type="string" calcext:value-type="string">
            <text:p>https://rnca.tamps.cinvestav.mx/verificacion/nra/nombresestablecimientos.php?nra=CFEAD0200111</text:p>
          </table:table-cell>
          <table:table-cell office:value-type="string" calcext:value-type="string">
            <text:p>CFEAD0200211</text:p>
          </table:table-cell>
          <table:table-cell office:value-type="string" calcext:value-type="string">
            <text:p>https://rnca.tamps.cinvestav.mx/verificacion/nra/nombresestablecimientos.php?nra=CFEAD0200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200111</text:p>
          </table:table-cell>
          <table:table-cell office:value-type="string" calcext:value-type="string">
            <text:p>https://rnca.tamps.cinvestav.mx/verificacion/nra/nombresestablecimientos.php?nra=CFEAD0200111</text:p>
          </table:table-cell>
          <table:table-cell office:value-type="string" calcext:value-type="string">
            <text:p>CFEAD0200511</text:p>
          </table:table-cell>
          <table:table-cell office:value-type="string" calcext:value-type="string">
            <text:p>https://rnca.tamps.cinvestav.mx/verificacion/nra/nombresestablecimientos.php?nra=CFEAD0200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200111</text:p>
          </table:table-cell>
          <table:table-cell office:value-type="string" calcext:value-type="string">
            <text:p>https://rnca.tamps.cinvestav.mx/verificacion/nra/nombresestablecimientos.php?nra=CFEAD0200111</text:p>
          </table:table-cell>
          <table:table-cell office:value-type="string" calcext:value-type="string">
            <text:p>CFEAD0300111</text:p>
          </table:table-cell>
          <table:table-cell office:value-type="string" calcext:value-type="string">
            <text:p>https://rnca.tamps.cinvestav.mx/verificacion/nra/nombresestablecimientos.php?nra=CFEAD03001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200211</text:p>
          </table:table-cell>
          <table:table-cell office:value-type="string" calcext:value-type="string">
            <text:p>https://rnca.tamps.cinvestav.mx/verificacion/nra/nombresestablecimientos.php?nra=CFEAD0200211</text:p>
          </table:table-cell>
          <table:table-cell office:value-type="string" calcext:value-type="string">
            <text:p>CFEAD0200212</text:p>
          </table:table-cell>
          <table:table-cell office:value-type="string" calcext:value-type="string">
            <text:p>https://rnca.tamps.cinvestav.mx/verificacion/nra/nombresestablecimientos.php?nra=CFEAD0200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200211</text:p>
          </table:table-cell>
          <table:table-cell office:value-type="string" calcext:value-type="string">
            <text:p>https://rnca.tamps.cinvestav.mx/verificacion/nra/nombresestablecimientos.php?nra=CFEAD0200211</text:p>
          </table:table-cell>
          <table:table-cell office:value-type="string" calcext:value-type="string">
            <text:p>CFEAD0200511</text:p>
          </table:table-cell>
          <table:table-cell office:value-type="string" calcext:value-type="string">
            <text:p>https://rnca.tamps.cinvestav.mx/verificacion/nra/nombresestablecimientos.php?nra=CFEAD0200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200211</text:p>
          </table:table-cell>
          <table:table-cell office:value-type="string" calcext:value-type="string">
            <text:p>https://rnca.tamps.cinvestav.mx/verificacion/nra/nombresestablecimientos.php?nra=CFEAD0200211</text:p>
          </table:table-cell>
          <table:table-cell office:value-type="string" calcext:value-type="string">
            <text:p>CFEAD0300211</text:p>
          </table:table-cell>
          <table:table-cell office:value-type="string" calcext:value-type="string">
            <text:p>https://rnca.tamps.cinvestav.mx/verificacion/nra/nombresestablecimientos.php?nra=CFEAD0300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200212</text:p>
          </table:table-cell>
          <table:table-cell office:value-type="string" calcext:value-type="string">
            <text:p>https://rnca.tamps.cinvestav.mx/verificacion/nra/nombresestablecimientos.php?nra=CFEAD0200212</text:p>
          </table:table-cell>
          <table:table-cell office:value-type="string" calcext:value-type="string">
            <text:p>CFEAD0300212</text:p>
          </table:table-cell>
          <table:table-cell office:value-type="string" calcext:value-type="string">
            <text:p>https://rnca.tamps.cinvestav.mx/verificacion/nra/nombresestablecimientos.php?nra=CFEAD0300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300111</text:p>
          </table:table-cell>
          <table:table-cell office:value-type="string" calcext:value-type="string">
            <text:p>https://rnca.tamps.cinvestav.mx/verificacion/nra/nombresestablecimientos.php?nra=CFEAD0300111</text:p>
          </table:table-cell>
          <table:table-cell office:value-type="string" calcext:value-type="string">
            <text:p>CFEAD0300112</text:p>
          </table:table-cell>
          <table:table-cell office:value-type="string" calcext:value-type="string">
            <text:p>https://rnca.tamps.cinvestav.mx/verificacion/nra/nombresestablecimientos.php?nra=CFEAD03001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300111</text:p>
          </table:table-cell>
          <table:table-cell office:value-type="string" calcext:value-type="string">
            <text:p>https://rnca.tamps.cinvestav.mx/verificacion/nra/nombresestablecimientos.php?nra=CFEAD0300111</text:p>
          </table:table-cell>
          <table:table-cell office:value-type="string" calcext:value-type="string">
            <text:p>CFEAD0300211</text:p>
          </table:table-cell>
          <table:table-cell office:value-type="string" calcext:value-type="string">
            <text:p>https://rnca.tamps.cinvestav.mx/verificacion/nra/nombresestablecimientos.php?nra=CFEAD0300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300111</text:p>
          </table:table-cell>
          <table:table-cell office:value-type="string" calcext:value-type="string">
            <text:p>https://rnca.tamps.cinvestav.mx/verificacion/nra/nombresestablecimientos.php?nra=CFEAD0300111</text:p>
          </table:table-cell>
          <table:table-cell office:value-type="string" calcext:value-type="string">
            <text:p>CFEAD0300311</text:p>
          </table:table-cell>
          <table:table-cell office:value-type="string" calcext:value-type="string">
            <text:p>https://rnca.tamps.cinvestav.mx/verificacion/nra/nombresestablecimientos.php?nra=CFEAD0300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300111</text:p>
          </table:table-cell>
          <table:table-cell office:value-type="string" calcext:value-type="string">
            <text:p>https://rnca.tamps.cinvestav.mx/verificacion/nra/nombresestablecimientos.php?nra=CFEAD0300111</text:p>
          </table:table-cell>
          <table:table-cell office:value-type="string" calcext:value-type="string">
            <text:p>CFEAD0300811</text:p>
          </table:table-cell>
          <table:table-cell office:value-type="string" calcext:value-type="string">
            <text:p>https://rnca.tamps.cinvestav.mx/verificacion/nra/nombresestablecimientos.php?nra=CFEAD0300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300112</text:p>
          </table:table-cell>
          <table:table-cell office:value-type="string" calcext:value-type="string">
            <text:p>https://rnca.tamps.cinvestav.mx/verificacion/nra/nombresestablecimientos.php?nra=CFEAD0300112</text:p>
          </table:table-cell>
          <table:table-cell office:value-type="string" calcext:value-type="string">
            <text:p>CFEAD0300211</text:p>
          </table:table-cell>
          <table:table-cell office:value-type="string" calcext:value-type="string">
            <text:p>https://rnca.tamps.cinvestav.mx/verificacion/nra/nombresestablecimientos.php?nra=CFEAD0300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300112</text:p>
          </table:table-cell>
          <table:table-cell office:value-type="string" calcext:value-type="string">
            <text:p>https://rnca.tamps.cinvestav.mx/verificacion/nra/nombresestablecimientos.php?nra=CFEAD0300112</text:p>
          </table:table-cell>
          <table:table-cell office:value-type="string" calcext:value-type="string">
            <text:p>CFEAD0300212</text:p>
          </table:table-cell>
          <table:table-cell office:value-type="string" calcext:value-type="string">
            <text:p>https://rnca.tamps.cinvestav.mx/verificacion/nra/nombresestablecimientos.php?nra=CFEAD0300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300112</text:p>
          </table:table-cell>
          <table:table-cell office:value-type="string" calcext:value-type="string">
            <text:p>https://rnca.tamps.cinvestav.mx/verificacion/nra/nombresestablecimientos.php?nra=CFEAD0300112</text:p>
          </table:table-cell>
          <table:table-cell office:value-type="string" calcext:value-type="string">
            <text:p>CFEAD0300311</text:p>
          </table:table-cell>
          <table:table-cell office:value-type="string" calcext:value-type="string">
            <text:p>https://rnca.tamps.cinvestav.mx/verificacion/nra/nombresestablecimientos.php?nra=CFEAD0300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300112</text:p>
          </table:table-cell>
          <table:table-cell office:value-type="string" calcext:value-type="string">
            <text:p>https://rnca.tamps.cinvestav.mx/verificacion/nra/nombresestablecimientos.php?nra=CFEAD0300112</text:p>
          </table:table-cell>
          <table:table-cell office:value-type="string" calcext:value-type="string">
            <text:p>CFEAD0300811</text:p>
          </table:table-cell>
          <table:table-cell office:value-type="string" calcext:value-type="string">
            <text:p>https://rnca.tamps.cinvestav.mx/verificacion/nra/nombresestablecimientos.php?nra=CFEAD0300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300211</text:p>
          </table:table-cell>
          <table:table-cell office:value-type="string" calcext:value-type="string">
            <text:p>https://rnca.tamps.cinvestav.mx/verificacion/nra/nombresestablecimientos.php?nra=CFEAD0300211</text:p>
          </table:table-cell>
          <table:table-cell office:value-type="string" calcext:value-type="string">
            <text:p>CFEAD0300212</text:p>
          </table:table-cell>
          <table:table-cell office:value-type="string" calcext:value-type="string">
            <text:p>https://rnca.tamps.cinvestav.mx/verificacion/nra/nombresestablecimientos.php?nra=CFEAD0300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300211</text:p>
          </table:table-cell>
          <table:table-cell office:value-type="string" calcext:value-type="string">
            <text:p>https://rnca.tamps.cinvestav.mx/verificacion/nra/nombresestablecimientos.php?nra=CFEAD0300211</text:p>
          </table:table-cell>
          <table:table-cell office:value-type="string" calcext:value-type="string">
            <text:p>CFEAD0300213</text:p>
          </table:table-cell>
          <table:table-cell office:value-type="string" calcext:value-type="string">
            <text:p>https://rnca.tamps.cinvestav.mx/verificacion/nra/nombresestablecimientos.php?nra=CFEAD0300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300211</text:p>
          </table:table-cell>
          <table:table-cell office:value-type="string" calcext:value-type="string">
            <text:p>https://rnca.tamps.cinvestav.mx/verificacion/nra/nombresestablecimientos.php?nra=CFEAD0300211</text:p>
          </table:table-cell>
          <table:table-cell office:value-type="string" calcext:value-type="string">
            <text:p>CFEAD0300311</text:p>
          </table:table-cell>
          <table:table-cell office:value-type="string" calcext:value-type="string">
            <text:p>https://rnca.tamps.cinvestav.mx/verificacion/nra/nombresestablecimientos.php?nra=CFEAD0300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300211</text:p>
          </table:table-cell>
          <table:table-cell office:value-type="string" calcext:value-type="string">
            <text:p>https://rnca.tamps.cinvestav.mx/verificacion/nra/nombresestablecimientos.php?nra=CFEAD0300211</text:p>
          </table:table-cell>
          <table:table-cell office:value-type="string" calcext:value-type="string">
            <text:p>CFEAD0300811</text:p>
          </table:table-cell>
          <table:table-cell office:value-type="string" calcext:value-type="string">
            <text:p>https://rnca.tamps.cinvestav.mx/verificacion/nra/nombresestablecimientos.php?nra=CFEAD0300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300211</text:p>
          </table:table-cell>
          <table:table-cell office:value-type="string" calcext:value-type="string">
            <text:p>https://rnca.tamps.cinvestav.mx/verificacion/nra/nombresestablecimientos.php?nra=CFEAD0300211</text:p>
          </table:table-cell>
          <table:table-cell office:value-type="string" calcext:value-type="string">
            <text:p>CFEAD0400211</text:p>
          </table:table-cell>
          <table:table-cell office:value-type="string" calcext:value-type="string">
            <text:p>https://rnca.tamps.cinvestav.mx/verificacion/nra/nombresestablecimientos.php?nra=CFEAD0400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300212</text:p>
          </table:table-cell>
          <table:table-cell office:value-type="string" calcext:value-type="string">
            <text:p>https://rnca.tamps.cinvestav.mx/verificacion/nra/nombresestablecimientos.php?nra=CFEAD0300212</text:p>
          </table:table-cell>
          <table:table-cell office:value-type="string" calcext:value-type="string">
            <text:p>CFEAD0300213</text:p>
          </table:table-cell>
          <table:table-cell office:value-type="string" calcext:value-type="string">
            <text:p>https://rnca.tamps.cinvestav.mx/verificacion/nra/nombresestablecimientos.php?nra=CFEAD0300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300311</text:p>
          </table:table-cell>
          <table:table-cell office:value-type="string" calcext:value-type="string">
            <text:p>https://rnca.tamps.cinvestav.mx/verificacion/nra/nombresestablecimientos.php?nra=CFEAD0300311</text:p>
          </table:table-cell>
          <table:table-cell office:value-type="string" calcext:value-type="string">
            <text:p>CFEAD0300381</text:p>
          </table:table-cell>
          <table:table-cell office:value-type="string" calcext:value-type="string">
            <text:p>https://rnca.tamps.cinvestav.mx/verificacion/nra/nombresestablecimientos.php?nra=CFEAD030038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300311</text:p>
          </table:table-cell>
          <table:table-cell office:value-type="string" calcext:value-type="string">
            <text:p>https://rnca.tamps.cinvestav.mx/verificacion/nra/nombresestablecimientos.php?nra=CFEAD0300311</text:p>
          </table:table-cell>
          <table:table-cell office:value-type="string" calcext:value-type="string">
            <text:p>CFEAD0300811</text:p>
          </table:table-cell>
          <table:table-cell office:value-type="string" calcext:value-type="string">
            <text:p>https://rnca.tamps.cinvestav.mx/verificacion/nra/nombresestablecimientos.php?nra=CFEAD0300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300381</text:p>
          </table:table-cell>
          <table:table-cell office:value-type="string" calcext:value-type="string">
            <text:p>https://rnca.tamps.cinvestav.mx/verificacion/nra/nombresestablecimientos.php?nra=CFEAD0300381</text:p>
          </table:table-cell>
          <table:table-cell office:value-type="string" calcext:value-type="string">
            <text:p>CFEAD0300811</text:p>
          </table:table-cell>
          <table:table-cell office:value-type="string" calcext:value-type="string">
            <text:p>https://rnca.tamps.cinvestav.mx/verificacion/nra/nombresestablecimientos.php?nra=CFEAD0300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500911</text:p>
          </table:table-cell>
          <table:table-cell office:value-type="string" calcext:value-type="string">
            <text:p>https://rnca.tamps.cinvestav.mx/verificacion/nra/nombresestablecimientos.php?nra=CFEAD0500911</text:p>
          </table:table-cell>
          <table:table-cell office:value-type="string" calcext:value-type="string">
            <text:p>CFEAD0502011</text:p>
          </table:table-cell>
          <table:table-cell office:value-type="string" calcext:value-type="string">
            <text:p>https://rnca.tamps.cinvestav.mx/verificacion/nra/nombresestablecimientos.php?nra=CFEAD05020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502011</text:p>
          </table:table-cell>
          <table:table-cell office:value-type="string" calcext:value-type="string">
            <text:p>https://rnca.tamps.cinvestav.mx/verificacion/nra/nombresestablecimientos.php?nra=CFEAD0502011</text:p>
          </table:table-cell>
          <table:table-cell office:value-type="string" calcext:value-type="string">
            <text:p>CFEAD0502211</text:p>
          </table:table-cell>
          <table:table-cell office:value-type="string" calcext:value-type="string">
            <text:p>https://rnca.tamps.cinvestav.mx/verificacion/nra/nombresestablecimientos.php?nra=CFEAD0502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502011</text:p>
          </table:table-cell>
          <table:table-cell office:value-type="string" calcext:value-type="string">
            <text:p>https://rnca.tamps.cinvestav.mx/verificacion/nra/nombresestablecimientos.php?nra=CFEAD0502011</text:p>
          </table:table-cell>
          <table:table-cell office:value-type="string" calcext:value-type="string">
            <text:p>CFEAD0502411</text:p>
          </table:table-cell>
          <table:table-cell office:value-type="string" calcext:value-type="string">
            <text:p>https://rnca.tamps.cinvestav.mx/verificacion/nra/nombresestablecimientos.php?nra=CFEAD0502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502211</text:p>
          </table:table-cell>
          <table:table-cell office:value-type="string" calcext:value-type="string">
            <text:p>https://rnca.tamps.cinvestav.mx/verificacion/nra/nombresestablecimientos.php?nra=CFEAD0502211</text:p>
          </table:table-cell>
          <table:table-cell office:value-type="string" calcext:value-type="string">
            <text:p>CFEAD0502221</text:p>
          </table:table-cell>
          <table:table-cell office:value-type="string" calcext:value-type="string">
            <text:p>https://rnca.tamps.cinvestav.mx/verificacion/nra/nombresestablecimientos.php?nra=CFEAD0502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502211</text:p>
          </table:table-cell>
          <table:table-cell office:value-type="string" calcext:value-type="string">
            <text:p>https://rnca.tamps.cinvestav.mx/verificacion/nra/nombresestablecimientos.php?nra=CFEAD0502211</text:p>
          </table:table-cell>
          <table:table-cell office:value-type="string" calcext:value-type="string">
            <text:p>CFEAD0502411</text:p>
          </table:table-cell>
          <table:table-cell office:value-type="string" calcext:value-type="string">
            <text:p>https://rnca.tamps.cinvestav.mx/verificacion/nra/nombresestablecimientos.php?nra=CFEAD0502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600711</text:p>
          </table:table-cell>
          <table:table-cell office:value-type="string" calcext:value-type="string">
            <text:p>https://rnca.tamps.cinvestav.mx/verificacion/nra/nombresestablecimientos.php?nra=CFEAD0600711</text:p>
          </table:table-cell>
          <table:table-cell office:value-type="string" calcext:value-type="string">
            <text:p>CFEAD0600721</text:p>
          </table:table-cell>
          <table:table-cell office:value-type="string" calcext:value-type="string">
            <text:p>https://rnca.tamps.cinvestav.mx/verificacion/nra/nombresestablecimientos.php?nra=CFEAD06007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706211</text:p>
          </table:table-cell>
          <table:table-cell office:value-type="string" calcext:value-type="string">
            <text:p>https://rnca.tamps.cinvestav.mx/verificacion/nra/nombresestablecimientos.php?nra=CFEAD0706211</text:p>
          </table:table-cell>
          <table:table-cell office:value-type="string" calcext:value-type="string">
            <text:p>CFEAD0709211</text:p>
          </table:table-cell>
          <table:table-cell office:value-type="string" calcext:value-type="string">
            <text:p>https://rnca.tamps.cinvestav.mx/verificacion/nra/nombresestablecimientos.php?nra=CFEAD0709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706211</text:p>
          </table:table-cell>
          <table:table-cell office:value-type="string" calcext:value-type="string">
            <text:p>https://rnca.tamps.cinvestav.mx/verificacion/nra/nombresestablecimientos.php?nra=CFEAD0706211</text:p>
          </table:table-cell>
          <table:table-cell office:value-type="string" calcext:value-type="string">
            <text:p>CFEAD0710611</text:p>
          </table:table-cell>
          <table:table-cell office:value-type="string" calcext:value-type="string">
            <text:p>https://rnca.tamps.cinvestav.mx/verificacion/nra/nombresestablecimientos.php?nra=CFEAD0710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803711</text:p>
          </table:table-cell>
          <table:table-cell office:value-type="string" calcext:value-type="string">
            <text:p>https://rnca.tamps.cinvestav.mx/verificacion/nra/nombresestablecimientos.php?nra=CFEAD0803711</text:p>
          </table:table-cell>
          <table:table-cell office:value-type="string" calcext:value-type="string">
            <text:p>CFEAD0803731</text:p>
          </table:table-cell>
          <table:table-cell office:value-type="string" calcext:value-type="string">
            <text:p>https://rnca.tamps.cinvestav.mx/verificacion/nra/nombresestablecimientos.php?nra=CFEAD08037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0803731</text:p>
          </table:table-cell>
          <table:table-cell office:value-type="string" calcext:value-type="string">
            <text:p>https://rnca.tamps.cinvestav.mx/verificacion/nra/nombresestablecimientos.php?nra=CFEAD0803731</text:p>
          </table:table-cell>
          <table:table-cell office:value-type="string" calcext:value-type="string">
            <text:p>CFEAD0803734</text:p>
          </table:table-cell>
          <table:table-cell office:value-type="string" calcext:value-type="string">
            <text:p>https://rnca.tamps.cinvestav.mx/verificacion/nra/nombresestablecimientos.php?nra=CFEAD080373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1000712</text:p>
          </table:table-cell>
          <table:table-cell office:value-type="string" calcext:value-type="string">
            <text:p>https://rnca.tamps.cinvestav.mx/verificacion/nra/nombresestablecimientos.php?nra=CFEAD1000712</text:p>
          </table:table-cell>
          <table:table-cell office:value-type="string" calcext:value-type="string">
            <text:p>CFEAD1000713</text:p>
          </table:table-cell>
          <table:table-cell office:value-type="string" calcext:value-type="string">
            <text:p>https://rnca.tamps.cinvestav.mx/verificacion/nra/nombresestablecimientos.php?nra=CFEAD1000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1000712</text:p>
          </table:table-cell>
          <table:table-cell office:value-type="string" calcext:value-type="string">
            <text:p>https://rnca.tamps.cinvestav.mx/verificacion/nra/nombresestablecimientos.php?nra=CFEAD1000712</text:p>
          </table:table-cell>
          <table:table-cell office:value-type="string" calcext:value-type="string">
            <text:p>CFEAD1000714</text:p>
          </table:table-cell>
          <table:table-cell office:value-type="string" calcext:value-type="string">
            <text:p>https://rnca.tamps.cinvestav.mx/verificacion/nra/nombresestablecimientos.php?nra=CFEAD10007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1000713</text:p>
          </table:table-cell>
          <table:table-cell office:value-type="string" calcext:value-type="string">
            <text:p>https://rnca.tamps.cinvestav.mx/verificacion/nra/nombresestablecimientos.php?nra=CFEAD1000713</text:p>
          </table:table-cell>
          <table:table-cell office:value-type="string" calcext:value-type="string">
            <text:p>CFEAD1000714</text:p>
          </table:table-cell>
          <table:table-cell office:value-type="string" calcext:value-type="string">
            <text:p>https://rnca.tamps.cinvestav.mx/verificacion/nra/nombresestablecimientos.php?nra=CFEAD10007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1001211</text:p>
          </table:table-cell>
          <table:table-cell office:value-type="string" calcext:value-type="string">
            <text:p>https://rnca.tamps.cinvestav.mx/verificacion/nra/nombresestablecimientos.php?nra=CFEAD1001211</text:p>
          </table:table-cell>
          <table:table-cell office:value-type="string" calcext:value-type="string">
            <text:p>CFEAD1200111</text:p>
          </table:table-cell>
          <table:table-cell office:value-type="string" calcext:value-type="string">
            <text:p>https://rnca.tamps.cinvestav.mx/verificacion/nra/nombresestablecimientos.php?nra=CFEAD12001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1001211</text:p>
          </table:table-cell>
          <table:table-cell office:value-type="string" calcext:value-type="string">
            <text:p>https://rnca.tamps.cinvestav.mx/verificacion/nra/nombresestablecimientos.php?nra=CFEAD1001211</text:p>
          </table:table-cell>
          <table:table-cell office:value-type="string" calcext:value-type="string">
            <text:p>CFEAD1500211</text:p>
          </table:table-cell>
          <table:table-cell office:value-type="string" calcext:value-type="string">
            <text:p>https://rnca.tamps.cinvestav.mx/verificacion/nra/nombresestablecimientos.php?nra=CFEAD1500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1101711</text:p>
          </table:table-cell>
          <table:table-cell office:value-type="string" calcext:value-type="string">
            <text:p>https://rnca.tamps.cinvestav.mx/verificacion/nra/nombresestablecimientos.php?nra=CFEAD1101711</text:p>
          </table:table-cell>
          <table:table-cell office:value-type="string" calcext:value-type="string">
            <text:p>CFEAD1102711</text:p>
          </table:table-cell>
          <table:table-cell office:value-type="string" calcext:value-type="string">
            <text:p>https://rnca.tamps.cinvestav.mx/verificacion/nra/nombresestablecimientos.php?nra=CFEAD1102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1307611</text:p>
          </table:table-cell>
          <table:table-cell office:value-type="string" calcext:value-type="string">
            <text:p>https://rnca.tamps.cinvestav.mx/verificacion/nra/nombresestablecimientos.php?nra=CFEAD1307611</text:p>
          </table:table-cell>
          <table:table-cell office:value-type="string" calcext:value-type="string">
            <text:p>CFEAD1307621</text:p>
          </table:table-cell>
          <table:table-cell office:value-type="string" calcext:value-type="string">
            <text:p>https://rnca.tamps.cinvestav.mx/verificacion/nra/nombresestablecimientos.php?nra=CFEAD13076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1605211</text:p>
          </table:table-cell>
          <table:table-cell office:value-type="string" calcext:value-type="string">
            <text:p>https://rnca.tamps.cinvestav.mx/verificacion/nra/nombresestablecimientos.php?nra=CFEAD1605211</text:p>
          </table:table-cell>
          <table:table-cell office:value-type="string" calcext:value-type="string">
            <text:p>CFEAD1605221</text:p>
          </table:table-cell>
          <table:table-cell office:value-type="string" calcext:value-type="string">
            <text:p>https://rnca.tamps.cinvestav.mx/verificacion/nra/nombresestablecimientos.php?nra=CFEAD1605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1801712</text:p>
          </table:table-cell>
          <table:table-cell office:value-type="string" calcext:value-type="string">
            <text:p>https://rnca.tamps.cinvestav.mx/verificacion/nra/nombresestablecimientos.php?nra=CFEAD1801712</text:p>
          </table:table-cell>
          <table:table-cell office:value-type="string" calcext:value-type="string">
            <text:p>CFEAD1801713</text:p>
          </table:table-cell>
          <table:table-cell office:value-type="string" calcext:value-type="string">
            <text:p>https://rnca.tamps.cinvestav.mx/verificacion/nra/nombresestablecimientos.php?nra=CFEAD1801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1902611</text:p>
          </table:table-cell>
          <table:table-cell office:value-type="string" calcext:value-type="string">
            <text:p>https://rnca.tamps.cinvestav.mx/verificacion/nra/nombresestablecimientos.php?nra=CFEAD1902611</text:p>
          </table:table-cell>
          <table:table-cell office:value-type="string" calcext:value-type="string">
            <text:p>CFEAD1904611</text:p>
          </table:table-cell>
          <table:table-cell office:value-type="string" calcext:value-type="string">
            <text:p>https://rnca.tamps.cinvestav.mx/verificacion/nra/nombresestablecimientos.php?nra=CFEAD1904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1903922</text:p>
          </table:table-cell>
          <table:table-cell office:value-type="string" calcext:value-type="string">
            <text:p>https://rnca.tamps.cinvestav.mx/verificacion/nra/nombresestablecimientos.php?nra=CFEAD1903922</text:p>
          </table:table-cell>
          <table:table-cell office:value-type="string" calcext:value-type="string">
            <text:p>CFEAD1903923</text:p>
          </table:table-cell>
          <table:table-cell office:value-type="string" calcext:value-type="string">
            <text:p>https://rnca.tamps.cinvestav.mx/verificacion/nra/nombresestablecimientos.php?nra=CFEAD190392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1903922</text:p>
          </table:table-cell>
          <table:table-cell office:value-type="string" calcext:value-type="string">
            <text:p>https://rnca.tamps.cinvestav.mx/verificacion/nra/nombresestablecimientos.php?nra=CFEAD1903922</text:p>
          </table:table-cell>
          <table:table-cell office:value-type="string" calcext:value-type="string">
            <text:p>CFEAD1903924</text:p>
          </table:table-cell>
          <table:table-cell office:value-type="string" calcext:value-type="string">
            <text:p>https://rnca.tamps.cinvestav.mx/verificacion/nra/nombresestablecimientos.php?nra=CFEAD190392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1903923</text:p>
          </table:table-cell>
          <table:table-cell office:value-type="string" calcext:value-type="string">
            <text:p>https://rnca.tamps.cinvestav.mx/verificacion/nra/nombresestablecimientos.php?nra=CFEAD1903923</text:p>
          </table:table-cell>
          <table:table-cell office:value-type="string" calcext:value-type="string">
            <text:p>CFEAD1903924</text:p>
          </table:table-cell>
          <table:table-cell office:value-type="string" calcext:value-type="string">
            <text:p>https://rnca.tamps.cinvestav.mx/verificacion/nra/nombresestablecimientos.php?nra=CFEAD190392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1904111</text:p>
          </table:table-cell>
          <table:table-cell office:value-type="string" calcext:value-type="string">
            <text:p>https://rnca.tamps.cinvestav.mx/verificacion/nra/nombresestablecimientos.php?nra=CFEAD1904111</text:p>
          </table:table-cell>
          <table:table-cell office:value-type="string" calcext:value-type="string">
            <text:p>CFEAD1904611</text:p>
          </table:table-cell>
          <table:table-cell office:value-type="string" calcext:value-type="string">
            <text:p>https://rnca.tamps.cinvestav.mx/verificacion/nra/nombresestablecimientos.php?nra=CFEAD1904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1904111</text:p>
          </table:table-cell>
          <table:table-cell office:value-type="string" calcext:value-type="string">
            <text:p>https://rnca.tamps.cinvestav.mx/verificacion/nra/nombresestablecimientos.php?nra=CFEAD1904111</text:p>
          </table:table-cell>
          <table:table-cell office:value-type="string" calcext:value-type="string">
            <text:p>CFEAD2104111</text:p>
          </table:table-cell>
          <table:table-cell office:value-type="string" calcext:value-type="string">
            <text:p>https://rnca.tamps.cinvestav.mx/verificacion/nra/nombresestablecimientos.php?nra=CFEAD21041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1904611</text:p>
          </table:table-cell>
          <table:table-cell office:value-type="string" calcext:value-type="string">
            <text:p>https://rnca.tamps.cinvestav.mx/verificacion/nra/nombresestablecimientos.php?nra=CFEAD1904611</text:p>
          </table:table-cell>
          <table:table-cell office:value-type="string" calcext:value-type="string">
            <text:p>CFEAD1904621</text:p>
          </table:table-cell>
          <table:table-cell office:value-type="string" calcext:value-type="string">
            <text:p>https://rnca.tamps.cinvestav.mx/verificacion/nra/nombresestablecimientos.php?nra=CFEAD19046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2104111</text:p>
          </table:table-cell>
          <table:table-cell office:value-type="string" calcext:value-type="string">
            <text:p>https://rnca.tamps.cinvestav.mx/verificacion/nra/nombresestablecimientos.php?nra=CFEAD2104111</text:p>
          </table:table-cell>
          <table:table-cell office:value-type="string" calcext:value-type="string">
            <text:p>CFEAD2104121</text:p>
          </table:table-cell>
          <table:table-cell office:value-type="string" calcext:value-type="string">
            <text:p>https://rnca.tamps.cinvestav.mx/verificacion/nra/nombresestablecimientos.php?nra=CFEAD21041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2201211</text:p>
          </table:table-cell>
          <table:table-cell office:value-type="string" calcext:value-type="string">
            <text:p>https://rnca.tamps.cinvestav.mx/verificacion/nra/nombresestablecimientos.php?nra=CFEAD2201211</text:p>
          </table:table-cell>
          <table:table-cell office:value-type="string" calcext:value-type="string">
            <text:p>CFEAD2201213</text:p>
          </table:table-cell>
          <table:table-cell office:value-type="string" calcext:value-type="string">
            <text:p>https://rnca.tamps.cinvestav.mx/verificacion/nra/nombresestablecimientos.php?nra=CFEAD2201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2300111</text:p>
          </table:table-cell>
          <table:table-cell office:value-type="string" calcext:value-type="string">
            <text:p>https://rnca.tamps.cinvestav.mx/verificacion/nra/nombresestablecimientos.php?nra=CFEAD2300111</text:p>
          </table:table-cell>
          <table:table-cell office:value-type="string" calcext:value-type="string">
            <text:p>CFEAD2300411</text:p>
          </table:table-cell>
          <table:table-cell office:value-type="string" calcext:value-type="string">
            <text:p>https://rnca.tamps.cinvestav.mx/verificacion/nra/nombresestablecimientos.php?nra=CFEAD2300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2300111</text:p>
          </table:table-cell>
          <table:table-cell office:value-type="string" calcext:value-type="string">
            <text:p>https://rnca.tamps.cinvestav.mx/verificacion/nra/nombresestablecimientos.php?nra=CFEAD2300111</text:p>
          </table:table-cell>
          <table:table-cell office:value-type="string" calcext:value-type="string">
            <text:p>CFEAD2300511</text:p>
          </table:table-cell>
          <table:table-cell office:value-type="string" calcext:value-type="string">
            <text:p>https://rnca.tamps.cinvestav.mx/verificacion/nra/nombresestablecimientos.php?nra=CFEAD2300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2300111</text:p>
          </table:table-cell>
          <table:table-cell office:value-type="string" calcext:value-type="string">
            <text:p>https://rnca.tamps.cinvestav.mx/verificacion/nra/nombresestablecimientos.php?nra=CFEAD2300111</text:p>
          </table:table-cell>
          <table:table-cell office:value-type="string" calcext:value-type="string">
            <text:p>CFEAD2300711</text:p>
          </table:table-cell>
          <table:table-cell office:value-type="string" calcext:value-type="string">
            <text:p>https://rnca.tamps.cinvestav.mx/verificacion/nra/nombresestablecimientos.php?nra=CFEAD2300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2300111</text:p>
          </table:table-cell>
          <table:table-cell office:value-type="string" calcext:value-type="string">
            <text:p>https://rnca.tamps.cinvestav.mx/verificacion/nra/nombresestablecimientos.php?nra=CFEAD2300111</text:p>
          </table:table-cell>
          <table:table-cell office:value-type="string" calcext:value-type="string">
            <text:p>CFEAD2500111</text:p>
          </table:table-cell>
          <table:table-cell office:value-type="string" calcext:value-type="string">
            <text:p>https://rnca.tamps.cinvestav.mx/verificacion/nra/nombresestablecimientos.php?nra=CFEAD25001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2300411</text:p>
          </table:table-cell>
          <table:table-cell office:value-type="string" calcext:value-type="string">
            <text:p>https://rnca.tamps.cinvestav.mx/verificacion/nra/nombresestablecimientos.php?nra=CFEAD2300411</text:p>
          </table:table-cell>
          <table:table-cell office:value-type="string" calcext:value-type="string">
            <text:p>CFEAD2300511</text:p>
          </table:table-cell>
          <table:table-cell office:value-type="string" calcext:value-type="string">
            <text:p>https://rnca.tamps.cinvestav.mx/verificacion/nra/nombresestablecimientos.php?nra=CFEAD2300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2300411</text:p>
          </table:table-cell>
          <table:table-cell office:value-type="string" calcext:value-type="string">
            <text:p>https://rnca.tamps.cinvestav.mx/verificacion/nra/nombresestablecimientos.php?nra=CFEAD2300411</text:p>
          </table:table-cell>
          <table:table-cell office:value-type="string" calcext:value-type="string">
            <text:p>CFEAD2300711</text:p>
          </table:table-cell>
          <table:table-cell office:value-type="string" calcext:value-type="string">
            <text:p>https://rnca.tamps.cinvestav.mx/verificacion/nra/nombresestablecimientos.php?nra=CFEAD2300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2300511</text:p>
          </table:table-cell>
          <table:table-cell office:value-type="string" calcext:value-type="string">
            <text:p>https://rnca.tamps.cinvestav.mx/verificacion/nra/nombresestablecimientos.php?nra=CFEAD2300511</text:p>
          </table:table-cell>
          <table:table-cell office:value-type="string" calcext:value-type="string">
            <text:p>CFEAD2300521</text:p>
          </table:table-cell>
          <table:table-cell office:value-type="string" calcext:value-type="string">
            <text:p>https://rnca.tamps.cinvestav.mx/verificacion/nra/nombresestablecimientos.php?nra=CFEAD23005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2300511</text:p>
          </table:table-cell>
          <table:table-cell office:value-type="string" calcext:value-type="string">
            <text:p>https://rnca.tamps.cinvestav.mx/verificacion/nra/nombresestablecimientos.php?nra=CFEAD2300511</text:p>
          </table:table-cell>
          <table:table-cell office:value-type="string" calcext:value-type="string">
            <text:p>CFEAD2300711</text:p>
          </table:table-cell>
          <table:table-cell office:value-type="string" calcext:value-type="string">
            <text:p>https://rnca.tamps.cinvestav.mx/verificacion/nra/nombresestablecimientos.php?nra=CFEAD2300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2300711</text:p>
          </table:table-cell>
          <table:table-cell office:value-type="string" calcext:value-type="string">
            <text:p>https://rnca.tamps.cinvestav.mx/verificacion/nra/nombresestablecimientos.php?nra=CFEAD2300711</text:p>
          </table:table-cell>
          <table:table-cell office:value-type="string" calcext:value-type="string">
            <text:p>CFEAD2500711</text:p>
          </table:table-cell>
          <table:table-cell office:value-type="string" calcext:value-type="string">
            <text:p>https://rnca.tamps.cinvestav.mx/verificacion/nra/nombresestablecimientos.php?nra=CFEAD2500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2404011</text:p>
          </table:table-cell>
          <table:table-cell office:value-type="string" calcext:value-type="string">
            <text:p>https://rnca.tamps.cinvestav.mx/verificacion/nra/nombresestablecimientos.php?nra=CFEAD2404011</text:p>
          </table:table-cell>
          <table:table-cell office:value-type="string" calcext:value-type="string">
            <text:p>CFEAD2405011</text:p>
          </table:table-cell>
          <table:table-cell office:value-type="string" calcext:value-type="string">
            <text:p>https://rnca.tamps.cinvestav.mx/verificacion/nra/nombresestablecimientos.php?nra=CFEAD24050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2500111</text:p>
          </table:table-cell>
          <table:table-cell office:value-type="string" calcext:value-type="string">
            <text:p>https://rnca.tamps.cinvestav.mx/verificacion/nra/nombresestablecimientos.php?nra=CFEAD2500111</text:p>
          </table:table-cell>
          <table:table-cell office:value-type="string" calcext:value-type="string">
            <text:p>CFEAD2500611</text:p>
          </table:table-cell>
          <table:table-cell office:value-type="string" calcext:value-type="string">
            <text:p>https://rnca.tamps.cinvestav.mx/verificacion/nra/nombresestablecimientos.php?nra=CFEAD2500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2500111</text:p>
          </table:table-cell>
          <table:table-cell office:value-type="string" calcext:value-type="string">
            <text:p>https://rnca.tamps.cinvestav.mx/verificacion/nra/nombresestablecimientos.php?nra=CFEAD2500111</text:p>
          </table:table-cell>
          <table:table-cell office:value-type="string" calcext:value-type="string">
            <text:p>CFEAD2500711</text:p>
          </table:table-cell>
          <table:table-cell office:value-type="string" calcext:value-type="string">
            <text:p>https://rnca.tamps.cinvestav.mx/verificacion/nra/nombresestablecimientos.php?nra=CFEAD2500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2500611</text:p>
          </table:table-cell>
          <table:table-cell office:value-type="string" calcext:value-type="string">
            <text:p>https://rnca.tamps.cinvestav.mx/verificacion/nra/nombresestablecimientos.php?nra=CFEAD2500611</text:p>
          </table:table-cell>
          <table:table-cell office:value-type="string" calcext:value-type="string">
            <text:p>CFEAD2500711</text:p>
          </table:table-cell>
          <table:table-cell office:value-type="string" calcext:value-type="string">
            <text:p>https://rnca.tamps.cinvestav.mx/verificacion/nra/nombresestablecimientos.php?nra=CFEAD2500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2501021</text:p>
          </table:table-cell>
          <table:table-cell office:value-type="string" calcext:value-type="string">
            <text:p>https://rnca.tamps.cinvestav.mx/verificacion/nra/nombresestablecimientos.php?nra=CFEAD2501021</text:p>
          </table:table-cell>
          <table:table-cell office:value-type="string" calcext:value-type="string">
            <text:p>CFEAD2501211</text:p>
          </table:table-cell>
          <table:table-cell office:value-type="string" calcext:value-type="string">
            <text:p>https://rnca.tamps.cinvestav.mx/verificacion/nra/nombresestablecimientos.php?nra=CFEAD2501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2600311</text:p>
          </table:table-cell>
          <table:table-cell office:value-type="string" calcext:value-type="string">
            <text:p>https://rnca.tamps.cinvestav.mx/verificacion/nra/nombresestablecimientos.php?nra=CFEAD2600311</text:p>
          </table:table-cell>
          <table:table-cell office:value-type="string" calcext:value-type="string">
            <text:p>CFEAD2604311</text:p>
          </table:table-cell>
          <table:table-cell office:value-type="string" calcext:value-type="string">
            <text:p>https://rnca.tamps.cinvestav.mx/verificacion/nra/nombresestablecimientos.php?nra=CFEAD2604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2601711</text:p>
          </table:table-cell>
          <table:table-cell office:value-type="string" calcext:value-type="string">
            <text:p>https://rnca.tamps.cinvestav.mx/verificacion/nra/nombresestablecimientos.php?nra=CFEAD2601711</text:p>
          </table:table-cell>
          <table:table-cell office:value-type="string" calcext:value-type="string">
            <text:p>CFEAD2604711</text:p>
          </table:table-cell>
          <table:table-cell office:value-type="string" calcext:value-type="string">
            <text:p>https://rnca.tamps.cinvestav.mx/verificacion/nra/nombresestablecimientos.php?nra=CFEAD2604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2602911</text:p>
          </table:table-cell>
          <table:table-cell office:value-type="string" calcext:value-type="string">
            <text:p>https://rnca.tamps.cinvestav.mx/verificacion/nra/nombresestablecimientos.php?nra=CFEAD2602911</text:p>
          </table:table-cell>
          <table:table-cell office:value-type="string" calcext:value-type="string">
            <text:p>CFEAD2602921</text:p>
          </table:table-cell>
          <table:table-cell office:value-type="string" calcext:value-type="string">
            <text:p>https://rnca.tamps.cinvestav.mx/verificacion/nra/nombresestablecimientos.php?nra=CFEAD26029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2602911</text:p>
          </table:table-cell>
          <table:table-cell office:value-type="string" calcext:value-type="string">
            <text:p>https://rnca.tamps.cinvestav.mx/verificacion/nra/nombresestablecimientos.php?nra=CFEAD2602911</text:p>
          </table:table-cell>
          <table:table-cell office:value-type="string" calcext:value-type="string">
            <text:p>CFEAD2606911</text:p>
          </table:table-cell>
          <table:table-cell office:value-type="string" calcext:value-type="string">
            <text:p>https://rnca.tamps.cinvestav.mx/verificacion/nra/nombresestablecimientos.php?nra=CFEAD2606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260301C</text:p>
          </table:table-cell>
          <table:table-cell office:value-type="string" calcext:value-type="string">
            <text:p>https://rnca.tamps.cinvestav.mx/verificacion/nra/nombresestablecimientos.php?nra=CFEAD260301C</text:p>
          </table:table-cell>
          <table:table-cell office:value-type="string" calcext:value-type="string">
            <text:p>CFEAD2603021</text:p>
          </table:table-cell>
          <table:table-cell office:value-type="string" calcext:value-type="string">
            <text:p>https://rnca.tamps.cinvestav.mx/verificacion/nra/nombresestablecimientos.php?nra=CFEAD26030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2604311</text:p>
          </table:table-cell>
          <table:table-cell office:value-type="string" calcext:value-type="string">
            <text:p>https://rnca.tamps.cinvestav.mx/verificacion/nra/nombresestablecimientos.php?nra=CFEAD2604311</text:p>
          </table:table-cell>
          <table:table-cell office:value-type="string" calcext:value-type="string">
            <text:p>CFEAD2604711</text:p>
          </table:table-cell>
          <table:table-cell office:value-type="string" calcext:value-type="string">
            <text:p>https://rnca.tamps.cinvestav.mx/verificacion/nra/nombresestablecimientos.php?nra=CFEAD2604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2606111</text:p>
          </table:table-cell>
          <table:table-cell office:value-type="string" calcext:value-type="string">
            <text:p>https://rnca.tamps.cinvestav.mx/verificacion/nra/nombresestablecimientos.php?nra=CFEAD2606111</text:p>
          </table:table-cell>
          <table:table-cell office:value-type="string" calcext:value-type="string">
            <text:p>CFEAD2606911</text:p>
          </table:table-cell>
          <table:table-cell office:value-type="string" calcext:value-type="string">
            <text:p>https://rnca.tamps.cinvestav.mx/verificacion/nra/nombresestablecimientos.php?nra=CFEAD2606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2800311</text:p>
          </table:table-cell>
          <table:table-cell office:value-type="string" calcext:value-type="string">
            <text:p>https://rnca.tamps.cinvestav.mx/verificacion/nra/nombresestablecimientos.php?nra=CFEAD2800311</text:p>
          </table:table-cell>
          <table:table-cell office:value-type="string" calcext:value-type="string">
            <text:p>CFEAD2800313</text:p>
          </table:table-cell>
          <table:table-cell office:value-type="string" calcext:value-type="string">
            <text:p>https://rnca.tamps.cinvestav.mx/verificacion/nra/nombresestablecimientos.php?nra=CFEAD28003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2800311</text:p>
          </table:table-cell>
          <table:table-cell office:value-type="string" calcext:value-type="string">
            <text:p>https://rnca.tamps.cinvestav.mx/verificacion/nra/nombresestablecimientos.php?nra=CFEAD2800311</text:p>
          </table:table-cell>
          <table:table-cell office:value-type="string" calcext:value-type="string">
            <text:p>CFEAD2803311</text:p>
          </table:table-cell>
          <table:table-cell office:value-type="string" calcext:value-type="string">
            <text:p>https://rnca.tamps.cinvestav.mx/verificacion/nra/nombresestablecimientos.php?nra=CFEAD2803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3008511</text:p>
          </table:table-cell>
          <table:table-cell office:value-type="string" calcext:value-type="string">
            <text:p>https://rnca.tamps.cinvestav.mx/verificacion/nra/nombresestablecimientos.php?nra=CFEAD3008511</text:p>
          </table:table-cell>
          <table:table-cell office:value-type="string" calcext:value-type="string">
            <text:p>CFEAD3010511</text:p>
          </table:table-cell>
          <table:table-cell office:value-type="string" calcext:value-type="string">
            <text:p>https://rnca.tamps.cinvestav.mx/verificacion/nra/nombresestablecimientos.php?nra=CFEAD3010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3010511</text:p>
          </table:table-cell>
          <table:table-cell office:value-type="string" calcext:value-type="string">
            <text:p>https://rnca.tamps.cinvestav.mx/verificacion/nra/nombresestablecimientos.php?nra=CFEAD3010511</text:p>
          </table:table-cell>
          <table:table-cell office:value-type="string" calcext:value-type="string">
            <text:p>CFEAD3017511</text:p>
          </table:table-cell>
          <table:table-cell office:value-type="string" calcext:value-type="string">
            <text:p>https://rnca.tamps.cinvestav.mx/verificacion/nra/nombresestablecimientos.php?nra=CFEAD3017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3017511</text:p>
          </table:table-cell>
          <table:table-cell office:value-type="string" calcext:value-type="string">
            <text:p>https://rnca.tamps.cinvestav.mx/verificacion/nra/nombresestablecimientos.php?nra=CFEAD3017511</text:p>
          </table:table-cell>
          <table:table-cell office:value-type="string" calcext:value-type="string">
            <text:p>CFEAD3017521</text:p>
          </table:table-cell>
          <table:table-cell office:value-type="string" calcext:value-type="string">
            <text:p>https://rnca.tamps.cinvestav.mx/verificacion/nra/nombresestablecimientos.php?nra=CFEAD30175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3018311</text:p>
          </table:table-cell>
          <table:table-cell office:value-type="string" calcext:value-type="string">
            <text:p>https://rnca.tamps.cinvestav.mx/verificacion/nra/nombresestablecimientos.php?nra=CFEAD3018311</text:p>
          </table:table-cell>
          <table:table-cell office:value-type="string" calcext:value-type="string">
            <text:p>CFEAD3018911</text:p>
          </table:table-cell>
          <table:table-cell office:value-type="string" calcext:value-type="string">
            <text:p>https://rnca.tamps.cinvestav.mx/verificacion/nra/nombresestablecimientos.php?nra=CFEAD3018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3018311</text:p>
          </table:table-cell>
          <table:table-cell office:value-type="string" calcext:value-type="string">
            <text:p>https://rnca.tamps.cinvestav.mx/verificacion/nra/nombresestablecimientos.php?nra=CFEAD3018311</text:p>
          </table:table-cell>
          <table:table-cell office:value-type="string" calcext:value-type="string">
            <text:p>CFEAD3018931</text:p>
          </table:table-cell>
          <table:table-cell office:value-type="string" calcext:value-type="string">
            <text:p>https://rnca.tamps.cinvestav.mx/verificacion/nra/nombresestablecimientos.php?nra=CFEAD30189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3018311</text:p>
          </table:table-cell>
          <table:table-cell office:value-type="string" calcext:value-type="string">
            <text:p>https://rnca.tamps.cinvestav.mx/verificacion/nra/nombresestablecimientos.php?nra=CFEAD3018311</text:p>
          </table:table-cell>
          <table:table-cell office:value-type="string" calcext:value-type="string">
            <text:p>CFEAD3019311</text:p>
          </table:table-cell>
          <table:table-cell office:value-type="string" calcext:value-type="string">
            <text:p>https://rnca.tamps.cinvestav.mx/verificacion/nra/nombresestablecimientos.php?nra=CFEAD3019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3018911</text:p>
          </table:table-cell>
          <table:table-cell office:value-type="string" calcext:value-type="string">
            <text:p>https://rnca.tamps.cinvestav.mx/verificacion/nra/nombresestablecimientos.php?nra=CFEAD3018911</text:p>
          </table:table-cell>
          <table:table-cell office:value-type="string" calcext:value-type="string">
            <text:p>CFEAD3018912</text:p>
          </table:table-cell>
          <table:table-cell office:value-type="string" calcext:value-type="string">
            <text:p>https://rnca.tamps.cinvestav.mx/verificacion/nra/nombresestablecimientos.php?nra=CFEAD3018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3018911</text:p>
          </table:table-cell>
          <table:table-cell office:value-type="string" calcext:value-type="string">
            <text:p>https://rnca.tamps.cinvestav.mx/verificacion/nra/nombresestablecimientos.php?nra=CFEAD3018911</text:p>
          </table:table-cell>
          <table:table-cell office:value-type="string" calcext:value-type="string">
            <text:p>CFEAD3018913</text:p>
          </table:table-cell>
          <table:table-cell office:value-type="string" calcext:value-type="string">
            <text:p>https://rnca.tamps.cinvestav.mx/verificacion/nra/nombresestablecimientos.php?nra=CFEAD30189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3018911</text:p>
          </table:table-cell>
          <table:table-cell office:value-type="string" calcext:value-type="string">
            <text:p>https://rnca.tamps.cinvestav.mx/verificacion/nra/nombresestablecimientos.php?nra=CFEAD3018911</text:p>
          </table:table-cell>
          <table:table-cell office:value-type="string" calcext:value-type="string">
            <text:p>CFEAD3018921</text:p>
          </table:table-cell>
          <table:table-cell office:value-type="string" calcext:value-type="string">
            <text:p>https://rnca.tamps.cinvestav.mx/verificacion/nra/nombresestablecimientos.php?nra=CFEAD30189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3018911</text:p>
          </table:table-cell>
          <table:table-cell office:value-type="string" calcext:value-type="string">
            <text:p>https://rnca.tamps.cinvestav.mx/verificacion/nra/nombresestablecimientos.php?nra=CFEAD3018911</text:p>
          </table:table-cell>
          <table:table-cell office:value-type="string" calcext:value-type="string">
            <text:p>CFEAD3018931</text:p>
          </table:table-cell>
          <table:table-cell office:value-type="string" calcext:value-type="string">
            <text:p>https://rnca.tamps.cinvestav.mx/verificacion/nra/nombresestablecimientos.php?nra=CFEAD30189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3018911</text:p>
          </table:table-cell>
          <table:table-cell office:value-type="string" calcext:value-type="string">
            <text:p>https://rnca.tamps.cinvestav.mx/verificacion/nra/nombresestablecimientos.php?nra=CFEAD3018911</text:p>
          </table:table-cell>
          <table:table-cell office:value-type="string" calcext:value-type="string">
            <text:p>CFEAD3019311</text:p>
          </table:table-cell>
          <table:table-cell office:value-type="string" calcext:value-type="string">
            <text:p>https://rnca.tamps.cinvestav.mx/verificacion/nra/nombresestablecimientos.php?nra=CFEAD3019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3018912</text:p>
          </table:table-cell>
          <table:table-cell office:value-type="string" calcext:value-type="string">
            <text:p>https://rnca.tamps.cinvestav.mx/verificacion/nra/nombresestablecimientos.php?nra=CFEAD3018912</text:p>
          </table:table-cell>
          <table:table-cell office:value-type="string" calcext:value-type="string">
            <text:p>CFEAD3018913</text:p>
          </table:table-cell>
          <table:table-cell office:value-type="string" calcext:value-type="string">
            <text:p>https://rnca.tamps.cinvestav.mx/verificacion/nra/nombresestablecimientos.php?nra=CFEAD30189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3018912</text:p>
          </table:table-cell>
          <table:table-cell office:value-type="string" calcext:value-type="string">
            <text:p>https://rnca.tamps.cinvestav.mx/verificacion/nra/nombresestablecimientos.php?nra=CFEAD3018912</text:p>
          </table:table-cell>
          <table:table-cell office:value-type="string" calcext:value-type="string">
            <text:p>CFEAD3018921</text:p>
          </table:table-cell>
          <table:table-cell office:value-type="string" calcext:value-type="string">
            <text:p>https://rnca.tamps.cinvestav.mx/verificacion/nra/nombresestablecimientos.php?nra=CFEAD30189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3018912</text:p>
          </table:table-cell>
          <table:table-cell office:value-type="string" calcext:value-type="string">
            <text:p>https://rnca.tamps.cinvestav.mx/verificacion/nra/nombresestablecimientos.php?nra=CFEAD3018912</text:p>
          </table:table-cell>
          <table:table-cell office:value-type="string" calcext:value-type="string">
            <text:p>CFEAD3018931</text:p>
          </table:table-cell>
          <table:table-cell office:value-type="string" calcext:value-type="string">
            <text:p>https://rnca.tamps.cinvestav.mx/verificacion/nra/nombresestablecimientos.php?nra=CFEAD30189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3018912</text:p>
          </table:table-cell>
          <table:table-cell office:value-type="string" calcext:value-type="string">
            <text:p>https://rnca.tamps.cinvestav.mx/verificacion/nra/nombresestablecimientos.php?nra=CFEAD3018912</text:p>
          </table:table-cell>
          <table:table-cell office:value-type="string" calcext:value-type="string">
            <text:p>CFEAD3018932</text:p>
          </table:table-cell>
          <table:table-cell office:value-type="string" calcext:value-type="string">
            <text:p>https://rnca.tamps.cinvestav.mx/verificacion/nra/nombresestablecimientos.php?nra=CFEAD301893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3018913</text:p>
          </table:table-cell>
          <table:table-cell office:value-type="string" calcext:value-type="string">
            <text:p>https://rnca.tamps.cinvestav.mx/verificacion/nra/nombresestablecimientos.php?nra=CFEAD3018913</text:p>
          </table:table-cell>
          <table:table-cell office:value-type="string" calcext:value-type="string">
            <text:p>CFEAD3018921</text:p>
          </table:table-cell>
          <table:table-cell office:value-type="string" calcext:value-type="string">
            <text:p>https://rnca.tamps.cinvestav.mx/verificacion/nra/nombresestablecimientos.php?nra=CFEAD30189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3018913</text:p>
          </table:table-cell>
          <table:table-cell office:value-type="string" calcext:value-type="string">
            <text:p>https://rnca.tamps.cinvestav.mx/verificacion/nra/nombresestablecimientos.php?nra=CFEAD3018913</text:p>
          </table:table-cell>
          <table:table-cell office:value-type="string" calcext:value-type="string">
            <text:p>CFEAD3018931</text:p>
          </table:table-cell>
          <table:table-cell office:value-type="string" calcext:value-type="string">
            <text:p>https://rnca.tamps.cinvestav.mx/verificacion/nra/nombresestablecimientos.php?nra=CFEAD30189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3018913</text:p>
          </table:table-cell>
          <table:table-cell office:value-type="string" calcext:value-type="string">
            <text:p>https://rnca.tamps.cinvestav.mx/verificacion/nra/nombresestablecimientos.php?nra=CFEAD3018913</text:p>
          </table:table-cell>
          <table:table-cell office:value-type="string" calcext:value-type="string">
            <text:p>CFEAD3018932</text:p>
          </table:table-cell>
          <table:table-cell office:value-type="string" calcext:value-type="string">
            <text:p>https://rnca.tamps.cinvestav.mx/verificacion/nra/nombresestablecimientos.php?nra=CFEAD301893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3018921</text:p>
          </table:table-cell>
          <table:table-cell office:value-type="string" calcext:value-type="string">
            <text:p>https://rnca.tamps.cinvestav.mx/verificacion/nra/nombresestablecimientos.php?nra=CFEAD3018921</text:p>
          </table:table-cell>
          <table:table-cell office:value-type="string" calcext:value-type="string">
            <text:p>CFEAD3018931</text:p>
          </table:table-cell>
          <table:table-cell office:value-type="string" calcext:value-type="string">
            <text:p>https://rnca.tamps.cinvestav.mx/verificacion/nra/nombresestablecimientos.php?nra=CFEAD30189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3018921</text:p>
          </table:table-cell>
          <table:table-cell office:value-type="string" calcext:value-type="string">
            <text:p>https://rnca.tamps.cinvestav.mx/verificacion/nra/nombresestablecimientos.php?nra=CFEAD3018921</text:p>
          </table:table-cell>
          <table:table-cell office:value-type="string" calcext:value-type="string">
            <text:p>CFEAD3018932</text:p>
          </table:table-cell>
          <table:table-cell office:value-type="string" calcext:value-type="string">
            <text:p>https://rnca.tamps.cinvestav.mx/verificacion/nra/nombresestablecimientos.php?nra=CFEAD301893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3018931</text:p>
          </table:table-cell>
          <table:table-cell office:value-type="string" calcext:value-type="string">
            <text:p>https://rnca.tamps.cinvestav.mx/verificacion/nra/nombresestablecimientos.php?nra=CFEAD3018931</text:p>
          </table:table-cell>
          <table:table-cell office:value-type="string" calcext:value-type="string">
            <text:p>CFEAD3018932</text:p>
          </table:table-cell>
          <table:table-cell office:value-type="string" calcext:value-type="string">
            <text:p>https://rnca.tamps.cinvestav.mx/verificacion/nra/nombresestablecimientos.php?nra=CFEAD301893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3018931</text:p>
          </table:table-cell>
          <table:table-cell office:value-type="string" calcext:value-type="string">
            <text:p>https://rnca.tamps.cinvestav.mx/verificacion/nra/nombresestablecimientos.php?nra=CFEAD3018931</text:p>
          </table:table-cell>
          <table:table-cell office:value-type="string" calcext:value-type="string">
            <text:p>CFEAD3019311</text:p>
          </table:table-cell>
          <table:table-cell office:value-type="string" calcext:value-type="string">
            <text:p>https://rnca.tamps.cinvestav.mx/verificacion/nra/nombresestablecimientos.php?nra=CFEAD3019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3105011</text:p>
          </table:table-cell>
          <table:table-cell office:value-type="string" calcext:value-type="string">
            <text:p>https://rnca.tamps.cinvestav.mx/verificacion/nra/nombresestablecimientos.php?nra=CFEAD3105011</text:p>
          </table:table-cell>
          <table:table-cell office:value-type="string" calcext:value-type="string">
            <text:p>CFEAD3105021</text:p>
          </table:table-cell>
          <table:table-cell office:value-type="string" calcext:value-type="string">
            <text:p>https://rnca.tamps.cinvestav.mx/verificacion/nra/nombresestablecimientos.php?nra=CFEAD31050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3105037</text:p>
          </table:table-cell>
          <table:table-cell office:value-type="string" calcext:value-type="string">
            <text:p>https://rnca.tamps.cinvestav.mx/verificacion/nra/nombresestablecimientos.php?nra=CFEAD3105037</text:p>
          </table:table-cell>
          <table:table-cell office:value-type="string" calcext:value-type="string">
            <text:p>CFEAD3105038</text:p>
          </table:table-cell>
          <table:table-cell office:value-type="string" calcext:value-type="string">
            <text:p>https://rnca.tamps.cinvestav.mx/verificacion/nra/nombresestablecimientos.php?nra=CFEAD310503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AD3110211</text:p>
          </table:table-cell>
          <table:table-cell office:value-type="string" calcext:value-type="string">
            <text:p>https://rnca.tamps.cinvestav.mx/verificacion/nra/nombresestablecimientos.php?nra=CFEAD3110211</text:p>
          </table:table-cell>
          <table:table-cell office:value-type="string" calcext:value-type="string">
            <text:p>CFEAD3110221</text:p>
          </table:table-cell>
          <table:table-cell office:value-type="string" calcext:value-type="string">
            <text:p>https://rnca.tamps.cinvestav.mx/verificacion/nra/nombresestablecimientos.php?nra=CFEAD3110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EA0300121</text:p>
          </table:table-cell>
          <table:table-cell office:value-type="string" calcext:value-type="string">
            <text:p>https://rnca.tamps.cinvestav.mx/verificacion/nra/nombresestablecimientos.php?nra=CFEEA0300121</text:p>
          </table:table-cell>
          <table:table-cell office:value-type="string" calcext:value-type="string">
            <text:p>CFEEA0300311</text:p>
          </table:table-cell>
          <table:table-cell office:value-type="string" calcext:value-type="string">
            <text:p>https://rnca.tamps.cinvestav.mx/verificacion/nra/nombresestablecimientos.php?nra=CFEEA0300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LR0803721</text:p>
          </table:table-cell>
          <table:table-cell office:value-type="string" calcext:value-type="string">
            <text:p>https://rnca.tamps.cinvestav.mx/verificacion/nra/nombresestablecimientos.php?nra=CFELR0803721</text:p>
          </table:table-cell>
          <table:table-cell office:value-type="string" calcext:value-type="string">
            <text:p>CFELR0803722</text:p>
          </table:table-cell>
          <table:table-cell office:value-type="string" calcext:value-type="string">
            <text:p>https://rnca.tamps.cinvestav.mx/verificacion/nra/nombresestablecimientos.php?nra=CFELR080372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LS0200111</text:p>
          </table:table-cell>
          <table:table-cell office:value-type="string" calcext:value-type="string">
            <text:p>https://rnca.tamps.cinvestav.mx/verificacion/nra/nombresestablecimientos.php?nra=CFELS0200111</text:p>
          </table:table-cell>
          <table:table-cell office:value-type="string" calcext:value-type="string">
            <text:p>CFELS0200211</text:p>
          </table:table-cell>
          <table:table-cell office:value-type="string" calcext:value-type="string">
            <text:p>https://rnca.tamps.cinvestav.mx/verificacion/nra/nombresestablecimientos.php?nra=CFELS0200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LS0200211</text:p>
          </table:table-cell>
          <table:table-cell office:value-type="string" calcext:value-type="string">
            <text:p>https://rnca.tamps.cinvestav.mx/verificacion/nra/nombresestablecimientos.php?nra=CFELS0200211</text:p>
          </table:table-cell>
          <table:table-cell office:value-type="string" calcext:value-type="string">
            <text:p>CFELS0300211</text:p>
          </table:table-cell>
          <table:table-cell office:value-type="string" calcext:value-type="string">
            <text:p>https://rnca.tamps.cinvestav.mx/verificacion/nra/nombresestablecimientos.php?nra=CFELS0300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LS2105411</text:p>
          </table:table-cell>
          <table:table-cell office:value-type="string" calcext:value-type="string">
            <text:p>https://rnca.tamps.cinvestav.mx/verificacion/nra/nombresestablecimientos.php?nra=CFELS2105411</text:p>
          </table:table-cell>
          <table:table-cell office:value-type="string" calcext:value-type="string">
            <text:p>CFELS2105511</text:p>
          </table:table-cell>
          <table:table-cell office:value-type="string" calcext:value-type="string">
            <text:p>https://rnca.tamps.cinvestav.mx/verificacion/nra/nombresestablecimientos.php?nra=CFELS2105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LS2105511</text:p>
          </table:table-cell>
          <table:table-cell office:value-type="string" calcext:value-type="string">
            <text:p>https://rnca.tamps.cinvestav.mx/verificacion/nra/nombresestablecimientos.php?nra=CFELS2105511</text:p>
          </table:table-cell>
          <table:table-cell office:value-type="string" calcext:value-type="string">
            <text:p>CFELS2105521</text:p>
          </table:table-cell>
          <table:table-cell office:value-type="string" calcext:value-type="string">
            <text:p>https://rnca.tamps.cinvestav.mx/verificacion/nra/nombresestablecimientos.php?nra=CFELS21055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LS2500512</text:p>
          </table:table-cell>
          <table:table-cell office:value-type="string" calcext:value-type="string">
            <text:p>https://rnca.tamps.cinvestav.mx/verificacion/nra/nombresestablecimientos.php?nra=CFELS2500512</text:p>
          </table:table-cell>
          <table:table-cell office:value-type="string" calcext:value-type="string">
            <text:p>CFELS2500612</text:p>
          </table:table-cell>
          <table:table-cell office:value-type="string" calcext:value-type="string">
            <text:p>https://rnca.tamps.cinvestav.mx/verificacion/nra/nombresestablecimientos.php?nra=CFELS2500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SMA2201111</text:p>
          </table:table-cell>
          <table:table-cell office:value-type="string" calcext:value-type="string">
            <text:p>https://rnca.tamps.cinvestav.mx/verificacion/nra/nombresestablecimientos.php?nra=CFSMA2201111</text:p>
          </table:table-cell>
          <table:table-cell office:value-type="string" calcext:value-type="string">
            <text:p>CFSMA2201411</text:p>
          </table:table-cell>
          <table:table-cell office:value-type="string" calcext:value-type="string">
            <text:p>https://rnca.tamps.cinvestav.mx/verificacion/nra/nombresestablecimientos.php?nra=CFSMA2201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0300100025</text:p>
          </table:table-cell>
          <table:table-cell office:value-type="string" calcext:value-type="string">
            <text:p>https://rnca.tamps.cinvestav.mx/verificacion/nra/nombresestablecimientos.php?nra=CGI0300100025</text:p>
          </table:table-cell>
          <table:table-cell office:value-type="string" calcext:value-type="string">
            <text:p>CGI0300100053</text:p>
          </table:table-cell>
          <table:table-cell office:value-type="string" calcext:value-type="string">
            <text:p>https://rnca.tamps.cinvestav.mx/verificacion/nra/nombresestablecimientos.php?nra=CGI0300100053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0300200072</text:p>
          </table:table-cell>
          <table:table-cell office:value-type="string" calcext:value-type="string">
            <text:p>https://rnca.tamps.cinvestav.mx/verificacion/nra/nombresestablecimientos.php?nra=CGI0300200072</text:p>
          </table:table-cell>
          <table:table-cell office:value-type="string" calcext:value-type="string">
            <text:p>CGI0300200073</text:p>
          </table:table-cell>
          <table:table-cell office:value-type="string" calcext:value-type="string">
            <text:p>https://rnca.tamps.cinvestav.mx/verificacion/nra/nombresestablecimientos.php?nra=CGI0300200073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0300300331</text:p>
          </table:table-cell>
          <table:table-cell office:value-type="string" calcext:value-type="string">
            <text:p>https://rnca.tamps.cinvestav.mx/verificacion/nra/nombresestablecimientos.php?nra=CGI0300300331</text:p>
          </table:table-cell>
          <table:table-cell office:value-type="string" calcext:value-type="string">
            <text:p>CGI0300300337</text:p>
          </table:table-cell>
          <table:table-cell office:value-type="string" calcext:value-type="string">
            <text:p>https://rnca.tamps.cinvestav.mx/verificacion/nra/nombresestablecimientos.php?nra=CGI0300300337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0300300337</text:p>
          </table:table-cell>
          <table:table-cell office:value-type="string" calcext:value-type="string">
            <text:p>https://rnca.tamps.cinvestav.mx/verificacion/nra/nombresestablecimientos.php?nra=CGI0300300337</text:p>
          </table:table-cell>
          <table:table-cell office:value-type="string" calcext:value-type="string">
            <text:p>CGI0300300378</text:p>
          </table:table-cell>
          <table:table-cell office:value-type="string" calcext:value-type="string">
            <text:p>https://rnca.tamps.cinvestav.mx/verificacion/nra/nombresestablecimientos.php?nra=CGI0300300378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0300300337</text:p>
          </table:table-cell>
          <table:table-cell office:value-type="string" calcext:value-type="string">
            <text:p>https://rnca.tamps.cinvestav.mx/verificacion/nra/nombresestablecimientos.php?nra=CGI0300300337</text:p>
          </table:table-cell>
          <table:table-cell office:value-type="string" calcext:value-type="string">
            <text:p>CGI0300300387</text:p>
          </table:table-cell>
          <table:table-cell office:value-type="string" calcext:value-type="string">
            <text:p>https://rnca.tamps.cinvestav.mx/verificacion/nra/nombresestablecimientos.php?nra=CGI0300300387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0300300378</text:p>
          </table:table-cell>
          <table:table-cell office:value-type="string" calcext:value-type="string">
            <text:p>https://rnca.tamps.cinvestav.mx/verificacion/nra/nombresestablecimientos.php?nra=CGI0300300378</text:p>
          </table:table-cell>
          <table:table-cell office:value-type="string" calcext:value-type="string">
            <text:p>CGI0300300387</text:p>
          </table:table-cell>
          <table:table-cell office:value-type="string" calcext:value-type="string">
            <text:p>https://rnca.tamps.cinvestav.mx/verificacion/nra/nombresestablecimientos.php?nra=CGI0300300387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0803700849</text:p>
          </table:table-cell>
          <table:table-cell office:value-type="string" calcext:value-type="string">
            <text:p>https://rnca.tamps.cinvestav.mx/verificacion/nra/nombresestablecimientos.php?nra=CGI0803700849</text:p>
          </table:table-cell>
          <table:table-cell office:value-type="string" calcext:value-type="string">
            <text:p>CGI0803700879</text:p>
          </table:table-cell>
          <table:table-cell office:value-type="string" calcext:value-type="string">
            <text:p>https://rnca.tamps.cinvestav.mx/verificacion/nra/nombresestablecimientos.php?nra=CGI0803700879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0900702508</text:p>
          </table:table-cell>
          <table:table-cell office:value-type="string" calcext:value-type="string">
            <text:p>https://rnca.tamps.cinvestav.mx/verificacion/nra/nombresestablecimientos.php?nra=CGI0900702508</text:p>
          </table:table-cell>
          <table:table-cell office:value-type="string" calcext:value-type="string">
            <text:p>CGI0900702509</text:p>
          </table:table-cell>
          <table:table-cell office:value-type="string" calcext:value-type="string">
            <text:p>https://rnca.tamps.cinvestav.mx/verificacion/nra/nombresestablecimientos.php?nra=CGI0900702509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0900702508</text:p>
          </table:table-cell>
          <table:table-cell office:value-type="string" calcext:value-type="string">
            <text:p>https://rnca.tamps.cinvestav.mx/verificacion/nra/nombresestablecimientos.php?nra=CGI0900702508</text:p>
          </table:table-cell>
          <table:table-cell office:value-type="string" calcext:value-type="string">
            <text:p>CGI0900702510</text:p>
          </table:table-cell>
          <table:table-cell office:value-type="string" calcext:value-type="string">
            <text:p>https://rnca.tamps.cinvestav.mx/verificacion/nra/nombresestablecimientos.php?nra=CGI0900702510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0900702509</text:p>
          </table:table-cell>
          <table:table-cell office:value-type="string" calcext:value-type="string">
            <text:p>https://rnca.tamps.cinvestav.mx/verificacion/nra/nombresestablecimientos.php?nra=CGI0900702509</text:p>
          </table:table-cell>
          <table:table-cell office:value-type="string" calcext:value-type="string">
            <text:p>CGI0900702510</text:p>
          </table:table-cell>
          <table:table-cell office:value-type="string" calcext:value-type="string">
            <text:p>https://rnca.tamps.cinvestav.mx/verificacion/nra/nombresestablecimientos.php?nra=CGI0900702510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1307600090</text:p>
          </table:table-cell>
          <table:table-cell office:value-type="string" calcext:value-type="string">
            <text:p>https://rnca.tamps.cinvestav.mx/verificacion/nra/nombresestablecimientos.php?nra=CGI1307600090</text:p>
          </table:table-cell>
          <table:table-cell office:value-type="string" calcext:value-type="string">
            <text:p>CGI1307600091</text:p>
          </table:table-cell>
          <table:table-cell office:value-type="string" calcext:value-type="string">
            <text:p>https://rnca.tamps.cinvestav.mx/verificacion/nra/nombresestablecimientos.php?nra=CGI1307600091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1512102560</text:p>
          </table:table-cell>
          <table:table-cell office:value-type="string" calcext:value-type="string">
            <text:p>https://rnca.tamps.cinvestav.mx/verificacion/nra/nombresestablecimientos.php?nra=CGI1512102560</text:p>
          </table:table-cell>
          <table:table-cell office:value-type="string" calcext:value-type="string">
            <text:p>CGI1512102561</text:p>
          </table:table-cell>
          <table:table-cell office:value-type="string" calcext:value-type="string">
            <text:p>https://rnca.tamps.cinvestav.mx/verificacion/nra/nombresestablecimientos.php?nra=CGI1512102561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2500700022</text:p>
          </table:table-cell>
          <table:table-cell office:value-type="string" calcext:value-type="string">
            <text:p>https://rnca.tamps.cinvestav.mx/verificacion/nra/nombresestablecimientos.php?nra=CGI2500700022</text:p>
          </table:table-cell>
          <table:table-cell office:value-type="string" calcext:value-type="string">
            <text:p>CGI2500700025</text:p>
          </table:table-cell>
          <table:table-cell office:value-type="string" calcext:value-type="string">
            <text:p>https://rnca.tamps.cinvestav.mx/verificacion/nra/nombresestablecimientos.php?nra=CGI2500700025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2600200040</text:p>
          </table:table-cell>
          <table:table-cell office:value-type="string" calcext:value-type="string">
            <text:p>https://rnca.tamps.cinvestav.mx/verificacion/nra/nombresestablecimientos.php?nra=CGI2600200040</text:p>
          </table:table-cell>
          <table:table-cell office:value-type="string" calcext:value-type="string">
            <text:p>CGI2600200100</text:p>
          </table:table-cell>
          <table:table-cell office:value-type="string" calcext:value-type="string">
            <text:p>https://rnca.tamps.cinvestav.mx/verificacion/nra/nombresestablecimientos.php?nra=CGI2600200100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2602500056</text:p>
          </table:table-cell>
          <table:table-cell office:value-type="string" calcext:value-type="string">
            <text:p>https://rnca.tamps.cinvestav.mx/verificacion/nra/nombresestablecimientos.php?nra=CGI2602500056</text:p>
          </table:table-cell>
          <table:table-cell office:value-type="string" calcext:value-type="string">
            <text:p>CGI2602500062</text:p>
          </table:table-cell>
          <table:table-cell office:value-type="string" calcext:value-type="string">
            <text:p>https://rnca.tamps.cinvestav.mx/verificacion/nra/nombresestablecimientos.php?nra=CGI260250006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2602500056</text:p>
          </table:table-cell>
          <table:table-cell office:value-type="string" calcext:value-type="string">
            <text:p>https://rnca.tamps.cinvestav.mx/verificacion/nra/nombresestablecimientos.php?nra=CGI2602500056</text:p>
          </table:table-cell>
          <table:table-cell office:value-type="string" calcext:value-type="string">
            <text:p>CGI2602500063</text:p>
          </table:table-cell>
          <table:table-cell office:value-type="string" calcext:value-type="string">
            <text:p>https://rnca.tamps.cinvestav.mx/verificacion/nra/nombresestablecimientos.php?nra=CGI2602500063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2602500062</text:p>
          </table:table-cell>
          <table:table-cell office:value-type="string" calcext:value-type="string">
            <text:p>https://rnca.tamps.cinvestav.mx/verificacion/nra/nombresestablecimientos.php?nra=CGI2602500062</text:p>
          </table:table-cell>
          <table:table-cell office:value-type="string" calcext:value-type="string">
            <text:p>CGI2602500063</text:p>
          </table:table-cell>
          <table:table-cell office:value-type="string" calcext:value-type="string">
            <text:p>https://rnca.tamps.cinvestav.mx/verificacion/nra/nombresestablecimientos.php?nra=CGI2602500063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2606100002</text:p>
          </table:table-cell>
          <table:table-cell office:value-type="string" calcext:value-type="string">
            <text:p>https://rnca.tamps.cinvestav.mx/verificacion/nra/nombresestablecimientos.php?nra=CGI2606100002</text:p>
          </table:table-cell>
          <table:table-cell office:value-type="string" calcext:value-type="string">
            <text:p>CGI2606100005</text:p>
          </table:table-cell>
          <table:table-cell office:value-type="string" calcext:value-type="string">
            <text:p>https://rnca.tamps.cinvestav.mx/verificacion/nra/nombresestablecimientos.php?nra=CGI2606100005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V2300500418</text:p>
          </table:table-cell>
          <table:table-cell office:value-type="string" calcext:value-type="string">
            <text:p>https://rnca.tamps.cinvestav.mx/verificacion/nra/nombresestablecimientos.php?nra=CGV2300500418</text:p>
          </table:table-cell>
          <table:table-cell office:value-type="string" calcext:value-type="string">
            <text:p>CGV2300500419</text:p>
          </table:table-cell>
          <table:table-cell office:value-type="string" calcext:value-type="string">
            <text:p>https://rnca.tamps.cinvestav.mx/verificacion/nra/nombresestablecimientos.php?nra=CGV2300500419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V3105000796</text:p>
          </table:table-cell>
          <table:table-cell office:value-type="string" calcext:value-type="string">
            <text:p>https://rnca.tamps.cinvestav.mx/verificacion/nra/nombresestablecimientos.php?nra=CGV3105000796</text:p>
          </table:table-cell>
          <table:table-cell office:value-type="string" calcext:value-type="string">
            <text:p>CGV3105000797</text:p>
          </table:table-cell>
          <table:table-cell office:value-type="string" calcext:value-type="string">
            <text:p>https://rnca.tamps.cinvestav.mx/verificacion/nra/nombresestablecimientos.php?nra=CGV3105000797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9W0200211</text:p>
          </table:table-cell>
          <table:table-cell office:value-type="string" calcext:value-type="string">
            <text:p>https://rnca.tamps.cinvestav.mx/verificacion/nra/nombresestablecimientos.php?nra=CHR9W0200211</text:p>
          </table:table-cell>
          <table:table-cell office:value-type="string" calcext:value-type="string">
            <text:p>CHR9W0200212</text:p>
          </table:table-cell>
          <table:table-cell office:value-type="string" calcext:value-type="string">
            <text:p>https://rnca.tamps.cinvestav.mx/verificacion/nra/nombresestablecimientos.php?nra=CHR9W0200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M7U0501011</text:p>
          </table:table-cell>
          <table:table-cell office:value-type="string" calcext:value-type="string">
            <text:p>https://rnca.tamps.cinvestav.mx/verificacion/nra/nombresestablecimientos.php?nra=CIM7U0501011</text:p>
          </table:table-cell>
          <table:table-cell office:value-type="string" calcext:value-type="string">
            <text:p>CIM7U0503011</text:p>
          </table:table-cell>
          <table:table-cell office:value-type="string" calcext:value-type="string">
            <text:p>https://rnca.tamps.cinvestav.mx/verificacion/nra/nombresestablecimientos.php?nra=CIM7U05030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N561904611</text:p>
          </table:table-cell>
          <table:table-cell office:value-type="string" calcext:value-type="string">
            <text:p>https://rnca.tamps.cinvestav.mx/verificacion/nra/nombresestablecimientos.php?nra=CIN561904611</text:p>
          </table:table-cell>
          <table:table-cell office:value-type="string" calcext:value-type="string">
            <text:p>CIN571904611</text:p>
          </table:table-cell>
          <table:table-cell office:value-type="string" calcext:value-type="string">
            <text:p>https://rnca.tamps.cinvestav.mx/verificacion/nra/nombresestablecimientos.php?nra=CIN571904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N9M2802211</text:p>
          </table:table-cell>
          <table:table-cell office:value-type="string" calcext:value-type="string">
            <text:p>https://rnca.tamps.cinvestav.mx/verificacion/nra/nombresestablecimientos.php?nra=CIN9M2802211</text:p>
          </table:table-cell>
          <table:table-cell office:value-type="string" calcext:value-type="string">
            <text:p>CIN9M2802212</text:p>
          </table:table-cell>
          <table:table-cell office:value-type="string" calcext:value-type="string">
            <text:p>https://rnca.tamps.cinvestav.mx/verificacion/nra/nombresestablecimientos.php?nra=CIN9M2802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2M3010211</text:p>
          </table:table-cell>
          <table:table-cell office:value-type="string" calcext:value-type="string">
            <text:p>https://rnca.tamps.cinvestav.mx/verificacion/nra/nombresestablecimientos.php?nra=CIT2M3010211</text:p>
          </table:table-cell>
          <table:table-cell office:value-type="string" calcext:value-type="string">
            <text:p>CIT2M3016011</text:p>
          </table:table-cell>
          <table:table-cell office:value-type="string" calcext:value-type="string">
            <text:p>https://rnca.tamps.cinvestav.mx/verificacion/nra/nombresestablecimientos.php?nra=CIT2M30160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V7M1502511</text:p>
          </table:table-cell>
          <table:table-cell office:value-type="string" calcext:value-type="string">
            <text:p>https://rnca.tamps.cinvestav.mx/verificacion/nra/nombresestablecimientos.php?nra=CIV7M1502511</text:p>
          </table:table-cell>
          <table:table-cell office:value-type="string" calcext:value-type="string">
            <text:p>CIV7M1502512</text:p>
          </table:table-cell>
          <table:table-cell office:value-type="string" calcext:value-type="string">
            <text:p>https://rnca.tamps.cinvestav.mx/verificacion/nra/nombresestablecimientos.php?nra=CIV7M15025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M701903911</text:p>
          </table:table-cell>
          <table:table-cell office:value-type="string" calcext:value-type="string">
            <text:p>https://rnca.tamps.cinvestav.mx/verificacion/nra/nombresestablecimientos.php?nra=CLM701903911</text:p>
          </table:table-cell>
          <table:table-cell office:value-type="string" calcext:value-type="string">
            <text:p>CLM701903912</text:p>
          </table:table-cell>
          <table:table-cell office:value-type="string" calcext:value-type="string">
            <text:p>https://rnca.tamps.cinvestav.mx/verificacion/nra/nombresestablecimientos.php?nra=CLM701903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A581507011</text:p>
          </table:table-cell>
          <table:table-cell office:value-type="string" calcext:value-type="string">
            <text:p>https://rnca.tamps.cinvestav.mx/verificacion/nra/nombresestablecimientos.php?nra=CMA581507011</text:p>
          </table:table-cell>
          <table:table-cell office:value-type="string" calcext:value-type="string">
            <text:p>CMA581507021</text:p>
          </table:table-cell>
          <table:table-cell office:value-type="string" calcext:value-type="string">
            <text:p>https://rnca.tamps.cinvestav.mx/verificacion/nra/nombresestablecimientos.php?nra=CMA5815070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0400300132</text:p>
          </table:table-cell>
          <table:table-cell office:value-type="string" calcext:value-type="string">
            <text:p>https://rnca.tamps.cinvestav.mx/verificacion/nra/nombresestablecimientos.php?nra=CME0400300132</text:p>
          </table:table-cell>
          <table:table-cell office:value-type="string" calcext:value-type="string">
            <text:p>CME0400300183</text:p>
          </table:table-cell>
          <table:table-cell office:value-type="string" calcext:value-type="string">
            <text:p>https://rnca.tamps.cinvestav.mx/verificacion/nra/nombresestablecimientos.php?nra=CME0400300183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0400300168</text:p>
          </table:table-cell>
          <table:table-cell office:value-type="string" calcext:value-type="string">
            <text:p>https://rnca.tamps.cinvestav.mx/verificacion/nra/nombresestablecimientos.php?nra=CME0400300168</text:p>
          </table:table-cell>
          <table:table-cell office:value-type="string" calcext:value-type="string">
            <text:p>CME0400300181</text:p>
          </table:table-cell>
          <table:table-cell office:value-type="string" calcext:value-type="string">
            <text:p>https://rnca.tamps.cinvestav.mx/verificacion/nra/nombresestablecimientos.php?nra=CME0400300181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0400300168</text:p>
          </table:table-cell>
          <table:table-cell office:value-type="string" calcext:value-type="string">
            <text:p>https://rnca.tamps.cinvestav.mx/verificacion/nra/nombresestablecimientos.php?nra=CME0400300168</text:p>
          </table:table-cell>
          <table:table-cell office:value-type="string" calcext:value-type="string">
            <text:p>CME0400300183</text:p>
          </table:table-cell>
          <table:table-cell office:value-type="string" calcext:value-type="string">
            <text:p>https://rnca.tamps.cinvestav.mx/verificacion/nra/nombresestablecimientos.php?nra=CME0400300183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0400300168</text:p>
          </table:table-cell>
          <table:table-cell office:value-type="string" calcext:value-type="string">
            <text:p>https://rnca.tamps.cinvestav.mx/verificacion/nra/nombresestablecimientos.php?nra=CME0400300168</text:p>
          </table:table-cell>
          <table:table-cell office:value-type="string" calcext:value-type="string">
            <text:p>CME0400300184</text:p>
          </table:table-cell>
          <table:table-cell office:value-type="string" calcext:value-type="string">
            <text:p>https://rnca.tamps.cinvestav.mx/verificacion/nra/nombresestablecimientos.php?nra=CME0400300184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0400300181</text:p>
          </table:table-cell>
          <table:table-cell office:value-type="string" calcext:value-type="string">
            <text:p>https://rnca.tamps.cinvestav.mx/verificacion/nra/nombresestablecimientos.php?nra=CME0400300181</text:p>
          </table:table-cell>
          <table:table-cell office:value-type="string" calcext:value-type="string">
            <text:p>CME0400300183</text:p>
          </table:table-cell>
          <table:table-cell office:value-type="string" calcext:value-type="string">
            <text:p>https://rnca.tamps.cinvestav.mx/verificacion/nra/nombresestablecimientos.php?nra=CME0400300183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0400300181</text:p>
          </table:table-cell>
          <table:table-cell office:value-type="string" calcext:value-type="string">
            <text:p>https://rnca.tamps.cinvestav.mx/verificacion/nra/nombresestablecimientos.php?nra=CME0400300181</text:p>
          </table:table-cell>
          <table:table-cell office:value-type="string" calcext:value-type="string">
            <text:p>CME0400300184</text:p>
          </table:table-cell>
          <table:table-cell office:value-type="string" calcext:value-type="string">
            <text:p>https://rnca.tamps.cinvestav.mx/verificacion/nra/nombresestablecimientos.php?nra=CME0400300184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0400300183</text:p>
          </table:table-cell>
          <table:table-cell office:value-type="string" calcext:value-type="string">
            <text:p>https://rnca.tamps.cinvestav.mx/verificacion/nra/nombresestablecimientos.php?nra=CME0400300183</text:p>
          </table:table-cell>
          <table:table-cell office:value-type="string" calcext:value-type="string">
            <text:p>CME0400300184</text:p>
          </table:table-cell>
          <table:table-cell office:value-type="string" calcext:value-type="string">
            <text:p>https://rnca.tamps.cinvestav.mx/verificacion/nra/nombresestablecimientos.php?nra=CME0400300184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1904800002</text:p>
          </table:table-cell>
          <table:table-cell office:value-type="string" calcext:value-type="string">
            <text:p>https://rnca.tamps.cinvestav.mx/verificacion/nra/nombresestablecimientos.php?nra=CME1904800002</text:p>
          </table:table-cell>
          <table:table-cell office:value-type="string" calcext:value-type="string">
            <text:p>CME1904800100</text:p>
          </table:table-cell>
          <table:table-cell office:value-type="string" calcext:value-type="string">
            <text:p>https://rnca.tamps.cinvestav.mx/verificacion/nra/nombresestablecimientos.php?nra=CME1904800100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5H1404411</text:p>
          </table:table-cell>
          <table:table-cell office:value-type="string" calcext:value-type="string">
            <text:p>https://rnca.tamps.cinvestav.mx/verificacion/nra/nombresestablecimientos.php?nra=CME5H1404411</text:p>
          </table:table-cell>
          <table:table-cell office:value-type="string" calcext:value-type="string">
            <text:p>CME5H1404421</text:p>
          </table:table-cell>
          <table:table-cell office:value-type="string" calcext:value-type="string">
            <text:p>https://rnca.tamps.cinvestav.mx/verificacion/nra/nombresestablecimientos.php?nra=CME5H14044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5J1505711</text:p>
          </table:table-cell>
          <table:table-cell office:value-type="string" calcext:value-type="string">
            <text:p>https://rnca.tamps.cinvestav.mx/verificacion/nra/nombresestablecimientos.php?nra=CME5J1505711</text:p>
          </table:table-cell>
          <table:table-cell office:value-type="string" calcext:value-type="string">
            <text:p>CME5U1505711</text:p>
          </table:table-cell>
          <table:table-cell office:value-type="string" calcext:value-type="string">
            <text:p>https://rnca.tamps.cinvestav.mx/verificacion/nra/nombresestablecimientos.php?nra=CME5U1505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731302911</text:p>
          </table:table-cell>
          <table:table-cell office:value-type="string" calcext:value-type="string">
            <text:p>https://rnca.tamps.cinvestav.mx/verificacion/nra/nombresestablecimientos.php?nra=CME731302911</text:p>
          </table:table-cell>
          <table:table-cell office:value-type="string" calcext:value-type="string">
            <text:p>CME731302921</text:p>
          </table:table-cell>
          <table:table-cell office:value-type="string" calcext:value-type="string">
            <text:p>https://rnca.tamps.cinvestav.mx/verificacion/nra/nombresestablecimientos.php?nra=CME7313029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732104011</text:p>
          </table:table-cell>
          <table:table-cell office:value-type="string" calcext:value-type="string">
            <text:p>https://rnca.tamps.cinvestav.mx/verificacion/nra/nombresestablecimientos.php?nra=CME732104011</text:p>
          </table:table-cell>
          <table:table-cell office:value-type="string" calcext:value-type="string">
            <text:p>CME732104021</text:p>
          </table:table-cell>
          <table:table-cell office:value-type="string" calcext:value-type="string">
            <text:p>https://rnca.tamps.cinvestav.mx/verificacion/nra/nombresestablecimientos.php?nra=CME7321040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732104011</text:p>
          </table:table-cell>
          <table:table-cell office:value-type="string" calcext:value-type="string">
            <text:p>https://rnca.tamps.cinvestav.mx/verificacion/nra/nombresestablecimientos.php?nra=CME732104011</text:p>
          </table:table-cell>
          <table:table-cell office:value-type="string" calcext:value-type="string">
            <text:p>CME732404011</text:p>
          </table:table-cell>
          <table:table-cell office:value-type="string" calcext:value-type="string">
            <text:p>https://rnca.tamps.cinvestav.mx/verificacion/nra/nombresestablecimientos.php?nra=CME7324040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732603011</text:p>
          </table:table-cell>
          <table:table-cell office:value-type="string" calcext:value-type="string">
            <text:p>https://rnca.tamps.cinvestav.mx/verificacion/nra/nombresestablecimientos.php?nra=CME732603011</text:p>
          </table:table-cell>
          <table:table-cell office:value-type="string" calcext:value-type="string">
            <text:p>CME732603012</text:p>
          </table:table-cell>
          <table:table-cell office:value-type="string" calcext:value-type="string">
            <text:p>https://rnca.tamps.cinvestav.mx/verificacion/nra/nombresestablecimientos.php?nra=CME7326030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7N0900211</text:p>
          </table:table-cell>
          <table:table-cell office:value-type="string" calcext:value-type="string">
            <text:p>https://rnca.tamps.cinvestav.mx/verificacion/nra/nombresestablecimientos.php?nra=CME7N0900211</text:p>
          </table:table-cell>
          <table:table-cell office:value-type="string" calcext:value-type="string">
            <text:p>CME7P0900211</text:p>
          </table:table-cell>
          <table:table-cell office:value-type="string" calcext:value-type="string">
            <text:p>https://rnca.tamps.cinvestav.mx/verificacion/nra/nombresestablecimientos.php?nra=CME7P0900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831904811</text:p>
          </table:table-cell>
          <table:table-cell office:value-type="string" calcext:value-type="string">
            <text:p>https://rnca.tamps.cinvestav.mx/verificacion/nra/nombresestablecimientos.php?nra=CME831904811</text:p>
          </table:table-cell>
          <table:table-cell office:value-type="string" calcext:value-type="string">
            <text:p>CME8J1904811</text:p>
          </table:table-cell>
          <table:table-cell office:value-type="string" calcext:value-type="string">
            <text:p>https://rnca.tamps.cinvestav.mx/verificacion/nra/nombresestablecimientos.php?nra=CME8J1904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831904811</text:p>
          </table:table-cell>
          <table:table-cell office:value-type="string" calcext:value-type="string">
            <text:p>https://rnca.tamps.cinvestav.mx/verificacion/nra/nombresestablecimientos.php?nra=CME831904811</text:p>
          </table:table-cell>
          <table:table-cell office:value-type="string" calcext:value-type="string">
            <text:p>CME8N1904811</text:p>
          </table:table-cell>
          <table:table-cell office:value-type="string" calcext:value-type="string">
            <text:p>https://rnca.tamps.cinvestav.mx/verificacion/nra/nombresestablecimientos.php?nra=CME8N1904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8A0200211</text:p>
          </table:table-cell>
          <table:table-cell office:value-type="string" calcext:value-type="string">
            <text:p>https://rnca.tamps.cinvestav.mx/verificacion/nra/nombresestablecimientos.php?nra=CME8A0200211</text:p>
          </table:table-cell>
          <table:table-cell office:value-type="string" calcext:value-type="string">
            <text:p>CME8A0200221</text:p>
          </table:table-cell>
          <table:table-cell office:value-type="string" calcext:value-type="string">
            <text:p>https://rnca.tamps.cinvestav.mx/verificacion/nra/nombresestablecimientos.php?nra=CME8A0200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8A0200211</text:p>
          </table:table-cell>
          <table:table-cell office:value-type="string" calcext:value-type="string">
            <text:p>https://rnca.tamps.cinvestav.mx/verificacion/nra/nombresestablecimientos.php?nra=CME8A0200211</text:p>
          </table:table-cell>
          <table:table-cell office:value-type="string" calcext:value-type="string">
            <text:p>CME8A0900211</text:p>
          </table:table-cell>
          <table:table-cell office:value-type="string" calcext:value-type="string">
            <text:p>https://rnca.tamps.cinvestav.mx/verificacion/nra/nombresestablecimientos.php?nra=CME8A0900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8J1904811</text:p>
          </table:table-cell>
          <table:table-cell office:value-type="string" calcext:value-type="string">
            <text:p>https://rnca.tamps.cinvestav.mx/verificacion/nra/nombresestablecimientos.php?nra=CME8J1904811</text:p>
          </table:table-cell>
          <table:table-cell office:value-type="string" calcext:value-type="string">
            <text:p>CME8N1904811</text:p>
          </table:table-cell>
          <table:table-cell office:value-type="string" calcext:value-type="string">
            <text:p>https://rnca.tamps.cinvestav.mx/verificacion/nra/nombresestablecimientos.php?nra=CME8N1904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8N1904811</text:p>
          </table:table-cell>
          <table:table-cell office:value-type="string" calcext:value-type="string">
            <text:p>https://rnca.tamps.cinvestav.mx/verificacion/nra/nombresestablecimientos.php?nra=CME8N1904811</text:p>
          </table:table-cell>
          <table:table-cell office:value-type="string" calcext:value-type="string">
            <text:p>CME8N1904812</text:p>
          </table:table-cell>
          <table:table-cell office:value-type="string" calcext:value-type="string">
            <text:p>https://rnca.tamps.cinvestav.mx/verificacion/nra/nombresestablecimientos.php?nra=CME8N19048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912802211</text:p>
          </table:table-cell>
          <table:table-cell office:value-type="string" calcext:value-type="string">
            <text:p>https://rnca.tamps.cinvestav.mx/verificacion/nra/nombresestablecimientos.php?nra=CME912802211</text:p>
          </table:table-cell>
          <table:table-cell office:value-type="string" calcext:value-type="string">
            <text:p>CME912802221</text:p>
          </table:table-cell>
          <table:table-cell office:value-type="string" calcext:value-type="string">
            <text:p>https://rnca.tamps.cinvestav.mx/verificacion/nra/nombresestablecimientos.php?nra=CME912802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950200411</text:p>
          </table:table-cell>
          <table:table-cell office:value-type="string" calcext:value-type="string">
            <text:p>https://rnca.tamps.cinvestav.mx/verificacion/nra/nombresestablecimientos.php?nra=CME950200411</text:p>
          </table:table-cell>
          <table:table-cell office:value-type="string" calcext:value-type="string">
            <text:p>CME960200411</text:p>
          </table:table-cell>
          <table:table-cell office:value-type="string" calcext:value-type="string">
            <text:p>https://rnca.tamps.cinvestav.mx/verificacion/nra/nombresestablecimientos.php?nra=CME960200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950803711</text:p>
          </table:table-cell>
          <table:table-cell office:value-type="string" calcext:value-type="string">
            <text:p>https://rnca.tamps.cinvestav.mx/verificacion/nra/nombresestablecimientos.php?nra=CME950803711</text:p>
          </table:table-cell>
          <table:table-cell office:value-type="string" calcext:value-type="string">
            <text:p>CME950803721</text:p>
          </table:table-cell>
          <table:table-cell office:value-type="string" calcext:value-type="string">
            <text:p>https://rnca.tamps.cinvestav.mx/verificacion/nra/nombresestablecimientos.php?nra=CME9508037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9G0503011</text:p>
          </table:table-cell>
          <table:table-cell office:value-type="string" calcext:value-type="string">
            <text:p>https://rnca.tamps.cinvestav.mx/verificacion/nra/nombresestablecimientos.php?nra=CME9G0503011</text:p>
          </table:table-cell>
          <table:table-cell office:value-type="string" calcext:value-type="string">
            <text:p>CME9I0503011</text:p>
          </table:table-cell>
          <table:table-cell office:value-type="string" calcext:value-type="string">
            <text:p>https://rnca.tamps.cinvestav.mx/verificacion/nra/nombresestablecimientos.php?nra=CME9I05030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9M0101111</text:p>
          </table:table-cell>
          <table:table-cell office:value-type="string" calcext:value-type="string">
            <text:p>https://rnca.tamps.cinvestav.mx/verificacion/nra/nombresestablecimientos.php?nra=CME9M0101111</text:p>
          </table:table-cell>
          <table:table-cell office:value-type="string" calcext:value-type="string">
            <text:p>CME9M0101131</text:p>
          </table:table-cell>
          <table:table-cell office:value-type="string" calcext:value-type="string">
            <text:p>https://rnca.tamps.cinvestav.mx/verificacion/nra/nombresestablecimientos.php?nra=CME9M01011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9M0101131</text:p>
          </table:table-cell>
          <table:table-cell office:value-type="string" calcext:value-type="string">
            <text:p>https://rnca.tamps.cinvestav.mx/verificacion/nra/nombresestablecimientos.php?nra=CME9M0101131</text:p>
          </table:table-cell>
          <table:table-cell office:value-type="string" calcext:value-type="string">
            <text:p>CME9M0101132</text:p>
          </table:table-cell>
          <table:table-cell office:value-type="string" calcext:value-type="string">
            <text:p>https://rnca.tamps.cinvestav.mx/verificacion/nra/nombresestablecimientos.php?nra=CME9M010113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9M2402811</text:p>
          </table:table-cell>
          <table:table-cell office:value-type="string" calcext:value-type="string">
            <text:p>https://rnca.tamps.cinvestav.mx/verificacion/nra/nombresestablecimientos.php?nra=CME9M2402811</text:p>
          </table:table-cell>
          <table:table-cell office:value-type="string" calcext:value-type="string">
            <text:p>CME9M2402812</text:p>
          </table:table-cell>
          <table:table-cell office:value-type="string" calcext:value-type="string">
            <text:p>https://rnca.tamps.cinvestav.mx/verificacion/nra/nombresestablecimientos.php?nra=CME9M24028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9M2802221</text:p>
          </table:table-cell>
          <table:table-cell office:value-type="string" calcext:value-type="string">
            <text:p>https://rnca.tamps.cinvestav.mx/verificacion/nra/nombresestablecimientos.php?nra=CME9M2802221</text:p>
          </table:table-cell>
          <table:table-cell office:value-type="string" calcext:value-type="string">
            <text:p>CME9M2802241</text:p>
          </table:table-cell>
          <table:table-cell office:value-type="string" calcext:value-type="string">
            <text:p>https://rnca.tamps.cinvestav.mx/verificacion/nra/nombresestablecimientos.php?nra=CME9M280224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NB1904611</text:p>
          </table:table-cell>
          <table:table-cell office:value-type="string" calcext:value-type="string">
            <text:p>https://rnca.tamps.cinvestav.mx/verificacion/nra/nombresestablecimientos.php?nra=CMENB1904611</text:p>
          </table:table-cell>
          <table:table-cell office:value-type="string" calcext:value-type="string">
            <text:p>CMENB1904621</text:p>
          </table:table-cell>
          <table:table-cell office:value-type="string" calcext:value-type="string">
            <text:p>https://rnca.tamps.cinvestav.mx/verificacion/nra/nombresestablecimientos.php?nra=CMENB19046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O300901611</text:p>
          </table:table-cell>
          <table:table-cell office:value-type="string" calcext:value-type="string">
            <text:p>https://rnca.tamps.cinvestav.mx/verificacion/nra/nombresestablecimientos.php?nra=CMO300901611</text:p>
          </table:table-cell>
          <table:table-cell office:value-type="string" calcext:value-type="string">
            <text:p>CMO300901612</text:p>
          </table:table-cell>
          <table:table-cell office:value-type="string" calcext:value-type="string">
            <text:p>https://rnca.tamps.cinvestav.mx/verificacion/nra/nombresestablecimientos.php?nra=CMO300901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O911900611</text:p>
          </table:table-cell>
          <table:table-cell office:value-type="string" calcext:value-type="string">
            <text:p>https://rnca.tamps.cinvestav.mx/verificacion/nra/nombresestablecimientos.php?nra=CMO911900611</text:p>
          </table:table-cell>
          <table:table-cell office:value-type="string" calcext:value-type="string">
            <text:p>CMO911900612</text:p>
          </table:table-cell>
          <table:table-cell office:value-type="string" calcext:value-type="string">
            <text:p>https://rnca.tamps.cinvestav.mx/verificacion/nra/nombresestablecimientos.php?nra=CMO911900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O911900611</text:p>
          </table:table-cell>
          <table:table-cell office:value-type="string" calcext:value-type="string">
            <text:p>https://rnca.tamps.cinvestav.mx/verificacion/nra/nombresestablecimientos.php?nra=CMO911900611</text:p>
          </table:table-cell>
          <table:table-cell office:value-type="string" calcext:value-type="string">
            <text:p>CMO911900613</text:p>
          </table:table-cell>
          <table:table-cell office:value-type="string" calcext:value-type="string">
            <text:p>https://rnca.tamps.cinvestav.mx/verificacion/nra/nombresestablecimientos.php?nra=CMO9119006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O911900611</text:p>
          </table:table-cell>
          <table:table-cell office:value-type="string" calcext:value-type="string">
            <text:p>https://rnca.tamps.cinvestav.mx/verificacion/nra/nombresestablecimientos.php?nra=CMO911900611</text:p>
          </table:table-cell>
          <table:table-cell office:value-type="string" calcext:value-type="string">
            <text:p>CMO911904611</text:p>
          </table:table-cell>
          <table:table-cell office:value-type="string" calcext:value-type="string">
            <text:p>https://rnca.tamps.cinvestav.mx/verificacion/nra/nombresestablecimientos.php?nra=CMO911904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O911900612</text:p>
          </table:table-cell>
          <table:table-cell office:value-type="string" calcext:value-type="string">
            <text:p>https://rnca.tamps.cinvestav.mx/verificacion/nra/nombresestablecimientos.php?nra=CMO911900612</text:p>
          </table:table-cell>
          <table:table-cell office:value-type="string" calcext:value-type="string">
            <text:p>CMO911900613</text:p>
          </table:table-cell>
          <table:table-cell office:value-type="string" calcext:value-type="string">
            <text:p>https://rnca.tamps.cinvestav.mx/verificacion/nra/nombresestablecimientos.php?nra=CMO9119006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O911900613</text:p>
          </table:table-cell>
          <table:table-cell office:value-type="string" calcext:value-type="string">
            <text:p>https://rnca.tamps.cinvestav.mx/verificacion/nra/nombresestablecimientos.php?nra=CMO911900613</text:p>
          </table:table-cell>
          <table:table-cell office:value-type="string" calcext:value-type="string">
            <text:p>CMO951900613</text:p>
          </table:table-cell>
          <table:table-cell office:value-type="string" calcext:value-type="string">
            <text:p>https://rnca.tamps.cinvestav.mx/verificacion/nra/nombresestablecimientos.php?nra=CMO9519006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R0502700028</text:p>
          </table:table-cell>
          <table:table-cell office:value-type="string" calcext:value-type="string">
            <text:p>https://rnca.tamps.cinvestav.mx/verificacion/nra/nombresestablecimientos.php?nra=CMR0502700028</text:p>
          </table:table-cell>
          <table:table-cell office:value-type="string" calcext:value-type="string">
            <text:p>CMR0502700089</text:p>
          </table:table-cell>
          <table:table-cell office:value-type="string" calcext:value-type="string">
            <text:p>https://rnca.tamps.cinvestav.mx/verificacion/nra/nombresestablecimientos.php?nra=CMR0502700089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741409711</text:p>
          </table:table-cell>
          <table:table-cell office:value-type="string" calcext:value-type="string">
            <text:p>https://rnca.tamps.cinvestav.mx/verificacion/nra/nombresestablecimientos.php?nra=COC741409711</text:p>
          </table:table-cell>
          <table:table-cell office:value-type="string" calcext:value-type="string">
            <text:p>COC741409721</text:p>
          </table:table-cell>
          <table:table-cell office:value-type="string" calcext:value-type="string">
            <text:p>https://rnca.tamps.cinvestav.mx/verificacion/nra/nombresestablecimientos.php?nra=COC7414097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741603011</text:p>
          </table:table-cell>
          <table:table-cell office:value-type="string" calcext:value-type="string">
            <text:p>https://rnca.tamps.cinvestav.mx/verificacion/nra/nombresestablecimientos.php?nra=COC741603011</text:p>
          </table:table-cell>
          <table:table-cell office:value-type="string" calcext:value-type="string">
            <text:p>COC741603021</text:p>
          </table:table-cell>
          <table:table-cell office:value-type="string" calcext:value-type="string">
            <text:p>https://rnca.tamps.cinvestav.mx/verificacion/nra/nombresestablecimientos.php?nra=COC7416030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9M0803711</text:p>
          </table:table-cell>
          <table:table-cell office:value-type="string" calcext:value-type="string">
            <text:p>https://rnca.tamps.cinvestav.mx/verificacion/nra/nombresestablecimientos.php?nra=COC9M0803711</text:p>
          </table:table-cell>
          <table:table-cell office:value-type="string" calcext:value-type="string">
            <text:p>COC9M0803713</text:p>
          </table:table-cell>
          <table:table-cell office:value-type="string" calcext:value-type="string">
            <text:p>https://rnca.tamps.cinvestav.mx/verificacion/nra/nombresestablecimientos.php?nra=COC9M0803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9M0803711</text:p>
          </table:table-cell>
          <table:table-cell office:value-type="string" calcext:value-type="string">
            <text:p>https://rnca.tamps.cinvestav.mx/verificacion/nra/nombresestablecimientos.php?nra=COC9M0803711</text:p>
          </table:table-cell>
          <table:table-cell office:value-type="string" calcext:value-type="string">
            <text:p>COC9M0803714</text:p>
          </table:table-cell>
          <table:table-cell office:value-type="string" calcext:value-type="string">
            <text:p>https://rnca.tamps.cinvestav.mx/verificacion/nra/nombresestablecimientos.php?nra=COC9M08037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9M0803713</text:p>
          </table:table-cell>
          <table:table-cell office:value-type="string" calcext:value-type="string">
            <text:p>https://rnca.tamps.cinvestav.mx/verificacion/nra/nombresestablecimientos.php?nra=COC9M0803713</text:p>
          </table:table-cell>
          <table:table-cell office:value-type="string" calcext:value-type="string">
            <text:p>COC9M0803714</text:p>
          </table:table-cell>
          <table:table-cell office:value-type="string" calcext:value-type="string">
            <text:p>https://rnca.tamps.cinvestav.mx/verificacion/nra/nombresestablecimientos.php?nra=COC9M08037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0400300317</text:p>
          </table:table-cell>
          <table:table-cell office:value-type="string" calcext:value-type="string">
            <text:p>https://rnca.tamps.cinvestav.mx/verificacion/nra/nombresestablecimientos.php?nra=COF0400300317</text:p>
          </table:table-cell>
          <table:table-cell office:value-type="string" calcext:value-type="string">
            <text:p>COF0400300370</text:p>
          </table:table-cell>
          <table:table-cell office:value-type="string" calcext:value-type="string">
            <text:p>https://rnca.tamps.cinvestav.mx/verificacion/nra/nombresestablecimientos.php?nra=COF0400300370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0400300370</text:p>
          </table:table-cell>
          <table:table-cell office:value-type="string" calcext:value-type="string">
            <text:p>https://rnca.tamps.cinvestav.mx/verificacion/nra/nombresestablecimientos.php?nra=COF0400300370</text:p>
          </table:table-cell>
          <table:table-cell office:value-type="string" calcext:value-type="string">
            <text:p>COF0400300570</text:p>
          </table:table-cell>
          <table:table-cell office:value-type="string" calcext:value-type="string">
            <text:p>https://rnca.tamps.cinvestav.mx/verificacion/nra/nombresestablecimientos.php?nra=COF0400300570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5I1904611</text:p>
          </table:table-cell>
          <table:table-cell office:value-type="string" calcext:value-type="string">
            <text:p>https://rnca.tamps.cinvestav.mx/verificacion/nra/nombresestablecimientos.php?nra=COS5I1904611</text:p>
          </table:table-cell>
          <table:table-cell office:value-type="string" calcext:value-type="string">
            <text:p>COS5N1904611</text:p>
          </table:table-cell>
          <table:table-cell office:value-type="string" calcext:value-type="string">
            <text:p>https://rnca.tamps.cinvestav.mx/verificacion/nra/nombresestablecimientos.php?nra=COS5N1904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TW0400310</text:p>
          </table:table-cell>
          <table:table-cell office:value-type="string" calcext:value-type="string">
            <text:p>https://rnca.tamps.cinvestav.mx/verificacion/nra/nombresestablecimientos.php?nra=COTTW0400310</text:p>
          </table:table-cell>
          <table:table-cell office:value-type="string" calcext:value-type="string">
            <text:p>COTTW0400311</text:p>
          </table:table-cell>
          <table:table-cell office:value-type="string" calcext:value-type="string">
            <text:p>https://rnca.tamps.cinvestav.mx/verificacion/nra/nombresestablecimientos.php?nra=COTTW0400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362802111</text:p>
          </table:table-cell>
          <table:table-cell office:value-type="string" calcext:value-type="string">
            <text:p>https://rnca.tamps.cinvestav.mx/verificacion/nra/nombresestablecimientos.php?nra=CPB362802111</text:p>
          </table:table-cell>
          <table:table-cell office:value-type="string" calcext:value-type="string">
            <text:p>CPB362802112</text:p>
          </table:table-cell>
          <table:table-cell office:value-type="string" calcext:value-type="string">
            <text:p>https://rnca.tamps.cinvestav.mx/verificacion/nra/nombresestablecimientos.php?nra=CPB3628021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362802111</text:p>
          </table:table-cell>
          <table:table-cell office:value-type="string" calcext:value-type="string">
            <text:p>https://rnca.tamps.cinvestav.mx/verificacion/nra/nombresestablecimientos.php?nra=CPB362802111</text:p>
          </table:table-cell>
          <table:table-cell office:value-type="string" calcext:value-type="string">
            <text:p>CPB362802121</text:p>
          </table:table-cell>
          <table:table-cell office:value-type="string" calcext:value-type="string">
            <text:p>https://rnca.tamps.cinvestav.mx/verificacion/nra/nombresestablecimientos.php?nra=CPB3628021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362802112</text:p>
          </table:table-cell>
          <table:table-cell office:value-type="string" calcext:value-type="string">
            <text:p>https://rnca.tamps.cinvestav.mx/verificacion/nra/nombresestablecimientos.php?nra=CPB362802112</text:p>
          </table:table-cell>
          <table:table-cell office:value-type="string" calcext:value-type="string">
            <text:p>CPB362802121</text:p>
          </table:table-cell>
          <table:table-cell office:value-type="string" calcext:value-type="string">
            <text:p>https://rnca.tamps.cinvestav.mx/verificacion/nra/nombresestablecimientos.php?nra=CPB3628021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MQ2804111</text:p>
          </table:table-cell>
          <table:table-cell office:value-type="string" calcext:value-type="string">
            <text:p>https://rnca.tamps.cinvestav.mx/verificacion/nra/nombresestablecimientos.php?nra=CPBMQ2804111</text:p>
          </table:table-cell>
          <table:table-cell office:value-type="string" calcext:value-type="string">
            <text:p>CPBMQ2804121</text:p>
          </table:table-cell>
          <table:table-cell office:value-type="string" calcext:value-type="string">
            <text:p>https://rnca.tamps.cinvestav.mx/verificacion/nra/nombresestablecimientos.php?nra=CPBMQ28041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EA42802711</text:p>
          </table:table-cell>
          <table:table-cell office:value-type="string" calcext:value-type="string">
            <text:p>https://rnca.tamps.cinvestav.mx/verificacion/nra/nombresestablecimientos.php?nra=CPEA42802711</text:p>
          </table:table-cell>
          <table:table-cell office:value-type="string" calcext:value-type="string">
            <text:p>CPEA42802712</text:p>
          </table:table-cell>
          <table:table-cell office:value-type="string" calcext:value-type="string">
            <text:p>https://rnca.tamps.cinvestav.mx/verificacion/nra/nombresestablecimientos.php?nra=CPEA42802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LJ1901811</text:p>
          </table:table-cell>
          <table:table-cell office:value-type="string" calcext:value-type="string">
            <text:p>https://rnca.tamps.cinvestav.mx/verificacion/nra/nombresestablecimientos.php?nra=CPILJ1901811</text:p>
          </table:table-cell>
          <table:table-cell office:value-type="string" calcext:value-type="string">
            <text:p>CPILV1901811</text:p>
          </table:table-cell>
          <table:table-cell office:value-type="string" calcext:value-type="string">
            <text:p>https://rnca.tamps.cinvestav.mx/verificacion/nra/nombresestablecimientos.php?nra=CPILV1901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MC1403911</text:p>
          </table:table-cell>
          <table:table-cell office:value-type="string" calcext:value-type="string">
            <text:p>https://rnca.tamps.cinvestav.mx/verificacion/nra/nombresestablecimientos.php?nra=CPIMC1403911</text:p>
          </table:table-cell>
          <table:table-cell office:value-type="string" calcext:value-type="string">
            <text:p>CPIMC1403912</text:p>
          </table:table-cell>
          <table:table-cell office:value-type="string" calcext:value-type="string">
            <text:p>https://rnca.tamps.cinvestav.mx/verificacion/nra/nombresestablecimientos.php?nra=CPIMC1403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L7P1501311</text:p>
          </table:table-cell>
          <table:table-cell office:value-type="string" calcext:value-type="string">
            <text:p>https://rnca.tamps.cinvestav.mx/verificacion/nra/nombresestablecimientos.php?nra=CPL7P1501311</text:p>
          </table:table-cell>
          <table:table-cell office:value-type="string" calcext:value-type="string">
            <text:p>CPL7P1501312</text:p>
          </table:table-cell>
          <table:table-cell office:value-type="string" calcext:value-type="string">
            <text:p>https://rnca.tamps.cinvestav.mx/verificacion/nra/nombresestablecimientos.php?nra=CPL7P15013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O572201611</text:p>
          </table:table-cell>
          <table:table-cell office:value-type="string" calcext:value-type="string">
            <text:p>https://rnca.tamps.cinvestav.mx/verificacion/nra/nombresestablecimientos.php?nra=CPO572201611</text:p>
          </table:table-cell>
          <table:table-cell office:value-type="string" calcext:value-type="string">
            <text:p>CPO572201621</text:p>
          </table:table-cell>
          <table:table-cell office:value-type="string" calcext:value-type="string">
            <text:p>https://rnca.tamps.cinvestav.mx/verificacion/nra/nombresestablecimientos.php?nra=CPO5722016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S3100700001</text:p>
          </table:table-cell>
          <table:table-cell office:value-type="string" calcext:value-type="string">
            <text:p>https://rnca.tamps.cinvestav.mx/verificacion/nra/nombresestablecimientos.php?nra=CPS3100700001</text:p>
          </table:table-cell>
          <table:table-cell office:value-type="string" calcext:value-type="string">
            <text:p>CPS3100700002</text:p>
          </table:table-cell>
          <table:table-cell office:value-type="string" calcext:value-type="string">
            <text:p>https://rnca.tamps.cinvestav.mx/verificacion/nra/nombresestablecimientos.php?nra=CPS310070000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U5H1901811</text:p>
          </table:table-cell>
          <table:table-cell office:value-type="string" calcext:value-type="string">
            <text:p>https://rnca.tamps.cinvestav.mx/verificacion/nra/nombresestablecimientos.php?nra=CQU5H1901811</text:p>
          </table:table-cell>
          <table:table-cell office:value-type="string" calcext:value-type="string">
            <text:p>CQU5H1904811</text:p>
          </table:table-cell>
          <table:table-cell office:value-type="string" calcext:value-type="string">
            <text:p>https://rnca.tamps.cinvestav.mx/verificacion/nra/nombresestablecimientos.php?nra=CQU5H1904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872803211</text:p>
          </table:table-cell>
          <table:table-cell office:value-type="string" calcext:value-type="string">
            <text:p>https://rnca.tamps.cinvestav.mx/verificacion/nra/nombresestablecimientos.php?nra=CRE872803211</text:p>
          </table:table-cell>
          <table:table-cell office:value-type="string" calcext:value-type="string">
            <text:p>CRE872803212</text:p>
          </table:table-cell>
          <table:table-cell office:value-type="string" calcext:value-type="string">
            <text:p>https://rnca.tamps.cinvestav.mx/verificacion/nra/nombresestablecimientos.php?nra=CRE872803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872803211</text:p>
          </table:table-cell>
          <table:table-cell office:value-type="string" calcext:value-type="string">
            <text:p>https://rnca.tamps.cinvestav.mx/verificacion/nra/nombresestablecimientos.php?nra=CRE872803211</text:p>
          </table:table-cell>
          <table:table-cell office:value-type="string" calcext:value-type="string">
            <text:p>CRE8S2803211</text:p>
          </table:table-cell>
          <table:table-cell office:value-type="string" calcext:value-type="string">
            <text:p>https://rnca.tamps.cinvestav.mx/verificacion/nra/nombresestablecimientos.php?nra=CRE8S2803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8N1904811</text:p>
          </table:table-cell>
          <table:table-cell office:value-type="string" calcext:value-type="string">
            <text:p>https://rnca.tamps.cinvestav.mx/verificacion/nra/nombresestablecimientos.php?nra=CRI8N1904811</text:p>
          </table:table-cell>
          <table:table-cell office:value-type="string" calcext:value-type="string">
            <text:p>CRI8N1904812</text:p>
          </table:table-cell>
          <table:table-cell office:value-type="string" calcext:value-type="string">
            <text:p>https://rnca.tamps.cinvestav.mx/verificacion/nra/nombresestablecimientos.php?nra=CRI8N19048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EE1903911</text:p>
          </table:table-cell>
          <table:table-cell office:value-type="string" calcext:value-type="string">
            <text:p>https://rnca.tamps.cinvestav.mx/verificacion/nra/nombresestablecimientos.php?nra=CRIEE1903911</text:p>
          </table:table-cell>
          <table:table-cell office:value-type="string" calcext:value-type="string">
            <text:p>CRIKE1903911</text:p>
          </table:table-cell>
          <table:table-cell office:value-type="string" calcext:value-type="string">
            <text:p>https://rnca.tamps.cinvestav.mx/verificacion/nra/nombresestablecimientos.php?nra=CRIKE1903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KE1903911</text:p>
          </table:table-cell>
          <table:table-cell office:value-type="string" calcext:value-type="string">
            <text:p>https://rnca.tamps.cinvestav.mx/verificacion/nra/nombresestablecimientos.php?nra=CRIKE1903911</text:p>
          </table:table-cell>
          <table:table-cell office:value-type="string" calcext:value-type="string">
            <text:p>CRIKE1903912</text:p>
          </table:table-cell>
          <table:table-cell office:value-type="string" calcext:value-type="string">
            <text:p>https://rnca.tamps.cinvestav.mx/verificacion/nra/nombresestablecimientos.php?nra=CRIKE1903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690900511</text:p>
          </table:table-cell>
          <table:table-cell office:value-type="string" calcext:value-type="string">
            <text:p>https://rnca.tamps.cinvestav.mx/verificacion/nra/nombresestablecimientos.php?nra=CRO690900511</text:p>
          </table:table-cell>
          <table:table-cell office:value-type="string" calcext:value-type="string">
            <text:p>CRO690900512</text:p>
          </table:table-cell>
          <table:table-cell office:value-type="string" calcext:value-type="string">
            <text:p>https://rnca.tamps.cinvestav.mx/verificacion/nra/nombresestablecimientos.php?nra=CRO6909005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5K1100711</text:p>
          </table:table-cell>
          <table:table-cell office:value-type="string" calcext:value-type="string">
            <text:p>https://rnca.tamps.cinvestav.mx/verificacion/nra/nombresestablecimientos.php?nra=CRY5K1100711</text:p>
          </table:table-cell>
          <table:table-cell office:value-type="string" calcext:value-type="string">
            <text:p>CRY5K1102711</text:p>
          </table:table-cell>
          <table:table-cell office:value-type="string" calcext:value-type="string">
            <text:p>https://rnca.tamps.cinvestav.mx/verificacion/nra/nombresestablecimientos.php?nra=CRY5K1102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5K2113611</text:p>
          </table:table-cell>
          <table:table-cell office:value-type="string" calcext:value-type="string">
            <text:p>https://rnca.tamps.cinvestav.mx/verificacion/nra/nombresestablecimientos.php?nra=CRY5K2113611</text:p>
          </table:table-cell>
          <table:table-cell office:value-type="string" calcext:value-type="string">
            <text:p>CRY5K2113612</text:p>
          </table:table-cell>
          <table:table-cell office:value-type="string" calcext:value-type="string">
            <text:p>https://rnca.tamps.cinvestav.mx/verificacion/nra/nombresestablecimientos.php?nra=CRY5K2113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A6E0503011</text:p>
          </table:table-cell>
          <table:table-cell office:value-type="string" calcext:value-type="string">
            <text:p>https://rnca.tamps.cinvestav.mx/verificacion/nra/nombresestablecimientos.php?nra=CSA6E0503011</text:p>
          </table:table-cell>
          <table:table-cell office:value-type="string" calcext:value-type="string">
            <text:p>CSA6R0503011</text:p>
          </table:table-cell>
          <table:table-cell office:value-type="string" calcext:value-type="string">
            <text:p>https://rnca.tamps.cinvestav.mx/verificacion/nra/nombresestablecimientos.php?nra=CSA6R05030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E1900600594</text:p>
          </table:table-cell>
          <table:table-cell office:value-type="string" calcext:value-type="string">
            <text:p>https://rnca.tamps.cinvestav.mx/verificacion/nra/nombresestablecimientos.php?nra=CSE1900600594</text:p>
          </table:table-cell>
          <table:table-cell office:value-type="string" calcext:value-type="string">
            <text:p>CSE1900600595</text:p>
          </table:table-cell>
          <table:table-cell office:value-type="string" calcext:value-type="string">
            <text:p>https://rnca.tamps.cinvestav.mx/verificacion/nra/nombresestablecimientos.php?nra=CSE1900600595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E910200211</text:p>
          </table:table-cell>
          <table:table-cell office:value-type="string" calcext:value-type="string">
            <text:p>https://rnca.tamps.cinvestav.mx/verificacion/nra/nombresestablecimientos.php?nra=CTE910200211</text:p>
          </table:table-cell>
          <table:table-cell office:value-type="string" calcext:value-type="string">
            <text:p>CTE910200212</text:p>
          </table:table-cell>
          <table:table-cell office:value-type="string" calcext:value-type="string">
            <text:p>https://rnca.tamps.cinvestav.mx/verificacion/nra/nombresestablecimientos.php?nra=CTE910200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E912802711</text:p>
          </table:table-cell>
          <table:table-cell office:value-type="string" calcext:value-type="string">
            <text:p>https://rnca.tamps.cinvestav.mx/verificacion/nra/nombresestablecimientos.php?nra=CTE912802711</text:p>
          </table:table-cell>
          <table:table-cell office:value-type="string" calcext:value-type="string">
            <text:p>CTE9D2802711</text:p>
          </table:table-cell>
          <table:table-cell office:value-type="string" calcext:value-type="string">
            <text:p>https://rnca.tamps.cinvestav.mx/verificacion/nra/nombresestablecimientos.php?nra=CTE9D2802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J8V0803711</text:p>
          </table:table-cell>
          <table:table-cell office:value-type="string" calcext:value-type="string">
            <text:p>https://rnca.tamps.cinvestav.mx/verificacion/nra/nombresestablecimientos.php?nra=CTJ8V0803711</text:p>
          </table:table-cell>
          <table:table-cell office:value-type="string" calcext:value-type="string">
            <text:p>CTJ8V0803712</text:p>
          </table:table-cell>
          <table:table-cell office:value-type="string" calcext:value-type="string">
            <text:p>https://rnca.tamps.cinvestav.mx/verificacion/nra/nombresestablecimientos.php?nra=CTJ8V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J8V0803711</text:p>
          </table:table-cell>
          <table:table-cell office:value-type="string" calcext:value-type="string">
            <text:p>https://rnca.tamps.cinvestav.mx/verificacion/nra/nombresestablecimientos.php?nra=CTJ8V0803711</text:p>
          </table:table-cell>
          <table:table-cell office:value-type="string" calcext:value-type="string">
            <text:p>CTJ8V0803713</text:p>
          </table:table-cell>
          <table:table-cell office:value-type="string" calcext:value-type="string">
            <text:p>https://rnca.tamps.cinvestav.mx/verificacion/nra/nombresestablecimientos.php?nra=CTJ8V0803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J8V0803711</text:p>
          </table:table-cell>
          <table:table-cell office:value-type="string" calcext:value-type="string">
            <text:p>https://rnca.tamps.cinvestav.mx/verificacion/nra/nombresestablecimientos.php?nra=CTJ8V0803711</text:p>
          </table:table-cell>
          <table:table-cell office:value-type="string" calcext:value-type="string">
            <text:p>CTJ8V0803714</text:p>
          </table:table-cell>
          <table:table-cell office:value-type="string" calcext:value-type="string">
            <text:p>https://rnca.tamps.cinvestav.mx/verificacion/nra/nombresestablecimientos.php?nra=CTJ8V08037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J8V0803711</text:p>
          </table:table-cell>
          <table:table-cell office:value-type="string" calcext:value-type="string">
            <text:p>https://rnca.tamps.cinvestav.mx/verificacion/nra/nombresestablecimientos.php?nra=CTJ8V0803711</text:p>
          </table:table-cell>
          <table:table-cell office:value-type="string" calcext:value-type="string">
            <text:p>CTJ8V0803715</text:p>
          </table:table-cell>
          <table:table-cell office:value-type="string" calcext:value-type="string">
            <text:p>https://rnca.tamps.cinvestav.mx/verificacion/nra/nombresestablecimientos.php?nra=CTJ8V08037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J8V0803712</text:p>
          </table:table-cell>
          <table:table-cell office:value-type="string" calcext:value-type="string">
            <text:p>https://rnca.tamps.cinvestav.mx/verificacion/nra/nombresestablecimientos.php?nra=CTJ8V0803712</text:p>
          </table:table-cell>
          <table:table-cell office:value-type="string" calcext:value-type="string">
            <text:p>CTJ8V0803713</text:p>
          </table:table-cell>
          <table:table-cell office:value-type="string" calcext:value-type="string">
            <text:p>https://rnca.tamps.cinvestav.mx/verificacion/nra/nombresestablecimientos.php?nra=CTJ8V0803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J8V0803712</text:p>
          </table:table-cell>
          <table:table-cell office:value-type="string" calcext:value-type="string">
            <text:p>https://rnca.tamps.cinvestav.mx/verificacion/nra/nombresestablecimientos.php?nra=CTJ8V0803712</text:p>
          </table:table-cell>
          <table:table-cell office:value-type="string" calcext:value-type="string">
            <text:p>CTJ8V0803714</text:p>
          </table:table-cell>
          <table:table-cell office:value-type="string" calcext:value-type="string">
            <text:p>https://rnca.tamps.cinvestav.mx/verificacion/nra/nombresestablecimientos.php?nra=CTJ8V08037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J8V0803712</text:p>
          </table:table-cell>
          <table:table-cell office:value-type="string" calcext:value-type="string">
            <text:p>https://rnca.tamps.cinvestav.mx/verificacion/nra/nombresestablecimientos.php?nra=CTJ8V0803712</text:p>
          </table:table-cell>
          <table:table-cell office:value-type="string" calcext:value-type="string">
            <text:p>CTJ8V0803715</text:p>
          </table:table-cell>
          <table:table-cell office:value-type="string" calcext:value-type="string">
            <text:p>https://rnca.tamps.cinvestav.mx/verificacion/nra/nombresestablecimientos.php?nra=CTJ8V08037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J8V0803713</text:p>
          </table:table-cell>
          <table:table-cell office:value-type="string" calcext:value-type="string">
            <text:p>https://rnca.tamps.cinvestav.mx/verificacion/nra/nombresestablecimientos.php?nra=CTJ8V0803713</text:p>
          </table:table-cell>
          <table:table-cell office:value-type="string" calcext:value-type="string">
            <text:p>CTJ8V0803714</text:p>
          </table:table-cell>
          <table:table-cell office:value-type="string" calcext:value-type="string">
            <text:p>https://rnca.tamps.cinvestav.mx/verificacion/nra/nombresestablecimientos.php?nra=CTJ8V08037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J8V0803713</text:p>
          </table:table-cell>
          <table:table-cell office:value-type="string" calcext:value-type="string">
            <text:p>https://rnca.tamps.cinvestav.mx/verificacion/nra/nombresestablecimientos.php?nra=CTJ8V0803713</text:p>
          </table:table-cell>
          <table:table-cell office:value-type="string" calcext:value-type="string">
            <text:p>CTJ8V0803715</text:p>
          </table:table-cell>
          <table:table-cell office:value-type="string" calcext:value-type="string">
            <text:p>https://rnca.tamps.cinvestav.mx/verificacion/nra/nombresestablecimientos.php?nra=CTJ8V08037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J8V0803714</text:p>
          </table:table-cell>
          <table:table-cell office:value-type="string" calcext:value-type="string">
            <text:p>https://rnca.tamps.cinvestav.mx/verificacion/nra/nombresestablecimientos.php?nra=CTJ8V0803714</text:p>
          </table:table-cell>
          <table:table-cell office:value-type="string" calcext:value-type="string">
            <text:p>CTJ8V0803715</text:p>
          </table:table-cell>
          <table:table-cell office:value-type="string" calcext:value-type="string">
            <text:p>https://rnca.tamps.cinvestav.mx/verificacion/nra/nombresestablecimientos.php?nra=CTJ8V08037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J910803711</text:p>
          </table:table-cell>
          <table:table-cell office:value-type="string" calcext:value-type="string">
            <text:p>https://rnca.tamps.cinvestav.mx/verificacion/nra/nombresestablecimientos.php?nra=CTJ910803711</text:p>
          </table:table-cell>
          <table:table-cell office:value-type="string" calcext:value-type="string">
            <text:p>CTJ9M0803711</text:p>
          </table:table-cell>
          <table:table-cell office:value-type="string" calcext:value-type="string">
            <text:p>https://rnca.tamps.cinvestav.mx/verificacion/nra/nombresestablecimientos.php?nra=CTJ9M0803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J9M0803711</text:p>
          </table:table-cell>
          <table:table-cell office:value-type="string" calcext:value-type="string">
            <text:p>https://rnca.tamps.cinvestav.mx/verificacion/nra/nombresestablecimientos.php?nra=CTJ9M0803711</text:p>
          </table:table-cell>
          <table:table-cell office:value-type="string" calcext:value-type="string">
            <text:p>CTJ9M0803712</text:p>
          </table:table-cell>
          <table:table-cell office:value-type="string" calcext:value-type="string">
            <text:p>https://rnca.tamps.cinvestav.mx/verificacion/nra/nombresestablecimientos.php?nra=CTJ9M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G150451111</text:p>
          </table:table-cell>
          <table:table-cell office:value-type="string" calcext:value-type="string">
            <text:p>https://rnca.tamps.cinvestav.mx/verificacion/nra/nombresestablecimientos.php?nra=CUG150451111</text:p>
          </table:table-cell>
          <table:table-cell office:value-type="string" calcext:value-type="string">
            <text:p>CUG150451112</text:p>
          </table:table-cell>
          <table:table-cell office:value-type="string" calcext:value-type="string">
            <text:p>https://rnca.tamps.cinvestav.mx/verificacion/nra/nombresestablecimientos.php?nra=CUG1504511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912802211</text:p>
          </table:table-cell>
          <table:table-cell office:value-type="string" calcext:value-type="string">
            <text:p>https://rnca.tamps.cinvestav.mx/verificacion/nra/nombresestablecimientos.php?nra=CUM912802211</text:p>
          </table:table-cell>
          <table:table-cell office:value-type="string" calcext:value-type="string">
            <text:p>CUM9M2802211</text:p>
          </table:table-cell>
          <table:table-cell office:value-type="string" calcext:value-type="string">
            <text:p>https://rnca.tamps.cinvestav.mx/verificacion/nra/nombresestablecimientos.php?nra=CUM9M2802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P5N1403911</text:p>
          </table:table-cell>
          <table:table-cell office:value-type="string" calcext:value-type="string">
            <text:p>https://rnca.tamps.cinvestav.mx/verificacion/nra/nombresestablecimientos.php?nra=CUP5N1403911</text:p>
          </table:table-cell>
          <table:table-cell office:value-type="string" calcext:value-type="string">
            <text:p>CUP5N1409711</text:p>
          </table:table-cell>
          <table:table-cell office:value-type="string" calcext:value-type="string">
            <text:p>https://rnca.tamps.cinvestav.mx/verificacion/nra/nombresestablecimientos.php?nra=CUP5N1409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P7L1904611</text:p>
          </table:table-cell>
          <table:table-cell office:value-type="string" calcext:value-type="string">
            <text:p>https://rnca.tamps.cinvestav.mx/verificacion/nra/nombresestablecimientos.php?nra=CUP7L1904611</text:p>
          </table:table-cell>
          <table:table-cell office:value-type="string" calcext:value-type="string">
            <text:p>CUP7Q1904611</text:p>
          </table:table-cell>
          <table:table-cell office:value-type="string" calcext:value-type="string">
            <text:p>https://rnca.tamps.cinvestav.mx/verificacion/nra/nombresestablecimientos.php?nra=CUP7Q1904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P7L1904611</text:p>
          </table:table-cell>
          <table:table-cell office:value-type="string" calcext:value-type="string">
            <text:p>https://rnca.tamps.cinvestav.mx/verificacion/nra/nombresestablecimientos.php?nra=CUP7L1904611</text:p>
          </table:table-cell>
          <table:table-cell office:value-type="string" calcext:value-type="string">
            <text:p>CUP7X1904611</text:p>
          </table:table-cell>
          <table:table-cell office:value-type="string" calcext:value-type="string">
            <text:p>https://rnca.tamps.cinvestav.mx/verificacion/nra/nombresestablecimientos.php?nra=CUP7X1904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P7Q1904611</text:p>
          </table:table-cell>
          <table:table-cell office:value-type="string" calcext:value-type="string">
            <text:p>https://rnca.tamps.cinvestav.mx/verificacion/nra/nombresestablecimientos.php?nra=CUP7Q1904611</text:p>
          </table:table-cell>
          <table:table-cell office:value-type="string" calcext:value-type="string">
            <text:p>CUP7X1904611</text:p>
          </table:table-cell>
          <table:table-cell office:value-type="string" calcext:value-type="string">
            <text:p>https://rnca.tamps.cinvestav.mx/verificacion/nra/nombresestablecimientos.php?nra=CUP7X1904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A303200511</text:p>
          </table:table-cell>
          <table:table-cell office:value-type="string" calcext:value-type="string">
            <text:p>https://rnca.tamps.cinvestav.mx/verificacion/nra/nombresestablecimientos.php?nra=CZA303200511</text:p>
          </table:table-cell>
          <table:table-cell office:value-type="string" calcext:value-type="string">
            <text:p>CZA353200511</text:p>
          </table:table-cell>
          <table:table-cell office:value-type="string" calcext:value-type="string">
            <text:p>https://rnca.tamps.cinvestav.mx/verificacion/nra/nombresestablecimientos.php?nra=CZA353200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A8V2802711</text:p>
          </table:table-cell>
          <table:table-cell office:value-type="string" calcext:value-type="string">
            <text:p>https://rnca.tamps.cinvestav.mx/verificacion/nra/nombresestablecimientos.php?nra=DAA8V2802711</text:p>
          </table:table-cell>
          <table:table-cell office:value-type="string" calcext:value-type="string">
            <text:p>DAA8V2802712</text:p>
          </table:table-cell>
          <table:table-cell office:value-type="string" calcext:value-type="string">
            <text:p>https://rnca.tamps.cinvestav.mx/verificacion/nra/nombresestablecimientos.php?nra=DAA8V2802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5P2903111</text:p>
          </table:table-cell>
          <table:table-cell office:value-type="string" calcext:value-type="string">
            <text:p>https://rnca.tamps.cinvestav.mx/verificacion/nra/nombresestablecimientos.php?nra=DAM5P2903111</text:p>
          </table:table-cell>
          <table:table-cell office:value-type="string" calcext:value-type="string">
            <text:p>DAM5P2903121</text:p>
          </table:table-cell>
          <table:table-cell office:value-type="string" calcext:value-type="string">
            <text:p>https://rnca.tamps.cinvestav.mx/verificacion/nra/nombresestablecimientos.php?nra=DAM5P29031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910200411</text:p>
          </table:table-cell>
          <table:table-cell office:value-type="string" calcext:value-type="string">
            <text:p>https://rnca.tamps.cinvestav.mx/verificacion/nra/nombresestablecimientos.php?nra=DBC910200411</text:p>
          </table:table-cell>
          <table:table-cell office:value-type="string" calcext:value-type="string">
            <text:p>DBC910200421</text:p>
          </table:table-cell>
          <table:table-cell office:value-type="string" calcext:value-type="string">
            <text:p>https://rnca.tamps.cinvestav.mx/verificacion/nra/nombresestablecimientos.php?nra=DBC9102004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A9M3201011</text:p>
          </table:table-cell>
          <table:table-cell office:value-type="string" calcext:value-type="string">
            <text:p>https://rnca.tamps.cinvestav.mx/verificacion/nra/nombresestablecimientos.php?nra=DCA9M3201011</text:p>
          </table:table-cell>
          <table:table-cell office:value-type="string" calcext:value-type="string">
            <text:p>DCA9M3201012</text:p>
          </table:table-cell>
          <table:table-cell office:value-type="string" calcext:value-type="string">
            <text:p>https://rnca.tamps.cinvestav.mx/verificacion/nra/nombresestablecimientos.php?nra=DCA9M32010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A9M3201011</text:p>
          </table:table-cell>
          <table:table-cell office:value-type="string" calcext:value-type="string">
            <text:p>https://rnca.tamps.cinvestav.mx/verificacion/nra/nombresestablecimientos.php?nra=DCA9M3201011</text:p>
          </table:table-cell>
          <table:table-cell office:value-type="string" calcext:value-type="string">
            <text:p>DCA9M3201711</text:p>
          </table:table-cell>
          <table:table-cell office:value-type="string" calcext:value-type="string">
            <text:p>https://rnca.tamps.cinvestav.mx/verificacion/nra/nombresestablecimientos.php?nra=DCA9M3201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CE5T 090141</text:p>
          </table:table-cell>
          <table:table-cell table:style-name="ce1" office:value-type="string" calcext:value-type="string">
            <text:p>https://rnca.tamps.cinvestav.mx/verificacion/nra/nombresestablecimientos.php?nra=DCE5T 090141</text:p>
          </table:table-cell>
          <table:table-cell table:style-name="ce1" office:value-type="string" calcext:value-type="string">
            <text:p>DCE5T0901411</text:p>
          </table:table-cell>
          <table:table-cell table:style-name="ce1" office:value-type="string" calcext:value-type="string">
            <text:p>https://rnca.tamps.cinvestav.mx/verificacion/nra/nombresestablecimientos.php?nra=DCE5T0901411</text:p>
          </table:table-cell>
          <table:table-cell table:style-name="ce1" office:value-type="float" office:value="0.916666666666667" calcext:value-type="float">
            <text:p>0.916666666666667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DCM912201111</text:p>
          </table:table-cell>
          <table:table-cell office:value-type="string" calcext:value-type="string">
            <text:p>https://rnca.tamps.cinvestav.mx/verificacion/nra/nombresestablecimientos.php?nra=DCM912201111</text:p>
          </table:table-cell>
          <table:table-cell office:value-type="string" calcext:value-type="string">
            <text:p>DCM912201211</text:p>
          </table:table-cell>
          <table:table-cell office:value-type="string" calcext:value-type="string">
            <text:p>https://rnca.tamps.cinvestav.mx/verificacion/nra/nombresestablecimientos.php?nra=DCM912201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E912803211</text:p>
          </table:table-cell>
          <table:table-cell office:value-type="string" calcext:value-type="string">
            <text:p>https://rnca.tamps.cinvestav.mx/verificacion/nra/nombresestablecimientos.php?nra=DDE912803211</text:p>
          </table:table-cell>
          <table:table-cell office:value-type="string" calcext:value-type="string">
            <text:p>DDE912803221</text:p>
          </table:table-cell>
          <table:table-cell office:value-type="string" calcext:value-type="string">
            <text:p>https://rnca.tamps.cinvestav.mx/verificacion/nra/nombresestablecimientos.php?nra=DDE912803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E9M2802211</text:p>
          </table:table-cell>
          <table:table-cell office:value-type="string" calcext:value-type="string">
            <text:p>https://rnca.tamps.cinvestav.mx/verificacion/nra/nombresestablecimientos.php?nra=DDE9M2802211</text:p>
          </table:table-cell>
          <table:table-cell office:value-type="string" calcext:value-type="string">
            <text:p>DDE9M2802221</text:p>
          </table:table-cell>
          <table:table-cell office:value-type="string" calcext:value-type="string">
            <text:p>https://rnca.tamps.cinvestav.mx/verificacion/nra/nombresestablecimientos.php?nra=DDE9M2802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M0400300024</text:p>
          </table:table-cell>
          <table:table-cell office:value-type="string" calcext:value-type="string">
            <text:p>https://rnca.tamps.cinvestav.mx/verificacion/nra/nombresestablecimientos.php?nra=DDM0400300024</text:p>
          </table:table-cell>
          <table:table-cell office:value-type="string" calcext:value-type="string">
            <text:p>DDM0400300043</text:p>
          </table:table-cell>
          <table:table-cell office:value-type="string" calcext:value-type="string">
            <text:p>https://rnca.tamps.cinvestav.mx/verificacion/nra/nombresestablecimientos.php?nra=DDM0400300043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S0803700784</text:p>
          </table:table-cell>
          <table:table-cell office:value-type="string" calcext:value-type="string">
            <text:p>https://rnca.tamps.cinvestav.mx/verificacion/nra/nombresestablecimientos.php?nra=DDS0803700784</text:p>
          </table:table-cell>
          <table:table-cell office:value-type="string" calcext:value-type="string">
            <text:p>DDS0803700789</text:p>
          </table:table-cell>
          <table:table-cell office:value-type="string" calcext:value-type="string">
            <text:p>https://rnca.tamps.cinvestav.mx/verificacion/nra/nombresestablecimientos.php?nra=DDS0803700789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7I1104412</text:p>
          </table:table-cell>
          <table:table-cell office:value-type="string" calcext:value-type="string">
            <text:p>https://rnca.tamps.cinvestav.mx/verificacion/nra/nombresestablecimientos.php?nra=DEA7I1104412</text:p>
          </table:table-cell>
          <table:table-cell office:value-type="string" calcext:value-type="string">
            <text:p>DEA7I1104413</text:p>
          </table:table-cell>
          <table:table-cell office:value-type="string" calcext:value-type="string">
            <text:p>https://rnca.tamps.cinvestav.mx/verificacion/nra/nombresestablecimientos.php?nra=DEA7I11044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7I2111411</text:p>
          </table:table-cell>
          <table:table-cell office:value-type="string" calcext:value-type="string">
            <text:p>https://rnca.tamps.cinvestav.mx/verificacion/nra/nombresestablecimientos.php?nra=DEA7I2111411</text:p>
          </table:table-cell>
          <table:table-cell office:value-type="string" calcext:value-type="string">
            <text:p>DEA7I2111421</text:p>
          </table:table-cell>
          <table:table-cell office:value-type="string" calcext:value-type="string">
            <text:p>https://rnca.tamps.cinvestav.mx/verificacion/nra/nombresestablecimientos.php?nra=DEA7I21114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LJ1104411</text:p>
          </table:table-cell>
          <table:table-cell office:value-type="string" calcext:value-type="string">
            <text:p>https://rnca.tamps.cinvestav.mx/verificacion/nra/nombresestablecimientos.php?nra=DEALJ1104411</text:p>
          </table:table-cell>
          <table:table-cell office:value-type="string" calcext:value-type="string">
            <text:p>DEALJ1104412</text:p>
          </table:table-cell>
          <table:table-cell office:value-type="string" calcext:value-type="string">
            <text:p>https://rnca.tamps.cinvestav.mx/verificacion/nra/nombresestablecimientos.php?nra=DEALJ11044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9M1902611</text:p>
          </table:table-cell>
          <table:table-cell office:value-type="string" calcext:value-type="string">
            <text:p>https://rnca.tamps.cinvestav.mx/verificacion/nra/nombresestablecimientos.php?nra=DEC9M1902611</text:p>
          </table:table-cell>
          <table:table-cell office:value-type="string" calcext:value-type="string">
            <text:p>DEC9M1902612</text:p>
          </table:table-cell>
          <table:table-cell office:value-type="string" calcext:value-type="string">
            <text:p>https://rnca.tamps.cinvestav.mx/verificacion/nra/nombresestablecimientos.php?nra=DEC9M1902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622802211</text:p>
          </table:table-cell>
          <table:table-cell office:value-type="string" calcext:value-type="string">
            <text:p>https://rnca.tamps.cinvestav.mx/verificacion/nra/nombresestablecimientos.php?nra=DES622802211</text:p>
          </table:table-cell>
          <table:table-cell office:value-type="string" calcext:value-type="string">
            <text:p>DES622802221</text:p>
          </table:table-cell>
          <table:table-cell office:value-type="string" calcext:value-type="string">
            <text:p>https://rnca.tamps.cinvestav.mx/verificacion/nra/nombresestablecimientos.php?nra=DES622802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A9K1510611</text:p>
          </table:table-cell>
          <table:table-cell office:value-type="string" calcext:value-type="string">
            <text:p>https://rnca.tamps.cinvestav.mx/verificacion/nra/nombresestablecimientos.php?nra=DHA9K1510611</text:p>
          </table:table-cell>
          <table:table-cell office:value-type="string" calcext:value-type="string">
            <text:p>DHA9K1510621</text:p>
          </table:table-cell>
          <table:table-cell office:value-type="string" calcext:value-type="string">
            <text:p>https://rnca.tamps.cinvestav.mx/verificacion/nra/nombresestablecimientos.php?nra=DHA9K15106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2300500523</text:p>
          </table:table-cell>
          <table:table-cell office:value-type="string" calcext:value-type="string">
            <text:p>https://rnca.tamps.cinvestav.mx/verificacion/nra/nombresestablecimientos.php?nra=DHC2300500523</text:p>
          </table:table-cell>
          <table:table-cell office:value-type="string" calcext:value-type="string">
            <text:p>DHC2300500524</text:p>
          </table:table-cell>
          <table:table-cell office:value-type="string" calcext:value-type="string">
            <text:p>https://rnca.tamps.cinvestav.mx/verificacion/nra/nombresestablecimientos.php?nra=DHC2300500524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2300800132</text:p>
          </table:table-cell>
          <table:table-cell office:value-type="string" calcext:value-type="string">
            <text:p>https://rnca.tamps.cinvestav.mx/verificacion/nra/nombresestablecimientos.php?nra=DHC2300800132</text:p>
          </table:table-cell>
          <table:table-cell office:value-type="string" calcext:value-type="string">
            <text:p>DHC2300800133</text:p>
          </table:table-cell>
          <table:table-cell office:value-type="string" calcext:value-type="string">
            <text:p>https://rnca.tamps.cinvestav.mx/verificacion/nra/nombresestablecimientos.php?nra=DHC2300800133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S72300512</text:p>
          </table:table-cell>
          <table:table-cell office:value-type="string" calcext:value-type="string">
            <text:p>https://rnca.tamps.cinvestav.mx/verificacion/nra/nombresestablecimientos.php?nra=DHCS72300512</text:p>
          </table:table-cell>
          <table:table-cell office:value-type="string" calcext:value-type="string">
            <text:p>DHCS72300513</text:p>
          </table:table-cell>
          <table:table-cell office:value-type="string" calcext:value-type="string">
            <text:p>https://rnca.tamps.cinvestav.mx/verificacion/nra/nombresestablecimientos.php?nra=DHCS723005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S72300512</text:p>
          </table:table-cell>
          <table:table-cell office:value-type="string" calcext:value-type="string">
            <text:p>https://rnca.tamps.cinvestav.mx/verificacion/nra/nombresestablecimientos.php?nra=DHCS72300512</text:p>
          </table:table-cell>
          <table:table-cell office:value-type="string" calcext:value-type="string">
            <text:p>DHCS72300514</text:p>
          </table:table-cell>
          <table:table-cell office:value-type="string" calcext:value-type="string">
            <text:p>https://rnca.tamps.cinvestav.mx/verificacion/nra/nombresestablecimientos.php?nra=DHCS723005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S72300513</text:p>
          </table:table-cell>
          <table:table-cell office:value-type="string" calcext:value-type="string">
            <text:p>https://rnca.tamps.cinvestav.mx/verificacion/nra/nombresestablecimientos.php?nra=DHCS72300513</text:p>
          </table:table-cell>
          <table:table-cell office:value-type="string" calcext:value-type="string">
            <text:p>DHCS72300514</text:p>
          </table:table-cell>
          <table:table-cell office:value-type="string" calcext:value-type="string">
            <text:p>https://rnca.tamps.cinvestav.mx/verificacion/nra/nombresestablecimientos.php?nra=DHCS723005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UB2300311</text:p>
          </table:table-cell>
          <table:table-cell office:value-type="string" calcext:value-type="string">
            <text:p>https://rnca.tamps.cinvestav.mx/verificacion/nra/nombresestablecimientos.php?nra=DHCUB2300311</text:p>
          </table:table-cell>
          <table:table-cell office:value-type="string" calcext:value-type="string">
            <text:p>DHCUB2300511</text:p>
          </table:table-cell>
          <table:table-cell office:value-type="string" calcext:value-type="string">
            <text:p>https://rnca.tamps.cinvestav.mx/verificacion/nra/nombresestablecimientos.php?nra=DHCUB2300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UB2300511</text:p>
          </table:table-cell>
          <table:table-cell office:value-type="string" calcext:value-type="string">
            <text:p>https://rnca.tamps.cinvestav.mx/verificacion/nra/nombresestablecimientos.php?nra=DHCUB2300511</text:p>
          </table:table-cell>
          <table:table-cell office:value-type="string" calcext:value-type="string">
            <text:p>DHCUB2300512</text:p>
          </table:table-cell>
          <table:table-cell office:value-type="string" calcext:value-type="string">
            <text:p>https://rnca.tamps.cinvestav.mx/verificacion/nra/nombresestablecimientos.php?nra=DHCUB23005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UB2300511</text:p>
          </table:table-cell>
          <table:table-cell office:value-type="string" calcext:value-type="string">
            <text:p>https://rnca.tamps.cinvestav.mx/verificacion/nra/nombresestablecimientos.php?nra=DHCUB2300511</text:p>
          </table:table-cell>
          <table:table-cell office:value-type="string" calcext:value-type="string">
            <text:p>DHCUB2300513</text:p>
          </table:table-cell>
          <table:table-cell office:value-type="string" calcext:value-type="string">
            <text:p>https://rnca.tamps.cinvestav.mx/verificacion/nra/nombresestablecimientos.php?nra=DHCUB23005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UB2300511</text:p>
          </table:table-cell>
          <table:table-cell office:value-type="string" calcext:value-type="string">
            <text:p>https://rnca.tamps.cinvestav.mx/verificacion/nra/nombresestablecimientos.php?nra=DHCUB2300511</text:p>
          </table:table-cell>
          <table:table-cell office:value-type="string" calcext:value-type="string">
            <text:p>DHCUB230051C</text:p>
          </table:table-cell>
          <table:table-cell office:value-type="string" calcext:value-type="string">
            <text:p>https://rnca.tamps.cinvestav.mx/verificacion/nra/nombresestablecimientos.php?nra=DHCUB23005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UB2300511</text:p>
          </table:table-cell>
          <table:table-cell office:value-type="string" calcext:value-type="string">
            <text:p>https://rnca.tamps.cinvestav.mx/verificacion/nra/nombresestablecimientos.php?nra=DHCUB2300511</text:p>
          </table:table-cell>
          <table:table-cell office:value-type="string" calcext:value-type="string">
            <text:p>DHCUB2300521</text:p>
          </table:table-cell>
          <table:table-cell office:value-type="string" calcext:value-type="string">
            <text:p>https://rnca.tamps.cinvestav.mx/verificacion/nra/nombresestablecimientos.php?nra=DHCUB23005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UB2300512</text:p>
          </table:table-cell>
          <table:table-cell office:value-type="string" calcext:value-type="string">
            <text:p>https://rnca.tamps.cinvestav.mx/verificacion/nra/nombresestablecimientos.php?nra=DHCUB2300512</text:p>
          </table:table-cell>
          <table:table-cell office:value-type="string" calcext:value-type="string">
            <text:p>DHCUB2300513</text:p>
          </table:table-cell>
          <table:table-cell office:value-type="string" calcext:value-type="string">
            <text:p>https://rnca.tamps.cinvestav.mx/verificacion/nra/nombresestablecimientos.php?nra=DHCUB23005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UB2300512</text:p>
          </table:table-cell>
          <table:table-cell office:value-type="string" calcext:value-type="string">
            <text:p>https://rnca.tamps.cinvestav.mx/verificacion/nra/nombresestablecimientos.php?nra=DHCUB2300512</text:p>
          </table:table-cell>
          <table:table-cell office:value-type="string" calcext:value-type="string">
            <text:p>DHCUB230051C</text:p>
          </table:table-cell>
          <table:table-cell office:value-type="string" calcext:value-type="string">
            <text:p>https://rnca.tamps.cinvestav.mx/verificacion/nra/nombresestablecimientos.php?nra=DHCUB23005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UB2300512</text:p>
          </table:table-cell>
          <table:table-cell office:value-type="string" calcext:value-type="string">
            <text:p>https://rnca.tamps.cinvestav.mx/verificacion/nra/nombresestablecimientos.php?nra=DHCUB2300512</text:p>
          </table:table-cell>
          <table:table-cell office:value-type="string" calcext:value-type="string">
            <text:p>DHCUB2300521</text:p>
          </table:table-cell>
          <table:table-cell office:value-type="string" calcext:value-type="string">
            <text:p>https://rnca.tamps.cinvestav.mx/verificacion/nra/nombresestablecimientos.php?nra=DHCUB23005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UB2300513</text:p>
          </table:table-cell>
          <table:table-cell office:value-type="string" calcext:value-type="string">
            <text:p>https://rnca.tamps.cinvestav.mx/verificacion/nra/nombresestablecimientos.php?nra=DHCUB2300513</text:p>
          </table:table-cell>
          <table:table-cell office:value-type="string" calcext:value-type="string">
            <text:p>DHCUB230051C</text:p>
          </table:table-cell>
          <table:table-cell office:value-type="string" calcext:value-type="string">
            <text:p>https://rnca.tamps.cinvestav.mx/verificacion/nra/nombresestablecimientos.php?nra=DHCUB23005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UB2300513</text:p>
          </table:table-cell>
          <table:table-cell office:value-type="string" calcext:value-type="string">
            <text:p>https://rnca.tamps.cinvestav.mx/verificacion/nra/nombresestablecimientos.php?nra=DHCUB2300513</text:p>
          </table:table-cell>
          <table:table-cell office:value-type="string" calcext:value-type="string">
            <text:p>DHCUB2300521</text:p>
          </table:table-cell>
          <table:table-cell office:value-type="string" calcext:value-type="string">
            <text:p>https://rnca.tamps.cinvestav.mx/verificacion/nra/nombresestablecimientos.php?nra=DHCUB23005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UB230051C</text:p>
          </table:table-cell>
          <table:table-cell office:value-type="string" calcext:value-type="string">
            <text:p>https://rnca.tamps.cinvestav.mx/verificacion/nra/nombresestablecimientos.php?nra=DHCUB230051C</text:p>
          </table:table-cell>
          <table:table-cell office:value-type="string" calcext:value-type="string">
            <text:p>DHCUB2300521</text:p>
          </table:table-cell>
          <table:table-cell office:value-type="string" calcext:value-type="string">
            <text:p>https://rnca.tamps.cinvestav.mx/verificacion/nra/nombresestablecimientos.php?nra=DHCUB23005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8A1505111</text:p>
          </table:table-cell>
          <table:table-cell office:value-type="string" calcext:value-type="string">
            <text:p>https://rnca.tamps.cinvestav.mx/verificacion/nra/nombresestablecimientos.php?nra=DIA8A1505111</text:p>
          </table:table-cell>
          <table:table-cell office:value-type="string" calcext:value-type="string">
            <text:p>DIAEA1505111</text:p>
          </table:table-cell>
          <table:table-cell office:value-type="string" calcext:value-type="string">
            <text:p>https://rnca.tamps.cinvestav.mx/verificacion/nra/nombresestablecimientos.php?nra=DIAEA15051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9M2802211</text:p>
          </table:table-cell>
          <table:table-cell office:value-type="string" calcext:value-type="string">
            <text:p>https://rnca.tamps.cinvestav.mx/verificacion/nra/nombresestablecimientos.php?nra=DIS9M2802211</text:p>
          </table:table-cell>
          <table:table-cell office:value-type="string" calcext:value-type="string">
            <text:p>DIS9M2802212</text:p>
          </table:table-cell>
          <table:table-cell office:value-type="string" calcext:value-type="string">
            <text:p>https://rnca.tamps.cinvestav.mx/verificacion/nra/nombresestablecimientos.php?nra=DIS9M2802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9M2802211</text:p>
          </table:table-cell>
          <table:table-cell office:value-type="string" calcext:value-type="string">
            <text:p>https://rnca.tamps.cinvestav.mx/verificacion/nra/nombresestablecimientos.php?nra=DIS9M2802211</text:p>
          </table:table-cell>
          <table:table-cell office:value-type="string" calcext:value-type="string">
            <text:p>DIS9M2802221</text:p>
          </table:table-cell>
          <table:table-cell office:value-type="string" calcext:value-type="string">
            <text:p>https://rnca.tamps.cinvestav.mx/verificacion/nra/nombresestablecimientos.php?nra=DIS9M2802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9M2802211</text:p>
          </table:table-cell>
          <table:table-cell office:value-type="string" calcext:value-type="string">
            <text:p>https://rnca.tamps.cinvestav.mx/verificacion/nra/nombresestablecimientos.php?nra=DIS9M2802211</text:p>
          </table:table-cell>
          <table:table-cell office:value-type="string" calcext:value-type="string">
            <text:p>DIS9M2802231</text:p>
          </table:table-cell>
          <table:table-cell office:value-type="string" calcext:value-type="string">
            <text:p>https://rnca.tamps.cinvestav.mx/verificacion/nra/nombresestablecimientos.php?nra=DIS9M28022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9M2802212</text:p>
          </table:table-cell>
          <table:table-cell office:value-type="string" calcext:value-type="string">
            <text:p>https://rnca.tamps.cinvestav.mx/verificacion/nra/nombresestablecimientos.php?nra=DIS9M2802212</text:p>
          </table:table-cell>
          <table:table-cell office:value-type="string" calcext:value-type="string">
            <text:p>DIS9M2802221</text:p>
          </table:table-cell>
          <table:table-cell office:value-type="string" calcext:value-type="string">
            <text:p>https://rnca.tamps.cinvestav.mx/verificacion/nra/nombresestablecimientos.php?nra=DIS9M2802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9M2802212</text:p>
          </table:table-cell>
          <table:table-cell office:value-type="string" calcext:value-type="string">
            <text:p>https://rnca.tamps.cinvestav.mx/verificacion/nra/nombresestablecimientos.php?nra=DIS9M2802212</text:p>
          </table:table-cell>
          <table:table-cell office:value-type="string" calcext:value-type="string">
            <text:p>DIS9M2802231</text:p>
          </table:table-cell>
          <table:table-cell office:value-type="string" calcext:value-type="string">
            <text:p>https://rnca.tamps.cinvestav.mx/verificacion/nra/nombresestablecimientos.php?nra=DIS9M28022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9M2802221</text:p>
          </table:table-cell>
          <table:table-cell office:value-type="string" calcext:value-type="string">
            <text:p>https://rnca.tamps.cinvestav.mx/verificacion/nra/nombresestablecimientos.php?nra=DIS9M2802221</text:p>
          </table:table-cell>
          <table:table-cell office:value-type="string" calcext:value-type="string">
            <text:p>DIS9M2802231</text:p>
          </table:table-cell>
          <table:table-cell office:value-type="string" calcext:value-type="string">
            <text:p>https://rnca.tamps.cinvestav.mx/verificacion/nra/nombresestablecimientos.php?nra=DIS9M28022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U9M0803711</text:p>
          </table:table-cell>
          <table:table-cell office:value-type="string" calcext:value-type="string">
            <text:p>https://rnca.tamps.cinvestav.mx/verificacion/nra/nombresestablecimientos.php?nra=DJU9M0803711</text:p>
          </table:table-cell>
          <table:table-cell office:value-type="string" calcext:value-type="string">
            <text:p>DJU9M0803712</text:p>
          </table:table-cell>
          <table:table-cell office:value-type="string" calcext:value-type="string">
            <text:p>https://rnca.tamps.cinvestav.mx/verificacion/nra/nombresestablecimientos.php?nra=DJU9M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AMB2111411</text:p>
          </table:table-cell>
          <table:table-cell office:value-type="string" calcext:value-type="string">
            <text:p>https://rnca.tamps.cinvestav.mx/verificacion/nra/nombresestablecimientos.php?nra=DMAMB2111411</text:p>
          </table:table-cell>
          <table:table-cell office:value-type="string" calcext:value-type="string">
            <text:p>DMAMB2111412</text:p>
          </table:table-cell>
          <table:table-cell office:value-type="string" calcext:value-type="string">
            <text:p>https://rnca.tamps.cinvestav.mx/verificacion/nra/nombresestablecimientos.php?nra=DMAMB21114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AN31610711</text:p>
          </table:table-cell>
          <table:table-cell office:value-type="string" calcext:value-type="string">
            <text:p>https://rnca.tamps.cinvestav.mx/verificacion/nra/nombresestablecimientos.php?nra=DMAN31610711</text:p>
          </table:table-cell>
          <table:table-cell office:value-type="string" calcext:value-type="string">
            <text:p>DMAN31610712</text:p>
          </table:table-cell>
          <table:table-cell office:value-type="string" calcext:value-type="string">
            <text:p>https://rnca.tamps.cinvestav.mx/verificacion/nra/nombresestablecimientos.php?nra=DMAN31610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C9J2201411</text:p>
          </table:table-cell>
          <table:table-cell office:value-type="string" calcext:value-type="string">
            <text:p>https://rnca.tamps.cinvestav.mx/verificacion/nra/nombresestablecimientos.php?nra=DMC9J2201411</text:p>
          </table:table-cell>
          <table:table-cell office:value-type="string" calcext:value-type="string">
            <text:p>DMC9J2201412</text:p>
          </table:table-cell>
          <table:table-cell office:value-type="string" calcext:value-type="string">
            <text:p>https://rnca.tamps.cinvestav.mx/verificacion/nra/nombresestablecimientos.php?nra=DMC9J22014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C9M1510411</text:p>
          </table:table-cell>
          <table:table-cell office:value-type="string" calcext:value-type="string">
            <text:p>https://rnca.tamps.cinvestav.mx/verificacion/nra/nombresestablecimientos.php?nra=DMC9M1510411</text:p>
          </table:table-cell>
          <table:table-cell office:value-type="string" calcext:value-type="string">
            <text:p>DMC9M1510412</text:p>
          </table:table-cell>
          <table:table-cell office:value-type="string" calcext:value-type="string">
            <text:p>https://rnca.tamps.cinvestav.mx/verificacion/nra/nombresestablecimientos.php?nra=DMC9M15104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C9M2201431</text:p>
          </table:table-cell>
          <table:table-cell office:value-type="string" calcext:value-type="string">
            <text:p>https://rnca.tamps.cinvestav.mx/verificacion/nra/nombresestablecimientos.php?nra=DMC9M2201431</text:p>
          </table:table-cell>
          <table:table-cell office:value-type="string" calcext:value-type="string">
            <text:p>DMC9M2201432</text:p>
          </table:table-cell>
          <table:table-cell office:value-type="string" calcext:value-type="string">
            <text:p>https://rnca.tamps.cinvestav.mx/verificacion/nra/nombresestablecimientos.php?nra=DMC9M220143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581900611</text:p>
          </table:table-cell>
          <table:table-cell office:value-type="string" calcext:value-type="string">
            <text:p>https://rnca.tamps.cinvestav.mx/verificacion/nra/nombresestablecimientos.php?nra=DME581900611</text:p>
          </table:table-cell>
          <table:table-cell office:value-type="string" calcext:value-type="string">
            <text:p>DME8V1900611</text:p>
          </table:table-cell>
          <table:table-cell office:value-type="string" calcext:value-type="string">
            <text:p>https://rnca.tamps.cinvestav.mx/verificacion/nra/nombresestablecimientos.php?nra=DME8V1900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9M2802211</text:p>
          </table:table-cell>
          <table:table-cell office:value-type="string" calcext:value-type="string">
            <text:p>https://rnca.tamps.cinvestav.mx/verificacion/nra/nombresestablecimientos.php?nra=DME9M2802211</text:p>
          </table:table-cell>
          <table:table-cell office:value-type="string" calcext:value-type="string">
            <text:p>DME9M2802212</text:p>
          </table:table-cell>
          <table:table-cell office:value-type="string" calcext:value-type="string">
            <text:p>https://rnca.tamps.cinvestav.mx/verificacion/nra/nombresestablecimientos.php?nra=DME9M2802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9M2802211</text:p>
          </table:table-cell>
          <table:table-cell office:value-type="string" calcext:value-type="string">
            <text:p>https://rnca.tamps.cinvestav.mx/verificacion/nra/nombresestablecimientos.php?nra=DME9M2802211</text:p>
          </table:table-cell>
          <table:table-cell office:value-type="string" calcext:value-type="string">
            <text:p>DME9M2802213</text:p>
          </table:table-cell>
          <table:table-cell office:value-type="string" calcext:value-type="string">
            <text:p>https://rnca.tamps.cinvestav.mx/verificacion/nra/nombresestablecimientos.php?nra=DME9M2802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9M2802211</text:p>
          </table:table-cell>
          <table:table-cell office:value-type="string" calcext:value-type="string">
            <text:p>https://rnca.tamps.cinvestav.mx/verificacion/nra/nombresestablecimientos.php?nra=DME9M2802211</text:p>
          </table:table-cell>
          <table:table-cell office:value-type="string" calcext:value-type="string">
            <text:p>DME9M2802214</text:p>
          </table:table-cell>
          <table:table-cell office:value-type="string" calcext:value-type="string">
            <text:p>https://rnca.tamps.cinvestav.mx/verificacion/nra/nombresestablecimientos.php?nra=DME9M2802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9M2802212</text:p>
          </table:table-cell>
          <table:table-cell office:value-type="string" calcext:value-type="string">
            <text:p>https://rnca.tamps.cinvestav.mx/verificacion/nra/nombresestablecimientos.php?nra=DME9M2802212</text:p>
          </table:table-cell>
          <table:table-cell office:value-type="string" calcext:value-type="string">
            <text:p>DME9M2802213</text:p>
          </table:table-cell>
          <table:table-cell office:value-type="string" calcext:value-type="string">
            <text:p>https://rnca.tamps.cinvestav.mx/verificacion/nra/nombresestablecimientos.php?nra=DME9M2802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9M2802212</text:p>
          </table:table-cell>
          <table:table-cell office:value-type="string" calcext:value-type="string">
            <text:p>https://rnca.tamps.cinvestav.mx/verificacion/nra/nombresestablecimientos.php?nra=DME9M2802212</text:p>
          </table:table-cell>
          <table:table-cell office:value-type="string" calcext:value-type="string">
            <text:p>DME9M2802214</text:p>
          </table:table-cell>
          <table:table-cell office:value-type="string" calcext:value-type="string">
            <text:p>https://rnca.tamps.cinvestav.mx/verificacion/nra/nombresestablecimientos.php?nra=DME9M2802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9M2802213</text:p>
          </table:table-cell>
          <table:table-cell office:value-type="string" calcext:value-type="string">
            <text:p>https://rnca.tamps.cinvestav.mx/verificacion/nra/nombresestablecimientos.php?nra=DME9M2802213</text:p>
          </table:table-cell>
          <table:table-cell office:value-type="string" calcext:value-type="string">
            <text:p>DME9M2802214</text:p>
          </table:table-cell>
          <table:table-cell office:value-type="string" calcext:value-type="string">
            <text:p>https://rnca.tamps.cinvestav.mx/verificacion/nra/nombresestablecimientos.php?nra=DME9M2802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E520200311</text:p>
          </table:table-cell>
          <table:table-cell office:value-type="string" calcext:value-type="string">
            <text:p>https://rnca.tamps.cinvestav.mx/verificacion/nra/nombresestablecimientos.php?nra=DSE520200311</text:p>
          </table:table-cell>
          <table:table-cell office:value-type="string" calcext:value-type="string">
            <text:p>DSE520200312</text:p>
          </table:table-cell>
          <table:table-cell office:value-type="string" calcext:value-type="string">
            <text:p>https://rnca.tamps.cinvestav.mx/verificacion/nra/nombresestablecimientos.php?nra=DSE5202003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M5G3019311</text:p>
          </table:table-cell>
          <table:table-cell office:value-type="string" calcext:value-type="string">
            <text:p>https://rnca.tamps.cinvestav.mx/verificacion/nra/nombresestablecimientos.php?nra=DSM5G3019311</text:p>
          </table:table-cell>
          <table:table-cell office:value-type="string" calcext:value-type="string">
            <text:p>DSMR53019311</text:p>
          </table:table-cell>
          <table:table-cell office:value-type="string" calcext:value-type="string">
            <text:p>https://rnca.tamps.cinvestav.mx/verificacion/nra/nombresestablecimientos.php?nra=DSMR53019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M6T1901911</text:p>
          </table:table-cell>
          <table:table-cell office:value-type="string" calcext:value-type="string">
            <text:p>https://rnca.tamps.cinvestav.mx/verificacion/nra/nombresestablecimientos.php?nra=DTM6T1901911</text:p>
          </table:table-cell>
          <table:table-cell office:value-type="string" calcext:value-type="string">
            <text:p>DTM6T1901921</text:p>
          </table:table-cell>
          <table:table-cell office:value-type="string" calcext:value-type="string">
            <text:p>https://rnca.tamps.cinvestav.mx/verificacion/nra/nombresestablecimientos.php?nra=DTM6T19019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C9G1510111</text:p>
          </table:table-cell>
          <table:table-cell office:value-type="string" calcext:value-type="string">
            <text:p>https://rnca.tamps.cinvestav.mx/verificacion/nra/nombresestablecimientos.php?nra=DVC9G1510111</text:p>
          </table:table-cell>
          <table:table-cell office:value-type="string" calcext:value-type="string">
            <text:p>DVC9G1510611</text:p>
          </table:table-cell>
          <table:table-cell office:value-type="string" calcext:value-type="string">
            <text:p>https://rnca.tamps.cinvestav.mx/verificacion/nra/nombresestablecimientos.php?nra=DVC9G1510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C9G1510111</text:p>
          </table:table-cell>
          <table:table-cell office:value-type="string" calcext:value-type="string">
            <text:p>https://rnca.tamps.cinvestav.mx/verificacion/nra/nombresestablecimientos.php?nra=DVC9G1510111</text:p>
          </table:table-cell>
          <table:table-cell office:value-type="string" calcext:value-type="string">
            <text:p>DVC9L1510111</text:p>
          </table:table-cell>
          <table:table-cell office:value-type="string" calcext:value-type="string">
            <text:p>https://rnca.tamps.cinvestav.mx/verificacion/nra/nombresestablecimientos.php?nra=DVC9L15101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A9M1900611</text:p>
          </table:table-cell>
          <table:table-cell office:value-type="string" calcext:value-type="string">
            <text:p>https://rnca.tamps.cinvestav.mx/verificacion/nra/nombresestablecimientos.php?nra=EAA9M1900611</text:p>
          </table:table-cell>
          <table:table-cell office:value-type="string" calcext:value-type="string">
            <text:p>EAAMV1900611</text:p>
          </table:table-cell>
          <table:table-cell office:value-type="string" calcext:value-type="string">
            <text:p>https://rnca.tamps.cinvestav.mx/verificacion/nra/nombresestablecimientos.php?nra=EAAMV1900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G360100111</text:p>
          </table:table-cell>
          <table:table-cell office:value-type="string" calcext:value-type="string">
            <text:p>https://rnca.tamps.cinvestav.mx/verificacion/nra/nombresestablecimientos.php?nra=EAG360100111</text:p>
          </table:table-cell>
          <table:table-cell office:value-type="string" calcext:value-type="string">
            <text:p>EAG360100112</text:p>
          </table:table-cell>
          <table:table-cell office:value-type="string" calcext:value-type="string">
            <text:p>https://rnca.tamps.cinvestav.mx/verificacion/nra/nombresestablecimientos.php?nra=EAG3601001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XLS0200211</text:p>
          </table:table-cell>
          <table:table-cell office:value-type="string" calcext:value-type="string">
            <text:p>https://rnca.tamps.cinvestav.mx/verificacion/nra/nombresestablecimientos.php?nra=EAXLS0200211</text:p>
          </table:table-cell>
          <table:table-cell office:value-type="string" calcext:value-type="string">
            <text:p>EAXLS0200212</text:p>
          </table:table-cell>
          <table:table-cell office:value-type="string" calcext:value-type="string">
            <text:p>https://rnca.tamps.cinvestav.mx/verificacion/nra/nombresestablecimientos.php?nra=EAXLS0200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AAD0400711</text:p>
          </table:table-cell>
          <table:table-cell office:value-type="string" calcext:value-type="string">
            <text:p>https://rnca.tamps.cinvestav.mx/verificacion/nra/nombresestablecimientos.php?nra=ECAAD0400711</text:p>
          </table:table-cell>
          <table:table-cell office:value-type="string" calcext:value-type="string">
            <text:p>ECAAD0400712</text:p>
          </table:table-cell>
          <table:table-cell office:value-type="string" calcext:value-type="string">
            <text:p>https://rnca.tamps.cinvestav.mx/verificacion/nra/nombresestablecimientos.php?nra=ECAAD0400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AMB1505711</text:p>
          </table:table-cell>
          <table:table-cell office:value-type="string" calcext:value-type="string">
            <text:p>https://rnca.tamps.cinvestav.mx/verificacion/nra/nombresestablecimientos.php?nra=ECAMB1505711</text:p>
          </table:table-cell>
          <table:table-cell office:value-type="string" calcext:value-type="string">
            <text:p>ECAMB1505751</text:p>
          </table:table-cell>
          <table:table-cell office:value-type="string" calcext:value-type="string">
            <text:p>https://rnca.tamps.cinvestav.mx/verificacion/nra/nombresestablecimientos.php?nra=ECAMB150575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M910803711</text:p>
          </table:table-cell>
          <table:table-cell office:value-type="string" calcext:value-type="string">
            <text:p>https://rnca.tamps.cinvestav.mx/verificacion/nra/nombresestablecimientos.php?nra=ECM910803711</text:p>
          </table:table-cell>
          <table:table-cell office:value-type="string" calcext:value-type="string">
            <text:p>ECM910803712</text:p>
          </table:table-cell>
          <table:table-cell office:value-type="string" calcext:value-type="string">
            <text:p>https://rnca.tamps.cinvestav.mx/verificacion/nra/nombresestablecimientos.php?nra=ECM91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M910803711</text:p>
          </table:table-cell>
          <table:table-cell office:value-type="string" calcext:value-type="string">
            <text:p>https://rnca.tamps.cinvestav.mx/verificacion/nra/nombresestablecimientos.php?nra=ECM910803711</text:p>
          </table:table-cell>
          <table:table-cell office:value-type="string" calcext:value-type="string">
            <text:p>ECM910803713</text:p>
          </table:table-cell>
          <table:table-cell office:value-type="string" calcext:value-type="string">
            <text:p>https://rnca.tamps.cinvestav.mx/verificacion/nra/nombresestablecimientos.php?nra=ECM910803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M910803711</text:p>
          </table:table-cell>
          <table:table-cell office:value-type="string" calcext:value-type="string">
            <text:p>https://rnca.tamps.cinvestav.mx/verificacion/nra/nombresestablecimientos.php?nra=ECM910803711</text:p>
          </table:table-cell>
          <table:table-cell office:value-type="string" calcext:value-type="string">
            <text:p>ECM9M0803711</text:p>
          </table:table-cell>
          <table:table-cell office:value-type="string" calcext:value-type="string">
            <text:p>https://rnca.tamps.cinvestav.mx/verificacion/nra/nombresestablecimientos.php?nra=ECM9M0803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M910803712</text:p>
          </table:table-cell>
          <table:table-cell office:value-type="string" calcext:value-type="string">
            <text:p>https://rnca.tamps.cinvestav.mx/verificacion/nra/nombresestablecimientos.php?nra=ECM910803712</text:p>
          </table:table-cell>
          <table:table-cell office:value-type="string" calcext:value-type="string">
            <text:p>ECM910803713</text:p>
          </table:table-cell>
          <table:table-cell office:value-type="string" calcext:value-type="string">
            <text:p>https://rnca.tamps.cinvestav.mx/verificacion/nra/nombresestablecimientos.php?nra=ECM910803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M910803712</text:p>
          </table:table-cell>
          <table:table-cell office:value-type="string" calcext:value-type="string">
            <text:p>https://rnca.tamps.cinvestav.mx/verificacion/nra/nombresestablecimientos.php?nra=ECM910803712</text:p>
          </table:table-cell>
          <table:table-cell office:value-type="string" calcext:value-type="string">
            <text:p>ECM910803722</text:p>
          </table:table-cell>
          <table:table-cell office:value-type="string" calcext:value-type="string">
            <text:p>https://rnca.tamps.cinvestav.mx/verificacion/nra/nombresestablecimientos.php?nra=ECM91080372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M910803712</text:p>
          </table:table-cell>
          <table:table-cell office:value-type="string" calcext:value-type="string">
            <text:p>https://rnca.tamps.cinvestav.mx/verificacion/nra/nombresestablecimientos.php?nra=ECM910803712</text:p>
          </table:table-cell>
          <table:table-cell office:value-type="string" calcext:value-type="string">
            <text:p>ECM9M0803712</text:p>
          </table:table-cell>
          <table:table-cell office:value-type="string" calcext:value-type="string">
            <text:p>https://rnca.tamps.cinvestav.mx/verificacion/nra/nombresestablecimientos.php?nra=ECM9M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M9M0803711</text:p>
          </table:table-cell>
          <table:table-cell office:value-type="string" calcext:value-type="string">
            <text:p>https://rnca.tamps.cinvestav.mx/verificacion/nra/nombresestablecimientos.php?nra=ECM9M0803711</text:p>
          </table:table-cell>
          <table:table-cell office:value-type="string" calcext:value-type="string">
            <text:p>ECM9M0803712</text:p>
          </table:table-cell>
          <table:table-cell office:value-type="string" calcext:value-type="string">
            <text:p>https://rnca.tamps.cinvestav.mx/verificacion/nra/nombresestablecimientos.php?nra=ECM9M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912803211</text:p>
          </table:table-cell>
          <table:table-cell office:value-type="string" calcext:value-type="string">
            <text:p>https://rnca.tamps.cinvestav.mx/verificacion/nra/nombresestablecimientos.php?nra=ECO912803211</text:p>
          </table:table-cell>
          <table:table-cell office:value-type="string" calcext:value-type="string">
            <text:p>ECO912803221</text:p>
          </table:table-cell>
          <table:table-cell office:value-type="string" calcext:value-type="string">
            <text:p>https://rnca.tamps.cinvestav.mx/verificacion/nra/nombresestablecimientos.php?nra=ECO912803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912803221</text:p>
          </table:table-cell>
          <table:table-cell office:value-type="string" calcext:value-type="string">
            <text:p>https://rnca.tamps.cinvestav.mx/verificacion/nra/nombresestablecimientos.php?nra=ECO912803221</text:p>
          </table:table-cell>
          <table:table-cell office:value-type="string" calcext:value-type="string">
            <text:p>ECO912803222</text:p>
          </table:table-cell>
          <table:table-cell office:value-type="string" calcext:value-type="string">
            <text:p>https://rnca.tamps.cinvestav.mx/verificacion/nra/nombresestablecimientos.php?nra=ECO91280322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T581900611</text:p>
          </table:table-cell>
          <table:table-cell office:value-type="string" calcext:value-type="string">
            <text:p>https://rnca.tamps.cinvestav.mx/verificacion/nra/nombresestablecimientos.php?nra=ECT581900611</text:p>
          </table:table-cell>
          <table:table-cell office:value-type="string" calcext:value-type="string">
            <text:p>ECT581904611</text:p>
          </table:table-cell>
          <table:table-cell office:value-type="string" calcext:value-type="string">
            <text:p>https://rnca.tamps.cinvestav.mx/verificacion/nra/nombresestablecimientos.php?nra=ECT581904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TLK1403911</text:p>
          </table:table-cell>
          <table:table-cell office:value-type="string" calcext:value-type="string">
            <text:p>https://rnca.tamps.cinvestav.mx/verificacion/nra/nombresestablecimientos.php?nra=ECTLK1403911</text:p>
          </table:table-cell>
          <table:table-cell office:value-type="string" calcext:value-type="string">
            <text:p>ECTLK1403912</text:p>
          </table:table-cell>
          <table:table-cell office:value-type="string" calcext:value-type="string">
            <text:p>https://rnca.tamps.cinvestav.mx/verificacion/nra/nombresestablecimientos.php?nra=ECTLK1403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U220000002</text:p>
          </table:table-cell>
          <table:table-cell office:value-type="string" calcext:value-type="string">
            <text:p>https://rnca.tamps.cinvestav.mx/verificacion/nra/nombresestablecimientos.php?nra=ECU220000002</text:p>
          </table:table-cell>
          <table:table-cell office:value-type="string" calcext:value-type="string">
            <text:p>ECU220000003</text:p>
          </table:table-cell>
          <table:table-cell office:value-type="string" calcext:value-type="string">
            <text:p>https://rnca.tamps.cinvestav.mx/verificacion/nra/nombresestablecimientos.php?nra=ECU22000000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U560901711</text:p>
          </table:table-cell>
          <table:table-cell office:value-type="string" calcext:value-type="string">
            <text:p>https://rnca.tamps.cinvestav.mx/verificacion/nra/nombresestablecimientos.php?nra=ECU560901711</text:p>
          </table:table-cell>
          <table:table-cell office:value-type="string" calcext:value-type="string">
            <text:p>ECU580901711</text:p>
          </table:table-cell>
          <table:table-cell office:value-type="string" calcext:value-type="string">
            <text:p>https://rnca.tamps.cinvestav.mx/verificacion/nra/nombresestablecimientos.php?nra=ECU580901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UEA0901711</text:p>
          </table:table-cell>
          <table:table-cell office:value-type="string" calcext:value-type="string">
            <text:p>https://rnca.tamps.cinvestav.mx/verificacion/nra/nombresestablecimientos.php?nra=ECUEA0901711</text:p>
          </table:table-cell>
          <table:table-cell office:value-type="string" calcext:value-type="string">
            <text:p>ECUEA0901721</text:p>
          </table:table-cell>
          <table:table-cell office:value-type="string" calcext:value-type="string">
            <text:p>https://rnca.tamps.cinvestav.mx/verificacion/nra/nombresestablecimientos.php?nra=ECUEA09017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910803711</text:p>
          </table:table-cell>
          <table:table-cell office:value-type="string" calcext:value-type="string">
            <text:p>https://rnca.tamps.cinvestav.mx/verificacion/nra/nombresestablecimientos.php?nra=EDM910803711</text:p>
          </table:table-cell>
          <table:table-cell office:value-type="string" calcext:value-type="string">
            <text:p>EDM950803711</text:p>
          </table:table-cell>
          <table:table-cell office:value-type="string" calcext:value-type="string">
            <text:p>https://rnca.tamps.cinvestav.mx/verificacion/nra/nombresestablecimientos.php?nra=EDM950803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950803711</text:p>
          </table:table-cell>
          <table:table-cell office:value-type="string" calcext:value-type="string">
            <text:p>https://rnca.tamps.cinvestav.mx/verificacion/nra/nombresestablecimientos.php?nra=EDM950803711</text:p>
          </table:table-cell>
          <table:table-cell office:value-type="string" calcext:value-type="string">
            <text:p>EDM950803712</text:p>
          </table:table-cell>
          <table:table-cell office:value-type="string" calcext:value-type="string">
            <text:p>https://rnca.tamps.cinvestav.mx/verificacion/nra/nombresestablecimientos.php?nra=EDM95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AW0803711</text:p>
          </table:table-cell>
          <table:table-cell office:value-type="string" calcext:value-type="string">
            <text:p>https://rnca.tamps.cinvestav.mx/verificacion/nra/nombresestablecimientos.php?nra=EDMAW0803711</text:p>
          </table:table-cell>
          <table:table-cell office:value-type="string" calcext:value-type="string">
            <text:p>EDMAW0803712</text:p>
          </table:table-cell>
          <table:table-cell office:value-type="string" calcext:value-type="string">
            <text:p>https://rnca.tamps.cinvestav.mx/verificacion/nra/nombresestablecimientos.php?nra=EDMAW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1M1000511</text:p>
          </table:table-cell>
          <table:table-cell office:value-type="string" calcext:value-type="string">
            <text:p>https://rnca.tamps.cinvestav.mx/verificacion/nra/nombresestablecimientos.php?nra=EDU1M1000511</text:p>
          </table:table-cell>
          <table:table-cell office:value-type="string" calcext:value-type="string">
            <text:p>EDU9M1000511</text:p>
          </table:table-cell>
          <table:table-cell office:value-type="string" calcext:value-type="string">
            <text:p>https://rnca.tamps.cinvestav.mx/verificacion/nra/nombresestablecimientos.php?nra=EDU9M1000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9M1000511</text:p>
          </table:table-cell>
          <table:table-cell office:value-type="string" calcext:value-type="string">
            <text:p>https://rnca.tamps.cinvestav.mx/verificacion/nra/nombresestablecimientos.php?nra=EDU9M1000511</text:p>
          </table:table-cell>
          <table:table-cell office:value-type="string" calcext:value-type="string">
            <text:p>EDU9M1000512</text:p>
          </table:table-cell>
          <table:table-cell office:value-type="string" calcext:value-type="string">
            <text:p>https://rnca.tamps.cinvestav.mx/verificacion/nra/nombresestablecimientos.php?nra=EDU9M10005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X0503500151</text:p>
          </table:table-cell>
          <table:table-cell office:value-type="string" calcext:value-type="string">
            <text:p>https://rnca.tamps.cinvestav.mx/verificacion/nra/nombresestablecimientos.php?nra=EEX0503500151</text:p>
          </table:table-cell>
          <table:table-cell office:value-type="string" calcext:value-type="string">
            <text:p>EEX0503500181</text:p>
          </table:table-cell>
          <table:table-cell office:value-type="string" calcext:value-type="string">
            <text:p>https://rnca.tamps.cinvestav.mx/verificacion/nra/nombresestablecimientos.php?nra=EEX0503500181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U361000511</text:p>
          </table:table-cell>
          <table:table-cell office:value-type="string" calcext:value-type="string">
            <text:p>https://rnca.tamps.cinvestav.mx/verificacion/nra/nombresestablecimientos.php?nra=EGU361000511</text:p>
          </table:table-cell>
          <table:table-cell office:value-type="string" calcext:value-type="string">
            <text:p>EGU361000512</text:p>
          </table:table-cell>
          <table:table-cell office:value-type="string" calcext:value-type="string">
            <text:p>https://rnca.tamps.cinvestav.mx/verificacion/nra/nombresestablecimientos.php?nra=EGU3610005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AMV0803712</text:p>
          </table:table-cell>
          <table:table-cell office:value-type="string" calcext:value-type="string">
            <text:p>https://rnca.tamps.cinvestav.mx/verificacion/nra/nombresestablecimientos.php?nra=EIAMV0803712</text:p>
          </table:table-cell>
          <table:table-cell office:value-type="string" calcext:value-type="string">
            <text:p>EIAMV0803713</text:p>
          </table:table-cell>
          <table:table-cell office:value-type="string" calcext:value-type="string">
            <text:p>https://rnca.tamps.cinvestav.mx/verificacion/nra/nombresestablecimientos.php?nra=EIAMV0803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AMV0803712</text:p>
          </table:table-cell>
          <table:table-cell office:value-type="string" calcext:value-type="string">
            <text:p>https://rnca.tamps.cinvestav.mx/verificacion/nra/nombresestablecimientos.php?nra=EIAMV0803712</text:p>
          </table:table-cell>
          <table:table-cell office:value-type="string" calcext:value-type="string">
            <text:p>EIAMV0803714</text:p>
          </table:table-cell>
          <table:table-cell office:value-type="string" calcext:value-type="string">
            <text:p>https://rnca.tamps.cinvestav.mx/verificacion/nra/nombresestablecimientos.php?nra=EIAMV08037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AMV0803713</text:p>
          </table:table-cell>
          <table:table-cell office:value-type="string" calcext:value-type="string">
            <text:p>https://rnca.tamps.cinvestav.mx/verificacion/nra/nombresestablecimientos.php?nra=EIAMV0803713</text:p>
          </table:table-cell>
          <table:table-cell office:value-type="string" calcext:value-type="string">
            <text:p>EIAMV0803714</text:p>
          </table:table-cell>
          <table:table-cell office:value-type="string" calcext:value-type="string">
            <text:p>https://rnca.tamps.cinvestav.mx/verificacion/nra/nombresestablecimientos.php?nra=EIAMV08037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5Y0803711</text:p>
          </table:table-cell>
          <table:table-cell office:value-type="string" calcext:value-type="string">
            <text:p>https://rnca.tamps.cinvestav.mx/verificacion/nra/nombresestablecimientos.php?nra=EJU5Y0803711</text:p>
          </table:table-cell>
          <table:table-cell office:value-type="string" calcext:value-type="string">
            <text:p>EJU5Y0803712</text:p>
          </table:table-cell>
          <table:table-cell office:value-type="string" calcext:value-type="string">
            <text:p>https://rnca.tamps.cinvestav.mx/verificacion/nra/nombresestablecimientos.php?nra=EJU5Y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6D1505711</text:p>
          </table:table-cell>
          <table:table-cell office:value-type="string" calcext:value-type="string">
            <text:p>https://rnca.tamps.cinvestav.mx/verificacion/nra/nombresestablecimientos.php?nra=ELA6D1505711</text:p>
          </table:table-cell>
          <table:table-cell office:value-type="string" calcext:value-type="string">
            <text:p>ELA6D1505712</text:p>
          </table:table-cell>
          <table:table-cell office:value-type="string" calcext:value-type="string">
            <text:p>https://rnca.tamps.cinvestav.mx/verificacion/nra/nombresestablecimientos.php?nra=ELA6D1505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820801711</text:p>
          </table:table-cell>
          <table:table-cell office:value-type="string" calcext:value-type="string">
            <text:p>https://rnca.tamps.cinvestav.mx/verificacion/nra/nombresestablecimientos.php?nra=ELE820801711</text:p>
          </table:table-cell>
          <table:table-cell office:value-type="string" calcext:value-type="string">
            <text:p>ELE820801721</text:p>
          </table:table-cell>
          <table:table-cell office:value-type="string" calcext:value-type="string">
            <text:p>https://rnca.tamps.cinvestav.mx/verificacion/nra/nombresestablecimientos.php?nra=ELE8208017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571903911</text:p>
          </table:table-cell>
          <table:table-cell office:value-type="string" calcext:value-type="string">
            <text:p>https://rnca.tamps.cinvestav.mx/verificacion/nra/nombresestablecimientos.php?nra=EMA571903911</text:p>
          </table:table-cell>
          <table:table-cell office:value-type="string" calcext:value-type="string">
            <text:p>EMA571903912</text:p>
          </table:table-cell>
          <table:table-cell office:value-type="string" calcext:value-type="string">
            <text:p>https://rnca.tamps.cinvestav.mx/verificacion/nra/nombresestablecimientos.php?nra=EMA571903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581701111</text:p>
          </table:table-cell>
          <table:table-cell office:value-type="string" calcext:value-type="string">
            <text:p>https://rnca.tamps.cinvestav.mx/verificacion/nra/nombresestablecimientos.php?nra=EMA581701111</text:p>
          </table:table-cell>
          <table:table-cell office:value-type="string" calcext:value-type="string">
            <text:p>EMA581701121</text:p>
          </table:table-cell>
          <table:table-cell office:value-type="string" calcext:value-type="string">
            <text:p>https://rnca.tamps.cinvestav.mx/verificacion/nra/nombresestablecimientos.php?nra=EMA5817011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C8Z1100711</text:p>
          </table:table-cell>
          <table:table-cell office:value-type="string" calcext:value-type="string">
            <text:p>https://rnca.tamps.cinvestav.mx/verificacion/nra/nombresestablecimientos.php?nra=EMC8Z1100711</text:p>
          </table:table-cell>
          <table:table-cell office:value-type="string" calcext:value-type="string">
            <text:p>EMC8Z1100712</text:p>
          </table:table-cell>
          <table:table-cell office:value-type="string" calcext:value-type="string">
            <text:p>https://rnca.tamps.cinvestav.mx/verificacion/nra/nombresestablecimientos.php?nra=EMC8Z1100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7Q1509911</text:p>
          </table:table-cell>
          <table:table-cell office:value-type="string" calcext:value-type="string">
            <text:p>https://rnca.tamps.cinvestav.mx/verificacion/nra/nombresestablecimientos.php?nra=EME7Q1509911</text:p>
          </table:table-cell>
          <table:table-cell office:value-type="string" calcext:value-type="string">
            <text:p>EME7Q1509913</text:p>
          </table:table-cell>
          <table:table-cell office:value-type="string" calcext:value-type="string">
            <text:p>https://rnca.tamps.cinvestav.mx/verificacion/nra/nombresestablecimientos.php?nra=EME7Q15099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7S1904611</text:p>
          </table:table-cell>
          <table:table-cell office:value-type="string" calcext:value-type="string">
            <text:p>https://rnca.tamps.cinvestav.mx/verificacion/nra/nombresestablecimientos.php?nra=EME7S1904611</text:p>
          </table:table-cell>
          <table:table-cell office:value-type="string" calcext:value-type="string">
            <text:p>EME7S1904612</text:p>
          </table:table-cell>
          <table:table-cell office:value-type="string" calcext:value-type="string">
            <text:p>https://rnca.tamps.cinvestav.mx/verificacion/nra/nombresestablecimientos.php?nra=EME7S1904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7S1904611</text:p>
          </table:table-cell>
          <table:table-cell office:value-type="string" calcext:value-type="string">
            <text:p>https://rnca.tamps.cinvestav.mx/verificacion/nra/nombresestablecimientos.php?nra=EME7S1904611</text:p>
          </table:table-cell>
          <table:table-cell office:value-type="string" calcext:value-type="string">
            <text:p>EME7S1904613</text:p>
          </table:table-cell>
          <table:table-cell office:value-type="string" calcext:value-type="string">
            <text:p>https://rnca.tamps.cinvestav.mx/verificacion/nra/nombresestablecimientos.php?nra=EME7S19046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7S1904612</text:p>
          </table:table-cell>
          <table:table-cell office:value-type="string" calcext:value-type="string">
            <text:p>https://rnca.tamps.cinvestav.mx/verificacion/nra/nombresestablecimientos.php?nra=EME7S1904612</text:p>
          </table:table-cell>
          <table:table-cell office:value-type="string" calcext:value-type="string">
            <text:p>EME7S1904613</text:p>
          </table:table-cell>
          <table:table-cell office:value-type="string" calcext:value-type="string">
            <text:p>https://rnca.tamps.cinvestav.mx/verificacion/nra/nombresestablecimientos.php?nra=EME7S19046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861900611</text:p>
          </table:table-cell>
          <table:table-cell office:value-type="string" calcext:value-type="string">
            <text:p>https://rnca.tamps.cinvestav.mx/verificacion/nra/nombresestablecimientos.php?nra=EME861900611</text:p>
          </table:table-cell>
          <table:table-cell office:value-type="string" calcext:value-type="string">
            <text:p>EME8N1900611</text:p>
          </table:table-cell>
          <table:table-cell office:value-type="string" calcext:value-type="string">
            <text:p>https://rnca.tamps.cinvestav.mx/verificacion/nra/nombresestablecimientos.php?nra=EME8N1900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8Z1904611</text:p>
          </table:table-cell>
          <table:table-cell office:value-type="string" calcext:value-type="string">
            <text:p>https://rnca.tamps.cinvestav.mx/verificacion/nra/nombresestablecimientos.php?nra=EME8Z1904611</text:p>
          </table:table-cell>
          <table:table-cell office:value-type="string" calcext:value-type="string">
            <text:p>EME8Z1904621</text:p>
          </table:table-cell>
          <table:table-cell office:value-type="string" calcext:value-type="string">
            <text:p>https://rnca.tamps.cinvestav.mx/verificacion/nra/nombresestablecimientos.php?nra=EME8Z19046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8Z1904621</text:p>
          </table:table-cell>
          <table:table-cell office:value-type="string" calcext:value-type="string">
            <text:p>https://rnca.tamps.cinvestav.mx/verificacion/nra/nombresestablecimientos.php?nra=EME8Z1904621</text:p>
          </table:table-cell>
          <table:table-cell office:value-type="string" calcext:value-type="string">
            <text:p>EME8Z1904622</text:p>
          </table:table-cell>
          <table:table-cell office:value-type="string" calcext:value-type="string">
            <text:p>https://rnca.tamps.cinvestav.mx/verificacion/nra/nombresestablecimientos.php?nra=EME8Z190462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910803711</text:p>
          </table:table-cell>
          <table:table-cell office:value-type="string" calcext:value-type="string">
            <text:p>https://rnca.tamps.cinvestav.mx/verificacion/nra/nombresestablecimientos.php?nra=EME910803711</text:p>
          </table:table-cell>
          <table:table-cell office:value-type="string" calcext:value-type="string">
            <text:p>EME910803721</text:p>
          </table:table-cell>
          <table:table-cell office:value-type="string" calcext:value-type="string">
            <text:p>https://rnca.tamps.cinvestav.mx/verificacion/nra/nombresestablecimientos.php?nra=EME9108037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910803711</text:p>
          </table:table-cell>
          <table:table-cell office:value-type="string" calcext:value-type="string">
            <text:p>https://rnca.tamps.cinvestav.mx/verificacion/nra/nombresestablecimientos.php?nra=EME910803711</text:p>
          </table:table-cell>
          <table:table-cell office:value-type="string" calcext:value-type="string">
            <text:p>EME910803731</text:p>
          </table:table-cell>
          <table:table-cell office:value-type="string" calcext:value-type="string">
            <text:p>https://rnca.tamps.cinvestav.mx/verificacion/nra/nombresestablecimientos.php?nra=EME9108037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910803721</text:p>
          </table:table-cell>
          <table:table-cell office:value-type="string" calcext:value-type="string">
            <text:p>https://rnca.tamps.cinvestav.mx/verificacion/nra/nombresestablecimientos.php?nra=EME910803721</text:p>
          </table:table-cell>
          <table:table-cell office:value-type="string" calcext:value-type="string">
            <text:p>EME910803722</text:p>
          </table:table-cell>
          <table:table-cell office:value-type="string" calcext:value-type="string">
            <text:p>https://rnca.tamps.cinvestav.mx/verificacion/nra/nombresestablecimientos.php?nra=EME91080372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910803721</text:p>
          </table:table-cell>
          <table:table-cell office:value-type="string" calcext:value-type="string">
            <text:p>https://rnca.tamps.cinvestav.mx/verificacion/nra/nombresestablecimientos.php?nra=EME910803721</text:p>
          </table:table-cell>
          <table:table-cell office:value-type="string" calcext:value-type="string">
            <text:p>EME910803731</text:p>
          </table:table-cell>
          <table:table-cell office:value-type="string" calcext:value-type="string">
            <text:p>https://rnca.tamps.cinvestav.mx/verificacion/nra/nombresestablecimientos.php?nra=EME9108037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BS1510421</text:p>
          </table:table-cell>
          <table:table-cell office:value-type="string" calcext:value-type="string">
            <text:p>https://rnca.tamps.cinvestav.mx/verificacion/nra/nombresestablecimientos.php?nra=EMEBS1510421</text:p>
          </table:table-cell>
          <table:table-cell office:value-type="string" calcext:value-type="string">
            <text:p>EMEMB1510421</text:p>
          </table:table-cell>
          <table:table-cell office:value-type="string" calcext:value-type="string">
            <text:p>https://rnca.tamps.cinvestav.mx/verificacion/nra/nombresestablecimientos.php?nra=EMEMB15104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MB1510411</text:p>
          </table:table-cell>
          <table:table-cell office:value-type="string" calcext:value-type="string">
            <text:p>https://rnca.tamps.cinvestav.mx/verificacion/nra/nombresestablecimientos.php?nra=EMEMB1510411</text:p>
          </table:table-cell>
          <table:table-cell office:value-type="string" calcext:value-type="string">
            <text:p>EMEMB1510421</text:p>
          </table:table-cell>
          <table:table-cell office:value-type="string" calcext:value-type="string">
            <text:p>https://rnca.tamps.cinvestav.mx/verificacion/nra/nombresestablecimientos.php?nra=EMEMB15104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S561510411</text:p>
          </table:table-cell>
          <table:table-cell office:value-type="string" calcext:value-type="string">
            <text:p>https://rnca.tamps.cinvestav.mx/verificacion/nra/nombresestablecimientos.php?nra=EMS561510411</text:p>
          </table:table-cell>
          <table:table-cell office:value-type="string" calcext:value-type="string">
            <text:p>EMS571510411</text:p>
          </table:table-cell>
          <table:table-cell office:value-type="string" calcext:value-type="string">
            <text:p>https://rnca.tamps.cinvestav.mx/verificacion/nra/nombresestablecimientos.php?nra=EMS571510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110600411</text:p>
          </table:table-cell>
          <table:table-cell office:value-type="string" calcext:value-type="string">
            <text:p>https://rnca.tamps.cinvestav.mx/verificacion/nra/nombresestablecimientos.php?nra=ENC110600411</text:p>
          </table:table-cell>
          <table:table-cell office:value-type="string" calcext:value-type="string">
            <text:p>ENC110600412</text:p>
          </table:table-cell>
          <table:table-cell office:value-type="string" calcext:value-type="string">
            <text:p>https://rnca.tamps.cinvestav.mx/verificacion/nra/nombresestablecimientos.php?nra=ENC1106004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110600411</text:p>
          </table:table-cell>
          <table:table-cell office:value-type="string" calcext:value-type="string">
            <text:p>https://rnca.tamps.cinvestav.mx/verificacion/nra/nombresestablecimientos.php?nra=ENC110600411</text:p>
          </table:table-cell>
          <table:table-cell office:value-type="string" calcext:value-type="string">
            <text:p>ENC110600511</text:p>
          </table:table-cell>
          <table:table-cell office:value-type="string" calcext:value-type="string">
            <text:p>https://rnca.tamps.cinvestav.mx/verificacion/nra/nombresestablecimientos.php?nra=ENC110600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110600411</text:p>
          </table:table-cell>
          <table:table-cell office:value-type="string" calcext:value-type="string">
            <text:p>https://rnca.tamps.cinvestav.mx/verificacion/nra/nombresestablecimientos.php?nra=ENC110600411</text:p>
          </table:table-cell>
          <table:table-cell office:value-type="string" calcext:value-type="string">
            <text:p>ENC110600911</text:p>
          </table:table-cell>
          <table:table-cell office:value-type="string" calcext:value-type="string">
            <text:p>https://rnca.tamps.cinvestav.mx/verificacion/nra/nombresestablecimientos.php?nra=ENC110600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110600511</text:p>
          </table:table-cell>
          <table:table-cell office:value-type="string" calcext:value-type="string">
            <text:p>https://rnca.tamps.cinvestav.mx/verificacion/nra/nombresestablecimientos.php?nra=ENC110600511</text:p>
          </table:table-cell>
          <table:table-cell office:value-type="string" calcext:value-type="string">
            <text:p>ENC110600911</text:p>
          </table:table-cell>
          <table:table-cell office:value-type="string" calcext:value-type="string">
            <text:p>https://rnca.tamps.cinvestav.mx/verificacion/nra/nombresestablecimientos.php?nra=ENC110600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TMV0803711</text:p>
          </table:table-cell>
          <table:table-cell office:value-type="string" calcext:value-type="string">
            <text:p>https://rnca.tamps.cinvestav.mx/verificacion/nra/nombresestablecimientos.php?nra=EOTMV0803711</text:p>
          </table:table-cell>
          <table:table-cell office:value-type="string" calcext:value-type="string">
            <text:p>EOTMV0803712</text:p>
          </table:table-cell>
          <table:table-cell office:value-type="string" calcext:value-type="string">
            <text:p>https://rnca.tamps.cinvestav.mx/verificacion/nra/nombresestablecimientos.php?nra=EOTMV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912803211</text:p>
          </table:table-cell>
          <table:table-cell office:value-type="string" calcext:value-type="string">
            <text:p>https://rnca.tamps.cinvestav.mx/verificacion/nra/nombresestablecimientos.php?nra=ERE912803211</text:p>
          </table:table-cell>
          <table:table-cell office:value-type="string" calcext:value-type="string">
            <text:p>ERE912803212</text:p>
          </table:table-cell>
          <table:table-cell office:value-type="string" calcext:value-type="string">
            <text:p>https://rnca.tamps.cinvestav.mx/verificacion/nra/nombresestablecimientos.php?nra=ERE912803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A5I0300211</text:p>
          </table:table-cell>
          <table:table-cell office:value-type="string" calcext:value-type="string">
            <text:p>https://rnca.tamps.cinvestav.mx/verificacion/nra/nombresestablecimientos.php?nra=ESA5I0300211</text:p>
          </table:table-cell>
          <table:table-cell office:value-type="string" calcext:value-type="string">
            <text:p>ESA5I0300212</text:p>
          </table:table-cell>
          <table:table-cell office:value-type="string" calcext:value-type="string">
            <text:p>https://rnca.tamps.cinvestav.mx/verificacion/nra/nombresestablecimientos.php?nra=ESA5I0300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1103300007</text:p>
          </table:table-cell>
          <table:table-cell office:value-type="string" calcext:value-type="string">
            <text:p>https://rnca.tamps.cinvestav.mx/verificacion/nra/nombresestablecimientos.php?nra=ESL1103300007</text:p>
          </table:table-cell>
          <table:table-cell office:value-type="string" calcext:value-type="string">
            <text:p>ESL1103300009</text:p>
          </table:table-cell>
          <table:table-cell office:value-type="string" calcext:value-type="string">
            <text:p>https://rnca.tamps.cinvestav.mx/verificacion/nra/nombresestablecimientos.php?nra=ESL1103300009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7U2803211</text:p>
          </table:table-cell>
          <table:table-cell office:value-type="string" calcext:value-type="string">
            <text:p>https://rnca.tamps.cinvestav.mx/verificacion/nra/nombresestablecimientos.php?nra=ETA7U2803211</text:p>
          </table:table-cell>
          <table:table-cell office:value-type="string" calcext:value-type="string">
            <text:p>ETA7X2803211</text:p>
          </table:table-cell>
          <table:table-cell office:value-type="string" calcext:value-type="string">
            <text:p>https://rnca.tamps.cinvestav.mx/verificacion/nra/nombresestablecimientos.php?nra=ETA7X2803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I571900611</text:p>
          </table:table-cell>
          <table:table-cell office:value-type="string" calcext:value-type="string">
            <text:p>https://rnca.tamps.cinvestav.mx/verificacion/nra/nombresestablecimientos.php?nra=ETI571900611</text:p>
          </table:table-cell>
          <table:table-cell office:value-type="string" calcext:value-type="string">
            <text:p>ETI571904611</text:p>
          </table:table-cell>
          <table:table-cell office:value-type="string" calcext:value-type="string">
            <text:p>https://rnca.tamps.cinvestav.mx/verificacion/nra/nombresestablecimientos.php?nra=ETI571904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I571900611</text:p>
          </table:table-cell>
          <table:table-cell office:value-type="string" calcext:value-type="string">
            <text:p>https://rnca.tamps.cinvestav.mx/verificacion/nra/nombresestablecimientos.php?nra=ETI571900611</text:p>
          </table:table-cell>
          <table:table-cell office:value-type="string" calcext:value-type="string">
            <text:p>ETI581900611</text:p>
          </table:table-cell>
          <table:table-cell office:value-type="string" calcext:value-type="string">
            <text:p>https://rnca.tamps.cinvestav.mx/verificacion/nra/nombresestablecimientos.php?nra=ETI581900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M6E1502412</text:p>
          </table:table-cell>
          <table:table-cell office:value-type="string" calcext:value-type="string">
            <text:p>https://rnca.tamps.cinvestav.mx/verificacion/nra/nombresestablecimientos.php?nra=EUM6E1502412</text:p>
          </table:table-cell>
          <table:table-cell office:value-type="string" calcext:value-type="string">
            <text:p>EUM6E1502413</text:p>
          </table:table-cell>
          <table:table-cell office:value-type="string" calcext:value-type="string">
            <text:p>https://rnca.tamps.cinvestav.mx/verificacion/nra/nombresestablecimientos.php?nra=EUM6E15024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P912803211</text:p>
          </table:table-cell>
          <table:table-cell office:value-type="string" calcext:value-type="string">
            <text:p>https://rnca.tamps.cinvestav.mx/verificacion/nra/nombresestablecimientos.php?nra=FAP912803211</text:p>
          </table:table-cell>
          <table:table-cell office:value-type="string" calcext:value-type="string">
            <text:p>FAP9A2803211</text:p>
          </table:table-cell>
          <table:table-cell office:value-type="string" calcext:value-type="string">
            <text:p>https://rnca.tamps.cinvestav.mx/verificacion/nra/nombresestablecimientos.php?nra=FAP9A2803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7T0200411</text:p>
          </table:table-cell>
          <table:table-cell office:value-type="string" calcext:value-type="string">
            <text:p>https://rnca.tamps.cinvestav.mx/verificacion/nra/nombresestablecimientos.php?nra=FAR7T0200411</text:p>
          </table:table-cell>
          <table:table-cell office:value-type="string" calcext:value-type="string">
            <text:p>FAR7T0200421</text:p>
          </table:table-cell>
          <table:table-cell office:value-type="string" calcext:value-type="string">
            <text:p>https://rnca.tamps.cinvestav.mx/verificacion/nra/nombresestablecimientos.php?nra=FAR7T02004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910803711</text:p>
          </table:table-cell>
          <table:table-cell office:value-type="string" calcext:value-type="string">
            <text:p>https://rnca.tamps.cinvestav.mx/verificacion/nra/nombresestablecimientos.php?nra=FEM910803711</text:p>
          </table:table-cell>
          <table:table-cell office:value-type="string" calcext:value-type="string">
            <text:p>FEM910803712</text:p>
          </table:table-cell>
          <table:table-cell office:value-type="string" calcext:value-type="string">
            <text:p>https://rnca.tamps.cinvestav.mx/verificacion/nra/nombresestablecimientos.php?nra=FEM91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910803711</text:p>
          </table:table-cell>
          <table:table-cell office:value-type="string" calcext:value-type="string">
            <text:p>https://rnca.tamps.cinvestav.mx/verificacion/nra/nombresestablecimientos.php?nra=FEM910803711</text:p>
          </table:table-cell>
          <table:table-cell office:value-type="string" calcext:value-type="string">
            <text:p>FEM990803711</text:p>
          </table:table-cell>
          <table:table-cell office:value-type="string" calcext:value-type="string">
            <text:p>https://rnca.tamps.cinvestav.mx/verificacion/nra/nombresestablecimientos.php?nra=FEM990803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9M0200411</text:p>
          </table:table-cell>
          <table:table-cell office:value-type="string" calcext:value-type="string">
            <text:p>https://rnca.tamps.cinvestav.mx/verificacion/nra/nombresestablecimientos.php?nra=FEM9M0200411</text:p>
          </table:table-cell>
          <table:table-cell office:value-type="string" calcext:value-type="string">
            <text:p>FEM9M0200412</text:p>
          </table:table-cell>
          <table:table-cell office:value-type="string" calcext:value-type="string">
            <text:p>https://rnca.tamps.cinvestav.mx/verificacion/nra/nombresestablecimientos.php?nra=FEM9M02004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AD2600211</text:p>
          </table:table-cell>
          <table:table-cell office:value-type="string" calcext:value-type="string">
            <text:p>https://rnca.tamps.cinvestav.mx/verificacion/nra/nombresestablecimientos.php?nra=FENAD2600211</text:p>
          </table:table-cell>
          <table:table-cell office:value-type="string" calcext:value-type="string">
            <text:p>FENEA2600211</text:p>
          </table:table-cell>
          <table:table-cell office:value-type="string" calcext:value-type="string">
            <text:p>https://rnca.tamps.cinvestav.mx/verificacion/nra/nombresestablecimientos.php?nra=FENEA2600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AD0900711</text:p>
          </table:table-cell>
          <table:table-cell office:value-type="string" calcext:value-type="string">
            <text:p>https://rnca.tamps.cinvestav.mx/verificacion/nra/nombresestablecimientos.php?nra=FERAD0900711</text:p>
          </table:table-cell>
          <table:table-cell office:value-type="string" calcext:value-type="string">
            <text:p>FEREA0900711</text:p>
          </table:table-cell>
          <table:table-cell office:value-type="string" calcext:value-type="string">
            <text:p>https://rnca.tamps.cinvestav.mx/verificacion/nra/nombresestablecimientos.php?nra=FEREA0900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O7X1901811</text:p>
          </table:table-cell>
          <table:table-cell office:value-type="string" calcext:value-type="string">
            <text:p>https://rnca.tamps.cinvestav.mx/verificacion/nra/nombresestablecimientos.php?nra=FFO7X1901811</text:p>
          </table:table-cell>
          <table:table-cell office:value-type="string" calcext:value-type="string">
            <text:p>FFO7X1904811</text:p>
          </table:table-cell>
          <table:table-cell office:value-type="string" calcext:value-type="string">
            <text:p>https://rnca.tamps.cinvestav.mx/verificacion/nra/nombresestablecimientos.php?nra=FFO7X1904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B5M0502712</text:p>
          </table:table-cell>
          <table:table-cell office:value-type="string" calcext:value-type="string">
            <text:p>https://rnca.tamps.cinvestav.mx/verificacion/nra/nombresestablecimientos.php?nra=FGB5M0502712</text:p>
          </table:table-cell>
          <table:table-cell office:value-type="string" calcext:value-type="string">
            <text:p>FGB5M0502721</text:p>
          </table:table-cell>
          <table:table-cell office:value-type="string" calcext:value-type="string">
            <text:p>https://rnca.tamps.cinvestav.mx/verificacion/nra/nombresestablecimientos.php?nra=FGB5M05027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B5M0502712</text:p>
          </table:table-cell>
          <table:table-cell office:value-type="string" calcext:value-type="string">
            <text:p>https://rnca.tamps.cinvestav.mx/verificacion/nra/nombresestablecimientos.php?nra=FGB5M0502712</text:p>
          </table:table-cell>
          <table:table-cell office:value-type="string" calcext:value-type="string">
            <text:p>FGB5M0502722</text:p>
          </table:table-cell>
          <table:table-cell office:value-type="string" calcext:value-type="string">
            <text:p>https://rnca.tamps.cinvestav.mx/verificacion/nra/nombresestablecimientos.php?nra=FGB5M050272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B5M0502721</text:p>
          </table:table-cell>
          <table:table-cell office:value-type="string" calcext:value-type="string">
            <text:p>https://rnca.tamps.cinvestav.mx/verificacion/nra/nombresestablecimientos.php?nra=FGB5M0502721</text:p>
          </table:table-cell>
          <table:table-cell office:value-type="string" calcext:value-type="string">
            <text:p>FGB5M0502722</text:p>
          </table:table-cell>
          <table:table-cell office:value-type="string" calcext:value-type="string">
            <text:p>https://rnca.tamps.cinvestav.mx/verificacion/nra/nombresestablecimientos.php?nra=FGB5M050272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8A0900511</text:p>
          </table:table-cell>
          <table:table-cell office:value-type="string" calcext:value-type="string">
            <text:p>https://rnca.tamps.cinvestav.mx/verificacion/nra/nombresestablecimientos.php?nra=FIG8A0900511</text:p>
          </table:table-cell>
          <table:table-cell office:value-type="string" calcext:value-type="string">
            <text:p>FIG8A0900512</text:p>
          </table:table-cell>
          <table:table-cell office:value-type="string" calcext:value-type="string">
            <text:p>https://rnca.tamps.cinvestav.mx/verificacion/nra/nombresestablecimientos.php?nra=FIG8A09005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C5W1503311</text:p>
          </table:table-cell>
          <table:table-cell office:value-type="string" calcext:value-type="string">
            <text:p>https://rnca.tamps.cinvestav.mx/verificacion/nra/nombresestablecimientos.php?nra=FJC5W1503311</text:p>
          </table:table-cell>
          <table:table-cell office:value-type="string" calcext:value-type="string">
            <text:p>FJC5W1503312</text:p>
          </table:table-cell>
          <table:table-cell office:value-type="string" calcext:value-type="string">
            <text:p>https://rnca.tamps.cinvestav.mx/verificacion/nra/nombresestablecimientos.php?nra=FJC5W15033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E5J0900511</text:p>
          </table:table-cell>
          <table:table-cell office:value-type="string" calcext:value-type="string">
            <text:p>https://rnca.tamps.cinvestav.mx/verificacion/nra/nombresestablecimientos.php?nra=FME5J0900511</text:p>
          </table:table-cell>
          <table:table-cell office:value-type="string" calcext:value-type="string">
            <text:p>FME5J0900512</text:p>
          </table:table-cell>
          <table:table-cell office:value-type="string" calcext:value-type="string">
            <text:p>https://rnca.tamps.cinvestav.mx/verificacion/nra/nombresestablecimientos.php?nra=FME5J09005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O9M2111411</text:p>
          </table:table-cell>
          <table:table-cell office:value-type="string" calcext:value-type="string">
            <text:p>https://rnca.tamps.cinvestav.mx/verificacion/nra/nombresestablecimientos.php?nra=FMO9M2111411</text:p>
          </table:table-cell>
          <table:table-cell office:value-type="string" calcext:value-type="string">
            <text:p>FMO9M2111412</text:p>
          </table:table-cell>
          <table:table-cell office:value-type="string" calcext:value-type="string">
            <text:p>https://rnca.tamps.cinvestav.mx/verificacion/nra/nombresestablecimientos.php?nra=FMO9M21114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L7A1510411</text:p>
          </table:table-cell>
          <table:table-cell office:value-type="string" calcext:value-type="string">
            <text:p>https://rnca.tamps.cinvestav.mx/verificacion/nra/nombresestablecimientos.php?nra=FNL7A1510411</text:p>
          </table:table-cell>
          <table:table-cell office:value-type="string" calcext:value-type="string">
            <text:p>FNL7A1510412</text:p>
          </table:table-cell>
          <table:table-cell office:value-type="string" calcext:value-type="string">
            <text:p>https://rnca.tamps.cinvestav.mx/verificacion/nra/nombresestablecimientos.php?nra=FNL7A15104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M1509500020</text:p>
          </table:table-cell>
          <table:table-cell office:value-type="string" calcext:value-type="string">
            <text:p>https://rnca.tamps.cinvestav.mx/verificacion/nra/nombresestablecimientos.php?nra=FPM1509500020</text:p>
          </table:table-cell>
          <table:table-cell office:value-type="string" calcext:value-type="string">
            <text:p>FPM1509500027</text:p>
          </table:table-cell>
          <table:table-cell office:value-type="string" calcext:value-type="string">
            <text:p>https://rnca.tamps.cinvestav.mx/verificacion/nra/nombresestablecimientos.php?nra=FPM1509500027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M1509500027</text:p>
          </table:table-cell>
          <table:table-cell office:value-type="string" calcext:value-type="string">
            <text:p>https://rnca.tamps.cinvestav.mx/verificacion/nra/nombresestablecimientos.php?nra=FPM1509500027</text:p>
          </table:table-cell>
          <table:table-cell office:value-type="string" calcext:value-type="string">
            <text:p>FPM1509500075</text:p>
          </table:table-cell>
          <table:table-cell office:value-type="string" calcext:value-type="string">
            <text:p>https://rnca.tamps.cinvestav.mx/verificacion/nra/nombresestablecimientos.php?nra=FPM1509500075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M1509500027</text:p>
          </table:table-cell>
          <table:table-cell office:value-type="string" calcext:value-type="string">
            <text:p>https://rnca.tamps.cinvestav.mx/verificacion/nra/nombresestablecimientos.php?nra=FPM1509500027</text:p>
          </table:table-cell>
          <table:table-cell office:value-type="string" calcext:value-type="string">
            <text:p>FPM1509500097</text:p>
          </table:table-cell>
          <table:table-cell office:value-type="string" calcext:value-type="string">
            <text:p>https://rnca.tamps.cinvestav.mx/verificacion/nra/nombresestablecimientos.php?nra=FPM1509500097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M1509500075</text:p>
          </table:table-cell>
          <table:table-cell office:value-type="string" calcext:value-type="string">
            <text:p>https://rnca.tamps.cinvestav.mx/verificacion/nra/nombresestablecimientos.php?nra=FPM1509500075</text:p>
          </table:table-cell>
          <table:table-cell office:value-type="string" calcext:value-type="string">
            <text:p>FPM1509500097</text:p>
          </table:table-cell>
          <table:table-cell office:value-type="string" calcext:value-type="string">
            <text:p>https://rnca.tamps.cinvestav.mx/verificacion/nra/nombresestablecimientos.php?nra=FPM1509500097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M1512102376</text:p>
          </table:table-cell>
          <table:table-cell office:value-type="string" calcext:value-type="string">
            <text:p>https://rnca.tamps.cinvestav.mx/verificacion/nra/nombresestablecimientos.php?nra=FPM1512102376</text:p>
          </table:table-cell>
          <table:table-cell office:value-type="string" calcext:value-type="string">
            <text:p>FPM1512102377</text:p>
          </table:table-cell>
          <table:table-cell office:value-type="string" calcext:value-type="string">
            <text:p>https://rnca.tamps.cinvestav.mx/verificacion/nra/nombresestablecimientos.php?nra=FPM1512102377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P562402811</text:p>
          </table:table-cell>
          <table:table-cell office:value-type="string" calcext:value-type="string">
            <text:p>https://rnca.tamps.cinvestav.mx/verificacion/nra/nombresestablecimientos.php?nra=FPP562402811</text:p>
          </table:table-cell>
          <table:table-cell office:value-type="string" calcext:value-type="string">
            <text:p>FPP562402821</text:p>
          </table:table-cell>
          <table:table-cell office:value-type="string" calcext:value-type="string">
            <text:p>https://rnca.tamps.cinvestav.mx/verificacion/nra/nombresestablecimientos.php?nra=FPP5624028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S561407011</text:p>
          </table:table-cell>
          <table:table-cell office:value-type="string" calcext:value-type="string">
            <text:p>https://rnca.tamps.cinvestav.mx/verificacion/nra/nombresestablecimientos.php?nra=FPS561407011</text:p>
          </table:table-cell>
          <table:table-cell office:value-type="string" calcext:value-type="string">
            <text:p>FPS561507011</text:p>
          </table:table-cell>
          <table:table-cell office:value-type="string" calcext:value-type="string">
            <text:p>https://rnca.tamps.cinvestav.mx/verificacion/nra/nombresestablecimientos.php?nra=FPS5615070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S561507011</text:p>
          </table:table-cell>
          <table:table-cell office:value-type="string" calcext:value-type="string">
            <text:p>https://rnca.tamps.cinvestav.mx/verificacion/nra/nombresestablecimientos.php?nra=FPS561507011</text:p>
          </table:table-cell>
          <table:table-cell office:value-type="string" calcext:value-type="string">
            <text:p>FPS561507021</text:p>
          </table:table-cell>
          <table:table-cell office:value-type="string" calcext:value-type="string">
            <text:p>https://rnca.tamps.cinvestav.mx/verificacion/nra/nombresestablecimientos.php?nra=FPS5615070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5Q1306911</text:p>
          </table:table-cell>
          <table:table-cell office:value-type="string" calcext:value-type="string">
            <text:p>https://rnca.tamps.cinvestav.mx/verificacion/nra/nombresestablecimientos.php?nra=FRE5Q1306911</text:p>
          </table:table-cell>
          <table:table-cell office:value-type="string" calcext:value-type="string">
            <text:p>FREQB1306911</text:p>
          </table:table-cell>
          <table:table-cell office:value-type="string" calcext:value-type="string">
            <text:p>https://rnca.tamps.cinvestav.mx/verificacion/nra/nombresestablecimientos.php?nra=FREQB1306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MEA0900711</text:p>
          </table:table-cell>
          <table:table-cell office:value-type="string" calcext:value-type="string">
            <text:p>https://rnca.tamps.cinvestav.mx/verificacion/nra/nombresestablecimientos.php?nra=FTMEA0900711</text:p>
          </table:table-cell>
          <table:table-cell office:value-type="string" calcext:value-type="string">
            <text:p>FTMEA0900721</text:p>
          </table:table-cell>
          <table:table-cell office:value-type="string" calcext:value-type="string">
            <text:p>https://rnca.tamps.cinvestav.mx/verificacion/nra/nombresestablecimientos.php?nra=FTMEA09007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MEA0900711</text:p>
          </table:table-cell>
          <table:table-cell office:value-type="string" calcext:value-type="string">
            <text:p>https://rnca.tamps.cinvestav.mx/verificacion/nra/nombresestablecimientos.php?nra=FTMEA0900711</text:p>
          </table:table-cell>
          <table:table-cell office:value-type="string" calcext:value-type="string">
            <text:p>FTMEA0900741</text:p>
          </table:table-cell>
          <table:table-cell office:value-type="string" calcext:value-type="string">
            <text:p>https://rnca.tamps.cinvestav.mx/verificacion/nra/nombresestablecimientos.php?nra=FTMEA090074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MEA0900721</text:p>
          </table:table-cell>
          <table:table-cell office:value-type="string" calcext:value-type="string">
            <text:p>https://rnca.tamps.cinvestav.mx/verificacion/nra/nombresestablecimientos.php?nra=FTMEA0900721</text:p>
          </table:table-cell>
          <table:table-cell office:value-type="string" calcext:value-type="string">
            <text:p>FTMEA0900741</text:p>
          </table:table-cell>
          <table:table-cell office:value-type="string" calcext:value-type="string">
            <text:p>https://rnca.tamps.cinvestav.mx/verificacion/nra/nombresestablecimientos.php?nra=FTMEA090074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MLM0900711</text:p>
          </table:table-cell>
          <table:table-cell office:value-type="string" calcext:value-type="string">
            <text:p>https://rnca.tamps.cinvestav.mx/verificacion/nra/nombresestablecimientos.php?nra=FTMLM0900711</text:p>
          </table:table-cell>
          <table:table-cell office:value-type="string" calcext:value-type="string">
            <text:p>FTMLM0900712</text:p>
          </table:table-cell>
          <table:table-cell office:value-type="string" calcext:value-type="string">
            <text:p>https://rnca.tamps.cinvestav.mx/verificacion/nra/nombresestablecimientos.php?nra=FTMLM0900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MLM0900711</text:p>
          </table:table-cell>
          <table:table-cell office:value-type="string" calcext:value-type="string">
            <text:p>https://rnca.tamps.cinvestav.mx/verificacion/nra/nombresestablecimientos.php?nra=FTMLM0900711</text:p>
          </table:table-cell>
          <table:table-cell office:value-type="string" calcext:value-type="string">
            <text:p>FTMLM0900715</text:p>
          </table:table-cell>
          <table:table-cell office:value-type="string" calcext:value-type="string">
            <text:p>https://rnca.tamps.cinvestav.mx/verificacion/nra/nombresestablecimientos.php?nra=FTMLM09007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MLM0900712</text:p>
          </table:table-cell>
          <table:table-cell office:value-type="string" calcext:value-type="string">
            <text:p>https://rnca.tamps.cinvestav.mx/verificacion/nra/nombresestablecimientos.php?nra=FTMLM0900712</text:p>
          </table:table-cell>
          <table:table-cell office:value-type="string" calcext:value-type="string">
            <text:p>FTMLM0900715</text:p>
          </table:table-cell>
          <table:table-cell office:value-type="string" calcext:value-type="string">
            <text:p>https://rnca.tamps.cinvestav.mx/verificacion/nra/nombresestablecimientos.php?nra=FTMLM09007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G0801900549</text:p>
          </table:table-cell>
          <table:table-cell office:value-type="string" calcext:value-type="string">
            <text:p>https://rnca.tamps.cinvestav.mx/verificacion/nra/nombresestablecimientos.php?nra=GAG0801900549</text:p>
          </table:table-cell>
          <table:table-cell office:value-type="string" calcext:value-type="string">
            <text:p>GAG0801900659</text:p>
          </table:table-cell>
          <table:table-cell office:value-type="string" calcext:value-type="string">
            <text:p>https://rnca.tamps.cinvestav.mx/verificacion/nra/nombresestablecimientos.php?nra=GAG0801900659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I0801900037</text:p>
          </table:table-cell>
          <table:table-cell office:value-type="string" calcext:value-type="string">
            <text:p>https://rnca.tamps.cinvestav.mx/verificacion/nra/nombresestablecimientos.php?nra=GAI0801900037</text:p>
          </table:table-cell>
          <table:table-cell office:value-type="string" calcext:value-type="string">
            <text:p>GAI0801900093</text:p>
          </table:table-cell>
          <table:table-cell office:value-type="string" calcext:value-type="string">
            <text:p>https://rnca.tamps.cinvestav.mx/verificacion/nra/nombresestablecimientos.php?nra=GAI0801900093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I520803711</text:p>
          </table:table-cell>
          <table:table-cell office:value-type="string" calcext:value-type="string">
            <text:p>https://rnca.tamps.cinvestav.mx/verificacion/nra/nombresestablecimientos.php?nra=GAI520803711</text:p>
          </table:table-cell>
          <table:table-cell office:value-type="string" calcext:value-type="string">
            <text:p>GAI520803712</text:p>
          </table:table-cell>
          <table:table-cell office:value-type="string" calcext:value-type="string">
            <text:p>https://rnca.tamps.cinvestav.mx/verificacion/nra/nombresestablecimientos.php?nra=GAI52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I6B0803711</text:p>
          </table:table-cell>
          <table:table-cell office:value-type="string" calcext:value-type="string">
            <text:p>https://rnca.tamps.cinvestav.mx/verificacion/nra/nombresestablecimientos.php?nra=GAI6B0803711</text:p>
          </table:table-cell>
          <table:table-cell office:value-type="string" calcext:value-type="string">
            <text:p>GAI6E0803711</text:p>
          </table:table-cell>
          <table:table-cell office:value-type="string" calcext:value-type="string">
            <text:p>https://rnca.tamps.cinvestav.mx/verificacion/nra/nombresestablecimientos.php?nra=GAI6E0803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I6D0801911</text:p>
          </table:table-cell>
          <table:table-cell office:value-type="string" calcext:value-type="string">
            <text:p>https://rnca.tamps.cinvestav.mx/verificacion/nra/nombresestablecimientos.php?nra=GAI6D0801911</text:p>
          </table:table-cell>
          <table:table-cell office:value-type="string" calcext:value-type="string">
            <text:p>GAI6E0801911</text:p>
          </table:table-cell>
          <table:table-cell office:value-type="string" calcext:value-type="string">
            <text:p>https://rnca.tamps.cinvestav.mx/verificacion/nra/nombresestablecimientos.php?nra=GAI6E0801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8A1403911</text:p>
          </table:table-cell>
          <table:table-cell office:value-type="string" calcext:value-type="string">
            <text:p>https://rnca.tamps.cinvestav.mx/verificacion/nra/nombresestablecimientos.php?nra=GAL8A1403911</text:p>
          </table:table-cell>
          <table:table-cell office:value-type="string" calcext:value-type="string">
            <text:p>GAL8A1409711</text:p>
          </table:table-cell>
          <table:table-cell office:value-type="string" calcext:value-type="string">
            <text:p>https://rnca.tamps.cinvestav.mx/verificacion/nra/nombresestablecimientos.php?nra=GAL8A1409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8A2201411</text:p>
          </table:table-cell>
          <table:table-cell office:value-type="string" calcext:value-type="string">
            <text:p>https://rnca.tamps.cinvestav.mx/verificacion/nra/nombresestablecimientos.php?nra=GAL8A2201411</text:p>
          </table:table-cell>
          <table:table-cell office:value-type="string" calcext:value-type="string">
            <text:p>GAL8A2201421</text:p>
          </table:table-cell>
          <table:table-cell office:value-type="string" calcext:value-type="string">
            <text:p>https://rnca.tamps.cinvestav.mx/verificacion/nra/nombresestablecimientos.php?nra=GAL8A22014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3107700001</text:p>
          </table:table-cell>
          <table:table-cell office:value-type="string" calcext:value-type="string">
            <text:p>https://rnca.tamps.cinvestav.mx/verificacion/nra/nombresestablecimientos.php?nra=GAS3107700001</text:p>
          </table:table-cell>
          <table:table-cell office:value-type="string" calcext:value-type="string">
            <text:p>GAS3107700002</text:p>
          </table:table-cell>
          <table:table-cell office:value-type="string" calcext:value-type="string">
            <text:p>https://rnca.tamps.cinvestav.mx/verificacion/nra/nombresestablecimientos.php?nra=GAS310770000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AMI1102011</text:p>
          </table:table-cell>
          <table:table-cell office:value-type="string" calcext:value-type="string">
            <text:p>https://rnca.tamps.cinvestav.mx/verificacion/nra/nombresestablecimientos.php?nra=GBAMI1102011</text:p>
          </table:table-cell>
          <table:table-cell office:value-type="string" calcext:value-type="string">
            <text:p>GBAMI1102711</text:p>
          </table:table-cell>
          <table:table-cell office:value-type="string" calcext:value-type="string">
            <text:p>https://rnca.tamps.cinvestav.mx/verificacion/nra/nombresestablecimientos.php?nra=GBAMI1102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912604311</text:p>
          </table:table-cell>
          <table:table-cell office:value-type="string" calcext:value-type="string">
            <text:p>https://rnca.tamps.cinvestav.mx/verificacion/nra/nombresestablecimientos.php?nra=GCA912604311</text:p>
          </table:table-cell>
          <table:table-cell office:value-type="string" calcext:value-type="string">
            <text:p>GCA942604311</text:p>
          </table:table-cell>
          <table:table-cell office:value-type="string" calcext:value-type="string">
            <text:p>https://rnca.tamps.cinvestav.mx/verificacion/nra/nombresestablecimientos.php?nra=GCA942604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5S1406611</text:p>
          </table:table-cell>
          <table:table-cell office:value-type="string" calcext:value-type="string">
            <text:p>https://rnca.tamps.cinvestav.mx/verificacion/nra/nombresestablecimientos.php?nra=GCE5S1406611</text:p>
          </table:table-cell>
          <table:table-cell office:value-type="string" calcext:value-type="string">
            <text:p>GCE5S1406621</text:p>
          </table:table-cell>
          <table:table-cell office:value-type="string" calcext:value-type="string">
            <text:p>https://rnca.tamps.cinvestav.mx/verificacion/nra/nombresestablecimientos.php?nra=GCE5S14066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730803711</text:p>
          </table:table-cell>
          <table:table-cell office:value-type="string" calcext:value-type="string">
            <text:p>https://rnca.tamps.cinvestav.mx/verificacion/nra/nombresestablecimientos.php?nra=GCE730803711</text:p>
          </table:table-cell>
          <table:table-cell office:value-type="string" calcext:value-type="string">
            <text:p>GCE730803712</text:p>
          </table:table-cell>
          <table:table-cell office:value-type="string" calcext:value-type="string">
            <text:p>https://rnca.tamps.cinvestav.mx/verificacion/nra/nombresestablecimientos.php?nra=GCE73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LQ3003911</text:p>
          </table:table-cell>
          <table:table-cell office:value-type="string" calcext:value-type="string">
            <text:p>https://rnca.tamps.cinvestav.mx/verificacion/nra/nombresestablecimientos.php?nra=GCELQ3003911</text:p>
          </table:table-cell>
          <table:table-cell office:value-type="string" calcext:value-type="string">
            <text:p>GCELQ3003912</text:p>
          </table:table-cell>
          <table:table-cell office:value-type="string" calcext:value-type="string">
            <text:p>https://rnca.tamps.cinvestav.mx/verificacion/nra/nombresestablecimientos.php?nra=GCELQ3003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LQ3003911</text:p>
          </table:table-cell>
          <table:table-cell office:value-type="string" calcext:value-type="string">
            <text:p>https://rnca.tamps.cinvestav.mx/verificacion/nra/nombresestablecimientos.php?nra=GCELQ3003911</text:p>
          </table:table-cell>
          <table:table-cell office:value-type="string" calcext:value-type="string">
            <text:p>GCELQ3003921</text:p>
          </table:table-cell>
          <table:table-cell office:value-type="string" calcext:value-type="string">
            <text:p>https://rnca.tamps.cinvestav.mx/verificacion/nra/nombresestablecimientos.php?nra=GCELQ30039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LQ3003912</text:p>
          </table:table-cell>
          <table:table-cell office:value-type="string" calcext:value-type="string">
            <text:p>https://rnca.tamps.cinvestav.mx/verificacion/nra/nombresestablecimientos.php?nra=GCELQ3003912</text:p>
          </table:table-cell>
          <table:table-cell office:value-type="string" calcext:value-type="string">
            <text:p>GCELQ3003921</text:p>
          </table:table-cell>
          <table:table-cell office:value-type="string" calcext:value-type="string">
            <text:p>https://rnca.tamps.cinvestav.mx/verificacion/nra/nombresestablecimientos.php?nra=GCELQ30039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IMI0803711</text:p>
          </table:table-cell>
          <table:table-cell office:value-type="string" calcext:value-type="string">
            <text:p>https://rnca.tamps.cinvestav.mx/verificacion/nra/nombresestablecimientos.php?nra=GCIMI0803711</text:p>
          </table:table-cell>
          <table:table-cell office:value-type="string" calcext:value-type="string">
            <text:p>GCIMI0803713</text:p>
          </table:table-cell>
          <table:table-cell office:value-type="string" calcext:value-type="string">
            <text:p>https://rnca.tamps.cinvestav.mx/verificacion/nra/nombresestablecimientos.php?nra=GCIMI0803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6</text:p>
          </table:table-cell>
          <table:table-cell office:value-type="string" calcext:value-type="string">
            <text:p>https://rnca.tamps.cinvestav.mx/verificacion/nra/nombresestablecimientos.php?nra=GCMBJ3008616</text:p>
          </table:table-cell>
          <table:table-cell office:value-type="string" calcext:value-type="string">
            <text:p>GCMBJ3008617</text:p>
          </table:table-cell>
          <table:table-cell office:value-type="string" calcext:value-type="string">
            <text:p>https://rnca.tamps.cinvestav.mx/verificacion/nra/nombresestablecimientos.php?nra=GCMBJ30086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6</text:p>
          </table:table-cell>
          <table:table-cell office:value-type="string" calcext:value-type="string">
            <text:p>https://rnca.tamps.cinvestav.mx/verificacion/nra/nombresestablecimientos.php?nra=GCMBJ3008616</text:p>
          </table:table-cell>
          <table:table-cell office:value-type="string" calcext:value-type="string">
            <text:p>GCMBJ3008618</text:p>
          </table:table-cell>
          <table:table-cell office:value-type="string" calcext:value-type="string">
            <text:p>https://rnca.tamps.cinvestav.mx/verificacion/nra/nombresestablecimientos.php?nra=GCMBJ30086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6</text:p>
          </table:table-cell>
          <table:table-cell office:value-type="string" calcext:value-type="string">
            <text:p>https://rnca.tamps.cinvestav.mx/verificacion/nra/nombresestablecimientos.php?nra=GCMBJ3008616</text:p>
          </table:table-cell>
          <table:table-cell office:value-type="string" calcext:value-type="string">
            <text:p>GCMBJ300861B</text:p>
          </table:table-cell>
          <table:table-cell office:value-type="string" calcext:value-type="string">
            <text:p>https://rnca.tamps.cinvestav.mx/verificacion/nra/nombresestablecimientos.php?nra=GCMBJ30086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6</text:p>
          </table:table-cell>
          <table:table-cell office:value-type="string" calcext:value-type="string">
            <text:p>https://rnca.tamps.cinvestav.mx/verificacion/nra/nombresestablecimientos.php?nra=GCMBJ3008616</text:p>
          </table:table-cell>
          <table:table-cell office:value-type="string" calcext:value-type="string">
            <text:p>GCMBJ300861C</text:p>
          </table:table-cell>
          <table:table-cell office:value-type="string" calcext:value-type="string">
            <text:p>https://rnca.tamps.cinvestav.mx/verificacion/nra/nombresestablecimientos.php?nra=GCMBJ30086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6</text:p>
          </table:table-cell>
          <table:table-cell office:value-type="string" calcext:value-type="string">
            <text:p>https://rnca.tamps.cinvestav.mx/verificacion/nra/nombresestablecimientos.php?nra=GCMBJ3008616</text:p>
          </table:table-cell>
          <table:table-cell office:value-type="string" calcext:value-type="string">
            <text:p>GCMBJ300861D</text:p>
          </table:table-cell>
          <table:table-cell office:value-type="string" calcext:value-type="string">
            <text:p>https://rnca.tamps.cinvestav.mx/verificacion/nra/nombresestablecimientos.php?nra=GCMBJ300861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6</text:p>
          </table:table-cell>
          <table:table-cell office:value-type="string" calcext:value-type="string">
            <text:p>https://rnca.tamps.cinvestav.mx/verificacion/nra/nombresestablecimientos.php?nra=GCMBJ3008616</text:p>
          </table:table-cell>
          <table:table-cell office:value-type="string" calcext:value-type="string">
            <text:p>GCMBJ300861E</text:p>
          </table:table-cell>
          <table:table-cell office:value-type="string" calcext:value-type="string">
            <text:p>https://rnca.tamps.cinvestav.mx/verificacion/nra/nombresestablecimientos.php?nra=GCMBJ300861E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6</text:p>
          </table:table-cell>
          <table:table-cell office:value-type="string" calcext:value-type="string">
            <text:p>https://rnca.tamps.cinvestav.mx/verificacion/nra/nombresestablecimientos.php?nra=GCMBJ3008616</text:p>
          </table:table-cell>
          <table:table-cell office:value-type="string" calcext:value-type="string">
            <text:p>GCMBJ300861H</text:p>
          </table:table-cell>
          <table:table-cell office:value-type="string" calcext:value-type="string">
            <text:p>https://rnca.tamps.cinvestav.mx/verificacion/nra/nombresestablecimientos.php?nra=GCMBJ300861H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6</text:p>
          </table:table-cell>
          <table:table-cell office:value-type="string" calcext:value-type="string">
            <text:p>https://rnca.tamps.cinvestav.mx/verificacion/nra/nombresestablecimientos.php?nra=GCMBJ3008616</text:p>
          </table:table-cell>
          <table:table-cell office:value-type="string" calcext:value-type="string">
            <text:p>GCMBJ300861K</text:p>
          </table:table-cell>
          <table:table-cell office:value-type="string" calcext:value-type="string">
            <text:p>https://rnca.tamps.cinvestav.mx/verificacion/nra/nombresestablecimientos.php?nra=GCMBJ300861K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6</text:p>
          </table:table-cell>
          <table:table-cell office:value-type="string" calcext:value-type="string">
            <text:p>https://rnca.tamps.cinvestav.mx/verificacion/nra/nombresestablecimientos.php?nra=GCMBJ3008616</text:p>
          </table:table-cell>
          <table:table-cell office:value-type="string" calcext:value-type="string">
            <text:p>GCMBJ300861L</text:p>
          </table:table-cell>
          <table:table-cell office:value-type="string" calcext:value-type="string">
            <text:p>https://rnca.tamps.cinvestav.mx/verificacion/nra/nombresestablecimientos.php?nra=GCMBJ300861L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6</text:p>
          </table:table-cell>
          <table:table-cell office:value-type="string" calcext:value-type="string">
            <text:p>https://rnca.tamps.cinvestav.mx/verificacion/nra/nombresestablecimientos.php?nra=GCMBJ3008616</text:p>
          </table:table-cell>
          <table:table-cell office:value-type="string" calcext:value-type="string">
            <text:p>GCMBJ300861N</text:p>
          </table:table-cell>
          <table:table-cell office:value-type="string" calcext:value-type="string">
            <text:p>https://rnca.tamps.cinvestav.mx/verificacion/nra/nombresestablecimientos.php?nra=GCMBJ300861N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7</text:p>
          </table:table-cell>
          <table:table-cell office:value-type="string" calcext:value-type="string">
            <text:p>https://rnca.tamps.cinvestav.mx/verificacion/nra/nombresestablecimientos.php?nra=GCMBJ3008617</text:p>
          </table:table-cell>
          <table:table-cell office:value-type="string" calcext:value-type="string">
            <text:p>GCMBJ3008618</text:p>
          </table:table-cell>
          <table:table-cell office:value-type="string" calcext:value-type="string">
            <text:p>https://rnca.tamps.cinvestav.mx/verificacion/nra/nombresestablecimientos.php?nra=GCMBJ30086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7</text:p>
          </table:table-cell>
          <table:table-cell office:value-type="string" calcext:value-type="string">
            <text:p>https://rnca.tamps.cinvestav.mx/verificacion/nra/nombresestablecimientos.php?nra=GCMBJ3008617</text:p>
          </table:table-cell>
          <table:table-cell office:value-type="string" calcext:value-type="string">
            <text:p>GCMBJ300861B</text:p>
          </table:table-cell>
          <table:table-cell office:value-type="string" calcext:value-type="string">
            <text:p>https://rnca.tamps.cinvestav.mx/verificacion/nra/nombresestablecimientos.php?nra=GCMBJ30086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7</text:p>
          </table:table-cell>
          <table:table-cell office:value-type="string" calcext:value-type="string">
            <text:p>https://rnca.tamps.cinvestav.mx/verificacion/nra/nombresestablecimientos.php?nra=GCMBJ3008617</text:p>
          </table:table-cell>
          <table:table-cell office:value-type="string" calcext:value-type="string">
            <text:p>GCMBJ300861C</text:p>
          </table:table-cell>
          <table:table-cell office:value-type="string" calcext:value-type="string">
            <text:p>https://rnca.tamps.cinvestav.mx/verificacion/nra/nombresestablecimientos.php?nra=GCMBJ30086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7</text:p>
          </table:table-cell>
          <table:table-cell office:value-type="string" calcext:value-type="string">
            <text:p>https://rnca.tamps.cinvestav.mx/verificacion/nra/nombresestablecimientos.php?nra=GCMBJ3008617</text:p>
          </table:table-cell>
          <table:table-cell office:value-type="string" calcext:value-type="string">
            <text:p>GCMBJ300861D</text:p>
          </table:table-cell>
          <table:table-cell office:value-type="string" calcext:value-type="string">
            <text:p>https://rnca.tamps.cinvestav.mx/verificacion/nra/nombresestablecimientos.php?nra=GCMBJ300861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7</text:p>
          </table:table-cell>
          <table:table-cell office:value-type="string" calcext:value-type="string">
            <text:p>https://rnca.tamps.cinvestav.mx/verificacion/nra/nombresestablecimientos.php?nra=GCMBJ3008617</text:p>
          </table:table-cell>
          <table:table-cell office:value-type="string" calcext:value-type="string">
            <text:p>GCMBJ300861E</text:p>
          </table:table-cell>
          <table:table-cell office:value-type="string" calcext:value-type="string">
            <text:p>https://rnca.tamps.cinvestav.mx/verificacion/nra/nombresestablecimientos.php?nra=GCMBJ300861E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7</text:p>
          </table:table-cell>
          <table:table-cell office:value-type="string" calcext:value-type="string">
            <text:p>https://rnca.tamps.cinvestav.mx/verificacion/nra/nombresestablecimientos.php?nra=GCMBJ3008617</text:p>
          </table:table-cell>
          <table:table-cell office:value-type="string" calcext:value-type="string">
            <text:p>GCMBJ300861H</text:p>
          </table:table-cell>
          <table:table-cell office:value-type="string" calcext:value-type="string">
            <text:p>https://rnca.tamps.cinvestav.mx/verificacion/nra/nombresestablecimientos.php?nra=GCMBJ300861H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7</text:p>
          </table:table-cell>
          <table:table-cell office:value-type="string" calcext:value-type="string">
            <text:p>https://rnca.tamps.cinvestav.mx/verificacion/nra/nombresestablecimientos.php?nra=GCMBJ3008617</text:p>
          </table:table-cell>
          <table:table-cell office:value-type="string" calcext:value-type="string">
            <text:p>GCMBJ300861K</text:p>
          </table:table-cell>
          <table:table-cell office:value-type="string" calcext:value-type="string">
            <text:p>https://rnca.tamps.cinvestav.mx/verificacion/nra/nombresestablecimientos.php?nra=GCMBJ300861K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7</text:p>
          </table:table-cell>
          <table:table-cell office:value-type="string" calcext:value-type="string">
            <text:p>https://rnca.tamps.cinvestav.mx/verificacion/nra/nombresestablecimientos.php?nra=GCMBJ3008617</text:p>
          </table:table-cell>
          <table:table-cell office:value-type="string" calcext:value-type="string">
            <text:p>GCMBJ300861L</text:p>
          </table:table-cell>
          <table:table-cell office:value-type="string" calcext:value-type="string">
            <text:p>https://rnca.tamps.cinvestav.mx/verificacion/nra/nombresestablecimientos.php?nra=GCMBJ300861L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7</text:p>
          </table:table-cell>
          <table:table-cell office:value-type="string" calcext:value-type="string">
            <text:p>https://rnca.tamps.cinvestav.mx/verificacion/nra/nombresestablecimientos.php?nra=GCMBJ3008617</text:p>
          </table:table-cell>
          <table:table-cell office:value-type="string" calcext:value-type="string">
            <text:p>GCMBJ300861N</text:p>
          </table:table-cell>
          <table:table-cell office:value-type="string" calcext:value-type="string">
            <text:p>https://rnca.tamps.cinvestav.mx/verificacion/nra/nombresestablecimientos.php?nra=GCMBJ300861N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7</text:p>
          </table:table-cell>
          <table:table-cell office:value-type="string" calcext:value-type="string">
            <text:p>https://rnca.tamps.cinvestav.mx/verificacion/nra/nombresestablecimientos.php?nra=GCMBJ3008617</text:p>
          </table:table-cell>
          <table:table-cell office:value-type="string" calcext:value-type="string">
            <text:p>GCMBJ300861O</text:p>
          </table:table-cell>
          <table:table-cell office:value-type="string" calcext:value-type="string">
            <text:p>https://rnca.tamps.cinvestav.mx/verificacion/nra/nombresestablecimientos.php?nra=GCMBJ300861O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8</text:p>
          </table:table-cell>
          <table:table-cell office:value-type="string" calcext:value-type="string">
            <text:p>https://rnca.tamps.cinvestav.mx/verificacion/nra/nombresestablecimientos.php?nra=GCMBJ3008618</text:p>
          </table:table-cell>
          <table:table-cell office:value-type="string" calcext:value-type="string">
            <text:p>GCMBJ300861B</text:p>
          </table:table-cell>
          <table:table-cell office:value-type="string" calcext:value-type="string">
            <text:p>https://rnca.tamps.cinvestav.mx/verificacion/nra/nombresestablecimientos.php?nra=GCMBJ30086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8</text:p>
          </table:table-cell>
          <table:table-cell office:value-type="string" calcext:value-type="string">
            <text:p>https://rnca.tamps.cinvestav.mx/verificacion/nra/nombresestablecimientos.php?nra=GCMBJ3008618</text:p>
          </table:table-cell>
          <table:table-cell office:value-type="string" calcext:value-type="string">
            <text:p>GCMBJ300861C</text:p>
          </table:table-cell>
          <table:table-cell office:value-type="string" calcext:value-type="string">
            <text:p>https://rnca.tamps.cinvestav.mx/verificacion/nra/nombresestablecimientos.php?nra=GCMBJ30086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8</text:p>
          </table:table-cell>
          <table:table-cell office:value-type="string" calcext:value-type="string">
            <text:p>https://rnca.tamps.cinvestav.mx/verificacion/nra/nombresestablecimientos.php?nra=GCMBJ3008618</text:p>
          </table:table-cell>
          <table:table-cell office:value-type="string" calcext:value-type="string">
            <text:p>GCMBJ300861D</text:p>
          </table:table-cell>
          <table:table-cell office:value-type="string" calcext:value-type="string">
            <text:p>https://rnca.tamps.cinvestav.mx/verificacion/nra/nombresestablecimientos.php?nra=GCMBJ300861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8</text:p>
          </table:table-cell>
          <table:table-cell office:value-type="string" calcext:value-type="string">
            <text:p>https://rnca.tamps.cinvestav.mx/verificacion/nra/nombresestablecimientos.php?nra=GCMBJ3008618</text:p>
          </table:table-cell>
          <table:table-cell office:value-type="string" calcext:value-type="string">
            <text:p>GCMBJ300861E</text:p>
          </table:table-cell>
          <table:table-cell office:value-type="string" calcext:value-type="string">
            <text:p>https://rnca.tamps.cinvestav.mx/verificacion/nra/nombresestablecimientos.php?nra=GCMBJ300861E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8</text:p>
          </table:table-cell>
          <table:table-cell office:value-type="string" calcext:value-type="string">
            <text:p>https://rnca.tamps.cinvestav.mx/verificacion/nra/nombresestablecimientos.php?nra=GCMBJ3008618</text:p>
          </table:table-cell>
          <table:table-cell office:value-type="string" calcext:value-type="string">
            <text:p>GCMBJ300861H</text:p>
          </table:table-cell>
          <table:table-cell office:value-type="string" calcext:value-type="string">
            <text:p>https://rnca.tamps.cinvestav.mx/verificacion/nra/nombresestablecimientos.php?nra=GCMBJ300861H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8</text:p>
          </table:table-cell>
          <table:table-cell office:value-type="string" calcext:value-type="string">
            <text:p>https://rnca.tamps.cinvestav.mx/verificacion/nra/nombresestablecimientos.php?nra=GCMBJ3008618</text:p>
          </table:table-cell>
          <table:table-cell office:value-type="string" calcext:value-type="string">
            <text:p>GCMBJ300861K</text:p>
          </table:table-cell>
          <table:table-cell office:value-type="string" calcext:value-type="string">
            <text:p>https://rnca.tamps.cinvestav.mx/verificacion/nra/nombresestablecimientos.php?nra=GCMBJ300861K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8</text:p>
          </table:table-cell>
          <table:table-cell office:value-type="string" calcext:value-type="string">
            <text:p>https://rnca.tamps.cinvestav.mx/verificacion/nra/nombresestablecimientos.php?nra=GCMBJ3008618</text:p>
          </table:table-cell>
          <table:table-cell office:value-type="string" calcext:value-type="string">
            <text:p>GCMBJ300861L</text:p>
          </table:table-cell>
          <table:table-cell office:value-type="string" calcext:value-type="string">
            <text:p>https://rnca.tamps.cinvestav.mx/verificacion/nra/nombresestablecimientos.php?nra=GCMBJ300861L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8</text:p>
          </table:table-cell>
          <table:table-cell office:value-type="string" calcext:value-type="string">
            <text:p>https://rnca.tamps.cinvestav.mx/verificacion/nra/nombresestablecimientos.php?nra=GCMBJ3008618</text:p>
          </table:table-cell>
          <table:table-cell office:value-type="string" calcext:value-type="string">
            <text:p>GCMBJ300861N</text:p>
          </table:table-cell>
          <table:table-cell office:value-type="string" calcext:value-type="string">
            <text:p>https://rnca.tamps.cinvestav.mx/verificacion/nra/nombresestablecimientos.php?nra=GCMBJ300861N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8</text:p>
          </table:table-cell>
          <table:table-cell office:value-type="string" calcext:value-type="string">
            <text:p>https://rnca.tamps.cinvestav.mx/verificacion/nra/nombresestablecimientos.php?nra=GCMBJ3008618</text:p>
          </table:table-cell>
          <table:table-cell office:value-type="string" calcext:value-type="string">
            <text:p>GCMBJ300861O</text:p>
          </table:table-cell>
          <table:table-cell office:value-type="string" calcext:value-type="string">
            <text:p>https://rnca.tamps.cinvestav.mx/verificacion/nra/nombresestablecimientos.php?nra=GCMBJ300861O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B</text:p>
          </table:table-cell>
          <table:table-cell office:value-type="string" calcext:value-type="string">
            <text:p>https://rnca.tamps.cinvestav.mx/verificacion/nra/nombresestablecimientos.php?nra=GCMBJ300861B</text:p>
          </table:table-cell>
          <table:table-cell office:value-type="string" calcext:value-type="string">
            <text:p>GCMBJ300861C</text:p>
          </table:table-cell>
          <table:table-cell office:value-type="string" calcext:value-type="string">
            <text:p>https://rnca.tamps.cinvestav.mx/verificacion/nra/nombresestablecimientos.php?nra=GCMBJ30086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B</text:p>
          </table:table-cell>
          <table:table-cell office:value-type="string" calcext:value-type="string">
            <text:p>https://rnca.tamps.cinvestav.mx/verificacion/nra/nombresestablecimientos.php?nra=GCMBJ300861B</text:p>
          </table:table-cell>
          <table:table-cell office:value-type="string" calcext:value-type="string">
            <text:p>GCMBJ300861D</text:p>
          </table:table-cell>
          <table:table-cell office:value-type="string" calcext:value-type="string">
            <text:p>https://rnca.tamps.cinvestav.mx/verificacion/nra/nombresestablecimientos.php?nra=GCMBJ300861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B</text:p>
          </table:table-cell>
          <table:table-cell office:value-type="string" calcext:value-type="string">
            <text:p>https://rnca.tamps.cinvestav.mx/verificacion/nra/nombresestablecimientos.php?nra=GCMBJ300861B</text:p>
          </table:table-cell>
          <table:table-cell office:value-type="string" calcext:value-type="string">
            <text:p>GCMBJ300861E</text:p>
          </table:table-cell>
          <table:table-cell office:value-type="string" calcext:value-type="string">
            <text:p>https://rnca.tamps.cinvestav.mx/verificacion/nra/nombresestablecimientos.php?nra=GCMBJ300861E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B</text:p>
          </table:table-cell>
          <table:table-cell office:value-type="string" calcext:value-type="string">
            <text:p>https://rnca.tamps.cinvestav.mx/verificacion/nra/nombresestablecimientos.php?nra=GCMBJ300861B</text:p>
          </table:table-cell>
          <table:table-cell office:value-type="string" calcext:value-type="string">
            <text:p>GCMBJ300861H</text:p>
          </table:table-cell>
          <table:table-cell office:value-type="string" calcext:value-type="string">
            <text:p>https://rnca.tamps.cinvestav.mx/verificacion/nra/nombresestablecimientos.php?nra=GCMBJ300861H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B</text:p>
          </table:table-cell>
          <table:table-cell office:value-type="string" calcext:value-type="string">
            <text:p>https://rnca.tamps.cinvestav.mx/verificacion/nra/nombresestablecimientos.php?nra=GCMBJ300861B</text:p>
          </table:table-cell>
          <table:table-cell office:value-type="string" calcext:value-type="string">
            <text:p>GCMBJ300861K</text:p>
          </table:table-cell>
          <table:table-cell office:value-type="string" calcext:value-type="string">
            <text:p>https://rnca.tamps.cinvestav.mx/verificacion/nra/nombresestablecimientos.php?nra=GCMBJ300861K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B</text:p>
          </table:table-cell>
          <table:table-cell office:value-type="string" calcext:value-type="string">
            <text:p>https://rnca.tamps.cinvestav.mx/verificacion/nra/nombresestablecimientos.php?nra=GCMBJ300861B</text:p>
          </table:table-cell>
          <table:table-cell office:value-type="string" calcext:value-type="string">
            <text:p>GCMBJ300861L</text:p>
          </table:table-cell>
          <table:table-cell office:value-type="string" calcext:value-type="string">
            <text:p>https://rnca.tamps.cinvestav.mx/verificacion/nra/nombresestablecimientos.php?nra=GCMBJ300861L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B</text:p>
          </table:table-cell>
          <table:table-cell office:value-type="string" calcext:value-type="string">
            <text:p>https://rnca.tamps.cinvestav.mx/verificacion/nra/nombresestablecimientos.php?nra=GCMBJ300861B</text:p>
          </table:table-cell>
          <table:table-cell office:value-type="string" calcext:value-type="string">
            <text:p>GCMBJ300861N</text:p>
          </table:table-cell>
          <table:table-cell office:value-type="string" calcext:value-type="string">
            <text:p>https://rnca.tamps.cinvestav.mx/verificacion/nra/nombresestablecimientos.php?nra=GCMBJ300861N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B</text:p>
          </table:table-cell>
          <table:table-cell office:value-type="string" calcext:value-type="string">
            <text:p>https://rnca.tamps.cinvestav.mx/verificacion/nra/nombresestablecimientos.php?nra=GCMBJ300861B</text:p>
          </table:table-cell>
          <table:table-cell office:value-type="string" calcext:value-type="string">
            <text:p>GCMBJ300861O</text:p>
          </table:table-cell>
          <table:table-cell office:value-type="string" calcext:value-type="string">
            <text:p>https://rnca.tamps.cinvestav.mx/verificacion/nra/nombresestablecimientos.php?nra=GCMBJ300861O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C</text:p>
          </table:table-cell>
          <table:table-cell office:value-type="string" calcext:value-type="string">
            <text:p>https://rnca.tamps.cinvestav.mx/verificacion/nra/nombresestablecimientos.php?nra=GCMBJ300861C</text:p>
          </table:table-cell>
          <table:table-cell office:value-type="string" calcext:value-type="string">
            <text:p>GCMBJ300861D</text:p>
          </table:table-cell>
          <table:table-cell office:value-type="string" calcext:value-type="string">
            <text:p>https://rnca.tamps.cinvestav.mx/verificacion/nra/nombresestablecimientos.php?nra=GCMBJ300861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C</text:p>
          </table:table-cell>
          <table:table-cell office:value-type="string" calcext:value-type="string">
            <text:p>https://rnca.tamps.cinvestav.mx/verificacion/nra/nombresestablecimientos.php?nra=GCMBJ300861C</text:p>
          </table:table-cell>
          <table:table-cell office:value-type="string" calcext:value-type="string">
            <text:p>GCMBJ300861E</text:p>
          </table:table-cell>
          <table:table-cell office:value-type="string" calcext:value-type="string">
            <text:p>https://rnca.tamps.cinvestav.mx/verificacion/nra/nombresestablecimientos.php?nra=GCMBJ300861E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C</text:p>
          </table:table-cell>
          <table:table-cell office:value-type="string" calcext:value-type="string">
            <text:p>https://rnca.tamps.cinvestav.mx/verificacion/nra/nombresestablecimientos.php?nra=GCMBJ300861C</text:p>
          </table:table-cell>
          <table:table-cell office:value-type="string" calcext:value-type="string">
            <text:p>GCMBJ300861H</text:p>
          </table:table-cell>
          <table:table-cell office:value-type="string" calcext:value-type="string">
            <text:p>https://rnca.tamps.cinvestav.mx/verificacion/nra/nombresestablecimientos.php?nra=GCMBJ300861H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C</text:p>
          </table:table-cell>
          <table:table-cell office:value-type="string" calcext:value-type="string">
            <text:p>https://rnca.tamps.cinvestav.mx/verificacion/nra/nombresestablecimientos.php?nra=GCMBJ300861C</text:p>
          </table:table-cell>
          <table:table-cell office:value-type="string" calcext:value-type="string">
            <text:p>GCMBJ300861K</text:p>
          </table:table-cell>
          <table:table-cell office:value-type="string" calcext:value-type="string">
            <text:p>https://rnca.tamps.cinvestav.mx/verificacion/nra/nombresestablecimientos.php?nra=GCMBJ300861K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C</text:p>
          </table:table-cell>
          <table:table-cell office:value-type="string" calcext:value-type="string">
            <text:p>https://rnca.tamps.cinvestav.mx/verificacion/nra/nombresestablecimientos.php?nra=GCMBJ300861C</text:p>
          </table:table-cell>
          <table:table-cell office:value-type="string" calcext:value-type="string">
            <text:p>GCMBJ300861L</text:p>
          </table:table-cell>
          <table:table-cell office:value-type="string" calcext:value-type="string">
            <text:p>https://rnca.tamps.cinvestav.mx/verificacion/nra/nombresestablecimientos.php?nra=GCMBJ300861L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C</text:p>
          </table:table-cell>
          <table:table-cell office:value-type="string" calcext:value-type="string">
            <text:p>https://rnca.tamps.cinvestav.mx/verificacion/nra/nombresestablecimientos.php?nra=GCMBJ300861C</text:p>
          </table:table-cell>
          <table:table-cell office:value-type="string" calcext:value-type="string">
            <text:p>GCMBJ300861N</text:p>
          </table:table-cell>
          <table:table-cell office:value-type="string" calcext:value-type="string">
            <text:p>https://rnca.tamps.cinvestav.mx/verificacion/nra/nombresestablecimientos.php?nra=GCMBJ300861N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C</text:p>
          </table:table-cell>
          <table:table-cell office:value-type="string" calcext:value-type="string">
            <text:p>https://rnca.tamps.cinvestav.mx/verificacion/nra/nombresestablecimientos.php?nra=GCMBJ300861C</text:p>
          </table:table-cell>
          <table:table-cell office:value-type="string" calcext:value-type="string">
            <text:p>GCMBJ300861O</text:p>
          </table:table-cell>
          <table:table-cell office:value-type="string" calcext:value-type="string">
            <text:p>https://rnca.tamps.cinvestav.mx/verificacion/nra/nombresestablecimientos.php?nra=GCMBJ300861O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D</text:p>
          </table:table-cell>
          <table:table-cell office:value-type="string" calcext:value-type="string">
            <text:p>https://rnca.tamps.cinvestav.mx/verificacion/nra/nombresestablecimientos.php?nra=GCMBJ300861D</text:p>
          </table:table-cell>
          <table:table-cell office:value-type="string" calcext:value-type="string">
            <text:p>GCMBJ300861E</text:p>
          </table:table-cell>
          <table:table-cell office:value-type="string" calcext:value-type="string">
            <text:p>https://rnca.tamps.cinvestav.mx/verificacion/nra/nombresestablecimientos.php?nra=GCMBJ300861E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D</text:p>
          </table:table-cell>
          <table:table-cell office:value-type="string" calcext:value-type="string">
            <text:p>https://rnca.tamps.cinvestav.mx/verificacion/nra/nombresestablecimientos.php?nra=GCMBJ300861D</text:p>
          </table:table-cell>
          <table:table-cell office:value-type="string" calcext:value-type="string">
            <text:p>GCMBJ300861H</text:p>
          </table:table-cell>
          <table:table-cell office:value-type="string" calcext:value-type="string">
            <text:p>https://rnca.tamps.cinvestav.mx/verificacion/nra/nombresestablecimientos.php?nra=GCMBJ300861H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D</text:p>
          </table:table-cell>
          <table:table-cell office:value-type="string" calcext:value-type="string">
            <text:p>https://rnca.tamps.cinvestav.mx/verificacion/nra/nombresestablecimientos.php?nra=GCMBJ300861D</text:p>
          </table:table-cell>
          <table:table-cell office:value-type="string" calcext:value-type="string">
            <text:p>GCMBJ300861K</text:p>
          </table:table-cell>
          <table:table-cell office:value-type="string" calcext:value-type="string">
            <text:p>https://rnca.tamps.cinvestav.mx/verificacion/nra/nombresestablecimientos.php?nra=GCMBJ300861K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D</text:p>
          </table:table-cell>
          <table:table-cell office:value-type="string" calcext:value-type="string">
            <text:p>https://rnca.tamps.cinvestav.mx/verificacion/nra/nombresestablecimientos.php?nra=GCMBJ300861D</text:p>
          </table:table-cell>
          <table:table-cell office:value-type="string" calcext:value-type="string">
            <text:p>GCMBJ300861L</text:p>
          </table:table-cell>
          <table:table-cell office:value-type="string" calcext:value-type="string">
            <text:p>https://rnca.tamps.cinvestav.mx/verificacion/nra/nombresestablecimientos.php?nra=GCMBJ300861L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D</text:p>
          </table:table-cell>
          <table:table-cell office:value-type="string" calcext:value-type="string">
            <text:p>https://rnca.tamps.cinvestav.mx/verificacion/nra/nombresestablecimientos.php?nra=GCMBJ300861D</text:p>
          </table:table-cell>
          <table:table-cell office:value-type="string" calcext:value-type="string">
            <text:p>GCMBJ300861N</text:p>
          </table:table-cell>
          <table:table-cell office:value-type="string" calcext:value-type="string">
            <text:p>https://rnca.tamps.cinvestav.mx/verificacion/nra/nombresestablecimientos.php?nra=GCMBJ300861N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D</text:p>
          </table:table-cell>
          <table:table-cell office:value-type="string" calcext:value-type="string">
            <text:p>https://rnca.tamps.cinvestav.mx/verificacion/nra/nombresestablecimientos.php?nra=GCMBJ300861D</text:p>
          </table:table-cell>
          <table:table-cell office:value-type="string" calcext:value-type="string">
            <text:p>GCMBJ300861O</text:p>
          </table:table-cell>
          <table:table-cell office:value-type="string" calcext:value-type="string">
            <text:p>https://rnca.tamps.cinvestav.mx/verificacion/nra/nombresestablecimientos.php?nra=GCMBJ300861O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E</text:p>
          </table:table-cell>
          <table:table-cell office:value-type="string" calcext:value-type="string">
            <text:p>https://rnca.tamps.cinvestav.mx/verificacion/nra/nombresestablecimientos.php?nra=GCMBJ300861E</text:p>
          </table:table-cell>
          <table:table-cell office:value-type="string" calcext:value-type="string">
            <text:p>GCMBJ300861H</text:p>
          </table:table-cell>
          <table:table-cell office:value-type="string" calcext:value-type="string">
            <text:p>https://rnca.tamps.cinvestav.mx/verificacion/nra/nombresestablecimientos.php?nra=GCMBJ300861H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E</text:p>
          </table:table-cell>
          <table:table-cell office:value-type="string" calcext:value-type="string">
            <text:p>https://rnca.tamps.cinvestav.mx/verificacion/nra/nombresestablecimientos.php?nra=GCMBJ300861E</text:p>
          </table:table-cell>
          <table:table-cell office:value-type="string" calcext:value-type="string">
            <text:p>GCMBJ300861K</text:p>
          </table:table-cell>
          <table:table-cell office:value-type="string" calcext:value-type="string">
            <text:p>https://rnca.tamps.cinvestav.mx/verificacion/nra/nombresestablecimientos.php?nra=GCMBJ300861K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E</text:p>
          </table:table-cell>
          <table:table-cell office:value-type="string" calcext:value-type="string">
            <text:p>https://rnca.tamps.cinvestav.mx/verificacion/nra/nombresestablecimientos.php?nra=GCMBJ300861E</text:p>
          </table:table-cell>
          <table:table-cell office:value-type="string" calcext:value-type="string">
            <text:p>GCMBJ300861L</text:p>
          </table:table-cell>
          <table:table-cell office:value-type="string" calcext:value-type="string">
            <text:p>https://rnca.tamps.cinvestav.mx/verificacion/nra/nombresestablecimientos.php?nra=GCMBJ300861L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E</text:p>
          </table:table-cell>
          <table:table-cell office:value-type="string" calcext:value-type="string">
            <text:p>https://rnca.tamps.cinvestav.mx/verificacion/nra/nombresestablecimientos.php?nra=GCMBJ300861E</text:p>
          </table:table-cell>
          <table:table-cell office:value-type="string" calcext:value-type="string">
            <text:p>GCMBJ300861N</text:p>
          </table:table-cell>
          <table:table-cell office:value-type="string" calcext:value-type="string">
            <text:p>https://rnca.tamps.cinvestav.mx/verificacion/nra/nombresestablecimientos.php?nra=GCMBJ300861N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E</text:p>
          </table:table-cell>
          <table:table-cell office:value-type="string" calcext:value-type="string">
            <text:p>https://rnca.tamps.cinvestav.mx/verificacion/nra/nombresestablecimientos.php?nra=GCMBJ300861E</text:p>
          </table:table-cell>
          <table:table-cell office:value-type="string" calcext:value-type="string">
            <text:p>GCMBJ300861O</text:p>
          </table:table-cell>
          <table:table-cell office:value-type="string" calcext:value-type="string">
            <text:p>https://rnca.tamps.cinvestav.mx/verificacion/nra/nombresestablecimientos.php?nra=GCMBJ300861O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H</text:p>
          </table:table-cell>
          <table:table-cell office:value-type="string" calcext:value-type="string">
            <text:p>https://rnca.tamps.cinvestav.mx/verificacion/nra/nombresestablecimientos.php?nra=GCMBJ300861H</text:p>
          </table:table-cell>
          <table:table-cell office:value-type="string" calcext:value-type="string">
            <text:p>GCMBJ300861K</text:p>
          </table:table-cell>
          <table:table-cell office:value-type="string" calcext:value-type="string">
            <text:p>https://rnca.tamps.cinvestav.mx/verificacion/nra/nombresestablecimientos.php?nra=GCMBJ300861K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H</text:p>
          </table:table-cell>
          <table:table-cell office:value-type="string" calcext:value-type="string">
            <text:p>https://rnca.tamps.cinvestav.mx/verificacion/nra/nombresestablecimientos.php?nra=GCMBJ300861H</text:p>
          </table:table-cell>
          <table:table-cell office:value-type="string" calcext:value-type="string">
            <text:p>GCMBJ300861L</text:p>
          </table:table-cell>
          <table:table-cell office:value-type="string" calcext:value-type="string">
            <text:p>https://rnca.tamps.cinvestav.mx/verificacion/nra/nombresestablecimientos.php?nra=GCMBJ300861L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H</text:p>
          </table:table-cell>
          <table:table-cell office:value-type="string" calcext:value-type="string">
            <text:p>https://rnca.tamps.cinvestav.mx/verificacion/nra/nombresestablecimientos.php?nra=GCMBJ300861H</text:p>
          </table:table-cell>
          <table:table-cell office:value-type="string" calcext:value-type="string">
            <text:p>GCMBJ300861N</text:p>
          </table:table-cell>
          <table:table-cell office:value-type="string" calcext:value-type="string">
            <text:p>https://rnca.tamps.cinvestav.mx/verificacion/nra/nombresestablecimientos.php?nra=GCMBJ300861N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H</text:p>
          </table:table-cell>
          <table:table-cell office:value-type="string" calcext:value-type="string">
            <text:p>https://rnca.tamps.cinvestav.mx/verificacion/nra/nombresestablecimientos.php?nra=GCMBJ300861H</text:p>
          </table:table-cell>
          <table:table-cell office:value-type="string" calcext:value-type="string">
            <text:p>GCMBJ300861O</text:p>
          </table:table-cell>
          <table:table-cell office:value-type="string" calcext:value-type="string">
            <text:p>https://rnca.tamps.cinvestav.mx/verificacion/nra/nombresestablecimientos.php?nra=GCMBJ300861O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K</text:p>
          </table:table-cell>
          <table:table-cell office:value-type="string" calcext:value-type="string">
            <text:p>https://rnca.tamps.cinvestav.mx/verificacion/nra/nombresestablecimientos.php?nra=GCMBJ300861K</text:p>
          </table:table-cell>
          <table:table-cell office:value-type="string" calcext:value-type="string">
            <text:p>GCMBJ300861L</text:p>
          </table:table-cell>
          <table:table-cell office:value-type="string" calcext:value-type="string">
            <text:p>https://rnca.tamps.cinvestav.mx/verificacion/nra/nombresestablecimientos.php?nra=GCMBJ300861L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K</text:p>
          </table:table-cell>
          <table:table-cell office:value-type="string" calcext:value-type="string">
            <text:p>https://rnca.tamps.cinvestav.mx/verificacion/nra/nombresestablecimientos.php?nra=GCMBJ300861K</text:p>
          </table:table-cell>
          <table:table-cell office:value-type="string" calcext:value-type="string">
            <text:p>GCMBJ300861N</text:p>
          </table:table-cell>
          <table:table-cell office:value-type="string" calcext:value-type="string">
            <text:p>https://rnca.tamps.cinvestav.mx/verificacion/nra/nombresestablecimientos.php?nra=GCMBJ300861N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K</text:p>
          </table:table-cell>
          <table:table-cell office:value-type="string" calcext:value-type="string">
            <text:p>https://rnca.tamps.cinvestav.mx/verificacion/nra/nombresestablecimientos.php?nra=GCMBJ300861K</text:p>
          </table:table-cell>
          <table:table-cell office:value-type="string" calcext:value-type="string">
            <text:p>GCMBJ300861O</text:p>
          </table:table-cell>
          <table:table-cell office:value-type="string" calcext:value-type="string">
            <text:p>https://rnca.tamps.cinvestav.mx/verificacion/nra/nombresestablecimientos.php?nra=GCMBJ300861O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L</text:p>
          </table:table-cell>
          <table:table-cell office:value-type="string" calcext:value-type="string">
            <text:p>https://rnca.tamps.cinvestav.mx/verificacion/nra/nombresestablecimientos.php?nra=GCMBJ300861L</text:p>
          </table:table-cell>
          <table:table-cell office:value-type="string" calcext:value-type="string">
            <text:p>GCMBJ300861N</text:p>
          </table:table-cell>
          <table:table-cell office:value-type="string" calcext:value-type="string">
            <text:p>https://rnca.tamps.cinvestav.mx/verificacion/nra/nombresestablecimientos.php?nra=GCMBJ300861N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L</text:p>
          </table:table-cell>
          <table:table-cell office:value-type="string" calcext:value-type="string">
            <text:p>https://rnca.tamps.cinvestav.mx/verificacion/nra/nombresestablecimientos.php?nra=GCMBJ300861L</text:p>
          </table:table-cell>
          <table:table-cell office:value-type="string" calcext:value-type="string">
            <text:p>GCMBJ300861O</text:p>
          </table:table-cell>
          <table:table-cell office:value-type="string" calcext:value-type="string">
            <text:p>https://rnca.tamps.cinvestav.mx/verificacion/nra/nombresestablecimientos.php?nra=GCMBJ300861O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0861N</text:p>
          </table:table-cell>
          <table:table-cell office:value-type="string" calcext:value-type="string">
            <text:p>https://rnca.tamps.cinvestav.mx/verificacion/nra/nombresestablecimientos.php?nra=GCMBJ300861N</text:p>
          </table:table-cell>
          <table:table-cell office:value-type="string" calcext:value-type="string">
            <text:p>GCMBJ300861O</text:p>
          </table:table-cell>
          <table:table-cell office:value-type="string" calcext:value-type="string">
            <text:p>https://rnca.tamps.cinvestav.mx/verificacion/nra/nombresestablecimientos.php?nra=GCMBJ300861O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MBJ3012812</text:p>
          </table:table-cell>
          <table:table-cell office:value-type="string" calcext:value-type="string">
            <text:p>https://rnca.tamps.cinvestav.mx/verificacion/nra/nombresestablecimientos.php?nra=GCMBJ3012812</text:p>
          </table:table-cell>
          <table:table-cell office:value-type="string" calcext:value-type="string">
            <text:p>GCMBJ3012818</text:p>
          </table:table-cell>
          <table:table-cell office:value-type="string" calcext:value-type="string">
            <text:p>https://rnca.tamps.cinvestav.mx/verificacion/nra/nombresestablecimientos.php?nra=GCMBJ30128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O730803711</text:p>
          </table:table-cell>
          <table:table-cell office:value-type="string" calcext:value-type="string">
            <text:p>https://rnca.tamps.cinvestav.mx/verificacion/nra/nombresestablecimientos.php?nra=GCO730803711</text:p>
          </table:table-cell>
          <table:table-cell office:value-type="string" calcext:value-type="string">
            <text:p>GCO730803712</text:p>
          </table:table-cell>
          <table:table-cell office:value-type="string" calcext:value-type="string">
            <text:p>https://rnca.tamps.cinvestav.mx/verificacion/nra/nombresestablecimientos.php?nra=GCO73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O730803711</text:p>
          </table:table-cell>
          <table:table-cell office:value-type="string" calcext:value-type="string">
            <text:p>https://rnca.tamps.cinvestav.mx/verificacion/nra/nombresestablecimientos.php?nra=GCO730803711</text:p>
          </table:table-cell>
          <table:table-cell office:value-type="string" calcext:value-type="string">
            <text:p>GCO730803713</text:p>
          </table:table-cell>
          <table:table-cell office:value-type="string" calcext:value-type="string">
            <text:p>https://rnca.tamps.cinvestav.mx/verificacion/nra/nombresestablecimientos.php?nra=GCO730803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O730803712</text:p>
          </table:table-cell>
          <table:table-cell office:value-type="string" calcext:value-type="string">
            <text:p>https://rnca.tamps.cinvestav.mx/verificacion/nra/nombresestablecimientos.php?nra=GCO730803712</text:p>
          </table:table-cell>
          <table:table-cell office:value-type="string" calcext:value-type="string">
            <text:p>GCO730803713</text:p>
          </table:table-cell>
          <table:table-cell office:value-type="string" calcext:value-type="string">
            <text:p>https://rnca.tamps.cinvestav.mx/verificacion/nra/nombresestablecimientos.php?nra=GCO730803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C9P0500411</text:p>
          </table:table-cell>
          <table:table-cell office:value-type="string" calcext:value-type="string">
            <text:p>https://rnca.tamps.cinvestav.mx/verificacion/nra/nombresestablecimientos.php?nra=GEC9P0500411</text:p>
          </table:table-cell>
          <table:table-cell office:value-type="string" calcext:value-type="string">
            <text:p>GEC9P0500421</text:p>
          </table:table-cell>
          <table:table-cell office:value-type="string" calcext:value-type="string">
            <text:p>https://rnca.tamps.cinvestav.mx/verificacion/nra/nombresestablecimientos.php?nra=GEC9P05004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5T1505711</text:p>
          </table:table-cell>
          <table:table-cell office:value-type="string" calcext:value-type="string">
            <text:p>https://rnca.tamps.cinvestav.mx/verificacion/nra/nombresestablecimientos.php?nra=GEM5T1505711</text:p>
          </table:table-cell>
          <table:table-cell office:value-type="string" calcext:value-type="string">
            <text:p>GEMTS1505711</text:p>
          </table:table-cell>
          <table:table-cell office:value-type="string" calcext:value-type="string">
            <text:p>https://rnca.tamps.cinvestav.mx/verificacion/nra/nombresestablecimientos.php?nra=GEMTS1505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2901300002</text:p>
          </table:table-cell>
          <table:table-cell office:value-type="string" calcext:value-type="string">
            <text:p>https://rnca.tamps.cinvestav.mx/verificacion/nra/nombresestablecimientos.php?nra=GET2901300002</text:p>
          </table:table-cell>
          <table:table-cell office:value-type="string" calcext:value-type="string">
            <text:p>GET2903100002</text:p>
          </table:table-cell>
          <table:table-cell office:value-type="string" calcext:value-type="string">
            <text:p>https://rnca.tamps.cinvestav.mx/verificacion/nra/nombresestablecimientos.php?nra=GET290310000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2901300002</text:p>
          </table:table-cell>
          <table:table-cell office:value-type="string" calcext:value-type="string">
            <text:p>https://rnca.tamps.cinvestav.mx/verificacion/nra/nombresestablecimientos.php?nra=GET2901300002</text:p>
          </table:table-cell>
          <table:table-cell office:value-type="string" calcext:value-type="string">
            <text:p>GET2903400002</text:p>
          </table:table-cell>
          <table:table-cell office:value-type="string" calcext:value-type="string">
            <text:p>https://rnca.tamps.cinvestav.mx/verificacion/nra/nombresestablecimientos.php?nra=GET290340000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2901300002</text:p>
          </table:table-cell>
          <table:table-cell office:value-type="string" calcext:value-type="string">
            <text:p>https://rnca.tamps.cinvestav.mx/verificacion/nra/nombresestablecimientos.php?nra=GET2901300002</text:p>
          </table:table-cell>
          <table:table-cell office:value-type="string" calcext:value-type="string">
            <text:p>GET2903800002</text:p>
          </table:table-cell>
          <table:table-cell office:value-type="string" calcext:value-type="string">
            <text:p>https://rnca.tamps.cinvestav.mx/verificacion/nra/nombresestablecimientos.php?nra=GET290380000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2901300002</text:p>
          </table:table-cell>
          <table:table-cell office:value-type="string" calcext:value-type="string">
            <text:p>https://rnca.tamps.cinvestav.mx/verificacion/nra/nombresestablecimientos.php?nra=GET2901300002</text:p>
          </table:table-cell>
          <table:table-cell office:value-type="string" calcext:value-type="string">
            <text:p>GET2904300002</text:p>
          </table:table-cell>
          <table:table-cell office:value-type="string" calcext:value-type="string">
            <text:p>https://rnca.tamps.cinvestav.mx/verificacion/nra/nombresestablecimientos.php?nra=GET290430000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2903100002</text:p>
          </table:table-cell>
          <table:table-cell office:value-type="string" calcext:value-type="string">
            <text:p>https://rnca.tamps.cinvestav.mx/verificacion/nra/nombresestablecimientos.php?nra=GET2903100002</text:p>
          </table:table-cell>
          <table:table-cell office:value-type="string" calcext:value-type="string">
            <text:p>GET2903400002</text:p>
          </table:table-cell>
          <table:table-cell office:value-type="string" calcext:value-type="string">
            <text:p>https://rnca.tamps.cinvestav.mx/verificacion/nra/nombresestablecimientos.php?nra=GET290340000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2903100002</text:p>
          </table:table-cell>
          <table:table-cell office:value-type="string" calcext:value-type="string">
            <text:p>https://rnca.tamps.cinvestav.mx/verificacion/nra/nombresestablecimientos.php?nra=GET2903100002</text:p>
          </table:table-cell>
          <table:table-cell office:value-type="string" calcext:value-type="string">
            <text:p>GET2903800002</text:p>
          </table:table-cell>
          <table:table-cell office:value-type="string" calcext:value-type="string">
            <text:p>https://rnca.tamps.cinvestav.mx/verificacion/nra/nombresestablecimientos.php?nra=GET290380000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2903100002</text:p>
          </table:table-cell>
          <table:table-cell office:value-type="string" calcext:value-type="string">
            <text:p>https://rnca.tamps.cinvestav.mx/verificacion/nra/nombresestablecimientos.php?nra=GET2903100002</text:p>
          </table:table-cell>
          <table:table-cell office:value-type="string" calcext:value-type="string">
            <text:p>GET2904300002</text:p>
          </table:table-cell>
          <table:table-cell office:value-type="string" calcext:value-type="string">
            <text:p>https://rnca.tamps.cinvestav.mx/verificacion/nra/nombresestablecimientos.php?nra=GET290430000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2903400002</text:p>
          </table:table-cell>
          <table:table-cell office:value-type="string" calcext:value-type="string">
            <text:p>https://rnca.tamps.cinvestav.mx/verificacion/nra/nombresestablecimientos.php?nra=GET2903400002</text:p>
          </table:table-cell>
          <table:table-cell office:value-type="string" calcext:value-type="string">
            <text:p>GET2903800002</text:p>
          </table:table-cell>
          <table:table-cell office:value-type="string" calcext:value-type="string">
            <text:p>https://rnca.tamps.cinvestav.mx/verificacion/nra/nombresestablecimientos.php?nra=GET290380000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2903400002</text:p>
          </table:table-cell>
          <table:table-cell office:value-type="string" calcext:value-type="string">
            <text:p>https://rnca.tamps.cinvestav.mx/verificacion/nra/nombresestablecimientos.php?nra=GET2903400002</text:p>
          </table:table-cell>
          <table:table-cell office:value-type="string" calcext:value-type="string">
            <text:p>GET2904300002</text:p>
          </table:table-cell>
          <table:table-cell office:value-type="string" calcext:value-type="string">
            <text:p>https://rnca.tamps.cinvestav.mx/verificacion/nra/nombresestablecimientos.php?nra=GET290430000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2903800002</text:p>
          </table:table-cell>
          <table:table-cell office:value-type="string" calcext:value-type="string">
            <text:p>https://rnca.tamps.cinvestav.mx/verificacion/nra/nombresestablecimientos.php?nra=GET2903800002</text:p>
          </table:table-cell>
          <table:table-cell office:value-type="string" calcext:value-type="string">
            <text:p>GET2904300002</text:p>
          </table:table-cell>
          <table:table-cell office:value-type="string" calcext:value-type="string">
            <text:p>https://rnca.tamps.cinvestav.mx/verificacion/nra/nombresestablecimientos.php?nra=GET290430000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8A0900512</text:p>
          </table:table-cell>
          <table:table-cell office:value-type="string" calcext:value-type="string">
            <text:p>https://rnca.tamps.cinvestav.mx/verificacion/nra/nombresestablecimientos.php?nra=GIG8A0900512</text:p>
          </table:table-cell>
          <table:table-cell office:value-type="string" calcext:value-type="string">
            <text:p>GIG8A0900513</text:p>
          </table:table-cell>
          <table:table-cell office:value-type="string" calcext:value-type="string">
            <text:p>https://rnca.tamps.cinvestav.mx/verificacion/nra/nombresestablecimientos.php?nra=GIG8A09005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8A0900512</text:p>
          </table:table-cell>
          <table:table-cell office:value-type="string" calcext:value-type="string">
            <text:p>https://rnca.tamps.cinvestav.mx/verificacion/nra/nombresestablecimientos.php?nra=GIG8A0900512</text:p>
          </table:table-cell>
          <table:table-cell office:value-type="string" calcext:value-type="string">
            <text:p>GIG8A0900514</text:p>
          </table:table-cell>
          <table:table-cell office:value-type="string" calcext:value-type="string">
            <text:p>https://rnca.tamps.cinvestav.mx/verificacion/nra/nombresestablecimientos.php?nra=GIG8A09005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8A0900513</text:p>
          </table:table-cell>
          <table:table-cell office:value-type="string" calcext:value-type="string">
            <text:p>https://rnca.tamps.cinvestav.mx/verificacion/nra/nombresestablecimientos.php?nra=GIG8A0900513</text:p>
          </table:table-cell>
          <table:table-cell office:value-type="string" calcext:value-type="string">
            <text:p>GIG8A0900514</text:p>
          </table:table-cell>
          <table:table-cell office:value-type="string" calcext:value-type="string">
            <text:p>https://rnca.tamps.cinvestav.mx/verificacion/nra/nombresestablecimientos.php?nra=GIG8A09005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EA0900511</text:p>
          </table:table-cell>
          <table:table-cell office:value-type="string" calcext:value-type="string">
            <text:p>https://rnca.tamps.cinvestav.mx/verificacion/nra/nombresestablecimientos.php?nra=GIGEA0900511</text:p>
          </table:table-cell>
          <table:table-cell office:value-type="string" calcext:value-type="string">
            <text:p>GIGEA0900531</text:p>
          </table:table-cell>
          <table:table-cell office:value-type="string" calcext:value-type="string">
            <text:p>https://rnca.tamps.cinvestav.mx/verificacion/nra/nombresestablecimientos.php?nra=GIGEA09005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BB2802211</text:p>
          </table:table-cell>
          <table:table-cell office:value-type="string" calcext:value-type="string">
            <text:p>https://rnca.tamps.cinvestav.mx/verificacion/nra/nombresestablecimientos.php?nra=GINBB2802211</text:p>
          </table:table-cell>
          <table:table-cell office:value-type="string" calcext:value-type="string">
            <text:p>GINBB2803211</text:p>
          </table:table-cell>
          <table:table-cell office:value-type="string" calcext:value-type="string">
            <text:p>https://rnca.tamps.cinvestav.mx/verificacion/nra/nombresestablecimientos.php?nra=GINBB2803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6W2201111</text:p>
          </table:table-cell>
          <table:table-cell office:value-type="string" calcext:value-type="string">
            <text:p>https://rnca.tamps.cinvestav.mx/verificacion/nra/nombresestablecimientos.php?nra=GIV6W2201111</text:p>
          </table:table-cell>
          <table:table-cell office:value-type="string" calcext:value-type="string">
            <text:p>GIV6W2201411</text:p>
          </table:table-cell>
          <table:table-cell office:value-type="string" calcext:value-type="string">
            <text:p>https://rnca.tamps.cinvestav.mx/verificacion/nra/nombresestablecimientos.php?nra=GIV6W2201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A3019300723</text:p>
          </table:table-cell>
          <table:table-cell office:value-type="string" calcext:value-type="string">
            <text:p>https://rnca.tamps.cinvestav.mx/verificacion/nra/nombresestablecimientos.php?nra=GMA3019300723</text:p>
          </table:table-cell>
          <table:table-cell office:value-type="string" calcext:value-type="string">
            <text:p>GMA3019300724</text:p>
          </table:table-cell>
          <table:table-cell office:value-type="string" calcext:value-type="string">
            <text:p>https://rnca.tamps.cinvestav.mx/verificacion/nra/nombresestablecimientos.php?nra=GMA3019300724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A3019300723</text:p>
          </table:table-cell>
          <table:table-cell office:value-type="string" calcext:value-type="string">
            <text:p>https://rnca.tamps.cinvestav.mx/verificacion/nra/nombresestablecimientos.php?nra=GMA3019300723</text:p>
          </table:table-cell>
          <table:table-cell office:value-type="string" calcext:value-type="string">
            <text:p>GMA3019300725</text:p>
          </table:table-cell>
          <table:table-cell office:value-type="string" calcext:value-type="string">
            <text:p>https://rnca.tamps.cinvestav.mx/verificacion/nra/nombresestablecimientos.php?nra=GMA3019300725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A3019300723</text:p>
          </table:table-cell>
          <table:table-cell office:value-type="string" calcext:value-type="string">
            <text:p>https://rnca.tamps.cinvestav.mx/verificacion/nra/nombresestablecimientos.php?nra=GMA3019300723</text:p>
          </table:table-cell>
          <table:table-cell office:value-type="string" calcext:value-type="string">
            <text:p>GMA3019300726</text:p>
          </table:table-cell>
          <table:table-cell office:value-type="string" calcext:value-type="string">
            <text:p>https://rnca.tamps.cinvestav.mx/verificacion/nra/nombresestablecimientos.php?nra=GMA3019300726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A3019300723</text:p>
          </table:table-cell>
          <table:table-cell office:value-type="string" calcext:value-type="string">
            <text:p>https://rnca.tamps.cinvestav.mx/verificacion/nra/nombresestablecimientos.php?nra=GMA3019300723</text:p>
          </table:table-cell>
          <table:table-cell office:value-type="string" calcext:value-type="string">
            <text:p>GMA3019300727</text:p>
          </table:table-cell>
          <table:table-cell office:value-type="string" calcext:value-type="string">
            <text:p>https://rnca.tamps.cinvestav.mx/verificacion/nra/nombresestablecimientos.php?nra=GMA3019300727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A3019300724</text:p>
          </table:table-cell>
          <table:table-cell office:value-type="string" calcext:value-type="string">
            <text:p>https://rnca.tamps.cinvestav.mx/verificacion/nra/nombresestablecimientos.php?nra=GMA3019300724</text:p>
          </table:table-cell>
          <table:table-cell office:value-type="string" calcext:value-type="string">
            <text:p>GMA3019300725</text:p>
          </table:table-cell>
          <table:table-cell office:value-type="string" calcext:value-type="string">
            <text:p>https://rnca.tamps.cinvestav.mx/verificacion/nra/nombresestablecimientos.php?nra=GMA3019300725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A3019300724</text:p>
          </table:table-cell>
          <table:table-cell office:value-type="string" calcext:value-type="string">
            <text:p>https://rnca.tamps.cinvestav.mx/verificacion/nra/nombresestablecimientos.php?nra=GMA3019300724</text:p>
          </table:table-cell>
          <table:table-cell office:value-type="string" calcext:value-type="string">
            <text:p>GMA3019300726</text:p>
          </table:table-cell>
          <table:table-cell office:value-type="string" calcext:value-type="string">
            <text:p>https://rnca.tamps.cinvestav.mx/verificacion/nra/nombresestablecimientos.php?nra=GMA3019300726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A3019300724</text:p>
          </table:table-cell>
          <table:table-cell office:value-type="string" calcext:value-type="string">
            <text:p>https://rnca.tamps.cinvestav.mx/verificacion/nra/nombresestablecimientos.php?nra=GMA3019300724</text:p>
          </table:table-cell>
          <table:table-cell office:value-type="string" calcext:value-type="string">
            <text:p>GMA3019300727</text:p>
          </table:table-cell>
          <table:table-cell office:value-type="string" calcext:value-type="string">
            <text:p>https://rnca.tamps.cinvestav.mx/verificacion/nra/nombresestablecimientos.php?nra=GMA3019300727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A3019300725</text:p>
          </table:table-cell>
          <table:table-cell office:value-type="string" calcext:value-type="string">
            <text:p>https://rnca.tamps.cinvestav.mx/verificacion/nra/nombresestablecimientos.php?nra=GMA3019300725</text:p>
          </table:table-cell>
          <table:table-cell office:value-type="string" calcext:value-type="string">
            <text:p>GMA3019300726</text:p>
          </table:table-cell>
          <table:table-cell office:value-type="string" calcext:value-type="string">
            <text:p>https://rnca.tamps.cinvestav.mx/verificacion/nra/nombresestablecimientos.php?nra=GMA3019300726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A3019300725</text:p>
          </table:table-cell>
          <table:table-cell office:value-type="string" calcext:value-type="string">
            <text:p>https://rnca.tamps.cinvestav.mx/verificacion/nra/nombresestablecimientos.php?nra=GMA3019300725</text:p>
          </table:table-cell>
          <table:table-cell office:value-type="string" calcext:value-type="string">
            <text:p>GMA3019300727</text:p>
          </table:table-cell>
          <table:table-cell office:value-type="string" calcext:value-type="string">
            <text:p>https://rnca.tamps.cinvestav.mx/verificacion/nra/nombresestablecimientos.php?nra=GMA3019300727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A3019300726</text:p>
          </table:table-cell>
          <table:table-cell office:value-type="string" calcext:value-type="string">
            <text:p>https://rnca.tamps.cinvestav.mx/verificacion/nra/nombresestablecimientos.php?nra=GMA3019300726</text:p>
          </table:table-cell>
          <table:table-cell office:value-type="string" calcext:value-type="string">
            <text:p>GMA3019300727</text:p>
          </table:table-cell>
          <table:table-cell office:value-type="string" calcext:value-type="string">
            <text:p>https://rnca.tamps.cinvestav.mx/verificacion/nra/nombresestablecimientos.php?nra=GMA3019300727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E5T0900311</text:p>
          </table:table-cell>
          <table:table-cell office:value-type="string" calcext:value-type="string">
            <text:p>https://rnca.tamps.cinvestav.mx/verificacion/nra/nombresestablecimientos.php?nra=GME5T0900311</text:p>
          </table:table-cell>
          <table:table-cell office:value-type="string" calcext:value-type="string">
            <text:p>GME5T0900711</text:p>
          </table:table-cell>
          <table:table-cell office:value-type="string" calcext:value-type="string">
            <text:p>https://rnca.tamps.cinvestav.mx/verificacion/nra/nombresestablecimientos.php?nra=GME5T0900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M911510611</text:p>
          </table:table-cell>
          <table:table-cell office:value-type="string" calcext:value-type="string">
            <text:p>https://rnca.tamps.cinvestav.mx/verificacion/nra/nombresestablecimientos.php?nra=GMM911510611</text:p>
          </table:table-cell>
          <table:table-cell office:value-type="string" calcext:value-type="string">
            <text:p>GMM9I1510611</text:p>
          </table:table-cell>
          <table:table-cell office:value-type="string" calcext:value-type="string">
            <text:p>https://rnca.tamps.cinvestav.mx/verificacion/nra/nombresestablecimientos.php?nra=GMM9I1510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M9G1103711</text:p>
          </table:table-cell>
          <table:table-cell office:value-type="string" calcext:value-type="string">
            <text:p>https://rnca.tamps.cinvestav.mx/verificacion/nra/nombresestablecimientos.php?nra=GMM9G1103711</text:p>
          </table:table-cell>
          <table:table-cell office:value-type="string" calcext:value-type="string">
            <text:p>GMM9G1103731</text:p>
          </table:table-cell>
          <table:table-cell office:value-type="string" calcext:value-type="string">
            <text:p>https://rnca.tamps.cinvestav.mx/verificacion/nra/nombresestablecimientos.php?nra=GMM9G11037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U5E1409711</text:p>
          </table:table-cell>
          <table:table-cell office:value-type="string" calcext:value-type="string">
            <text:p>https://rnca.tamps.cinvestav.mx/verificacion/nra/nombresestablecimientos.php?nra=GMU5E1409711</text:p>
          </table:table-cell>
          <table:table-cell office:value-type="string" calcext:value-type="string">
            <text:p>GMUEA1409711</text:p>
          </table:table-cell>
          <table:table-cell office:value-type="string" calcext:value-type="string">
            <text:p>https://rnca.tamps.cinvestav.mx/verificacion/nra/nombresestablecimientos.php?nra=GMUEA1409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M1102000126</text:p>
          </table:table-cell>
          <table:table-cell office:value-type="string" calcext:value-type="string">
            <text:p>https://rnca.tamps.cinvestav.mx/verificacion/nra/nombresestablecimientos.php?nra=GNM1102000126</text:p>
          </table:table-cell>
          <table:table-cell office:value-type="string" calcext:value-type="string">
            <text:p>GNM1102000128</text:p>
          </table:table-cell>
          <table:table-cell office:value-type="string" calcext:value-type="string">
            <text:p>https://rnca.tamps.cinvestav.mx/verificacion/nra/nombresestablecimientos.php?nra=GNM1102000128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C8A1403911</text:p>
          </table:table-cell>
          <table:table-cell office:value-type="string" calcext:value-type="string">
            <text:p>https://rnca.tamps.cinvestav.mx/verificacion/nra/nombresestablecimientos.php?nra=GOC8A1403911</text:p>
          </table:table-cell>
          <table:table-cell office:value-type="string" calcext:value-type="string">
            <text:p>GOC8A1403912</text:p>
          </table:table-cell>
          <table:table-cell office:value-type="string" calcext:value-type="string">
            <text:p>https://rnca.tamps.cinvestav.mx/verificacion/nra/nombresestablecimientos.php?nra=GOC8A1403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0400300061</text:p>
          </table:table-cell>
          <table:table-cell office:value-type="string" calcext:value-type="string">
            <text:p>https://rnca.tamps.cinvestav.mx/verificacion/nra/nombresestablecimientos.php?nra=GOI0400300061</text:p>
          </table:table-cell>
          <table:table-cell office:value-type="string" calcext:value-type="string">
            <text:p>GOI0400300101</text:p>
          </table:table-cell>
          <table:table-cell office:value-type="string" calcext:value-type="string">
            <text:p>https://rnca.tamps.cinvestav.mx/verificacion/nra/nombresestablecimientos.php?nra=GOI0400300101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RP0400311</text:p>
          </table:table-cell>
          <table:table-cell office:value-type="string" calcext:value-type="string">
            <text:p>https://rnca.tamps.cinvestav.mx/verificacion/nra/nombresestablecimientos.php?nra=GOIRP0400311</text:p>
          </table:table-cell>
          <table:table-cell office:value-type="string" calcext:value-type="string">
            <text:p>GOIRP0400321</text:p>
          </table:table-cell>
          <table:table-cell office:value-type="string" calcext:value-type="string">
            <text:p>https://rnca.tamps.cinvestav.mx/verificacion/nra/nombresestablecimientos.php?nra=GOIRP04003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RP0400311</text:p>
          </table:table-cell>
          <table:table-cell office:value-type="string" calcext:value-type="string">
            <text:p>https://rnca.tamps.cinvestav.mx/verificacion/nra/nombresestablecimientos.php?nra=GOIRP0400311</text:p>
          </table:table-cell>
          <table:table-cell office:value-type="string" calcext:value-type="string">
            <text:p>GOIRP0400331</text:p>
          </table:table-cell>
          <table:table-cell office:value-type="string" calcext:value-type="string">
            <text:p>https://rnca.tamps.cinvestav.mx/verificacion/nra/nombresestablecimientos.php?nra=GOIRP04003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RP0400311</text:p>
          </table:table-cell>
          <table:table-cell office:value-type="string" calcext:value-type="string">
            <text:p>https://rnca.tamps.cinvestav.mx/verificacion/nra/nombresestablecimientos.php?nra=GOIRP0400311</text:p>
          </table:table-cell>
          <table:table-cell office:value-type="string" calcext:value-type="string">
            <text:p>GOIRP0400341</text:p>
          </table:table-cell>
          <table:table-cell office:value-type="string" calcext:value-type="string">
            <text:p>https://rnca.tamps.cinvestav.mx/verificacion/nra/nombresestablecimientos.php?nra=GOIRP040034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RP0400321</text:p>
          </table:table-cell>
          <table:table-cell office:value-type="string" calcext:value-type="string">
            <text:p>https://rnca.tamps.cinvestav.mx/verificacion/nra/nombresestablecimientos.php?nra=GOIRP0400321</text:p>
          </table:table-cell>
          <table:table-cell office:value-type="string" calcext:value-type="string">
            <text:p>GOIRP0400331</text:p>
          </table:table-cell>
          <table:table-cell office:value-type="string" calcext:value-type="string">
            <text:p>https://rnca.tamps.cinvestav.mx/verificacion/nra/nombresestablecimientos.php?nra=GOIRP04003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RP0400321</text:p>
          </table:table-cell>
          <table:table-cell office:value-type="string" calcext:value-type="string">
            <text:p>https://rnca.tamps.cinvestav.mx/verificacion/nra/nombresestablecimientos.php?nra=GOIRP0400321</text:p>
          </table:table-cell>
          <table:table-cell office:value-type="string" calcext:value-type="string">
            <text:p>GOIRP0400341</text:p>
          </table:table-cell>
          <table:table-cell office:value-type="string" calcext:value-type="string">
            <text:p>https://rnca.tamps.cinvestav.mx/verificacion/nra/nombresestablecimientos.php?nra=GOIRP040034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RP0400331</text:p>
          </table:table-cell>
          <table:table-cell office:value-type="string" calcext:value-type="string">
            <text:p>https://rnca.tamps.cinvestav.mx/verificacion/nra/nombresestablecimientos.php?nra=GOIRP0400331</text:p>
          </table:table-cell>
          <table:table-cell office:value-type="string" calcext:value-type="string">
            <text:p>GOIRP0400341</text:p>
          </table:table-cell>
          <table:table-cell office:value-type="string" calcext:value-type="string">
            <text:p>https://rnca.tamps.cinvestav.mx/verificacion/nra/nombresestablecimientos.php?nra=GOIRP040034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G3105300016</text:p>
          </table:table-cell>
          <table:table-cell office:value-type="string" calcext:value-type="string">
            <text:p>https://rnca.tamps.cinvestav.mx/verificacion/nra/nombresestablecimientos.php?nra=GPG3105300016</text:p>
          </table:table-cell>
          <table:table-cell office:value-type="string" calcext:value-type="string">
            <text:p>GPG3105300018</text:p>
          </table:table-cell>
          <table:table-cell office:value-type="string" calcext:value-type="string">
            <text:p>https://rnca.tamps.cinvestav.mx/verificacion/nra/nombresestablecimientos.php?nra=GPG3105300018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M3102400003</text:p>
          </table:table-cell>
          <table:table-cell office:value-type="string" calcext:value-type="string">
            <text:p>https://rnca.tamps.cinvestav.mx/verificacion/nra/nombresestablecimientos.php?nra=GPM3102400003</text:p>
          </table:table-cell>
          <table:table-cell office:value-type="string" calcext:value-type="string">
            <text:p>GPM3104600003</text:p>
          </table:table-cell>
          <table:table-cell office:value-type="string" calcext:value-type="string">
            <text:p>https://rnca.tamps.cinvestav.mx/verificacion/nra/nombresestablecimientos.php?nra=GPM3104600003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M3104500002</text:p>
          </table:table-cell>
          <table:table-cell office:value-type="string" calcext:value-type="string">
            <text:p>https://rnca.tamps.cinvestav.mx/verificacion/nra/nombresestablecimientos.php?nra=GPM3104500002</text:p>
          </table:table-cell>
          <table:table-cell office:value-type="string" calcext:value-type="string">
            <text:p>GPM3104600002</text:p>
          </table:table-cell>
          <table:table-cell office:value-type="string" calcext:value-type="string">
            <text:p>https://rnca.tamps.cinvestav.mx/verificacion/nra/nombresestablecimientos.php?nra=GPM310460000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M3104500002</text:p>
          </table:table-cell>
          <table:table-cell office:value-type="string" calcext:value-type="string">
            <text:p>https://rnca.tamps.cinvestav.mx/verificacion/nra/nombresestablecimientos.php?nra=GPM3104500002</text:p>
          </table:table-cell>
          <table:table-cell office:value-type="string" calcext:value-type="string">
            <text:p>GPM3105500002</text:p>
          </table:table-cell>
          <table:table-cell office:value-type="string" calcext:value-type="string">
            <text:p>https://rnca.tamps.cinvestav.mx/verificacion/nra/nombresestablecimientos.php?nra=GPM310550000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M3104500002</text:p>
          </table:table-cell>
          <table:table-cell office:value-type="string" calcext:value-type="string">
            <text:p>https://rnca.tamps.cinvestav.mx/verificacion/nra/nombresestablecimientos.php?nra=GPM3104500002</text:p>
          </table:table-cell>
          <table:table-cell office:value-type="string" calcext:value-type="string">
            <text:p>GPM3107500002</text:p>
          </table:table-cell>
          <table:table-cell office:value-type="string" calcext:value-type="string">
            <text:p>https://rnca.tamps.cinvestav.mx/verificacion/nra/nombresestablecimientos.php?nra=GPM310750000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M3104600002</text:p>
          </table:table-cell>
          <table:table-cell office:value-type="string" calcext:value-type="string">
            <text:p>https://rnca.tamps.cinvestav.mx/verificacion/nra/nombresestablecimientos.php?nra=GPM3104600002</text:p>
          </table:table-cell>
          <table:table-cell office:value-type="string" calcext:value-type="string">
            <text:p>GPM3104600003</text:p>
          </table:table-cell>
          <table:table-cell office:value-type="string" calcext:value-type="string">
            <text:p>https://rnca.tamps.cinvestav.mx/verificacion/nra/nombresestablecimientos.php?nra=GPM3104600003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M3104600002</text:p>
          </table:table-cell>
          <table:table-cell office:value-type="string" calcext:value-type="string">
            <text:p>https://rnca.tamps.cinvestav.mx/verificacion/nra/nombresestablecimientos.php?nra=GPM3104600002</text:p>
          </table:table-cell>
          <table:table-cell office:value-type="string" calcext:value-type="string">
            <text:p>GPM3106900002</text:p>
          </table:table-cell>
          <table:table-cell office:value-type="string" calcext:value-type="string">
            <text:p>https://rnca.tamps.cinvestav.mx/verificacion/nra/nombresestablecimientos.php?nra=GPM310690000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M3105500002</text:p>
          </table:table-cell>
          <table:table-cell office:value-type="string" calcext:value-type="string">
            <text:p>https://rnca.tamps.cinvestav.mx/verificacion/nra/nombresestablecimientos.php?nra=GPM3105500002</text:p>
          </table:table-cell>
          <table:table-cell office:value-type="string" calcext:value-type="string">
            <text:p>GPM3107500002</text:p>
          </table:table-cell>
          <table:table-cell office:value-type="string" calcext:value-type="string">
            <text:p>https://rnca.tamps.cinvestav.mx/verificacion/nra/nombresestablecimientos.php?nra=GPM310750000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M3106600001</text:p>
          </table:table-cell>
          <table:table-cell office:value-type="string" calcext:value-type="string">
            <text:p>https://rnca.tamps.cinvestav.mx/verificacion/nra/nombresestablecimientos.php?nra=GPM3106600001</text:p>
          </table:table-cell>
          <table:table-cell office:value-type="string" calcext:value-type="string">
            <text:p>GPM3106900001</text:p>
          </table:table-cell>
          <table:table-cell office:value-type="string" calcext:value-type="string">
            <text:p>https://rnca.tamps.cinvestav.mx/verificacion/nra/nombresestablecimientos.php?nra=GPM3106900001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M3106900001</text:p>
          </table:table-cell>
          <table:table-cell office:value-type="string" calcext:value-type="string">
            <text:p>https://rnca.tamps.cinvestav.mx/verificacion/nra/nombresestablecimientos.php?nra=GPM3106900001</text:p>
          </table:table-cell>
          <table:table-cell office:value-type="string" calcext:value-type="string">
            <text:p>GPM3106900002</text:p>
          </table:table-cell>
          <table:table-cell office:value-type="string" calcext:value-type="string">
            <text:p>https://rnca.tamps.cinvestav.mx/verificacion/nra/nombresestablecimientos.php?nra=GPM310690000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P8A2111411</text:p>
          </table:table-cell>
          <table:table-cell office:value-type="string" calcext:value-type="string">
            <text:p>https://rnca.tamps.cinvestav.mx/verificacion/nra/nombresestablecimientos.php?nra=GPP8A2111411</text:p>
          </table:table-cell>
          <table:table-cell office:value-type="string" calcext:value-type="string">
            <text:p>GPPEA2111411</text:p>
          </table:table-cell>
          <table:table-cell office:value-type="string" calcext:value-type="string">
            <text:p>https://rnca.tamps.cinvestav.mx/verificacion/nra/nombresestablecimientos.php?nra=GPPEA2111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N21903911</text:p>
          </table:table-cell>
          <table:table-cell office:value-type="string" calcext:value-type="string">
            <text:p>https://rnca.tamps.cinvestav.mx/verificacion/nra/nombresestablecimientos.php?nra=GREN21903911</text:p>
          </table:table-cell>
          <table:table-cell office:value-type="string" calcext:value-type="string">
            <text:p>GREN21903921</text:p>
          </table:table-cell>
          <table:table-cell office:value-type="string" calcext:value-type="string">
            <text:p>https://rnca.tamps.cinvestav.mx/verificacion/nra/nombresestablecimientos.php?nra=GREN219039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5T1505111</text:p>
          </table:table-cell>
          <table:table-cell office:value-type="string" calcext:value-type="string">
            <text:p>https://rnca.tamps.cinvestav.mx/verificacion/nra/nombresestablecimientos.php?nra=GRI5T1505111</text:p>
          </table:table-cell>
          <table:table-cell office:value-type="string" calcext:value-type="string">
            <text:p>GRI5T1505112</text:p>
          </table:table-cell>
          <table:table-cell office:value-type="string" calcext:value-type="string">
            <text:p>https://rnca.tamps.cinvestav.mx/verificacion/nra/nombresestablecimientos.php?nra=GRI5T15051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P0400300217</text:p>
          </table:table-cell>
          <table:table-cell office:value-type="string" calcext:value-type="string">
            <text:p>https://rnca.tamps.cinvestav.mx/verificacion/nra/nombresestablecimientos.php?nra=GRP0400300217</text:p>
          </table:table-cell>
          <table:table-cell office:value-type="string" calcext:value-type="string">
            <text:p>GRP0400300218</text:p>
          </table:table-cell>
          <table:table-cell office:value-type="string" calcext:value-type="string">
            <text:p>https://rnca.tamps.cinvestav.mx/verificacion/nra/nombresestablecimientos.php?nra=GRP0400300218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C3I0900611</text:p>
          </table:table-cell>
          <table:table-cell office:value-type="string" calcext:value-type="string">
            <text:p>https://rnca.tamps.cinvestav.mx/verificacion/nra/nombresestablecimientos.php?nra=GSC3I0900611</text:p>
          </table:table-cell>
          <table:table-cell office:value-type="string" calcext:value-type="string">
            <text:p>GSC3I0900612</text:p>
          </table:table-cell>
          <table:table-cell office:value-type="string" calcext:value-type="string">
            <text:p>https://rnca.tamps.cinvestav.mx/verificacion/nra/nombresestablecimientos.php?nra=GSC3I0900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P0400300053</text:p>
          </table:table-cell>
          <table:table-cell office:value-type="string" calcext:value-type="string">
            <text:p>https://rnca.tamps.cinvestav.mx/verificacion/nra/nombresestablecimientos.php?nra=GSP0400300053</text:p>
          </table:table-cell>
          <table:table-cell office:value-type="string" calcext:value-type="string">
            <text:p>GSP0400300054</text:p>
          </table:table-cell>
          <table:table-cell office:value-type="string" calcext:value-type="string">
            <text:p>https://rnca.tamps.cinvestav.mx/verificacion/nra/nombresestablecimientos.php?nra=GSP0400300054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CQD1101711</text:p>
          </table:table-cell>
          <table:table-cell office:value-type="string" calcext:value-type="string">
            <text:p>https://rnca.tamps.cinvestav.mx/verificacion/nra/nombresestablecimientos.php?nra=GVCQD1101711</text:p>
          </table:table-cell>
          <table:table-cell office:value-type="string" calcext:value-type="string">
            <text:p>GVCQD1101721</text:p>
          </table:table-cell>
          <table:table-cell office:value-type="string" calcext:value-type="string">
            <text:p>https://rnca.tamps.cinvestav.mx/verificacion/nra/nombresestablecimientos.php?nra=GVCQD11017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I6D2900611</text:p>
          </table:table-cell>
          <table:table-cell office:value-type="string" calcext:value-type="string">
            <text:p>https://rnca.tamps.cinvestav.mx/verificacion/nra/nombresestablecimientos.php?nra=GVI6D2900611</text:p>
          </table:table-cell>
          <table:table-cell office:value-type="string" calcext:value-type="string">
            <text:p>GVI6D2900612</text:p>
          </table:table-cell>
          <table:table-cell office:value-type="string" calcext:value-type="string">
            <text:p>https://rnca.tamps.cinvestav.mx/verificacion/nra/nombresestablecimientos.php?nra=GVI6D2900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9M1000711</text:p>
          </table:table-cell>
          <table:table-cell office:value-type="string" calcext:value-type="string">
            <text:p>https://rnca.tamps.cinvestav.mx/verificacion/nra/nombresestablecimientos.php?nra=HAM9M1000711</text:p>
          </table:table-cell>
          <table:table-cell office:value-type="string" calcext:value-type="string">
            <text:p>HAM9M1100711</text:p>
          </table:table-cell>
          <table:table-cell office:value-type="string" calcext:value-type="string">
            <text:p>https://rnca.tamps.cinvestav.mx/verificacion/nra/nombresestablecimientos.php?nra=HAM9M1100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1505100110</text:p>
          </table:table-cell>
          <table:table-cell office:value-type="string" calcext:value-type="string">
            <text:p>https://rnca.tamps.cinvestav.mx/verificacion/nra/nombresestablecimientos.php?nra=HAS1505100110</text:p>
          </table:table-cell>
          <table:table-cell office:value-type="string" calcext:value-type="string">
            <text:p>HAS1505100112</text:p>
          </table:table-cell>
          <table:table-cell office:value-type="string" calcext:value-type="string">
            <text:p>https://rnca.tamps.cinvestav.mx/verificacion/nra/nombresestablecimientos.php?nra=HAS150510011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8N1901211</text:p>
          </table:table-cell>
          <table:table-cell office:value-type="string" calcext:value-type="string">
            <text:p>https://rnca.tamps.cinvestav.mx/verificacion/nra/nombresestablecimientos.php?nra=HAS8N1901211</text:p>
          </table:table-cell>
          <table:table-cell office:value-type="string" calcext:value-type="string">
            <text:p>HAS8N1901221</text:p>
          </table:table-cell>
          <table:table-cell office:value-type="string" calcext:value-type="string">
            <text:p>https://rnca.tamps.cinvestav.mx/verificacion/nra/nombresestablecimientos.php?nra=HAS8N1901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P2300500417</text:p>
          </table:table-cell>
          <table:table-cell office:value-type="string" calcext:value-type="string">
            <text:p>https://rnca.tamps.cinvestav.mx/verificacion/nra/nombresestablecimientos.php?nra=HBP2300500417</text:p>
          </table:table-cell>
          <table:table-cell office:value-type="string" calcext:value-type="string">
            <text:p>HBP2300500491</text:p>
          </table:table-cell>
          <table:table-cell office:value-type="string" calcext:value-type="string">
            <text:p>https://rnca.tamps.cinvestav.mx/verificacion/nra/nombresestablecimientos.php?nra=HBP2300500491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A5W1510611</text:p>
          </table:table-cell>
          <table:table-cell office:value-type="string" calcext:value-type="string">
            <text:p>https://rnca.tamps.cinvestav.mx/verificacion/nra/nombresestablecimientos.php?nra=HCA5W1510611</text:p>
          </table:table-cell>
          <table:table-cell office:value-type="string" calcext:value-type="string">
            <text:p>HCA5X1510611</text:p>
          </table:table-cell>
          <table:table-cell office:value-type="string" calcext:value-type="string">
            <text:p>https://rnca.tamps.cinvestav.mx/verificacion/nra/nombresestablecimientos.php?nra=HCA5X1510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571412011</text:p>
          </table:table-cell>
          <table:table-cell office:value-type="string" calcext:value-type="string">
            <text:p>https://rnca.tamps.cinvestav.mx/verificacion/nra/nombresestablecimientos.php?nra=HIG571412011</text:p>
          </table:table-cell>
          <table:table-cell office:value-type="string" calcext:value-type="string">
            <text:p>HIG5E1412011</text:p>
          </table:table-cell>
          <table:table-cell office:value-type="string" calcext:value-type="string">
            <text:p>https://rnca.tamps.cinvestav.mx/verificacion/nra/nombresestablecimientos.php?nra=HIG5E14120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7T1503311</text:p>
          </table:table-cell>
          <table:table-cell office:value-type="string" calcext:value-type="string">
            <text:p>https://rnca.tamps.cinvestav.mx/verificacion/nra/nombresestablecimientos.php?nra=HLM7T1503311</text:p>
          </table:table-cell>
          <table:table-cell office:value-type="string" calcext:value-type="string">
            <text:p>HLM7T1503312</text:p>
          </table:table-cell>
          <table:table-cell office:value-type="string" calcext:value-type="string">
            <text:p>https://rnca.tamps.cinvestav.mx/verificacion/nra/nombresestablecimientos.php?nra=HLM7T15033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E211407011</text:p>
          </table:table-cell>
          <table:table-cell office:value-type="string" calcext:value-type="string">
            <text:p>https://rnca.tamps.cinvestav.mx/verificacion/nra/nombresestablecimientos.php?nra=HME211407011</text:p>
          </table:table-cell>
          <table:table-cell office:value-type="string" calcext:value-type="string">
            <text:p>HME2I1407011</text:p>
          </table:table-cell>
          <table:table-cell office:value-type="string" calcext:value-type="string">
            <text:p>https://rnca.tamps.cinvestav.mx/verificacion/nra/nombresestablecimientos.php?nra=HME2I14070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E8J0200411</text:p>
          </table:table-cell>
          <table:table-cell office:value-type="string" calcext:value-type="string">
            <text:p>https://rnca.tamps.cinvestav.mx/verificacion/nra/nombresestablecimientos.php?nra=HME8J0200411</text:p>
          </table:table-cell>
          <table:table-cell office:value-type="string" calcext:value-type="string">
            <text:p>HME8J0200412</text:p>
          </table:table-cell>
          <table:table-cell office:value-type="string" calcext:value-type="string">
            <text:p>https://rnca.tamps.cinvestav.mx/verificacion/nra/nombresestablecimientos.php?nra=HME8J02004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E9G1407011</text:p>
          </table:table-cell>
          <table:table-cell office:value-type="string" calcext:value-type="string">
            <text:p>https://rnca.tamps.cinvestav.mx/verificacion/nra/nombresestablecimientos.php?nra=HME9G1407011</text:p>
          </table:table-cell>
          <table:table-cell office:value-type="string" calcext:value-type="string">
            <text:p>HME9Q1407011</text:p>
          </table:table-cell>
          <table:table-cell office:value-type="string" calcext:value-type="string">
            <text:p>https://rnca.tamps.cinvestav.mx/verificacion/nra/nombresestablecimientos.php?nra=HME9Q14070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S911902611</text:p>
          </table:table-cell>
          <table:table-cell office:value-type="string" calcext:value-type="string">
            <text:p>https://rnca.tamps.cinvestav.mx/verificacion/nra/nombresestablecimientos.php?nra=HPS911902611</text:p>
          </table:table-cell>
          <table:table-cell office:value-type="string" calcext:value-type="string">
            <text:p>HPS911902612</text:p>
          </table:table-cell>
          <table:table-cell office:value-type="string" calcext:value-type="string">
            <text:p>https://rnca.tamps.cinvestav.mx/verificacion/nra/nombresestablecimientos.php?nra=HPS911902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M9M0200111</text:p>
          </table:table-cell>
          <table:table-cell office:value-type="string" calcext:value-type="string">
            <text:p>https://rnca.tamps.cinvestav.mx/verificacion/nra/nombresestablecimientos.php?nra=HSM9M0200111</text:p>
          </table:table-cell>
          <table:table-cell office:value-type="string" calcext:value-type="string">
            <text:p>HSM9M0200112</text:p>
          </table:table-cell>
          <table:table-cell office:value-type="string" calcext:value-type="string">
            <text:p>https://rnca.tamps.cinvestav.mx/verificacion/nra/nombresestablecimientos.php?nra=HSM9M02001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O6B0900211</text:p>
          </table:table-cell>
          <table:table-cell office:value-type="string" calcext:value-type="string">
            <text:p>https://rnca.tamps.cinvestav.mx/verificacion/nra/nombresestablecimientos.php?nra=HTO6B0900211</text:p>
          </table:table-cell>
          <table:table-cell office:value-type="string" calcext:value-type="string">
            <text:p>HTO6B0900212</text:p>
          </table:table-cell>
          <table:table-cell office:value-type="string" calcext:value-type="string">
            <text:p>https://rnca.tamps.cinvestav.mx/verificacion/nra/nombresestablecimientos.php?nra=HTO6B0900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O6B0900211</text:p>
          </table:table-cell>
          <table:table-cell office:value-type="string" calcext:value-type="string">
            <text:p>https://rnca.tamps.cinvestav.mx/verificacion/nra/nombresestablecimientos.php?nra=HTO6B0900211</text:p>
          </table:table-cell>
          <table:table-cell office:value-type="string" calcext:value-type="string">
            <text:p>HTO6B0900213</text:p>
          </table:table-cell>
          <table:table-cell office:value-type="string" calcext:value-type="string">
            <text:p>https://rnca.tamps.cinvestav.mx/verificacion/nra/nombresestablecimientos.php?nra=HTO6B0900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O6B0900212</text:p>
          </table:table-cell>
          <table:table-cell office:value-type="string" calcext:value-type="string">
            <text:p>https://rnca.tamps.cinvestav.mx/verificacion/nra/nombresestablecimientos.php?nra=HTO6B0900212</text:p>
          </table:table-cell>
          <table:table-cell office:value-type="string" calcext:value-type="string">
            <text:p>HTO6B0900213</text:p>
          </table:table-cell>
          <table:table-cell office:value-type="string" calcext:value-type="string">
            <text:p>https://rnca.tamps.cinvestav.mx/verificacion/nra/nombresestablecimientos.php?nra=HTO6B0900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UAY1406711</text:p>
          </table:table-cell>
          <table:table-cell office:value-type="string" calcext:value-type="string">
            <text:p>https://rnca.tamps.cinvestav.mx/verificacion/nra/nombresestablecimientos.php?nra=HTUAY1406711</text:p>
          </table:table-cell>
          <table:table-cell office:value-type="string" calcext:value-type="string">
            <text:p>HTUEA1406711</text:p>
          </table:table-cell>
          <table:table-cell office:value-type="string" calcext:value-type="string">
            <text:p>https://rnca.tamps.cinvestav.mx/verificacion/nra/nombresestablecimientos.php?nra=HTUEA1406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L7F2113611</text:p>
          </table:table-cell>
          <table:table-cell office:value-type="string" calcext:value-type="string">
            <text:p>https://rnca.tamps.cinvestav.mx/verificacion/nra/nombresestablecimientos.php?nra=HYL7F2113611</text:p>
          </table:table-cell>
          <table:table-cell office:value-type="string" calcext:value-type="string">
            <text:p>HYL7F2113612</text:p>
          </table:table-cell>
          <table:table-cell office:value-type="string" calcext:value-type="string">
            <text:p>https://rnca.tamps.cinvestav.mx/verificacion/nra/nombresestablecimientos.php?nra=HYL7F2113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L7I1904611</text:p>
          </table:table-cell>
          <table:table-cell office:value-type="string" calcext:value-type="string">
            <text:p>https://rnca.tamps.cinvestav.mx/verificacion/nra/nombresestablecimientos.php?nra=HYL7I1904611</text:p>
          </table:table-cell>
          <table:table-cell office:value-type="string" calcext:value-type="string">
            <text:p>HYL7I1904612</text:p>
          </table:table-cell>
          <table:table-cell office:value-type="string" calcext:value-type="string">
            <text:p>https://rnca.tamps.cinvestav.mx/verificacion/nra/nombresestablecimientos.php?nra=HYL7I1904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S9M0502711</text:p>
          </table:table-cell>
          <table:table-cell office:value-type="string" calcext:value-type="string">
            <text:p>https://rnca.tamps.cinvestav.mx/verificacion/nra/nombresestablecimientos.php?nra=IAS9M0502711</text:p>
          </table:table-cell>
          <table:table-cell office:value-type="string" calcext:value-type="string">
            <text:p>IAS9M0502721</text:p>
          </table:table-cell>
          <table:table-cell office:value-type="string" calcext:value-type="string">
            <text:p>https://rnca.tamps.cinvestav.mx/verificacion/nra/nombresestablecimientos.php?nra=IAS9M05027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W9A1900611</text:p>
          </table:table-cell>
          <table:table-cell office:value-type="string" calcext:value-type="string">
            <text:p>https://rnca.tamps.cinvestav.mx/verificacion/nra/nombresestablecimientos.php?nra=IAW9A1900611</text:p>
          </table:table-cell>
          <table:table-cell office:value-type="string" calcext:value-type="string">
            <text:p>IAW9C1900611</text:p>
          </table:table-cell>
          <table:table-cell office:value-type="string" calcext:value-type="string">
            <text:p>https://rnca.tamps.cinvestav.mx/verificacion/nra/nombresestablecimientos.php?nra=IAW9C1900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A821903911</text:p>
          </table:table-cell>
          <table:table-cell office:value-type="string" calcext:value-type="string">
            <text:p>https://rnca.tamps.cinvestav.mx/verificacion/nra/nombresestablecimientos.php?nra=ICA821903911</text:p>
          </table:table-cell>
          <table:table-cell office:value-type="string" calcext:value-type="string">
            <text:p>ICA8A1903911</text:p>
          </table:table-cell>
          <table:table-cell office:value-type="string" calcext:value-type="string">
            <text:p>https://rnca.tamps.cinvestav.mx/verificacion/nra/nombresestablecimientos.php?nra=ICA8A1903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AUA1901811</text:p>
          </table:table-cell>
          <table:table-cell office:value-type="string" calcext:value-type="string">
            <text:p>https://rnca.tamps.cinvestav.mx/verificacion/nra/nombresestablecimientos.php?nra=ICAUA1901811</text:p>
          </table:table-cell>
          <table:table-cell office:value-type="string" calcext:value-type="string">
            <text:p>ICAUA1904811</text:p>
          </table:table-cell>
          <table:table-cell office:value-type="string" calcext:value-type="string">
            <text:p>https://rnca.tamps.cinvestav.mx/verificacion/nra/nombresestablecimientos.php?nra=ICAUA1904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C930200211</text:p>
          </table:table-cell>
          <table:table-cell office:value-type="string" calcext:value-type="string">
            <text:p>https://rnca.tamps.cinvestav.mx/verificacion/nra/nombresestablecimientos.php?nra=ICC930200211</text:p>
          </table:table-cell>
          <table:table-cell office:value-type="string" calcext:value-type="string">
            <text:p>ICC930200221</text:p>
          </table:table-cell>
          <table:table-cell office:value-type="string" calcext:value-type="string">
            <text:p>https://rnca.tamps.cinvestav.mx/verificacion/nra/nombresestablecimientos.php?nra=ICC930200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6T0801911</text:p>
          </table:table-cell>
          <table:table-cell office:value-type="string" calcext:value-type="string">
            <text:p>https://rnca.tamps.cinvestav.mx/verificacion/nra/nombresestablecimientos.php?nra=ICE6T0801911</text:p>
          </table:table-cell>
          <table:table-cell office:value-type="string" calcext:value-type="string">
            <text:p>ICE6T0801912</text:p>
          </table:table-cell>
          <table:table-cell office:value-type="string" calcext:value-type="string">
            <text:p>https://rnca.tamps.cinvestav.mx/verificacion/nra/nombresestablecimientos.php?nra=ICE6T0801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6T0801911</text:p>
          </table:table-cell>
          <table:table-cell office:value-type="string" calcext:value-type="string">
            <text:p>https://rnca.tamps.cinvestav.mx/verificacion/nra/nombresestablecimientos.php?nra=ICE6T0801911</text:p>
          </table:table-cell>
          <table:table-cell office:value-type="string" calcext:value-type="string">
            <text:p>ICE6T0801913</text:p>
          </table:table-cell>
          <table:table-cell office:value-type="string" calcext:value-type="string">
            <text:p>https://rnca.tamps.cinvestav.mx/verificacion/nra/nombresestablecimientos.php?nra=ICE6T08019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6T0801911</text:p>
          </table:table-cell>
          <table:table-cell office:value-type="string" calcext:value-type="string">
            <text:p>https://rnca.tamps.cinvestav.mx/verificacion/nra/nombresestablecimientos.php?nra=ICE6T0801911</text:p>
          </table:table-cell>
          <table:table-cell office:value-type="string" calcext:value-type="string">
            <text:p>ICE860801911</text:p>
          </table:table-cell>
          <table:table-cell office:value-type="string" calcext:value-type="string">
            <text:p>https://rnca.tamps.cinvestav.mx/verificacion/nra/nombresestablecimientos.php?nra=ICE860801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6T0801912</text:p>
          </table:table-cell>
          <table:table-cell office:value-type="string" calcext:value-type="string">
            <text:p>https://rnca.tamps.cinvestav.mx/verificacion/nra/nombresestablecimientos.php?nra=ICE6T0801912</text:p>
          </table:table-cell>
          <table:table-cell office:value-type="string" calcext:value-type="string">
            <text:p>ICE6T0801913</text:p>
          </table:table-cell>
          <table:table-cell office:value-type="string" calcext:value-type="string">
            <text:p>https://rnca.tamps.cinvestav.mx/verificacion/nra/nombresestablecimientos.php?nra=ICE6T08019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MB2111411</text:p>
          </table:table-cell>
          <table:table-cell office:value-type="string" calcext:value-type="string">
            <text:p>https://rnca.tamps.cinvestav.mx/verificacion/nra/nombresestablecimientos.php?nra=IDEMB2111411</text:p>
          </table:table-cell>
          <table:table-cell office:value-type="string" calcext:value-type="string">
            <text:p>IDEMB2111421</text:p>
          </table:table-cell>
          <table:table-cell office:value-type="string" calcext:value-type="string">
            <text:p>https://rnca.tamps.cinvestav.mx/verificacion/nra/nombresestablecimientos.php?nra=IDEMB21114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CT00705511</text:p>
          </table:table-cell>
          <table:table-cell office:value-type="string" calcext:value-type="string">
            <text:p>https://rnca.tamps.cinvestav.mx/verificacion/nra/nombresestablecimientos.php?nra=IICT00705511</text:p>
          </table:table-cell>
          <table:table-cell office:value-type="string" calcext:value-type="string">
            <text:p>IICT00705521</text:p>
          </table:table-cell>
          <table:table-cell office:value-type="string" calcext:value-type="string">
            <text:p>https://rnca.tamps.cinvestav.mx/verificacion/nra/nombresestablecimientos.php?nra=IICT007055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C910803711</text:p>
          </table:table-cell>
          <table:table-cell office:value-type="string" calcext:value-type="string">
            <text:p>https://rnca.tamps.cinvestav.mx/verificacion/nra/nombresestablecimientos.php?nra=IJC910803711</text:p>
          </table:table-cell>
          <table:table-cell office:value-type="string" calcext:value-type="string">
            <text:p>IJC910803712</text:p>
          </table:table-cell>
          <table:table-cell office:value-type="string" calcext:value-type="string">
            <text:p>https://rnca.tamps.cinvestav.mx/verificacion/nra/nombresestablecimientos.php?nra=IJC91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C910803711</text:p>
          </table:table-cell>
          <table:table-cell office:value-type="string" calcext:value-type="string">
            <text:p>https://rnca.tamps.cinvestav.mx/verificacion/nra/nombresestablecimientos.php?nra=IJC910803711</text:p>
          </table:table-cell>
          <table:table-cell office:value-type="string" calcext:value-type="string">
            <text:p>IJC910805311</text:p>
          </table:table-cell>
          <table:table-cell office:value-type="string" calcext:value-type="string">
            <text:p>https://rnca.tamps.cinvestav.mx/verificacion/nra/nombresestablecimientos.php?nra=IJC910805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3M1610212</text:p>
          </table:table-cell>
          <table:table-cell office:value-type="string" calcext:value-type="string">
            <text:p>https://rnca.tamps.cinvestav.mx/verificacion/nra/nombresestablecimientos.php?nra=IMA3M1610212</text:p>
          </table:table-cell>
          <table:table-cell office:value-type="string" calcext:value-type="string">
            <text:p>IMA3M1610213</text:p>
          </table:table-cell>
          <table:table-cell office:value-type="string" calcext:value-type="string">
            <text:p>https://rnca.tamps.cinvestav.mx/verificacion/nra/nombresestablecimientos.php?nra=IMA3M1610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3M1610212</text:p>
          </table:table-cell>
          <table:table-cell office:value-type="string" calcext:value-type="string">
            <text:p>https://rnca.tamps.cinvestav.mx/verificacion/nra/nombresestablecimientos.php?nra=IMA3M1610212</text:p>
          </table:table-cell>
          <table:table-cell office:value-type="string" calcext:value-type="string">
            <text:p>IMA3M1610214</text:p>
          </table:table-cell>
          <table:table-cell office:value-type="string" calcext:value-type="string">
            <text:p>https://rnca.tamps.cinvestav.mx/verificacion/nra/nombresestablecimientos.php?nra=IMA3M1610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3M1610213</text:p>
          </table:table-cell>
          <table:table-cell office:value-type="string" calcext:value-type="string">
            <text:p>https://rnca.tamps.cinvestav.mx/verificacion/nra/nombresestablecimientos.php?nra=IMA3M1610213</text:p>
          </table:table-cell>
          <table:table-cell office:value-type="string" calcext:value-type="string">
            <text:p>IMA3M1610214</text:p>
          </table:table-cell>
          <table:table-cell office:value-type="string" calcext:value-type="string">
            <text:p>https://rnca.tamps.cinvestav.mx/verificacion/nra/nombresestablecimientos.php?nra=IMA3M1610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E5T1510111</text:p>
          </table:table-cell>
          <table:table-cell office:value-type="string" calcext:value-type="string">
            <text:p>https://rnca.tamps.cinvestav.mx/verificacion/nra/nombresestablecimientos.php?nra=IME5T1510111</text:p>
          </table:table-cell>
          <table:table-cell office:value-type="string" calcext:value-type="string">
            <text:p>IME5T1510112</text:p>
          </table:table-cell>
          <table:table-cell office:value-type="string" calcext:value-type="string">
            <text:p>https://rnca.tamps.cinvestav.mx/verificacion/nra/nombresestablecimientos.php?nra=IME5T15101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E851503511</text:p>
          </table:table-cell>
          <table:table-cell office:value-type="string" calcext:value-type="string">
            <text:p>https://rnca.tamps.cinvestav.mx/verificacion/nra/nombresestablecimientos.php?nra=IME851503511</text:p>
          </table:table-cell>
          <table:table-cell office:value-type="string" calcext:value-type="string">
            <text:p>IME851503512</text:p>
          </table:table-cell>
          <table:table-cell office:value-type="string" calcext:value-type="string">
            <text:p>https://rnca.tamps.cinvestav.mx/verificacion/nra/nombresestablecimientos.php?nra=IME8515035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E8T0803711</text:p>
          </table:table-cell>
          <table:table-cell office:value-type="string" calcext:value-type="string">
            <text:p>https://rnca.tamps.cinvestav.mx/verificacion/nra/nombresestablecimientos.php?nra=IME8T0803711</text:p>
          </table:table-cell>
          <table:table-cell office:value-type="string" calcext:value-type="string">
            <text:p>IME8T0803712</text:p>
          </table:table-cell>
          <table:table-cell office:value-type="string" calcext:value-type="string">
            <text:p>https://rnca.tamps.cinvestav.mx/verificacion/nra/nombresestablecimientos.php?nra=IME8T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E8T0803711</text:p>
          </table:table-cell>
          <table:table-cell office:value-type="string" calcext:value-type="string">
            <text:p>https://rnca.tamps.cinvestav.mx/verificacion/nra/nombresestablecimientos.php?nra=IME8T0803711</text:p>
          </table:table-cell>
          <table:table-cell office:value-type="string" calcext:value-type="string">
            <text:p>IME8T0803713</text:p>
          </table:table-cell>
          <table:table-cell office:value-type="string" calcext:value-type="string">
            <text:p>https://rnca.tamps.cinvestav.mx/verificacion/nra/nombresestablecimientos.php?nra=IME8T0803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E8T0803711</text:p>
          </table:table-cell>
          <table:table-cell office:value-type="string" calcext:value-type="string">
            <text:p>https://rnca.tamps.cinvestav.mx/verificacion/nra/nombresestablecimientos.php?nra=IME8T0803711</text:p>
          </table:table-cell>
          <table:table-cell office:value-type="string" calcext:value-type="string">
            <text:p>IME8T0803714</text:p>
          </table:table-cell>
          <table:table-cell office:value-type="string" calcext:value-type="string">
            <text:p>https://rnca.tamps.cinvestav.mx/verificacion/nra/nombresestablecimientos.php?nra=IME8T08037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E8T0803711</text:p>
          </table:table-cell>
          <table:table-cell office:value-type="string" calcext:value-type="string">
            <text:p>https://rnca.tamps.cinvestav.mx/verificacion/nra/nombresestablecimientos.php?nra=IME8T0803711</text:p>
          </table:table-cell>
          <table:table-cell office:value-type="string" calcext:value-type="string">
            <text:p>IME8T0803715</text:p>
          </table:table-cell>
          <table:table-cell office:value-type="string" calcext:value-type="string">
            <text:p>https://rnca.tamps.cinvestav.mx/verificacion/nra/nombresestablecimientos.php?nra=IME8T08037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E8T0803712</text:p>
          </table:table-cell>
          <table:table-cell office:value-type="string" calcext:value-type="string">
            <text:p>https://rnca.tamps.cinvestav.mx/verificacion/nra/nombresestablecimientos.php?nra=IME8T0803712</text:p>
          </table:table-cell>
          <table:table-cell office:value-type="string" calcext:value-type="string">
            <text:p>IME8T0803713</text:p>
          </table:table-cell>
          <table:table-cell office:value-type="string" calcext:value-type="string">
            <text:p>https://rnca.tamps.cinvestav.mx/verificacion/nra/nombresestablecimientos.php?nra=IME8T0803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E8T0803712</text:p>
          </table:table-cell>
          <table:table-cell office:value-type="string" calcext:value-type="string">
            <text:p>https://rnca.tamps.cinvestav.mx/verificacion/nra/nombresestablecimientos.php?nra=IME8T0803712</text:p>
          </table:table-cell>
          <table:table-cell office:value-type="string" calcext:value-type="string">
            <text:p>IME8T0803714</text:p>
          </table:table-cell>
          <table:table-cell office:value-type="string" calcext:value-type="string">
            <text:p>https://rnca.tamps.cinvestav.mx/verificacion/nra/nombresestablecimientos.php?nra=IME8T08037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E8T0803712</text:p>
          </table:table-cell>
          <table:table-cell office:value-type="string" calcext:value-type="string">
            <text:p>https://rnca.tamps.cinvestav.mx/verificacion/nra/nombresestablecimientos.php?nra=IME8T0803712</text:p>
          </table:table-cell>
          <table:table-cell office:value-type="string" calcext:value-type="string">
            <text:p>IME8T0803715</text:p>
          </table:table-cell>
          <table:table-cell office:value-type="string" calcext:value-type="string">
            <text:p>https://rnca.tamps.cinvestav.mx/verificacion/nra/nombresestablecimientos.php?nra=IME8T08037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E8T0803713</text:p>
          </table:table-cell>
          <table:table-cell office:value-type="string" calcext:value-type="string">
            <text:p>https://rnca.tamps.cinvestav.mx/verificacion/nra/nombresestablecimientos.php?nra=IME8T0803713</text:p>
          </table:table-cell>
          <table:table-cell office:value-type="string" calcext:value-type="string">
            <text:p>IME8T0803714</text:p>
          </table:table-cell>
          <table:table-cell office:value-type="string" calcext:value-type="string">
            <text:p>https://rnca.tamps.cinvestav.mx/verificacion/nra/nombresestablecimientos.php?nra=IME8T08037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E8T0803713</text:p>
          </table:table-cell>
          <table:table-cell office:value-type="string" calcext:value-type="string">
            <text:p>https://rnca.tamps.cinvestav.mx/verificacion/nra/nombresestablecimientos.php?nra=IME8T0803713</text:p>
          </table:table-cell>
          <table:table-cell office:value-type="string" calcext:value-type="string">
            <text:p>IME8T0803715</text:p>
          </table:table-cell>
          <table:table-cell office:value-type="string" calcext:value-type="string">
            <text:p>https://rnca.tamps.cinvestav.mx/verificacion/nra/nombresestablecimientos.php?nra=IME8T08037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E8T0803714</text:p>
          </table:table-cell>
          <table:table-cell office:value-type="string" calcext:value-type="string">
            <text:p>https://rnca.tamps.cinvestav.mx/verificacion/nra/nombresestablecimientos.php?nra=IME8T0803714</text:p>
          </table:table-cell>
          <table:table-cell office:value-type="string" calcext:value-type="string">
            <text:p>IME8T0803715</text:p>
          </table:table-cell>
          <table:table-cell office:value-type="string" calcext:value-type="string">
            <text:p>https://rnca.tamps.cinvestav.mx/verificacion/nra/nombresestablecimientos.php?nra=IME8T08037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E9J1510411</text:p>
          </table:table-cell>
          <table:table-cell office:value-type="string" calcext:value-type="string">
            <text:p>https://rnca.tamps.cinvestav.mx/verificacion/nra/nombresestablecimientos.php?nra=IME9J1510411</text:p>
          </table:table-cell>
          <table:table-cell office:value-type="string" calcext:value-type="string">
            <text:p>IMELJ1510411</text:p>
          </table:table-cell>
          <table:table-cell office:value-type="string" calcext:value-type="string">
            <text:p>https://rnca.tamps.cinvestav.mx/verificacion/nra/nombresestablecimientos.php?nra=IMELJ1510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140800411</text:p>
          </table:table-cell>
          <table:table-cell office:value-type="string" calcext:value-type="string">
            <text:p>https://rnca.tamps.cinvestav.mx/verificacion/nra/nombresestablecimientos.php?nra=IMM140800411</text:p>
          </table:table-cell>
          <table:table-cell office:value-type="string" calcext:value-type="string">
            <text:p>IMM140800421</text:p>
          </table:table-cell>
          <table:table-cell office:value-type="string" calcext:value-type="string">
            <text:p>https://rnca.tamps.cinvestav.mx/verificacion/nra/nombresestablecimientos.php?nra=IMM1408004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7L2402811</text:p>
          </table:table-cell>
          <table:table-cell office:value-type="string" calcext:value-type="string">
            <text:p>https://rnca.tamps.cinvestav.mx/verificacion/nra/nombresestablecimientos.php?nra=IMM7L2402811</text:p>
          </table:table-cell>
          <table:table-cell office:value-type="string" calcext:value-type="string">
            <text:p>IMM7L2402821</text:p>
          </table:table-cell>
          <table:table-cell office:value-type="string" calcext:value-type="string">
            <text:p>https://rnca.tamps.cinvestav.mx/verificacion/nra/nombresestablecimientos.php?nra=IMM7L24028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1I0803711</text:p>
          </table:table-cell>
          <table:table-cell office:value-type="string" calcext:value-type="string">
            <text:p>https://rnca.tamps.cinvestav.mx/verificacion/nra/nombresestablecimientos.php?nra=IMS1I0803711</text:p>
          </table:table-cell>
          <table:table-cell office:value-type="string" calcext:value-type="string">
            <text:p>IMS910803711</text:p>
          </table:table-cell>
          <table:table-cell office:value-type="string" calcext:value-type="string">
            <text:p>https://rnca.tamps.cinvestav.mx/verificacion/nra/nombresestablecimientos.php?nra=IMS910803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910803711</text:p>
          </table:table-cell>
          <table:table-cell office:value-type="string" calcext:value-type="string">
            <text:p>https://rnca.tamps.cinvestav.mx/verificacion/nra/nombresestablecimientos.php?nra=IMS910803711</text:p>
          </table:table-cell>
          <table:table-cell office:value-type="string" calcext:value-type="string">
            <text:p>IMS910803712</text:p>
          </table:table-cell>
          <table:table-cell office:value-type="string" calcext:value-type="string">
            <text:p>https://rnca.tamps.cinvestav.mx/verificacion/nra/nombresestablecimientos.php?nra=IMS91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910803711</text:p>
          </table:table-cell>
          <table:table-cell office:value-type="string" calcext:value-type="string">
            <text:p>https://rnca.tamps.cinvestav.mx/verificacion/nra/nombresestablecimientos.php?nra=IMS910803711</text:p>
          </table:table-cell>
          <table:table-cell office:value-type="string" calcext:value-type="string">
            <text:p>IMS910803713</text:p>
          </table:table-cell>
          <table:table-cell office:value-type="string" calcext:value-type="string">
            <text:p>https://rnca.tamps.cinvestav.mx/verificacion/nra/nombresestablecimientos.php?nra=IMS910803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910803711</text:p>
          </table:table-cell>
          <table:table-cell office:value-type="string" calcext:value-type="string">
            <text:p>https://rnca.tamps.cinvestav.mx/verificacion/nra/nombresestablecimientos.php?nra=IMS910803711</text:p>
          </table:table-cell>
          <table:table-cell office:value-type="string" calcext:value-type="string">
            <text:p>IMS910803714</text:p>
          </table:table-cell>
          <table:table-cell office:value-type="string" calcext:value-type="string">
            <text:p>https://rnca.tamps.cinvestav.mx/verificacion/nra/nombresestablecimientos.php?nra=IMS9108037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910803711</text:p>
          </table:table-cell>
          <table:table-cell office:value-type="string" calcext:value-type="string">
            <text:p>https://rnca.tamps.cinvestav.mx/verificacion/nra/nombresestablecimientos.php?nra=IMS910803711</text:p>
          </table:table-cell>
          <table:table-cell office:value-type="string" calcext:value-type="string">
            <text:p>IMS910803715</text:p>
          </table:table-cell>
          <table:table-cell office:value-type="string" calcext:value-type="string">
            <text:p>https://rnca.tamps.cinvestav.mx/verificacion/nra/nombresestablecimientos.php?nra=IMS9108037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910803711</text:p>
          </table:table-cell>
          <table:table-cell office:value-type="string" calcext:value-type="string">
            <text:p>https://rnca.tamps.cinvestav.mx/verificacion/nra/nombresestablecimientos.php?nra=IMS910803711</text:p>
          </table:table-cell>
          <table:table-cell office:value-type="string" calcext:value-type="string">
            <text:p>IMS910803716</text:p>
          </table:table-cell>
          <table:table-cell office:value-type="string" calcext:value-type="string">
            <text:p>https://rnca.tamps.cinvestav.mx/verificacion/nra/nombresestablecimientos.php?nra=IMS9108037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910803711</text:p>
          </table:table-cell>
          <table:table-cell office:value-type="string" calcext:value-type="string">
            <text:p>https://rnca.tamps.cinvestav.mx/verificacion/nra/nombresestablecimientos.php?nra=IMS910803711</text:p>
          </table:table-cell>
          <table:table-cell office:value-type="string" calcext:value-type="string">
            <text:p>IMS9M0803711</text:p>
          </table:table-cell>
          <table:table-cell office:value-type="string" calcext:value-type="string">
            <text:p>https://rnca.tamps.cinvestav.mx/verificacion/nra/nombresestablecimientos.php?nra=IMS9M0803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910803712</text:p>
          </table:table-cell>
          <table:table-cell office:value-type="string" calcext:value-type="string">
            <text:p>https://rnca.tamps.cinvestav.mx/verificacion/nra/nombresestablecimientos.php?nra=IMS910803712</text:p>
          </table:table-cell>
          <table:table-cell office:value-type="string" calcext:value-type="string">
            <text:p>IMS910803713</text:p>
          </table:table-cell>
          <table:table-cell office:value-type="string" calcext:value-type="string">
            <text:p>https://rnca.tamps.cinvestav.mx/verificacion/nra/nombresestablecimientos.php?nra=IMS910803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910803712</text:p>
          </table:table-cell>
          <table:table-cell office:value-type="string" calcext:value-type="string">
            <text:p>https://rnca.tamps.cinvestav.mx/verificacion/nra/nombresestablecimientos.php?nra=IMS910803712</text:p>
          </table:table-cell>
          <table:table-cell office:value-type="string" calcext:value-type="string">
            <text:p>IMS910803714</text:p>
          </table:table-cell>
          <table:table-cell office:value-type="string" calcext:value-type="string">
            <text:p>https://rnca.tamps.cinvestav.mx/verificacion/nra/nombresestablecimientos.php?nra=IMS9108037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910803712</text:p>
          </table:table-cell>
          <table:table-cell office:value-type="string" calcext:value-type="string">
            <text:p>https://rnca.tamps.cinvestav.mx/verificacion/nra/nombresestablecimientos.php?nra=IMS910803712</text:p>
          </table:table-cell>
          <table:table-cell office:value-type="string" calcext:value-type="string">
            <text:p>IMS910803715</text:p>
          </table:table-cell>
          <table:table-cell office:value-type="string" calcext:value-type="string">
            <text:p>https://rnca.tamps.cinvestav.mx/verificacion/nra/nombresestablecimientos.php?nra=IMS9108037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910803712</text:p>
          </table:table-cell>
          <table:table-cell office:value-type="string" calcext:value-type="string">
            <text:p>https://rnca.tamps.cinvestav.mx/verificacion/nra/nombresestablecimientos.php?nra=IMS910803712</text:p>
          </table:table-cell>
          <table:table-cell office:value-type="string" calcext:value-type="string">
            <text:p>IMS910803716</text:p>
          </table:table-cell>
          <table:table-cell office:value-type="string" calcext:value-type="string">
            <text:p>https://rnca.tamps.cinvestav.mx/verificacion/nra/nombresestablecimientos.php?nra=IMS9108037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910803712</text:p>
          </table:table-cell>
          <table:table-cell office:value-type="string" calcext:value-type="string">
            <text:p>https://rnca.tamps.cinvestav.mx/verificacion/nra/nombresestablecimientos.php?nra=IMS910803712</text:p>
          </table:table-cell>
          <table:table-cell office:value-type="string" calcext:value-type="string">
            <text:p>IMS9M0803712</text:p>
          </table:table-cell>
          <table:table-cell office:value-type="string" calcext:value-type="string">
            <text:p>https://rnca.tamps.cinvestav.mx/verificacion/nra/nombresestablecimientos.php?nra=IMS9M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910803713</text:p>
          </table:table-cell>
          <table:table-cell office:value-type="string" calcext:value-type="string">
            <text:p>https://rnca.tamps.cinvestav.mx/verificacion/nra/nombresestablecimientos.php?nra=IMS910803713</text:p>
          </table:table-cell>
          <table:table-cell office:value-type="string" calcext:value-type="string">
            <text:p>IMS910803714</text:p>
          </table:table-cell>
          <table:table-cell office:value-type="string" calcext:value-type="string">
            <text:p>https://rnca.tamps.cinvestav.mx/verificacion/nra/nombresestablecimientos.php?nra=IMS9108037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910803713</text:p>
          </table:table-cell>
          <table:table-cell office:value-type="string" calcext:value-type="string">
            <text:p>https://rnca.tamps.cinvestav.mx/verificacion/nra/nombresestablecimientos.php?nra=IMS910803713</text:p>
          </table:table-cell>
          <table:table-cell office:value-type="string" calcext:value-type="string">
            <text:p>IMS910803715</text:p>
          </table:table-cell>
          <table:table-cell office:value-type="string" calcext:value-type="string">
            <text:p>https://rnca.tamps.cinvestav.mx/verificacion/nra/nombresestablecimientos.php?nra=IMS9108037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910803713</text:p>
          </table:table-cell>
          <table:table-cell office:value-type="string" calcext:value-type="string">
            <text:p>https://rnca.tamps.cinvestav.mx/verificacion/nra/nombresestablecimientos.php?nra=IMS910803713</text:p>
          </table:table-cell>
          <table:table-cell office:value-type="string" calcext:value-type="string">
            <text:p>IMS910803716</text:p>
          </table:table-cell>
          <table:table-cell office:value-type="string" calcext:value-type="string">
            <text:p>https://rnca.tamps.cinvestav.mx/verificacion/nra/nombresestablecimientos.php?nra=IMS9108037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910803713</text:p>
          </table:table-cell>
          <table:table-cell office:value-type="string" calcext:value-type="string">
            <text:p>https://rnca.tamps.cinvestav.mx/verificacion/nra/nombresestablecimientos.php?nra=IMS910803713</text:p>
          </table:table-cell>
          <table:table-cell office:value-type="string" calcext:value-type="string">
            <text:p>IMS9M0803713</text:p>
          </table:table-cell>
          <table:table-cell office:value-type="string" calcext:value-type="string">
            <text:p>https://rnca.tamps.cinvestav.mx/verificacion/nra/nombresestablecimientos.php?nra=IMS9M0803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910803714</text:p>
          </table:table-cell>
          <table:table-cell office:value-type="string" calcext:value-type="string">
            <text:p>https://rnca.tamps.cinvestav.mx/verificacion/nra/nombresestablecimientos.php?nra=IMS910803714</text:p>
          </table:table-cell>
          <table:table-cell office:value-type="string" calcext:value-type="string">
            <text:p>IMS910803715</text:p>
          </table:table-cell>
          <table:table-cell office:value-type="string" calcext:value-type="string">
            <text:p>https://rnca.tamps.cinvestav.mx/verificacion/nra/nombresestablecimientos.php?nra=IMS9108037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910803714</text:p>
          </table:table-cell>
          <table:table-cell office:value-type="string" calcext:value-type="string">
            <text:p>https://rnca.tamps.cinvestav.mx/verificacion/nra/nombresestablecimientos.php?nra=IMS910803714</text:p>
          </table:table-cell>
          <table:table-cell office:value-type="string" calcext:value-type="string">
            <text:p>IMS910803716</text:p>
          </table:table-cell>
          <table:table-cell office:value-type="string" calcext:value-type="string">
            <text:p>https://rnca.tamps.cinvestav.mx/verificacion/nra/nombresestablecimientos.php?nra=IMS9108037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910803715</text:p>
          </table:table-cell>
          <table:table-cell office:value-type="string" calcext:value-type="string">
            <text:p>https://rnca.tamps.cinvestav.mx/verificacion/nra/nombresestablecimientos.php?nra=IMS910803715</text:p>
          </table:table-cell>
          <table:table-cell office:value-type="string" calcext:value-type="string">
            <text:p>IMS910803716</text:p>
          </table:table-cell>
          <table:table-cell office:value-type="string" calcext:value-type="string">
            <text:p>https://rnca.tamps.cinvestav.mx/verificacion/nra/nombresestablecimientos.php?nra=IMS9108037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9M0803711</text:p>
          </table:table-cell>
          <table:table-cell office:value-type="string" calcext:value-type="string">
            <text:p>https://rnca.tamps.cinvestav.mx/verificacion/nra/nombresestablecimientos.php?nra=IMS9M0803711</text:p>
          </table:table-cell>
          <table:table-cell office:value-type="string" calcext:value-type="string">
            <text:p>IMS9M0803712</text:p>
          </table:table-cell>
          <table:table-cell office:value-type="string" calcext:value-type="string">
            <text:p>https://rnca.tamps.cinvestav.mx/verificacion/nra/nombresestablecimientos.php?nra=IMS9M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9M0803711</text:p>
          </table:table-cell>
          <table:table-cell office:value-type="string" calcext:value-type="string">
            <text:p>https://rnca.tamps.cinvestav.mx/verificacion/nra/nombresestablecimientos.php?nra=IMS9M0803711</text:p>
          </table:table-cell>
          <table:table-cell office:value-type="string" calcext:value-type="string">
            <text:p>IMS9M0803713</text:p>
          </table:table-cell>
          <table:table-cell office:value-type="string" calcext:value-type="string">
            <text:p>https://rnca.tamps.cinvestav.mx/verificacion/nra/nombresestablecimientos.php?nra=IMS9M0803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9M0803712</text:p>
          </table:table-cell>
          <table:table-cell office:value-type="string" calcext:value-type="string">
            <text:p>https://rnca.tamps.cinvestav.mx/verificacion/nra/nombresestablecimientos.php?nra=IMS9M0803712</text:p>
          </table:table-cell>
          <table:table-cell office:value-type="string" calcext:value-type="string">
            <text:p>IMS9M0803713</text:p>
          </table:table-cell>
          <table:table-cell office:value-type="string" calcext:value-type="string">
            <text:p>https://rnca.tamps.cinvestav.mx/verificacion/nra/nombresestablecimientos.php?nra=IMS9M0803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HI3105011</text:p>
          </table:table-cell>
          <table:table-cell office:value-type="string" calcext:value-type="string">
            <text:p>https://rnca.tamps.cinvestav.mx/verificacion/nra/nombresestablecimientos.php?nra=IMSHI3105011</text:p>
          </table:table-cell>
          <table:table-cell office:value-type="string" calcext:value-type="string">
            <text:p>IMSHI3105012</text:p>
          </table:table-cell>
          <table:table-cell office:value-type="string" calcext:value-type="string">
            <text:p>https://rnca.tamps.cinvestav.mx/verificacion/nra/nombresestablecimientos.php?nra=IMSHI31050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HM0200111</text:p>
          </table:table-cell>
          <table:table-cell office:value-type="string" calcext:value-type="string">
            <text:p>https://rnca.tamps.cinvestav.mx/verificacion/nra/nombresestablecimientos.php?nra=IMSHM0200111</text:p>
          </table:table-cell>
          <table:table-cell office:value-type="string" calcext:value-type="string">
            <text:p>IMSHM0200211</text:p>
          </table:table-cell>
          <table:table-cell office:value-type="string" calcext:value-type="string">
            <text:p>https://rnca.tamps.cinvestav.mx/verificacion/nra/nombresestablecimientos.php?nra=IMSHM0200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HM0200111</text:p>
          </table:table-cell>
          <table:table-cell office:value-type="string" calcext:value-type="string">
            <text:p>https://rnca.tamps.cinvestav.mx/verificacion/nra/nombresestablecimientos.php?nra=IMSHM0200111</text:p>
          </table:table-cell>
          <table:table-cell office:value-type="string" calcext:value-type="string">
            <text:p>IMSHM0200411</text:p>
          </table:table-cell>
          <table:table-cell office:value-type="string" calcext:value-type="string">
            <text:p>https://rnca.tamps.cinvestav.mx/verificacion/nra/nombresestablecimientos.php?nra=IMSHM0200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HM0200211</text:p>
          </table:table-cell>
          <table:table-cell office:value-type="string" calcext:value-type="string">
            <text:p>https://rnca.tamps.cinvestav.mx/verificacion/nra/nombresestablecimientos.php?nra=IMSHM0200211</text:p>
          </table:table-cell>
          <table:table-cell office:value-type="string" calcext:value-type="string">
            <text:p>IMSHM0200231</text:p>
          </table:table-cell>
          <table:table-cell office:value-type="string" calcext:value-type="string">
            <text:p>https://rnca.tamps.cinvestav.mx/verificacion/nra/nombresestablecimientos.php?nra=IMSHM02002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HM0200211</text:p>
          </table:table-cell>
          <table:table-cell office:value-type="string" calcext:value-type="string">
            <text:p>https://rnca.tamps.cinvestav.mx/verificacion/nra/nombresestablecimientos.php?nra=IMSHM0200211</text:p>
          </table:table-cell>
          <table:table-cell office:value-type="string" calcext:value-type="string">
            <text:p>IMSHM0200411</text:p>
          </table:table-cell>
          <table:table-cell office:value-type="string" calcext:value-type="string">
            <text:p>https://rnca.tamps.cinvestav.mx/verificacion/nra/nombresestablecimientos.php?nra=IMSHM0200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HM0200211</text:p>
          </table:table-cell>
          <table:table-cell office:value-type="string" calcext:value-type="string">
            <text:p>https://rnca.tamps.cinvestav.mx/verificacion/nra/nombresestablecimientos.php?nra=IMSHM0200211</text:p>
          </table:table-cell>
          <table:table-cell office:value-type="string" calcext:value-type="string">
            <text:p>IMSHM0900211</text:p>
          </table:table-cell>
          <table:table-cell office:value-type="string" calcext:value-type="string">
            <text:p>https://rnca.tamps.cinvestav.mx/verificacion/nra/nombresestablecimientos.php?nra=IMSHM0900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HM0200411</text:p>
          </table:table-cell>
          <table:table-cell office:value-type="string" calcext:value-type="string">
            <text:p>https://rnca.tamps.cinvestav.mx/verificacion/nra/nombresestablecimientos.php?nra=IMSHM0200411</text:p>
          </table:table-cell>
          <table:table-cell office:value-type="string" calcext:value-type="string">
            <text:p>IMSHM0200414</text:p>
          </table:table-cell>
          <table:table-cell office:value-type="string" calcext:value-type="string">
            <text:p>https://rnca.tamps.cinvestav.mx/verificacion/nra/nombresestablecimientos.php?nra=IMSHM02004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HM1903914</text:p>
          </table:table-cell>
          <table:table-cell office:value-type="string" calcext:value-type="string">
            <text:p>https://rnca.tamps.cinvestav.mx/verificacion/nra/nombresestablecimientos.php?nra=IMSHM1903914</text:p>
          </table:table-cell>
          <table:table-cell office:value-type="string" calcext:value-type="string">
            <text:p>IMSHM1903915</text:p>
          </table:table-cell>
          <table:table-cell office:value-type="string" calcext:value-type="string">
            <text:p>https://rnca.tamps.cinvestav.mx/verificacion/nra/nombresestablecimientos.php?nra=IMSHM19039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HM2700211</text:p>
          </table:table-cell>
          <table:table-cell office:value-type="string" calcext:value-type="string">
            <text:p>https://rnca.tamps.cinvestav.mx/verificacion/nra/nombresestablecimientos.php?nra=IMSHM2700211</text:p>
          </table:table-cell>
          <table:table-cell office:value-type="string" calcext:value-type="string">
            <text:p>IMSHM2700213</text:p>
          </table:table-cell>
          <table:table-cell office:value-type="string" calcext:value-type="string">
            <text:p>https://rnca.tamps.cinvestav.mx/verificacion/nra/nombresestablecimientos.php?nra=IMSHM2700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HM2700211</text:p>
          </table:table-cell>
          <table:table-cell office:value-type="string" calcext:value-type="string">
            <text:p>https://rnca.tamps.cinvestav.mx/verificacion/nra/nombresestablecimientos.php?nra=IMSHM2700211</text:p>
          </table:table-cell>
          <table:table-cell office:value-type="string" calcext:value-type="string">
            <text:p>IMSHM2700411</text:p>
          </table:table-cell>
          <table:table-cell office:value-type="string" calcext:value-type="string">
            <text:p>https://rnca.tamps.cinvestav.mx/verificacion/nra/nombresestablecimientos.php?nra=IMSHM2700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HM2700211</text:p>
          </table:table-cell>
          <table:table-cell office:value-type="string" calcext:value-type="string">
            <text:p>https://rnca.tamps.cinvestav.mx/verificacion/nra/nombresestablecimientos.php?nra=IMSHM2700211</text:p>
          </table:table-cell>
          <table:table-cell office:value-type="string" calcext:value-type="string">
            <text:p>IMSHM2700421</text:p>
          </table:table-cell>
          <table:table-cell office:value-type="string" calcext:value-type="string">
            <text:p>https://rnca.tamps.cinvestav.mx/verificacion/nra/nombresestablecimientos.php?nra=IMSHM27004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HM2700213</text:p>
          </table:table-cell>
          <table:table-cell office:value-type="string" calcext:value-type="string">
            <text:p>https://rnca.tamps.cinvestav.mx/verificacion/nra/nombresestablecimientos.php?nra=IMSHM2700213</text:p>
          </table:table-cell>
          <table:table-cell office:value-type="string" calcext:value-type="string">
            <text:p>IMSHM2700421</text:p>
          </table:table-cell>
          <table:table-cell office:value-type="string" calcext:value-type="string">
            <text:p>https://rnca.tamps.cinvestav.mx/verificacion/nra/nombresestablecimientos.php?nra=IMSHM27004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HM2700411</text:p>
          </table:table-cell>
          <table:table-cell office:value-type="string" calcext:value-type="string">
            <text:p>https://rnca.tamps.cinvestav.mx/verificacion/nra/nombresestablecimientos.php?nra=IMSHM2700411</text:p>
          </table:table-cell>
          <table:table-cell office:value-type="string" calcext:value-type="string">
            <text:p>IMSHM2700421</text:p>
          </table:table-cell>
          <table:table-cell office:value-type="string" calcext:value-type="string">
            <text:p>https://rnca.tamps.cinvestav.mx/verificacion/nra/nombresestablecimientos.php?nra=IMSHM27004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HM2903311</text:p>
          </table:table-cell>
          <table:table-cell office:value-type="string" calcext:value-type="string">
            <text:p>https://rnca.tamps.cinvestav.mx/verificacion/nra/nombresestablecimientos.php?nra=IMSHM2903311</text:p>
          </table:table-cell>
          <table:table-cell office:value-type="string" calcext:value-type="string">
            <text:p>IMSHM2903312</text:p>
          </table:table-cell>
          <table:table-cell office:value-type="string" calcext:value-type="string">
            <text:p>https://rnca.tamps.cinvestav.mx/verificacion/nra/nombresestablecimientos.php?nra=IMSHM29033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HI0901211</text:p>
          </table:table-cell>
          <table:table-cell office:value-type="string" calcext:value-type="string">
            <text:p>https://rnca.tamps.cinvestav.mx/verificacion/nra/nombresestablecimientos.php?nra=INCHI0901211</text:p>
          </table:table-cell>
          <table:table-cell office:value-type="string" calcext:value-type="string">
            <text:p>INCHI0901221</text:p>
          </table:table-cell>
          <table:table-cell office:value-type="string" calcext:value-type="string">
            <text:p>https://rnca.tamps.cinvestav.mx/verificacion/nra/nombresestablecimientos.php?nra=INCHI0901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HI0901221</text:p>
          </table:table-cell>
          <table:table-cell office:value-type="string" calcext:value-type="string">
            <text:p>https://rnca.tamps.cinvestav.mx/verificacion/nra/nombresestablecimientos.php?nra=INCHI0901221</text:p>
          </table:table-cell>
          <table:table-cell office:value-type="string" calcext:value-type="string">
            <text:p>INCHM0901221</text:p>
          </table:table-cell>
          <table:table-cell office:value-type="string" calcext:value-type="string">
            <text:p>https://rnca.tamps.cinvestav.mx/verificacion/nra/nombresestablecimientos.php?nra=INCHM0901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HM0901221</text:p>
          </table:table-cell>
          <table:table-cell office:value-type="string" calcext:value-type="string">
            <text:p>https://rnca.tamps.cinvestav.mx/verificacion/nra/nombresestablecimientos.php?nra=INCHM0901221</text:p>
          </table:table-cell>
          <table:table-cell office:value-type="string" calcext:value-type="string">
            <text:p>INCHM0901231</text:p>
          </table:table-cell>
          <table:table-cell office:value-type="string" calcext:value-type="string">
            <text:p>https://rnca.tamps.cinvestav.mx/verificacion/nra/nombresestablecimientos.php?nra=INCHM09012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9M0901111</text:p>
          </table:table-cell>
          <table:table-cell office:value-type="string" calcext:value-type="string">
            <text:p>https://rnca.tamps.cinvestav.mx/verificacion/nra/nombresestablecimientos.php?nra=IND9M0901111</text:p>
          </table:table-cell>
          <table:table-cell office:value-type="string" calcext:value-type="string">
            <text:p>IND9M0901112</text:p>
          </table:table-cell>
          <table:table-cell office:value-type="string" calcext:value-type="string">
            <text:p>https://rnca.tamps.cinvestav.mx/verificacion/nra/nombresestablecimientos.php?nra=IND9M09011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5K1403911</text:p>
          </table:table-cell>
          <table:table-cell office:value-type="string" calcext:value-type="string">
            <text:p>https://rnca.tamps.cinvestav.mx/verificacion/nra/nombresestablecimientos.php?nra=INF5K1403911</text:p>
          </table:table-cell>
          <table:table-cell office:value-type="string" calcext:value-type="string">
            <text:p>INF5K1403912</text:p>
          </table:table-cell>
          <table:table-cell office:value-type="string" calcext:value-type="string">
            <text:p>https://rnca.tamps.cinvestav.mx/verificacion/nra/nombresestablecimientos.php?nra=INF5K1403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RHM0901211</text:p>
          </table:table-cell>
          <table:table-cell office:value-type="string" calcext:value-type="string">
            <text:p>https://rnca.tamps.cinvestav.mx/verificacion/nra/nombresestablecimientos.php?nra=INRHM0901211</text:p>
          </table:table-cell>
          <table:table-cell office:value-type="string" calcext:value-type="string">
            <text:p>INRHM0901212</text:p>
          </table:table-cell>
          <table:table-cell office:value-type="string" calcext:value-type="string">
            <text:p>https://rnca.tamps.cinvestav.mx/verificacion/nra/nombresestablecimientos.php?nra=INRHM0901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G562800311</text:p>
          </table:table-cell>
          <table:table-cell office:value-type="string" calcext:value-type="string">
            <text:p>https://rnca.tamps.cinvestav.mx/verificacion/nra/nombresestablecimientos.php?nra=IPG562800311</text:p>
          </table:table-cell>
          <table:table-cell office:value-type="string" calcext:value-type="string">
            <text:p>IPG562800312</text:p>
          </table:table-cell>
          <table:table-cell office:value-type="string" calcext:value-type="string">
            <text:p>https://rnca.tamps.cinvestav.mx/verificacion/nra/nombresestablecimientos.php?nra=IPG5628003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8S0803711</text:p>
          </table:table-cell>
          <table:table-cell office:value-type="string" calcext:value-type="string">
            <text:p>https://rnca.tamps.cinvestav.mx/verificacion/nra/nombresestablecimientos.php?nra=IPM8S0803711</text:p>
          </table:table-cell>
          <table:table-cell office:value-type="string" calcext:value-type="string">
            <text:p>IPM8S0803721</text:p>
          </table:table-cell>
          <table:table-cell office:value-type="string" calcext:value-type="string">
            <text:p>https://rnca.tamps.cinvestav.mx/verificacion/nra/nombresestablecimientos.php?nra=IPM8S08037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BF1503311</text:p>
          </table:table-cell>
          <table:table-cell office:value-type="string" calcext:value-type="string">
            <text:p>https://rnca.tamps.cinvestav.mx/verificacion/nra/nombresestablecimientos.php?nra=IPMBF1503311</text:p>
          </table:table-cell>
          <table:table-cell office:value-type="string" calcext:value-type="string">
            <text:p>IPMMB1503311</text:p>
          </table:table-cell>
          <table:table-cell office:value-type="string" calcext:value-type="string">
            <text:p>https://rnca.tamps.cinvestav.mx/verificacion/nra/nombresestablecimientos.php?nra=IPMMB1503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C5P1502911</text:p>
          </table:table-cell>
          <table:table-cell office:value-type="string" calcext:value-type="string">
            <text:p>https://rnca.tamps.cinvestav.mx/verificacion/nra/nombresestablecimientos.php?nra=IQC5P1502911</text:p>
          </table:table-cell>
          <table:table-cell office:value-type="string" calcext:value-type="string">
            <text:p>IQC5P1502921</text:p>
          </table:table-cell>
          <table:table-cell office:value-type="string" calcext:value-type="string">
            <text:p>https://rnca.tamps.cinvestav.mx/verificacion/nra/nombresestablecimientos.php?nra=IQC5P15029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C5P1502921</text:p>
          </table:table-cell>
          <table:table-cell office:value-type="string" calcext:value-type="string">
            <text:p>https://rnca.tamps.cinvestav.mx/verificacion/nra/nombresestablecimientos.php?nra=IQC5P1502921</text:p>
          </table:table-cell>
          <table:table-cell office:value-type="string" calcext:value-type="string">
            <text:p>IQC5P1502922</text:p>
          </table:table-cell>
          <table:table-cell office:value-type="string" calcext:value-type="string">
            <text:p>https://rnca.tamps.cinvestav.mx/verificacion/nra/nombresestablecimientos.php?nra=IQC5P150292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I5I1903911</text:p>
          </table:table-cell>
          <table:table-cell office:value-type="string" calcext:value-type="string">
            <text:p>https://rnca.tamps.cinvestav.mx/verificacion/nra/nombresestablecimientos.php?nra=IQI5I1903911</text:p>
          </table:table-cell>
          <table:table-cell office:value-type="string" calcext:value-type="string">
            <text:p>IQI5M1903911</text:p>
          </table:table-cell>
          <table:table-cell office:value-type="string" calcext:value-type="string">
            <text:p>https://rnca.tamps.cinvestav.mx/verificacion/nra/nombresestablecimientos.php?nra=IQI5M1903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5I2402811</text:p>
          </table:table-cell>
          <table:table-cell office:value-type="string" calcext:value-type="string">
            <text:p>https://rnca.tamps.cinvestav.mx/verificacion/nra/nombresestablecimientos.php?nra=IQM5I2402811</text:p>
          </table:table-cell>
          <table:table-cell office:value-type="string" calcext:value-type="string">
            <text:p>IQM5I2402821</text:p>
          </table:table-cell>
          <table:table-cell office:value-type="string" calcext:value-type="string">
            <text:p>https://rnca.tamps.cinvestav.mx/verificacion/nra/nombresestablecimientos.php?nra=IQM5I24028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E1610800055</text:p>
          </table:table-cell>
          <table:table-cell office:value-type="string" calcext:value-type="string">
            <text:p>https://rnca.tamps.cinvestav.mx/verificacion/nra/nombresestablecimientos.php?nra=IRE1610800055</text:p>
          </table:table-cell>
          <table:table-cell office:value-type="string" calcext:value-type="string">
            <text:p>IRE1610800056</text:p>
          </table:table-cell>
          <table:table-cell office:value-type="string" calcext:value-type="string">
            <text:p>https://rnca.tamps.cinvestav.mx/verificacion/nra/nombresestablecimientos.php?nra=IRE1610800056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H882802711</text:p>
          </table:table-cell>
          <table:table-cell office:value-type="string" calcext:value-type="string">
            <text:p>https://rnca.tamps.cinvestav.mx/verificacion/nra/nombresestablecimientos.php?nra=IRH882802711</text:p>
          </table:table-cell>
          <table:table-cell office:value-type="string" calcext:value-type="string">
            <text:p>IRH8N2802711</text:p>
          </table:table-cell>
          <table:table-cell office:value-type="string" calcext:value-type="string">
            <text:p>https://rnca.tamps.cinvestav.mx/verificacion/nra/nombresestablecimientos.php?nra=IRH8N2802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H8N2802711</text:p>
          </table:table-cell>
          <table:table-cell office:value-type="string" calcext:value-type="string">
            <text:p>https://rnca.tamps.cinvestav.mx/verificacion/nra/nombresestablecimientos.php?nra=IRH8N2802711</text:p>
          </table:table-cell>
          <table:table-cell office:value-type="string" calcext:value-type="string">
            <text:p>IRH8N2802712</text:p>
          </table:table-cell>
          <table:table-cell office:value-type="string" calcext:value-type="string">
            <text:p>https://rnca.tamps.cinvestav.mx/verificacion/nra/nombresestablecimientos.php?nra=IRH8N2802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H8N2802711</text:p>
          </table:table-cell>
          <table:table-cell office:value-type="string" calcext:value-type="string">
            <text:p>https://rnca.tamps.cinvestav.mx/verificacion/nra/nombresestablecimientos.php?nra=IRH8N2802711</text:p>
          </table:table-cell>
          <table:table-cell office:value-type="string" calcext:value-type="string">
            <text:p>IRH8N2802713</text:p>
          </table:table-cell>
          <table:table-cell office:value-type="string" calcext:value-type="string">
            <text:p>https://rnca.tamps.cinvestav.mx/verificacion/nra/nombresestablecimientos.php?nra=IRH8N2802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H8N2802712</text:p>
          </table:table-cell>
          <table:table-cell office:value-type="string" calcext:value-type="string">
            <text:p>https://rnca.tamps.cinvestav.mx/verificacion/nra/nombresestablecimientos.php?nra=IRH8N2802712</text:p>
          </table:table-cell>
          <table:table-cell office:value-type="string" calcext:value-type="string">
            <text:p>IRH8N2802713</text:p>
          </table:table-cell>
          <table:table-cell office:value-type="string" calcext:value-type="string">
            <text:p>https://rnca.tamps.cinvestav.mx/verificacion/nra/nombresestablecimientos.php?nra=IRH8N2802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YK93106111</text:p>
          </table:table-cell>
          <table:table-cell office:value-type="string" calcext:value-type="string">
            <text:p>https://rnca.tamps.cinvestav.mx/verificacion/nra/nombresestablecimientos.php?nra=ISYK93106111</text:p>
          </table:table-cell>
          <table:table-cell office:value-type="string" calcext:value-type="string">
            <text:p>ISYK93109611</text:p>
          </table:table-cell>
          <table:table-cell office:value-type="string" calcext:value-type="string">
            <text:p>https://rnca.tamps.cinvestav.mx/verificacion/nra/nombresestablecimientos.php?nra=ISYK93109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2G1408311</text:p>
          </table:table-cell>
          <table:table-cell office:value-type="string" calcext:value-type="string">
            <text:p>https://rnca.tamps.cinvestav.mx/verificacion/nra/nombresestablecimientos.php?nra=ITA2G1408311</text:p>
          </table:table-cell>
          <table:table-cell office:value-type="string" calcext:value-type="string">
            <text:p>ITA2G1408511</text:p>
          </table:table-cell>
          <table:table-cell office:value-type="string" calcext:value-type="string">
            <text:p>https://rnca.tamps.cinvestav.mx/verificacion/nra/nombresestablecimientos.php?nra=ITA2G1408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910803711</text:p>
          </table:table-cell>
          <table:table-cell office:value-type="string" calcext:value-type="string">
            <text:p>https://rnca.tamps.cinvestav.mx/verificacion/nra/nombresestablecimientos.php?nra=ITE910803711</text:p>
          </table:table-cell>
          <table:table-cell office:value-type="string" calcext:value-type="string">
            <text:p>ITE910803721</text:p>
          </table:table-cell>
          <table:table-cell office:value-type="string" calcext:value-type="string">
            <text:p>https://rnca.tamps.cinvestav.mx/verificacion/nra/nombresestablecimientos.php?nra=ITE9108037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910803711</text:p>
          </table:table-cell>
          <table:table-cell office:value-type="string" calcext:value-type="string">
            <text:p>https://rnca.tamps.cinvestav.mx/verificacion/nra/nombresestablecimientos.php?nra=ITE910803711</text:p>
          </table:table-cell>
          <table:table-cell office:value-type="string" calcext:value-type="string">
            <text:p>ITE950803711</text:p>
          </table:table-cell>
          <table:table-cell office:value-type="string" calcext:value-type="string">
            <text:p>https://rnca.tamps.cinvestav.mx/verificacion/nra/nombresestablecimientos.php?nra=ITE950803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D1510411</text:p>
          </table:table-cell>
          <table:table-cell office:value-type="string" calcext:value-type="string">
            <text:p>https://rnca.tamps.cinvestav.mx/verificacion/nra/nombresestablecimientos.php?nra=ITEMD1510411</text:p>
          </table:table-cell>
          <table:table-cell office:value-type="string" calcext:value-type="string">
            <text:p>ITEMD1510421</text:p>
          </table:table-cell>
          <table:table-cell office:value-type="string" calcext:value-type="string">
            <text:p>https://rnca.tamps.cinvestav.mx/verificacion/nra/nombresestablecimientos.php?nra=ITEMD15104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M910200212</text:p>
          </table:table-cell>
          <table:table-cell office:value-type="string" calcext:value-type="string">
            <text:p>https://rnca.tamps.cinvestav.mx/verificacion/nra/nombresestablecimientos.php?nra=IVM910200212</text:p>
          </table:table-cell>
          <table:table-cell office:value-type="string" calcext:value-type="string">
            <text:p>IVM910200213</text:p>
          </table:table-cell>
          <table:table-cell office:value-type="string" calcext:value-type="string">
            <text:p>https://rnca.tamps.cinvestav.mx/verificacion/nra/nombresestablecimientos.php?nra=IVM910200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M910200212</text:p>
          </table:table-cell>
          <table:table-cell office:value-type="string" calcext:value-type="string">
            <text:p>https://rnca.tamps.cinvestav.mx/verificacion/nra/nombresestablecimientos.php?nra=IVM910200212</text:p>
          </table:table-cell>
          <table:table-cell office:value-type="string" calcext:value-type="string">
            <text:p>IVM910200221</text:p>
          </table:table-cell>
          <table:table-cell office:value-type="string" calcext:value-type="string">
            <text:p>https://rnca.tamps.cinvestav.mx/verificacion/nra/nombresestablecimientos.php?nra=IVM910200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M910200212</text:p>
          </table:table-cell>
          <table:table-cell office:value-type="string" calcext:value-type="string">
            <text:p>https://rnca.tamps.cinvestav.mx/verificacion/nra/nombresestablecimientos.php?nra=IVM910200212</text:p>
          </table:table-cell>
          <table:table-cell office:value-type="string" calcext:value-type="string">
            <text:p>IVM910200223</text:p>
          </table:table-cell>
          <table:table-cell office:value-type="string" calcext:value-type="string">
            <text:p>https://rnca.tamps.cinvestav.mx/verificacion/nra/nombresestablecimientos.php?nra=IVM91020022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M910200213</text:p>
          </table:table-cell>
          <table:table-cell office:value-type="string" calcext:value-type="string">
            <text:p>https://rnca.tamps.cinvestav.mx/verificacion/nra/nombresestablecimientos.php?nra=IVM910200213</text:p>
          </table:table-cell>
          <table:table-cell office:value-type="string" calcext:value-type="string">
            <text:p>IVM910200221</text:p>
          </table:table-cell>
          <table:table-cell office:value-type="string" calcext:value-type="string">
            <text:p>https://rnca.tamps.cinvestav.mx/verificacion/nra/nombresestablecimientos.php?nra=IVM910200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M910200213</text:p>
          </table:table-cell>
          <table:table-cell office:value-type="string" calcext:value-type="string">
            <text:p>https://rnca.tamps.cinvestav.mx/verificacion/nra/nombresestablecimientos.php?nra=IVM910200213</text:p>
          </table:table-cell>
          <table:table-cell office:value-type="string" calcext:value-type="string">
            <text:p>IVM910200223</text:p>
          </table:table-cell>
          <table:table-cell office:value-type="string" calcext:value-type="string">
            <text:p>https://rnca.tamps.cinvestav.mx/verificacion/nra/nombresestablecimientos.php?nra=IVM91020022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M910200221</text:p>
          </table:table-cell>
          <table:table-cell office:value-type="string" calcext:value-type="string">
            <text:p>https://rnca.tamps.cinvestav.mx/verificacion/nra/nombresestablecimientos.php?nra=IVM910200221</text:p>
          </table:table-cell>
          <table:table-cell office:value-type="string" calcext:value-type="string">
            <text:p>IVM910200223</text:p>
          </table:table-cell>
          <table:table-cell office:value-type="string" calcext:value-type="string">
            <text:p>https://rnca.tamps.cinvestav.mx/verificacion/nra/nombresestablecimientos.php?nra=IVM91020022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1901200023</text:p>
          </table:table-cell>
          <table:table-cell office:value-type="string" calcext:value-type="string">
            <text:p>https://rnca.tamps.cinvestav.mx/verificacion/nra/nombresestablecimientos.php?nra=JCA1901200023</text:p>
          </table:table-cell>
          <table:table-cell office:value-type="string" calcext:value-type="string">
            <text:p>JCA1901200034</text:p>
          </table:table-cell>
          <table:table-cell office:value-type="string" calcext:value-type="string">
            <text:p>https://rnca.tamps.cinvestav.mx/verificacion/nra/nombresestablecimientos.php?nra=JCA1901200034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1901200034</text:p>
          </table:table-cell>
          <table:table-cell office:value-type="string" calcext:value-type="string">
            <text:p>https://rnca.tamps.cinvestav.mx/verificacion/nra/nombresestablecimientos.php?nra=JCA1901200034</text:p>
          </table:table-cell>
          <table:table-cell office:value-type="string" calcext:value-type="string">
            <text:p>JCA1901200040</text:p>
          </table:table-cell>
          <table:table-cell office:value-type="string" calcext:value-type="string">
            <text:p>https://rnca.tamps.cinvestav.mx/verificacion/nra/nombresestablecimientos.php?nra=JCA1901200040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1901200040</text:p>
          </table:table-cell>
          <table:table-cell office:value-type="string" calcext:value-type="string">
            <text:p>https://rnca.tamps.cinvestav.mx/verificacion/nra/nombresestablecimientos.php?nra=JCA1901200040</text:p>
          </table:table-cell>
          <table:table-cell office:value-type="string" calcext:value-type="string">
            <text:p>JCA1901200050</text:p>
          </table:table-cell>
          <table:table-cell office:value-type="string" calcext:value-type="string">
            <text:p>https://rnca.tamps.cinvestav.mx/verificacion/nra/nombresestablecimientos.php?nra=JCA1901200050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MV0803711</text:p>
          </table:table-cell>
          <table:table-cell office:value-type="string" calcext:value-type="string">
            <text:p>https://rnca.tamps.cinvestav.mx/verificacion/nra/nombresestablecimientos.php?nra=JCAMV0803711</text:p>
          </table:table-cell>
          <table:table-cell office:value-type="string" calcext:value-type="string">
            <text:p>JCAMV0803712</text:p>
          </table:table-cell>
          <table:table-cell office:value-type="string" calcext:value-type="string">
            <text:p>https://rnca.tamps.cinvestav.mx/verificacion/nra/nombresestablecimientos.php?nra=JCAMV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MV0803711</text:p>
          </table:table-cell>
          <table:table-cell office:value-type="string" calcext:value-type="string">
            <text:p>https://rnca.tamps.cinvestav.mx/verificacion/nra/nombresestablecimientos.php?nra=JCAMV0803711</text:p>
          </table:table-cell>
          <table:table-cell office:value-type="string" calcext:value-type="string">
            <text:p>JCAMV0803713</text:p>
          </table:table-cell>
          <table:table-cell office:value-type="string" calcext:value-type="string">
            <text:p>https://rnca.tamps.cinvestav.mx/verificacion/nra/nombresestablecimientos.php?nra=JCAMV0803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MV0803711</text:p>
          </table:table-cell>
          <table:table-cell office:value-type="string" calcext:value-type="string">
            <text:p>https://rnca.tamps.cinvestav.mx/verificacion/nra/nombresestablecimientos.php?nra=JCAMV0803711</text:p>
          </table:table-cell>
          <table:table-cell office:value-type="string" calcext:value-type="string">
            <text:p>JCAMV0803714</text:p>
          </table:table-cell>
          <table:table-cell office:value-type="string" calcext:value-type="string">
            <text:p>https://rnca.tamps.cinvestav.mx/verificacion/nra/nombresestablecimientos.php?nra=JCAMV08037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MV0803712</text:p>
          </table:table-cell>
          <table:table-cell office:value-type="string" calcext:value-type="string">
            <text:p>https://rnca.tamps.cinvestav.mx/verificacion/nra/nombresestablecimientos.php?nra=JCAMV0803712</text:p>
          </table:table-cell>
          <table:table-cell office:value-type="string" calcext:value-type="string">
            <text:p>JCAMV0803713</text:p>
          </table:table-cell>
          <table:table-cell office:value-type="string" calcext:value-type="string">
            <text:p>https://rnca.tamps.cinvestav.mx/verificacion/nra/nombresestablecimientos.php?nra=JCAMV0803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MV0803712</text:p>
          </table:table-cell>
          <table:table-cell office:value-type="string" calcext:value-type="string">
            <text:p>https://rnca.tamps.cinvestav.mx/verificacion/nra/nombresestablecimientos.php?nra=JCAMV0803712</text:p>
          </table:table-cell>
          <table:table-cell office:value-type="string" calcext:value-type="string">
            <text:p>JCAMV0803714</text:p>
          </table:table-cell>
          <table:table-cell office:value-type="string" calcext:value-type="string">
            <text:p>https://rnca.tamps.cinvestav.mx/verificacion/nra/nombresestablecimientos.php?nra=JCAMV08037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MV0803713</text:p>
          </table:table-cell>
          <table:table-cell office:value-type="string" calcext:value-type="string">
            <text:p>https://rnca.tamps.cinvestav.mx/verificacion/nra/nombresestablecimientos.php?nra=JCAMV0803713</text:p>
          </table:table-cell>
          <table:table-cell office:value-type="string" calcext:value-type="string">
            <text:p>JCAMV0803714</text:p>
          </table:table-cell>
          <table:table-cell office:value-type="string" calcext:value-type="string">
            <text:p>https://rnca.tamps.cinvestav.mx/verificacion/nra/nombresestablecimientos.php?nra=JCAMV08037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B2803200032</text:p>
          </table:table-cell>
          <table:table-cell office:value-type="string" calcext:value-type="string">
            <text:p>https://rnca.tamps.cinvestav.mx/verificacion/nra/nombresestablecimientos.php?nra=JCB2803200032</text:p>
          </table:table-cell>
          <table:table-cell office:value-type="string" calcext:value-type="string">
            <text:p>JCB2803200033</text:p>
          </table:table-cell>
          <table:table-cell office:value-type="string" calcext:value-type="string">
            <text:p>https://rnca.tamps.cinvestav.mx/verificacion/nra/nombresestablecimientos.php?nra=JCB2803200033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B2803200263</text:p>
          </table:table-cell>
          <table:table-cell office:value-type="string" calcext:value-type="string">
            <text:p>https://rnca.tamps.cinvestav.mx/verificacion/nra/nombresestablecimientos.php?nra=JCB2803200263</text:p>
          </table:table-cell>
          <table:table-cell office:value-type="string" calcext:value-type="string">
            <text:p>JCB2803200264</text:p>
          </table:table-cell>
          <table:table-cell office:value-type="string" calcext:value-type="string">
            <text:p>https://rnca.tamps.cinvestav.mx/verificacion/nra/nombresestablecimientos.php?nra=JCB2803200264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M911412012</text:p>
          </table:table-cell>
          <table:table-cell office:value-type="string" calcext:value-type="string">
            <text:p>https://rnca.tamps.cinvestav.mx/verificacion/nra/nombresestablecimientos.php?nra=JCM911412012</text:p>
          </table:table-cell>
          <table:table-cell office:value-type="string" calcext:value-type="string">
            <text:p>JCM911412013</text:p>
          </table:table-cell>
          <table:table-cell office:value-type="string" calcext:value-type="string">
            <text:p>https://rnca.tamps.cinvestav.mx/verificacion/nra/nombresestablecimientos.php?nra=JCM9114120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G8A1403911</text:p>
          </table:table-cell>
          <table:table-cell office:value-type="string" calcext:value-type="string">
            <text:p>https://rnca.tamps.cinvestav.mx/verificacion/nra/nombresestablecimientos.php?nra=JIG8A1403911</text:p>
          </table:table-cell>
          <table:table-cell office:value-type="string" calcext:value-type="string">
            <text:p>JIGEA1403911</text:p>
          </table:table-cell>
          <table:table-cell office:value-type="string" calcext:value-type="string">
            <text:p>https://rnca.tamps.cinvestav.mx/verificacion/nra/nombresestablecimientos.php?nra=JIGEA1403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N910803711</text:p>
          </table:table-cell>
          <table:table-cell office:value-type="string" calcext:value-type="string">
            <text:p>https://rnca.tamps.cinvestav.mx/verificacion/nra/nombresestablecimientos.php?nra=JIN910803711</text:p>
          </table:table-cell>
          <table:table-cell office:value-type="string" calcext:value-type="string">
            <text:p>JIN9D0803711</text:p>
          </table:table-cell>
          <table:table-cell office:value-type="string" calcext:value-type="string">
            <text:p>https://rnca.tamps.cinvestav.mx/verificacion/nra/nombresestablecimientos.php?nra=JIN9D0803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A2501201082</text:p>
          </table:table-cell>
          <table:table-cell office:value-type="string" calcext:value-type="string">
            <text:p>https://rnca.tamps.cinvestav.mx/verificacion/nra/nombresestablecimientos.php?nra=JMA2501201082</text:p>
          </table:table-cell>
          <table:table-cell office:value-type="string" calcext:value-type="string">
            <text:p>JMA2501201087</text:p>
          </table:table-cell>
          <table:table-cell office:value-type="string" calcext:value-type="string">
            <text:p>https://rnca.tamps.cinvestav.mx/verificacion/nra/nombresestablecimientos.php?nra=JMA2501201087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A2501201082</text:p>
          </table:table-cell>
          <table:table-cell office:value-type="string" calcext:value-type="string">
            <text:p>https://rnca.tamps.cinvestav.mx/verificacion/nra/nombresestablecimientos.php?nra=JMA2501201082</text:p>
          </table:table-cell>
          <table:table-cell office:value-type="string" calcext:value-type="string">
            <text:p>JMA2501201088</text:p>
          </table:table-cell>
          <table:table-cell office:value-type="string" calcext:value-type="string">
            <text:p>https://rnca.tamps.cinvestav.mx/verificacion/nra/nombresestablecimientos.php?nra=JMA2501201088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A2501201087</text:p>
          </table:table-cell>
          <table:table-cell office:value-type="string" calcext:value-type="string">
            <text:p>https://rnca.tamps.cinvestav.mx/verificacion/nra/nombresestablecimientos.php?nra=JMA2501201087</text:p>
          </table:table-cell>
          <table:table-cell office:value-type="string" calcext:value-type="string">
            <text:p>JMA2501201088</text:p>
          </table:table-cell>
          <table:table-cell office:value-type="string" calcext:value-type="string">
            <text:p>https://rnca.tamps.cinvestav.mx/verificacion/nra/nombresestablecimientos.php?nra=JMA2501201088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E642107411</text:p>
          </table:table-cell>
          <table:table-cell office:value-type="string" calcext:value-type="string">
            <text:p>https://rnca.tamps.cinvestav.mx/verificacion/nra/nombresestablecimientos.php?nra=JME642107411</text:p>
          </table:table-cell>
          <table:table-cell office:value-type="string" calcext:value-type="string">
            <text:p>JME642107421</text:p>
          </table:table-cell>
          <table:table-cell office:value-type="string" calcext:value-type="string">
            <text:p>https://rnca.tamps.cinvestav.mx/verificacion/nra/nombresestablecimientos.php?nra=JME6421074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E9M0803711</text:p>
          </table:table-cell>
          <table:table-cell office:value-type="string" calcext:value-type="string">
            <text:p>https://rnca.tamps.cinvestav.mx/verificacion/nra/nombresestablecimientos.php?nra=JME9M0803711</text:p>
          </table:table-cell>
          <table:table-cell office:value-type="string" calcext:value-type="string">
            <text:p>JME9M0803712</text:p>
          </table:table-cell>
          <table:table-cell office:value-type="string" calcext:value-type="string">
            <text:p>https://rnca.tamps.cinvestav.mx/verificacion/nra/nombresestablecimientos.php?nra=JME9M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R8A0100111</text:p>
          </table:table-cell>
          <table:table-cell office:value-type="string" calcext:value-type="string">
            <text:p>https://rnca.tamps.cinvestav.mx/verificacion/nra/nombresestablecimientos.php?nra=JMR8A0100111</text:p>
          </table:table-cell>
          <table:table-cell office:value-type="string" calcext:value-type="string">
            <text:p>JMR8A0100511</text:p>
          </table:table-cell>
          <table:table-cell office:value-type="string" calcext:value-type="string">
            <text:p>https://rnca.tamps.cinvestav.mx/verificacion/nra/nombresestablecimientos.php?nra=JMR8A0100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2M1503311</text:p>
          </table:table-cell>
          <table:table-cell office:value-type="string" calcext:value-type="string">
            <text:p>https://rnca.tamps.cinvestav.mx/verificacion/nra/nombresestablecimientos.php?nra=JUG2M1503311</text:p>
          </table:table-cell>
          <table:table-cell office:value-type="string" calcext:value-type="string">
            <text:p>JUG2M1503312</text:p>
          </table:table-cell>
          <table:table-cell office:value-type="string" calcext:value-type="string">
            <text:p>https://rnca.tamps.cinvestav.mx/verificacion/nra/nombresestablecimientos.php?nra=JUG2M15033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562201611</text:p>
          </table:table-cell>
          <table:table-cell office:value-type="string" calcext:value-type="string">
            <text:p>https://rnca.tamps.cinvestav.mx/verificacion/nra/nombresestablecimientos.php?nra=KCM562201611</text:p>
          </table:table-cell>
          <table:table-cell office:value-type="string" calcext:value-type="string">
            <text:p>KCM562201621</text:p>
          </table:table-cell>
          <table:table-cell office:value-type="string" calcext:value-type="string">
            <text:p>https://rnca.tamps.cinvestav.mx/verificacion/nra/nombresestablecimientos.php?nra=KCM5622016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MBB1409811</text:p>
          </table:table-cell>
          <table:table-cell office:value-type="string" calcext:value-type="string">
            <text:p>https://rnca.tamps.cinvestav.mx/verificacion/nra/nombresestablecimientos.php?nra=KEMBB1409811</text:p>
          </table:table-cell>
          <table:table-cell office:value-type="string" calcext:value-type="string">
            <text:p>KEMQB1409811</text:p>
          </table:table-cell>
          <table:table-cell office:value-type="string" calcext:value-type="string">
            <text:p>https://rnca.tamps.cinvestav.mx/verificacion/nra/nombresestablecimientos.php?nra=KEMQB1409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FI5S2800311</text:p>
          </table:table-cell>
          <table:table-cell office:value-type="string" calcext:value-type="string">
            <text:p>https://rnca.tamps.cinvestav.mx/verificacion/nra/nombresestablecimientos.php?nra=KFI5S2800311</text:p>
          </table:table-cell>
          <table:table-cell office:value-type="string" calcext:value-type="string">
            <text:p>KFIS52800311</text:p>
          </table:table-cell>
          <table:table-cell office:value-type="string" calcext:value-type="string">
            <text:p>https://rnca.tamps.cinvestav.mx/verificacion/nra/nombresestablecimientos.php?nra=KFIS52800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E910200411</text:p>
          </table:table-cell>
          <table:table-cell office:value-type="string" calcext:value-type="string">
            <text:p>https://rnca.tamps.cinvestav.mx/verificacion/nra/nombresestablecimientos.php?nra=KME910200411</text:p>
          </table:table-cell>
          <table:table-cell office:value-type="string" calcext:value-type="string">
            <text:p>KME950200411</text:p>
          </table:table-cell>
          <table:table-cell office:value-type="string" calcext:value-type="string">
            <text:p>https://rnca.tamps.cinvestav.mx/verificacion/nra/nombresestablecimientos.php?nra=KME950200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E970200211</text:p>
          </table:table-cell>
          <table:table-cell office:value-type="string" calcext:value-type="string">
            <text:p>https://rnca.tamps.cinvestav.mx/verificacion/nra/nombresestablecimientos.php?nra=KME970200211</text:p>
          </table:table-cell>
          <table:table-cell office:value-type="string" calcext:value-type="string">
            <text:p>KME9G0200211</text:p>
          </table:table-cell>
          <table:table-cell office:value-type="string" calcext:value-type="string">
            <text:p>https://rnca.tamps.cinvestav.mx/verificacion/nra/nombresestablecimientos.php?nra=KME9G0200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J910803713</text:p>
          </table:table-cell>
          <table:table-cell office:value-type="string" calcext:value-type="string">
            <text:p>https://rnca.tamps.cinvestav.mx/verificacion/nra/nombresestablecimientos.php?nra=KTJ910803713</text:p>
          </table:table-cell>
          <table:table-cell office:value-type="string" calcext:value-type="string">
            <text:p>KTJ910803714</text:p>
          </table:table-cell>
          <table:table-cell office:value-type="string" calcext:value-type="string">
            <text:p>https://rnca.tamps.cinvestav.mx/verificacion/nra/nombresestablecimientos.php?nra=KTJ9108037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J910803713</text:p>
          </table:table-cell>
          <table:table-cell office:value-type="string" calcext:value-type="string">
            <text:p>https://rnca.tamps.cinvestav.mx/verificacion/nra/nombresestablecimientos.php?nra=KTJ910803713</text:p>
          </table:table-cell>
          <table:table-cell office:value-type="string" calcext:value-type="string">
            <text:p>KTJ910803715</text:p>
          </table:table-cell>
          <table:table-cell office:value-type="string" calcext:value-type="string">
            <text:p>https://rnca.tamps.cinvestav.mx/verificacion/nra/nombresestablecimientos.php?nra=KTJ9108037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J910803714</text:p>
          </table:table-cell>
          <table:table-cell office:value-type="string" calcext:value-type="string">
            <text:p>https://rnca.tamps.cinvestav.mx/verificacion/nra/nombresestablecimientos.php?nra=KTJ910803714</text:p>
          </table:table-cell>
          <table:table-cell office:value-type="string" calcext:value-type="string">
            <text:p>KTJ910803715</text:p>
          </table:table-cell>
          <table:table-cell office:value-type="string" calcext:value-type="string">
            <text:p>https://rnca.tamps.cinvestav.mx/verificacion/nra/nombresestablecimientos.php?nra=KTJ9108037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5P2903111</text:p>
          </table:table-cell>
          <table:table-cell office:value-type="string" calcext:value-type="string">
            <text:p>https://rnca.tamps.cinvestav.mx/verificacion/nra/nombresestablecimientos.php?nra=LAG5P2903111</text:p>
          </table:table-cell>
          <table:table-cell office:value-type="string" calcext:value-type="string">
            <text:p>LAGRP2903111</text:p>
          </table:table-cell>
          <table:table-cell office:value-type="string" calcext:value-type="string">
            <text:p>https://rnca.tamps.cinvestav.mx/verificacion/nra/nombresestablecimientos.php?nra=LAGRP29031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BE5T0900711</text:p>
          </table:table-cell>
          <table:table-cell office:value-type="string" calcext:value-type="string">
            <text:p>https://rnca.tamps.cinvestav.mx/verificacion/nra/nombresestablecimientos.php?nra=LBE5T0900711</text:p>
          </table:table-cell>
          <table:table-cell office:value-type="string" calcext:value-type="string">
            <text:p>LBE5T0900712</text:p>
          </table:table-cell>
          <table:table-cell office:value-type="string" calcext:value-type="string">
            <text:p>https://rnca.tamps.cinvestav.mx/verificacion/nra/nombresestablecimientos.php?nra=LBE5T0900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BR5T0901411</text:p>
          </table:table-cell>
          <table:table-cell office:value-type="string" calcext:value-type="string">
            <text:p>https://rnca.tamps.cinvestav.mx/verificacion/nra/nombresestablecimientos.php?nra=LBR5T0901411</text:p>
          </table:table-cell>
          <table:table-cell office:value-type="string" calcext:value-type="string">
            <text:p>LBR5T0901611</text:p>
          </table:table-cell>
          <table:table-cell office:value-type="string" calcext:value-type="string">
            <text:p>https://rnca.tamps.cinvestav.mx/verificacion/nra/nombresestablecimientos.php?nra=LBR5T0901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BR5T0901611</text:p>
          </table:table-cell>
          <table:table-cell office:value-type="string" calcext:value-type="string">
            <text:p>https://rnca.tamps.cinvestav.mx/verificacion/nra/nombresestablecimientos.php?nra=LBR5T0901611</text:p>
          </table:table-cell>
          <table:table-cell office:value-type="string" calcext:value-type="string">
            <text:p>LBR5T0901612</text:p>
          </table:table-cell>
          <table:table-cell office:value-type="string" calcext:value-type="string">
            <text:p>https://rnca.tamps.cinvestav.mx/verificacion/nra/nombresestablecimientos.php?nra=LBR5T0901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BR5T0901611</text:p>
          </table:table-cell>
          <table:table-cell office:value-type="string" calcext:value-type="string">
            <text:p>https://rnca.tamps.cinvestav.mx/verificacion/nra/nombresestablecimientos.php?nra=LBR5T0901611</text:p>
          </table:table-cell>
          <table:table-cell office:value-type="string" calcext:value-type="string">
            <text:p>LBR5T0901613</text:p>
          </table:table-cell>
          <table:table-cell office:value-type="string" calcext:value-type="string">
            <text:p>https://rnca.tamps.cinvestav.mx/verificacion/nra/nombresestablecimientos.php?nra=LBR5T09016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BR5T0901612</text:p>
          </table:table-cell>
          <table:table-cell office:value-type="string" calcext:value-type="string">
            <text:p>https://rnca.tamps.cinvestav.mx/verificacion/nra/nombresestablecimientos.php?nra=LBR5T0901612</text:p>
          </table:table-cell>
          <table:table-cell office:value-type="string" calcext:value-type="string">
            <text:p>LBR5T0901613</text:p>
          </table:table-cell>
          <table:table-cell office:value-type="string" calcext:value-type="string">
            <text:p>https://rnca.tamps.cinvestav.mx/verificacion/nra/nombresestablecimientos.php?nra=LBR5T09016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E731301311</text:p>
          </table:table-cell>
          <table:table-cell office:value-type="string" calcext:value-type="string">
            <text:p>https://rnca.tamps.cinvestav.mx/verificacion/nra/nombresestablecimientos.php?nra=LCE731301311</text:p>
          </table:table-cell>
          <table:table-cell office:value-type="string" calcext:value-type="string">
            <text:p>LCE731301312</text:p>
          </table:table-cell>
          <table:table-cell office:value-type="string" calcext:value-type="string">
            <text:p>https://rnca.tamps.cinvestav.mx/verificacion/nra/nombresestablecimientos.php?nra=LCE7313013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J9S0801911</text:p>
          </table:table-cell>
          <table:table-cell office:value-type="string" calcext:value-type="string">
            <text:p>https://rnca.tamps.cinvestav.mx/verificacion/nra/nombresestablecimientos.php?nra=LCJ9S0801911</text:p>
          </table:table-cell>
          <table:table-cell office:value-type="string" calcext:value-type="string">
            <text:p>LCJ9S0801912</text:p>
          </table:table-cell>
          <table:table-cell office:value-type="string" calcext:value-type="string">
            <text:p>https://rnca.tamps.cinvestav.mx/verificacion/nra/nombresestablecimientos.php?nra=LCJ9S0801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M9M2603011</text:p>
          </table:table-cell>
          <table:table-cell office:value-type="string" calcext:value-type="string">
            <text:p>https://rnca.tamps.cinvestav.mx/verificacion/nra/nombresestablecimientos.php?nra=LCM9M2603011</text:p>
          </table:table-cell>
          <table:table-cell office:value-type="string" calcext:value-type="string">
            <text:p>LCM9M2603012</text:p>
          </table:table-cell>
          <table:table-cell office:value-type="string" calcext:value-type="string">
            <text:p>https://rnca.tamps.cinvestav.mx/verificacion/nra/nombresestablecimientos.php?nra=LCM9M26030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S9K2802711</text:p>
          </table:table-cell>
          <table:table-cell office:value-type="string" calcext:value-type="string">
            <text:p>https://rnca.tamps.cinvestav.mx/verificacion/nra/nombresestablecimientos.php?nra=LDS9K2802711</text:p>
          </table:table-cell>
          <table:table-cell office:value-type="string" calcext:value-type="string">
            <text:p>LDS9K2802712</text:p>
          </table:table-cell>
          <table:table-cell office:value-type="string" calcext:value-type="string">
            <text:p>https://rnca.tamps.cinvestav.mx/verificacion/nra/nombresestablecimientos.php?nra=LDS9K2802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8N1100711</text:p>
          </table:table-cell>
          <table:table-cell office:value-type="string" calcext:value-type="string">
            <text:p>https://rnca.tamps.cinvestav.mx/verificacion/nra/nombresestablecimientos.php?nra=LEI8N1100711</text:p>
          </table:table-cell>
          <table:table-cell office:value-type="string" calcext:value-type="string">
            <text:p>LEI8N1100712</text:p>
          </table:table-cell>
          <table:table-cell office:value-type="string" calcext:value-type="string">
            <text:p>https://rnca.tamps.cinvestav.mx/verificacion/nra/nombresestablecimientos.php?nra=LEI8N1100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R280000003</text:p>
          </table:table-cell>
          <table:table-cell office:value-type="string" calcext:value-type="string">
            <text:p>https://rnca.tamps.cinvestav.mx/verificacion/nra/nombresestablecimientos.php?nra=LER280000003</text:p>
          </table:table-cell>
          <table:table-cell office:value-type="string" calcext:value-type="string">
            <text:p>LER280000004</text:p>
          </table:table-cell>
          <table:table-cell office:value-type="string" calcext:value-type="string">
            <text:p>https://rnca.tamps.cinvestav.mx/verificacion/nra/nombresestablecimientos.php?nra=LER28000000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R912803212</text:p>
          </table:table-cell>
          <table:table-cell office:value-type="string" calcext:value-type="string">
            <text:p>https://rnca.tamps.cinvestav.mx/verificacion/nra/nombresestablecimientos.php?nra=LER912803212</text:p>
          </table:table-cell>
          <table:table-cell office:value-type="string" calcext:value-type="string">
            <text:p>LER912803213</text:p>
          </table:table-cell>
          <table:table-cell office:value-type="string" calcext:value-type="string">
            <text:p>https://rnca.tamps.cinvestav.mx/verificacion/nra/nombresestablecimientos.php?nra=LER912803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REA2803211</text:p>
          </table:table-cell>
          <table:table-cell office:value-type="string" calcext:value-type="string">
            <text:p>https://rnca.tamps.cinvestav.mx/verificacion/nra/nombresestablecimientos.php?nra=LEREA2803211</text:p>
          </table:table-cell>
          <table:table-cell office:value-type="string" calcext:value-type="string">
            <text:p>LEREA2803221</text:p>
          </table:table-cell>
          <table:table-cell office:value-type="string" calcext:value-type="string">
            <text:p>https://rnca.tamps.cinvestav.mx/verificacion/nra/nombresestablecimientos.php?nra=LEREA2803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8V0803711</text:p>
          </table:table-cell>
          <table:table-cell office:value-type="string" calcext:value-type="string">
            <text:p>https://rnca.tamps.cinvestav.mx/verificacion/nra/nombresestablecimientos.php?nra=LES8V0803711</text:p>
          </table:table-cell>
          <table:table-cell office:value-type="string" calcext:value-type="string">
            <text:p>LES8V0803716</text:p>
          </table:table-cell>
          <table:table-cell office:value-type="string" calcext:value-type="string">
            <text:p>https://rnca.tamps.cinvestav.mx/verificacion/nra/nombresestablecimientos.php?nra=LES8V08037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8V0803711</text:p>
          </table:table-cell>
          <table:table-cell office:value-type="string" calcext:value-type="string">
            <text:p>https://rnca.tamps.cinvestav.mx/verificacion/nra/nombresestablecimientos.php?nra=LES8V0803711</text:p>
          </table:table-cell>
          <table:table-cell office:value-type="string" calcext:value-type="string">
            <text:p>LES8V0803717</text:p>
          </table:table-cell>
          <table:table-cell office:value-type="string" calcext:value-type="string">
            <text:p>https://rnca.tamps.cinvestav.mx/verificacion/nra/nombresestablecimientos.php?nra=LES8V08037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8V0803711</text:p>
          </table:table-cell>
          <table:table-cell office:value-type="string" calcext:value-type="string">
            <text:p>https://rnca.tamps.cinvestav.mx/verificacion/nra/nombresestablecimientos.php?nra=LES8V0803711</text:p>
          </table:table-cell>
          <table:table-cell office:value-type="string" calcext:value-type="string">
            <text:p>LES8V0803718</text:p>
          </table:table-cell>
          <table:table-cell office:value-type="string" calcext:value-type="string">
            <text:p>https://rnca.tamps.cinvestav.mx/verificacion/nra/nombresestablecimientos.php?nra=LES8V08037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8V0803716</text:p>
          </table:table-cell>
          <table:table-cell office:value-type="string" calcext:value-type="string">
            <text:p>https://rnca.tamps.cinvestav.mx/verificacion/nra/nombresestablecimientos.php?nra=LES8V0803716</text:p>
          </table:table-cell>
          <table:table-cell office:value-type="string" calcext:value-type="string">
            <text:p>LES8V0803717</text:p>
          </table:table-cell>
          <table:table-cell office:value-type="string" calcext:value-type="string">
            <text:p>https://rnca.tamps.cinvestav.mx/verificacion/nra/nombresestablecimientos.php?nra=LES8V08037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8V0803716</text:p>
          </table:table-cell>
          <table:table-cell office:value-type="string" calcext:value-type="string">
            <text:p>https://rnca.tamps.cinvestav.mx/verificacion/nra/nombresestablecimientos.php?nra=LES8V0803716</text:p>
          </table:table-cell>
          <table:table-cell office:value-type="string" calcext:value-type="string">
            <text:p>LES8V0803718</text:p>
          </table:table-cell>
          <table:table-cell office:value-type="string" calcext:value-type="string">
            <text:p>https://rnca.tamps.cinvestav.mx/verificacion/nra/nombresestablecimientos.php?nra=LES8V08037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8V0803717</text:p>
          </table:table-cell>
          <table:table-cell office:value-type="string" calcext:value-type="string">
            <text:p>https://rnca.tamps.cinvestav.mx/verificacion/nra/nombresestablecimientos.php?nra=LES8V0803717</text:p>
          </table:table-cell>
          <table:table-cell office:value-type="string" calcext:value-type="string">
            <text:p>LES8V0803718</text:p>
          </table:table-cell>
          <table:table-cell office:value-type="string" calcext:value-type="string">
            <text:p>https://rnca.tamps.cinvestav.mx/verificacion/nra/nombresestablecimientos.php?nra=LES8V08037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9M0803711</text:p>
          </table:table-cell>
          <table:table-cell office:value-type="string" calcext:value-type="string">
            <text:p>https://rnca.tamps.cinvestav.mx/verificacion/nra/nombresestablecimientos.php?nra=LES9M0803711</text:p>
          </table:table-cell>
          <table:table-cell office:value-type="string" calcext:value-type="string">
            <text:p>LES9M0803712</text:p>
          </table:table-cell>
          <table:table-cell office:value-type="string" calcext:value-type="string">
            <text:p>https://rnca.tamps.cinvestav.mx/verificacion/nra/nombresestablecimientos.php?nra=LES9M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QF0801912</text:p>
          </table:table-cell>
          <table:table-cell office:value-type="string" calcext:value-type="string">
            <text:p>https://rnca.tamps.cinvestav.mx/verificacion/nra/nombresestablecimientos.php?nra=LESQF0801912</text:p>
          </table:table-cell>
          <table:table-cell office:value-type="string" calcext:value-type="string">
            <text:p>LESQF0801914</text:p>
          </table:table-cell>
          <table:table-cell office:value-type="string" calcext:value-type="string">
            <text:p>https://rnca.tamps.cinvestav.mx/verificacion/nra/nombresestablecimientos.php?nra=LESQF08019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QF0801912</text:p>
          </table:table-cell>
          <table:table-cell office:value-type="string" calcext:value-type="string">
            <text:p>https://rnca.tamps.cinvestav.mx/verificacion/nra/nombresestablecimientos.php?nra=LESQF0801912</text:p>
          </table:table-cell>
          <table:table-cell office:value-type="string" calcext:value-type="string">
            <text:p>LESQF0801915</text:p>
          </table:table-cell>
          <table:table-cell office:value-type="string" calcext:value-type="string">
            <text:p>https://rnca.tamps.cinvestav.mx/verificacion/nra/nombresestablecimientos.php?nra=LESQF08019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QF0801912</text:p>
          </table:table-cell>
          <table:table-cell office:value-type="string" calcext:value-type="string">
            <text:p>https://rnca.tamps.cinvestav.mx/verificacion/nra/nombresestablecimientos.php?nra=LESQF0801912</text:p>
          </table:table-cell>
          <table:table-cell office:value-type="string" calcext:value-type="string">
            <text:p>LESQF0801917</text:p>
          </table:table-cell>
          <table:table-cell office:value-type="string" calcext:value-type="string">
            <text:p>https://rnca.tamps.cinvestav.mx/verificacion/nra/nombresestablecimientos.php?nra=LESQF08019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QF0801914</text:p>
          </table:table-cell>
          <table:table-cell office:value-type="string" calcext:value-type="string">
            <text:p>https://rnca.tamps.cinvestav.mx/verificacion/nra/nombresestablecimientos.php?nra=LESQF0801914</text:p>
          </table:table-cell>
          <table:table-cell office:value-type="string" calcext:value-type="string">
            <text:p>LESQF0801915</text:p>
          </table:table-cell>
          <table:table-cell office:value-type="string" calcext:value-type="string">
            <text:p>https://rnca.tamps.cinvestav.mx/verificacion/nra/nombresestablecimientos.php?nra=LESQF08019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QF0801914</text:p>
          </table:table-cell>
          <table:table-cell office:value-type="string" calcext:value-type="string">
            <text:p>https://rnca.tamps.cinvestav.mx/verificacion/nra/nombresestablecimientos.php?nra=LESQF0801914</text:p>
          </table:table-cell>
          <table:table-cell office:value-type="string" calcext:value-type="string">
            <text:p>LESQF0801917</text:p>
          </table:table-cell>
          <table:table-cell office:value-type="string" calcext:value-type="string">
            <text:p>https://rnca.tamps.cinvestav.mx/verificacion/nra/nombresestablecimientos.php?nra=LESQF08019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QF0801915</text:p>
          </table:table-cell>
          <table:table-cell office:value-type="string" calcext:value-type="string">
            <text:p>https://rnca.tamps.cinvestav.mx/verificacion/nra/nombresestablecimientos.php?nra=LESQF0801915</text:p>
          </table:table-cell>
          <table:table-cell office:value-type="string" calcext:value-type="string">
            <text:p>LESQF0801917</text:p>
          </table:table-cell>
          <table:table-cell office:value-type="string" calcext:value-type="string">
            <text:p>https://rnca.tamps.cinvestav.mx/verificacion/nra/nombresestablecimientos.php?nra=LESQF08019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RP0801911</text:p>
          </table:table-cell>
          <table:table-cell office:value-type="string" calcext:value-type="string">
            <text:p>https://rnca.tamps.cinvestav.mx/verificacion/nra/nombresestablecimientos.php?nra=LESRP0801911</text:p>
          </table:table-cell>
          <table:table-cell office:value-type="string" calcext:value-type="string">
            <text:p>LESRP0801951</text:p>
          </table:table-cell>
          <table:table-cell office:value-type="string" calcext:value-type="string">
            <text:p>https://rnca.tamps.cinvestav.mx/verificacion/nra/nombresestablecimientos.php?nra=LESRP080195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CAD0900511</text:p>
          </table:table-cell>
          <table:table-cell office:value-type="string" calcext:value-type="string">
            <text:p>https://rnca.tamps.cinvestav.mx/verificacion/nra/nombresestablecimientos.php?nra=LFCAD0900511</text:p>
          </table:table-cell>
          <table:table-cell office:value-type="string" calcext:value-type="string">
            <text:p>LFCAD0900711</text:p>
          </table:table-cell>
          <table:table-cell office:value-type="string" calcext:value-type="string">
            <text:p>https://rnca.tamps.cinvestav.mx/verificacion/nra/nombresestablecimientos.php?nra=LFCAD0900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CAD0900711</text:p>
          </table:table-cell>
          <table:table-cell office:value-type="string" calcext:value-type="string">
            <text:p>https://rnca.tamps.cinvestav.mx/verificacion/nra/nombresestablecimientos.php?nra=LFCAD0900711</text:p>
          </table:table-cell>
          <table:table-cell office:value-type="string" calcext:value-type="string">
            <text:p>LFCAD0900712</text:p>
          </table:table-cell>
          <table:table-cell office:value-type="string" calcext:value-type="string">
            <text:p>https://rnca.tamps.cinvestav.mx/verificacion/nra/nombresestablecimientos.php?nra=LFCAD0900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CAD0900711</text:p>
          </table:table-cell>
          <table:table-cell office:value-type="string" calcext:value-type="string">
            <text:p>https://rnca.tamps.cinvestav.mx/verificacion/nra/nombresestablecimientos.php?nra=LFCAD0900711</text:p>
          </table:table-cell>
          <table:table-cell office:value-type="string" calcext:value-type="string">
            <text:p>LFCAD0900713</text:p>
          </table:table-cell>
          <table:table-cell office:value-type="string" calcext:value-type="string">
            <text:p>https://rnca.tamps.cinvestav.mx/verificacion/nra/nombresestablecimientos.php?nra=LFCAD0900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CAD0900712</text:p>
          </table:table-cell>
          <table:table-cell office:value-type="string" calcext:value-type="string">
            <text:p>https://rnca.tamps.cinvestav.mx/verificacion/nra/nombresestablecimientos.php?nra=LFCAD0900712</text:p>
          </table:table-cell>
          <table:table-cell office:value-type="string" calcext:value-type="string">
            <text:p>LFCAD0900713</text:p>
          </table:table-cell>
          <table:table-cell office:value-type="string" calcext:value-type="string">
            <text:p>https://rnca.tamps.cinvestav.mx/verificacion/nra/nombresestablecimientos.php?nra=LFCAD0900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CAD1505411</text:p>
          </table:table-cell>
          <table:table-cell office:value-type="string" calcext:value-type="string">
            <text:p>https://rnca.tamps.cinvestav.mx/verificacion/nra/nombresestablecimientos.php?nra=LFCAD1505411</text:p>
          </table:table-cell>
          <table:table-cell office:value-type="string" calcext:value-type="string">
            <text:p>LFCAD1505711</text:p>
          </table:table-cell>
          <table:table-cell office:value-type="string" calcext:value-type="string">
            <text:p>https://rnca.tamps.cinvestav.mx/verificacion/nra/nombresestablecimientos.php?nra=LFCAD1505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CAD1505411</text:p>
          </table:table-cell>
          <table:table-cell office:value-type="string" calcext:value-type="string">
            <text:p>https://rnca.tamps.cinvestav.mx/verificacion/nra/nombresestablecimientos.php?nra=LFCAD1505411</text:p>
          </table:table-cell>
          <table:table-cell office:value-type="string" calcext:value-type="string">
            <text:p>LFCAD1509511</text:p>
          </table:table-cell>
          <table:table-cell office:value-type="string" calcext:value-type="string">
            <text:p>https://rnca.tamps.cinvestav.mx/verificacion/nra/nombresestablecimientos.php?nra=LFCAD1509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CAD1505711</text:p>
          </table:table-cell>
          <table:table-cell office:value-type="string" calcext:value-type="string">
            <text:p>https://rnca.tamps.cinvestav.mx/verificacion/nra/nombresestablecimientos.php?nra=LFCAD1505711</text:p>
          </table:table-cell>
          <table:table-cell office:value-type="string" calcext:value-type="string">
            <text:p>LFCAD1509511</text:p>
          </table:table-cell>
          <table:table-cell office:value-type="string" calcext:value-type="string">
            <text:p>https://rnca.tamps.cinvestav.mx/verificacion/nra/nombresestablecimientos.php?nra=LFCAD1509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CAD1512111</text:p>
          </table:table-cell>
          <table:table-cell office:value-type="string" calcext:value-type="string">
            <text:p>https://rnca.tamps.cinvestav.mx/verificacion/nra/nombresestablecimientos.php?nra=LFCAD1512111</text:p>
          </table:table-cell>
          <table:table-cell office:value-type="string" calcext:value-type="string">
            <text:p>LFCAD1512112</text:p>
          </table:table-cell>
          <table:table-cell office:value-type="string" calcext:value-type="string">
            <text:p>https://rnca.tamps.cinvestav.mx/verificacion/nra/nombresestablecimientos.php?nra=LFCAD15121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CLR1510911</text:p>
          </table:table-cell>
          <table:table-cell office:value-type="string" calcext:value-type="string">
            <text:p>https://rnca.tamps.cinvestav.mx/verificacion/nra/nombresestablecimientos.php?nra=LFCLR1510911</text:p>
          </table:table-cell>
          <table:table-cell office:value-type="string" calcext:value-type="string">
            <text:p>LFCLR1510912</text:p>
          </table:table-cell>
          <table:table-cell office:value-type="string" calcext:value-type="string">
            <text:p>https://rnca.tamps.cinvestav.mx/verificacion/nra/nombresestablecimientos.php?nra=LFCLR1510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R5T0901411</text:p>
          </table:table-cell>
          <table:table-cell office:value-type="string" calcext:value-type="string">
            <text:p>https://rnca.tamps.cinvestav.mx/verificacion/nra/nombresestablecimientos.php?nra=LGR5T0901411</text:p>
          </table:table-cell>
          <table:table-cell office:value-type="string" calcext:value-type="string">
            <text:p>LGR5T0910411</text:p>
          </table:table-cell>
          <table:table-cell office:value-type="string" calcext:value-type="string">
            <text:p>https://rnca.tamps.cinvestav.mx/verificacion/nra/nombresestablecimientos.php?nra=LGR5T0910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U1S1403911</text:p>
          </table:table-cell>
          <table:table-cell office:value-type="string" calcext:value-type="string">
            <text:p>https://rnca.tamps.cinvestav.mx/verificacion/nra/nombresestablecimientos.php?nra=LGU1S1403911</text:p>
          </table:table-cell>
          <table:table-cell office:value-type="string" calcext:value-type="string">
            <text:p>LGU1S1403912</text:p>
          </table:table-cell>
          <table:table-cell office:value-type="string" calcext:value-type="string">
            <text:p>https://rnca.tamps.cinvestav.mx/verificacion/nra/nombresestablecimientos.php?nra=LGU1S1403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U1S1403911</text:p>
          </table:table-cell>
          <table:table-cell office:value-type="string" calcext:value-type="string">
            <text:p>https://rnca.tamps.cinvestav.mx/verificacion/nra/nombresestablecimientos.php?nra=LGU1S1403911</text:p>
          </table:table-cell>
          <table:table-cell office:value-type="string" calcext:value-type="string">
            <text:p>LGU1S1409811</text:p>
          </table:table-cell>
          <table:table-cell office:value-type="string" calcext:value-type="string">
            <text:p>https://rnca.tamps.cinvestav.mx/verificacion/nra/nombresestablecimientos.php?nra=LGU1S1409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910803711</text:p>
          </table:table-cell>
          <table:table-cell office:value-type="string" calcext:value-type="string">
            <text:p>https://rnca.tamps.cinvestav.mx/verificacion/nra/nombresestablecimientos.php?nra=LIM910803711</text:p>
          </table:table-cell>
          <table:table-cell office:value-type="string" calcext:value-type="string">
            <text:p>LIM910803712</text:p>
          </table:table-cell>
          <table:table-cell office:value-type="string" calcext:value-type="string">
            <text:p>https://rnca.tamps.cinvestav.mx/verificacion/nra/nombresestablecimientos.php?nra=LIM91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8S0803711</text:p>
          </table:table-cell>
          <table:table-cell office:value-type="string" calcext:value-type="string">
            <text:p>https://rnca.tamps.cinvestav.mx/verificacion/nra/nombresestablecimientos.php?nra=LIN8S0803711</text:p>
          </table:table-cell>
          <table:table-cell office:value-type="string" calcext:value-type="string">
            <text:p>LIN8S0803712</text:p>
          </table:table-cell>
          <table:table-cell office:value-type="string" calcext:value-type="string">
            <text:p>https://rnca.tamps.cinvestav.mx/verificacion/nra/nombresestablecimientos.php?nra=LIN8S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D5T1407011</text:p>
          </table:table-cell>
          <table:table-cell office:value-type="string" calcext:value-type="string">
            <text:p>https://rnca.tamps.cinvestav.mx/verificacion/nra/nombresestablecimientos.php?nra=LMD5T1407011</text:p>
          </table:table-cell>
          <table:table-cell office:value-type="string" calcext:value-type="string">
            <text:p>LMD5T1407012</text:p>
          </table:table-cell>
          <table:table-cell office:value-type="string" calcext:value-type="string">
            <text:p>https://rnca.tamps.cinvestav.mx/verificacion/nra/nombresestablecimientos.php?nra=LMD5T14070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E910200111</text:p>
          </table:table-cell>
          <table:table-cell office:value-type="string" calcext:value-type="string">
            <text:p>https://rnca.tamps.cinvestav.mx/verificacion/nra/nombresestablecimientos.php?nra=LME910200111</text:p>
          </table:table-cell>
          <table:table-cell office:value-type="string" calcext:value-type="string">
            <text:p>LME910200411</text:p>
          </table:table-cell>
          <table:table-cell office:value-type="string" calcext:value-type="string">
            <text:p>https://rnca.tamps.cinvestav.mx/verificacion/nra/nombresestablecimientos.php?nra=LME910200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E910200411</text:p>
          </table:table-cell>
          <table:table-cell office:value-type="string" calcext:value-type="string">
            <text:p>https://rnca.tamps.cinvestav.mx/verificacion/nra/nombresestablecimientos.php?nra=LME910200411</text:p>
          </table:table-cell>
          <table:table-cell office:value-type="string" calcext:value-type="string">
            <text:p>LME910200412</text:p>
          </table:table-cell>
          <table:table-cell office:value-type="string" calcext:value-type="string">
            <text:p>https://rnca.tamps.cinvestav.mx/verificacion/nra/nombresestablecimientos.php?nra=LME9102004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E910803711</text:p>
          </table:table-cell>
          <table:table-cell office:value-type="string" calcext:value-type="string">
            <text:p>https://rnca.tamps.cinvestav.mx/verificacion/nra/nombresestablecimientos.php?nra=LME910803711</text:p>
          </table:table-cell>
          <table:table-cell office:value-type="string" calcext:value-type="string">
            <text:p>LME910803721</text:p>
          </table:table-cell>
          <table:table-cell office:value-type="string" calcext:value-type="string">
            <text:p>https://rnca.tamps.cinvestav.mx/verificacion/nra/nombresestablecimientos.php?nra=LME9108037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EBF0900211</text:p>
          </table:table-cell>
          <table:table-cell office:value-type="string" calcext:value-type="string">
            <text:p>https://rnca.tamps.cinvestav.mx/verificacion/nra/nombresestablecimientos.php?nra=LMEBF0900211</text:p>
          </table:table-cell>
          <table:table-cell office:value-type="string" calcext:value-type="string">
            <text:p>LMEBF0900212</text:p>
          </table:table-cell>
          <table:table-cell office:value-type="string" calcext:value-type="string">
            <text:p>https://rnca.tamps.cinvestav.mx/verificacion/nra/nombresestablecimientos.php?nra=LMEBF0900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T9M0502511</text:p>
          </table:table-cell>
          <table:table-cell office:value-type="string" calcext:value-type="string">
            <text:p>https://rnca.tamps.cinvestav.mx/verificacion/nra/nombresestablecimientos.php?nra=LMT9M0502511</text:p>
          </table:table-cell>
          <table:table-cell office:value-type="string" calcext:value-type="string">
            <text:p>LMT9M0502521</text:p>
          </table:table-cell>
          <table:table-cell office:value-type="string" calcext:value-type="string">
            <text:p>https://rnca.tamps.cinvestav.mx/verificacion/nra/nombresestablecimientos.php?nra=LMT9M05025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T9M0502521</text:p>
          </table:table-cell>
          <table:table-cell office:value-type="string" calcext:value-type="string">
            <text:p>https://rnca.tamps.cinvestav.mx/verificacion/nra/nombresestablecimientos.php?nra=LMT9M0502521</text:p>
          </table:table-cell>
          <table:table-cell office:value-type="string" calcext:value-type="string">
            <text:p>LMT9M0502522</text:p>
          </table:table-cell>
          <table:table-cell office:value-type="string" calcext:value-type="string">
            <text:p>https://rnca.tamps.cinvestav.mx/verificacion/nra/nombresestablecimientos.php?nra=LMT9M050252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TMV0803711</text:p>
          </table:table-cell>
          <table:table-cell office:value-type="string" calcext:value-type="string">
            <text:p>https://rnca.tamps.cinvestav.mx/verificacion/nra/nombresestablecimientos.php?nra=LMTMV0803711</text:p>
          </table:table-cell>
          <table:table-cell office:value-type="string" calcext:value-type="string">
            <text:p>LMTMV0803712</text:p>
          </table:table-cell>
          <table:table-cell office:value-type="string" calcext:value-type="string">
            <text:p>https://rnca.tamps.cinvestav.mx/verificacion/nra/nombresestablecimientos.php?nra=LMTMV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TMV0803711</text:p>
          </table:table-cell>
          <table:table-cell office:value-type="string" calcext:value-type="string">
            <text:p>https://rnca.tamps.cinvestav.mx/verificacion/nra/nombresestablecimientos.php?nra=LMTMV0803711</text:p>
          </table:table-cell>
          <table:table-cell office:value-type="string" calcext:value-type="string">
            <text:p>LMTMV0803713</text:p>
          </table:table-cell>
          <table:table-cell office:value-type="string" calcext:value-type="string">
            <text:p>https://rnca.tamps.cinvestav.mx/verificacion/nra/nombresestablecimientos.php?nra=LMTMV0803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TMV0803711</text:p>
          </table:table-cell>
          <table:table-cell office:value-type="string" calcext:value-type="string">
            <text:p>https://rnca.tamps.cinvestav.mx/verificacion/nra/nombresestablecimientos.php?nra=LMTMV0803711</text:p>
          </table:table-cell>
          <table:table-cell office:value-type="string" calcext:value-type="string">
            <text:p>LMTMV0803714</text:p>
          </table:table-cell>
          <table:table-cell office:value-type="string" calcext:value-type="string">
            <text:p>https://rnca.tamps.cinvestav.mx/verificacion/nra/nombresestablecimientos.php?nra=LMTMV08037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TMV0803711</text:p>
          </table:table-cell>
          <table:table-cell office:value-type="string" calcext:value-type="string">
            <text:p>https://rnca.tamps.cinvestav.mx/verificacion/nra/nombresestablecimientos.php?nra=LMTMV0803711</text:p>
          </table:table-cell>
          <table:table-cell office:value-type="string" calcext:value-type="string">
            <text:p>LMTMV0803721</text:p>
          </table:table-cell>
          <table:table-cell office:value-type="string" calcext:value-type="string">
            <text:p>https://rnca.tamps.cinvestav.mx/verificacion/nra/nombresestablecimientos.php?nra=LMTMV08037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TMV0803712</text:p>
          </table:table-cell>
          <table:table-cell office:value-type="string" calcext:value-type="string">
            <text:p>https://rnca.tamps.cinvestav.mx/verificacion/nra/nombresestablecimientos.php?nra=LMTMV0803712</text:p>
          </table:table-cell>
          <table:table-cell office:value-type="string" calcext:value-type="string">
            <text:p>LMTMV0803713</text:p>
          </table:table-cell>
          <table:table-cell office:value-type="string" calcext:value-type="string">
            <text:p>https://rnca.tamps.cinvestav.mx/verificacion/nra/nombresestablecimientos.php?nra=LMTMV0803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TMV0803712</text:p>
          </table:table-cell>
          <table:table-cell office:value-type="string" calcext:value-type="string">
            <text:p>https://rnca.tamps.cinvestav.mx/verificacion/nra/nombresestablecimientos.php?nra=LMTMV0803712</text:p>
          </table:table-cell>
          <table:table-cell office:value-type="string" calcext:value-type="string">
            <text:p>LMTMV0803714</text:p>
          </table:table-cell>
          <table:table-cell office:value-type="string" calcext:value-type="string">
            <text:p>https://rnca.tamps.cinvestav.mx/verificacion/nra/nombresestablecimientos.php?nra=LMTMV08037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TMV0803712</text:p>
          </table:table-cell>
          <table:table-cell office:value-type="string" calcext:value-type="string">
            <text:p>https://rnca.tamps.cinvestav.mx/verificacion/nra/nombresestablecimientos.php?nra=LMTMV0803712</text:p>
          </table:table-cell>
          <table:table-cell office:value-type="string" calcext:value-type="string">
            <text:p>LMTMV0803721</text:p>
          </table:table-cell>
          <table:table-cell office:value-type="string" calcext:value-type="string">
            <text:p>https://rnca.tamps.cinvestav.mx/verificacion/nra/nombresestablecimientos.php?nra=LMTMV08037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TMV0803712</text:p>
          </table:table-cell>
          <table:table-cell office:value-type="string" calcext:value-type="string">
            <text:p>https://rnca.tamps.cinvestav.mx/verificacion/nra/nombresestablecimientos.php?nra=LMTMV0803712</text:p>
          </table:table-cell>
          <table:table-cell office:value-type="string" calcext:value-type="string">
            <text:p>LMTMV0803723</text:p>
          </table:table-cell>
          <table:table-cell office:value-type="string" calcext:value-type="string">
            <text:p>https://rnca.tamps.cinvestav.mx/verificacion/nra/nombresestablecimientos.php?nra=LMTMV080372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TMV0803713</text:p>
          </table:table-cell>
          <table:table-cell office:value-type="string" calcext:value-type="string">
            <text:p>https://rnca.tamps.cinvestav.mx/verificacion/nra/nombresestablecimientos.php?nra=LMTMV0803713</text:p>
          </table:table-cell>
          <table:table-cell office:value-type="string" calcext:value-type="string">
            <text:p>LMTMV0803714</text:p>
          </table:table-cell>
          <table:table-cell office:value-type="string" calcext:value-type="string">
            <text:p>https://rnca.tamps.cinvestav.mx/verificacion/nra/nombresestablecimientos.php?nra=LMTMV08037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TMV0803713</text:p>
          </table:table-cell>
          <table:table-cell office:value-type="string" calcext:value-type="string">
            <text:p>https://rnca.tamps.cinvestav.mx/verificacion/nra/nombresestablecimientos.php?nra=LMTMV0803713</text:p>
          </table:table-cell>
          <table:table-cell office:value-type="string" calcext:value-type="string">
            <text:p>LMTMV0803721</text:p>
          </table:table-cell>
          <table:table-cell office:value-type="string" calcext:value-type="string">
            <text:p>https://rnca.tamps.cinvestav.mx/verificacion/nra/nombresestablecimientos.php?nra=LMTMV08037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TMV0803713</text:p>
          </table:table-cell>
          <table:table-cell office:value-type="string" calcext:value-type="string">
            <text:p>https://rnca.tamps.cinvestav.mx/verificacion/nra/nombresestablecimientos.php?nra=LMTMV0803713</text:p>
          </table:table-cell>
          <table:table-cell office:value-type="string" calcext:value-type="string">
            <text:p>LMTMV0803723</text:p>
          </table:table-cell>
          <table:table-cell office:value-type="string" calcext:value-type="string">
            <text:p>https://rnca.tamps.cinvestav.mx/verificacion/nra/nombresestablecimientos.php?nra=LMTMV080372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TMV0803714</text:p>
          </table:table-cell>
          <table:table-cell office:value-type="string" calcext:value-type="string">
            <text:p>https://rnca.tamps.cinvestav.mx/verificacion/nra/nombresestablecimientos.php?nra=LMTMV0803714</text:p>
          </table:table-cell>
          <table:table-cell office:value-type="string" calcext:value-type="string">
            <text:p>LMTMV0803721</text:p>
          </table:table-cell>
          <table:table-cell office:value-type="string" calcext:value-type="string">
            <text:p>https://rnca.tamps.cinvestav.mx/verificacion/nra/nombresestablecimientos.php?nra=LMTMV08037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TMV0803721</text:p>
          </table:table-cell>
          <table:table-cell office:value-type="string" calcext:value-type="string">
            <text:p>https://rnca.tamps.cinvestav.mx/verificacion/nra/nombresestablecimientos.php?nra=LMTMV0803721</text:p>
          </table:table-cell>
          <table:table-cell office:value-type="string" calcext:value-type="string">
            <text:p>LMTMV0803723</text:p>
          </table:table-cell>
          <table:table-cell office:value-type="string" calcext:value-type="string">
            <text:p>https://rnca.tamps.cinvestav.mx/verificacion/nra/nombresestablecimientos.php?nra=LMTMV080372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I5I1409711</text:p>
          </table:table-cell>
          <table:table-cell office:value-type="string" calcext:value-type="string">
            <text:p>https://rnca.tamps.cinvestav.mx/verificacion/nra/nombresestablecimientos.php?nra=LPI5I1409711</text:p>
          </table:table-cell>
          <table:table-cell office:value-type="string" calcext:value-type="string">
            <text:p>LPI5I1409721</text:p>
          </table:table-cell>
          <table:table-cell office:value-type="string" calcext:value-type="string">
            <text:p>https://rnca.tamps.cinvestav.mx/verificacion/nra/nombresestablecimientos.php?nra=LPI5I14097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I5T1403912</text:p>
          </table:table-cell>
          <table:table-cell office:value-type="string" calcext:value-type="string">
            <text:p>https://rnca.tamps.cinvestav.mx/verificacion/nra/nombresestablecimientos.php?nra=LPI5T1403912</text:p>
          </table:table-cell>
          <table:table-cell office:value-type="string" calcext:value-type="string">
            <text:p>LPI5T1403913</text:p>
          </table:table-cell>
          <table:table-cell office:value-type="string" calcext:value-type="string">
            <text:p>https://rnca.tamps.cinvestav.mx/verificacion/nra/nombresestablecimientos.php?nra=LPI5T14039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I5T1403912</text:p>
          </table:table-cell>
          <table:table-cell office:value-type="string" calcext:value-type="string">
            <text:p>https://rnca.tamps.cinvestav.mx/verificacion/nra/nombresestablecimientos.php?nra=LPI5T1403912</text:p>
          </table:table-cell>
          <table:table-cell office:value-type="string" calcext:value-type="string">
            <text:p>LPI5T1403915</text:p>
          </table:table-cell>
          <table:table-cell office:value-type="string" calcext:value-type="string">
            <text:p>https://rnca.tamps.cinvestav.mx/verificacion/nra/nombresestablecimientos.php?nra=LPI5T14039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I5T1403912</text:p>
          </table:table-cell>
          <table:table-cell office:value-type="string" calcext:value-type="string">
            <text:p>https://rnca.tamps.cinvestav.mx/verificacion/nra/nombresestablecimientos.php?nra=LPI5T1403912</text:p>
          </table:table-cell>
          <table:table-cell office:value-type="string" calcext:value-type="string">
            <text:p>LPI5T1409712</text:p>
          </table:table-cell>
          <table:table-cell office:value-type="string" calcext:value-type="string">
            <text:p>https://rnca.tamps.cinvestav.mx/verificacion/nra/nombresestablecimientos.php?nra=LPI5T1409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I5T1403913</text:p>
          </table:table-cell>
          <table:table-cell office:value-type="string" calcext:value-type="string">
            <text:p>https://rnca.tamps.cinvestav.mx/verificacion/nra/nombresestablecimientos.php?nra=LPI5T1403913</text:p>
          </table:table-cell>
          <table:table-cell office:value-type="string" calcext:value-type="string">
            <text:p>LPI5T1403915</text:p>
          </table:table-cell>
          <table:table-cell office:value-type="string" calcext:value-type="string">
            <text:p>https://rnca.tamps.cinvestav.mx/verificacion/nra/nombresestablecimientos.php?nra=LPI5T14039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Q9M2201411</text:p>
          </table:table-cell>
          <table:table-cell office:value-type="string" calcext:value-type="string">
            <text:p>https://rnca.tamps.cinvestav.mx/verificacion/nra/nombresestablecimientos.php?nra=LPQ9M2201411</text:p>
          </table:table-cell>
          <table:table-cell office:value-type="string" calcext:value-type="string">
            <text:p>LPQ9M2201421</text:p>
          </table:table-cell>
          <table:table-cell office:value-type="string" calcext:value-type="string">
            <text:p>https://rnca.tamps.cinvestav.mx/verificacion/nra/nombresestablecimientos.php?nra=LPQ9M22014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E5M1100711</text:p>
          </table:table-cell>
          <table:table-cell office:value-type="string" calcext:value-type="string">
            <text:p>https://rnca.tamps.cinvestav.mx/verificacion/nra/nombresestablecimientos.php?nra=LSE5M1100711</text:p>
          </table:table-cell>
          <table:table-cell office:value-type="string" calcext:value-type="string">
            <text:p>LSE5T1100711</text:p>
          </table:table-cell>
          <table:table-cell office:value-type="string" calcext:value-type="string">
            <text:p>https://rnca.tamps.cinvestav.mx/verificacion/nra/nombresestablecimientos.php?nra=LSE5T1100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E5T1100711</text:p>
          </table:table-cell>
          <table:table-cell office:value-type="string" calcext:value-type="string">
            <text:p>https://rnca.tamps.cinvestav.mx/verificacion/nra/nombresestablecimientos.php?nra=LSE5T1100711</text:p>
          </table:table-cell>
          <table:table-cell office:value-type="string" calcext:value-type="string">
            <text:p>LSE5T1100712</text:p>
          </table:table-cell>
          <table:table-cell office:value-type="string" calcext:value-type="string">
            <text:p>https://rnca.tamps.cinvestav.mx/verificacion/nra/nombresestablecimientos.php?nra=LSE5T1100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O5T1403911</text:p>
          </table:table-cell>
          <table:table-cell office:value-type="string" calcext:value-type="string">
            <text:p>https://rnca.tamps.cinvestav.mx/verificacion/nra/nombresestablecimientos.php?nra=LSO5T1403911</text:p>
          </table:table-cell>
          <table:table-cell office:value-type="string" calcext:value-type="string">
            <text:p>LSO5T1409811</text:p>
          </table:table-cell>
          <table:table-cell office:value-type="string" calcext:value-type="string">
            <text:p>https://rnca.tamps.cinvestav.mx/verificacion/nra/nombresestablecimientos.php?nra=LSO5T1409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O5T1505711</text:p>
          </table:table-cell>
          <table:table-cell office:value-type="string" calcext:value-type="string">
            <text:p>https://rnca.tamps.cinvestav.mx/verificacion/nra/nombresestablecimientos.php?nra=LTO5T1505711</text:p>
          </table:table-cell>
          <table:table-cell office:value-type="string" calcext:value-type="string">
            <text:p>LTO5T1505712</text:p>
          </table:table-cell>
          <table:table-cell office:value-type="string" calcext:value-type="string">
            <text:p>https://rnca.tamps.cinvestav.mx/verificacion/nra/nombresestablecimientos.php?nra=LTO5T1505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B6P0200411</text:p>
          </table:table-cell>
          <table:table-cell office:value-type="string" calcext:value-type="string">
            <text:p>https://rnca.tamps.cinvestav.mx/verificacion/nra/nombresestablecimientos.php?nra=MAB6P0200411</text:p>
          </table:table-cell>
          <table:table-cell office:value-type="string" calcext:value-type="string">
            <text:p>MAB6P0200421</text:p>
          </table:table-cell>
          <table:table-cell office:value-type="string" calcext:value-type="string">
            <text:p>https://rnca.tamps.cinvestav.mx/verificacion/nra/nombresestablecimientos.php?nra=MAB6P02004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9L0803711</text:p>
          </table:table-cell>
          <table:table-cell office:value-type="string" calcext:value-type="string">
            <text:p>https://rnca.tamps.cinvestav.mx/verificacion/nra/nombresestablecimientos.php?nra=MAC9L0803711</text:p>
          </table:table-cell>
          <table:table-cell office:value-type="string" calcext:value-type="string">
            <text:p>MAC9L0803712</text:p>
          </table:table-cell>
          <table:table-cell office:value-type="string" calcext:value-type="string">
            <text:p>https://rnca.tamps.cinvestav.mx/verificacion/nra/nombresestablecimientos.php?nra=MAC9L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RP1000511</text:p>
          </table:table-cell>
          <table:table-cell office:value-type="string" calcext:value-type="string">
            <text:p>https://rnca.tamps.cinvestav.mx/verificacion/nra/nombresestablecimientos.php?nra=MAERP1000511</text:p>
          </table:table-cell>
          <table:table-cell office:value-type="string" calcext:value-type="string">
            <text:p>MAERP1000521</text:p>
          </table:table-cell>
          <table:table-cell office:value-type="string" calcext:value-type="string">
            <text:p>https://rnca.tamps.cinvestav.mx/verificacion/nra/nombresestablecimientos.php?nra=MAERP10005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510502311</text:p>
          </table:table-cell>
          <table:table-cell office:value-type="string" calcext:value-type="string">
            <text:p>https://rnca.tamps.cinvestav.mx/verificacion/nra/nombresestablecimientos.php?nra=MAG510502311</text:p>
          </table:table-cell>
          <table:table-cell office:value-type="string" calcext:value-type="string">
            <text:p>MAG5I0502311</text:p>
          </table:table-cell>
          <table:table-cell office:value-type="string" calcext:value-type="string">
            <text:p>https://rnca.tamps.cinvestav.mx/verificacion/nra/nombresestablecimientos.php?nra=MAG5I0502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5I0502311</text:p>
          </table:table-cell>
          <table:table-cell office:value-type="string" calcext:value-type="string">
            <text:p>https://rnca.tamps.cinvestav.mx/verificacion/nra/nombresestablecimientos.php?nra=MAG5I0502311</text:p>
          </table:table-cell>
          <table:table-cell office:value-type="string" calcext:value-type="string">
            <text:p>MAG5I0502711</text:p>
          </table:table-cell>
          <table:table-cell office:value-type="string" calcext:value-type="string">
            <text:p>https://rnca.tamps.cinvestav.mx/verificacion/nra/nombresestablecimientos.php?nra=MAG5I0502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9M1100711</text:p>
          </table:table-cell>
          <table:table-cell office:value-type="string" calcext:value-type="string">
            <text:p>https://rnca.tamps.cinvestav.mx/verificacion/nra/nombresestablecimientos.php?nra=MAS9M1100711</text:p>
          </table:table-cell>
          <table:table-cell office:value-type="string" calcext:value-type="string">
            <text:p>MAS9M1100721</text:p>
          </table:table-cell>
          <table:table-cell office:value-type="string" calcext:value-type="string">
            <text:p>https://rnca.tamps.cinvestav.mx/verificacion/nra/nombresestablecimientos.php?nra=MAS9M11007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9M1100711</text:p>
          </table:table-cell>
          <table:table-cell office:value-type="string" calcext:value-type="string">
            <text:p>https://rnca.tamps.cinvestav.mx/verificacion/nra/nombresestablecimientos.php?nra=MAS9M1100711</text:p>
          </table:table-cell>
          <table:table-cell office:value-type="string" calcext:value-type="string">
            <text:p>MAS9M1100741</text:p>
          </table:table-cell>
          <table:table-cell office:value-type="string" calcext:value-type="string">
            <text:p>https://rnca.tamps.cinvestav.mx/verificacion/nra/nombresestablecimientos.php?nra=MAS9M110074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9M1100721</text:p>
          </table:table-cell>
          <table:table-cell office:value-type="string" calcext:value-type="string">
            <text:p>https://rnca.tamps.cinvestav.mx/verificacion/nra/nombresestablecimientos.php?nra=MAS9M1100721</text:p>
          </table:table-cell>
          <table:table-cell office:value-type="string" calcext:value-type="string">
            <text:p>MAS9M1100741</text:p>
          </table:table-cell>
          <table:table-cell office:value-type="string" calcext:value-type="string">
            <text:p>https://rnca.tamps.cinvestav.mx/verificacion/nra/nombresestablecimientos.php?nra=MAS9M110074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U171303411</text:p>
          </table:table-cell>
          <table:table-cell office:value-type="string" calcext:value-type="string">
            <text:p>https://rnca.tamps.cinvestav.mx/verificacion/nra/nombresestablecimientos.php?nra=MAU171303411</text:p>
          </table:table-cell>
          <table:table-cell office:value-type="string" calcext:value-type="string">
            <text:p>MAU171304211</text:p>
          </table:table-cell>
          <table:table-cell office:value-type="string" calcext:value-type="string">
            <text:p>https://rnca.tamps.cinvestav.mx/verificacion/nra/nombresestablecimientos.php?nra=MAU171304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A511503311</text:p>
          </table:table-cell>
          <table:table-cell office:value-type="string" calcext:value-type="string">
            <text:p>https://rnca.tamps.cinvestav.mx/verificacion/nra/nombresestablecimientos.php?nra=MBA511503311</text:p>
          </table:table-cell>
          <table:table-cell office:value-type="string" calcext:value-type="string">
            <text:p>MBA5I1503311</text:p>
          </table:table-cell>
          <table:table-cell office:value-type="string" calcext:value-type="string">
            <text:p>https://rnca.tamps.cinvestav.mx/verificacion/nra/nombresestablecimientos.php?nra=MBA5I1503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R1W1101711</text:p>
          </table:table-cell>
          <table:table-cell office:value-type="string" calcext:value-type="string">
            <text:p>https://rnca.tamps.cinvestav.mx/verificacion/nra/nombresestablecimientos.php?nra=MBR1W1101711</text:p>
          </table:table-cell>
          <table:table-cell office:value-type="string" calcext:value-type="string">
            <text:p>MBR1Z1101711</text:p>
          </table:table-cell>
          <table:table-cell office:value-type="string" calcext:value-type="string">
            <text:p>https://rnca.tamps.cinvestav.mx/verificacion/nra/nombresestablecimientos.php?nra=MBR1Z1101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R1Z1101711</text:p>
          </table:table-cell>
          <table:table-cell office:value-type="string" calcext:value-type="string">
            <text:p>https://rnca.tamps.cinvestav.mx/verificacion/nra/nombresestablecimientos.php?nra=MBR1Z1101711</text:p>
          </table:table-cell>
          <table:table-cell office:value-type="string" calcext:value-type="string">
            <text:p>MBR1Z1101811</text:p>
          </table:table-cell>
          <table:table-cell office:value-type="string" calcext:value-type="string">
            <text:p>https://rnca.tamps.cinvestav.mx/verificacion/nra/nombresestablecimientos.php?nra=MBR1Z1101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711403911</text:p>
          </table:table-cell>
          <table:table-cell office:value-type="string" calcext:value-type="string">
            <text:p>https://rnca.tamps.cinvestav.mx/verificacion/nra/nombresestablecimientos.php?nra=MCM711403911</text:p>
          </table:table-cell>
          <table:table-cell office:value-type="string" calcext:value-type="string">
            <text:p>MCM7I1403911</text:p>
          </table:table-cell>
          <table:table-cell office:value-type="string" calcext:value-type="string">
            <text:p>https://rnca.tamps.cinvestav.mx/verificacion/nra/nombresestablecimientos.php?nra=MCM7I1403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9M0502721</text:p>
          </table:table-cell>
          <table:table-cell office:value-type="string" calcext:value-type="string">
            <text:p>https://rnca.tamps.cinvestav.mx/verificacion/nra/nombresestablecimientos.php?nra=MCM9M0502721</text:p>
          </table:table-cell>
          <table:table-cell office:value-type="string" calcext:value-type="string">
            <text:p>MCM9M0502731</text:p>
          </table:table-cell>
          <table:table-cell office:value-type="string" calcext:value-type="string">
            <text:p>https://rnca.tamps.cinvestav.mx/verificacion/nra/nombresestablecimientos.php?nra=MCM9M05027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9M0502721</text:p>
          </table:table-cell>
          <table:table-cell office:value-type="string" calcext:value-type="string">
            <text:p>https://rnca.tamps.cinvestav.mx/verificacion/nra/nombresestablecimientos.php?nra=MCM9M0502721</text:p>
          </table:table-cell>
          <table:table-cell office:value-type="string" calcext:value-type="string">
            <text:p>MCM9M0502732</text:p>
          </table:table-cell>
          <table:table-cell office:value-type="string" calcext:value-type="string">
            <text:p>https://rnca.tamps.cinvestav.mx/verificacion/nra/nombresestablecimientos.php?nra=MCM9M050273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9M0502731</text:p>
          </table:table-cell>
          <table:table-cell office:value-type="string" calcext:value-type="string">
            <text:p>https://rnca.tamps.cinvestav.mx/verificacion/nra/nombresestablecimientos.php?nra=MCM9M0502731</text:p>
          </table:table-cell>
          <table:table-cell office:value-type="string" calcext:value-type="string">
            <text:p>MCM9M0502732</text:p>
          </table:table-cell>
          <table:table-cell office:value-type="string" calcext:value-type="string">
            <text:p>https://rnca.tamps.cinvestav.mx/verificacion/nra/nombresestablecimientos.php?nra=MCM9M050273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9M0503011</text:p>
          </table:table-cell>
          <table:table-cell office:value-type="string" calcext:value-type="string">
            <text:p>https://rnca.tamps.cinvestav.mx/verificacion/nra/nombresestablecimientos.php?nra=MCM9M0503011</text:p>
          </table:table-cell>
          <table:table-cell office:value-type="string" calcext:value-type="string">
            <text:p>MCM9M0503021</text:p>
          </table:table-cell>
          <table:table-cell office:value-type="string" calcext:value-type="string">
            <text:p>https://rnca.tamps.cinvestav.mx/verificacion/nra/nombresestablecimientos.php?nra=MCM9M05030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O152604111</text:p>
          </table:table-cell>
          <table:table-cell office:value-type="string" calcext:value-type="string">
            <text:p>https://rnca.tamps.cinvestav.mx/verificacion/nra/nombresestablecimientos.php?nra=MCO152604111</text:p>
          </table:table-cell>
          <table:table-cell office:value-type="string" calcext:value-type="string">
            <text:p>MCO152604112</text:p>
          </table:table-cell>
          <table:table-cell office:value-type="string" calcext:value-type="string">
            <text:p>https://rnca.tamps.cinvestav.mx/verificacion/nra/nombresestablecimientos.php?nra=MCO1526041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R1L0502212</text:p>
          </table:table-cell>
          <table:table-cell office:value-type="string" calcext:value-type="string">
            <text:p>https://rnca.tamps.cinvestav.mx/verificacion/nra/nombresestablecimientos.php?nra=MCR1L0502212</text:p>
          </table:table-cell>
          <table:table-cell office:value-type="string" calcext:value-type="string">
            <text:p>MCR1L0502213</text:p>
          </table:table-cell>
          <table:table-cell office:value-type="string" calcext:value-type="string">
            <text:p>https://rnca.tamps.cinvestav.mx/verificacion/nra/nombresestablecimientos.php?nra=MCR1L0502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R1L0502212</text:p>
          </table:table-cell>
          <table:table-cell office:value-type="string" calcext:value-type="string">
            <text:p>https://rnca.tamps.cinvestav.mx/verificacion/nra/nombresestablecimientos.php?nra=MCR1L0502212</text:p>
          </table:table-cell>
          <table:table-cell office:value-type="string" calcext:value-type="string">
            <text:p>MCR1L0502214</text:p>
          </table:table-cell>
          <table:table-cell office:value-type="string" calcext:value-type="string">
            <text:p>https://rnca.tamps.cinvestav.mx/verificacion/nra/nombresestablecimientos.php?nra=MCR1L0502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R1L0502212</text:p>
          </table:table-cell>
          <table:table-cell office:value-type="string" calcext:value-type="string">
            <text:p>https://rnca.tamps.cinvestav.mx/verificacion/nra/nombresestablecimientos.php?nra=MCR1L0502212</text:p>
          </table:table-cell>
          <table:table-cell office:value-type="string" calcext:value-type="string">
            <text:p>MCR1L0502215</text:p>
          </table:table-cell>
          <table:table-cell office:value-type="string" calcext:value-type="string">
            <text:p>https://rnca.tamps.cinvestav.mx/verificacion/nra/nombresestablecimientos.php?nra=MCR1L05022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R1L0502212</text:p>
          </table:table-cell>
          <table:table-cell office:value-type="string" calcext:value-type="string">
            <text:p>https://rnca.tamps.cinvestav.mx/verificacion/nra/nombresestablecimientos.php?nra=MCR1L0502212</text:p>
          </table:table-cell>
          <table:table-cell office:value-type="string" calcext:value-type="string">
            <text:p>MCR1L0502216</text:p>
          </table:table-cell>
          <table:table-cell office:value-type="string" calcext:value-type="string">
            <text:p>https://rnca.tamps.cinvestav.mx/verificacion/nra/nombresestablecimientos.php?nra=MCR1L05022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R1L0502213</text:p>
          </table:table-cell>
          <table:table-cell office:value-type="string" calcext:value-type="string">
            <text:p>https://rnca.tamps.cinvestav.mx/verificacion/nra/nombresestablecimientos.php?nra=MCR1L0502213</text:p>
          </table:table-cell>
          <table:table-cell office:value-type="string" calcext:value-type="string">
            <text:p>MCR1L0502214</text:p>
          </table:table-cell>
          <table:table-cell office:value-type="string" calcext:value-type="string">
            <text:p>https://rnca.tamps.cinvestav.mx/verificacion/nra/nombresestablecimientos.php?nra=MCR1L0502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R1L0502213</text:p>
          </table:table-cell>
          <table:table-cell office:value-type="string" calcext:value-type="string">
            <text:p>https://rnca.tamps.cinvestav.mx/verificacion/nra/nombresestablecimientos.php?nra=MCR1L0502213</text:p>
          </table:table-cell>
          <table:table-cell office:value-type="string" calcext:value-type="string">
            <text:p>MCR1L0502215</text:p>
          </table:table-cell>
          <table:table-cell office:value-type="string" calcext:value-type="string">
            <text:p>https://rnca.tamps.cinvestav.mx/verificacion/nra/nombresestablecimientos.php?nra=MCR1L05022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R1L0502213</text:p>
          </table:table-cell>
          <table:table-cell office:value-type="string" calcext:value-type="string">
            <text:p>https://rnca.tamps.cinvestav.mx/verificacion/nra/nombresestablecimientos.php?nra=MCR1L0502213</text:p>
          </table:table-cell>
          <table:table-cell office:value-type="string" calcext:value-type="string">
            <text:p>MCR1L0502216</text:p>
          </table:table-cell>
          <table:table-cell office:value-type="string" calcext:value-type="string">
            <text:p>https://rnca.tamps.cinvestav.mx/verificacion/nra/nombresestablecimientos.php?nra=MCR1L05022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R1L0502214</text:p>
          </table:table-cell>
          <table:table-cell office:value-type="string" calcext:value-type="string">
            <text:p>https://rnca.tamps.cinvestav.mx/verificacion/nra/nombresestablecimientos.php?nra=MCR1L0502214</text:p>
          </table:table-cell>
          <table:table-cell office:value-type="string" calcext:value-type="string">
            <text:p>MCR1L0502215</text:p>
          </table:table-cell>
          <table:table-cell office:value-type="string" calcext:value-type="string">
            <text:p>https://rnca.tamps.cinvestav.mx/verificacion/nra/nombresestablecimientos.php?nra=MCR1L05022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R1L0502214</text:p>
          </table:table-cell>
          <table:table-cell office:value-type="string" calcext:value-type="string">
            <text:p>https://rnca.tamps.cinvestav.mx/verificacion/nra/nombresestablecimientos.php?nra=MCR1L0502214</text:p>
          </table:table-cell>
          <table:table-cell office:value-type="string" calcext:value-type="string">
            <text:p>MCR1L0502216</text:p>
          </table:table-cell>
          <table:table-cell office:value-type="string" calcext:value-type="string">
            <text:p>https://rnca.tamps.cinvestav.mx/verificacion/nra/nombresestablecimientos.php?nra=MCR1L05022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R1L0502215</text:p>
          </table:table-cell>
          <table:table-cell office:value-type="string" calcext:value-type="string">
            <text:p>https://rnca.tamps.cinvestav.mx/verificacion/nra/nombresestablecimientos.php?nra=MCR1L0502215</text:p>
          </table:table-cell>
          <table:table-cell office:value-type="string" calcext:value-type="string">
            <text:p>MCR1L0502216</text:p>
          </table:table-cell>
          <table:table-cell office:value-type="string" calcext:value-type="string">
            <text:p>https://rnca.tamps.cinvestav.mx/verificacion/nra/nombresestablecimientos.php?nra=MCR1L05022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RRP0502211</text:p>
          </table:table-cell>
          <table:table-cell office:value-type="string" calcext:value-type="string">
            <text:p>https://rnca.tamps.cinvestav.mx/verificacion/nra/nombresestablecimientos.php?nra=MCRRP0502211</text:p>
          </table:table-cell>
          <table:table-cell office:value-type="string" calcext:value-type="string">
            <text:p>MCRRP0502221</text:p>
          </table:table-cell>
          <table:table-cell office:value-type="string" calcext:value-type="string">
            <text:p>https://rnca.tamps.cinvestav.mx/verificacion/nra/nombresestablecimientos.php?nra=MCRRP0502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RRP0502211</text:p>
          </table:table-cell>
          <table:table-cell office:value-type="string" calcext:value-type="string">
            <text:p>https://rnca.tamps.cinvestav.mx/verificacion/nra/nombresestablecimientos.php?nra=MCRRP0502211</text:p>
          </table:table-cell>
          <table:table-cell office:value-type="string" calcext:value-type="string">
            <text:p>MCRRP0502231</text:p>
          </table:table-cell>
          <table:table-cell office:value-type="string" calcext:value-type="string">
            <text:p>https://rnca.tamps.cinvestav.mx/verificacion/nra/nombresestablecimientos.php?nra=MCRRP05022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RRP0502221</text:p>
          </table:table-cell>
          <table:table-cell office:value-type="string" calcext:value-type="string">
            <text:p>https://rnca.tamps.cinvestav.mx/verificacion/nra/nombresestablecimientos.php?nra=MCRRP0502221</text:p>
          </table:table-cell>
          <table:table-cell office:value-type="string" calcext:value-type="string">
            <text:p>MCRRP0502231</text:p>
          </table:table-cell>
          <table:table-cell office:value-type="string" calcext:value-type="string">
            <text:p>https://rnca.tamps.cinvestav.mx/verificacion/nra/nombresestablecimientos.php?nra=MCRRP05022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BB0200411</text:p>
          </table:table-cell>
          <table:table-cell office:value-type="string" calcext:value-type="string">
            <text:p>https://rnca.tamps.cinvestav.mx/verificacion/nra/nombresestablecimientos.php?nra=MEDBB0200411</text:p>
          </table:table-cell>
          <table:table-cell office:value-type="string" calcext:value-type="string">
            <text:p>MEDBB2700411</text:p>
          </table:table-cell>
          <table:table-cell office:value-type="string" calcext:value-type="string">
            <text:p>https://rnca.tamps.cinvestav.mx/verificacion/nra/nombresestablecimientos.php?nra=MEDBB2700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8T0803711</text:p>
          </table:table-cell>
          <table:table-cell office:value-type="string" calcext:value-type="string">
            <text:p>https://rnca.tamps.cinvestav.mx/verificacion/nra/nombresestablecimientos.php?nra=MEJ8T0803711</text:p>
          </table:table-cell>
          <table:table-cell office:value-type="string" calcext:value-type="string">
            <text:p>MEJ8T0803712</text:p>
          </table:table-cell>
          <table:table-cell office:value-type="string" calcext:value-type="string">
            <text:p>https://rnca.tamps.cinvestav.mx/verificacion/nra/nombresestablecimientos.php?nra=MEJ8T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8T0803711</text:p>
          </table:table-cell>
          <table:table-cell office:value-type="string" calcext:value-type="string">
            <text:p>https://rnca.tamps.cinvestav.mx/verificacion/nra/nombresestablecimientos.php?nra=MEJ8T0803711</text:p>
          </table:table-cell>
          <table:table-cell office:value-type="string" calcext:value-type="string">
            <text:p>MEJ8T0803713</text:p>
          </table:table-cell>
          <table:table-cell office:value-type="string" calcext:value-type="string">
            <text:p>https://rnca.tamps.cinvestav.mx/verificacion/nra/nombresestablecimientos.php?nra=MEJ8T0803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8T0803711</text:p>
          </table:table-cell>
          <table:table-cell office:value-type="string" calcext:value-type="string">
            <text:p>https://rnca.tamps.cinvestav.mx/verificacion/nra/nombresestablecimientos.php?nra=MEJ8T0803711</text:p>
          </table:table-cell>
          <table:table-cell office:value-type="string" calcext:value-type="string">
            <text:p>MEJ8T0803715</text:p>
          </table:table-cell>
          <table:table-cell office:value-type="string" calcext:value-type="string">
            <text:p>https://rnca.tamps.cinvestav.mx/verificacion/nra/nombresestablecimientos.php?nra=MEJ8T08037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8T0803711</text:p>
          </table:table-cell>
          <table:table-cell office:value-type="string" calcext:value-type="string">
            <text:p>https://rnca.tamps.cinvestav.mx/verificacion/nra/nombresestablecimientos.php?nra=MEJ8T0803711</text:p>
          </table:table-cell>
          <table:table-cell office:value-type="string" calcext:value-type="string">
            <text:p>MEJ8T0803716</text:p>
          </table:table-cell>
          <table:table-cell office:value-type="string" calcext:value-type="string">
            <text:p>https://rnca.tamps.cinvestav.mx/verificacion/nra/nombresestablecimientos.php?nra=MEJ8T08037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8T0803711</text:p>
          </table:table-cell>
          <table:table-cell office:value-type="string" calcext:value-type="string">
            <text:p>https://rnca.tamps.cinvestav.mx/verificacion/nra/nombresestablecimientos.php?nra=MEJ8T0803711</text:p>
          </table:table-cell>
          <table:table-cell office:value-type="string" calcext:value-type="string">
            <text:p>MEJ8T0803717</text:p>
          </table:table-cell>
          <table:table-cell office:value-type="string" calcext:value-type="string">
            <text:p>https://rnca.tamps.cinvestav.mx/verificacion/nra/nombresestablecimientos.php?nra=MEJ8T08037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8T0803712</text:p>
          </table:table-cell>
          <table:table-cell office:value-type="string" calcext:value-type="string">
            <text:p>https://rnca.tamps.cinvestav.mx/verificacion/nra/nombresestablecimientos.php?nra=MEJ8T0803712</text:p>
          </table:table-cell>
          <table:table-cell office:value-type="string" calcext:value-type="string">
            <text:p>MEJ8T0803713</text:p>
          </table:table-cell>
          <table:table-cell office:value-type="string" calcext:value-type="string">
            <text:p>https://rnca.tamps.cinvestav.mx/verificacion/nra/nombresestablecimientos.php?nra=MEJ8T0803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8T0803712</text:p>
          </table:table-cell>
          <table:table-cell office:value-type="string" calcext:value-type="string">
            <text:p>https://rnca.tamps.cinvestav.mx/verificacion/nra/nombresestablecimientos.php?nra=MEJ8T0803712</text:p>
          </table:table-cell>
          <table:table-cell office:value-type="string" calcext:value-type="string">
            <text:p>MEJ8T0803715</text:p>
          </table:table-cell>
          <table:table-cell office:value-type="string" calcext:value-type="string">
            <text:p>https://rnca.tamps.cinvestav.mx/verificacion/nra/nombresestablecimientos.php?nra=MEJ8T08037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8T0803712</text:p>
          </table:table-cell>
          <table:table-cell office:value-type="string" calcext:value-type="string">
            <text:p>https://rnca.tamps.cinvestav.mx/verificacion/nra/nombresestablecimientos.php?nra=MEJ8T0803712</text:p>
          </table:table-cell>
          <table:table-cell office:value-type="string" calcext:value-type="string">
            <text:p>MEJ8T0803716</text:p>
          </table:table-cell>
          <table:table-cell office:value-type="string" calcext:value-type="string">
            <text:p>https://rnca.tamps.cinvestav.mx/verificacion/nra/nombresestablecimientos.php?nra=MEJ8T08037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8T0803712</text:p>
          </table:table-cell>
          <table:table-cell office:value-type="string" calcext:value-type="string">
            <text:p>https://rnca.tamps.cinvestav.mx/verificacion/nra/nombresestablecimientos.php?nra=MEJ8T0803712</text:p>
          </table:table-cell>
          <table:table-cell office:value-type="string" calcext:value-type="string">
            <text:p>MEJ8T0803717</text:p>
          </table:table-cell>
          <table:table-cell office:value-type="string" calcext:value-type="string">
            <text:p>https://rnca.tamps.cinvestav.mx/verificacion/nra/nombresestablecimientos.php?nra=MEJ8T08037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8T0803713</text:p>
          </table:table-cell>
          <table:table-cell office:value-type="string" calcext:value-type="string">
            <text:p>https://rnca.tamps.cinvestav.mx/verificacion/nra/nombresestablecimientos.php?nra=MEJ8T0803713</text:p>
          </table:table-cell>
          <table:table-cell office:value-type="string" calcext:value-type="string">
            <text:p>MEJ8T0803715</text:p>
          </table:table-cell>
          <table:table-cell office:value-type="string" calcext:value-type="string">
            <text:p>https://rnca.tamps.cinvestav.mx/verificacion/nra/nombresestablecimientos.php?nra=MEJ8T08037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8T0803713</text:p>
          </table:table-cell>
          <table:table-cell office:value-type="string" calcext:value-type="string">
            <text:p>https://rnca.tamps.cinvestav.mx/verificacion/nra/nombresestablecimientos.php?nra=MEJ8T0803713</text:p>
          </table:table-cell>
          <table:table-cell office:value-type="string" calcext:value-type="string">
            <text:p>MEJ8T0803716</text:p>
          </table:table-cell>
          <table:table-cell office:value-type="string" calcext:value-type="string">
            <text:p>https://rnca.tamps.cinvestav.mx/verificacion/nra/nombresestablecimientos.php?nra=MEJ8T08037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8T0803713</text:p>
          </table:table-cell>
          <table:table-cell office:value-type="string" calcext:value-type="string">
            <text:p>https://rnca.tamps.cinvestav.mx/verificacion/nra/nombresestablecimientos.php?nra=MEJ8T0803713</text:p>
          </table:table-cell>
          <table:table-cell office:value-type="string" calcext:value-type="string">
            <text:p>MEJ8T0803717</text:p>
          </table:table-cell>
          <table:table-cell office:value-type="string" calcext:value-type="string">
            <text:p>https://rnca.tamps.cinvestav.mx/verificacion/nra/nombresestablecimientos.php?nra=MEJ8T08037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8T0803715</text:p>
          </table:table-cell>
          <table:table-cell office:value-type="string" calcext:value-type="string">
            <text:p>https://rnca.tamps.cinvestav.mx/verificacion/nra/nombresestablecimientos.php?nra=MEJ8T0803715</text:p>
          </table:table-cell>
          <table:table-cell office:value-type="string" calcext:value-type="string">
            <text:p>MEJ8T0803716</text:p>
          </table:table-cell>
          <table:table-cell office:value-type="string" calcext:value-type="string">
            <text:p>https://rnca.tamps.cinvestav.mx/verificacion/nra/nombresestablecimientos.php?nra=MEJ8T08037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8T0803715</text:p>
          </table:table-cell>
          <table:table-cell office:value-type="string" calcext:value-type="string">
            <text:p>https://rnca.tamps.cinvestav.mx/verificacion/nra/nombresestablecimientos.php?nra=MEJ8T0803715</text:p>
          </table:table-cell>
          <table:table-cell office:value-type="string" calcext:value-type="string">
            <text:p>MEJ8T0803717</text:p>
          </table:table-cell>
          <table:table-cell office:value-type="string" calcext:value-type="string">
            <text:p>https://rnca.tamps.cinvestav.mx/verificacion/nra/nombresestablecimientos.php?nra=MEJ8T08037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8T0803716</text:p>
          </table:table-cell>
          <table:table-cell office:value-type="string" calcext:value-type="string">
            <text:p>https://rnca.tamps.cinvestav.mx/verificacion/nra/nombresestablecimientos.php?nra=MEJ8T0803716</text:p>
          </table:table-cell>
          <table:table-cell office:value-type="string" calcext:value-type="string">
            <text:p>MEJ8T0803717</text:p>
          </table:table-cell>
          <table:table-cell office:value-type="string" calcext:value-type="string">
            <text:p>https://rnca.tamps.cinvestav.mx/verificacion/nra/nombresestablecimientos.php?nra=MEJ8T08037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7X1904811</text:p>
          </table:table-cell>
          <table:table-cell office:value-type="string" calcext:value-type="string">
            <text:p>https://rnca.tamps.cinvestav.mx/verificacion/nra/nombresestablecimientos.php?nra=MEM7X1904811</text:p>
          </table:table-cell>
          <table:table-cell office:value-type="string" calcext:value-type="string">
            <text:p>MEM7X1904812</text:p>
          </table:table-cell>
          <table:table-cell office:value-type="string" calcext:value-type="string">
            <text:p>https://rnca.tamps.cinvestav.mx/verificacion/nra/nombresestablecimientos.php?nra=MEM7X19048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7T1901811</text:p>
          </table:table-cell>
          <table:table-cell office:value-type="string" calcext:value-type="string">
            <text:p>https://rnca.tamps.cinvestav.mx/verificacion/nra/nombresestablecimientos.php?nra=MER7T1901811</text:p>
          </table:table-cell>
          <table:table-cell office:value-type="string" calcext:value-type="string">
            <text:p>MER7T1901812</text:p>
          </table:table-cell>
          <table:table-cell office:value-type="string" calcext:value-type="string">
            <text:p>https://rnca.tamps.cinvestav.mx/verificacion/nra/nombresestablecimientos.php?nra=MER7T19018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2111400356</text:p>
          </table:table-cell>
          <table:table-cell office:value-type="string" calcext:value-type="string">
            <text:p>https://rnca.tamps.cinvestav.mx/verificacion/nra/nombresestablecimientos.php?nra=MET2111400356</text:p>
          </table:table-cell>
          <table:table-cell office:value-type="string" calcext:value-type="string">
            <text:p>MET2111400436</text:p>
          </table:table-cell>
          <table:table-cell office:value-type="string" calcext:value-type="string">
            <text:p>https://rnca.tamps.cinvestav.mx/verificacion/nra/nombresestablecimientos.php?nra=MET2111400436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ULJ0801911</text:p>
          </table:table-cell>
          <table:table-cell office:value-type="string" calcext:value-type="string">
            <text:p>https://rnca.tamps.cinvestav.mx/verificacion/nra/nombresestablecimientos.php?nra=MEULJ0801911</text:p>
          </table:table-cell>
          <table:table-cell office:value-type="string" calcext:value-type="string">
            <text:p>MEULJ0801912</text:p>
          </table:table-cell>
          <table:table-cell office:value-type="string" calcext:value-type="string">
            <text:p>https://rnca.tamps.cinvestav.mx/verificacion/nra/nombresestablecimientos.php?nra=MEULJ0801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A5T0900311</text:p>
          </table:table-cell>
          <table:table-cell office:value-type="string" calcext:value-type="string">
            <text:p>https://rnca.tamps.cinvestav.mx/verificacion/nra/nombresestablecimientos.php?nra=MFA5T0900311</text:p>
          </table:table-cell>
          <table:table-cell office:value-type="string" calcext:value-type="string">
            <text:p>MFA5T0900611</text:p>
          </table:table-cell>
          <table:table-cell office:value-type="string" calcext:value-type="string">
            <text:p>https://rnca.tamps.cinvestav.mx/verificacion/nra/nombresestablecimientos.php?nra=MFA5T0900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M8T0502511</text:p>
          </table:table-cell>
          <table:table-cell office:value-type="string" calcext:value-type="string">
            <text:p>https://rnca.tamps.cinvestav.mx/verificacion/nra/nombresestablecimientos.php?nra=MFM8T0502511</text:p>
          </table:table-cell>
          <table:table-cell office:value-type="string" calcext:value-type="string">
            <text:p>MFM8T0502512</text:p>
          </table:table-cell>
          <table:table-cell office:value-type="string" calcext:value-type="string">
            <text:p>https://rnca.tamps.cinvestav.mx/verificacion/nra/nombresestablecimientos.php?nra=MFM8T05025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C460803711</text:p>
          </table:table-cell>
          <table:table-cell office:value-type="string" calcext:value-type="string">
            <text:p>https://rnca.tamps.cinvestav.mx/verificacion/nra/nombresestablecimientos.php?nra=MHC460803711</text:p>
          </table:table-cell>
          <table:table-cell office:value-type="string" calcext:value-type="string">
            <text:p>MHC460803712</text:p>
          </table:table-cell>
          <table:table-cell office:value-type="string" calcext:value-type="string">
            <text:p>https://rnca.tamps.cinvestav.mx/verificacion/nra/nombresestablecimientos.php?nra=MHC46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5T0900711</text:p>
          </table:table-cell>
          <table:table-cell office:value-type="string" calcext:value-type="string">
            <text:p>https://rnca.tamps.cinvestav.mx/verificacion/nra/nombresestablecimientos.php?nra=MIC5T0900711</text:p>
          </table:table-cell>
          <table:table-cell office:value-type="string" calcext:value-type="string">
            <text:p>MIC5T0900721</text:p>
          </table:table-cell>
          <table:table-cell office:value-type="string" calcext:value-type="string">
            <text:p>https://rnca.tamps.cinvestav.mx/verificacion/nra/nombresestablecimientos.php?nra=MIC5T09007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791403911</text:p>
          </table:table-cell>
          <table:table-cell office:value-type="string" calcext:value-type="string">
            <text:p>https://rnca.tamps.cinvestav.mx/verificacion/nra/nombresestablecimientos.php?nra=MIN791403911</text:p>
          </table:table-cell>
          <table:table-cell office:value-type="string" calcext:value-type="string">
            <text:p>MIN791403921</text:p>
          </table:table-cell>
          <table:table-cell office:value-type="string" calcext:value-type="string">
            <text:p>https://rnca.tamps.cinvestav.mx/verificacion/nra/nombresestablecimientos.php?nra=MIN7914039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D910503511</text:p>
          </table:table-cell>
          <table:table-cell office:value-type="string" calcext:value-type="string">
            <text:p>https://rnca.tamps.cinvestav.mx/verificacion/nra/nombresestablecimientos.php?nra=MJD910503511</text:p>
          </table:table-cell>
          <table:table-cell office:value-type="string" calcext:value-type="string">
            <text:p>MJD9I0503511</text:p>
          </table:table-cell>
          <table:table-cell office:value-type="string" calcext:value-type="string">
            <text:p>https://rnca.tamps.cinvestav.mx/verificacion/nra/nombresestablecimientos.php?nra=MJD9I0503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A3K1306311</text:p>
          </table:table-cell>
          <table:table-cell office:value-type="string" calcext:value-type="string">
            <text:p>https://rnca.tamps.cinvestav.mx/verificacion/nra/nombresestablecimientos.php?nra=MKA3K1306311</text:p>
          </table:table-cell>
          <table:table-cell office:value-type="string" calcext:value-type="string">
            <text:p>MKA3K1306312</text:p>
          </table:table-cell>
          <table:table-cell office:value-type="string" calcext:value-type="string">
            <text:p>https://rnca.tamps.cinvestav.mx/verificacion/nra/nombresestablecimientos.php?nra=MKA3K13063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E1C1900611</text:p>
          </table:table-cell>
          <table:table-cell office:value-type="string" calcext:value-type="string">
            <text:p>https://rnca.tamps.cinvestav.mx/verificacion/nra/nombresestablecimientos.php?nra=MME1C1900611</text:p>
          </table:table-cell>
          <table:table-cell office:value-type="string" calcext:value-type="string">
            <text:p>MME1I1900611</text:p>
          </table:table-cell>
          <table:table-cell office:value-type="string" calcext:value-type="string">
            <text:p>https://rnca.tamps.cinvestav.mx/verificacion/nra/nombresestablecimientos.php?nra=MME1I1900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E2803200124</text:p>
          </table:table-cell>
          <table:table-cell office:value-type="string" calcext:value-type="string">
            <text:p>https://rnca.tamps.cinvestav.mx/verificacion/nra/nombresestablecimientos.php?nra=MME2803200124</text:p>
          </table:table-cell>
          <table:table-cell office:value-type="string" calcext:value-type="string">
            <text:p>MME2803200152</text:p>
          </table:table-cell>
          <table:table-cell office:value-type="string" calcext:value-type="string">
            <text:p>https://rnca.tamps.cinvestav.mx/verificacion/nra/nombresestablecimientos.php?nra=MME280320015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E910502711</text:p>
          </table:table-cell>
          <table:table-cell office:value-type="string" calcext:value-type="string">
            <text:p>https://rnca.tamps.cinvestav.mx/verificacion/nra/nombresestablecimientos.php?nra=MME910502711</text:p>
          </table:table-cell>
          <table:table-cell office:value-type="string" calcext:value-type="string">
            <text:p>MME9M0502711</text:p>
          </table:table-cell>
          <table:table-cell office:value-type="string" calcext:value-type="string">
            <text:p>https://rnca.tamps.cinvestav.mx/verificacion/nra/nombresestablecimientos.php?nra=MME9M0502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E9K2803211</text:p>
          </table:table-cell>
          <table:table-cell office:value-type="string" calcext:value-type="string">
            <text:p>https://rnca.tamps.cinvestav.mx/verificacion/nra/nombresestablecimientos.php?nra=MME9K2803211</text:p>
          </table:table-cell>
          <table:table-cell office:value-type="string" calcext:value-type="string">
            <text:p>MME9R2803211</text:p>
          </table:table-cell>
          <table:table-cell office:value-type="string" calcext:value-type="string">
            <text:p>https://rnca.tamps.cinvestav.mx/verificacion/nra/nombresestablecimientos.php?nra=MME9R2803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I7X2803211</text:p>
          </table:table-cell>
          <table:table-cell office:value-type="string" calcext:value-type="string">
            <text:p>https://rnca.tamps.cinvestav.mx/verificacion/nra/nombresestablecimientos.php?nra=MMI7X2803211</text:p>
          </table:table-cell>
          <table:table-cell office:value-type="string" calcext:value-type="string">
            <text:p>MMI7X2803212</text:p>
          </table:table-cell>
          <table:table-cell office:value-type="string" calcext:value-type="string">
            <text:p>https://rnca.tamps.cinvestav.mx/verificacion/nra/nombresestablecimientos.php?nra=MMI7X2803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I7X2803211</text:p>
          </table:table-cell>
          <table:table-cell office:value-type="string" calcext:value-type="string">
            <text:p>https://rnca.tamps.cinvestav.mx/verificacion/nra/nombresestablecimientos.php?nra=MMI7X2803211</text:p>
          </table:table-cell>
          <table:table-cell office:value-type="string" calcext:value-type="string">
            <text:p>MMI7X2803213</text:p>
          </table:table-cell>
          <table:table-cell office:value-type="string" calcext:value-type="string">
            <text:p>https://rnca.tamps.cinvestav.mx/verificacion/nra/nombresestablecimientos.php?nra=MMI7X2803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I7X2803212</text:p>
          </table:table-cell>
          <table:table-cell office:value-type="string" calcext:value-type="string">
            <text:p>https://rnca.tamps.cinvestav.mx/verificacion/nra/nombresestablecimientos.php?nra=MMI7X2803212</text:p>
          </table:table-cell>
          <table:table-cell office:value-type="string" calcext:value-type="string">
            <text:p>MMI7X2803213</text:p>
          </table:table-cell>
          <table:table-cell office:value-type="string" calcext:value-type="string">
            <text:p>https://rnca.tamps.cinvestav.mx/verificacion/nra/nombresestablecimientos.php?nra=MMI7X2803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J910803711</text:p>
          </table:table-cell>
          <table:table-cell office:value-type="string" calcext:value-type="string">
            <text:p>https://rnca.tamps.cinvestav.mx/verificacion/nra/nombresestablecimientos.php?nra=MMJ910803711</text:p>
          </table:table-cell>
          <table:table-cell office:value-type="string" calcext:value-type="string">
            <text:p>MMJ960803711</text:p>
          </table:table-cell>
          <table:table-cell office:value-type="string" calcext:value-type="string">
            <text:p>https://rnca.tamps.cinvestav.mx/verificacion/nra/nombresestablecimientos.php?nra=MMJ960803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J960803711</text:p>
          </table:table-cell>
          <table:table-cell office:value-type="string" calcext:value-type="string">
            <text:p>https://rnca.tamps.cinvestav.mx/verificacion/nra/nombresestablecimientos.php?nra=MMJ960803711</text:p>
          </table:table-cell>
          <table:table-cell office:value-type="string" calcext:value-type="string">
            <text:p>MMJ960803712</text:p>
          </table:table-cell>
          <table:table-cell office:value-type="string" calcext:value-type="string">
            <text:p>https://rnca.tamps.cinvestav.mx/verificacion/nra/nombresestablecimientos.php?nra=MMJ96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M1904100040</text:p>
          </table:table-cell>
          <table:table-cell office:value-type="string" calcext:value-type="string">
            <text:p>https://rnca.tamps.cinvestav.mx/verificacion/nra/nombresestablecimientos.php?nra=MMM1904100040</text:p>
          </table:table-cell>
          <table:table-cell office:value-type="string" calcext:value-type="string">
            <text:p>MMM1904100041</text:p>
          </table:table-cell>
          <table:table-cell office:value-type="string" calcext:value-type="string">
            <text:p>https://rnca.tamps.cinvestav.mx/verificacion/nra/nombresestablecimientos.php?nra=MMM1904100041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ORP0502011</text:p>
          </table:table-cell>
          <table:table-cell office:value-type="string" calcext:value-type="string">
            <text:p>https://rnca.tamps.cinvestav.mx/verificacion/nra/nombresestablecimientos.php?nra=MMORP0502011</text:p>
          </table:table-cell>
          <table:table-cell office:value-type="string" calcext:value-type="string">
            <text:p>MMORP0502031</text:p>
          </table:table-cell>
          <table:table-cell office:value-type="string" calcext:value-type="string">
            <text:p>https://rnca.tamps.cinvestav.mx/verificacion/nra/nombresestablecimientos.php?nra=MMORP05020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ORP0502031</text:p>
          </table:table-cell>
          <table:table-cell office:value-type="string" calcext:value-type="string">
            <text:p>https://rnca.tamps.cinvestav.mx/verificacion/nra/nombresestablecimientos.php?nra=MMORP0502031</text:p>
          </table:table-cell>
          <table:table-cell office:value-type="string" calcext:value-type="string">
            <text:p>MMORP0503231</text:p>
          </table:table-cell>
          <table:table-cell office:value-type="string" calcext:value-type="string">
            <text:p>https://rnca.tamps.cinvestav.mx/verificacion/nra/nombresestablecimientos.php?nra=MMORP05032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P0503500055</text:p>
          </table:table-cell>
          <table:table-cell office:value-type="string" calcext:value-type="string">
            <text:p>https://rnca.tamps.cinvestav.mx/verificacion/nra/nombresestablecimientos.php?nra=MMP0503500055</text:p>
          </table:table-cell>
          <table:table-cell office:value-type="string" calcext:value-type="string">
            <text:p>MMP0503500056</text:p>
          </table:table-cell>
          <table:table-cell office:value-type="string" calcext:value-type="string">
            <text:p>https://rnca.tamps.cinvestav.mx/verificacion/nra/nombresestablecimientos.php?nra=MMP0503500056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P7L0503511</text:p>
          </table:table-cell>
          <table:table-cell office:value-type="string" calcext:value-type="string">
            <text:p>https://rnca.tamps.cinvestav.mx/verificacion/nra/nombresestablecimientos.php?nra=MMP7L0503511</text:p>
          </table:table-cell>
          <table:table-cell office:value-type="string" calcext:value-type="string">
            <text:p>MMP7L0503512</text:p>
          </table:table-cell>
          <table:table-cell office:value-type="string" calcext:value-type="string">
            <text:p>https://rnca.tamps.cinvestav.mx/verificacion/nra/nombresestablecimientos.php?nra=MMP7L05035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P7L0503511</text:p>
          </table:table-cell>
          <table:table-cell office:value-type="string" calcext:value-type="string">
            <text:p>https://rnca.tamps.cinvestav.mx/verificacion/nra/nombresestablecimientos.php?nra=MMP7L0503511</text:p>
          </table:table-cell>
          <table:table-cell office:value-type="string" calcext:value-type="string">
            <text:p>MMP7M0503511</text:p>
          </table:table-cell>
          <table:table-cell office:value-type="string" calcext:value-type="string">
            <text:p>https://rnca.tamps.cinvestav.mx/verificacion/nra/nombresestablecimientos.php?nra=MMP7M0503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P8I1510611</text:p>
          </table:table-cell>
          <table:table-cell office:value-type="string" calcext:value-type="string">
            <text:p>https://rnca.tamps.cinvestav.mx/verificacion/nra/nombresestablecimientos.php?nra=MMP8I1510611</text:p>
          </table:table-cell>
          <table:table-cell office:value-type="string" calcext:value-type="string">
            <text:p>MMP9I1510611</text:p>
          </table:table-cell>
          <table:table-cell office:value-type="string" calcext:value-type="string">
            <text:p>https://rnca.tamps.cinvestav.mx/verificacion/nra/nombresestablecimientos.php?nra=MMP9I1510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O110503411</text:p>
          </table:table-cell>
          <table:table-cell office:value-type="string" calcext:value-type="string">
            <text:p>https://rnca.tamps.cinvestav.mx/verificacion/nra/nombresestablecimientos.php?nra=MNO110503411</text:p>
          </table:table-cell>
          <table:table-cell office:value-type="string" calcext:value-type="string">
            <text:p>MNO110503414</text:p>
          </table:table-cell>
          <table:table-cell office:value-type="string" calcext:value-type="string">
            <text:p>https://rnca.tamps.cinvestav.mx/verificacion/nra/nombresestablecimientos.php?nra=MNO1105034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O110503411</text:p>
          </table:table-cell>
          <table:table-cell office:value-type="string" calcext:value-type="string">
            <text:p>https://rnca.tamps.cinvestav.mx/verificacion/nra/nombresestablecimientos.php?nra=MNO110503411</text:p>
          </table:table-cell>
          <table:table-cell office:value-type="string" calcext:value-type="string">
            <text:p>MNO110503421</text:p>
          </table:table-cell>
          <table:table-cell office:value-type="string" calcext:value-type="string">
            <text:p>https://rnca.tamps.cinvestav.mx/verificacion/nra/nombresestablecimientos.php?nra=MNO1105034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O110503414</text:p>
          </table:table-cell>
          <table:table-cell office:value-type="string" calcext:value-type="string">
            <text:p>https://rnca.tamps.cinvestav.mx/verificacion/nra/nombresestablecimientos.php?nra=MNO110503414</text:p>
          </table:table-cell>
          <table:table-cell office:value-type="string" calcext:value-type="string">
            <text:p>MNO110503421</text:p>
          </table:table-cell>
          <table:table-cell office:value-type="string" calcext:value-type="string">
            <text:p>https://rnca.tamps.cinvestav.mx/verificacion/nra/nombresestablecimientos.php?nra=MNO1105034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O110503421</text:p>
          </table:table-cell>
          <table:table-cell office:value-type="string" calcext:value-type="string">
            <text:p>https://rnca.tamps.cinvestav.mx/verificacion/nra/nombresestablecimientos.php?nra=MNO110503421</text:p>
          </table:table-cell>
          <table:table-cell office:value-type="string" calcext:value-type="string">
            <text:p>MNO110503422</text:p>
          </table:table-cell>
          <table:table-cell office:value-type="string" calcext:value-type="string">
            <text:p>https://rnca.tamps.cinvestav.mx/verificacion/nra/nombresestablecimientos.php?nra=MNO11050342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O110503421</text:p>
          </table:table-cell>
          <table:table-cell office:value-type="string" calcext:value-type="string">
            <text:p>https://rnca.tamps.cinvestav.mx/verificacion/nra/nombresestablecimientos.php?nra=MNO110503421</text:p>
          </table:table-cell>
          <table:table-cell office:value-type="string" calcext:value-type="string">
            <text:p>MNO110503423</text:p>
          </table:table-cell>
          <table:table-cell office:value-type="string" calcext:value-type="string">
            <text:p>https://rnca.tamps.cinvestav.mx/verificacion/nra/nombresestablecimientos.php?nra=MNO11050342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O110503422</text:p>
          </table:table-cell>
          <table:table-cell office:value-type="string" calcext:value-type="string">
            <text:p>https://rnca.tamps.cinvestav.mx/verificacion/nra/nombresestablecimientos.php?nra=MNO110503422</text:p>
          </table:table-cell>
          <table:table-cell office:value-type="string" calcext:value-type="string">
            <text:p>MNO110503423</text:p>
          </table:table-cell>
          <table:table-cell office:value-type="string" calcext:value-type="string">
            <text:p>https://rnca.tamps.cinvestav.mx/verificacion/nra/nombresestablecimientos.php?nra=MNO11050342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O1L0502011</text:p>
          </table:table-cell>
          <table:table-cell office:value-type="string" calcext:value-type="string">
            <text:p>https://rnca.tamps.cinvestav.mx/verificacion/nra/nombresestablecimientos.php?nra=MNO1L0502011</text:p>
          </table:table-cell>
          <table:table-cell office:value-type="string" calcext:value-type="string">
            <text:p>MNO1L0502012</text:p>
          </table:table-cell>
          <table:table-cell office:value-type="string" calcext:value-type="string">
            <text:p>https://rnca.tamps.cinvestav.mx/verificacion/nra/nombresestablecimientos.php?nra=MNO1L05020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O1L0502011</text:p>
          </table:table-cell>
          <table:table-cell office:value-type="string" calcext:value-type="string">
            <text:p>https://rnca.tamps.cinvestav.mx/verificacion/nra/nombresestablecimientos.php?nra=MNO1L0502011</text:p>
          </table:table-cell>
          <table:table-cell office:value-type="string" calcext:value-type="string">
            <text:p>MNO1L0502013</text:p>
          </table:table-cell>
          <table:table-cell office:value-type="string" calcext:value-type="string">
            <text:p>https://rnca.tamps.cinvestav.mx/verificacion/nra/nombresestablecimientos.php?nra=MNO1L05020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O1L0502011</text:p>
          </table:table-cell>
          <table:table-cell office:value-type="string" calcext:value-type="string">
            <text:p>https://rnca.tamps.cinvestav.mx/verificacion/nra/nombresestablecimientos.php?nra=MNO1L0502011</text:p>
          </table:table-cell>
          <table:table-cell office:value-type="string" calcext:value-type="string">
            <text:p>MNO1L0502014</text:p>
          </table:table-cell>
          <table:table-cell office:value-type="string" calcext:value-type="string">
            <text:p>https://rnca.tamps.cinvestav.mx/verificacion/nra/nombresestablecimientos.php?nra=MNO1L05020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O1L0502011</text:p>
          </table:table-cell>
          <table:table-cell office:value-type="string" calcext:value-type="string">
            <text:p>https://rnca.tamps.cinvestav.mx/verificacion/nra/nombresestablecimientos.php?nra=MNO1L0502011</text:p>
          </table:table-cell>
          <table:table-cell office:value-type="string" calcext:value-type="string">
            <text:p>MNO1L0502211</text:p>
          </table:table-cell>
          <table:table-cell office:value-type="string" calcext:value-type="string">
            <text:p>https://rnca.tamps.cinvestav.mx/verificacion/nra/nombresestablecimientos.php?nra=MNO1L0502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O1L0502011</text:p>
          </table:table-cell>
          <table:table-cell office:value-type="string" calcext:value-type="string">
            <text:p>https://rnca.tamps.cinvestav.mx/verificacion/nra/nombresestablecimientos.php?nra=MNO1L0502011</text:p>
          </table:table-cell>
          <table:table-cell office:value-type="string" calcext:value-type="string">
            <text:p>MNO1L0502511</text:p>
          </table:table-cell>
          <table:table-cell office:value-type="string" calcext:value-type="string">
            <text:p>https://rnca.tamps.cinvestav.mx/verificacion/nra/nombresestablecimientos.php?nra=MNO1L0502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O1L0502012</text:p>
          </table:table-cell>
          <table:table-cell office:value-type="string" calcext:value-type="string">
            <text:p>https://rnca.tamps.cinvestav.mx/verificacion/nra/nombresestablecimientos.php?nra=MNO1L0502012</text:p>
          </table:table-cell>
          <table:table-cell office:value-type="string" calcext:value-type="string">
            <text:p>MNO1L0502013</text:p>
          </table:table-cell>
          <table:table-cell office:value-type="string" calcext:value-type="string">
            <text:p>https://rnca.tamps.cinvestav.mx/verificacion/nra/nombresestablecimientos.php?nra=MNO1L05020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O1L0502012</text:p>
          </table:table-cell>
          <table:table-cell office:value-type="string" calcext:value-type="string">
            <text:p>https://rnca.tamps.cinvestav.mx/verificacion/nra/nombresestablecimientos.php?nra=MNO1L0502012</text:p>
          </table:table-cell>
          <table:table-cell office:value-type="string" calcext:value-type="string">
            <text:p>MNO1L0502014</text:p>
          </table:table-cell>
          <table:table-cell office:value-type="string" calcext:value-type="string">
            <text:p>https://rnca.tamps.cinvestav.mx/verificacion/nra/nombresestablecimientos.php?nra=MNO1L05020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O1L0502012</text:p>
          </table:table-cell>
          <table:table-cell office:value-type="string" calcext:value-type="string">
            <text:p>https://rnca.tamps.cinvestav.mx/verificacion/nra/nombresestablecimientos.php?nra=MNO1L0502012</text:p>
          </table:table-cell>
          <table:table-cell office:value-type="string" calcext:value-type="string">
            <text:p>MNO1L0502212</text:p>
          </table:table-cell>
          <table:table-cell office:value-type="string" calcext:value-type="string">
            <text:p>https://rnca.tamps.cinvestav.mx/verificacion/nra/nombresestablecimientos.php?nra=MNO1L0502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O1L0502013</text:p>
          </table:table-cell>
          <table:table-cell office:value-type="string" calcext:value-type="string">
            <text:p>https://rnca.tamps.cinvestav.mx/verificacion/nra/nombresestablecimientos.php?nra=MNO1L0502013</text:p>
          </table:table-cell>
          <table:table-cell office:value-type="string" calcext:value-type="string">
            <text:p>MNO1L0502014</text:p>
          </table:table-cell>
          <table:table-cell office:value-type="string" calcext:value-type="string">
            <text:p>https://rnca.tamps.cinvestav.mx/verificacion/nra/nombresestablecimientos.php?nra=MNO1L05020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O1L0502013</text:p>
          </table:table-cell>
          <table:table-cell office:value-type="string" calcext:value-type="string">
            <text:p>https://rnca.tamps.cinvestav.mx/verificacion/nra/nombresestablecimientos.php?nra=MNO1L0502013</text:p>
          </table:table-cell>
          <table:table-cell office:value-type="string" calcext:value-type="string">
            <text:p>MNO1L0502213</text:p>
          </table:table-cell>
          <table:table-cell office:value-type="string" calcext:value-type="string">
            <text:p>https://rnca.tamps.cinvestav.mx/verificacion/nra/nombresestablecimientos.php?nra=MNO1L0502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O1L0502014</text:p>
          </table:table-cell>
          <table:table-cell office:value-type="string" calcext:value-type="string">
            <text:p>https://rnca.tamps.cinvestav.mx/verificacion/nra/nombresestablecimientos.php?nra=MNO1L0502014</text:p>
          </table:table-cell>
          <table:table-cell office:value-type="string" calcext:value-type="string">
            <text:p>MNO1L0502214</text:p>
          </table:table-cell>
          <table:table-cell office:value-type="string" calcext:value-type="string">
            <text:p>https://rnca.tamps.cinvestav.mx/verificacion/nra/nombresestablecimientos.php?nra=MNO1L0502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O1L0502211</text:p>
          </table:table-cell>
          <table:table-cell office:value-type="string" calcext:value-type="string">
            <text:p>https://rnca.tamps.cinvestav.mx/verificacion/nra/nombresestablecimientos.php?nra=MNO1L0502211</text:p>
          </table:table-cell>
          <table:table-cell office:value-type="string" calcext:value-type="string">
            <text:p>MNO1L0502212</text:p>
          </table:table-cell>
          <table:table-cell office:value-type="string" calcext:value-type="string">
            <text:p>https://rnca.tamps.cinvestav.mx/verificacion/nra/nombresestablecimientos.php?nra=MNO1L0502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O1L0502211</text:p>
          </table:table-cell>
          <table:table-cell office:value-type="string" calcext:value-type="string">
            <text:p>https://rnca.tamps.cinvestav.mx/verificacion/nra/nombresestablecimientos.php?nra=MNO1L0502211</text:p>
          </table:table-cell>
          <table:table-cell office:value-type="string" calcext:value-type="string">
            <text:p>MNO1L0502213</text:p>
          </table:table-cell>
          <table:table-cell office:value-type="string" calcext:value-type="string">
            <text:p>https://rnca.tamps.cinvestav.mx/verificacion/nra/nombresestablecimientos.php?nra=MNO1L0502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O1L0502211</text:p>
          </table:table-cell>
          <table:table-cell office:value-type="string" calcext:value-type="string">
            <text:p>https://rnca.tamps.cinvestav.mx/verificacion/nra/nombresestablecimientos.php?nra=MNO1L0502211</text:p>
          </table:table-cell>
          <table:table-cell office:value-type="string" calcext:value-type="string">
            <text:p>MNO1L0502214</text:p>
          </table:table-cell>
          <table:table-cell office:value-type="string" calcext:value-type="string">
            <text:p>https://rnca.tamps.cinvestav.mx/verificacion/nra/nombresestablecimientos.php?nra=MNO1L0502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O1L0502211</text:p>
          </table:table-cell>
          <table:table-cell office:value-type="string" calcext:value-type="string">
            <text:p>https://rnca.tamps.cinvestav.mx/verificacion/nra/nombresestablecimientos.php?nra=MNO1L0502211</text:p>
          </table:table-cell>
          <table:table-cell office:value-type="string" calcext:value-type="string">
            <text:p>MNO1L0502511</text:p>
          </table:table-cell>
          <table:table-cell office:value-type="string" calcext:value-type="string">
            <text:p>https://rnca.tamps.cinvestav.mx/verificacion/nra/nombresestablecimientos.php?nra=MNO1L0502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O1L0502211</text:p>
          </table:table-cell>
          <table:table-cell office:value-type="string" calcext:value-type="string">
            <text:p>https://rnca.tamps.cinvestav.mx/verificacion/nra/nombresestablecimientos.php?nra=MNO1L0502211</text:p>
          </table:table-cell>
          <table:table-cell office:value-type="string" calcext:value-type="string">
            <text:p>MNO210502211</text:p>
          </table:table-cell>
          <table:table-cell office:value-type="string" calcext:value-type="string">
            <text:p>https://rnca.tamps.cinvestav.mx/verificacion/nra/nombresestablecimientos.php?nra=MNO210502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O1L0502212</text:p>
          </table:table-cell>
          <table:table-cell office:value-type="string" calcext:value-type="string">
            <text:p>https://rnca.tamps.cinvestav.mx/verificacion/nra/nombresestablecimientos.php?nra=MNO1L0502212</text:p>
          </table:table-cell>
          <table:table-cell office:value-type="string" calcext:value-type="string">
            <text:p>MNO1L0502213</text:p>
          </table:table-cell>
          <table:table-cell office:value-type="string" calcext:value-type="string">
            <text:p>https://rnca.tamps.cinvestav.mx/verificacion/nra/nombresestablecimientos.php?nra=MNO1L0502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O1L0502212</text:p>
          </table:table-cell>
          <table:table-cell office:value-type="string" calcext:value-type="string">
            <text:p>https://rnca.tamps.cinvestav.mx/verificacion/nra/nombresestablecimientos.php?nra=MNO1L0502212</text:p>
          </table:table-cell>
          <table:table-cell office:value-type="string" calcext:value-type="string">
            <text:p>MNO1L0502214</text:p>
          </table:table-cell>
          <table:table-cell office:value-type="string" calcext:value-type="string">
            <text:p>https://rnca.tamps.cinvestav.mx/verificacion/nra/nombresestablecimientos.php?nra=MNO1L0502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O1L0502213</text:p>
          </table:table-cell>
          <table:table-cell office:value-type="string" calcext:value-type="string">
            <text:p>https://rnca.tamps.cinvestav.mx/verificacion/nra/nombresestablecimientos.php?nra=MNO1L0502213</text:p>
          </table:table-cell>
          <table:table-cell office:value-type="string" calcext:value-type="string">
            <text:p>MNO1L0502214</text:p>
          </table:table-cell>
          <table:table-cell office:value-type="string" calcext:value-type="string">
            <text:p>https://rnca.tamps.cinvestav.mx/verificacion/nra/nombresestablecimientos.php?nra=MNO1L0502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FK90400311</text:p>
          </table:table-cell>
          <table:table-cell office:value-type="string" calcext:value-type="string">
            <text:p>https://rnca.tamps.cinvestav.mx/verificacion/nra/nombresestablecimientos.php?nra=MOFK90400311</text:p>
          </table:table-cell>
          <table:table-cell office:value-type="string" calcext:value-type="string">
            <text:p>MOFK90400312</text:p>
          </table:table-cell>
          <table:table-cell office:value-type="string" calcext:value-type="string">
            <text:p>https://rnca.tamps.cinvestav.mx/verificacion/nra/nombresestablecimientos.php?nra=MOFK904003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FK90400311</text:p>
          </table:table-cell>
          <table:table-cell office:value-type="string" calcext:value-type="string">
            <text:p>https://rnca.tamps.cinvestav.mx/verificacion/nra/nombresestablecimientos.php?nra=MOFK90400311</text:p>
          </table:table-cell>
          <table:table-cell office:value-type="string" calcext:value-type="string">
            <text:p>MOFK90400313</text:p>
          </table:table-cell>
          <table:table-cell office:value-type="string" calcext:value-type="string">
            <text:p>https://rnca.tamps.cinvestav.mx/verificacion/nra/nombresestablecimientos.php?nra=MOFK904003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FK90400311</text:p>
          </table:table-cell>
          <table:table-cell office:value-type="string" calcext:value-type="string">
            <text:p>https://rnca.tamps.cinvestav.mx/verificacion/nra/nombresestablecimientos.php?nra=MOFK90400311</text:p>
          </table:table-cell>
          <table:table-cell office:value-type="string" calcext:value-type="string">
            <text:p>MOFK90400314</text:p>
          </table:table-cell>
          <table:table-cell office:value-type="string" calcext:value-type="string">
            <text:p>https://rnca.tamps.cinvestav.mx/verificacion/nra/nombresestablecimientos.php?nra=MOFK904003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FK90400311</text:p>
          </table:table-cell>
          <table:table-cell office:value-type="string" calcext:value-type="string">
            <text:p>https://rnca.tamps.cinvestav.mx/verificacion/nra/nombresestablecimientos.php?nra=MOFK90400311</text:p>
          </table:table-cell>
          <table:table-cell office:value-type="string" calcext:value-type="string">
            <text:p>MOFK90400315</text:p>
          </table:table-cell>
          <table:table-cell office:value-type="string" calcext:value-type="string">
            <text:p>https://rnca.tamps.cinvestav.mx/verificacion/nra/nombresestablecimientos.php?nra=MOFK904003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FK90400312</text:p>
          </table:table-cell>
          <table:table-cell office:value-type="string" calcext:value-type="string">
            <text:p>https://rnca.tamps.cinvestav.mx/verificacion/nra/nombresestablecimientos.php?nra=MOFK90400312</text:p>
          </table:table-cell>
          <table:table-cell office:value-type="string" calcext:value-type="string">
            <text:p>MOFK90400313</text:p>
          </table:table-cell>
          <table:table-cell office:value-type="string" calcext:value-type="string">
            <text:p>https://rnca.tamps.cinvestav.mx/verificacion/nra/nombresestablecimientos.php?nra=MOFK904003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FK90400312</text:p>
          </table:table-cell>
          <table:table-cell office:value-type="string" calcext:value-type="string">
            <text:p>https://rnca.tamps.cinvestav.mx/verificacion/nra/nombresestablecimientos.php?nra=MOFK90400312</text:p>
          </table:table-cell>
          <table:table-cell office:value-type="string" calcext:value-type="string">
            <text:p>MOFK90400314</text:p>
          </table:table-cell>
          <table:table-cell office:value-type="string" calcext:value-type="string">
            <text:p>https://rnca.tamps.cinvestav.mx/verificacion/nra/nombresestablecimientos.php?nra=MOFK904003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FK90400312</text:p>
          </table:table-cell>
          <table:table-cell office:value-type="string" calcext:value-type="string">
            <text:p>https://rnca.tamps.cinvestav.mx/verificacion/nra/nombresestablecimientos.php?nra=MOFK90400312</text:p>
          </table:table-cell>
          <table:table-cell office:value-type="string" calcext:value-type="string">
            <text:p>MOFK90400315</text:p>
          </table:table-cell>
          <table:table-cell office:value-type="string" calcext:value-type="string">
            <text:p>https://rnca.tamps.cinvestav.mx/verificacion/nra/nombresestablecimientos.php?nra=MOFK904003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FK90400313</text:p>
          </table:table-cell>
          <table:table-cell office:value-type="string" calcext:value-type="string">
            <text:p>https://rnca.tamps.cinvestav.mx/verificacion/nra/nombresestablecimientos.php?nra=MOFK90400313</text:p>
          </table:table-cell>
          <table:table-cell office:value-type="string" calcext:value-type="string">
            <text:p>MOFK90400314</text:p>
          </table:table-cell>
          <table:table-cell office:value-type="string" calcext:value-type="string">
            <text:p>https://rnca.tamps.cinvestav.mx/verificacion/nra/nombresestablecimientos.php?nra=MOFK904003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FK90400313</text:p>
          </table:table-cell>
          <table:table-cell office:value-type="string" calcext:value-type="string">
            <text:p>https://rnca.tamps.cinvestav.mx/verificacion/nra/nombresestablecimientos.php?nra=MOFK90400313</text:p>
          </table:table-cell>
          <table:table-cell office:value-type="string" calcext:value-type="string">
            <text:p>MOFK90400315</text:p>
          </table:table-cell>
          <table:table-cell office:value-type="string" calcext:value-type="string">
            <text:p>https://rnca.tamps.cinvestav.mx/verificacion/nra/nombresestablecimientos.php?nra=MOFK904003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FK90400314</text:p>
          </table:table-cell>
          <table:table-cell office:value-type="string" calcext:value-type="string">
            <text:p>https://rnca.tamps.cinvestav.mx/verificacion/nra/nombresestablecimientos.php?nra=MOFK90400314</text:p>
          </table:table-cell>
          <table:table-cell office:value-type="string" calcext:value-type="string">
            <text:p>MOFK90400315</text:p>
          </table:table-cell>
          <table:table-cell office:value-type="string" calcext:value-type="string">
            <text:p>https://rnca.tamps.cinvestav.mx/verificacion/nra/nombresestablecimientos.php?nra=MOFK904003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7T2902511</text:p>
          </table:table-cell>
          <table:table-cell office:value-type="string" calcext:value-type="string">
            <text:p>https://rnca.tamps.cinvestav.mx/verificacion/nra/nombresestablecimientos.php?nra=MOT7T2902511</text:p>
          </table:table-cell>
          <table:table-cell office:value-type="string" calcext:value-type="string">
            <text:p>MOT7T2902521</text:p>
          </table:table-cell>
          <table:table-cell office:value-type="string" calcext:value-type="string">
            <text:p>https://rnca.tamps.cinvestav.mx/verificacion/nra/nombresestablecimientos.php?nra=MOT7T29025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DMA1900911</text:p>
          </table:table-cell>
          <table:table-cell office:value-type="string" calcext:value-type="string">
            <text:p>https://rnca.tamps.cinvestav.mx/verificacion/nra/nombresestablecimientos.php?nra=MPDMA1900911</text:p>
          </table:table-cell>
          <table:table-cell office:value-type="string" calcext:value-type="string">
            <text:p>MPDMA1900921</text:p>
          </table:table-cell>
          <table:table-cell office:value-type="string" calcext:value-type="string">
            <text:p>https://rnca.tamps.cinvestav.mx/verificacion/nra/nombresestablecimientos.php?nra=MPDMA19009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IRE0500411</text:p>
          </table:table-cell>
          <table:table-cell office:value-type="string" calcext:value-type="string">
            <text:p>https://rnca.tamps.cinvestav.mx/verificacion/nra/nombresestablecimientos.php?nra=MQIRE0500411</text:p>
          </table:table-cell>
          <table:table-cell office:value-type="string" calcext:value-type="string">
            <text:p>MQIRE0503011</text:p>
          </table:table-cell>
          <table:table-cell office:value-type="string" calcext:value-type="string">
            <text:p>https://rnca.tamps.cinvestav.mx/verificacion/nra/nombresestablecimientos.php?nra=MQIRE05030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E8T2803211</text:p>
          </table:table-cell>
          <table:table-cell office:value-type="string" calcext:value-type="string">
            <text:p>https://rnca.tamps.cinvestav.mx/verificacion/nra/nombresestablecimientos.php?nra=MRE8T2803211</text:p>
          </table:table-cell>
          <table:table-cell office:value-type="string" calcext:value-type="string">
            <text:p>MRE8T2803221</text:p>
          </table:table-cell>
          <table:table-cell office:value-type="string" calcext:value-type="string">
            <text:p>https://rnca.tamps.cinvestav.mx/verificacion/nra/nombresestablecimientos.php?nra=MRE8T2803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V5Q2800312</text:p>
          </table:table-cell>
          <table:table-cell office:value-type="string" calcext:value-type="string">
            <text:p>https://rnca.tamps.cinvestav.mx/verificacion/nra/nombresestablecimientos.php?nra=MRV5Q2800312</text:p>
          </table:table-cell>
          <table:table-cell office:value-type="string" calcext:value-type="string">
            <text:p>MRV5Q2800313</text:p>
          </table:table-cell>
          <table:table-cell office:value-type="string" calcext:value-type="string">
            <text:p>https://rnca.tamps.cinvestav.mx/verificacion/nra/nombresestablecimientos.php?nra=MRV5Q28003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F9M1904811</text:p>
          </table:table-cell>
          <table:table-cell office:value-type="string" calcext:value-type="string">
            <text:p>https://rnca.tamps.cinvestav.mx/verificacion/nra/nombresestablecimientos.php?nra=MSF9M1904811</text:p>
          </table:table-cell>
          <table:table-cell office:value-type="string" calcext:value-type="string">
            <text:p>MSF9M1904812</text:p>
          </table:table-cell>
          <table:table-cell office:value-type="string" calcext:value-type="string">
            <text:p>https://rnca.tamps.cinvestav.mx/verificacion/nra/nombresestablecimientos.php?nra=MSF9M19048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F9M1904811</text:p>
          </table:table-cell>
          <table:table-cell office:value-type="string" calcext:value-type="string">
            <text:p>https://rnca.tamps.cinvestav.mx/verificacion/nra/nombresestablecimientos.php?nra=MSF9M1904811</text:p>
          </table:table-cell>
          <table:table-cell office:value-type="string" calcext:value-type="string">
            <text:p>MSFMA1904811</text:p>
          </table:table-cell>
          <table:table-cell office:value-type="string" calcext:value-type="string">
            <text:p>https://rnca.tamps.cinvestav.mx/verificacion/nra/nombresestablecimientos.php?nra=MSFMA1904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EKE3003821</text:p>
          </table:table-cell>
          <table:table-cell office:value-type="string" calcext:value-type="string">
            <text:p>https://rnca.tamps.cinvestav.mx/verificacion/nra/nombresestablecimientos.php?nra=MTEKE3003821</text:p>
          </table:table-cell>
          <table:table-cell office:value-type="string" calcext:value-type="string">
            <text:p>MTEKE3013821</text:p>
          </table:table-cell>
          <table:table-cell office:value-type="string" calcext:value-type="string">
            <text:p>https://rnca.tamps.cinvestav.mx/verificacion/nra/nombresestablecimientos.php?nra=MTEKE30138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1I2602511</text:p>
          </table:table-cell>
          <table:table-cell office:value-type="string" calcext:value-type="string">
            <text:p>https://rnca.tamps.cinvestav.mx/verificacion/nra/nombresestablecimientos.php?nra=MTK1I2602511</text:p>
          </table:table-cell>
          <table:table-cell office:value-type="string" calcext:value-type="string">
            <text:p>MTK912602511</text:p>
          </table:table-cell>
          <table:table-cell office:value-type="string" calcext:value-type="string">
            <text:p>https://rnca.tamps.cinvestav.mx/verificacion/nra/nombresestablecimientos.php?nra=MTK912602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8L2602911</text:p>
          </table:table-cell>
          <table:table-cell office:value-type="string" calcext:value-type="string">
            <text:p>https://rnca.tamps.cinvestav.mx/verificacion/nra/nombresestablecimientos.php?nra=MTK8L2602911</text:p>
          </table:table-cell>
          <table:table-cell office:value-type="string" calcext:value-type="string">
            <text:p>MTK8L2602921</text:p>
          </table:table-cell>
          <table:table-cell office:value-type="string" calcext:value-type="string">
            <text:p>https://rnca.tamps.cinvestav.mx/verificacion/nra/nombresestablecimientos.php?nra=MTK8L26029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912602511</text:p>
          </table:table-cell>
          <table:table-cell office:value-type="string" calcext:value-type="string">
            <text:p>https://rnca.tamps.cinvestav.mx/verificacion/nra/nombresestablecimientos.php?nra=MTK912602511</text:p>
          </table:table-cell>
          <table:table-cell office:value-type="string" calcext:value-type="string">
            <text:p>MTK912602512</text:p>
          </table:table-cell>
          <table:table-cell office:value-type="string" calcext:value-type="string">
            <text:p>https://rnca.tamps.cinvestav.mx/verificacion/nra/nombresestablecimientos.php?nra=MTK9126025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912602511</text:p>
          </table:table-cell>
          <table:table-cell office:value-type="string" calcext:value-type="string">
            <text:p>https://rnca.tamps.cinvestav.mx/verificacion/nra/nombresestablecimientos.php?nra=MTK912602511</text:p>
          </table:table-cell>
          <table:table-cell office:value-type="string" calcext:value-type="string">
            <text:p>MTK912602516</text:p>
          </table:table-cell>
          <table:table-cell office:value-type="string" calcext:value-type="string">
            <text:p>https://rnca.tamps.cinvestav.mx/verificacion/nra/nombresestablecimientos.php?nra=MTK9126025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912602511</text:p>
          </table:table-cell>
          <table:table-cell office:value-type="string" calcext:value-type="string">
            <text:p>https://rnca.tamps.cinvestav.mx/verificacion/nra/nombresestablecimientos.php?nra=MTK912602511</text:p>
          </table:table-cell>
          <table:table-cell office:value-type="string" calcext:value-type="string">
            <text:p>MTK912602519</text:p>
          </table:table-cell>
          <table:table-cell office:value-type="string" calcext:value-type="string">
            <text:p>https://rnca.tamps.cinvestav.mx/verificacion/nra/nombresestablecimientos.php?nra=MTK912602519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912602511</text:p>
          </table:table-cell>
          <table:table-cell office:value-type="string" calcext:value-type="string">
            <text:p>https://rnca.tamps.cinvestav.mx/verificacion/nra/nombresestablecimientos.php?nra=MTK912602511</text:p>
          </table:table-cell>
          <table:table-cell office:value-type="string" calcext:value-type="string">
            <text:p>MTK91260251A</text:p>
          </table:table-cell>
          <table:table-cell office:value-type="string" calcext:value-type="string">
            <text:p>https://rnca.tamps.cinvestav.mx/verificacion/nra/nombresestablecimientos.php?nra=MTK91260251A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912602511</text:p>
          </table:table-cell>
          <table:table-cell office:value-type="string" calcext:value-type="string">
            <text:p>https://rnca.tamps.cinvestav.mx/verificacion/nra/nombresestablecimientos.php?nra=MTK912602511</text:p>
          </table:table-cell>
          <table:table-cell office:value-type="string" calcext:value-type="string">
            <text:p>MTK91260251B</text:p>
          </table:table-cell>
          <table:table-cell office:value-type="string" calcext:value-type="string">
            <text:p>https://rnca.tamps.cinvestav.mx/verificacion/nra/nombresestablecimientos.php?nra=MTK9126025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912602511</text:p>
          </table:table-cell>
          <table:table-cell office:value-type="string" calcext:value-type="string">
            <text:p>https://rnca.tamps.cinvestav.mx/verificacion/nra/nombresestablecimientos.php?nra=MTK912602511</text:p>
          </table:table-cell>
          <table:table-cell office:value-type="string" calcext:value-type="string">
            <text:p>MTK9M2602511</text:p>
          </table:table-cell>
          <table:table-cell office:value-type="string" calcext:value-type="string">
            <text:p>https://rnca.tamps.cinvestav.mx/verificacion/nra/nombresestablecimientos.php?nra=MTK9M2602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912602512</text:p>
          </table:table-cell>
          <table:table-cell office:value-type="string" calcext:value-type="string">
            <text:p>https://rnca.tamps.cinvestav.mx/verificacion/nra/nombresestablecimientos.php?nra=MTK912602512</text:p>
          </table:table-cell>
          <table:table-cell office:value-type="string" calcext:value-type="string">
            <text:p>MTK912602516</text:p>
          </table:table-cell>
          <table:table-cell office:value-type="string" calcext:value-type="string">
            <text:p>https://rnca.tamps.cinvestav.mx/verificacion/nra/nombresestablecimientos.php?nra=MTK9126025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912602512</text:p>
          </table:table-cell>
          <table:table-cell office:value-type="string" calcext:value-type="string">
            <text:p>https://rnca.tamps.cinvestav.mx/verificacion/nra/nombresestablecimientos.php?nra=MTK912602512</text:p>
          </table:table-cell>
          <table:table-cell office:value-type="string" calcext:value-type="string">
            <text:p>MTK912602519</text:p>
          </table:table-cell>
          <table:table-cell office:value-type="string" calcext:value-type="string">
            <text:p>https://rnca.tamps.cinvestav.mx/verificacion/nra/nombresestablecimientos.php?nra=MTK912602519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912602512</text:p>
          </table:table-cell>
          <table:table-cell office:value-type="string" calcext:value-type="string">
            <text:p>https://rnca.tamps.cinvestav.mx/verificacion/nra/nombresestablecimientos.php?nra=MTK912602512</text:p>
          </table:table-cell>
          <table:table-cell office:value-type="string" calcext:value-type="string">
            <text:p>MTK91260251A</text:p>
          </table:table-cell>
          <table:table-cell office:value-type="string" calcext:value-type="string">
            <text:p>https://rnca.tamps.cinvestav.mx/verificacion/nra/nombresestablecimientos.php?nra=MTK91260251A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912602512</text:p>
          </table:table-cell>
          <table:table-cell office:value-type="string" calcext:value-type="string">
            <text:p>https://rnca.tamps.cinvestav.mx/verificacion/nra/nombresestablecimientos.php?nra=MTK912602512</text:p>
          </table:table-cell>
          <table:table-cell office:value-type="string" calcext:value-type="string">
            <text:p>MTK91260251B</text:p>
          </table:table-cell>
          <table:table-cell office:value-type="string" calcext:value-type="string">
            <text:p>https://rnca.tamps.cinvestav.mx/verificacion/nra/nombresestablecimientos.php?nra=MTK9126025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912602512</text:p>
          </table:table-cell>
          <table:table-cell office:value-type="string" calcext:value-type="string">
            <text:p>https://rnca.tamps.cinvestav.mx/verificacion/nra/nombresestablecimientos.php?nra=MTK912602512</text:p>
          </table:table-cell>
          <table:table-cell office:value-type="string" calcext:value-type="string">
            <text:p>MTK912602532</text:p>
          </table:table-cell>
          <table:table-cell office:value-type="string" calcext:value-type="string">
            <text:p>https://rnca.tamps.cinvestav.mx/verificacion/nra/nombresestablecimientos.php?nra=MTK91260253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912602516</text:p>
          </table:table-cell>
          <table:table-cell office:value-type="string" calcext:value-type="string">
            <text:p>https://rnca.tamps.cinvestav.mx/verificacion/nra/nombresestablecimientos.php?nra=MTK912602516</text:p>
          </table:table-cell>
          <table:table-cell office:value-type="string" calcext:value-type="string">
            <text:p>MTK912602519</text:p>
          </table:table-cell>
          <table:table-cell office:value-type="string" calcext:value-type="string">
            <text:p>https://rnca.tamps.cinvestav.mx/verificacion/nra/nombresestablecimientos.php?nra=MTK912602519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912602516</text:p>
          </table:table-cell>
          <table:table-cell office:value-type="string" calcext:value-type="string">
            <text:p>https://rnca.tamps.cinvestav.mx/verificacion/nra/nombresestablecimientos.php?nra=MTK912602516</text:p>
          </table:table-cell>
          <table:table-cell office:value-type="string" calcext:value-type="string">
            <text:p>MTK91260251A</text:p>
          </table:table-cell>
          <table:table-cell office:value-type="string" calcext:value-type="string">
            <text:p>https://rnca.tamps.cinvestav.mx/verificacion/nra/nombresestablecimientos.php?nra=MTK91260251A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912602516</text:p>
          </table:table-cell>
          <table:table-cell office:value-type="string" calcext:value-type="string">
            <text:p>https://rnca.tamps.cinvestav.mx/verificacion/nra/nombresestablecimientos.php?nra=MTK912602516</text:p>
          </table:table-cell>
          <table:table-cell office:value-type="string" calcext:value-type="string">
            <text:p>MTK91260251B</text:p>
          </table:table-cell>
          <table:table-cell office:value-type="string" calcext:value-type="string">
            <text:p>https://rnca.tamps.cinvestav.mx/verificacion/nra/nombresestablecimientos.php?nra=MTK9126025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912602516</text:p>
          </table:table-cell>
          <table:table-cell office:value-type="string" calcext:value-type="string">
            <text:p>https://rnca.tamps.cinvestav.mx/verificacion/nra/nombresestablecimientos.php?nra=MTK912602516</text:p>
          </table:table-cell>
          <table:table-cell office:value-type="string" calcext:value-type="string">
            <text:p>MTK912602536</text:p>
          </table:table-cell>
          <table:table-cell office:value-type="string" calcext:value-type="string">
            <text:p>https://rnca.tamps.cinvestav.mx/verificacion/nra/nombresestablecimientos.php?nra=MTK91260253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912602519</text:p>
          </table:table-cell>
          <table:table-cell office:value-type="string" calcext:value-type="string">
            <text:p>https://rnca.tamps.cinvestav.mx/verificacion/nra/nombresestablecimientos.php?nra=MTK912602519</text:p>
          </table:table-cell>
          <table:table-cell office:value-type="string" calcext:value-type="string">
            <text:p>MTK91260251A</text:p>
          </table:table-cell>
          <table:table-cell office:value-type="string" calcext:value-type="string">
            <text:p>https://rnca.tamps.cinvestav.mx/verificacion/nra/nombresestablecimientos.php?nra=MTK91260251A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912602519</text:p>
          </table:table-cell>
          <table:table-cell office:value-type="string" calcext:value-type="string">
            <text:p>https://rnca.tamps.cinvestav.mx/verificacion/nra/nombresestablecimientos.php?nra=MTK912602519</text:p>
          </table:table-cell>
          <table:table-cell office:value-type="string" calcext:value-type="string">
            <text:p>MTK91260251B</text:p>
          </table:table-cell>
          <table:table-cell office:value-type="string" calcext:value-type="string">
            <text:p>https://rnca.tamps.cinvestav.mx/verificacion/nra/nombresestablecimientos.php?nra=MTK9126025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91260251A</text:p>
          </table:table-cell>
          <table:table-cell office:value-type="string" calcext:value-type="string">
            <text:p>https://rnca.tamps.cinvestav.mx/verificacion/nra/nombresestablecimientos.php?nra=MTK91260251A</text:p>
          </table:table-cell>
          <table:table-cell office:value-type="string" calcext:value-type="string">
            <text:p>MTK91260251B</text:p>
          </table:table-cell>
          <table:table-cell office:value-type="string" calcext:value-type="string">
            <text:p>https://rnca.tamps.cinvestav.mx/verificacion/nra/nombresestablecimientos.php?nra=MTK9126025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912602532</text:p>
          </table:table-cell>
          <table:table-cell office:value-type="string" calcext:value-type="string">
            <text:p>https://rnca.tamps.cinvestav.mx/verificacion/nra/nombresestablecimientos.php?nra=MTK912602532</text:p>
          </table:table-cell>
          <table:table-cell office:value-type="string" calcext:value-type="string">
            <text:p>MTK912602533</text:p>
          </table:table-cell>
          <table:table-cell office:value-type="string" calcext:value-type="string">
            <text:p>https://rnca.tamps.cinvestav.mx/verificacion/nra/nombresestablecimientos.php?nra=MTK91260253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912602532</text:p>
          </table:table-cell>
          <table:table-cell office:value-type="string" calcext:value-type="string">
            <text:p>https://rnca.tamps.cinvestav.mx/verificacion/nra/nombresestablecimientos.php?nra=MTK912602532</text:p>
          </table:table-cell>
          <table:table-cell office:value-type="string" calcext:value-type="string">
            <text:p>MTK912602536</text:p>
          </table:table-cell>
          <table:table-cell office:value-type="string" calcext:value-type="string">
            <text:p>https://rnca.tamps.cinvestav.mx/verificacion/nra/nombresestablecimientos.php?nra=MTK91260253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912602533</text:p>
          </table:table-cell>
          <table:table-cell office:value-type="string" calcext:value-type="string">
            <text:p>https://rnca.tamps.cinvestav.mx/verificacion/nra/nombresestablecimientos.php?nra=MTK912602533</text:p>
          </table:table-cell>
          <table:table-cell office:value-type="string" calcext:value-type="string">
            <text:p>MTK912602536</text:p>
          </table:table-cell>
          <table:table-cell office:value-type="string" calcext:value-type="string">
            <text:p>https://rnca.tamps.cinvestav.mx/verificacion/nra/nombresestablecimientos.php?nra=MTK91260253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9M2602511</text:p>
          </table:table-cell>
          <table:table-cell office:value-type="string" calcext:value-type="string">
            <text:p>https://rnca.tamps.cinvestav.mx/verificacion/nra/nombresestablecimientos.php?nra=MTK9M2602511</text:p>
          </table:table-cell>
          <table:table-cell office:value-type="string" calcext:value-type="string">
            <text:p>MTK9M2602513</text:p>
          </table:table-cell>
          <table:table-cell office:value-type="string" calcext:value-type="string">
            <text:p>https://rnca.tamps.cinvestav.mx/verificacion/nra/nombresestablecimientos.php?nra=MTK9M26025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9M2602511</text:p>
          </table:table-cell>
          <table:table-cell office:value-type="string" calcext:value-type="string">
            <text:p>https://rnca.tamps.cinvestav.mx/verificacion/nra/nombresestablecimientos.php?nra=MTK9M2602511</text:p>
          </table:table-cell>
          <table:table-cell office:value-type="string" calcext:value-type="string">
            <text:p>MTK9M2602514</text:p>
          </table:table-cell>
          <table:table-cell office:value-type="string" calcext:value-type="string">
            <text:p>https://rnca.tamps.cinvestav.mx/verificacion/nra/nombresestablecimientos.php?nra=MTK9M26025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9M2602511</text:p>
          </table:table-cell>
          <table:table-cell office:value-type="string" calcext:value-type="string">
            <text:p>https://rnca.tamps.cinvestav.mx/verificacion/nra/nombresestablecimientos.php?nra=MTK9M2602511</text:p>
          </table:table-cell>
          <table:table-cell office:value-type="string" calcext:value-type="string">
            <text:p>MTK9M2602515</text:p>
          </table:table-cell>
          <table:table-cell office:value-type="string" calcext:value-type="string">
            <text:p>https://rnca.tamps.cinvestav.mx/verificacion/nra/nombresestablecimientos.php?nra=MTK9M26025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9M2602511</text:p>
          </table:table-cell>
          <table:table-cell office:value-type="string" calcext:value-type="string">
            <text:p>https://rnca.tamps.cinvestav.mx/verificacion/nra/nombresestablecimientos.php?nra=MTK9M2602511</text:p>
          </table:table-cell>
          <table:table-cell office:value-type="string" calcext:value-type="string">
            <text:p>MTK9M2602516</text:p>
          </table:table-cell>
          <table:table-cell office:value-type="string" calcext:value-type="string">
            <text:p>https://rnca.tamps.cinvestav.mx/verificacion/nra/nombresestablecimientos.php?nra=MTK9M26025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9M2602513</text:p>
          </table:table-cell>
          <table:table-cell office:value-type="string" calcext:value-type="string">
            <text:p>https://rnca.tamps.cinvestav.mx/verificacion/nra/nombresestablecimientos.php?nra=MTK9M2602513</text:p>
          </table:table-cell>
          <table:table-cell office:value-type="string" calcext:value-type="string">
            <text:p>MTK9M2602514</text:p>
          </table:table-cell>
          <table:table-cell office:value-type="string" calcext:value-type="string">
            <text:p>https://rnca.tamps.cinvestav.mx/verificacion/nra/nombresestablecimientos.php?nra=MTK9M26025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9M2602513</text:p>
          </table:table-cell>
          <table:table-cell office:value-type="string" calcext:value-type="string">
            <text:p>https://rnca.tamps.cinvestav.mx/verificacion/nra/nombresestablecimientos.php?nra=MTK9M2602513</text:p>
          </table:table-cell>
          <table:table-cell office:value-type="string" calcext:value-type="string">
            <text:p>MTK9M2602515</text:p>
          </table:table-cell>
          <table:table-cell office:value-type="string" calcext:value-type="string">
            <text:p>https://rnca.tamps.cinvestav.mx/verificacion/nra/nombresestablecimientos.php?nra=MTK9M26025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9M2602513</text:p>
          </table:table-cell>
          <table:table-cell office:value-type="string" calcext:value-type="string">
            <text:p>https://rnca.tamps.cinvestav.mx/verificacion/nra/nombresestablecimientos.php?nra=MTK9M2602513</text:p>
          </table:table-cell>
          <table:table-cell office:value-type="string" calcext:value-type="string">
            <text:p>MTK9M2602516</text:p>
          </table:table-cell>
          <table:table-cell office:value-type="string" calcext:value-type="string">
            <text:p>https://rnca.tamps.cinvestav.mx/verificacion/nra/nombresestablecimientos.php?nra=MTK9M26025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9M2602514</text:p>
          </table:table-cell>
          <table:table-cell office:value-type="string" calcext:value-type="string">
            <text:p>https://rnca.tamps.cinvestav.mx/verificacion/nra/nombresestablecimientos.php?nra=MTK9M2602514</text:p>
          </table:table-cell>
          <table:table-cell office:value-type="string" calcext:value-type="string">
            <text:p>MTK9M2602515</text:p>
          </table:table-cell>
          <table:table-cell office:value-type="string" calcext:value-type="string">
            <text:p>https://rnca.tamps.cinvestav.mx/verificacion/nra/nombresestablecimientos.php?nra=MTK9M26025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9M2602514</text:p>
          </table:table-cell>
          <table:table-cell office:value-type="string" calcext:value-type="string">
            <text:p>https://rnca.tamps.cinvestav.mx/verificacion/nra/nombresestablecimientos.php?nra=MTK9M2602514</text:p>
          </table:table-cell>
          <table:table-cell office:value-type="string" calcext:value-type="string">
            <text:p>MTK9M2602516</text:p>
          </table:table-cell>
          <table:table-cell office:value-type="string" calcext:value-type="string">
            <text:p>https://rnca.tamps.cinvestav.mx/verificacion/nra/nombresestablecimientos.php?nra=MTK9M26025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K9M2602515</text:p>
          </table:table-cell>
          <table:table-cell office:value-type="string" calcext:value-type="string">
            <text:p>https://rnca.tamps.cinvestav.mx/verificacion/nra/nombresestablecimientos.php?nra=MTK9M2602515</text:p>
          </table:table-cell>
          <table:table-cell office:value-type="string" calcext:value-type="string">
            <text:p>MTK9M2602516</text:p>
          </table:table-cell>
          <table:table-cell office:value-type="string" calcext:value-type="string">
            <text:p>https://rnca.tamps.cinvestav.mx/verificacion/nra/nombresestablecimientos.php?nra=MTK9M26025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M7X0803711</text:p>
          </table:table-cell>
          <table:table-cell office:value-type="string" calcext:value-type="string">
            <text:p>https://rnca.tamps.cinvestav.mx/verificacion/nra/nombresestablecimientos.php?nra=MTM7X0803711</text:p>
          </table:table-cell>
          <table:table-cell office:value-type="string" calcext:value-type="string">
            <text:p>MTM7X0803712</text:p>
          </table:table-cell>
          <table:table-cell office:value-type="string" calcext:value-type="string">
            <text:p>https://rnca.tamps.cinvestav.mx/verificacion/nra/nombresestablecimientos.php?nra=MTM7X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T2903400004</text:p>
          </table:table-cell>
          <table:table-cell office:value-type="string" calcext:value-type="string">
            <text:p>https://rnca.tamps.cinvestav.mx/verificacion/nra/nombresestablecimientos.php?nra=MTT2903400004</text:p>
          </table:table-cell>
          <table:table-cell office:value-type="string" calcext:value-type="string">
            <text:p>MTT2903400005</text:p>
          </table:table-cell>
          <table:table-cell office:value-type="string" calcext:value-type="string">
            <text:p>https://rnca.tamps.cinvestav.mx/verificacion/nra/nombresestablecimientos.php?nra=MTT2903400005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6T1103211</text:p>
          </table:table-cell>
          <table:table-cell office:value-type="string" calcext:value-type="string">
            <text:p>https://rnca.tamps.cinvestav.mx/verificacion/nra/nombresestablecimientos.php?nra=MVI6T1103211</text:p>
          </table:table-cell>
          <table:table-cell office:value-type="string" calcext:value-type="string">
            <text:p>MVI6T1103212</text:p>
          </table:table-cell>
          <table:table-cell office:value-type="string" calcext:value-type="string">
            <text:p>https://rnca.tamps.cinvestav.mx/verificacion/nra/nombresestablecimientos.php?nra=MVI6T1103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7T1503311</text:p>
          </table:table-cell>
          <table:table-cell office:value-type="string" calcext:value-type="string">
            <text:p>https://rnca.tamps.cinvestav.mx/verificacion/nra/nombresestablecimientos.php?nra=MWM7T1503311</text:p>
          </table:table-cell>
          <table:table-cell office:value-type="string" calcext:value-type="string">
            <text:p>MWM7T1503321</text:p>
          </table:table-cell>
          <table:table-cell office:value-type="string" calcext:value-type="string">
            <text:p>https://rnca.tamps.cinvestav.mx/verificacion/nra/nombresestablecimientos.php?nra=MWM7T15033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LMB1510411</text:p>
          </table:table-cell>
          <table:table-cell office:value-type="string" calcext:value-type="string">
            <text:p>https://rnca.tamps.cinvestav.mx/verificacion/nra/nombresestablecimientos.php?nra=NALMB1510411</text:p>
          </table:table-cell>
          <table:table-cell office:value-type="string" calcext:value-type="string">
            <text:p>NALQB1510411</text:p>
          </table:table-cell>
          <table:table-cell office:value-type="string" calcext:value-type="string">
            <text:p>https://rnca.tamps.cinvestav.mx/verificacion/nra/nombresestablecimientos.php?nra=NALQB1510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KE0400311</text:p>
          </table:table-cell>
          <table:table-cell office:value-type="string" calcext:value-type="string">
            <text:p>https://rnca.tamps.cinvestav.mx/verificacion/nra/nombresestablecimientos.php?nra=NAMKE0400311</text:p>
          </table:table-cell>
          <table:table-cell office:value-type="string" calcext:value-type="string">
            <text:p>NAMKE0400312</text:p>
          </table:table-cell>
          <table:table-cell office:value-type="string" calcext:value-type="string">
            <text:p>https://rnca.tamps.cinvestav.mx/verificacion/nra/nombresestablecimientos.php?nra=NAMKE04003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KE0400311</text:p>
          </table:table-cell>
          <table:table-cell office:value-type="string" calcext:value-type="string">
            <text:p>https://rnca.tamps.cinvestav.mx/verificacion/nra/nombresestablecimientos.php?nra=NAMKE0400311</text:p>
          </table:table-cell>
          <table:table-cell office:value-type="string" calcext:value-type="string">
            <text:p>NAMKE0400313</text:p>
          </table:table-cell>
          <table:table-cell office:value-type="string" calcext:value-type="string">
            <text:p>https://rnca.tamps.cinvestav.mx/verificacion/nra/nombresestablecimientos.php?nra=NAMKE04003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KE0400311</text:p>
          </table:table-cell>
          <table:table-cell office:value-type="string" calcext:value-type="string">
            <text:p>https://rnca.tamps.cinvestav.mx/verificacion/nra/nombresestablecimientos.php?nra=NAMKE0400311</text:p>
          </table:table-cell>
          <table:table-cell office:value-type="string" calcext:value-type="string">
            <text:p>NAMKE0400314</text:p>
          </table:table-cell>
          <table:table-cell office:value-type="string" calcext:value-type="string">
            <text:p>https://rnca.tamps.cinvestav.mx/verificacion/nra/nombresestablecimientos.php?nra=NAMKE04003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KE0400311</text:p>
          </table:table-cell>
          <table:table-cell office:value-type="string" calcext:value-type="string">
            <text:p>https://rnca.tamps.cinvestav.mx/verificacion/nra/nombresestablecimientos.php?nra=NAMKE0400311</text:p>
          </table:table-cell>
          <table:table-cell office:value-type="string" calcext:value-type="string">
            <text:p>NAMKE0400315</text:p>
          </table:table-cell>
          <table:table-cell office:value-type="string" calcext:value-type="string">
            <text:p>https://rnca.tamps.cinvestav.mx/verificacion/nra/nombresestablecimientos.php?nra=NAMKE04003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KE0400312</text:p>
          </table:table-cell>
          <table:table-cell office:value-type="string" calcext:value-type="string">
            <text:p>https://rnca.tamps.cinvestav.mx/verificacion/nra/nombresestablecimientos.php?nra=NAMKE0400312</text:p>
          </table:table-cell>
          <table:table-cell office:value-type="string" calcext:value-type="string">
            <text:p>NAMKE0400313</text:p>
          </table:table-cell>
          <table:table-cell office:value-type="string" calcext:value-type="string">
            <text:p>https://rnca.tamps.cinvestav.mx/verificacion/nra/nombresestablecimientos.php?nra=NAMKE04003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KE0400312</text:p>
          </table:table-cell>
          <table:table-cell office:value-type="string" calcext:value-type="string">
            <text:p>https://rnca.tamps.cinvestav.mx/verificacion/nra/nombresestablecimientos.php?nra=NAMKE0400312</text:p>
          </table:table-cell>
          <table:table-cell office:value-type="string" calcext:value-type="string">
            <text:p>NAMKE0400314</text:p>
          </table:table-cell>
          <table:table-cell office:value-type="string" calcext:value-type="string">
            <text:p>https://rnca.tamps.cinvestav.mx/verificacion/nra/nombresestablecimientos.php?nra=NAMKE04003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KE0400312</text:p>
          </table:table-cell>
          <table:table-cell office:value-type="string" calcext:value-type="string">
            <text:p>https://rnca.tamps.cinvestav.mx/verificacion/nra/nombresestablecimientos.php?nra=NAMKE0400312</text:p>
          </table:table-cell>
          <table:table-cell office:value-type="string" calcext:value-type="string">
            <text:p>NAMKE0400315</text:p>
          </table:table-cell>
          <table:table-cell office:value-type="string" calcext:value-type="string">
            <text:p>https://rnca.tamps.cinvestav.mx/verificacion/nra/nombresestablecimientos.php?nra=NAMKE04003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KE0400313</text:p>
          </table:table-cell>
          <table:table-cell office:value-type="string" calcext:value-type="string">
            <text:p>https://rnca.tamps.cinvestav.mx/verificacion/nra/nombresestablecimientos.php?nra=NAMKE0400313</text:p>
          </table:table-cell>
          <table:table-cell office:value-type="string" calcext:value-type="string">
            <text:p>NAMKE0400314</text:p>
          </table:table-cell>
          <table:table-cell office:value-type="string" calcext:value-type="string">
            <text:p>https://rnca.tamps.cinvestav.mx/verificacion/nra/nombresestablecimientos.php?nra=NAMKE04003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KE0400313</text:p>
          </table:table-cell>
          <table:table-cell office:value-type="string" calcext:value-type="string">
            <text:p>https://rnca.tamps.cinvestav.mx/verificacion/nra/nombresestablecimientos.php?nra=NAMKE0400313</text:p>
          </table:table-cell>
          <table:table-cell office:value-type="string" calcext:value-type="string">
            <text:p>NAMKE0400315</text:p>
          </table:table-cell>
          <table:table-cell office:value-type="string" calcext:value-type="string">
            <text:p>https://rnca.tamps.cinvestav.mx/verificacion/nra/nombresestablecimientos.php?nra=NAMKE04003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KE0400314</text:p>
          </table:table-cell>
          <table:table-cell office:value-type="string" calcext:value-type="string">
            <text:p>https://rnca.tamps.cinvestav.mx/verificacion/nra/nombresestablecimientos.php?nra=NAMKE0400314</text:p>
          </table:table-cell>
          <table:table-cell office:value-type="string" calcext:value-type="string">
            <text:p>NAMKE0400315</text:p>
          </table:table-cell>
          <table:table-cell office:value-type="string" calcext:value-type="string">
            <text:p>https://rnca.tamps.cinvestav.mx/verificacion/nra/nombresestablecimientos.php?nra=NAMKE04003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E912201611</text:p>
          </table:table-cell>
          <table:table-cell office:value-type="string" calcext:value-type="string">
            <text:p>https://rnca.tamps.cinvestav.mx/verificacion/nra/nombresestablecimientos.php?nra=NCE912201611</text:p>
          </table:table-cell>
          <table:table-cell office:value-type="string" calcext:value-type="string">
            <text:p>NCE912201612</text:p>
          </table:table-cell>
          <table:table-cell office:value-type="string" calcext:value-type="string">
            <text:p>https://rnca.tamps.cinvestav.mx/verificacion/nra/nombresestablecimientos.php?nra=NCE912201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7N0900211</text:p>
          </table:table-cell>
          <table:table-cell office:value-type="string" calcext:value-type="string">
            <text:p>https://rnca.tamps.cinvestav.mx/verificacion/nra/nombresestablecimientos.php?nra=NCO7N0900211</text:p>
          </table:table-cell>
          <table:table-cell office:value-type="string" calcext:value-type="string">
            <text:p>NCO7N0900221</text:p>
          </table:table-cell>
          <table:table-cell office:value-type="string" calcext:value-type="string">
            <text:p>https://rnca.tamps.cinvestav.mx/verificacion/nra/nombresestablecimientos.php?nra=NCO7N0900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0400300017</text:p>
          </table:table-cell>
          <table:table-cell office:value-type="string" calcext:value-type="string">
            <text:p>https://rnca.tamps.cinvestav.mx/verificacion/nra/nombresestablecimientos.php?nra=NCS0400300017</text:p>
          </table:table-cell>
          <table:table-cell office:value-type="string" calcext:value-type="string">
            <text:p>NCS0400300018</text:p>
          </table:table-cell>
          <table:table-cell office:value-type="string" calcext:value-type="string">
            <text:p>https://rnca.tamps.cinvestav.mx/verificacion/nra/nombresestablecimientos.php?nra=NCS0400300018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0400300017</text:p>
          </table:table-cell>
          <table:table-cell office:value-type="string" calcext:value-type="string">
            <text:p>https://rnca.tamps.cinvestav.mx/verificacion/nra/nombresestablecimientos.php?nra=NCS0400300017</text:p>
          </table:table-cell>
          <table:table-cell office:value-type="string" calcext:value-type="string">
            <text:p>NCS0400300019</text:p>
          </table:table-cell>
          <table:table-cell office:value-type="string" calcext:value-type="string">
            <text:p>https://rnca.tamps.cinvestav.mx/verificacion/nra/nombresestablecimientos.php?nra=NCS0400300019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0400300017</text:p>
          </table:table-cell>
          <table:table-cell office:value-type="string" calcext:value-type="string">
            <text:p>https://rnca.tamps.cinvestav.mx/verificacion/nra/nombresestablecimientos.php?nra=NCS0400300017</text:p>
          </table:table-cell>
          <table:table-cell office:value-type="string" calcext:value-type="string">
            <text:p>NCS0400300021</text:p>
          </table:table-cell>
          <table:table-cell office:value-type="string" calcext:value-type="string">
            <text:p>https://rnca.tamps.cinvestav.mx/verificacion/nra/nombresestablecimientos.php?nra=NCS0400300021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0400300018</text:p>
          </table:table-cell>
          <table:table-cell office:value-type="string" calcext:value-type="string">
            <text:p>https://rnca.tamps.cinvestav.mx/verificacion/nra/nombresestablecimientos.php?nra=NCS0400300018</text:p>
          </table:table-cell>
          <table:table-cell office:value-type="string" calcext:value-type="string">
            <text:p>NCS0400300019</text:p>
          </table:table-cell>
          <table:table-cell office:value-type="string" calcext:value-type="string">
            <text:p>https://rnca.tamps.cinvestav.mx/verificacion/nra/nombresestablecimientos.php?nra=NCS0400300019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0400300018</text:p>
          </table:table-cell>
          <table:table-cell office:value-type="string" calcext:value-type="string">
            <text:p>https://rnca.tamps.cinvestav.mx/verificacion/nra/nombresestablecimientos.php?nra=NCS0400300018</text:p>
          </table:table-cell>
          <table:table-cell office:value-type="string" calcext:value-type="string">
            <text:p>NCS0400300021</text:p>
          </table:table-cell>
          <table:table-cell office:value-type="string" calcext:value-type="string">
            <text:p>https://rnca.tamps.cinvestav.mx/verificacion/nra/nombresestablecimientos.php?nra=NCS0400300021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0400300019</text:p>
          </table:table-cell>
          <table:table-cell office:value-type="string" calcext:value-type="string">
            <text:p>https://rnca.tamps.cinvestav.mx/verificacion/nra/nombresestablecimientos.php?nra=NCS0400300019</text:p>
          </table:table-cell>
          <table:table-cell office:value-type="string" calcext:value-type="string">
            <text:p>NCS0400300021</text:p>
          </table:table-cell>
          <table:table-cell office:value-type="string" calcext:value-type="string">
            <text:p>https://rnca.tamps.cinvestav.mx/verificacion/nra/nombresestablecimientos.php?nra=NCS0400300021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0400300020</text:p>
          </table:table-cell>
          <table:table-cell office:value-type="string" calcext:value-type="string">
            <text:p>https://rnca.tamps.cinvestav.mx/verificacion/nra/nombresestablecimientos.php?nra=NCS0400300020</text:p>
          </table:table-cell>
          <table:table-cell office:value-type="string" calcext:value-type="string">
            <text:p>NCS0400300021</text:p>
          </table:table-cell>
          <table:table-cell office:value-type="string" calcext:value-type="string">
            <text:p>https://rnca.tamps.cinvestav.mx/verificacion/nra/nombresestablecimientos.php?nra=NCS0400300021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0400300020</text:p>
          </table:table-cell>
          <table:table-cell office:value-type="string" calcext:value-type="string">
            <text:p>https://rnca.tamps.cinvestav.mx/verificacion/nra/nombresestablecimientos.php?nra=NCS0400300020</text:p>
          </table:table-cell>
          <table:table-cell office:value-type="string" calcext:value-type="string">
            <text:p>NCS0400300022</text:p>
          </table:table-cell>
          <table:table-cell office:value-type="string" calcext:value-type="string">
            <text:p>https://rnca.tamps.cinvestav.mx/verificacion/nra/nombresestablecimientos.php?nra=NCS040030002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0400300020</text:p>
          </table:table-cell>
          <table:table-cell office:value-type="string" calcext:value-type="string">
            <text:p>https://rnca.tamps.cinvestav.mx/verificacion/nra/nombresestablecimientos.php?nra=NCS0400300020</text:p>
          </table:table-cell>
          <table:table-cell office:value-type="string" calcext:value-type="string">
            <text:p>NCS0400300023</text:p>
          </table:table-cell>
          <table:table-cell office:value-type="string" calcext:value-type="string">
            <text:p>https://rnca.tamps.cinvestav.mx/verificacion/nra/nombresestablecimientos.php?nra=NCS0400300023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0400300020</text:p>
          </table:table-cell>
          <table:table-cell office:value-type="string" calcext:value-type="string">
            <text:p>https://rnca.tamps.cinvestav.mx/verificacion/nra/nombresestablecimientos.php?nra=NCS0400300020</text:p>
          </table:table-cell>
          <table:table-cell office:value-type="string" calcext:value-type="string">
            <text:p>NCS0400300062</text:p>
          </table:table-cell>
          <table:table-cell office:value-type="string" calcext:value-type="string">
            <text:p>https://rnca.tamps.cinvestav.mx/verificacion/nra/nombresestablecimientos.php?nra=NCS040030006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0400300021</text:p>
          </table:table-cell>
          <table:table-cell office:value-type="string" calcext:value-type="string">
            <text:p>https://rnca.tamps.cinvestav.mx/verificacion/nra/nombresestablecimientos.php?nra=NCS0400300021</text:p>
          </table:table-cell>
          <table:table-cell office:value-type="string" calcext:value-type="string">
            <text:p>NCS0400300022</text:p>
          </table:table-cell>
          <table:table-cell office:value-type="string" calcext:value-type="string">
            <text:p>https://rnca.tamps.cinvestav.mx/verificacion/nra/nombresestablecimientos.php?nra=NCS040030002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0400300021</text:p>
          </table:table-cell>
          <table:table-cell office:value-type="string" calcext:value-type="string">
            <text:p>https://rnca.tamps.cinvestav.mx/verificacion/nra/nombresestablecimientos.php?nra=NCS0400300021</text:p>
          </table:table-cell>
          <table:table-cell office:value-type="string" calcext:value-type="string">
            <text:p>NCS0400300023</text:p>
          </table:table-cell>
          <table:table-cell office:value-type="string" calcext:value-type="string">
            <text:p>https://rnca.tamps.cinvestav.mx/verificacion/nra/nombresestablecimientos.php?nra=NCS0400300023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0400300021</text:p>
          </table:table-cell>
          <table:table-cell office:value-type="string" calcext:value-type="string">
            <text:p>https://rnca.tamps.cinvestav.mx/verificacion/nra/nombresestablecimientos.php?nra=NCS0400300021</text:p>
          </table:table-cell>
          <table:table-cell office:value-type="string" calcext:value-type="string">
            <text:p>NCS0400300062</text:p>
          </table:table-cell>
          <table:table-cell office:value-type="string" calcext:value-type="string">
            <text:p>https://rnca.tamps.cinvestav.mx/verificacion/nra/nombresestablecimientos.php?nra=NCS040030006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0400300022</text:p>
          </table:table-cell>
          <table:table-cell office:value-type="string" calcext:value-type="string">
            <text:p>https://rnca.tamps.cinvestav.mx/verificacion/nra/nombresestablecimientos.php?nra=NCS0400300022</text:p>
          </table:table-cell>
          <table:table-cell office:value-type="string" calcext:value-type="string">
            <text:p>NCS0400300023</text:p>
          </table:table-cell>
          <table:table-cell office:value-type="string" calcext:value-type="string">
            <text:p>https://rnca.tamps.cinvestav.mx/verificacion/nra/nombresestablecimientos.php?nra=NCS0400300023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0400300022</text:p>
          </table:table-cell>
          <table:table-cell office:value-type="string" calcext:value-type="string">
            <text:p>https://rnca.tamps.cinvestav.mx/verificacion/nra/nombresestablecimientos.php?nra=NCS0400300022</text:p>
          </table:table-cell>
          <table:table-cell office:value-type="string" calcext:value-type="string">
            <text:p>NCS0400300062</text:p>
          </table:table-cell>
          <table:table-cell office:value-type="string" calcext:value-type="string">
            <text:p>https://rnca.tamps.cinvestav.mx/verificacion/nra/nombresestablecimientos.php?nra=NCS040030006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0400300023</text:p>
          </table:table-cell>
          <table:table-cell office:value-type="string" calcext:value-type="string">
            <text:p>https://rnca.tamps.cinvestav.mx/verificacion/nra/nombresestablecimientos.php?nra=NCS0400300023</text:p>
          </table:table-cell>
          <table:table-cell office:value-type="string" calcext:value-type="string">
            <text:p>NCS0400300062</text:p>
          </table:table-cell>
          <table:table-cell office:value-type="string" calcext:value-type="string">
            <text:p>https://rnca.tamps.cinvestav.mx/verificacion/nra/nombresestablecimientos.php?nra=NCS040030006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M1901800152</text:p>
          </table:table-cell>
          <table:table-cell office:value-type="string" calcext:value-type="string">
            <text:p>https://rnca.tamps.cinvestav.mx/verificacion/nra/nombresestablecimientos.php?nra=NEM1901800152</text:p>
          </table:table-cell>
          <table:table-cell office:value-type="string" calcext:value-type="string">
            <text:p>NEM1901800155</text:p>
          </table:table-cell>
          <table:table-cell office:value-type="string" calcext:value-type="string">
            <text:p>https://rnca.tamps.cinvestav.mx/verificacion/nra/nombresestablecimientos.php?nra=NEM1901800155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N621510911</text:p>
          </table:table-cell>
          <table:table-cell office:value-type="string" calcext:value-type="string">
            <text:p>https://rnca.tamps.cinvestav.mx/verificacion/nra/nombresestablecimientos.php?nra=NFN621510911</text:p>
          </table:table-cell>
          <table:table-cell office:value-type="string" calcext:value-type="string">
            <text:p>NFN6Z1510911</text:p>
          </table:table-cell>
          <table:table-cell office:value-type="string" calcext:value-type="string">
            <text:p>https://rnca.tamps.cinvestav.mx/verificacion/nra/nombresestablecimientos.php?nra=NFN6Z1510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B2300500613</text:p>
          </table:table-cell>
          <table:table-cell office:value-type="string" calcext:value-type="string">
            <text:p>https://rnca.tamps.cinvestav.mx/verificacion/nra/nombresestablecimientos.php?nra=NHB2300500613</text:p>
          </table:table-cell>
          <table:table-cell office:value-type="string" calcext:value-type="string">
            <text:p>NHB2300500614</text:p>
          </table:table-cell>
          <table:table-cell office:value-type="string" calcext:value-type="string">
            <text:p>https://rnca.tamps.cinvestav.mx/verificacion/nra/nombresestablecimientos.php?nra=NHB2300500614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J0400300028</text:p>
          </table:table-cell>
          <table:table-cell office:value-type="string" calcext:value-type="string">
            <text:p>https://rnca.tamps.cinvestav.mx/verificacion/nra/nombresestablecimientos.php?nra=NLJ0400300028</text:p>
          </table:table-cell>
          <table:table-cell office:value-type="string" calcext:value-type="string">
            <text:p>NLJ0400300029</text:p>
          </table:table-cell>
          <table:table-cell office:value-type="string" calcext:value-type="string">
            <text:p>https://rnca.tamps.cinvestav.mx/verificacion/nra/nombresestablecimientos.php?nra=NLJ0400300029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E1S1405311</text:p>
          </table:table-cell>
          <table:table-cell office:value-type="string" calcext:value-type="string">
            <text:p>https://rnca.tamps.cinvestav.mx/verificacion/nra/nombresestablecimientos.php?nra=NME1S1405311</text:p>
          </table:table-cell>
          <table:table-cell office:value-type="string" calcext:value-type="string">
            <text:p>NME1T1405311</text:p>
          </table:table-cell>
          <table:table-cell office:value-type="string" calcext:value-type="string">
            <text:p>https://rnca.tamps.cinvestav.mx/verificacion/nra/nombresestablecimientos.php?nra=NME1T1405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E1S2201411</text:p>
          </table:table-cell>
          <table:table-cell office:value-type="string" calcext:value-type="string">
            <text:p>https://rnca.tamps.cinvestav.mx/verificacion/nra/nombresestablecimientos.php?nra=NME1S2201411</text:p>
          </table:table-cell>
          <table:table-cell office:value-type="string" calcext:value-type="string">
            <text:p>NME1Z2201411</text:p>
          </table:table-cell>
          <table:table-cell office:value-type="string" calcext:value-type="string">
            <text:p>https://rnca.tamps.cinvestav.mx/verificacion/nra/nombresestablecimientos.php?nra=NME1Z2201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E912803211</text:p>
          </table:table-cell>
          <table:table-cell office:value-type="string" calcext:value-type="string">
            <text:p>https://rnca.tamps.cinvestav.mx/verificacion/nra/nombresestablecimientos.php?nra=NME912803211</text:p>
          </table:table-cell>
          <table:table-cell office:value-type="string" calcext:value-type="string">
            <text:p>NME912803212</text:p>
          </table:table-cell>
          <table:table-cell office:value-type="string" calcext:value-type="string">
            <text:p>https://rnca.tamps.cinvestav.mx/verificacion/nra/nombresestablecimientos.php?nra=NME912803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E961701111</text:p>
          </table:table-cell>
          <table:table-cell office:value-type="string" calcext:value-type="string">
            <text:p>https://rnca.tamps.cinvestav.mx/verificacion/nra/nombresestablecimientos.php?nra=NME961701111</text:p>
          </table:table-cell>
          <table:table-cell office:value-type="string" calcext:value-type="string">
            <text:p>NME9G1701111</text:p>
          </table:table-cell>
          <table:table-cell office:value-type="string" calcext:value-type="string">
            <text:p>https://rnca.tamps.cinvestav.mx/verificacion/nra/nombresestablecimientos.php?nra=NME9G17011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EEA1403911</text:p>
          </table:table-cell>
          <table:table-cell office:value-type="string" calcext:value-type="string">
            <text:p>https://rnca.tamps.cinvestav.mx/verificacion/nra/nombresestablecimientos.php?nra=NMEEA1403911</text:p>
          </table:table-cell>
          <table:table-cell office:value-type="string" calcext:value-type="string">
            <text:p>NMEEA1406311</text:p>
          </table:table-cell>
          <table:table-cell office:value-type="string" calcext:value-type="string">
            <text:p>https://rnca.tamps.cinvestav.mx/verificacion/nra/nombresestablecimientos.php?nra=NMEEA1406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I5I1306911</text:p>
          </table:table-cell>
          <table:table-cell office:value-type="string" calcext:value-type="string">
            <text:p>https://rnca.tamps.cinvestav.mx/verificacion/nra/nombresestablecimientos.php?nra=NMI5I1306911</text:p>
          </table:table-cell>
          <table:table-cell office:value-type="string" calcext:value-type="string">
            <text:p>NMI5N1306911</text:p>
          </table:table-cell>
          <table:table-cell office:value-type="string" calcext:value-type="string">
            <text:p>https://rnca.tamps.cinvestav.mx/verificacion/nra/nombresestablecimientos.php?nra=NMI5N1306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2903900002</text:p>
          </table:table-cell>
          <table:table-cell office:value-type="string" calcext:value-type="string">
            <text:p>https://rnca.tamps.cinvestav.mx/verificacion/nra/nombresestablecimientos.php?nra=NOV2903900002</text:p>
          </table:table-cell>
          <table:table-cell office:value-type="string" calcext:value-type="string">
            <text:p>NOV2903900004</text:p>
          </table:table-cell>
          <table:table-cell office:value-type="string" calcext:value-type="string">
            <text:p>https://rnca.tamps.cinvestav.mx/verificacion/nra/nombresestablecimientos.php?nra=NOV2903900004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M0400300176</text:p>
          </table:table-cell>
          <table:table-cell office:value-type="string" calcext:value-type="string">
            <text:p>https://rnca.tamps.cinvestav.mx/verificacion/nra/nombresestablecimientos.php?nra=NPM0400300176</text:p>
          </table:table-cell>
          <table:table-cell office:value-type="string" calcext:value-type="string">
            <text:p>NPM0400300177</text:p>
          </table:table-cell>
          <table:table-cell office:value-type="string" calcext:value-type="string">
            <text:p>https://rnca.tamps.cinvestav.mx/verificacion/nra/nombresestablecimientos.php?nra=NPM0400300177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C5X1903911</text:p>
          </table:table-cell>
          <table:table-cell office:value-type="string" calcext:value-type="string">
            <text:p>https://rnca.tamps.cinvestav.mx/verificacion/nra/nombresestablecimientos.php?nra=NSC5X1903911</text:p>
          </table:table-cell>
          <table:table-cell office:value-type="string" calcext:value-type="string">
            <text:p>NSC5X1903921</text:p>
          </table:table-cell>
          <table:table-cell office:value-type="string" calcext:value-type="string">
            <text:p>https://rnca.tamps.cinvestav.mx/verificacion/nra/nombresestablecimientos.php?nra=NSC5X19039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M1F2700411</text:p>
          </table:table-cell>
          <table:table-cell office:value-type="string" calcext:value-type="string">
            <text:p>https://rnca.tamps.cinvestav.mx/verificacion/nra/nombresestablecimientos.php?nra=NWM1F2700411</text:p>
          </table:table-cell>
          <table:table-cell office:value-type="string" calcext:value-type="string">
            <text:p>NWM1F2700412</text:p>
          </table:table-cell>
          <table:table-cell office:value-type="string" calcext:value-type="string">
            <text:p>https://rnca.tamps.cinvestav.mx/verificacion/nra/nombresestablecimientos.php?nra=NWM1F27004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MTZ1100311</text:p>
          </table:table-cell>
          <table:table-cell office:value-type="string" calcext:value-type="string">
            <text:p>https://rnca.tamps.cinvestav.mx/verificacion/nra/nombresestablecimientos.php?nra=NWMTZ1100311</text:p>
          </table:table-cell>
          <table:table-cell office:value-type="string" calcext:value-type="string">
            <text:p>NWMTZ1103711</text:p>
          </table:table-cell>
          <table:table-cell office:value-type="string" calcext:value-type="string">
            <text:p>https://rnca.tamps.cinvestav.mx/verificacion/nra/nombresestablecimientos.php?nra=NWMTZ1103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MTZ1100714</text:p>
          </table:table-cell>
          <table:table-cell office:value-type="string" calcext:value-type="string">
            <text:p>https://rnca.tamps.cinvestav.mx/verificacion/nra/nombresestablecimientos.php?nra=NWMTZ1100714</text:p>
          </table:table-cell>
          <table:table-cell office:value-type="string" calcext:value-type="string">
            <text:p>NWMTZ1100715</text:p>
          </table:table-cell>
          <table:table-cell office:value-type="string" calcext:value-type="string">
            <text:p>https://rnca.tamps.cinvestav.mx/verificacion/nra/nombresestablecimientos.php?nra=NWMTZ11007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MTZ1102012</text:p>
          </table:table-cell>
          <table:table-cell office:value-type="string" calcext:value-type="string">
            <text:p>https://rnca.tamps.cinvestav.mx/verificacion/nra/nombresestablecimientos.php?nra=NWMTZ1102012</text:p>
          </table:table-cell>
          <table:table-cell office:value-type="string" calcext:value-type="string">
            <text:p>NWMTZ1102019</text:p>
          </table:table-cell>
          <table:table-cell office:value-type="string" calcext:value-type="string">
            <text:p>https://rnca.tamps.cinvestav.mx/verificacion/nra/nombresestablecimientos.php?nra=NWMTZ1102019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MTZ1102012</text:p>
          </table:table-cell>
          <table:table-cell office:value-type="string" calcext:value-type="string">
            <text:p>https://rnca.tamps.cinvestav.mx/verificacion/nra/nombresestablecimientos.php?nra=NWMTZ1102012</text:p>
          </table:table-cell>
          <table:table-cell office:value-type="string" calcext:value-type="string">
            <text:p>NWMTZ110201A</text:p>
          </table:table-cell>
          <table:table-cell office:value-type="string" calcext:value-type="string">
            <text:p>https://rnca.tamps.cinvestav.mx/verificacion/nra/nombresestablecimientos.php?nra=NWMTZ110201A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MTZ1102019</text:p>
          </table:table-cell>
          <table:table-cell office:value-type="string" calcext:value-type="string">
            <text:p>https://rnca.tamps.cinvestav.mx/verificacion/nra/nombresestablecimientos.php?nra=NWMTZ1102019</text:p>
          </table:table-cell>
          <table:table-cell office:value-type="string" calcext:value-type="string">
            <text:p>NWMTZ110201A</text:p>
          </table:table-cell>
          <table:table-cell office:value-type="string" calcext:value-type="string">
            <text:p>https://rnca.tamps.cinvestav.mx/verificacion/nra/nombresestablecimientos.php?nra=NWMTZ110201A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MTZ1512111</text:p>
          </table:table-cell>
          <table:table-cell office:value-type="string" calcext:value-type="string">
            <text:p>https://rnca.tamps.cinvestav.mx/verificacion/nra/nombresestablecimientos.php?nra=NWMTZ1512111</text:p>
          </table:table-cell>
          <table:table-cell office:value-type="string" calcext:value-type="string">
            <text:p>NWMTZ1512112</text:p>
          </table:table-cell>
          <table:table-cell office:value-type="string" calcext:value-type="string">
            <text:p>https://rnca.tamps.cinvestav.mx/verificacion/nra/nombresestablecimientos.php?nra=NWMTZ15121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MTZ1512111</text:p>
          </table:table-cell>
          <table:table-cell office:value-type="string" calcext:value-type="string">
            <text:p>https://rnca.tamps.cinvestav.mx/verificacion/nra/nombresestablecimientos.php?nra=NWMTZ1512111</text:p>
          </table:table-cell>
          <table:table-cell office:value-type="string" calcext:value-type="string">
            <text:p>NWMTZ1512113</text:p>
          </table:table-cell>
          <table:table-cell office:value-type="string" calcext:value-type="string">
            <text:p>https://rnca.tamps.cinvestav.mx/verificacion/nra/nombresestablecimientos.php?nra=NWMTZ15121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MTZ1512112</text:p>
          </table:table-cell>
          <table:table-cell office:value-type="string" calcext:value-type="string">
            <text:p>https://rnca.tamps.cinvestav.mx/verificacion/nra/nombresestablecimientos.php?nra=NWMTZ1512112</text:p>
          </table:table-cell>
          <table:table-cell office:value-type="string" calcext:value-type="string">
            <text:p>NWMTZ1512113</text:p>
          </table:table-cell>
          <table:table-cell office:value-type="string" calcext:value-type="string">
            <text:p>https://rnca.tamps.cinvestav.mx/verificacion/nra/nombresestablecimientos.php?nra=NWMTZ15121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MTZ1605311</text:p>
          </table:table-cell>
          <table:table-cell office:value-type="string" calcext:value-type="string">
            <text:p>https://rnca.tamps.cinvestav.mx/verificacion/nra/nombresestablecimientos.php?nra=NWMTZ1605311</text:p>
          </table:table-cell>
          <table:table-cell office:value-type="string" calcext:value-type="string">
            <text:p>NWMTZ1605312</text:p>
          </table:table-cell>
          <table:table-cell office:value-type="string" calcext:value-type="string">
            <text:p>https://rnca.tamps.cinvestav.mx/verificacion/nra/nombresestablecimientos.php?nra=NWMTZ16053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MTZ1605311</text:p>
          </table:table-cell>
          <table:table-cell office:value-type="string" calcext:value-type="string">
            <text:p>https://rnca.tamps.cinvestav.mx/verificacion/nra/nombresestablecimientos.php?nra=NWMTZ1605311</text:p>
          </table:table-cell>
          <table:table-cell office:value-type="string" calcext:value-type="string">
            <text:p>NWMTZ1605314</text:p>
          </table:table-cell>
          <table:table-cell office:value-type="string" calcext:value-type="string">
            <text:p>https://rnca.tamps.cinvestav.mx/verificacion/nra/nombresestablecimientos.php?nra=NWMTZ16053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MTZ1605312</text:p>
          </table:table-cell>
          <table:table-cell office:value-type="string" calcext:value-type="string">
            <text:p>https://rnca.tamps.cinvestav.mx/verificacion/nra/nombresestablecimientos.php?nra=NWMTZ1605312</text:p>
          </table:table-cell>
          <table:table-cell office:value-type="string" calcext:value-type="string">
            <text:p>NWMTZ1605314</text:p>
          </table:table-cell>
          <table:table-cell office:value-type="string" calcext:value-type="string">
            <text:p>https://rnca.tamps.cinvestav.mx/verificacion/nra/nombresestablecimientos.php?nra=NWMTZ16053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MTZ1610211</text:p>
          </table:table-cell>
          <table:table-cell office:value-type="string" calcext:value-type="string">
            <text:p>https://rnca.tamps.cinvestav.mx/verificacion/nra/nombresestablecimientos.php?nra=NWMTZ1610211</text:p>
          </table:table-cell>
          <table:table-cell office:value-type="string" calcext:value-type="string">
            <text:p>NWMTZ1610711</text:p>
          </table:table-cell>
          <table:table-cell office:value-type="string" calcext:value-type="string">
            <text:p>https://rnca.tamps.cinvestav.mx/verificacion/nra/nombresestablecimientos.php?nra=NWMTZ1610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MTZ1610211</text:p>
          </table:table-cell>
          <table:table-cell office:value-type="string" calcext:value-type="string">
            <text:p>https://rnca.tamps.cinvestav.mx/verificacion/nra/nombresestablecimientos.php?nra=NWMTZ1610211</text:p>
          </table:table-cell>
          <table:table-cell office:value-type="string" calcext:value-type="string">
            <text:p>NWMTZ1611211</text:p>
          </table:table-cell>
          <table:table-cell office:value-type="string" calcext:value-type="string">
            <text:p>https://rnca.tamps.cinvestav.mx/verificacion/nra/nombresestablecimientos.php?nra=NWMTZ1611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MTZ1700711</text:p>
          </table:table-cell>
          <table:table-cell office:value-type="string" calcext:value-type="string">
            <text:p>https://rnca.tamps.cinvestav.mx/verificacion/nra/nombresestablecimientos.php?nra=NWMTZ1700711</text:p>
          </table:table-cell>
          <table:table-cell office:value-type="string" calcext:value-type="string">
            <text:p>NWMTZ1700717</text:p>
          </table:table-cell>
          <table:table-cell office:value-type="string" calcext:value-type="string">
            <text:p>https://rnca.tamps.cinvestav.mx/verificacion/nra/nombresestablecimientos.php?nra=NWMTZ17007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C5T1505711</text:p>
          </table:table-cell>
          <table:table-cell office:value-type="string" calcext:value-type="string">
            <text:p>https://rnca.tamps.cinvestav.mx/verificacion/nra/nombresestablecimientos.php?nra=NYC5T1505711</text:p>
          </table:table-cell>
          <table:table-cell office:value-type="string" calcext:value-type="string">
            <text:p>NYC5T1505712</text:p>
          </table:table-cell>
          <table:table-cell office:value-type="string" calcext:value-type="string">
            <text:p>https://rnca.tamps.cinvestav.mx/verificacion/nra/nombresestablecimientos.php?nra=NYC5T1505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O910901111</text:p>
          </table:table-cell>
          <table:table-cell office:value-type="string" calcext:value-type="string">
            <text:p>https://rnca.tamps.cinvestav.mx/verificacion/nra/nombresestablecimientos.php?nra=OCO910901111</text:p>
          </table:table-cell>
          <table:table-cell office:value-type="string" calcext:value-type="string">
            <text:p>OCO910901112</text:p>
          </table:table-cell>
          <table:table-cell office:value-type="string" calcext:value-type="string">
            <text:p>https://rnca.tamps.cinvestav.mx/verificacion/nra/nombresestablecimientos.php?nra=OCO9109011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AHI0901511</text:p>
          </table:table-cell>
          <table:table-cell office:value-type="string" calcext:value-type="string">
            <text:p>https://rnca.tamps.cinvestav.mx/verificacion/nra/nombresestablecimientos.php?nra=OHAHI0901511</text:p>
          </table:table-cell>
          <table:table-cell office:value-type="string" calcext:value-type="string">
            <text:p>OHAHI0901512</text:p>
          </table:table-cell>
          <table:table-cell office:value-type="string" calcext:value-type="string">
            <text:p>https://rnca.tamps.cinvestav.mx/verificacion/nra/nombresestablecimientos.php?nra=OHAHI09015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AHM0900511</text:p>
          </table:table-cell>
          <table:table-cell office:value-type="string" calcext:value-type="string">
            <text:p>https://rnca.tamps.cinvestav.mx/verificacion/nra/nombresestablecimientos.php?nra=OHAHM0900511</text:p>
          </table:table-cell>
          <table:table-cell office:value-type="string" calcext:value-type="string">
            <text:p>OHAHM0900811</text:p>
          </table:table-cell>
          <table:table-cell office:value-type="string" calcext:value-type="string">
            <text:p>https://rnca.tamps.cinvestav.mx/verificacion/nra/nombresestablecimientos.php?nra=OHAHM0900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522802211</text:p>
          </table:table-cell>
          <table:table-cell office:value-type="string" calcext:value-type="string">
            <text:p>https://rnca.tamps.cinvestav.mx/verificacion/nra/nombresestablecimientos.php?nra=OME522802211</text:p>
          </table:table-cell>
          <table:table-cell office:value-type="string" calcext:value-type="string">
            <text:p>OME922802211</text:p>
          </table:table-cell>
          <table:table-cell office:value-type="string" calcext:value-type="string">
            <text:p>https://rnca.tamps.cinvestav.mx/verificacion/nra/nombresestablecimientos.php?nra=OME922802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I0801900618</text:p>
          </table:table-cell>
          <table:table-cell office:value-type="string" calcext:value-type="string">
            <text:p>https://rnca.tamps.cinvestav.mx/verificacion/nra/nombresestablecimientos.php?nra=OMI0801900618</text:p>
          </table:table-cell>
          <table:table-cell office:value-type="string" calcext:value-type="string">
            <text:p>OMI0801900619</text:p>
          </table:table-cell>
          <table:table-cell office:value-type="string" calcext:value-type="string">
            <text:p>https://rnca.tamps.cinvestav.mx/verificacion/nra/nombresestablecimientos.php?nra=OMI0801900619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MAY2300511</text:p>
          </table:table-cell>
          <table:table-cell office:value-type="string" calcext:value-type="string">
            <text:p>https://rnca.tamps.cinvestav.mx/verificacion/nra/nombresestablecimientos.php?nra=ORMAY2300511</text:p>
          </table:table-cell>
          <table:table-cell office:value-type="string" calcext:value-type="string">
            <text:p>ORMAY2300811</text:p>
          </table:table-cell>
          <table:table-cell office:value-type="string" calcext:value-type="string">
            <text:p>https://rnca.tamps.cinvestav.mx/verificacion/nra/nombresestablecimientos.php?nra=ORMAY2300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MBB2604811</text:p>
          </table:table-cell>
          <table:table-cell office:value-type="string" calcext:value-type="string">
            <text:p>https://rnca.tamps.cinvestav.mx/verificacion/nra/nombresestablecimientos.php?nra=OSMBB2604811</text:p>
          </table:table-cell>
          <table:table-cell office:value-type="string" calcext:value-type="string">
            <text:p>OSMBB2604821</text:p>
          </table:table-cell>
          <table:table-cell office:value-type="string" calcext:value-type="string">
            <text:p>https://rnca.tamps.cinvestav.mx/verificacion/nra/nombresestablecimientos.php?nra=OSMBB26048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1505700421</text:p>
          </table:table-cell>
          <table:table-cell office:value-type="string" calcext:value-type="string">
            <text:p>https://rnca.tamps.cinvestav.mx/verificacion/nra/nombresestablecimientos.php?nra=PAG1505700421</text:p>
          </table:table-cell>
          <table:table-cell office:value-type="string" calcext:value-type="string">
            <text:p>PAG1505700424</text:p>
          </table:table-cell>
          <table:table-cell office:value-type="string" calcext:value-type="string">
            <text:p>https://rnca.tamps.cinvestav.mx/verificacion/nra/nombresestablecimientos.php?nra=PAG1505700424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BB2803211</text:p>
          </table:table-cell>
          <table:table-cell office:value-type="string" calcext:value-type="string">
            <text:p>https://rnca.tamps.cinvestav.mx/verificacion/nra/nombresestablecimientos.php?nra=PALBB2803211</text:p>
          </table:table-cell>
          <table:table-cell office:value-type="string" calcext:value-type="string">
            <text:p>PALBB2803212</text:p>
          </table:table-cell>
          <table:table-cell office:value-type="string" calcext:value-type="string">
            <text:p>https://rnca.tamps.cinvestav.mx/verificacion/nra/nombresestablecimientos.php?nra=PALBB2803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EE1901911</text:p>
          </table:table-cell>
          <table:table-cell office:value-type="string" calcext:value-type="string">
            <text:p>https://rnca.tamps.cinvestav.mx/verificacion/nra/nombresestablecimientos.php?nra=PAUEE1901911</text:p>
          </table:table-cell>
          <table:table-cell office:value-type="string" calcext:value-type="string">
            <text:p>PAUEE1901912</text:p>
          </table:table-cell>
          <table:table-cell office:value-type="string" calcext:value-type="string">
            <text:p>https://rnca.tamps.cinvestav.mx/verificacion/nra/nombresestablecimientos.php?nra=PAUEE1901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EE1901911</text:p>
          </table:table-cell>
          <table:table-cell office:value-type="string" calcext:value-type="string">
            <text:p>https://rnca.tamps.cinvestav.mx/verificacion/nra/nombresestablecimientos.php?nra=PAUEE1901911</text:p>
          </table:table-cell>
          <table:table-cell office:value-type="string" calcext:value-type="string">
            <text:p>PAUEE1903911</text:p>
          </table:table-cell>
          <table:table-cell office:value-type="string" calcext:value-type="string">
            <text:p>https://rnca.tamps.cinvestav.mx/verificacion/nra/nombresestablecimientos.php?nra=PAUEE1903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EE1901912</text:p>
          </table:table-cell>
          <table:table-cell office:value-type="string" calcext:value-type="string">
            <text:p>https://rnca.tamps.cinvestav.mx/verificacion/nra/nombresestablecimientos.php?nra=PAUEE1901912</text:p>
          </table:table-cell>
          <table:table-cell office:value-type="string" calcext:value-type="string">
            <text:p>PAUEE1903912</text:p>
          </table:table-cell>
          <table:table-cell office:value-type="string" calcext:value-type="string">
            <text:p>https://rnca.tamps.cinvestav.mx/verificacion/nra/nombresestablecimientos.php?nra=PAUEE1903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EE1903911</text:p>
          </table:table-cell>
          <table:table-cell office:value-type="string" calcext:value-type="string">
            <text:p>https://rnca.tamps.cinvestav.mx/verificacion/nra/nombresestablecimientos.php?nra=PAUEE1903911</text:p>
          </table:table-cell>
          <table:table-cell office:value-type="string" calcext:value-type="string">
            <text:p>PAUEE1903912</text:p>
          </table:table-cell>
          <table:table-cell office:value-type="string" calcext:value-type="string">
            <text:p>https://rnca.tamps.cinvestav.mx/verificacion/nra/nombresestablecimientos.php?nra=PAUEE1903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EE1903911</text:p>
          </table:table-cell>
          <table:table-cell office:value-type="string" calcext:value-type="string">
            <text:p>https://rnca.tamps.cinvestav.mx/verificacion/nra/nombresestablecimientos.php?nra=PAUEE1903911</text:p>
          </table:table-cell>
          <table:table-cell office:value-type="string" calcext:value-type="string">
            <text:p>PAUKE1903911</text:p>
          </table:table-cell>
          <table:table-cell office:value-type="string" calcext:value-type="string">
            <text:p>https://rnca.tamps.cinvestav.mx/verificacion/nra/nombresestablecimientos.php?nra=PAUKE1903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EE1903912</text:p>
          </table:table-cell>
          <table:table-cell office:value-type="string" calcext:value-type="string">
            <text:p>https://rnca.tamps.cinvestav.mx/verificacion/nra/nombresestablecimientos.php?nra=PAUEE1903912</text:p>
          </table:table-cell>
          <table:table-cell office:value-type="string" calcext:value-type="string">
            <text:p>PAUKE1903912</text:p>
          </table:table-cell>
          <table:table-cell office:value-type="string" calcext:value-type="string">
            <text:p>https://rnca.tamps.cinvestav.mx/verificacion/nra/nombresestablecimientos.php?nra=PAUKE1903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KE1903911</text:p>
          </table:table-cell>
          <table:table-cell office:value-type="string" calcext:value-type="string">
            <text:p>https://rnca.tamps.cinvestav.mx/verificacion/nra/nombresestablecimientos.php?nra=PAUKE1903911</text:p>
          </table:table-cell>
          <table:table-cell office:value-type="string" calcext:value-type="string">
            <text:p>PAUKE1903912</text:p>
          </table:table-cell>
          <table:table-cell office:value-type="string" calcext:value-type="string">
            <text:p>https://rnca.tamps.cinvestav.mx/verificacion/nra/nombresestablecimientos.php?nra=PAUKE1903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KE1903911</text:p>
          </table:table-cell>
          <table:table-cell office:value-type="string" calcext:value-type="string">
            <text:p>https://rnca.tamps.cinvestav.mx/verificacion/nra/nombresestablecimientos.php?nra=PAUKE1903911</text:p>
          </table:table-cell>
          <table:table-cell office:value-type="string" calcext:value-type="string">
            <text:p>PAUKE1903914</text:p>
          </table:table-cell>
          <table:table-cell office:value-type="string" calcext:value-type="string">
            <text:p>https://rnca.tamps.cinvestav.mx/verificacion/nra/nombresestablecimientos.php?nra=PAUKE19039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KE1903912</text:p>
          </table:table-cell>
          <table:table-cell office:value-type="string" calcext:value-type="string">
            <text:p>https://rnca.tamps.cinvestav.mx/verificacion/nra/nombresestablecimientos.php?nra=PAUKE1903912</text:p>
          </table:table-cell>
          <table:table-cell office:value-type="string" calcext:value-type="string">
            <text:p>PAUKE1903914</text:p>
          </table:table-cell>
          <table:table-cell office:value-type="string" calcext:value-type="string">
            <text:p>https://rnca.tamps.cinvestav.mx/verificacion/nra/nombresestablecimientos.php?nra=PAUKE19039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KE2802711</text:p>
          </table:table-cell>
          <table:table-cell office:value-type="string" calcext:value-type="string">
            <text:p>https://rnca.tamps.cinvestav.mx/verificacion/nra/nombresestablecimientos.php?nra=PAUKE2802711</text:p>
          </table:table-cell>
          <table:table-cell office:value-type="string" calcext:value-type="string">
            <text:p>PAUKE2803211</text:p>
          </table:table-cell>
          <table:table-cell office:value-type="string" calcext:value-type="string">
            <text:p>https://rnca.tamps.cinvestav.mx/verificacion/nra/nombresestablecimientos.php?nra=PAUKE2803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1M1000711</text:p>
          </table:table-cell>
          <table:table-cell office:value-type="string" calcext:value-type="string">
            <text:p>https://rnca.tamps.cinvestav.mx/verificacion/nra/nombresestablecimientos.php?nra=PAV1M1000711</text:p>
          </table:table-cell>
          <table:table-cell office:value-type="string" calcext:value-type="string">
            <text:p>PAV1M1000713</text:p>
          </table:table-cell>
          <table:table-cell office:value-type="string" calcext:value-type="string">
            <text:p>https://rnca.tamps.cinvestav.mx/verificacion/nra/nombresestablecimientos.php?nra=PAV1M1000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1M1000711</text:p>
          </table:table-cell>
          <table:table-cell office:value-type="string" calcext:value-type="string">
            <text:p>https://rnca.tamps.cinvestav.mx/verificacion/nra/nombresestablecimientos.php?nra=PAV1M1000711</text:p>
          </table:table-cell>
          <table:table-cell office:value-type="string" calcext:value-type="string">
            <text:p>PAV1M1000714</text:p>
          </table:table-cell>
          <table:table-cell office:value-type="string" calcext:value-type="string">
            <text:p>https://rnca.tamps.cinvestav.mx/verificacion/nra/nombresestablecimientos.php?nra=PAV1M10007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1M1000713</text:p>
          </table:table-cell>
          <table:table-cell office:value-type="string" calcext:value-type="string">
            <text:p>https://rnca.tamps.cinvestav.mx/verificacion/nra/nombresestablecimientos.php?nra=PAV1M1000713</text:p>
          </table:table-cell>
          <table:table-cell office:value-type="string" calcext:value-type="string">
            <text:p>PAV1M1000714</text:p>
          </table:table-cell>
          <table:table-cell office:value-type="string" calcext:value-type="string">
            <text:p>https://rnca.tamps.cinvestav.mx/verificacion/nra/nombresestablecimientos.php?nra=PAV1M10007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BA52802711</text:p>
          </table:table-cell>
          <table:table-cell office:value-type="string" calcext:value-type="string">
            <text:p>https://rnca.tamps.cinvestav.mx/verificacion/nra/nombresestablecimientos.php?nra=PBBA52802711</text:p>
          </table:table-cell>
          <table:table-cell office:value-type="string" calcext:value-type="string">
            <text:p>PBBA52802712</text:p>
          </table:table-cell>
          <table:table-cell office:value-type="string" calcext:value-type="string">
            <text:p>https://rnca.tamps.cinvestav.mx/verificacion/nra/nombresestablecimientos.php?nra=PBBA52802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BA52802711</text:p>
          </table:table-cell>
          <table:table-cell office:value-type="string" calcext:value-type="string">
            <text:p>https://rnca.tamps.cinvestav.mx/verificacion/nra/nombresestablecimientos.php?nra=PBBA52802711</text:p>
          </table:table-cell>
          <table:table-cell office:value-type="string" calcext:value-type="string">
            <text:p>PBBA52802721</text:p>
          </table:table-cell>
          <table:table-cell office:value-type="string" calcext:value-type="string">
            <text:p>https://rnca.tamps.cinvestav.mx/verificacion/nra/nombresestablecimientos.php?nra=PBBA528027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BA52802712</text:p>
          </table:table-cell>
          <table:table-cell office:value-type="string" calcext:value-type="string">
            <text:p>https://rnca.tamps.cinvestav.mx/verificacion/nra/nombresestablecimientos.php?nra=PBBA52802712</text:p>
          </table:table-cell>
          <table:table-cell office:value-type="string" calcext:value-type="string">
            <text:p>PBBA52802721</text:p>
          </table:table-cell>
          <table:table-cell office:value-type="string" calcext:value-type="string">
            <text:p>https://rnca.tamps.cinvestav.mx/verificacion/nra/nombresestablecimientos.php?nra=PBBA528027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E0400300042</text:p>
          </table:table-cell>
          <table:table-cell office:value-type="string" calcext:value-type="string">
            <text:p>https://rnca.tamps.cinvestav.mx/verificacion/nra/nombresestablecimientos.php?nra=PCE0400300042</text:p>
          </table:table-cell>
          <table:table-cell office:value-type="string" calcext:value-type="string">
            <text:p>PCE0400300204</text:p>
          </table:table-cell>
          <table:table-cell office:value-type="string" calcext:value-type="string">
            <text:p>https://rnca.tamps.cinvestav.mx/verificacion/nra/nombresestablecimientos.php?nra=PCE0400300204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E0400300204</text:p>
          </table:table-cell>
          <table:table-cell office:value-type="string" calcext:value-type="string">
            <text:p>https://rnca.tamps.cinvestav.mx/verificacion/nra/nombresestablecimientos.php?nra=PCE0400300204</text:p>
          </table:table-cell>
          <table:table-cell office:value-type="string" calcext:value-type="string">
            <text:p>PCE0400300214</text:p>
          </table:table-cell>
          <table:table-cell office:value-type="string" calcext:value-type="string">
            <text:p>https://rnca.tamps.cinvestav.mx/verificacion/nra/nombresestablecimientos.php?nra=PCE0400300214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E0400300214</text:p>
          </table:table-cell>
          <table:table-cell office:value-type="string" calcext:value-type="string">
            <text:p>https://rnca.tamps.cinvestav.mx/verificacion/nra/nombresestablecimientos.php?nra=PCE0400300214</text:p>
          </table:table-cell>
          <table:table-cell office:value-type="string" calcext:value-type="string">
            <text:p>PCE0400300215</text:p>
          </table:table-cell>
          <table:table-cell office:value-type="string" calcext:value-type="string">
            <text:p>https://rnca.tamps.cinvestav.mx/verificacion/nra/nombresestablecimientos.php?nra=PCE0400300215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N51103211</text:p>
          </table:table-cell>
          <table:table-cell office:value-type="string" calcext:value-type="string">
            <text:p>https://rnca.tamps.cinvestav.mx/verificacion/nra/nombresestablecimientos.php?nra=PCLN51103211</text:p>
          </table:table-cell>
          <table:table-cell office:value-type="string" calcext:value-type="string">
            <text:p>PCLN51103221</text:p>
          </table:table-cell>
          <table:table-cell office:value-type="string" calcext:value-type="string">
            <text:p>https://rnca.tamps.cinvestav.mx/verificacion/nra/nombresestablecimientos.php?nra=PCLN51103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M1902600047</text:p>
          </table:table-cell>
          <table:table-cell office:value-type="string" calcext:value-type="string">
            <text:p>https://rnca.tamps.cinvestav.mx/verificacion/nra/nombresestablecimientos.php?nra=PCM1902600047</text:p>
          </table:table-cell>
          <table:table-cell office:value-type="string" calcext:value-type="string">
            <text:p>PCM1902600048</text:p>
          </table:table-cell>
          <table:table-cell office:value-type="string" calcext:value-type="string">
            <text:p>https://rnca.tamps.cinvestav.mx/verificacion/nra/nombresestablecimientos.php?nra=PCM1902600048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M690900511</text:p>
          </table:table-cell>
          <table:table-cell office:value-type="string" calcext:value-type="string">
            <text:p>https://rnca.tamps.cinvestav.mx/verificacion/nra/nombresestablecimientos.php?nra=PCM690900511</text:p>
          </table:table-cell>
          <table:table-cell office:value-type="string" calcext:value-type="string">
            <text:p>PCM690900521</text:p>
          </table:table-cell>
          <table:table-cell office:value-type="string" calcext:value-type="string">
            <text:p>https://rnca.tamps.cinvestav.mx/verificacion/nra/nombresestablecimientos.php?nra=PCM6909005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OLQ3004811</text:p>
          </table:table-cell>
          <table:table-cell office:value-type="string" calcext:value-type="string">
            <text:p>https://rnca.tamps.cinvestav.mx/verificacion/nra/nombresestablecimientos.php?nra=PCOLQ3004811</text:p>
          </table:table-cell>
          <table:table-cell office:value-type="string" calcext:value-type="string">
            <text:p>PCOLQ3004831</text:p>
          </table:table-cell>
          <table:table-cell office:value-type="string" calcext:value-type="string">
            <text:p>https://rnca.tamps.cinvestav.mx/verificacion/nra/nombresestablecimientos.php?nra=PCOLQ30048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8V0803711</text:p>
          </table:table-cell>
          <table:table-cell office:value-type="string" calcext:value-type="string">
            <text:p>https://rnca.tamps.cinvestav.mx/verificacion/nra/nombresestablecimientos.php?nra=PED8V0803711</text:p>
          </table:table-cell>
          <table:table-cell office:value-type="string" calcext:value-type="string">
            <text:p>PED8V0803712</text:p>
          </table:table-cell>
          <table:table-cell office:value-type="string" calcext:value-type="string">
            <text:p>https://rnca.tamps.cinvestav.mx/verificacion/nra/nombresestablecimientos.php?nra=PED8V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8V0803711</text:p>
          </table:table-cell>
          <table:table-cell office:value-type="string" calcext:value-type="string">
            <text:p>https://rnca.tamps.cinvestav.mx/verificacion/nra/nombresestablecimientos.php?nra=PED8V0803711</text:p>
          </table:table-cell>
          <table:table-cell office:value-type="string" calcext:value-type="string">
            <text:p>PED8V0803713</text:p>
          </table:table-cell>
          <table:table-cell office:value-type="string" calcext:value-type="string">
            <text:p>https://rnca.tamps.cinvestav.mx/verificacion/nra/nombresestablecimientos.php?nra=PED8V0803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8V0803712</text:p>
          </table:table-cell>
          <table:table-cell office:value-type="string" calcext:value-type="string">
            <text:p>https://rnca.tamps.cinvestav.mx/verificacion/nra/nombresestablecimientos.php?nra=PED8V0803712</text:p>
          </table:table-cell>
          <table:table-cell office:value-type="string" calcext:value-type="string">
            <text:p>PED8V0803713</text:p>
          </table:table-cell>
          <table:table-cell office:value-type="string" calcext:value-type="string">
            <text:p>https://rnca.tamps.cinvestav.mx/verificacion/nra/nombresestablecimientos.php?nra=PED8V0803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M121002611</text:p>
          </table:table-cell>
          <table:table-cell office:value-type="string" calcext:value-type="string">
            <text:p>https://rnca.tamps.cinvestav.mx/verificacion/nra/nombresestablecimientos.php?nra=PEM121002611</text:p>
          </table:table-cell>
          <table:table-cell office:value-type="string" calcext:value-type="string">
            <text:p>PEM121002612</text:p>
          </table:table-cell>
          <table:table-cell office:value-type="string" calcext:value-type="string">
            <text:p>https://rnca.tamps.cinvestav.mx/verificacion/nra/nombresestablecimientos.php?nra=PEM121002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M912803211</text:p>
          </table:table-cell>
          <table:table-cell office:value-type="string" calcext:value-type="string">
            <text:p>https://rnca.tamps.cinvestav.mx/verificacion/nra/nombresestablecimientos.php?nra=PEM912803211</text:p>
          </table:table-cell>
          <table:table-cell office:value-type="string" calcext:value-type="string">
            <text:p>PEM912803212</text:p>
          </table:table-cell>
          <table:table-cell office:value-type="string" calcext:value-type="string">
            <text:p>https://rnca.tamps.cinvestav.mx/verificacion/nra/nombresestablecimientos.php?nra=PEM912803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M9G1100711</text:p>
          </table:table-cell>
          <table:table-cell office:value-type="string" calcext:value-type="string">
            <text:p>https://rnca.tamps.cinvestav.mx/verificacion/nra/nombresestablecimientos.php?nra=PEM9G1100711</text:p>
          </table:table-cell>
          <table:table-cell office:value-type="string" calcext:value-type="string">
            <text:p>PEM9H1100711</text:p>
          </table:table-cell>
          <table:table-cell office:value-type="string" calcext:value-type="string">
            <text:p>https://rnca.tamps.cinvestav.mx/verificacion/nra/nombresestablecimientos.php?nra=PEM9H1100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0706200008</text:p>
          </table:table-cell>
          <table:table-cell office:value-type="string" calcext:value-type="string">
            <text:p>https://rnca.tamps.cinvestav.mx/verificacion/nra/nombresestablecimientos.php?nra=PEP0706200008</text:p>
          </table:table-cell>
          <table:table-cell office:value-type="string" calcext:value-type="string">
            <text:p>PEP0706200009</text:p>
          </table:table-cell>
          <table:table-cell office:value-type="string" calcext:value-type="string">
            <text:p>https://rnca.tamps.cinvestav.mx/verificacion/nra/nombresestablecimientos.php?nra=PEP0706200009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0901500885</text:p>
          </table:table-cell>
          <table:table-cell office:value-type="string" calcext:value-type="string">
            <text:p>https://rnca.tamps.cinvestav.mx/verificacion/nra/nombresestablecimientos.php?nra=PEP0901500885</text:p>
          </table:table-cell>
          <table:table-cell office:value-type="string" calcext:value-type="string">
            <text:p>PEP0901500886</text:p>
          </table:table-cell>
          <table:table-cell office:value-type="string" calcext:value-type="string">
            <text:p>https://rnca.tamps.cinvestav.mx/verificacion/nra/nombresestablecimientos.php?nra=PEP0901500886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0901500885</text:p>
          </table:table-cell>
          <table:table-cell office:value-type="string" calcext:value-type="string">
            <text:p>https://rnca.tamps.cinvestav.mx/verificacion/nra/nombresestablecimientos.php?nra=PEP0901500885</text:p>
          </table:table-cell>
          <table:table-cell office:value-type="string" calcext:value-type="string">
            <text:p>PEP0901500888</text:p>
          </table:table-cell>
          <table:table-cell office:value-type="string" calcext:value-type="string">
            <text:p>https://rnca.tamps.cinvestav.mx/verificacion/nra/nombresestablecimientos.php?nra=PEP0901500888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0901500885</text:p>
          </table:table-cell>
          <table:table-cell office:value-type="string" calcext:value-type="string">
            <text:p>https://rnca.tamps.cinvestav.mx/verificacion/nra/nombresestablecimientos.php?nra=PEP0901500885</text:p>
          </table:table-cell>
          <table:table-cell office:value-type="string" calcext:value-type="string">
            <text:p>PEP0901500889</text:p>
          </table:table-cell>
          <table:table-cell office:value-type="string" calcext:value-type="string">
            <text:p>https://rnca.tamps.cinvestav.mx/verificacion/nra/nombresestablecimientos.php?nra=PEP0901500889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0901500886</text:p>
          </table:table-cell>
          <table:table-cell office:value-type="string" calcext:value-type="string">
            <text:p>https://rnca.tamps.cinvestav.mx/verificacion/nra/nombresestablecimientos.php?nra=PEP0901500886</text:p>
          </table:table-cell>
          <table:table-cell office:value-type="string" calcext:value-type="string">
            <text:p>PEP0901500888</text:p>
          </table:table-cell>
          <table:table-cell office:value-type="string" calcext:value-type="string">
            <text:p>https://rnca.tamps.cinvestav.mx/verificacion/nra/nombresestablecimientos.php?nra=PEP0901500888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0901500886</text:p>
          </table:table-cell>
          <table:table-cell office:value-type="string" calcext:value-type="string">
            <text:p>https://rnca.tamps.cinvestav.mx/verificacion/nra/nombresestablecimientos.php?nra=PEP0901500886</text:p>
          </table:table-cell>
          <table:table-cell office:value-type="string" calcext:value-type="string">
            <text:p>PEP0901500889</text:p>
          </table:table-cell>
          <table:table-cell office:value-type="string" calcext:value-type="string">
            <text:p>https://rnca.tamps.cinvestav.mx/verificacion/nra/nombresestablecimientos.php?nra=PEP0901500889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0901500888</text:p>
          </table:table-cell>
          <table:table-cell office:value-type="string" calcext:value-type="string">
            <text:p>https://rnca.tamps.cinvestav.mx/verificacion/nra/nombresestablecimientos.php?nra=PEP0901500888</text:p>
          </table:table-cell>
          <table:table-cell office:value-type="string" calcext:value-type="string">
            <text:p>PEP0901500889</text:p>
          </table:table-cell>
          <table:table-cell office:value-type="string" calcext:value-type="string">
            <text:p>https://rnca.tamps.cinvestav.mx/verificacion/nra/nombresestablecimientos.php?nra=PEP0901500889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0901500889</text:p>
          </table:table-cell>
          <table:table-cell office:value-type="string" calcext:value-type="string">
            <text:p>https://rnca.tamps.cinvestav.mx/verificacion/nra/nombresestablecimientos.php?nra=PEP0901500889</text:p>
          </table:table-cell>
          <table:table-cell office:value-type="string" calcext:value-type="string">
            <text:p>PEP0901500890</text:p>
          </table:table-cell>
          <table:table-cell office:value-type="string" calcext:value-type="string">
            <text:p>https://rnca.tamps.cinvestav.mx/verificacion/nra/nombresestablecimientos.php?nra=PEP0901500890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211</text:p>
          </table:table-cell>
          <table:table-cell office:value-type="string" calcext:value-type="string">
            <text:p>https://rnca.tamps.cinvestav.mx/verificacion/nra/nombresestablecimientos.php?nra=PEP100400211</text:p>
          </table:table-cell>
          <table:table-cell office:value-type="string" calcext:value-type="string">
            <text:p>PEP100400212</text:p>
          </table:table-cell>
          <table:table-cell office:value-type="string" calcext:value-type="string">
            <text:p>https://rnca.tamps.cinvestav.mx/verificacion/nra/nombresestablecimientos.php?nra=PEP100400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211</text:p>
          </table:table-cell>
          <table:table-cell office:value-type="string" calcext:value-type="string">
            <text:p>https://rnca.tamps.cinvestav.mx/verificacion/nra/nombresestablecimientos.php?nra=PEP100400211</text:p>
          </table:table-cell>
          <table:table-cell office:value-type="string" calcext:value-type="string">
            <text:p>PEP100400213</text:p>
          </table:table-cell>
          <table:table-cell office:value-type="string" calcext:value-type="string">
            <text:p>https://rnca.tamps.cinvestav.mx/verificacion/nra/nombresestablecimientos.php?nra=PEP100400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211</text:p>
          </table:table-cell>
          <table:table-cell office:value-type="string" calcext:value-type="string">
            <text:p>https://rnca.tamps.cinvestav.mx/verificacion/nra/nombresestablecimientos.php?nra=PEP100400211</text:p>
          </table:table-cell>
          <table:table-cell office:value-type="string" calcext:value-type="string">
            <text:p>PEP100400214</text:p>
          </table:table-cell>
          <table:table-cell office:value-type="string" calcext:value-type="string">
            <text:p>https://rnca.tamps.cinvestav.mx/verificacion/nra/nombresestablecimientos.php?nra=PEP100400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211</text:p>
          </table:table-cell>
          <table:table-cell office:value-type="string" calcext:value-type="string">
            <text:p>https://rnca.tamps.cinvestav.mx/verificacion/nra/nombresestablecimientos.php?nra=PEP100400211</text:p>
          </table:table-cell>
          <table:table-cell office:value-type="string" calcext:value-type="string">
            <text:p>PEP100400215</text:p>
          </table:table-cell>
          <table:table-cell office:value-type="string" calcext:value-type="string">
            <text:p>https://rnca.tamps.cinvestav.mx/verificacion/nra/nombresestablecimientos.php?nra=PEP1004002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211</text:p>
          </table:table-cell>
          <table:table-cell office:value-type="string" calcext:value-type="string">
            <text:p>https://rnca.tamps.cinvestav.mx/verificacion/nra/nombresestablecimientos.php?nra=PEP100400211</text:p>
          </table:table-cell>
          <table:table-cell office:value-type="string" calcext:value-type="string">
            <text:p>PEP100400217</text:p>
          </table:table-cell>
          <table:table-cell office:value-type="string" calcext:value-type="string">
            <text:p>https://rnca.tamps.cinvestav.mx/verificacion/nra/nombresestablecimientos.php?nra=PEP1004002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211</text:p>
          </table:table-cell>
          <table:table-cell office:value-type="string" calcext:value-type="string">
            <text:p>https://rnca.tamps.cinvestav.mx/verificacion/nra/nombresestablecimientos.php?nra=PEP100400211</text:p>
          </table:table-cell>
          <table:table-cell office:value-type="string" calcext:value-type="string">
            <text:p>PEP100400311</text:p>
          </table:table-cell>
          <table:table-cell office:value-type="string" calcext:value-type="string">
            <text:p>https://rnca.tamps.cinvestav.mx/verificacion/nra/nombresestablecimientos.php?nra=PEP100400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212</text:p>
          </table:table-cell>
          <table:table-cell office:value-type="string" calcext:value-type="string">
            <text:p>https://rnca.tamps.cinvestav.mx/verificacion/nra/nombresestablecimientos.php?nra=PEP100400212</text:p>
          </table:table-cell>
          <table:table-cell office:value-type="string" calcext:value-type="string">
            <text:p>PEP100400213</text:p>
          </table:table-cell>
          <table:table-cell office:value-type="string" calcext:value-type="string">
            <text:p>https://rnca.tamps.cinvestav.mx/verificacion/nra/nombresestablecimientos.php?nra=PEP100400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212</text:p>
          </table:table-cell>
          <table:table-cell office:value-type="string" calcext:value-type="string">
            <text:p>https://rnca.tamps.cinvestav.mx/verificacion/nra/nombresestablecimientos.php?nra=PEP100400212</text:p>
          </table:table-cell>
          <table:table-cell office:value-type="string" calcext:value-type="string">
            <text:p>PEP100400214</text:p>
          </table:table-cell>
          <table:table-cell office:value-type="string" calcext:value-type="string">
            <text:p>https://rnca.tamps.cinvestav.mx/verificacion/nra/nombresestablecimientos.php?nra=PEP100400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212</text:p>
          </table:table-cell>
          <table:table-cell office:value-type="string" calcext:value-type="string">
            <text:p>https://rnca.tamps.cinvestav.mx/verificacion/nra/nombresestablecimientos.php?nra=PEP100400212</text:p>
          </table:table-cell>
          <table:table-cell office:value-type="string" calcext:value-type="string">
            <text:p>PEP100400215</text:p>
          </table:table-cell>
          <table:table-cell office:value-type="string" calcext:value-type="string">
            <text:p>https://rnca.tamps.cinvestav.mx/verificacion/nra/nombresestablecimientos.php?nra=PEP1004002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212</text:p>
          </table:table-cell>
          <table:table-cell office:value-type="string" calcext:value-type="string">
            <text:p>https://rnca.tamps.cinvestav.mx/verificacion/nra/nombresestablecimientos.php?nra=PEP100400212</text:p>
          </table:table-cell>
          <table:table-cell office:value-type="string" calcext:value-type="string">
            <text:p>PEP100400217</text:p>
          </table:table-cell>
          <table:table-cell office:value-type="string" calcext:value-type="string">
            <text:p>https://rnca.tamps.cinvestav.mx/verificacion/nra/nombresestablecimientos.php?nra=PEP1004002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213</text:p>
          </table:table-cell>
          <table:table-cell office:value-type="string" calcext:value-type="string">
            <text:p>https://rnca.tamps.cinvestav.mx/verificacion/nra/nombresestablecimientos.php?nra=PEP100400213</text:p>
          </table:table-cell>
          <table:table-cell office:value-type="string" calcext:value-type="string">
            <text:p>PEP100400214</text:p>
          </table:table-cell>
          <table:table-cell office:value-type="string" calcext:value-type="string">
            <text:p>https://rnca.tamps.cinvestav.mx/verificacion/nra/nombresestablecimientos.php?nra=PEP100400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213</text:p>
          </table:table-cell>
          <table:table-cell office:value-type="string" calcext:value-type="string">
            <text:p>https://rnca.tamps.cinvestav.mx/verificacion/nra/nombresestablecimientos.php?nra=PEP100400213</text:p>
          </table:table-cell>
          <table:table-cell office:value-type="string" calcext:value-type="string">
            <text:p>PEP100400215</text:p>
          </table:table-cell>
          <table:table-cell office:value-type="string" calcext:value-type="string">
            <text:p>https://rnca.tamps.cinvestav.mx/verificacion/nra/nombresestablecimientos.php?nra=PEP1004002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213</text:p>
          </table:table-cell>
          <table:table-cell office:value-type="string" calcext:value-type="string">
            <text:p>https://rnca.tamps.cinvestav.mx/verificacion/nra/nombresestablecimientos.php?nra=PEP100400213</text:p>
          </table:table-cell>
          <table:table-cell office:value-type="string" calcext:value-type="string">
            <text:p>PEP100400217</text:p>
          </table:table-cell>
          <table:table-cell office:value-type="string" calcext:value-type="string">
            <text:p>https://rnca.tamps.cinvestav.mx/verificacion/nra/nombresestablecimientos.php?nra=PEP1004002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214</text:p>
          </table:table-cell>
          <table:table-cell office:value-type="string" calcext:value-type="string">
            <text:p>https://rnca.tamps.cinvestav.mx/verificacion/nra/nombresestablecimientos.php?nra=PEP100400214</text:p>
          </table:table-cell>
          <table:table-cell office:value-type="string" calcext:value-type="string">
            <text:p>PEP100400215</text:p>
          </table:table-cell>
          <table:table-cell office:value-type="string" calcext:value-type="string">
            <text:p>https://rnca.tamps.cinvestav.mx/verificacion/nra/nombresestablecimientos.php?nra=PEP1004002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214</text:p>
          </table:table-cell>
          <table:table-cell office:value-type="string" calcext:value-type="string">
            <text:p>https://rnca.tamps.cinvestav.mx/verificacion/nra/nombresestablecimientos.php?nra=PEP100400214</text:p>
          </table:table-cell>
          <table:table-cell office:value-type="string" calcext:value-type="string">
            <text:p>PEP100400217</text:p>
          </table:table-cell>
          <table:table-cell office:value-type="string" calcext:value-type="string">
            <text:p>https://rnca.tamps.cinvestav.mx/verificacion/nra/nombresestablecimientos.php?nra=PEP1004002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214</text:p>
          </table:table-cell>
          <table:table-cell office:value-type="string" calcext:value-type="string">
            <text:p>https://rnca.tamps.cinvestav.mx/verificacion/nra/nombresestablecimientos.php?nra=PEP100400214</text:p>
          </table:table-cell>
          <table:table-cell office:value-type="string" calcext:value-type="string">
            <text:p>PEP100400314</text:p>
          </table:table-cell>
          <table:table-cell office:value-type="string" calcext:value-type="string">
            <text:p>https://rnca.tamps.cinvestav.mx/verificacion/nra/nombresestablecimientos.php?nra=PEP1004003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215</text:p>
          </table:table-cell>
          <table:table-cell office:value-type="string" calcext:value-type="string">
            <text:p>https://rnca.tamps.cinvestav.mx/verificacion/nra/nombresestablecimientos.php?nra=PEP100400215</text:p>
          </table:table-cell>
          <table:table-cell office:value-type="string" calcext:value-type="string">
            <text:p>PEP100400217</text:p>
          </table:table-cell>
          <table:table-cell office:value-type="string" calcext:value-type="string">
            <text:p>https://rnca.tamps.cinvestav.mx/verificacion/nra/nombresestablecimientos.php?nra=PEP1004002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215</text:p>
          </table:table-cell>
          <table:table-cell office:value-type="string" calcext:value-type="string">
            <text:p>https://rnca.tamps.cinvestav.mx/verificacion/nra/nombresestablecimientos.php?nra=PEP100400215</text:p>
          </table:table-cell>
          <table:table-cell office:value-type="string" calcext:value-type="string">
            <text:p>PEP100400315</text:p>
          </table:table-cell>
          <table:table-cell office:value-type="string" calcext:value-type="string">
            <text:p>https://rnca.tamps.cinvestav.mx/verificacion/nra/nombresestablecimientos.php?nra=PEP1004003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0</text:p>
          </table:table-cell>
          <table:table-cell office:value-type="string" calcext:value-type="string">
            <text:p>https://rnca.tamps.cinvestav.mx/verificacion/nra/nombresestablecimientos.php?nra=PEP100400310</text:p>
          </table:table-cell>
          <table:table-cell office:value-type="string" calcext:value-type="string">
            <text:p>PEP100400311</text:p>
          </table:table-cell>
          <table:table-cell office:value-type="string" calcext:value-type="string">
            <text:p>https://rnca.tamps.cinvestav.mx/verificacion/nra/nombresestablecimientos.php?nra=PEP100400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0</text:p>
          </table:table-cell>
          <table:table-cell office:value-type="string" calcext:value-type="string">
            <text:p>https://rnca.tamps.cinvestav.mx/verificacion/nra/nombresestablecimientos.php?nra=PEP100400310</text:p>
          </table:table-cell>
          <table:table-cell office:value-type="string" calcext:value-type="string">
            <text:p>PEP100400314</text:p>
          </table:table-cell>
          <table:table-cell office:value-type="string" calcext:value-type="string">
            <text:p>https://rnca.tamps.cinvestav.mx/verificacion/nra/nombresestablecimientos.php?nra=PEP1004003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0</text:p>
          </table:table-cell>
          <table:table-cell office:value-type="string" calcext:value-type="string">
            <text:p>https://rnca.tamps.cinvestav.mx/verificacion/nra/nombresestablecimientos.php?nra=PEP100400310</text:p>
          </table:table-cell>
          <table:table-cell office:value-type="string" calcext:value-type="string">
            <text:p>PEP100400315</text:p>
          </table:table-cell>
          <table:table-cell office:value-type="string" calcext:value-type="string">
            <text:p>https://rnca.tamps.cinvestav.mx/verificacion/nra/nombresestablecimientos.php?nra=PEP1004003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0</text:p>
          </table:table-cell>
          <table:table-cell office:value-type="string" calcext:value-type="string">
            <text:p>https://rnca.tamps.cinvestav.mx/verificacion/nra/nombresestablecimientos.php?nra=PEP100400310</text:p>
          </table:table-cell>
          <table:table-cell office:value-type="string" calcext:value-type="string">
            <text:p>PEP10040031A</text:p>
          </table:table-cell>
          <table:table-cell office:value-type="string" calcext:value-type="string">
            <text:p>https://rnca.tamps.cinvestav.mx/verificacion/nra/nombresestablecimientos.php?nra=PEP10040031A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0</text:p>
          </table:table-cell>
          <table:table-cell office:value-type="string" calcext:value-type="string">
            <text:p>https://rnca.tamps.cinvestav.mx/verificacion/nra/nombresestablecimientos.php?nra=PEP100400310</text:p>
          </table:table-cell>
          <table:table-cell office:value-type="string" calcext:value-type="string">
            <text:p>PEP10040031B</text:p>
          </table:table-cell>
          <table:table-cell office:value-type="string" calcext:value-type="string">
            <text:p>https://rnca.tamps.cinvestav.mx/verificacion/nra/nombresestablecimientos.php?nra=PEP1004003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0</text:p>
          </table:table-cell>
          <table:table-cell office:value-type="string" calcext:value-type="string">
            <text:p>https://rnca.tamps.cinvestav.mx/verificacion/nra/nombresestablecimientos.php?nra=PEP100400310</text:p>
          </table:table-cell>
          <table:table-cell office:value-type="string" calcext:value-type="string">
            <text:p>PEP10040031C</text:p>
          </table:table-cell>
          <table:table-cell office:value-type="string" calcext:value-type="string">
            <text:p>https://rnca.tamps.cinvestav.mx/verificacion/nra/nombresestablecimientos.php?nra=PEP1004003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0</text:p>
          </table:table-cell>
          <table:table-cell office:value-type="string" calcext:value-type="string">
            <text:p>https://rnca.tamps.cinvestav.mx/verificacion/nra/nombresestablecimientos.php?nra=PEP100400310</text:p>
          </table:table-cell>
          <table:table-cell office:value-type="string" calcext:value-type="string">
            <text:p>PEP10040031D</text:p>
          </table:table-cell>
          <table:table-cell office:value-type="string" calcext:value-type="string">
            <text:p>https://rnca.tamps.cinvestav.mx/verificacion/nra/nombresestablecimientos.php?nra=PEP10040031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0</text:p>
          </table:table-cell>
          <table:table-cell office:value-type="string" calcext:value-type="string">
            <text:p>https://rnca.tamps.cinvestav.mx/verificacion/nra/nombresestablecimientos.php?nra=PEP100400310</text:p>
          </table:table-cell>
          <table:table-cell office:value-type="string" calcext:value-type="string">
            <text:p>PEP10040031F</text:p>
          </table:table-cell>
          <table:table-cell office:value-type="string" calcext:value-type="string">
            <text:p>https://rnca.tamps.cinvestav.mx/verificacion/nra/nombresestablecimientos.php?nra=PEP10040031F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0</text:p>
          </table:table-cell>
          <table:table-cell office:value-type="string" calcext:value-type="string">
            <text:p>https://rnca.tamps.cinvestav.mx/verificacion/nra/nombresestablecimientos.php?nra=PEP100400310</text:p>
          </table:table-cell>
          <table:table-cell office:value-type="string" calcext:value-type="string">
            <text:p>PEP10040031G</text:p>
          </table:table-cell>
          <table:table-cell office:value-type="string" calcext:value-type="string">
            <text:p>https://rnca.tamps.cinvestav.mx/verificacion/nra/nombresestablecimientos.php?nra=PEP10040031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0</text:p>
          </table:table-cell>
          <table:table-cell office:value-type="string" calcext:value-type="string">
            <text:p>https://rnca.tamps.cinvestav.mx/verificacion/nra/nombresestablecimientos.php?nra=PEP100400310</text:p>
          </table:table-cell>
          <table:table-cell office:value-type="string" calcext:value-type="string">
            <text:p>PEP10040031K</text:p>
          </table:table-cell>
          <table:table-cell office:value-type="string" calcext:value-type="string">
            <text:p>https://rnca.tamps.cinvestav.mx/verificacion/nra/nombresestablecimientos.php?nra=PEP10040031K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1</text:p>
          </table:table-cell>
          <table:table-cell office:value-type="string" calcext:value-type="string">
            <text:p>https://rnca.tamps.cinvestav.mx/verificacion/nra/nombresestablecimientos.php?nra=PEP100400311</text:p>
          </table:table-cell>
          <table:table-cell office:value-type="string" calcext:value-type="string">
            <text:p>PEP100400314</text:p>
          </table:table-cell>
          <table:table-cell office:value-type="string" calcext:value-type="string">
            <text:p>https://rnca.tamps.cinvestav.mx/verificacion/nra/nombresestablecimientos.php?nra=PEP1004003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1</text:p>
          </table:table-cell>
          <table:table-cell office:value-type="string" calcext:value-type="string">
            <text:p>https://rnca.tamps.cinvestav.mx/verificacion/nra/nombresestablecimientos.php?nra=PEP100400311</text:p>
          </table:table-cell>
          <table:table-cell office:value-type="string" calcext:value-type="string">
            <text:p>PEP100400315</text:p>
          </table:table-cell>
          <table:table-cell office:value-type="string" calcext:value-type="string">
            <text:p>https://rnca.tamps.cinvestav.mx/verificacion/nra/nombresestablecimientos.php?nra=PEP1004003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1</text:p>
          </table:table-cell>
          <table:table-cell office:value-type="string" calcext:value-type="string">
            <text:p>https://rnca.tamps.cinvestav.mx/verificacion/nra/nombresestablecimientos.php?nra=PEP100400311</text:p>
          </table:table-cell>
          <table:table-cell office:value-type="string" calcext:value-type="string">
            <text:p>PEP10040031A</text:p>
          </table:table-cell>
          <table:table-cell office:value-type="string" calcext:value-type="string">
            <text:p>https://rnca.tamps.cinvestav.mx/verificacion/nra/nombresestablecimientos.php?nra=PEP10040031A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1</text:p>
          </table:table-cell>
          <table:table-cell office:value-type="string" calcext:value-type="string">
            <text:p>https://rnca.tamps.cinvestav.mx/verificacion/nra/nombresestablecimientos.php?nra=PEP100400311</text:p>
          </table:table-cell>
          <table:table-cell office:value-type="string" calcext:value-type="string">
            <text:p>PEP10040031B</text:p>
          </table:table-cell>
          <table:table-cell office:value-type="string" calcext:value-type="string">
            <text:p>https://rnca.tamps.cinvestav.mx/verificacion/nra/nombresestablecimientos.php?nra=PEP1004003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1</text:p>
          </table:table-cell>
          <table:table-cell office:value-type="string" calcext:value-type="string">
            <text:p>https://rnca.tamps.cinvestav.mx/verificacion/nra/nombresestablecimientos.php?nra=PEP100400311</text:p>
          </table:table-cell>
          <table:table-cell office:value-type="string" calcext:value-type="string">
            <text:p>PEP10040031C</text:p>
          </table:table-cell>
          <table:table-cell office:value-type="string" calcext:value-type="string">
            <text:p>https://rnca.tamps.cinvestav.mx/verificacion/nra/nombresestablecimientos.php?nra=PEP1004003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1</text:p>
          </table:table-cell>
          <table:table-cell office:value-type="string" calcext:value-type="string">
            <text:p>https://rnca.tamps.cinvestav.mx/verificacion/nra/nombresestablecimientos.php?nra=PEP100400311</text:p>
          </table:table-cell>
          <table:table-cell office:value-type="string" calcext:value-type="string">
            <text:p>PEP10040031D</text:p>
          </table:table-cell>
          <table:table-cell office:value-type="string" calcext:value-type="string">
            <text:p>https://rnca.tamps.cinvestav.mx/verificacion/nra/nombresestablecimientos.php?nra=PEP10040031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1</text:p>
          </table:table-cell>
          <table:table-cell office:value-type="string" calcext:value-type="string">
            <text:p>https://rnca.tamps.cinvestav.mx/verificacion/nra/nombresestablecimientos.php?nra=PEP100400311</text:p>
          </table:table-cell>
          <table:table-cell office:value-type="string" calcext:value-type="string">
            <text:p>PEP10040031F</text:p>
          </table:table-cell>
          <table:table-cell office:value-type="string" calcext:value-type="string">
            <text:p>https://rnca.tamps.cinvestav.mx/verificacion/nra/nombresestablecimientos.php?nra=PEP10040031F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1</text:p>
          </table:table-cell>
          <table:table-cell office:value-type="string" calcext:value-type="string">
            <text:p>https://rnca.tamps.cinvestav.mx/verificacion/nra/nombresestablecimientos.php?nra=PEP100400311</text:p>
          </table:table-cell>
          <table:table-cell office:value-type="string" calcext:value-type="string">
            <text:p>PEP10040031G</text:p>
          </table:table-cell>
          <table:table-cell office:value-type="string" calcext:value-type="string">
            <text:p>https://rnca.tamps.cinvestav.mx/verificacion/nra/nombresestablecimientos.php?nra=PEP10040031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1</text:p>
          </table:table-cell>
          <table:table-cell office:value-type="string" calcext:value-type="string">
            <text:p>https://rnca.tamps.cinvestav.mx/verificacion/nra/nombresestablecimientos.php?nra=PEP100400311</text:p>
          </table:table-cell>
          <table:table-cell office:value-type="string" calcext:value-type="string">
            <text:p>PEP10040031K</text:p>
          </table:table-cell>
          <table:table-cell office:value-type="string" calcext:value-type="string">
            <text:p>https://rnca.tamps.cinvestav.mx/verificacion/nra/nombresestablecimientos.php?nra=PEP10040031K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1</text:p>
          </table:table-cell>
          <table:table-cell office:value-type="string" calcext:value-type="string">
            <text:p>https://rnca.tamps.cinvestav.mx/verificacion/nra/nombresestablecimientos.php?nra=PEP100400311</text:p>
          </table:table-cell>
          <table:table-cell office:value-type="string" calcext:value-type="string">
            <text:p>PEP10040031L</text:p>
          </table:table-cell>
          <table:table-cell office:value-type="string" calcext:value-type="string">
            <text:p>https://rnca.tamps.cinvestav.mx/verificacion/nra/nombresestablecimientos.php?nra=PEP10040031L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4</text:p>
          </table:table-cell>
          <table:table-cell office:value-type="string" calcext:value-type="string">
            <text:p>https://rnca.tamps.cinvestav.mx/verificacion/nra/nombresestablecimientos.php?nra=PEP100400314</text:p>
          </table:table-cell>
          <table:table-cell office:value-type="string" calcext:value-type="string">
            <text:p>PEP100400315</text:p>
          </table:table-cell>
          <table:table-cell office:value-type="string" calcext:value-type="string">
            <text:p>https://rnca.tamps.cinvestav.mx/verificacion/nra/nombresestablecimientos.php?nra=PEP1004003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4</text:p>
          </table:table-cell>
          <table:table-cell office:value-type="string" calcext:value-type="string">
            <text:p>https://rnca.tamps.cinvestav.mx/verificacion/nra/nombresestablecimientos.php?nra=PEP100400314</text:p>
          </table:table-cell>
          <table:table-cell office:value-type="string" calcext:value-type="string">
            <text:p>PEP10040031A</text:p>
          </table:table-cell>
          <table:table-cell office:value-type="string" calcext:value-type="string">
            <text:p>https://rnca.tamps.cinvestav.mx/verificacion/nra/nombresestablecimientos.php?nra=PEP10040031A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4</text:p>
          </table:table-cell>
          <table:table-cell office:value-type="string" calcext:value-type="string">
            <text:p>https://rnca.tamps.cinvestav.mx/verificacion/nra/nombresestablecimientos.php?nra=PEP100400314</text:p>
          </table:table-cell>
          <table:table-cell office:value-type="string" calcext:value-type="string">
            <text:p>PEP10040031B</text:p>
          </table:table-cell>
          <table:table-cell office:value-type="string" calcext:value-type="string">
            <text:p>https://rnca.tamps.cinvestav.mx/verificacion/nra/nombresestablecimientos.php?nra=PEP1004003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4</text:p>
          </table:table-cell>
          <table:table-cell office:value-type="string" calcext:value-type="string">
            <text:p>https://rnca.tamps.cinvestav.mx/verificacion/nra/nombresestablecimientos.php?nra=PEP100400314</text:p>
          </table:table-cell>
          <table:table-cell office:value-type="string" calcext:value-type="string">
            <text:p>PEP10040031C</text:p>
          </table:table-cell>
          <table:table-cell office:value-type="string" calcext:value-type="string">
            <text:p>https://rnca.tamps.cinvestav.mx/verificacion/nra/nombresestablecimientos.php?nra=PEP1004003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4</text:p>
          </table:table-cell>
          <table:table-cell office:value-type="string" calcext:value-type="string">
            <text:p>https://rnca.tamps.cinvestav.mx/verificacion/nra/nombresestablecimientos.php?nra=PEP100400314</text:p>
          </table:table-cell>
          <table:table-cell office:value-type="string" calcext:value-type="string">
            <text:p>PEP10040031D</text:p>
          </table:table-cell>
          <table:table-cell office:value-type="string" calcext:value-type="string">
            <text:p>https://rnca.tamps.cinvestav.mx/verificacion/nra/nombresestablecimientos.php?nra=PEP10040031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4</text:p>
          </table:table-cell>
          <table:table-cell office:value-type="string" calcext:value-type="string">
            <text:p>https://rnca.tamps.cinvestav.mx/verificacion/nra/nombresestablecimientos.php?nra=PEP100400314</text:p>
          </table:table-cell>
          <table:table-cell office:value-type="string" calcext:value-type="string">
            <text:p>PEP10040031F</text:p>
          </table:table-cell>
          <table:table-cell office:value-type="string" calcext:value-type="string">
            <text:p>https://rnca.tamps.cinvestav.mx/verificacion/nra/nombresestablecimientos.php?nra=PEP10040031F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4</text:p>
          </table:table-cell>
          <table:table-cell office:value-type="string" calcext:value-type="string">
            <text:p>https://rnca.tamps.cinvestav.mx/verificacion/nra/nombresestablecimientos.php?nra=PEP100400314</text:p>
          </table:table-cell>
          <table:table-cell office:value-type="string" calcext:value-type="string">
            <text:p>PEP10040031G</text:p>
          </table:table-cell>
          <table:table-cell office:value-type="string" calcext:value-type="string">
            <text:p>https://rnca.tamps.cinvestav.mx/verificacion/nra/nombresestablecimientos.php?nra=PEP10040031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4</text:p>
          </table:table-cell>
          <table:table-cell office:value-type="string" calcext:value-type="string">
            <text:p>https://rnca.tamps.cinvestav.mx/verificacion/nra/nombresestablecimientos.php?nra=PEP100400314</text:p>
          </table:table-cell>
          <table:table-cell office:value-type="string" calcext:value-type="string">
            <text:p>PEP10040031K</text:p>
          </table:table-cell>
          <table:table-cell office:value-type="string" calcext:value-type="string">
            <text:p>https://rnca.tamps.cinvestav.mx/verificacion/nra/nombresestablecimientos.php?nra=PEP10040031K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4</text:p>
          </table:table-cell>
          <table:table-cell office:value-type="string" calcext:value-type="string">
            <text:p>https://rnca.tamps.cinvestav.mx/verificacion/nra/nombresestablecimientos.php?nra=PEP100400314</text:p>
          </table:table-cell>
          <table:table-cell office:value-type="string" calcext:value-type="string">
            <text:p>PEP10040031L</text:p>
          </table:table-cell>
          <table:table-cell office:value-type="string" calcext:value-type="string">
            <text:p>https://rnca.tamps.cinvestav.mx/verificacion/nra/nombresestablecimientos.php?nra=PEP10040031L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4</text:p>
          </table:table-cell>
          <table:table-cell office:value-type="string" calcext:value-type="string">
            <text:p>https://rnca.tamps.cinvestav.mx/verificacion/nra/nombresestablecimientos.php?nra=PEP100400314</text:p>
          </table:table-cell>
          <table:table-cell office:value-type="string" calcext:value-type="string">
            <text:p>PEP10040031O</text:p>
          </table:table-cell>
          <table:table-cell office:value-type="string" calcext:value-type="string">
            <text:p>https://rnca.tamps.cinvestav.mx/verificacion/nra/nombresestablecimientos.php?nra=PEP10040031O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5</text:p>
          </table:table-cell>
          <table:table-cell office:value-type="string" calcext:value-type="string">
            <text:p>https://rnca.tamps.cinvestav.mx/verificacion/nra/nombresestablecimientos.php?nra=PEP100400315</text:p>
          </table:table-cell>
          <table:table-cell office:value-type="string" calcext:value-type="string">
            <text:p>PEP10040031A</text:p>
          </table:table-cell>
          <table:table-cell office:value-type="string" calcext:value-type="string">
            <text:p>https://rnca.tamps.cinvestav.mx/verificacion/nra/nombresestablecimientos.php?nra=PEP10040031A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5</text:p>
          </table:table-cell>
          <table:table-cell office:value-type="string" calcext:value-type="string">
            <text:p>https://rnca.tamps.cinvestav.mx/verificacion/nra/nombresestablecimientos.php?nra=PEP100400315</text:p>
          </table:table-cell>
          <table:table-cell office:value-type="string" calcext:value-type="string">
            <text:p>PEP10040031B</text:p>
          </table:table-cell>
          <table:table-cell office:value-type="string" calcext:value-type="string">
            <text:p>https://rnca.tamps.cinvestav.mx/verificacion/nra/nombresestablecimientos.php?nra=PEP1004003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5</text:p>
          </table:table-cell>
          <table:table-cell office:value-type="string" calcext:value-type="string">
            <text:p>https://rnca.tamps.cinvestav.mx/verificacion/nra/nombresestablecimientos.php?nra=PEP100400315</text:p>
          </table:table-cell>
          <table:table-cell office:value-type="string" calcext:value-type="string">
            <text:p>PEP10040031C</text:p>
          </table:table-cell>
          <table:table-cell office:value-type="string" calcext:value-type="string">
            <text:p>https://rnca.tamps.cinvestav.mx/verificacion/nra/nombresestablecimientos.php?nra=PEP1004003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5</text:p>
          </table:table-cell>
          <table:table-cell office:value-type="string" calcext:value-type="string">
            <text:p>https://rnca.tamps.cinvestav.mx/verificacion/nra/nombresestablecimientos.php?nra=PEP100400315</text:p>
          </table:table-cell>
          <table:table-cell office:value-type="string" calcext:value-type="string">
            <text:p>PEP10040031D</text:p>
          </table:table-cell>
          <table:table-cell office:value-type="string" calcext:value-type="string">
            <text:p>https://rnca.tamps.cinvestav.mx/verificacion/nra/nombresestablecimientos.php?nra=PEP10040031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5</text:p>
          </table:table-cell>
          <table:table-cell office:value-type="string" calcext:value-type="string">
            <text:p>https://rnca.tamps.cinvestav.mx/verificacion/nra/nombresestablecimientos.php?nra=PEP100400315</text:p>
          </table:table-cell>
          <table:table-cell office:value-type="string" calcext:value-type="string">
            <text:p>PEP10040031F</text:p>
          </table:table-cell>
          <table:table-cell office:value-type="string" calcext:value-type="string">
            <text:p>https://rnca.tamps.cinvestav.mx/verificacion/nra/nombresestablecimientos.php?nra=PEP10040031F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5</text:p>
          </table:table-cell>
          <table:table-cell office:value-type="string" calcext:value-type="string">
            <text:p>https://rnca.tamps.cinvestav.mx/verificacion/nra/nombresestablecimientos.php?nra=PEP100400315</text:p>
          </table:table-cell>
          <table:table-cell office:value-type="string" calcext:value-type="string">
            <text:p>PEP10040031G</text:p>
          </table:table-cell>
          <table:table-cell office:value-type="string" calcext:value-type="string">
            <text:p>https://rnca.tamps.cinvestav.mx/verificacion/nra/nombresestablecimientos.php?nra=PEP10040031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5</text:p>
          </table:table-cell>
          <table:table-cell office:value-type="string" calcext:value-type="string">
            <text:p>https://rnca.tamps.cinvestav.mx/verificacion/nra/nombresestablecimientos.php?nra=PEP100400315</text:p>
          </table:table-cell>
          <table:table-cell office:value-type="string" calcext:value-type="string">
            <text:p>PEP10040031K</text:p>
          </table:table-cell>
          <table:table-cell office:value-type="string" calcext:value-type="string">
            <text:p>https://rnca.tamps.cinvestav.mx/verificacion/nra/nombresestablecimientos.php?nra=PEP10040031K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5</text:p>
          </table:table-cell>
          <table:table-cell office:value-type="string" calcext:value-type="string">
            <text:p>https://rnca.tamps.cinvestav.mx/verificacion/nra/nombresestablecimientos.php?nra=PEP100400315</text:p>
          </table:table-cell>
          <table:table-cell office:value-type="string" calcext:value-type="string">
            <text:p>PEP10040031L</text:p>
          </table:table-cell>
          <table:table-cell office:value-type="string" calcext:value-type="string">
            <text:p>https://rnca.tamps.cinvestav.mx/verificacion/nra/nombresestablecimientos.php?nra=PEP10040031L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5</text:p>
          </table:table-cell>
          <table:table-cell office:value-type="string" calcext:value-type="string">
            <text:p>https://rnca.tamps.cinvestav.mx/verificacion/nra/nombresestablecimientos.php?nra=PEP100400315</text:p>
          </table:table-cell>
          <table:table-cell office:value-type="string" calcext:value-type="string">
            <text:p>PEP10040031O</text:p>
          </table:table-cell>
          <table:table-cell office:value-type="string" calcext:value-type="string">
            <text:p>https://rnca.tamps.cinvestav.mx/verificacion/nra/nombresestablecimientos.php?nra=PEP10040031O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5</text:p>
          </table:table-cell>
          <table:table-cell office:value-type="string" calcext:value-type="string">
            <text:p>https://rnca.tamps.cinvestav.mx/verificacion/nra/nombresestablecimientos.php?nra=PEP100400315</text:p>
          </table:table-cell>
          <table:table-cell office:value-type="string" calcext:value-type="string">
            <text:p>PEP10040031P</text:p>
          </table:table-cell>
          <table:table-cell office:value-type="string" calcext:value-type="string">
            <text:p>https://rnca.tamps.cinvestav.mx/verificacion/nra/nombresestablecimientos.php?nra=PEP10040031P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A</text:p>
          </table:table-cell>
          <table:table-cell office:value-type="string" calcext:value-type="string">
            <text:p>https://rnca.tamps.cinvestav.mx/verificacion/nra/nombresestablecimientos.php?nra=PEP10040031A</text:p>
          </table:table-cell>
          <table:table-cell office:value-type="string" calcext:value-type="string">
            <text:p>PEP10040031B</text:p>
          </table:table-cell>
          <table:table-cell office:value-type="string" calcext:value-type="string">
            <text:p>https://rnca.tamps.cinvestav.mx/verificacion/nra/nombresestablecimientos.php?nra=PEP1004003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A</text:p>
          </table:table-cell>
          <table:table-cell office:value-type="string" calcext:value-type="string">
            <text:p>https://rnca.tamps.cinvestav.mx/verificacion/nra/nombresestablecimientos.php?nra=PEP10040031A</text:p>
          </table:table-cell>
          <table:table-cell office:value-type="string" calcext:value-type="string">
            <text:p>PEP10040031C</text:p>
          </table:table-cell>
          <table:table-cell office:value-type="string" calcext:value-type="string">
            <text:p>https://rnca.tamps.cinvestav.mx/verificacion/nra/nombresestablecimientos.php?nra=PEP1004003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A</text:p>
          </table:table-cell>
          <table:table-cell office:value-type="string" calcext:value-type="string">
            <text:p>https://rnca.tamps.cinvestav.mx/verificacion/nra/nombresestablecimientos.php?nra=PEP10040031A</text:p>
          </table:table-cell>
          <table:table-cell office:value-type="string" calcext:value-type="string">
            <text:p>PEP10040031D</text:p>
          </table:table-cell>
          <table:table-cell office:value-type="string" calcext:value-type="string">
            <text:p>https://rnca.tamps.cinvestav.mx/verificacion/nra/nombresestablecimientos.php?nra=PEP10040031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A</text:p>
          </table:table-cell>
          <table:table-cell office:value-type="string" calcext:value-type="string">
            <text:p>https://rnca.tamps.cinvestav.mx/verificacion/nra/nombresestablecimientos.php?nra=PEP10040031A</text:p>
          </table:table-cell>
          <table:table-cell office:value-type="string" calcext:value-type="string">
            <text:p>PEP10040031F</text:p>
          </table:table-cell>
          <table:table-cell office:value-type="string" calcext:value-type="string">
            <text:p>https://rnca.tamps.cinvestav.mx/verificacion/nra/nombresestablecimientos.php?nra=PEP10040031F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A</text:p>
          </table:table-cell>
          <table:table-cell office:value-type="string" calcext:value-type="string">
            <text:p>https://rnca.tamps.cinvestav.mx/verificacion/nra/nombresestablecimientos.php?nra=PEP10040031A</text:p>
          </table:table-cell>
          <table:table-cell office:value-type="string" calcext:value-type="string">
            <text:p>PEP10040031G</text:p>
          </table:table-cell>
          <table:table-cell office:value-type="string" calcext:value-type="string">
            <text:p>https://rnca.tamps.cinvestav.mx/verificacion/nra/nombresestablecimientos.php?nra=PEP10040031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A</text:p>
          </table:table-cell>
          <table:table-cell office:value-type="string" calcext:value-type="string">
            <text:p>https://rnca.tamps.cinvestav.mx/verificacion/nra/nombresestablecimientos.php?nra=PEP10040031A</text:p>
          </table:table-cell>
          <table:table-cell office:value-type="string" calcext:value-type="string">
            <text:p>PEP10040031K</text:p>
          </table:table-cell>
          <table:table-cell office:value-type="string" calcext:value-type="string">
            <text:p>https://rnca.tamps.cinvestav.mx/verificacion/nra/nombresestablecimientos.php?nra=PEP10040031K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A</text:p>
          </table:table-cell>
          <table:table-cell office:value-type="string" calcext:value-type="string">
            <text:p>https://rnca.tamps.cinvestav.mx/verificacion/nra/nombresestablecimientos.php?nra=PEP10040031A</text:p>
          </table:table-cell>
          <table:table-cell office:value-type="string" calcext:value-type="string">
            <text:p>PEP10040031L</text:p>
          </table:table-cell>
          <table:table-cell office:value-type="string" calcext:value-type="string">
            <text:p>https://rnca.tamps.cinvestav.mx/verificacion/nra/nombresestablecimientos.php?nra=PEP10040031L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A</text:p>
          </table:table-cell>
          <table:table-cell office:value-type="string" calcext:value-type="string">
            <text:p>https://rnca.tamps.cinvestav.mx/verificacion/nra/nombresestablecimientos.php?nra=PEP10040031A</text:p>
          </table:table-cell>
          <table:table-cell office:value-type="string" calcext:value-type="string">
            <text:p>PEP10040031O</text:p>
          </table:table-cell>
          <table:table-cell office:value-type="string" calcext:value-type="string">
            <text:p>https://rnca.tamps.cinvestav.mx/verificacion/nra/nombresestablecimientos.php?nra=PEP10040031O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A</text:p>
          </table:table-cell>
          <table:table-cell office:value-type="string" calcext:value-type="string">
            <text:p>https://rnca.tamps.cinvestav.mx/verificacion/nra/nombresestablecimientos.php?nra=PEP10040031A</text:p>
          </table:table-cell>
          <table:table-cell office:value-type="string" calcext:value-type="string">
            <text:p>PEP10040031P</text:p>
          </table:table-cell>
          <table:table-cell office:value-type="string" calcext:value-type="string">
            <text:p>https://rnca.tamps.cinvestav.mx/verificacion/nra/nombresestablecimientos.php?nra=PEP10040031P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A</text:p>
          </table:table-cell>
          <table:table-cell office:value-type="string" calcext:value-type="string">
            <text:p>https://rnca.tamps.cinvestav.mx/verificacion/nra/nombresestablecimientos.php?nra=PEP10040031A</text:p>
          </table:table-cell>
          <table:table-cell office:value-type="string" calcext:value-type="string">
            <text:p>PEP10040031Q</text:p>
          </table:table-cell>
          <table:table-cell office:value-type="string" calcext:value-type="string">
            <text:p>https://rnca.tamps.cinvestav.mx/verificacion/nra/nombresestablecimientos.php?nra=PEP10040031Q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B</text:p>
          </table:table-cell>
          <table:table-cell office:value-type="string" calcext:value-type="string">
            <text:p>https://rnca.tamps.cinvestav.mx/verificacion/nra/nombresestablecimientos.php?nra=PEP10040031B</text:p>
          </table:table-cell>
          <table:table-cell office:value-type="string" calcext:value-type="string">
            <text:p>PEP10040031C</text:p>
          </table:table-cell>
          <table:table-cell office:value-type="string" calcext:value-type="string">
            <text:p>https://rnca.tamps.cinvestav.mx/verificacion/nra/nombresestablecimientos.php?nra=PEP1004003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B</text:p>
          </table:table-cell>
          <table:table-cell office:value-type="string" calcext:value-type="string">
            <text:p>https://rnca.tamps.cinvestav.mx/verificacion/nra/nombresestablecimientos.php?nra=PEP10040031B</text:p>
          </table:table-cell>
          <table:table-cell office:value-type="string" calcext:value-type="string">
            <text:p>PEP10040031D</text:p>
          </table:table-cell>
          <table:table-cell office:value-type="string" calcext:value-type="string">
            <text:p>https://rnca.tamps.cinvestav.mx/verificacion/nra/nombresestablecimientos.php?nra=PEP10040031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B</text:p>
          </table:table-cell>
          <table:table-cell office:value-type="string" calcext:value-type="string">
            <text:p>https://rnca.tamps.cinvestav.mx/verificacion/nra/nombresestablecimientos.php?nra=PEP10040031B</text:p>
          </table:table-cell>
          <table:table-cell office:value-type="string" calcext:value-type="string">
            <text:p>PEP10040031F</text:p>
          </table:table-cell>
          <table:table-cell office:value-type="string" calcext:value-type="string">
            <text:p>https://rnca.tamps.cinvestav.mx/verificacion/nra/nombresestablecimientos.php?nra=PEP10040031F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B</text:p>
          </table:table-cell>
          <table:table-cell office:value-type="string" calcext:value-type="string">
            <text:p>https://rnca.tamps.cinvestav.mx/verificacion/nra/nombresestablecimientos.php?nra=PEP10040031B</text:p>
          </table:table-cell>
          <table:table-cell office:value-type="string" calcext:value-type="string">
            <text:p>PEP10040031G</text:p>
          </table:table-cell>
          <table:table-cell office:value-type="string" calcext:value-type="string">
            <text:p>https://rnca.tamps.cinvestav.mx/verificacion/nra/nombresestablecimientos.php?nra=PEP10040031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B</text:p>
          </table:table-cell>
          <table:table-cell office:value-type="string" calcext:value-type="string">
            <text:p>https://rnca.tamps.cinvestav.mx/verificacion/nra/nombresestablecimientos.php?nra=PEP10040031B</text:p>
          </table:table-cell>
          <table:table-cell office:value-type="string" calcext:value-type="string">
            <text:p>PEP10040031K</text:p>
          </table:table-cell>
          <table:table-cell office:value-type="string" calcext:value-type="string">
            <text:p>https://rnca.tamps.cinvestav.mx/verificacion/nra/nombresestablecimientos.php?nra=PEP10040031K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B</text:p>
          </table:table-cell>
          <table:table-cell office:value-type="string" calcext:value-type="string">
            <text:p>https://rnca.tamps.cinvestav.mx/verificacion/nra/nombresestablecimientos.php?nra=PEP10040031B</text:p>
          </table:table-cell>
          <table:table-cell office:value-type="string" calcext:value-type="string">
            <text:p>PEP10040031L</text:p>
          </table:table-cell>
          <table:table-cell office:value-type="string" calcext:value-type="string">
            <text:p>https://rnca.tamps.cinvestav.mx/verificacion/nra/nombresestablecimientos.php?nra=PEP10040031L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B</text:p>
          </table:table-cell>
          <table:table-cell office:value-type="string" calcext:value-type="string">
            <text:p>https://rnca.tamps.cinvestav.mx/verificacion/nra/nombresestablecimientos.php?nra=PEP10040031B</text:p>
          </table:table-cell>
          <table:table-cell office:value-type="string" calcext:value-type="string">
            <text:p>PEP10040031O</text:p>
          </table:table-cell>
          <table:table-cell office:value-type="string" calcext:value-type="string">
            <text:p>https://rnca.tamps.cinvestav.mx/verificacion/nra/nombresestablecimientos.php?nra=PEP10040031O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B</text:p>
          </table:table-cell>
          <table:table-cell office:value-type="string" calcext:value-type="string">
            <text:p>https://rnca.tamps.cinvestav.mx/verificacion/nra/nombresestablecimientos.php?nra=PEP10040031B</text:p>
          </table:table-cell>
          <table:table-cell office:value-type="string" calcext:value-type="string">
            <text:p>PEP10040031P</text:p>
          </table:table-cell>
          <table:table-cell office:value-type="string" calcext:value-type="string">
            <text:p>https://rnca.tamps.cinvestav.mx/verificacion/nra/nombresestablecimientos.php?nra=PEP10040031P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B</text:p>
          </table:table-cell>
          <table:table-cell office:value-type="string" calcext:value-type="string">
            <text:p>https://rnca.tamps.cinvestav.mx/verificacion/nra/nombresestablecimientos.php?nra=PEP10040031B</text:p>
          </table:table-cell>
          <table:table-cell office:value-type="string" calcext:value-type="string">
            <text:p>PEP10040031Q</text:p>
          </table:table-cell>
          <table:table-cell office:value-type="string" calcext:value-type="string">
            <text:p>https://rnca.tamps.cinvestav.mx/verificacion/nra/nombresestablecimientos.php?nra=PEP10040031Q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B</text:p>
          </table:table-cell>
          <table:table-cell office:value-type="string" calcext:value-type="string">
            <text:p>https://rnca.tamps.cinvestav.mx/verificacion/nra/nombresestablecimientos.php?nra=PEP10040031B</text:p>
          </table:table-cell>
          <table:table-cell office:value-type="string" calcext:value-type="string">
            <text:p>PEP10040031R</text:p>
          </table:table-cell>
          <table:table-cell office:value-type="string" calcext:value-type="string">
            <text:p>https://rnca.tamps.cinvestav.mx/verificacion/nra/nombresestablecimientos.php?nra=PEP10040031R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C</text:p>
          </table:table-cell>
          <table:table-cell office:value-type="string" calcext:value-type="string">
            <text:p>https://rnca.tamps.cinvestav.mx/verificacion/nra/nombresestablecimientos.php?nra=PEP10040031C</text:p>
          </table:table-cell>
          <table:table-cell office:value-type="string" calcext:value-type="string">
            <text:p>PEP10040031D</text:p>
          </table:table-cell>
          <table:table-cell office:value-type="string" calcext:value-type="string">
            <text:p>https://rnca.tamps.cinvestav.mx/verificacion/nra/nombresestablecimientos.php?nra=PEP10040031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C</text:p>
          </table:table-cell>
          <table:table-cell office:value-type="string" calcext:value-type="string">
            <text:p>https://rnca.tamps.cinvestav.mx/verificacion/nra/nombresestablecimientos.php?nra=PEP10040031C</text:p>
          </table:table-cell>
          <table:table-cell office:value-type="string" calcext:value-type="string">
            <text:p>PEP10040031F</text:p>
          </table:table-cell>
          <table:table-cell office:value-type="string" calcext:value-type="string">
            <text:p>https://rnca.tamps.cinvestav.mx/verificacion/nra/nombresestablecimientos.php?nra=PEP10040031F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C</text:p>
          </table:table-cell>
          <table:table-cell office:value-type="string" calcext:value-type="string">
            <text:p>https://rnca.tamps.cinvestav.mx/verificacion/nra/nombresestablecimientos.php?nra=PEP10040031C</text:p>
          </table:table-cell>
          <table:table-cell office:value-type="string" calcext:value-type="string">
            <text:p>PEP10040031G</text:p>
          </table:table-cell>
          <table:table-cell office:value-type="string" calcext:value-type="string">
            <text:p>https://rnca.tamps.cinvestav.mx/verificacion/nra/nombresestablecimientos.php?nra=PEP10040031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C</text:p>
          </table:table-cell>
          <table:table-cell office:value-type="string" calcext:value-type="string">
            <text:p>https://rnca.tamps.cinvestav.mx/verificacion/nra/nombresestablecimientos.php?nra=PEP10040031C</text:p>
          </table:table-cell>
          <table:table-cell office:value-type="string" calcext:value-type="string">
            <text:p>PEP10040031K</text:p>
          </table:table-cell>
          <table:table-cell office:value-type="string" calcext:value-type="string">
            <text:p>https://rnca.tamps.cinvestav.mx/verificacion/nra/nombresestablecimientos.php?nra=PEP10040031K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C</text:p>
          </table:table-cell>
          <table:table-cell office:value-type="string" calcext:value-type="string">
            <text:p>https://rnca.tamps.cinvestav.mx/verificacion/nra/nombresestablecimientos.php?nra=PEP10040031C</text:p>
          </table:table-cell>
          <table:table-cell office:value-type="string" calcext:value-type="string">
            <text:p>PEP10040031L</text:p>
          </table:table-cell>
          <table:table-cell office:value-type="string" calcext:value-type="string">
            <text:p>https://rnca.tamps.cinvestav.mx/verificacion/nra/nombresestablecimientos.php?nra=PEP10040031L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C</text:p>
          </table:table-cell>
          <table:table-cell office:value-type="string" calcext:value-type="string">
            <text:p>https://rnca.tamps.cinvestav.mx/verificacion/nra/nombresestablecimientos.php?nra=PEP10040031C</text:p>
          </table:table-cell>
          <table:table-cell office:value-type="string" calcext:value-type="string">
            <text:p>PEP10040031O</text:p>
          </table:table-cell>
          <table:table-cell office:value-type="string" calcext:value-type="string">
            <text:p>https://rnca.tamps.cinvestav.mx/verificacion/nra/nombresestablecimientos.php?nra=PEP10040031O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C</text:p>
          </table:table-cell>
          <table:table-cell office:value-type="string" calcext:value-type="string">
            <text:p>https://rnca.tamps.cinvestav.mx/verificacion/nra/nombresestablecimientos.php?nra=PEP10040031C</text:p>
          </table:table-cell>
          <table:table-cell office:value-type="string" calcext:value-type="string">
            <text:p>PEP10040031P</text:p>
          </table:table-cell>
          <table:table-cell office:value-type="string" calcext:value-type="string">
            <text:p>https://rnca.tamps.cinvestav.mx/verificacion/nra/nombresestablecimientos.php?nra=PEP10040031P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C</text:p>
          </table:table-cell>
          <table:table-cell office:value-type="string" calcext:value-type="string">
            <text:p>https://rnca.tamps.cinvestav.mx/verificacion/nra/nombresestablecimientos.php?nra=PEP10040031C</text:p>
          </table:table-cell>
          <table:table-cell office:value-type="string" calcext:value-type="string">
            <text:p>PEP10040031Q</text:p>
          </table:table-cell>
          <table:table-cell office:value-type="string" calcext:value-type="string">
            <text:p>https://rnca.tamps.cinvestav.mx/verificacion/nra/nombresestablecimientos.php?nra=PEP10040031Q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C</text:p>
          </table:table-cell>
          <table:table-cell office:value-type="string" calcext:value-type="string">
            <text:p>https://rnca.tamps.cinvestav.mx/verificacion/nra/nombresestablecimientos.php?nra=PEP10040031C</text:p>
          </table:table-cell>
          <table:table-cell office:value-type="string" calcext:value-type="string">
            <text:p>PEP10040031R</text:p>
          </table:table-cell>
          <table:table-cell office:value-type="string" calcext:value-type="string">
            <text:p>https://rnca.tamps.cinvestav.mx/verificacion/nra/nombresestablecimientos.php?nra=PEP10040031R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C</text:p>
          </table:table-cell>
          <table:table-cell office:value-type="string" calcext:value-type="string">
            <text:p>https://rnca.tamps.cinvestav.mx/verificacion/nra/nombresestablecimientos.php?nra=PEP10040031C</text:p>
          </table:table-cell>
          <table:table-cell office:value-type="string" calcext:value-type="string">
            <text:p>PEP10040031T</text:p>
          </table:table-cell>
          <table:table-cell office:value-type="string" calcext:value-type="string">
            <text:p>https://rnca.tamps.cinvestav.mx/verificacion/nra/nombresestablecimientos.php?nra=PEP10040031T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D</text:p>
          </table:table-cell>
          <table:table-cell office:value-type="string" calcext:value-type="string">
            <text:p>https://rnca.tamps.cinvestav.mx/verificacion/nra/nombresestablecimientos.php?nra=PEP10040031D</text:p>
          </table:table-cell>
          <table:table-cell office:value-type="string" calcext:value-type="string">
            <text:p>PEP10040031F</text:p>
          </table:table-cell>
          <table:table-cell office:value-type="string" calcext:value-type="string">
            <text:p>https://rnca.tamps.cinvestav.mx/verificacion/nra/nombresestablecimientos.php?nra=PEP10040031F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D</text:p>
          </table:table-cell>
          <table:table-cell office:value-type="string" calcext:value-type="string">
            <text:p>https://rnca.tamps.cinvestav.mx/verificacion/nra/nombresestablecimientos.php?nra=PEP10040031D</text:p>
          </table:table-cell>
          <table:table-cell office:value-type="string" calcext:value-type="string">
            <text:p>PEP10040031G</text:p>
          </table:table-cell>
          <table:table-cell office:value-type="string" calcext:value-type="string">
            <text:p>https://rnca.tamps.cinvestav.mx/verificacion/nra/nombresestablecimientos.php?nra=PEP10040031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D</text:p>
          </table:table-cell>
          <table:table-cell office:value-type="string" calcext:value-type="string">
            <text:p>https://rnca.tamps.cinvestav.mx/verificacion/nra/nombresestablecimientos.php?nra=PEP10040031D</text:p>
          </table:table-cell>
          <table:table-cell office:value-type="string" calcext:value-type="string">
            <text:p>PEP10040031K</text:p>
          </table:table-cell>
          <table:table-cell office:value-type="string" calcext:value-type="string">
            <text:p>https://rnca.tamps.cinvestav.mx/verificacion/nra/nombresestablecimientos.php?nra=PEP10040031K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D</text:p>
          </table:table-cell>
          <table:table-cell office:value-type="string" calcext:value-type="string">
            <text:p>https://rnca.tamps.cinvestav.mx/verificacion/nra/nombresestablecimientos.php?nra=PEP10040031D</text:p>
          </table:table-cell>
          <table:table-cell office:value-type="string" calcext:value-type="string">
            <text:p>PEP10040031L</text:p>
          </table:table-cell>
          <table:table-cell office:value-type="string" calcext:value-type="string">
            <text:p>https://rnca.tamps.cinvestav.mx/verificacion/nra/nombresestablecimientos.php?nra=PEP10040031L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D</text:p>
          </table:table-cell>
          <table:table-cell office:value-type="string" calcext:value-type="string">
            <text:p>https://rnca.tamps.cinvestav.mx/verificacion/nra/nombresestablecimientos.php?nra=PEP10040031D</text:p>
          </table:table-cell>
          <table:table-cell office:value-type="string" calcext:value-type="string">
            <text:p>PEP10040031O</text:p>
          </table:table-cell>
          <table:table-cell office:value-type="string" calcext:value-type="string">
            <text:p>https://rnca.tamps.cinvestav.mx/verificacion/nra/nombresestablecimientos.php?nra=PEP10040031O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D</text:p>
          </table:table-cell>
          <table:table-cell office:value-type="string" calcext:value-type="string">
            <text:p>https://rnca.tamps.cinvestav.mx/verificacion/nra/nombresestablecimientos.php?nra=PEP10040031D</text:p>
          </table:table-cell>
          <table:table-cell office:value-type="string" calcext:value-type="string">
            <text:p>PEP10040031P</text:p>
          </table:table-cell>
          <table:table-cell office:value-type="string" calcext:value-type="string">
            <text:p>https://rnca.tamps.cinvestav.mx/verificacion/nra/nombresestablecimientos.php?nra=PEP10040031P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D</text:p>
          </table:table-cell>
          <table:table-cell office:value-type="string" calcext:value-type="string">
            <text:p>https://rnca.tamps.cinvestav.mx/verificacion/nra/nombresestablecimientos.php?nra=PEP10040031D</text:p>
          </table:table-cell>
          <table:table-cell office:value-type="string" calcext:value-type="string">
            <text:p>PEP10040031Q</text:p>
          </table:table-cell>
          <table:table-cell office:value-type="string" calcext:value-type="string">
            <text:p>https://rnca.tamps.cinvestav.mx/verificacion/nra/nombresestablecimientos.php?nra=PEP10040031Q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D</text:p>
          </table:table-cell>
          <table:table-cell office:value-type="string" calcext:value-type="string">
            <text:p>https://rnca.tamps.cinvestav.mx/verificacion/nra/nombresestablecimientos.php?nra=PEP10040031D</text:p>
          </table:table-cell>
          <table:table-cell office:value-type="string" calcext:value-type="string">
            <text:p>PEP10040031R</text:p>
          </table:table-cell>
          <table:table-cell office:value-type="string" calcext:value-type="string">
            <text:p>https://rnca.tamps.cinvestav.mx/verificacion/nra/nombresestablecimientos.php?nra=PEP10040031R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D</text:p>
          </table:table-cell>
          <table:table-cell office:value-type="string" calcext:value-type="string">
            <text:p>https://rnca.tamps.cinvestav.mx/verificacion/nra/nombresestablecimientos.php?nra=PEP10040031D</text:p>
          </table:table-cell>
          <table:table-cell office:value-type="string" calcext:value-type="string">
            <text:p>PEP10040031T</text:p>
          </table:table-cell>
          <table:table-cell office:value-type="string" calcext:value-type="string">
            <text:p>https://rnca.tamps.cinvestav.mx/verificacion/nra/nombresestablecimientos.php?nra=PEP10040031T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D</text:p>
          </table:table-cell>
          <table:table-cell office:value-type="string" calcext:value-type="string">
            <text:p>https://rnca.tamps.cinvestav.mx/verificacion/nra/nombresestablecimientos.php?nra=PEP10040031D</text:p>
          </table:table-cell>
          <table:table-cell office:value-type="string" calcext:value-type="string">
            <text:p>PEP10040031U</text:p>
          </table:table-cell>
          <table:table-cell office:value-type="string" calcext:value-type="string">
            <text:p>https://rnca.tamps.cinvestav.mx/verificacion/nra/nombresestablecimientos.php?nra=PEP10040031U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F</text:p>
          </table:table-cell>
          <table:table-cell office:value-type="string" calcext:value-type="string">
            <text:p>https://rnca.tamps.cinvestav.mx/verificacion/nra/nombresestablecimientos.php?nra=PEP10040031F</text:p>
          </table:table-cell>
          <table:table-cell office:value-type="string" calcext:value-type="string">
            <text:p>PEP10040031G</text:p>
          </table:table-cell>
          <table:table-cell office:value-type="string" calcext:value-type="string">
            <text:p>https://rnca.tamps.cinvestav.mx/verificacion/nra/nombresestablecimientos.php?nra=PEP10040031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F</text:p>
          </table:table-cell>
          <table:table-cell office:value-type="string" calcext:value-type="string">
            <text:p>https://rnca.tamps.cinvestav.mx/verificacion/nra/nombresestablecimientos.php?nra=PEP10040031F</text:p>
          </table:table-cell>
          <table:table-cell office:value-type="string" calcext:value-type="string">
            <text:p>PEP10040031K</text:p>
          </table:table-cell>
          <table:table-cell office:value-type="string" calcext:value-type="string">
            <text:p>https://rnca.tamps.cinvestav.mx/verificacion/nra/nombresestablecimientos.php?nra=PEP10040031K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F</text:p>
          </table:table-cell>
          <table:table-cell office:value-type="string" calcext:value-type="string">
            <text:p>https://rnca.tamps.cinvestav.mx/verificacion/nra/nombresestablecimientos.php?nra=PEP10040031F</text:p>
          </table:table-cell>
          <table:table-cell office:value-type="string" calcext:value-type="string">
            <text:p>PEP10040031L</text:p>
          </table:table-cell>
          <table:table-cell office:value-type="string" calcext:value-type="string">
            <text:p>https://rnca.tamps.cinvestav.mx/verificacion/nra/nombresestablecimientos.php?nra=PEP10040031L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F</text:p>
          </table:table-cell>
          <table:table-cell office:value-type="string" calcext:value-type="string">
            <text:p>https://rnca.tamps.cinvestav.mx/verificacion/nra/nombresestablecimientos.php?nra=PEP10040031F</text:p>
          </table:table-cell>
          <table:table-cell office:value-type="string" calcext:value-type="string">
            <text:p>PEP10040031O</text:p>
          </table:table-cell>
          <table:table-cell office:value-type="string" calcext:value-type="string">
            <text:p>https://rnca.tamps.cinvestav.mx/verificacion/nra/nombresestablecimientos.php?nra=PEP10040031O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F</text:p>
          </table:table-cell>
          <table:table-cell office:value-type="string" calcext:value-type="string">
            <text:p>https://rnca.tamps.cinvestav.mx/verificacion/nra/nombresestablecimientos.php?nra=PEP10040031F</text:p>
          </table:table-cell>
          <table:table-cell office:value-type="string" calcext:value-type="string">
            <text:p>PEP10040031P</text:p>
          </table:table-cell>
          <table:table-cell office:value-type="string" calcext:value-type="string">
            <text:p>https://rnca.tamps.cinvestav.mx/verificacion/nra/nombresestablecimientos.php?nra=PEP10040031P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F</text:p>
          </table:table-cell>
          <table:table-cell office:value-type="string" calcext:value-type="string">
            <text:p>https://rnca.tamps.cinvestav.mx/verificacion/nra/nombresestablecimientos.php?nra=PEP10040031F</text:p>
          </table:table-cell>
          <table:table-cell office:value-type="string" calcext:value-type="string">
            <text:p>PEP10040031Q</text:p>
          </table:table-cell>
          <table:table-cell office:value-type="string" calcext:value-type="string">
            <text:p>https://rnca.tamps.cinvestav.mx/verificacion/nra/nombresestablecimientos.php?nra=PEP10040031Q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F</text:p>
          </table:table-cell>
          <table:table-cell office:value-type="string" calcext:value-type="string">
            <text:p>https://rnca.tamps.cinvestav.mx/verificacion/nra/nombresestablecimientos.php?nra=PEP10040031F</text:p>
          </table:table-cell>
          <table:table-cell office:value-type="string" calcext:value-type="string">
            <text:p>PEP10040031R</text:p>
          </table:table-cell>
          <table:table-cell office:value-type="string" calcext:value-type="string">
            <text:p>https://rnca.tamps.cinvestav.mx/verificacion/nra/nombresestablecimientos.php?nra=PEP10040031R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F</text:p>
          </table:table-cell>
          <table:table-cell office:value-type="string" calcext:value-type="string">
            <text:p>https://rnca.tamps.cinvestav.mx/verificacion/nra/nombresestablecimientos.php?nra=PEP10040031F</text:p>
          </table:table-cell>
          <table:table-cell office:value-type="string" calcext:value-type="string">
            <text:p>PEP10040031T</text:p>
          </table:table-cell>
          <table:table-cell office:value-type="string" calcext:value-type="string">
            <text:p>https://rnca.tamps.cinvestav.mx/verificacion/nra/nombresestablecimientos.php?nra=PEP10040031T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F</text:p>
          </table:table-cell>
          <table:table-cell office:value-type="string" calcext:value-type="string">
            <text:p>https://rnca.tamps.cinvestav.mx/verificacion/nra/nombresestablecimientos.php?nra=PEP10040031F</text:p>
          </table:table-cell>
          <table:table-cell office:value-type="string" calcext:value-type="string">
            <text:p>PEP10040031U</text:p>
          </table:table-cell>
          <table:table-cell office:value-type="string" calcext:value-type="string">
            <text:p>https://rnca.tamps.cinvestav.mx/verificacion/nra/nombresestablecimientos.php?nra=PEP10040031U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F</text:p>
          </table:table-cell>
          <table:table-cell office:value-type="string" calcext:value-type="string">
            <text:p>https://rnca.tamps.cinvestav.mx/verificacion/nra/nombresestablecimientos.php?nra=PEP10040031F</text:p>
          </table:table-cell>
          <table:table-cell office:value-type="string" calcext:value-type="string">
            <text:p>PEP10040031V</text:p>
          </table:table-cell>
          <table:table-cell office:value-type="string" calcext:value-type="string">
            <text:p>https://rnca.tamps.cinvestav.mx/verificacion/nra/nombresestablecimientos.php?nra=PEP10040031V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G</text:p>
          </table:table-cell>
          <table:table-cell office:value-type="string" calcext:value-type="string">
            <text:p>https://rnca.tamps.cinvestav.mx/verificacion/nra/nombresestablecimientos.php?nra=PEP10040031G</text:p>
          </table:table-cell>
          <table:table-cell office:value-type="string" calcext:value-type="string">
            <text:p>PEP10040031K</text:p>
          </table:table-cell>
          <table:table-cell office:value-type="string" calcext:value-type="string">
            <text:p>https://rnca.tamps.cinvestav.mx/verificacion/nra/nombresestablecimientos.php?nra=PEP10040031K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G</text:p>
          </table:table-cell>
          <table:table-cell office:value-type="string" calcext:value-type="string">
            <text:p>https://rnca.tamps.cinvestav.mx/verificacion/nra/nombresestablecimientos.php?nra=PEP10040031G</text:p>
          </table:table-cell>
          <table:table-cell office:value-type="string" calcext:value-type="string">
            <text:p>PEP10040031L</text:p>
          </table:table-cell>
          <table:table-cell office:value-type="string" calcext:value-type="string">
            <text:p>https://rnca.tamps.cinvestav.mx/verificacion/nra/nombresestablecimientos.php?nra=PEP10040031L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G</text:p>
          </table:table-cell>
          <table:table-cell office:value-type="string" calcext:value-type="string">
            <text:p>https://rnca.tamps.cinvestav.mx/verificacion/nra/nombresestablecimientos.php?nra=PEP10040031G</text:p>
          </table:table-cell>
          <table:table-cell office:value-type="string" calcext:value-type="string">
            <text:p>PEP10040031O</text:p>
          </table:table-cell>
          <table:table-cell office:value-type="string" calcext:value-type="string">
            <text:p>https://rnca.tamps.cinvestav.mx/verificacion/nra/nombresestablecimientos.php?nra=PEP10040031O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G</text:p>
          </table:table-cell>
          <table:table-cell office:value-type="string" calcext:value-type="string">
            <text:p>https://rnca.tamps.cinvestav.mx/verificacion/nra/nombresestablecimientos.php?nra=PEP10040031G</text:p>
          </table:table-cell>
          <table:table-cell office:value-type="string" calcext:value-type="string">
            <text:p>PEP10040031P</text:p>
          </table:table-cell>
          <table:table-cell office:value-type="string" calcext:value-type="string">
            <text:p>https://rnca.tamps.cinvestav.mx/verificacion/nra/nombresestablecimientos.php?nra=PEP10040031P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G</text:p>
          </table:table-cell>
          <table:table-cell office:value-type="string" calcext:value-type="string">
            <text:p>https://rnca.tamps.cinvestav.mx/verificacion/nra/nombresestablecimientos.php?nra=PEP10040031G</text:p>
          </table:table-cell>
          <table:table-cell office:value-type="string" calcext:value-type="string">
            <text:p>PEP10040031Q</text:p>
          </table:table-cell>
          <table:table-cell office:value-type="string" calcext:value-type="string">
            <text:p>https://rnca.tamps.cinvestav.mx/verificacion/nra/nombresestablecimientos.php?nra=PEP10040031Q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G</text:p>
          </table:table-cell>
          <table:table-cell office:value-type="string" calcext:value-type="string">
            <text:p>https://rnca.tamps.cinvestav.mx/verificacion/nra/nombresestablecimientos.php?nra=PEP10040031G</text:p>
          </table:table-cell>
          <table:table-cell office:value-type="string" calcext:value-type="string">
            <text:p>PEP10040031R</text:p>
          </table:table-cell>
          <table:table-cell office:value-type="string" calcext:value-type="string">
            <text:p>https://rnca.tamps.cinvestav.mx/verificacion/nra/nombresestablecimientos.php?nra=PEP10040031R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G</text:p>
          </table:table-cell>
          <table:table-cell office:value-type="string" calcext:value-type="string">
            <text:p>https://rnca.tamps.cinvestav.mx/verificacion/nra/nombresestablecimientos.php?nra=PEP10040031G</text:p>
          </table:table-cell>
          <table:table-cell office:value-type="string" calcext:value-type="string">
            <text:p>PEP10040031T</text:p>
          </table:table-cell>
          <table:table-cell office:value-type="string" calcext:value-type="string">
            <text:p>https://rnca.tamps.cinvestav.mx/verificacion/nra/nombresestablecimientos.php?nra=PEP10040031T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G</text:p>
          </table:table-cell>
          <table:table-cell office:value-type="string" calcext:value-type="string">
            <text:p>https://rnca.tamps.cinvestav.mx/verificacion/nra/nombresestablecimientos.php?nra=PEP10040031G</text:p>
          </table:table-cell>
          <table:table-cell office:value-type="string" calcext:value-type="string">
            <text:p>PEP10040031U</text:p>
          </table:table-cell>
          <table:table-cell office:value-type="string" calcext:value-type="string">
            <text:p>https://rnca.tamps.cinvestav.mx/verificacion/nra/nombresestablecimientos.php?nra=PEP10040031U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G</text:p>
          </table:table-cell>
          <table:table-cell office:value-type="string" calcext:value-type="string">
            <text:p>https://rnca.tamps.cinvestav.mx/verificacion/nra/nombresestablecimientos.php?nra=PEP10040031G</text:p>
          </table:table-cell>
          <table:table-cell office:value-type="string" calcext:value-type="string">
            <text:p>PEP10040031V</text:p>
          </table:table-cell>
          <table:table-cell office:value-type="string" calcext:value-type="string">
            <text:p>https://rnca.tamps.cinvestav.mx/verificacion/nra/nombresestablecimientos.php?nra=PEP10040031V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G</text:p>
          </table:table-cell>
          <table:table-cell office:value-type="string" calcext:value-type="string">
            <text:p>https://rnca.tamps.cinvestav.mx/verificacion/nra/nombresestablecimientos.php?nra=PEP10040031G</text:p>
          </table:table-cell>
          <table:table-cell office:value-type="string" calcext:value-type="string">
            <text:p>PEP10040031W</text:p>
          </table:table-cell>
          <table:table-cell office:value-type="string" calcext:value-type="string">
            <text:p>https://rnca.tamps.cinvestav.mx/verificacion/nra/nombresestablecimientos.php?nra=PEP10040031W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K</text:p>
          </table:table-cell>
          <table:table-cell office:value-type="string" calcext:value-type="string">
            <text:p>https://rnca.tamps.cinvestav.mx/verificacion/nra/nombresestablecimientos.php?nra=PEP10040031K</text:p>
          </table:table-cell>
          <table:table-cell office:value-type="string" calcext:value-type="string">
            <text:p>PEP10040031L</text:p>
          </table:table-cell>
          <table:table-cell office:value-type="string" calcext:value-type="string">
            <text:p>https://rnca.tamps.cinvestav.mx/verificacion/nra/nombresestablecimientos.php?nra=PEP10040031L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K</text:p>
          </table:table-cell>
          <table:table-cell office:value-type="string" calcext:value-type="string">
            <text:p>https://rnca.tamps.cinvestav.mx/verificacion/nra/nombresestablecimientos.php?nra=PEP10040031K</text:p>
          </table:table-cell>
          <table:table-cell office:value-type="string" calcext:value-type="string">
            <text:p>PEP10040031O</text:p>
          </table:table-cell>
          <table:table-cell office:value-type="string" calcext:value-type="string">
            <text:p>https://rnca.tamps.cinvestav.mx/verificacion/nra/nombresestablecimientos.php?nra=PEP10040031O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K</text:p>
          </table:table-cell>
          <table:table-cell office:value-type="string" calcext:value-type="string">
            <text:p>https://rnca.tamps.cinvestav.mx/verificacion/nra/nombresestablecimientos.php?nra=PEP10040031K</text:p>
          </table:table-cell>
          <table:table-cell office:value-type="string" calcext:value-type="string">
            <text:p>PEP10040031P</text:p>
          </table:table-cell>
          <table:table-cell office:value-type="string" calcext:value-type="string">
            <text:p>https://rnca.tamps.cinvestav.mx/verificacion/nra/nombresestablecimientos.php?nra=PEP10040031P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K</text:p>
          </table:table-cell>
          <table:table-cell office:value-type="string" calcext:value-type="string">
            <text:p>https://rnca.tamps.cinvestav.mx/verificacion/nra/nombresestablecimientos.php?nra=PEP10040031K</text:p>
          </table:table-cell>
          <table:table-cell office:value-type="string" calcext:value-type="string">
            <text:p>PEP10040031Q</text:p>
          </table:table-cell>
          <table:table-cell office:value-type="string" calcext:value-type="string">
            <text:p>https://rnca.tamps.cinvestav.mx/verificacion/nra/nombresestablecimientos.php?nra=PEP10040031Q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K</text:p>
          </table:table-cell>
          <table:table-cell office:value-type="string" calcext:value-type="string">
            <text:p>https://rnca.tamps.cinvestav.mx/verificacion/nra/nombresestablecimientos.php?nra=PEP10040031K</text:p>
          </table:table-cell>
          <table:table-cell office:value-type="string" calcext:value-type="string">
            <text:p>PEP10040031R</text:p>
          </table:table-cell>
          <table:table-cell office:value-type="string" calcext:value-type="string">
            <text:p>https://rnca.tamps.cinvestav.mx/verificacion/nra/nombresestablecimientos.php?nra=PEP10040031R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K</text:p>
          </table:table-cell>
          <table:table-cell office:value-type="string" calcext:value-type="string">
            <text:p>https://rnca.tamps.cinvestav.mx/verificacion/nra/nombresestablecimientos.php?nra=PEP10040031K</text:p>
          </table:table-cell>
          <table:table-cell office:value-type="string" calcext:value-type="string">
            <text:p>PEP10040031T</text:p>
          </table:table-cell>
          <table:table-cell office:value-type="string" calcext:value-type="string">
            <text:p>https://rnca.tamps.cinvestav.mx/verificacion/nra/nombresestablecimientos.php?nra=PEP10040031T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K</text:p>
          </table:table-cell>
          <table:table-cell office:value-type="string" calcext:value-type="string">
            <text:p>https://rnca.tamps.cinvestav.mx/verificacion/nra/nombresestablecimientos.php?nra=PEP10040031K</text:p>
          </table:table-cell>
          <table:table-cell office:value-type="string" calcext:value-type="string">
            <text:p>PEP10040031U</text:p>
          </table:table-cell>
          <table:table-cell office:value-type="string" calcext:value-type="string">
            <text:p>https://rnca.tamps.cinvestav.mx/verificacion/nra/nombresestablecimientos.php?nra=PEP10040031U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K</text:p>
          </table:table-cell>
          <table:table-cell office:value-type="string" calcext:value-type="string">
            <text:p>https://rnca.tamps.cinvestav.mx/verificacion/nra/nombresestablecimientos.php?nra=PEP10040031K</text:p>
          </table:table-cell>
          <table:table-cell office:value-type="string" calcext:value-type="string">
            <text:p>PEP10040031V</text:p>
          </table:table-cell>
          <table:table-cell office:value-type="string" calcext:value-type="string">
            <text:p>https://rnca.tamps.cinvestav.mx/verificacion/nra/nombresestablecimientos.php?nra=PEP10040031V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K</text:p>
          </table:table-cell>
          <table:table-cell office:value-type="string" calcext:value-type="string">
            <text:p>https://rnca.tamps.cinvestav.mx/verificacion/nra/nombresestablecimientos.php?nra=PEP10040031K</text:p>
          </table:table-cell>
          <table:table-cell office:value-type="string" calcext:value-type="string">
            <text:p>PEP10040031W</text:p>
          </table:table-cell>
          <table:table-cell office:value-type="string" calcext:value-type="string">
            <text:p>https://rnca.tamps.cinvestav.mx/verificacion/nra/nombresestablecimientos.php?nra=PEP10040031W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K</text:p>
          </table:table-cell>
          <table:table-cell office:value-type="string" calcext:value-type="string">
            <text:p>https://rnca.tamps.cinvestav.mx/verificacion/nra/nombresestablecimientos.php?nra=PEP10040031K</text:p>
          </table:table-cell>
          <table:table-cell office:value-type="string" calcext:value-type="string">
            <text:p>PEP10040031X</text:p>
          </table:table-cell>
          <table:table-cell office:value-type="string" calcext:value-type="string">
            <text:p>https://rnca.tamps.cinvestav.mx/verificacion/nra/nombresestablecimientos.php?nra=PEP10040031X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L</text:p>
          </table:table-cell>
          <table:table-cell office:value-type="string" calcext:value-type="string">
            <text:p>https://rnca.tamps.cinvestav.mx/verificacion/nra/nombresestablecimientos.php?nra=PEP10040031L</text:p>
          </table:table-cell>
          <table:table-cell office:value-type="string" calcext:value-type="string">
            <text:p>PEP10040031O</text:p>
          </table:table-cell>
          <table:table-cell office:value-type="string" calcext:value-type="string">
            <text:p>https://rnca.tamps.cinvestav.mx/verificacion/nra/nombresestablecimientos.php?nra=PEP10040031O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L</text:p>
          </table:table-cell>
          <table:table-cell office:value-type="string" calcext:value-type="string">
            <text:p>https://rnca.tamps.cinvestav.mx/verificacion/nra/nombresestablecimientos.php?nra=PEP10040031L</text:p>
          </table:table-cell>
          <table:table-cell office:value-type="string" calcext:value-type="string">
            <text:p>PEP10040031P</text:p>
          </table:table-cell>
          <table:table-cell office:value-type="string" calcext:value-type="string">
            <text:p>https://rnca.tamps.cinvestav.mx/verificacion/nra/nombresestablecimientos.php?nra=PEP10040031P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L</text:p>
          </table:table-cell>
          <table:table-cell office:value-type="string" calcext:value-type="string">
            <text:p>https://rnca.tamps.cinvestav.mx/verificacion/nra/nombresestablecimientos.php?nra=PEP10040031L</text:p>
          </table:table-cell>
          <table:table-cell office:value-type="string" calcext:value-type="string">
            <text:p>PEP10040031Q</text:p>
          </table:table-cell>
          <table:table-cell office:value-type="string" calcext:value-type="string">
            <text:p>https://rnca.tamps.cinvestav.mx/verificacion/nra/nombresestablecimientos.php?nra=PEP10040031Q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L</text:p>
          </table:table-cell>
          <table:table-cell office:value-type="string" calcext:value-type="string">
            <text:p>https://rnca.tamps.cinvestav.mx/verificacion/nra/nombresestablecimientos.php?nra=PEP10040031L</text:p>
          </table:table-cell>
          <table:table-cell office:value-type="string" calcext:value-type="string">
            <text:p>PEP10040031R</text:p>
          </table:table-cell>
          <table:table-cell office:value-type="string" calcext:value-type="string">
            <text:p>https://rnca.tamps.cinvestav.mx/verificacion/nra/nombresestablecimientos.php?nra=PEP10040031R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L</text:p>
          </table:table-cell>
          <table:table-cell office:value-type="string" calcext:value-type="string">
            <text:p>https://rnca.tamps.cinvestav.mx/verificacion/nra/nombresestablecimientos.php?nra=PEP10040031L</text:p>
          </table:table-cell>
          <table:table-cell office:value-type="string" calcext:value-type="string">
            <text:p>PEP10040031T</text:p>
          </table:table-cell>
          <table:table-cell office:value-type="string" calcext:value-type="string">
            <text:p>https://rnca.tamps.cinvestav.mx/verificacion/nra/nombresestablecimientos.php?nra=PEP10040031T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L</text:p>
          </table:table-cell>
          <table:table-cell office:value-type="string" calcext:value-type="string">
            <text:p>https://rnca.tamps.cinvestav.mx/verificacion/nra/nombresestablecimientos.php?nra=PEP10040031L</text:p>
          </table:table-cell>
          <table:table-cell office:value-type="string" calcext:value-type="string">
            <text:p>PEP10040031U</text:p>
          </table:table-cell>
          <table:table-cell office:value-type="string" calcext:value-type="string">
            <text:p>https://rnca.tamps.cinvestav.mx/verificacion/nra/nombresestablecimientos.php?nra=PEP10040031U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L</text:p>
          </table:table-cell>
          <table:table-cell office:value-type="string" calcext:value-type="string">
            <text:p>https://rnca.tamps.cinvestav.mx/verificacion/nra/nombresestablecimientos.php?nra=PEP10040031L</text:p>
          </table:table-cell>
          <table:table-cell office:value-type="string" calcext:value-type="string">
            <text:p>PEP10040031V</text:p>
          </table:table-cell>
          <table:table-cell office:value-type="string" calcext:value-type="string">
            <text:p>https://rnca.tamps.cinvestav.mx/verificacion/nra/nombresestablecimientos.php?nra=PEP10040031V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L</text:p>
          </table:table-cell>
          <table:table-cell office:value-type="string" calcext:value-type="string">
            <text:p>https://rnca.tamps.cinvestav.mx/verificacion/nra/nombresestablecimientos.php?nra=PEP10040031L</text:p>
          </table:table-cell>
          <table:table-cell office:value-type="string" calcext:value-type="string">
            <text:p>PEP10040031W</text:p>
          </table:table-cell>
          <table:table-cell office:value-type="string" calcext:value-type="string">
            <text:p>https://rnca.tamps.cinvestav.mx/verificacion/nra/nombresestablecimientos.php?nra=PEP10040031W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L</text:p>
          </table:table-cell>
          <table:table-cell office:value-type="string" calcext:value-type="string">
            <text:p>https://rnca.tamps.cinvestav.mx/verificacion/nra/nombresestablecimientos.php?nra=PEP10040031L</text:p>
          </table:table-cell>
          <table:table-cell office:value-type="string" calcext:value-type="string">
            <text:p>PEP10040031X</text:p>
          </table:table-cell>
          <table:table-cell office:value-type="string" calcext:value-type="string">
            <text:p>https://rnca.tamps.cinvestav.mx/verificacion/nra/nombresestablecimientos.php?nra=PEP10040031X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L</text:p>
          </table:table-cell>
          <table:table-cell office:value-type="string" calcext:value-type="string">
            <text:p>https://rnca.tamps.cinvestav.mx/verificacion/nra/nombresestablecimientos.php?nra=PEP10040031L</text:p>
          </table:table-cell>
          <table:table-cell office:value-type="string" calcext:value-type="string">
            <text:p>PEP10040031Y</text:p>
          </table:table-cell>
          <table:table-cell office:value-type="string" calcext:value-type="string">
            <text:p>https://rnca.tamps.cinvestav.mx/verificacion/nra/nombresestablecimientos.php?nra=PEP10040031Y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O</text:p>
          </table:table-cell>
          <table:table-cell office:value-type="string" calcext:value-type="string">
            <text:p>https://rnca.tamps.cinvestav.mx/verificacion/nra/nombresestablecimientos.php?nra=PEP10040031O</text:p>
          </table:table-cell>
          <table:table-cell office:value-type="string" calcext:value-type="string">
            <text:p>PEP10040031P</text:p>
          </table:table-cell>
          <table:table-cell office:value-type="string" calcext:value-type="string">
            <text:p>https://rnca.tamps.cinvestav.mx/verificacion/nra/nombresestablecimientos.php?nra=PEP10040031P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O</text:p>
          </table:table-cell>
          <table:table-cell office:value-type="string" calcext:value-type="string">
            <text:p>https://rnca.tamps.cinvestav.mx/verificacion/nra/nombresestablecimientos.php?nra=PEP10040031O</text:p>
          </table:table-cell>
          <table:table-cell office:value-type="string" calcext:value-type="string">
            <text:p>PEP10040031Q</text:p>
          </table:table-cell>
          <table:table-cell office:value-type="string" calcext:value-type="string">
            <text:p>https://rnca.tamps.cinvestav.mx/verificacion/nra/nombresestablecimientos.php?nra=PEP10040031Q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O</text:p>
          </table:table-cell>
          <table:table-cell office:value-type="string" calcext:value-type="string">
            <text:p>https://rnca.tamps.cinvestav.mx/verificacion/nra/nombresestablecimientos.php?nra=PEP10040031O</text:p>
          </table:table-cell>
          <table:table-cell office:value-type="string" calcext:value-type="string">
            <text:p>PEP10040031R</text:p>
          </table:table-cell>
          <table:table-cell office:value-type="string" calcext:value-type="string">
            <text:p>https://rnca.tamps.cinvestav.mx/verificacion/nra/nombresestablecimientos.php?nra=PEP10040031R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O</text:p>
          </table:table-cell>
          <table:table-cell office:value-type="string" calcext:value-type="string">
            <text:p>https://rnca.tamps.cinvestav.mx/verificacion/nra/nombresestablecimientos.php?nra=PEP10040031O</text:p>
          </table:table-cell>
          <table:table-cell office:value-type="string" calcext:value-type="string">
            <text:p>PEP10040031T</text:p>
          </table:table-cell>
          <table:table-cell office:value-type="string" calcext:value-type="string">
            <text:p>https://rnca.tamps.cinvestav.mx/verificacion/nra/nombresestablecimientos.php?nra=PEP10040031T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O</text:p>
          </table:table-cell>
          <table:table-cell office:value-type="string" calcext:value-type="string">
            <text:p>https://rnca.tamps.cinvestav.mx/verificacion/nra/nombresestablecimientos.php?nra=PEP10040031O</text:p>
          </table:table-cell>
          <table:table-cell office:value-type="string" calcext:value-type="string">
            <text:p>PEP10040031U</text:p>
          </table:table-cell>
          <table:table-cell office:value-type="string" calcext:value-type="string">
            <text:p>https://rnca.tamps.cinvestav.mx/verificacion/nra/nombresestablecimientos.php?nra=PEP10040031U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O</text:p>
          </table:table-cell>
          <table:table-cell office:value-type="string" calcext:value-type="string">
            <text:p>https://rnca.tamps.cinvestav.mx/verificacion/nra/nombresestablecimientos.php?nra=PEP10040031O</text:p>
          </table:table-cell>
          <table:table-cell office:value-type="string" calcext:value-type="string">
            <text:p>PEP10040031V</text:p>
          </table:table-cell>
          <table:table-cell office:value-type="string" calcext:value-type="string">
            <text:p>https://rnca.tamps.cinvestav.mx/verificacion/nra/nombresestablecimientos.php?nra=PEP10040031V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O</text:p>
          </table:table-cell>
          <table:table-cell office:value-type="string" calcext:value-type="string">
            <text:p>https://rnca.tamps.cinvestav.mx/verificacion/nra/nombresestablecimientos.php?nra=PEP10040031O</text:p>
          </table:table-cell>
          <table:table-cell office:value-type="string" calcext:value-type="string">
            <text:p>PEP10040031W</text:p>
          </table:table-cell>
          <table:table-cell office:value-type="string" calcext:value-type="string">
            <text:p>https://rnca.tamps.cinvestav.mx/verificacion/nra/nombresestablecimientos.php?nra=PEP10040031W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O</text:p>
          </table:table-cell>
          <table:table-cell office:value-type="string" calcext:value-type="string">
            <text:p>https://rnca.tamps.cinvestav.mx/verificacion/nra/nombresestablecimientos.php?nra=PEP10040031O</text:p>
          </table:table-cell>
          <table:table-cell office:value-type="string" calcext:value-type="string">
            <text:p>PEP10040031X</text:p>
          </table:table-cell>
          <table:table-cell office:value-type="string" calcext:value-type="string">
            <text:p>https://rnca.tamps.cinvestav.mx/verificacion/nra/nombresestablecimientos.php?nra=PEP10040031X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O</text:p>
          </table:table-cell>
          <table:table-cell office:value-type="string" calcext:value-type="string">
            <text:p>https://rnca.tamps.cinvestav.mx/verificacion/nra/nombresestablecimientos.php?nra=PEP10040031O</text:p>
          </table:table-cell>
          <table:table-cell office:value-type="string" calcext:value-type="string">
            <text:p>PEP10040031Y</text:p>
          </table:table-cell>
          <table:table-cell office:value-type="string" calcext:value-type="string">
            <text:p>https://rnca.tamps.cinvestav.mx/verificacion/nra/nombresestablecimientos.php?nra=PEP10040031Y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P</text:p>
          </table:table-cell>
          <table:table-cell office:value-type="string" calcext:value-type="string">
            <text:p>https://rnca.tamps.cinvestav.mx/verificacion/nra/nombresestablecimientos.php?nra=PEP10040031P</text:p>
          </table:table-cell>
          <table:table-cell office:value-type="string" calcext:value-type="string">
            <text:p>PEP10040031Q</text:p>
          </table:table-cell>
          <table:table-cell office:value-type="string" calcext:value-type="string">
            <text:p>https://rnca.tamps.cinvestav.mx/verificacion/nra/nombresestablecimientos.php?nra=PEP10040031Q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P</text:p>
          </table:table-cell>
          <table:table-cell office:value-type="string" calcext:value-type="string">
            <text:p>https://rnca.tamps.cinvestav.mx/verificacion/nra/nombresestablecimientos.php?nra=PEP10040031P</text:p>
          </table:table-cell>
          <table:table-cell office:value-type="string" calcext:value-type="string">
            <text:p>PEP10040031R</text:p>
          </table:table-cell>
          <table:table-cell office:value-type="string" calcext:value-type="string">
            <text:p>https://rnca.tamps.cinvestav.mx/verificacion/nra/nombresestablecimientos.php?nra=PEP10040031R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P</text:p>
          </table:table-cell>
          <table:table-cell office:value-type="string" calcext:value-type="string">
            <text:p>https://rnca.tamps.cinvestav.mx/verificacion/nra/nombresestablecimientos.php?nra=PEP10040031P</text:p>
          </table:table-cell>
          <table:table-cell office:value-type="string" calcext:value-type="string">
            <text:p>PEP10040031T</text:p>
          </table:table-cell>
          <table:table-cell office:value-type="string" calcext:value-type="string">
            <text:p>https://rnca.tamps.cinvestav.mx/verificacion/nra/nombresestablecimientos.php?nra=PEP10040031T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P</text:p>
          </table:table-cell>
          <table:table-cell office:value-type="string" calcext:value-type="string">
            <text:p>https://rnca.tamps.cinvestav.mx/verificacion/nra/nombresestablecimientos.php?nra=PEP10040031P</text:p>
          </table:table-cell>
          <table:table-cell office:value-type="string" calcext:value-type="string">
            <text:p>PEP10040031U</text:p>
          </table:table-cell>
          <table:table-cell office:value-type="string" calcext:value-type="string">
            <text:p>https://rnca.tamps.cinvestav.mx/verificacion/nra/nombresestablecimientos.php?nra=PEP10040031U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P</text:p>
          </table:table-cell>
          <table:table-cell office:value-type="string" calcext:value-type="string">
            <text:p>https://rnca.tamps.cinvestav.mx/verificacion/nra/nombresestablecimientos.php?nra=PEP10040031P</text:p>
          </table:table-cell>
          <table:table-cell office:value-type="string" calcext:value-type="string">
            <text:p>PEP10040031V</text:p>
          </table:table-cell>
          <table:table-cell office:value-type="string" calcext:value-type="string">
            <text:p>https://rnca.tamps.cinvestav.mx/verificacion/nra/nombresestablecimientos.php?nra=PEP10040031V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P</text:p>
          </table:table-cell>
          <table:table-cell office:value-type="string" calcext:value-type="string">
            <text:p>https://rnca.tamps.cinvestav.mx/verificacion/nra/nombresestablecimientos.php?nra=PEP10040031P</text:p>
          </table:table-cell>
          <table:table-cell office:value-type="string" calcext:value-type="string">
            <text:p>PEP10040031W</text:p>
          </table:table-cell>
          <table:table-cell office:value-type="string" calcext:value-type="string">
            <text:p>https://rnca.tamps.cinvestav.mx/verificacion/nra/nombresestablecimientos.php?nra=PEP10040031W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P</text:p>
          </table:table-cell>
          <table:table-cell office:value-type="string" calcext:value-type="string">
            <text:p>https://rnca.tamps.cinvestav.mx/verificacion/nra/nombresestablecimientos.php?nra=PEP10040031P</text:p>
          </table:table-cell>
          <table:table-cell office:value-type="string" calcext:value-type="string">
            <text:p>PEP10040031X</text:p>
          </table:table-cell>
          <table:table-cell office:value-type="string" calcext:value-type="string">
            <text:p>https://rnca.tamps.cinvestav.mx/verificacion/nra/nombresestablecimientos.php?nra=PEP10040031X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P</text:p>
          </table:table-cell>
          <table:table-cell office:value-type="string" calcext:value-type="string">
            <text:p>https://rnca.tamps.cinvestav.mx/verificacion/nra/nombresestablecimientos.php?nra=PEP10040031P</text:p>
          </table:table-cell>
          <table:table-cell office:value-type="string" calcext:value-type="string">
            <text:p>PEP10040031Y</text:p>
          </table:table-cell>
          <table:table-cell office:value-type="string" calcext:value-type="string">
            <text:p>https://rnca.tamps.cinvestav.mx/verificacion/nra/nombresestablecimientos.php?nra=PEP10040031Y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Q</text:p>
          </table:table-cell>
          <table:table-cell office:value-type="string" calcext:value-type="string">
            <text:p>https://rnca.tamps.cinvestav.mx/verificacion/nra/nombresestablecimientos.php?nra=PEP10040031Q</text:p>
          </table:table-cell>
          <table:table-cell office:value-type="string" calcext:value-type="string">
            <text:p>PEP10040031R</text:p>
          </table:table-cell>
          <table:table-cell office:value-type="string" calcext:value-type="string">
            <text:p>https://rnca.tamps.cinvestav.mx/verificacion/nra/nombresestablecimientos.php?nra=PEP10040031R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Q</text:p>
          </table:table-cell>
          <table:table-cell office:value-type="string" calcext:value-type="string">
            <text:p>https://rnca.tamps.cinvestav.mx/verificacion/nra/nombresestablecimientos.php?nra=PEP10040031Q</text:p>
          </table:table-cell>
          <table:table-cell office:value-type="string" calcext:value-type="string">
            <text:p>PEP10040031T</text:p>
          </table:table-cell>
          <table:table-cell office:value-type="string" calcext:value-type="string">
            <text:p>https://rnca.tamps.cinvestav.mx/verificacion/nra/nombresestablecimientos.php?nra=PEP10040031T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Q</text:p>
          </table:table-cell>
          <table:table-cell office:value-type="string" calcext:value-type="string">
            <text:p>https://rnca.tamps.cinvestav.mx/verificacion/nra/nombresestablecimientos.php?nra=PEP10040031Q</text:p>
          </table:table-cell>
          <table:table-cell office:value-type="string" calcext:value-type="string">
            <text:p>PEP10040031U</text:p>
          </table:table-cell>
          <table:table-cell office:value-type="string" calcext:value-type="string">
            <text:p>https://rnca.tamps.cinvestav.mx/verificacion/nra/nombresestablecimientos.php?nra=PEP10040031U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Q</text:p>
          </table:table-cell>
          <table:table-cell office:value-type="string" calcext:value-type="string">
            <text:p>https://rnca.tamps.cinvestav.mx/verificacion/nra/nombresestablecimientos.php?nra=PEP10040031Q</text:p>
          </table:table-cell>
          <table:table-cell office:value-type="string" calcext:value-type="string">
            <text:p>PEP10040031V</text:p>
          </table:table-cell>
          <table:table-cell office:value-type="string" calcext:value-type="string">
            <text:p>https://rnca.tamps.cinvestav.mx/verificacion/nra/nombresestablecimientos.php?nra=PEP10040031V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Q</text:p>
          </table:table-cell>
          <table:table-cell office:value-type="string" calcext:value-type="string">
            <text:p>https://rnca.tamps.cinvestav.mx/verificacion/nra/nombresestablecimientos.php?nra=PEP10040031Q</text:p>
          </table:table-cell>
          <table:table-cell office:value-type="string" calcext:value-type="string">
            <text:p>PEP10040031W</text:p>
          </table:table-cell>
          <table:table-cell office:value-type="string" calcext:value-type="string">
            <text:p>https://rnca.tamps.cinvestav.mx/verificacion/nra/nombresestablecimientos.php?nra=PEP10040031W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Q</text:p>
          </table:table-cell>
          <table:table-cell office:value-type="string" calcext:value-type="string">
            <text:p>https://rnca.tamps.cinvestav.mx/verificacion/nra/nombresestablecimientos.php?nra=PEP10040031Q</text:p>
          </table:table-cell>
          <table:table-cell office:value-type="string" calcext:value-type="string">
            <text:p>PEP10040031X</text:p>
          </table:table-cell>
          <table:table-cell office:value-type="string" calcext:value-type="string">
            <text:p>https://rnca.tamps.cinvestav.mx/verificacion/nra/nombresestablecimientos.php?nra=PEP10040031X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Q</text:p>
          </table:table-cell>
          <table:table-cell office:value-type="string" calcext:value-type="string">
            <text:p>https://rnca.tamps.cinvestav.mx/verificacion/nra/nombresestablecimientos.php?nra=PEP10040031Q</text:p>
          </table:table-cell>
          <table:table-cell office:value-type="string" calcext:value-type="string">
            <text:p>PEP10040031Y</text:p>
          </table:table-cell>
          <table:table-cell office:value-type="string" calcext:value-type="string">
            <text:p>https://rnca.tamps.cinvestav.mx/verificacion/nra/nombresestablecimientos.php?nra=PEP10040031Y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R</text:p>
          </table:table-cell>
          <table:table-cell office:value-type="string" calcext:value-type="string">
            <text:p>https://rnca.tamps.cinvestav.mx/verificacion/nra/nombresestablecimientos.php?nra=PEP10040031R</text:p>
          </table:table-cell>
          <table:table-cell office:value-type="string" calcext:value-type="string">
            <text:p>PEP10040031T</text:p>
          </table:table-cell>
          <table:table-cell office:value-type="string" calcext:value-type="string">
            <text:p>https://rnca.tamps.cinvestav.mx/verificacion/nra/nombresestablecimientos.php?nra=PEP10040031T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R</text:p>
          </table:table-cell>
          <table:table-cell office:value-type="string" calcext:value-type="string">
            <text:p>https://rnca.tamps.cinvestav.mx/verificacion/nra/nombresestablecimientos.php?nra=PEP10040031R</text:p>
          </table:table-cell>
          <table:table-cell office:value-type="string" calcext:value-type="string">
            <text:p>PEP10040031U</text:p>
          </table:table-cell>
          <table:table-cell office:value-type="string" calcext:value-type="string">
            <text:p>https://rnca.tamps.cinvestav.mx/verificacion/nra/nombresestablecimientos.php?nra=PEP10040031U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R</text:p>
          </table:table-cell>
          <table:table-cell office:value-type="string" calcext:value-type="string">
            <text:p>https://rnca.tamps.cinvestav.mx/verificacion/nra/nombresestablecimientos.php?nra=PEP10040031R</text:p>
          </table:table-cell>
          <table:table-cell office:value-type="string" calcext:value-type="string">
            <text:p>PEP10040031V</text:p>
          </table:table-cell>
          <table:table-cell office:value-type="string" calcext:value-type="string">
            <text:p>https://rnca.tamps.cinvestav.mx/verificacion/nra/nombresestablecimientos.php?nra=PEP10040031V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R</text:p>
          </table:table-cell>
          <table:table-cell office:value-type="string" calcext:value-type="string">
            <text:p>https://rnca.tamps.cinvestav.mx/verificacion/nra/nombresestablecimientos.php?nra=PEP10040031R</text:p>
          </table:table-cell>
          <table:table-cell office:value-type="string" calcext:value-type="string">
            <text:p>PEP10040031W</text:p>
          </table:table-cell>
          <table:table-cell office:value-type="string" calcext:value-type="string">
            <text:p>https://rnca.tamps.cinvestav.mx/verificacion/nra/nombresestablecimientos.php?nra=PEP10040031W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R</text:p>
          </table:table-cell>
          <table:table-cell office:value-type="string" calcext:value-type="string">
            <text:p>https://rnca.tamps.cinvestav.mx/verificacion/nra/nombresestablecimientos.php?nra=PEP10040031R</text:p>
          </table:table-cell>
          <table:table-cell office:value-type="string" calcext:value-type="string">
            <text:p>PEP10040031X</text:p>
          </table:table-cell>
          <table:table-cell office:value-type="string" calcext:value-type="string">
            <text:p>https://rnca.tamps.cinvestav.mx/verificacion/nra/nombresestablecimientos.php?nra=PEP10040031X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R</text:p>
          </table:table-cell>
          <table:table-cell office:value-type="string" calcext:value-type="string">
            <text:p>https://rnca.tamps.cinvestav.mx/verificacion/nra/nombresestablecimientos.php?nra=PEP10040031R</text:p>
          </table:table-cell>
          <table:table-cell office:value-type="string" calcext:value-type="string">
            <text:p>PEP10040031Y</text:p>
          </table:table-cell>
          <table:table-cell office:value-type="string" calcext:value-type="string">
            <text:p>https://rnca.tamps.cinvestav.mx/verificacion/nra/nombresestablecimientos.php?nra=PEP10040031Y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T</text:p>
          </table:table-cell>
          <table:table-cell office:value-type="string" calcext:value-type="string">
            <text:p>https://rnca.tamps.cinvestav.mx/verificacion/nra/nombresestablecimientos.php?nra=PEP10040031T</text:p>
          </table:table-cell>
          <table:table-cell office:value-type="string" calcext:value-type="string">
            <text:p>PEP10040031U</text:p>
          </table:table-cell>
          <table:table-cell office:value-type="string" calcext:value-type="string">
            <text:p>https://rnca.tamps.cinvestav.mx/verificacion/nra/nombresestablecimientos.php?nra=PEP10040031U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T</text:p>
          </table:table-cell>
          <table:table-cell office:value-type="string" calcext:value-type="string">
            <text:p>https://rnca.tamps.cinvestav.mx/verificacion/nra/nombresestablecimientos.php?nra=PEP10040031T</text:p>
          </table:table-cell>
          <table:table-cell office:value-type="string" calcext:value-type="string">
            <text:p>PEP10040031V</text:p>
          </table:table-cell>
          <table:table-cell office:value-type="string" calcext:value-type="string">
            <text:p>https://rnca.tamps.cinvestav.mx/verificacion/nra/nombresestablecimientos.php?nra=PEP10040031V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T</text:p>
          </table:table-cell>
          <table:table-cell office:value-type="string" calcext:value-type="string">
            <text:p>https://rnca.tamps.cinvestav.mx/verificacion/nra/nombresestablecimientos.php?nra=PEP10040031T</text:p>
          </table:table-cell>
          <table:table-cell office:value-type="string" calcext:value-type="string">
            <text:p>PEP10040031W</text:p>
          </table:table-cell>
          <table:table-cell office:value-type="string" calcext:value-type="string">
            <text:p>https://rnca.tamps.cinvestav.mx/verificacion/nra/nombresestablecimientos.php?nra=PEP10040031W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T</text:p>
          </table:table-cell>
          <table:table-cell office:value-type="string" calcext:value-type="string">
            <text:p>https://rnca.tamps.cinvestav.mx/verificacion/nra/nombresestablecimientos.php?nra=PEP10040031T</text:p>
          </table:table-cell>
          <table:table-cell office:value-type="string" calcext:value-type="string">
            <text:p>PEP10040031X</text:p>
          </table:table-cell>
          <table:table-cell office:value-type="string" calcext:value-type="string">
            <text:p>https://rnca.tamps.cinvestav.mx/verificacion/nra/nombresestablecimientos.php?nra=PEP10040031X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T</text:p>
          </table:table-cell>
          <table:table-cell office:value-type="string" calcext:value-type="string">
            <text:p>https://rnca.tamps.cinvestav.mx/verificacion/nra/nombresestablecimientos.php?nra=PEP10040031T</text:p>
          </table:table-cell>
          <table:table-cell office:value-type="string" calcext:value-type="string">
            <text:p>PEP10040031Y</text:p>
          </table:table-cell>
          <table:table-cell office:value-type="string" calcext:value-type="string">
            <text:p>https://rnca.tamps.cinvestav.mx/verificacion/nra/nombresestablecimientos.php?nra=PEP10040031Y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U</text:p>
          </table:table-cell>
          <table:table-cell office:value-type="string" calcext:value-type="string">
            <text:p>https://rnca.tamps.cinvestav.mx/verificacion/nra/nombresestablecimientos.php?nra=PEP10040031U</text:p>
          </table:table-cell>
          <table:table-cell office:value-type="string" calcext:value-type="string">
            <text:p>PEP10040031V</text:p>
          </table:table-cell>
          <table:table-cell office:value-type="string" calcext:value-type="string">
            <text:p>https://rnca.tamps.cinvestav.mx/verificacion/nra/nombresestablecimientos.php?nra=PEP10040031V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U</text:p>
          </table:table-cell>
          <table:table-cell office:value-type="string" calcext:value-type="string">
            <text:p>https://rnca.tamps.cinvestav.mx/verificacion/nra/nombresestablecimientos.php?nra=PEP10040031U</text:p>
          </table:table-cell>
          <table:table-cell office:value-type="string" calcext:value-type="string">
            <text:p>PEP10040031W</text:p>
          </table:table-cell>
          <table:table-cell office:value-type="string" calcext:value-type="string">
            <text:p>https://rnca.tamps.cinvestav.mx/verificacion/nra/nombresestablecimientos.php?nra=PEP10040031W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U</text:p>
          </table:table-cell>
          <table:table-cell office:value-type="string" calcext:value-type="string">
            <text:p>https://rnca.tamps.cinvestav.mx/verificacion/nra/nombresestablecimientos.php?nra=PEP10040031U</text:p>
          </table:table-cell>
          <table:table-cell office:value-type="string" calcext:value-type="string">
            <text:p>PEP10040031X</text:p>
          </table:table-cell>
          <table:table-cell office:value-type="string" calcext:value-type="string">
            <text:p>https://rnca.tamps.cinvestav.mx/verificacion/nra/nombresestablecimientos.php?nra=PEP10040031X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U</text:p>
          </table:table-cell>
          <table:table-cell office:value-type="string" calcext:value-type="string">
            <text:p>https://rnca.tamps.cinvestav.mx/verificacion/nra/nombresestablecimientos.php?nra=PEP10040031U</text:p>
          </table:table-cell>
          <table:table-cell office:value-type="string" calcext:value-type="string">
            <text:p>PEP10040031Y</text:p>
          </table:table-cell>
          <table:table-cell office:value-type="string" calcext:value-type="string">
            <text:p>https://rnca.tamps.cinvestav.mx/verificacion/nra/nombresestablecimientos.php?nra=PEP10040031Y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V</text:p>
          </table:table-cell>
          <table:table-cell office:value-type="string" calcext:value-type="string">
            <text:p>https://rnca.tamps.cinvestav.mx/verificacion/nra/nombresestablecimientos.php?nra=PEP10040031V</text:p>
          </table:table-cell>
          <table:table-cell office:value-type="string" calcext:value-type="string">
            <text:p>PEP10040031W</text:p>
          </table:table-cell>
          <table:table-cell office:value-type="string" calcext:value-type="string">
            <text:p>https://rnca.tamps.cinvestav.mx/verificacion/nra/nombresestablecimientos.php?nra=PEP10040031W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V</text:p>
          </table:table-cell>
          <table:table-cell office:value-type="string" calcext:value-type="string">
            <text:p>https://rnca.tamps.cinvestav.mx/verificacion/nra/nombresestablecimientos.php?nra=PEP10040031V</text:p>
          </table:table-cell>
          <table:table-cell office:value-type="string" calcext:value-type="string">
            <text:p>PEP10040031X</text:p>
          </table:table-cell>
          <table:table-cell office:value-type="string" calcext:value-type="string">
            <text:p>https://rnca.tamps.cinvestav.mx/verificacion/nra/nombresestablecimientos.php?nra=PEP10040031X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V</text:p>
          </table:table-cell>
          <table:table-cell office:value-type="string" calcext:value-type="string">
            <text:p>https://rnca.tamps.cinvestav.mx/verificacion/nra/nombresestablecimientos.php?nra=PEP10040031V</text:p>
          </table:table-cell>
          <table:table-cell office:value-type="string" calcext:value-type="string">
            <text:p>PEP10040031Y</text:p>
          </table:table-cell>
          <table:table-cell office:value-type="string" calcext:value-type="string">
            <text:p>https://rnca.tamps.cinvestav.mx/verificacion/nra/nombresestablecimientos.php?nra=PEP10040031Y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W</text:p>
          </table:table-cell>
          <table:table-cell office:value-type="string" calcext:value-type="string">
            <text:p>https://rnca.tamps.cinvestav.mx/verificacion/nra/nombresestablecimientos.php?nra=PEP10040031W</text:p>
          </table:table-cell>
          <table:table-cell office:value-type="string" calcext:value-type="string">
            <text:p>PEP10040031X</text:p>
          </table:table-cell>
          <table:table-cell office:value-type="string" calcext:value-type="string">
            <text:p>https://rnca.tamps.cinvestav.mx/verificacion/nra/nombresestablecimientos.php?nra=PEP10040031X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W</text:p>
          </table:table-cell>
          <table:table-cell office:value-type="string" calcext:value-type="string">
            <text:p>https://rnca.tamps.cinvestav.mx/verificacion/nra/nombresestablecimientos.php?nra=PEP10040031W</text:p>
          </table:table-cell>
          <table:table-cell office:value-type="string" calcext:value-type="string">
            <text:p>PEP10040031Y</text:p>
          </table:table-cell>
          <table:table-cell office:value-type="string" calcext:value-type="string">
            <text:p>https://rnca.tamps.cinvestav.mx/verificacion/nra/nombresestablecimientos.php?nra=PEP10040031Y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40031X</text:p>
          </table:table-cell>
          <table:table-cell office:value-type="string" calcext:value-type="string">
            <text:p>https://rnca.tamps.cinvestav.mx/verificacion/nra/nombresestablecimientos.php?nra=PEP10040031X</text:p>
          </table:table-cell>
          <table:table-cell office:value-type="string" calcext:value-type="string">
            <text:p>PEP10040031Y</text:p>
          </table:table-cell>
          <table:table-cell office:value-type="string" calcext:value-type="string">
            <text:p>https://rnca.tamps.cinvestav.mx/verificacion/nra/nombresestablecimientos.php?nra=PEP10040031Y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704811</text:p>
          </table:table-cell>
          <table:table-cell office:value-type="string" calcext:value-type="string">
            <text:p>https://rnca.tamps.cinvestav.mx/verificacion/nra/nombresestablecimientos.php?nra=PEP100704811</text:p>
          </table:table-cell>
          <table:table-cell office:value-type="string" calcext:value-type="string">
            <text:p>PEP100707411</text:p>
          </table:table-cell>
          <table:table-cell office:value-type="string" calcext:value-type="string">
            <text:p>https://rnca.tamps.cinvestav.mx/verificacion/nra/nombresestablecimientos.php?nra=PEP100707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706212</text:p>
          </table:table-cell>
          <table:table-cell office:value-type="string" calcext:value-type="string">
            <text:p>https://rnca.tamps.cinvestav.mx/verificacion/nra/nombresestablecimientos.php?nra=PEP100706212</text:p>
          </table:table-cell>
          <table:table-cell office:value-type="string" calcext:value-type="string">
            <text:p>PEP100706812</text:p>
          </table:table-cell>
          <table:table-cell office:value-type="string" calcext:value-type="string">
            <text:p>https://rnca.tamps.cinvestav.mx/verificacion/nra/nombresestablecimientos.php?nra=PEP1007068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706812</text:p>
          </table:table-cell>
          <table:table-cell office:value-type="string" calcext:value-type="string">
            <text:p>https://rnca.tamps.cinvestav.mx/verificacion/nra/nombresestablecimientos.php?nra=PEP100706812</text:p>
          </table:table-cell>
          <table:table-cell office:value-type="string" calcext:value-type="string">
            <text:p>PEP100706814</text:p>
          </table:table-cell>
          <table:table-cell office:value-type="string" calcext:value-type="string">
            <text:p>https://rnca.tamps.cinvestav.mx/verificacion/nra/nombresestablecimientos.php?nra=PEP1007068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706812</text:p>
          </table:table-cell>
          <table:table-cell office:value-type="string" calcext:value-type="string">
            <text:p>https://rnca.tamps.cinvestav.mx/verificacion/nra/nombresestablecimientos.php?nra=PEP100706812</text:p>
          </table:table-cell>
          <table:table-cell office:value-type="string" calcext:value-type="string">
            <text:p>PEP100706815</text:p>
          </table:table-cell>
          <table:table-cell office:value-type="string" calcext:value-type="string">
            <text:p>https://rnca.tamps.cinvestav.mx/verificacion/nra/nombresestablecimientos.php?nra=PEP1007068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706812</text:p>
          </table:table-cell>
          <table:table-cell office:value-type="string" calcext:value-type="string">
            <text:p>https://rnca.tamps.cinvestav.mx/verificacion/nra/nombresestablecimientos.php?nra=PEP100706812</text:p>
          </table:table-cell>
          <table:table-cell office:value-type="string" calcext:value-type="string">
            <text:p>PEP100706816</text:p>
          </table:table-cell>
          <table:table-cell office:value-type="string" calcext:value-type="string">
            <text:p>https://rnca.tamps.cinvestav.mx/verificacion/nra/nombresestablecimientos.php?nra=PEP1007068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706814</text:p>
          </table:table-cell>
          <table:table-cell office:value-type="string" calcext:value-type="string">
            <text:p>https://rnca.tamps.cinvestav.mx/verificacion/nra/nombresestablecimientos.php?nra=PEP100706814</text:p>
          </table:table-cell>
          <table:table-cell office:value-type="string" calcext:value-type="string">
            <text:p>PEP100706815</text:p>
          </table:table-cell>
          <table:table-cell office:value-type="string" calcext:value-type="string">
            <text:p>https://rnca.tamps.cinvestav.mx/verificacion/nra/nombresestablecimientos.php?nra=PEP1007068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706814</text:p>
          </table:table-cell>
          <table:table-cell office:value-type="string" calcext:value-type="string">
            <text:p>https://rnca.tamps.cinvestav.mx/verificacion/nra/nombresestablecimientos.php?nra=PEP100706814</text:p>
          </table:table-cell>
          <table:table-cell office:value-type="string" calcext:value-type="string">
            <text:p>PEP100706816</text:p>
          </table:table-cell>
          <table:table-cell office:value-type="string" calcext:value-type="string">
            <text:p>https://rnca.tamps.cinvestav.mx/verificacion/nra/nombresestablecimientos.php?nra=PEP1007068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706815</text:p>
          </table:table-cell>
          <table:table-cell office:value-type="string" calcext:value-type="string">
            <text:p>https://rnca.tamps.cinvestav.mx/verificacion/nra/nombresestablecimientos.php?nra=PEP100706815</text:p>
          </table:table-cell>
          <table:table-cell office:value-type="string" calcext:value-type="string">
            <text:p>PEP100706816</text:p>
          </table:table-cell>
          <table:table-cell office:value-type="string" calcext:value-type="string">
            <text:p>https://rnca.tamps.cinvestav.mx/verificacion/nra/nombresestablecimientos.php?nra=PEP1007068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707411</text:p>
          </table:table-cell>
          <table:table-cell office:value-type="string" calcext:value-type="string">
            <text:p>https://rnca.tamps.cinvestav.mx/verificacion/nra/nombresestablecimientos.php?nra=PEP100707411</text:p>
          </table:table-cell>
          <table:table-cell office:value-type="string" calcext:value-type="string">
            <text:p>PEP100707412</text:p>
          </table:table-cell>
          <table:table-cell office:value-type="string" calcext:value-type="string">
            <text:p>https://rnca.tamps.cinvestav.mx/verificacion/nra/nombresestablecimientos.php?nra=PEP1007074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707411</text:p>
          </table:table-cell>
          <table:table-cell office:value-type="string" calcext:value-type="string">
            <text:p>https://rnca.tamps.cinvestav.mx/verificacion/nra/nombresestablecimientos.php?nra=PEP100707411</text:p>
          </table:table-cell>
          <table:table-cell office:value-type="string" calcext:value-type="string">
            <text:p>PEP100707413</text:p>
          </table:table-cell>
          <table:table-cell office:value-type="string" calcext:value-type="string">
            <text:p>https://rnca.tamps.cinvestav.mx/verificacion/nra/nombresestablecimientos.php?nra=PEP1007074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707411</text:p>
          </table:table-cell>
          <table:table-cell office:value-type="string" calcext:value-type="string">
            <text:p>https://rnca.tamps.cinvestav.mx/verificacion/nra/nombresestablecimientos.php?nra=PEP100707411</text:p>
          </table:table-cell>
          <table:table-cell office:value-type="string" calcext:value-type="string">
            <text:p>PEP100707414</text:p>
          </table:table-cell>
          <table:table-cell office:value-type="string" calcext:value-type="string">
            <text:p>https://rnca.tamps.cinvestav.mx/verificacion/nra/nombresestablecimientos.php?nra=PEP1007074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707411</text:p>
          </table:table-cell>
          <table:table-cell office:value-type="string" calcext:value-type="string">
            <text:p>https://rnca.tamps.cinvestav.mx/verificacion/nra/nombresestablecimientos.php?nra=PEP100707411</text:p>
          </table:table-cell>
          <table:table-cell office:value-type="string" calcext:value-type="string">
            <text:p>PEP100707416</text:p>
          </table:table-cell>
          <table:table-cell office:value-type="string" calcext:value-type="string">
            <text:p>https://rnca.tamps.cinvestav.mx/verificacion/nra/nombresestablecimientos.php?nra=PEP1007074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707411</text:p>
          </table:table-cell>
          <table:table-cell office:value-type="string" calcext:value-type="string">
            <text:p>https://rnca.tamps.cinvestav.mx/verificacion/nra/nombresestablecimientos.php?nra=PEP100707411</text:p>
          </table:table-cell>
          <table:table-cell office:value-type="string" calcext:value-type="string">
            <text:p>PEP100707417</text:p>
          </table:table-cell>
          <table:table-cell office:value-type="string" calcext:value-type="string">
            <text:p>https://rnca.tamps.cinvestav.mx/verificacion/nra/nombresestablecimientos.php?nra=PEP1007074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707411</text:p>
          </table:table-cell>
          <table:table-cell office:value-type="string" calcext:value-type="string">
            <text:p>https://rnca.tamps.cinvestav.mx/verificacion/nra/nombresestablecimientos.php?nra=PEP100707411</text:p>
          </table:table-cell>
          <table:table-cell office:value-type="string" calcext:value-type="string">
            <text:p>PEP100707419</text:p>
          </table:table-cell>
          <table:table-cell office:value-type="string" calcext:value-type="string">
            <text:p>https://rnca.tamps.cinvestav.mx/verificacion/nra/nombresestablecimientos.php?nra=PEP100707419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707412</text:p>
          </table:table-cell>
          <table:table-cell office:value-type="string" calcext:value-type="string">
            <text:p>https://rnca.tamps.cinvestav.mx/verificacion/nra/nombresestablecimientos.php?nra=PEP100707412</text:p>
          </table:table-cell>
          <table:table-cell office:value-type="string" calcext:value-type="string">
            <text:p>PEP100707413</text:p>
          </table:table-cell>
          <table:table-cell office:value-type="string" calcext:value-type="string">
            <text:p>https://rnca.tamps.cinvestav.mx/verificacion/nra/nombresestablecimientos.php?nra=PEP1007074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707412</text:p>
          </table:table-cell>
          <table:table-cell office:value-type="string" calcext:value-type="string">
            <text:p>https://rnca.tamps.cinvestav.mx/verificacion/nra/nombresestablecimientos.php?nra=PEP100707412</text:p>
          </table:table-cell>
          <table:table-cell office:value-type="string" calcext:value-type="string">
            <text:p>PEP100707414</text:p>
          </table:table-cell>
          <table:table-cell office:value-type="string" calcext:value-type="string">
            <text:p>https://rnca.tamps.cinvestav.mx/verificacion/nra/nombresestablecimientos.php?nra=PEP1007074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707412</text:p>
          </table:table-cell>
          <table:table-cell office:value-type="string" calcext:value-type="string">
            <text:p>https://rnca.tamps.cinvestav.mx/verificacion/nra/nombresestablecimientos.php?nra=PEP100707412</text:p>
          </table:table-cell>
          <table:table-cell office:value-type="string" calcext:value-type="string">
            <text:p>PEP100707416</text:p>
          </table:table-cell>
          <table:table-cell office:value-type="string" calcext:value-type="string">
            <text:p>https://rnca.tamps.cinvestav.mx/verificacion/nra/nombresestablecimientos.php?nra=PEP1007074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707412</text:p>
          </table:table-cell>
          <table:table-cell office:value-type="string" calcext:value-type="string">
            <text:p>https://rnca.tamps.cinvestav.mx/verificacion/nra/nombresestablecimientos.php?nra=PEP100707412</text:p>
          </table:table-cell>
          <table:table-cell office:value-type="string" calcext:value-type="string">
            <text:p>PEP100707417</text:p>
          </table:table-cell>
          <table:table-cell office:value-type="string" calcext:value-type="string">
            <text:p>https://rnca.tamps.cinvestav.mx/verificacion/nra/nombresestablecimientos.php?nra=PEP1007074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707412</text:p>
          </table:table-cell>
          <table:table-cell office:value-type="string" calcext:value-type="string">
            <text:p>https://rnca.tamps.cinvestav.mx/verificacion/nra/nombresestablecimientos.php?nra=PEP100707412</text:p>
          </table:table-cell>
          <table:table-cell office:value-type="string" calcext:value-type="string">
            <text:p>PEP100707419</text:p>
          </table:table-cell>
          <table:table-cell office:value-type="string" calcext:value-type="string">
            <text:p>https://rnca.tamps.cinvestav.mx/verificacion/nra/nombresestablecimientos.php?nra=PEP100707419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707413</text:p>
          </table:table-cell>
          <table:table-cell office:value-type="string" calcext:value-type="string">
            <text:p>https://rnca.tamps.cinvestav.mx/verificacion/nra/nombresestablecimientos.php?nra=PEP100707413</text:p>
          </table:table-cell>
          <table:table-cell office:value-type="string" calcext:value-type="string">
            <text:p>PEP100707414</text:p>
          </table:table-cell>
          <table:table-cell office:value-type="string" calcext:value-type="string">
            <text:p>https://rnca.tamps.cinvestav.mx/verificacion/nra/nombresestablecimientos.php?nra=PEP1007074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707413</text:p>
          </table:table-cell>
          <table:table-cell office:value-type="string" calcext:value-type="string">
            <text:p>https://rnca.tamps.cinvestav.mx/verificacion/nra/nombresestablecimientos.php?nra=PEP100707413</text:p>
          </table:table-cell>
          <table:table-cell office:value-type="string" calcext:value-type="string">
            <text:p>PEP100707416</text:p>
          </table:table-cell>
          <table:table-cell office:value-type="string" calcext:value-type="string">
            <text:p>https://rnca.tamps.cinvestav.mx/verificacion/nra/nombresestablecimientos.php?nra=PEP1007074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707413</text:p>
          </table:table-cell>
          <table:table-cell office:value-type="string" calcext:value-type="string">
            <text:p>https://rnca.tamps.cinvestav.mx/verificacion/nra/nombresestablecimientos.php?nra=PEP100707413</text:p>
          </table:table-cell>
          <table:table-cell office:value-type="string" calcext:value-type="string">
            <text:p>PEP100707417</text:p>
          </table:table-cell>
          <table:table-cell office:value-type="string" calcext:value-type="string">
            <text:p>https://rnca.tamps.cinvestav.mx/verificacion/nra/nombresestablecimientos.php?nra=PEP1007074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707413</text:p>
          </table:table-cell>
          <table:table-cell office:value-type="string" calcext:value-type="string">
            <text:p>https://rnca.tamps.cinvestav.mx/verificacion/nra/nombresestablecimientos.php?nra=PEP100707413</text:p>
          </table:table-cell>
          <table:table-cell office:value-type="string" calcext:value-type="string">
            <text:p>PEP100707419</text:p>
          </table:table-cell>
          <table:table-cell office:value-type="string" calcext:value-type="string">
            <text:p>https://rnca.tamps.cinvestav.mx/verificacion/nra/nombresestablecimientos.php?nra=PEP100707419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707414</text:p>
          </table:table-cell>
          <table:table-cell office:value-type="string" calcext:value-type="string">
            <text:p>https://rnca.tamps.cinvestav.mx/verificacion/nra/nombresestablecimientos.php?nra=PEP100707414</text:p>
          </table:table-cell>
          <table:table-cell office:value-type="string" calcext:value-type="string">
            <text:p>PEP100707416</text:p>
          </table:table-cell>
          <table:table-cell office:value-type="string" calcext:value-type="string">
            <text:p>https://rnca.tamps.cinvestav.mx/verificacion/nra/nombresestablecimientos.php?nra=PEP1007074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707414</text:p>
          </table:table-cell>
          <table:table-cell office:value-type="string" calcext:value-type="string">
            <text:p>https://rnca.tamps.cinvestav.mx/verificacion/nra/nombresestablecimientos.php?nra=PEP100707414</text:p>
          </table:table-cell>
          <table:table-cell office:value-type="string" calcext:value-type="string">
            <text:p>PEP100707417</text:p>
          </table:table-cell>
          <table:table-cell office:value-type="string" calcext:value-type="string">
            <text:p>https://rnca.tamps.cinvestav.mx/verificacion/nra/nombresestablecimientos.php?nra=PEP1007074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707414</text:p>
          </table:table-cell>
          <table:table-cell office:value-type="string" calcext:value-type="string">
            <text:p>https://rnca.tamps.cinvestav.mx/verificacion/nra/nombresestablecimientos.php?nra=PEP100707414</text:p>
          </table:table-cell>
          <table:table-cell office:value-type="string" calcext:value-type="string">
            <text:p>PEP100707419</text:p>
          </table:table-cell>
          <table:table-cell office:value-type="string" calcext:value-type="string">
            <text:p>https://rnca.tamps.cinvestav.mx/verificacion/nra/nombresestablecimientos.php?nra=PEP100707419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707416</text:p>
          </table:table-cell>
          <table:table-cell office:value-type="string" calcext:value-type="string">
            <text:p>https://rnca.tamps.cinvestav.mx/verificacion/nra/nombresestablecimientos.php?nra=PEP100707416</text:p>
          </table:table-cell>
          <table:table-cell office:value-type="string" calcext:value-type="string">
            <text:p>PEP100707417</text:p>
          </table:table-cell>
          <table:table-cell office:value-type="string" calcext:value-type="string">
            <text:p>https://rnca.tamps.cinvestav.mx/verificacion/nra/nombresestablecimientos.php?nra=PEP1007074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707416</text:p>
          </table:table-cell>
          <table:table-cell office:value-type="string" calcext:value-type="string">
            <text:p>https://rnca.tamps.cinvestav.mx/verificacion/nra/nombresestablecimientos.php?nra=PEP100707416</text:p>
          </table:table-cell>
          <table:table-cell office:value-type="string" calcext:value-type="string">
            <text:p>PEP100707419</text:p>
          </table:table-cell>
          <table:table-cell office:value-type="string" calcext:value-type="string">
            <text:p>https://rnca.tamps.cinvestav.mx/verificacion/nra/nombresestablecimientos.php?nra=PEP100707419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0707417</text:p>
          </table:table-cell>
          <table:table-cell office:value-type="string" calcext:value-type="string">
            <text:p>https://rnca.tamps.cinvestav.mx/verificacion/nra/nombresestablecimientos.php?nra=PEP100707417</text:p>
          </table:table-cell>
          <table:table-cell office:value-type="string" calcext:value-type="string">
            <text:p>PEP100707419</text:p>
          </table:table-cell>
          <table:table-cell office:value-type="string" calcext:value-type="string">
            <text:p>https://rnca.tamps.cinvestav.mx/verificacion/nra/nombresestablecimientos.php?nra=PEP100707419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111</text:p>
          </table:table-cell>
          <table:table-cell office:value-type="string" calcext:value-type="string">
            <text:p>https://rnca.tamps.cinvestav.mx/verificacion/nra/nombresestablecimientos.php?nra=PEP102700111</text:p>
          </table:table-cell>
          <table:table-cell office:value-type="string" calcext:value-type="string">
            <text:p>PEP102700211</text:p>
          </table:table-cell>
          <table:table-cell office:value-type="string" calcext:value-type="string">
            <text:p>https://rnca.tamps.cinvestav.mx/verificacion/nra/nombresestablecimientos.php?nra=PEP102700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0</text:p>
          </table:table-cell>
          <table:table-cell office:value-type="string" calcext:value-type="string">
            <text:p>https://rnca.tamps.cinvestav.mx/verificacion/nra/nombresestablecimientos.php?nra=PEP102700210</text:p>
          </table:table-cell>
          <table:table-cell office:value-type="string" calcext:value-type="string">
            <text:p>PEP102700211</text:p>
          </table:table-cell>
          <table:table-cell office:value-type="string" calcext:value-type="string">
            <text:p>https://rnca.tamps.cinvestav.mx/verificacion/nra/nombresestablecimientos.php?nra=PEP102700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0</text:p>
          </table:table-cell>
          <table:table-cell office:value-type="string" calcext:value-type="string">
            <text:p>https://rnca.tamps.cinvestav.mx/verificacion/nra/nombresestablecimientos.php?nra=PEP102700210</text:p>
          </table:table-cell>
          <table:table-cell office:value-type="string" calcext:value-type="string">
            <text:p>PEP102700212</text:p>
          </table:table-cell>
          <table:table-cell office:value-type="string" calcext:value-type="string">
            <text:p>https://rnca.tamps.cinvestav.mx/verificacion/nra/nombresestablecimientos.php?nra=PEP102700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0</text:p>
          </table:table-cell>
          <table:table-cell office:value-type="string" calcext:value-type="string">
            <text:p>https://rnca.tamps.cinvestav.mx/verificacion/nra/nombresestablecimientos.php?nra=PEP102700210</text:p>
          </table:table-cell>
          <table:table-cell office:value-type="string" calcext:value-type="string">
            <text:p>PEP102700213</text:p>
          </table:table-cell>
          <table:table-cell office:value-type="string" calcext:value-type="string">
            <text:p>https://rnca.tamps.cinvestav.mx/verificacion/nra/nombresestablecimientos.php?nra=PEP102700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0</text:p>
          </table:table-cell>
          <table:table-cell office:value-type="string" calcext:value-type="string">
            <text:p>https://rnca.tamps.cinvestav.mx/verificacion/nra/nombresestablecimientos.php?nra=PEP102700210</text:p>
          </table:table-cell>
          <table:table-cell office:value-type="string" calcext:value-type="string">
            <text:p>PEP102700214</text:p>
          </table:table-cell>
          <table:table-cell office:value-type="string" calcext:value-type="string">
            <text:p>https://rnca.tamps.cinvestav.mx/verificacion/nra/nombresestablecimientos.php?nra=PEP102700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0</text:p>
          </table:table-cell>
          <table:table-cell office:value-type="string" calcext:value-type="string">
            <text:p>https://rnca.tamps.cinvestav.mx/verificacion/nra/nombresestablecimientos.php?nra=PEP102700210</text:p>
          </table:table-cell>
          <table:table-cell office:value-type="string" calcext:value-type="string">
            <text:p>PEP102700217</text:p>
          </table:table-cell>
          <table:table-cell office:value-type="string" calcext:value-type="string">
            <text:p>https://rnca.tamps.cinvestav.mx/verificacion/nra/nombresestablecimientos.php?nra=PEP1027002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0</text:p>
          </table:table-cell>
          <table:table-cell office:value-type="string" calcext:value-type="string">
            <text:p>https://rnca.tamps.cinvestav.mx/verificacion/nra/nombresestablecimientos.php?nra=PEP102700210</text:p>
          </table:table-cell>
          <table:table-cell office:value-type="string" calcext:value-type="string">
            <text:p>PEP102700218</text:p>
          </table:table-cell>
          <table:table-cell office:value-type="string" calcext:value-type="string">
            <text:p>https://rnca.tamps.cinvestav.mx/verificacion/nra/nombresestablecimientos.php?nra=PEP1027002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0</text:p>
          </table:table-cell>
          <table:table-cell office:value-type="string" calcext:value-type="string">
            <text:p>https://rnca.tamps.cinvestav.mx/verificacion/nra/nombresestablecimientos.php?nra=PEP102700210</text:p>
          </table:table-cell>
          <table:table-cell office:value-type="string" calcext:value-type="string">
            <text:p>PEP102700219</text:p>
          </table:table-cell>
          <table:table-cell office:value-type="string" calcext:value-type="string">
            <text:p>https://rnca.tamps.cinvestav.mx/verificacion/nra/nombresestablecimientos.php?nra=PEP102700219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0</text:p>
          </table:table-cell>
          <table:table-cell office:value-type="string" calcext:value-type="string">
            <text:p>https://rnca.tamps.cinvestav.mx/verificacion/nra/nombresestablecimientos.php?nra=PEP102700210</text:p>
          </table:table-cell>
          <table:table-cell office:value-type="string" calcext:value-type="string">
            <text:p>PEP10270021B</text:p>
          </table:table-cell>
          <table:table-cell office:value-type="string" calcext:value-type="string">
            <text:p>https://rnca.tamps.cinvestav.mx/verificacion/nra/nombresestablecimientos.php?nra=PEP1027002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0</text:p>
          </table:table-cell>
          <table:table-cell office:value-type="string" calcext:value-type="string">
            <text:p>https://rnca.tamps.cinvestav.mx/verificacion/nra/nombresestablecimientos.php?nra=PEP102700210</text:p>
          </table:table-cell>
          <table:table-cell office:value-type="string" calcext:value-type="string">
            <text:p>PEP10270021C</text:p>
          </table:table-cell>
          <table:table-cell office:value-type="string" calcext:value-type="string">
            <text:p>https://rnca.tamps.cinvestav.mx/verificacion/nra/nombresestablecimientos.php?nra=PEP1027002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0</text:p>
          </table:table-cell>
          <table:table-cell office:value-type="string" calcext:value-type="string">
            <text:p>https://rnca.tamps.cinvestav.mx/verificacion/nra/nombresestablecimientos.php?nra=PEP102700210</text:p>
          </table:table-cell>
          <table:table-cell office:value-type="string" calcext:value-type="string">
            <text:p>PEP10270021D</text:p>
          </table:table-cell>
          <table:table-cell office:value-type="string" calcext:value-type="string">
            <text:p>https://rnca.tamps.cinvestav.mx/verificacion/nra/nombresestablecimientos.php?nra=PEP10270021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1</text:p>
          </table:table-cell>
          <table:table-cell office:value-type="string" calcext:value-type="string">
            <text:p>https://rnca.tamps.cinvestav.mx/verificacion/nra/nombresestablecimientos.php?nra=PEP102700211</text:p>
          </table:table-cell>
          <table:table-cell office:value-type="string" calcext:value-type="string">
            <text:p>PEP102700212</text:p>
          </table:table-cell>
          <table:table-cell office:value-type="string" calcext:value-type="string">
            <text:p>https://rnca.tamps.cinvestav.mx/verificacion/nra/nombresestablecimientos.php?nra=PEP102700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1</text:p>
          </table:table-cell>
          <table:table-cell office:value-type="string" calcext:value-type="string">
            <text:p>https://rnca.tamps.cinvestav.mx/verificacion/nra/nombresestablecimientos.php?nra=PEP102700211</text:p>
          </table:table-cell>
          <table:table-cell office:value-type="string" calcext:value-type="string">
            <text:p>PEP102700213</text:p>
          </table:table-cell>
          <table:table-cell office:value-type="string" calcext:value-type="string">
            <text:p>https://rnca.tamps.cinvestav.mx/verificacion/nra/nombresestablecimientos.php?nra=PEP102700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1</text:p>
          </table:table-cell>
          <table:table-cell office:value-type="string" calcext:value-type="string">
            <text:p>https://rnca.tamps.cinvestav.mx/verificacion/nra/nombresestablecimientos.php?nra=PEP102700211</text:p>
          </table:table-cell>
          <table:table-cell office:value-type="string" calcext:value-type="string">
            <text:p>PEP102700214</text:p>
          </table:table-cell>
          <table:table-cell office:value-type="string" calcext:value-type="string">
            <text:p>https://rnca.tamps.cinvestav.mx/verificacion/nra/nombresestablecimientos.php?nra=PEP102700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1</text:p>
          </table:table-cell>
          <table:table-cell office:value-type="string" calcext:value-type="string">
            <text:p>https://rnca.tamps.cinvestav.mx/verificacion/nra/nombresestablecimientos.php?nra=PEP102700211</text:p>
          </table:table-cell>
          <table:table-cell office:value-type="string" calcext:value-type="string">
            <text:p>PEP102700217</text:p>
          </table:table-cell>
          <table:table-cell office:value-type="string" calcext:value-type="string">
            <text:p>https://rnca.tamps.cinvestav.mx/verificacion/nra/nombresestablecimientos.php?nra=PEP1027002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1</text:p>
          </table:table-cell>
          <table:table-cell office:value-type="string" calcext:value-type="string">
            <text:p>https://rnca.tamps.cinvestav.mx/verificacion/nra/nombresestablecimientos.php?nra=PEP102700211</text:p>
          </table:table-cell>
          <table:table-cell office:value-type="string" calcext:value-type="string">
            <text:p>PEP102700218</text:p>
          </table:table-cell>
          <table:table-cell office:value-type="string" calcext:value-type="string">
            <text:p>https://rnca.tamps.cinvestav.mx/verificacion/nra/nombresestablecimientos.php?nra=PEP1027002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1</text:p>
          </table:table-cell>
          <table:table-cell office:value-type="string" calcext:value-type="string">
            <text:p>https://rnca.tamps.cinvestav.mx/verificacion/nra/nombresestablecimientos.php?nra=PEP102700211</text:p>
          </table:table-cell>
          <table:table-cell office:value-type="string" calcext:value-type="string">
            <text:p>PEP102700219</text:p>
          </table:table-cell>
          <table:table-cell office:value-type="string" calcext:value-type="string">
            <text:p>https://rnca.tamps.cinvestav.mx/verificacion/nra/nombresestablecimientos.php?nra=PEP102700219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1</text:p>
          </table:table-cell>
          <table:table-cell office:value-type="string" calcext:value-type="string">
            <text:p>https://rnca.tamps.cinvestav.mx/verificacion/nra/nombresestablecimientos.php?nra=PEP102700211</text:p>
          </table:table-cell>
          <table:table-cell office:value-type="string" calcext:value-type="string">
            <text:p>PEP10270021B</text:p>
          </table:table-cell>
          <table:table-cell office:value-type="string" calcext:value-type="string">
            <text:p>https://rnca.tamps.cinvestav.mx/verificacion/nra/nombresestablecimientos.php?nra=PEP1027002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1</text:p>
          </table:table-cell>
          <table:table-cell office:value-type="string" calcext:value-type="string">
            <text:p>https://rnca.tamps.cinvestav.mx/verificacion/nra/nombresestablecimientos.php?nra=PEP102700211</text:p>
          </table:table-cell>
          <table:table-cell office:value-type="string" calcext:value-type="string">
            <text:p>PEP10270021C</text:p>
          </table:table-cell>
          <table:table-cell office:value-type="string" calcext:value-type="string">
            <text:p>https://rnca.tamps.cinvestav.mx/verificacion/nra/nombresestablecimientos.php?nra=PEP1027002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1</text:p>
          </table:table-cell>
          <table:table-cell office:value-type="string" calcext:value-type="string">
            <text:p>https://rnca.tamps.cinvestav.mx/verificacion/nra/nombresestablecimientos.php?nra=PEP102700211</text:p>
          </table:table-cell>
          <table:table-cell office:value-type="string" calcext:value-type="string">
            <text:p>PEP10270021D</text:p>
          </table:table-cell>
          <table:table-cell office:value-type="string" calcext:value-type="string">
            <text:p>https://rnca.tamps.cinvestav.mx/verificacion/nra/nombresestablecimientos.php?nra=PEP10270021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1</text:p>
          </table:table-cell>
          <table:table-cell office:value-type="string" calcext:value-type="string">
            <text:p>https://rnca.tamps.cinvestav.mx/verificacion/nra/nombresestablecimientos.php?nra=PEP102700211</text:p>
          </table:table-cell>
          <table:table-cell office:value-type="string" calcext:value-type="string">
            <text:p>PEP10270021E</text:p>
          </table:table-cell>
          <table:table-cell office:value-type="string" calcext:value-type="string">
            <text:p>https://rnca.tamps.cinvestav.mx/verificacion/nra/nombresestablecimientos.php?nra=PEP10270021E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2</text:p>
          </table:table-cell>
          <table:table-cell office:value-type="string" calcext:value-type="string">
            <text:p>https://rnca.tamps.cinvestav.mx/verificacion/nra/nombresestablecimientos.php?nra=PEP102700212</text:p>
          </table:table-cell>
          <table:table-cell office:value-type="string" calcext:value-type="string">
            <text:p>PEP102700213</text:p>
          </table:table-cell>
          <table:table-cell office:value-type="string" calcext:value-type="string">
            <text:p>https://rnca.tamps.cinvestav.mx/verificacion/nra/nombresestablecimientos.php?nra=PEP102700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2</text:p>
          </table:table-cell>
          <table:table-cell office:value-type="string" calcext:value-type="string">
            <text:p>https://rnca.tamps.cinvestav.mx/verificacion/nra/nombresestablecimientos.php?nra=PEP102700212</text:p>
          </table:table-cell>
          <table:table-cell office:value-type="string" calcext:value-type="string">
            <text:p>PEP102700214</text:p>
          </table:table-cell>
          <table:table-cell office:value-type="string" calcext:value-type="string">
            <text:p>https://rnca.tamps.cinvestav.mx/verificacion/nra/nombresestablecimientos.php?nra=PEP102700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2</text:p>
          </table:table-cell>
          <table:table-cell office:value-type="string" calcext:value-type="string">
            <text:p>https://rnca.tamps.cinvestav.mx/verificacion/nra/nombresestablecimientos.php?nra=PEP102700212</text:p>
          </table:table-cell>
          <table:table-cell office:value-type="string" calcext:value-type="string">
            <text:p>PEP102700217</text:p>
          </table:table-cell>
          <table:table-cell office:value-type="string" calcext:value-type="string">
            <text:p>https://rnca.tamps.cinvestav.mx/verificacion/nra/nombresestablecimientos.php?nra=PEP1027002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2</text:p>
          </table:table-cell>
          <table:table-cell office:value-type="string" calcext:value-type="string">
            <text:p>https://rnca.tamps.cinvestav.mx/verificacion/nra/nombresestablecimientos.php?nra=PEP102700212</text:p>
          </table:table-cell>
          <table:table-cell office:value-type="string" calcext:value-type="string">
            <text:p>PEP102700218</text:p>
          </table:table-cell>
          <table:table-cell office:value-type="string" calcext:value-type="string">
            <text:p>https://rnca.tamps.cinvestav.mx/verificacion/nra/nombresestablecimientos.php?nra=PEP1027002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2</text:p>
          </table:table-cell>
          <table:table-cell office:value-type="string" calcext:value-type="string">
            <text:p>https://rnca.tamps.cinvestav.mx/verificacion/nra/nombresestablecimientos.php?nra=PEP102700212</text:p>
          </table:table-cell>
          <table:table-cell office:value-type="string" calcext:value-type="string">
            <text:p>PEP102700219</text:p>
          </table:table-cell>
          <table:table-cell office:value-type="string" calcext:value-type="string">
            <text:p>https://rnca.tamps.cinvestav.mx/verificacion/nra/nombresestablecimientos.php?nra=PEP102700219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2</text:p>
          </table:table-cell>
          <table:table-cell office:value-type="string" calcext:value-type="string">
            <text:p>https://rnca.tamps.cinvestav.mx/verificacion/nra/nombresestablecimientos.php?nra=PEP102700212</text:p>
          </table:table-cell>
          <table:table-cell office:value-type="string" calcext:value-type="string">
            <text:p>PEP10270021B</text:p>
          </table:table-cell>
          <table:table-cell office:value-type="string" calcext:value-type="string">
            <text:p>https://rnca.tamps.cinvestav.mx/verificacion/nra/nombresestablecimientos.php?nra=PEP1027002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2</text:p>
          </table:table-cell>
          <table:table-cell office:value-type="string" calcext:value-type="string">
            <text:p>https://rnca.tamps.cinvestav.mx/verificacion/nra/nombresestablecimientos.php?nra=PEP102700212</text:p>
          </table:table-cell>
          <table:table-cell office:value-type="string" calcext:value-type="string">
            <text:p>PEP10270021C</text:p>
          </table:table-cell>
          <table:table-cell office:value-type="string" calcext:value-type="string">
            <text:p>https://rnca.tamps.cinvestav.mx/verificacion/nra/nombresestablecimientos.php?nra=PEP1027002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2</text:p>
          </table:table-cell>
          <table:table-cell office:value-type="string" calcext:value-type="string">
            <text:p>https://rnca.tamps.cinvestav.mx/verificacion/nra/nombresestablecimientos.php?nra=PEP102700212</text:p>
          </table:table-cell>
          <table:table-cell office:value-type="string" calcext:value-type="string">
            <text:p>PEP10270021D</text:p>
          </table:table-cell>
          <table:table-cell office:value-type="string" calcext:value-type="string">
            <text:p>https://rnca.tamps.cinvestav.mx/verificacion/nra/nombresestablecimientos.php?nra=PEP10270021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2</text:p>
          </table:table-cell>
          <table:table-cell office:value-type="string" calcext:value-type="string">
            <text:p>https://rnca.tamps.cinvestav.mx/verificacion/nra/nombresestablecimientos.php?nra=PEP102700212</text:p>
          </table:table-cell>
          <table:table-cell office:value-type="string" calcext:value-type="string">
            <text:p>PEP10270021E</text:p>
          </table:table-cell>
          <table:table-cell office:value-type="string" calcext:value-type="string">
            <text:p>https://rnca.tamps.cinvestav.mx/verificacion/nra/nombresestablecimientos.php?nra=PEP10270021E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2</text:p>
          </table:table-cell>
          <table:table-cell office:value-type="string" calcext:value-type="string">
            <text:p>https://rnca.tamps.cinvestav.mx/verificacion/nra/nombresestablecimientos.php?nra=PEP102700212</text:p>
          </table:table-cell>
          <table:table-cell office:value-type="string" calcext:value-type="string">
            <text:p>PEP10270021G</text:p>
          </table:table-cell>
          <table:table-cell office:value-type="string" calcext:value-type="string">
            <text:p>https://rnca.tamps.cinvestav.mx/verificacion/nra/nombresestablecimientos.php?nra=PEP10270021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3</text:p>
          </table:table-cell>
          <table:table-cell office:value-type="string" calcext:value-type="string">
            <text:p>https://rnca.tamps.cinvestav.mx/verificacion/nra/nombresestablecimientos.php?nra=PEP102700213</text:p>
          </table:table-cell>
          <table:table-cell office:value-type="string" calcext:value-type="string">
            <text:p>PEP102700214</text:p>
          </table:table-cell>
          <table:table-cell office:value-type="string" calcext:value-type="string">
            <text:p>https://rnca.tamps.cinvestav.mx/verificacion/nra/nombresestablecimientos.php?nra=PEP102700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3</text:p>
          </table:table-cell>
          <table:table-cell office:value-type="string" calcext:value-type="string">
            <text:p>https://rnca.tamps.cinvestav.mx/verificacion/nra/nombresestablecimientos.php?nra=PEP102700213</text:p>
          </table:table-cell>
          <table:table-cell office:value-type="string" calcext:value-type="string">
            <text:p>PEP102700217</text:p>
          </table:table-cell>
          <table:table-cell office:value-type="string" calcext:value-type="string">
            <text:p>https://rnca.tamps.cinvestav.mx/verificacion/nra/nombresestablecimientos.php?nra=PEP1027002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3</text:p>
          </table:table-cell>
          <table:table-cell office:value-type="string" calcext:value-type="string">
            <text:p>https://rnca.tamps.cinvestav.mx/verificacion/nra/nombresestablecimientos.php?nra=PEP102700213</text:p>
          </table:table-cell>
          <table:table-cell office:value-type="string" calcext:value-type="string">
            <text:p>PEP102700218</text:p>
          </table:table-cell>
          <table:table-cell office:value-type="string" calcext:value-type="string">
            <text:p>https://rnca.tamps.cinvestav.mx/verificacion/nra/nombresestablecimientos.php?nra=PEP1027002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3</text:p>
          </table:table-cell>
          <table:table-cell office:value-type="string" calcext:value-type="string">
            <text:p>https://rnca.tamps.cinvestav.mx/verificacion/nra/nombresestablecimientos.php?nra=PEP102700213</text:p>
          </table:table-cell>
          <table:table-cell office:value-type="string" calcext:value-type="string">
            <text:p>PEP102700219</text:p>
          </table:table-cell>
          <table:table-cell office:value-type="string" calcext:value-type="string">
            <text:p>https://rnca.tamps.cinvestav.mx/verificacion/nra/nombresestablecimientos.php?nra=PEP102700219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3</text:p>
          </table:table-cell>
          <table:table-cell office:value-type="string" calcext:value-type="string">
            <text:p>https://rnca.tamps.cinvestav.mx/verificacion/nra/nombresestablecimientos.php?nra=PEP102700213</text:p>
          </table:table-cell>
          <table:table-cell office:value-type="string" calcext:value-type="string">
            <text:p>PEP10270021B</text:p>
          </table:table-cell>
          <table:table-cell office:value-type="string" calcext:value-type="string">
            <text:p>https://rnca.tamps.cinvestav.mx/verificacion/nra/nombresestablecimientos.php?nra=PEP1027002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3</text:p>
          </table:table-cell>
          <table:table-cell office:value-type="string" calcext:value-type="string">
            <text:p>https://rnca.tamps.cinvestav.mx/verificacion/nra/nombresestablecimientos.php?nra=PEP102700213</text:p>
          </table:table-cell>
          <table:table-cell office:value-type="string" calcext:value-type="string">
            <text:p>PEP10270021C</text:p>
          </table:table-cell>
          <table:table-cell office:value-type="string" calcext:value-type="string">
            <text:p>https://rnca.tamps.cinvestav.mx/verificacion/nra/nombresestablecimientos.php?nra=PEP1027002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3</text:p>
          </table:table-cell>
          <table:table-cell office:value-type="string" calcext:value-type="string">
            <text:p>https://rnca.tamps.cinvestav.mx/verificacion/nra/nombresestablecimientos.php?nra=PEP102700213</text:p>
          </table:table-cell>
          <table:table-cell office:value-type="string" calcext:value-type="string">
            <text:p>PEP10270021D</text:p>
          </table:table-cell>
          <table:table-cell office:value-type="string" calcext:value-type="string">
            <text:p>https://rnca.tamps.cinvestav.mx/verificacion/nra/nombresestablecimientos.php?nra=PEP10270021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3</text:p>
          </table:table-cell>
          <table:table-cell office:value-type="string" calcext:value-type="string">
            <text:p>https://rnca.tamps.cinvestav.mx/verificacion/nra/nombresestablecimientos.php?nra=PEP102700213</text:p>
          </table:table-cell>
          <table:table-cell office:value-type="string" calcext:value-type="string">
            <text:p>PEP10270021E</text:p>
          </table:table-cell>
          <table:table-cell office:value-type="string" calcext:value-type="string">
            <text:p>https://rnca.tamps.cinvestav.mx/verificacion/nra/nombresestablecimientos.php?nra=PEP10270021E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3</text:p>
          </table:table-cell>
          <table:table-cell office:value-type="string" calcext:value-type="string">
            <text:p>https://rnca.tamps.cinvestav.mx/verificacion/nra/nombresestablecimientos.php?nra=PEP102700213</text:p>
          </table:table-cell>
          <table:table-cell office:value-type="string" calcext:value-type="string">
            <text:p>PEP10270021G</text:p>
          </table:table-cell>
          <table:table-cell office:value-type="string" calcext:value-type="string">
            <text:p>https://rnca.tamps.cinvestav.mx/verificacion/nra/nombresestablecimientos.php?nra=PEP10270021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3</text:p>
          </table:table-cell>
          <table:table-cell office:value-type="string" calcext:value-type="string">
            <text:p>https://rnca.tamps.cinvestav.mx/verificacion/nra/nombresestablecimientos.php?nra=PEP102700213</text:p>
          </table:table-cell>
          <table:table-cell office:value-type="string" calcext:value-type="string">
            <text:p>PEP10270021I</text:p>
          </table:table-cell>
          <table:table-cell office:value-type="string" calcext:value-type="string">
            <text:p>https://rnca.tamps.cinvestav.mx/verificacion/nra/nombresestablecimientos.php?nra=PEP10270021I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4</text:p>
          </table:table-cell>
          <table:table-cell office:value-type="string" calcext:value-type="string">
            <text:p>https://rnca.tamps.cinvestav.mx/verificacion/nra/nombresestablecimientos.php?nra=PEP102700214</text:p>
          </table:table-cell>
          <table:table-cell office:value-type="string" calcext:value-type="string">
            <text:p>PEP102700217</text:p>
          </table:table-cell>
          <table:table-cell office:value-type="string" calcext:value-type="string">
            <text:p>https://rnca.tamps.cinvestav.mx/verificacion/nra/nombresestablecimientos.php?nra=PEP1027002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4</text:p>
          </table:table-cell>
          <table:table-cell office:value-type="string" calcext:value-type="string">
            <text:p>https://rnca.tamps.cinvestav.mx/verificacion/nra/nombresestablecimientos.php?nra=PEP102700214</text:p>
          </table:table-cell>
          <table:table-cell office:value-type="string" calcext:value-type="string">
            <text:p>PEP102700218</text:p>
          </table:table-cell>
          <table:table-cell office:value-type="string" calcext:value-type="string">
            <text:p>https://rnca.tamps.cinvestav.mx/verificacion/nra/nombresestablecimientos.php?nra=PEP1027002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4</text:p>
          </table:table-cell>
          <table:table-cell office:value-type="string" calcext:value-type="string">
            <text:p>https://rnca.tamps.cinvestav.mx/verificacion/nra/nombresestablecimientos.php?nra=PEP102700214</text:p>
          </table:table-cell>
          <table:table-cell office:value-type="string" calcext:value-type="string">
            <text:p>PEP102700219</text:p>
          </table:table-cell>
          <table:table-cell office:value-type="string" calcext:value-type="string">
            <text:p>https://rnca.tamps.cinvestav.mx/verificacion/nra/nombresestablecimientos.php?nra=PEP102700219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4</text:p>
          </table:table-cell>
          <table:table-cell office:value-type="string" calcext:value-type="string">
            <text:p>https://rnca.tamps.cinvestav.mx/verificacion/nra/nombresestablecimientos.php?nra=PEP102700214</text:p>
          </table:table-cell>
          <table:table-cell office:value-type="string" calcext:value-type="string">
            <text:p>PEP10270021B</text:p>
          </table:table-cell>
          <table:table-cell office:value-type="string" calcext:value-type="string">
            <text:p>https://rnca.tamps.cinvestav.mx/verificacion/nra/nombresestablecimientos.php?nra=PEP1027002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4</text:p>
          </table:table-cell>
          <table:table-cell office:value-type="string" calcext:value-type="string">
            <text:p>https://rnca.tamps.cinvestav.mx/verificacion/nra/nombresestablecimientos.php?nra=PEP102700214</text:p>
          </table:table-cell>
          <table:table-cell office:value-type="string" calcext:value-type="string">
            <text:p>PEP10270021C</text:p>
          </table:table-cell>
          <table:table-cell office:value-type="string" calcext:value-type="string">
            <text:p>https://rnca.tamps.cinvestav.mx/verificacion/nra/nombresestablecimientos.php?nra=PEP1027002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4</text:p>
          </table:table-cell>
          <table:table-cell office:value-type="string" calcext:value-type="string">
            <text:p>https://rnca.tamps.cinvestav.mx/verificacion/nra/nombresestablecimientos.php?nra=PEP102700214</text:p>
          </table:table-cell>
          <table:table-cell office:value-type="string" calcext:value-type="string">
            <text:p>PEP10270021D</text:p>
          </table:table-cell>
          <table:table-cell office:value-type="string" calcext:value-type="string">
            <text:p>https://rnca.tamps.cinvestav.mx/verificacion/nra/nombresestablecimientos.php?nra=PEP10270021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4</text:p>
          </table:table-cell>
          <table:table-cell office:value-type="string" calcext:value-type="string">
            <text:p>https://rnca.tamps.cinvestav.mx/verificacion/nra/nombresestablecimientos.php?nra=PEP102700214</text:p>
          </table:table-cell>
          <table:table-cell office:value-type="string" calcext:value-type="string">
            <text:p>PEP10270021E</text:p>
          </table:table-cell>
          <table:table-cell office:value-type="string" calcext:value-type="string">
            <text:p>https://rnca.tamps.cinvestav.mx/verificacion/nra/nombresestablecimientos.php?nra=PEP10270021E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4</text:p>
          </table:table-cell>
          <table:table-cell office:value-type="string" calcext:value-type="string">
            <text:p>https://rnca.tamps.cinvestav.mx/verificacion/nra/nombresestablecimientos.php?nra=PEP102700214</text:p>
          </table:table-cell>
          <table:table-cell office:value-type="string" calcext:value-type="string">
            <text:p>PEP10270021G</text:p>
          </table:table-cell>
          <table:table-cell office:value-type="string" calcext:value-type="string">
            <text:p>https://rnca.tamps.cinvestav.mx/verificacion/nra/nombresestablecimientos.php?nra=PEP10270021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4</text:p>
          </table:table-cell>
          <table:table-cell office:value-type="string" calcext:value-type="string">
            <text:p>https://rnca.tamps.cinvestav.mx/verificacion/nra/nombresestablecimientos.php?nra=PEP102700214</text:p>
          </table:table-cell>
          <table:table-cell office:value-type="string" calcext:value-type="string">
            <text:p>PEP10270021I</text:p>
          </table:table-cell>
          <table:table-cell office:value-type="string" calcext:value-type="string">
            <text:p>https://rnca.tamps.cinvestav.mx/verificacion/nra/nombresestablecimientos.php?nra=PEP10270021I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4</text:p>
          </table:table-cell>
          <table:table-cell office:value-type="string" calcext:value-type="string">
            <text:p>https://rnca.tamps.cinvestav.mx/verificacion/nra/nombresestablecimientos.php?nra=PEP102700214</text:p>
          </table:table-cell>
          <table:table-cell office:value-type="string" calcext:value-type="string">
            <text:p>PEP10270021J</text:p>
          </table:table-cell>
          <table:table-cell office:value-type="string" calcext:value-type="string">
            <text:p>https://rnca.tamps.cinvestav.mx/verificacion/nra/nombresestablecimientos.php?nra=PEP10270021J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7</text:p>
          </table:table-cell>
          <table:table-cell office:value-type="string" calcext:value-type="string">
            <text:p>https://rnca.tamps.cinvestav.mx/verificacion/nra/nombresestablecimientos.php?nra=PEP102700217</text:p>
          </table:table-cell>
          <table:table-cell office:value-type="string" calcext:value-type="string">
            <text:p>PEP102700218</text:p>
          </table:table-cell>
          <table:table-cell office:value-type="string" calcext:value-type="string">
            <text:p>https://rnca.tamps.cinvestav.mx/verificacion/nra/nombresestablecimientos.php?nra=PEP1027002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7</text:p>
          </table:table-cell>
          <table:table-cell office:value-type="string" calcext:value-type="string">
            <text:p>https://rnca.tamps.cinvestav.mx/verificacion/nra/nombresestablecimientos.php?nra=PEP102700217</text:p>
          </table:table-cell>
          <table:table-cell office:value-type="string" calcext:value-type="string">
            <text:p>PEP102700219</text:p>
          </table:table-cell>
          <table:table-cell office:value-type="string" calcext:value-type="string">
            <text:p>https://rnca.tamps.cinvestav.mx/verificacion/nra/nombresestablecimientos.php?nra=PEP102700219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7</text:p>
          </table:table-cell>
          <table:table-cell office:value-type="string" calcext:value-type="string">
            <text:p>https://rnca.tamps.cinvestav.mx/verificacion/nra/nombresestablecimientos.php?nra=PEP102700217</text:p>
          </table:table-cell>
          <table:table-cell office:value-type="string" calcext:value-type="string">
            <text:p>PEP10270021B</text:p>
          </table:table-cell>
          <table:table-cell office:value-type="string" calcext:value-type="string">
            <text:p>https://rnca.tamps.cinvestav.mx/verificacion/nra/nombresestablecimientos.php?nra=PEP1027002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7</text:p>
          </table:table-cell>
          <table:table-cell office:value-type="string" calcext:value-type="string">
            <text:p>https://rnca.tamps.cinvestav.mx/verificacion/nra/nombresestablecimientos.php?nra=PEP102700217</text:p>
          </table:table-cell>
          <table:table-cell office:value-type="string" calcext:value-type="string">
            <text:p>PEP10270021C</text:p>
          </table:table-cell>
          <table:table-cell office:value-type="string" calcext:value-type="string">
            <text:p>https://rnca.tamps.cinvestav.mx/verificacion/nra/nombresestablecimientos.php?nra=PEP1027002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7</text:p>
          </table:table-cell>
          <table:table-cell office:value-type="string" calcext:value-type="string">
            <text:p>https://rnca.tamps.cinvestav.mx/verificacion/nra/nombresestablecimientos.php?nra=PEP102700217</text:p>
          </table:table-cell>
          <table:table-cell office:value-type="string" calcext:value-type="string">
            <text:p>PEP10270021D</text:p>
          </table:table-cell>
          <table:table-cell office:value-type="string" calcext:value-type="string">
            <text:p>https://rnca.tamps.cinvestav.mx/verificacion/nra/nombresestablecimientos.php?nra=PEP10270021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7</text:p>
          </table:table-cell>
          <table:table-cell office:value-type="string" calcext:value-type="string">
            <text:p>https://rnca.tamps.cinvestav.mx/verificacion/nra/nombresestablecimientos.php?nra=PEP102700217</text:p>
          </table:table-cell>
          <table:table-cell office:value-type="string" calcext:value-type="string">
            <text:p>PEP10270021E</text:p>
          </table:table-cell>
          <table:table-cell office:value-type="string" calcext:value-type="string">
            <text:p>https://rnca.tamps.cinvestav.mx/verificacion/nra/nombresestablecimientos.php?nra=PEP10270021E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7</text:p>
          </table:table-cell>
          <table:table-cell office:value-type="string" calcext:value-type="string">
            <text:p>https://rnca.tamps.cinvestav.mx/verificacion/nra/nombresestablecimientos.php?nra=PEP102700217</text:p>
          </table:table-cell>
          <table:table-cell office:value-type="string" calcext:value-type="string">
            <text:p>PEP10270021G</text:p>
          </table:table-cell>
          <table:table-cell office:value-type="string" calcext:value-type="string">
            <text:p>https://rnca.tamps.cinvestav.mx/verificacion/nra/nombresestablecimientos.php?nra=PEP10270021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7</text:p>
          </table:table-cell>
          <table:table-cell office:value-type="string" calcext:value-type="string">
            <text:p>https://rnca.tamps.cinvestav.mx/verificacion/nra/nombresestablecimientos.php?nra=PEP102700217</text:p>
          </table:table-cell>
          <table:table-cell office:value-type="string" calcext:value-type="string">
            <text:p>PEP10270021I</text:p>
          </table:table-cell>
          <table:table-cell office:value-type="string" calcext:value-type="string">
            <text:p>https://rnca.tamps.cinvestav.mx/verificacion/nra/nombresestablecimientos.php?nra=PEP10270021I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7</text:p>
          </table:table-cell>
          <table:table-cell office:value-type="string" calcext:value-type="string">
            <text:p>https://rnca.tamps.cinvestav.mx/verificacion/nra/nombresestablecimientos.php?nra=PEP102700217</text:p>
          </table:table-cell>
          <table:table-cell office:value-type="string" calcext:value-type="string">
            <text:p>PEP10270021J</text:p>
          </table:table-cell>
          <table:table-cell office:value-type="string" calcext:value-type="string">
            <text:p>https://rnca.tamps.cinvestav.mx/verificacion/nra/nombresestablecimientos.php?nra=PEP10270021J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8</text:p>
          </table:table-cell>
          <table:table-cell office:value-type="string" calcext:value-type="string">
            <text:p>https://rnca.tamps.cinvestav.mx/verificacion/nra/nombresestablecimientos.php?nra=PEP102700218</text:p>
          </table:table-cell>
          <table:table-cell office:value-type="string" calcext:value-type="string">
            <text:p>PEP102700219</text:p>
          </table:table-cell>
          <table:table-cell office:value-type="string" calcext:value-type="string">
            <text:p>https://rnca.tamps.cinvestav.mx/verificacion/nra/nombresestablecimientos.php?nra=PEP102700219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8</text:p>
          </table:table-cell>
          <table:table-cell office:value-type="string" calcext:value-type="string">
            <text:p>https://rnca.tamps.cinvestav.mx/verificacion/nra/nombresestablecimientos.php?nra=PEP102700218</text:p>
          </table:table-cell>
          <table:table-cell office:value-type="string" calcext:value-type="string">
            <text:p>PEP10270021B</text:p>
          </table:table-cell>
          <table:table-cell office:value-type="string" calcext:value-type="string">
            <text:p>https://rnca.tamps.cinvestav.mx/verificacion/nra/nombresestablecimientos.php?nra=PEP1027002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8</text:p>
          </table:table-cell>
          <table:table-cell office:value-type="string" calcext:value-type="string">
            <text:p>https://rnca.tamps.cinvestav.mx/verificacion/nra/nombresestablecimientos.php?nra=PEP102700218</text:p>
          </table:table-cell>
          <table:table-cell office:value-type="string" calcext:value-type="string">
            <text:p>PEP10270021C</text:p>
          </table:table-cell>
          <table:table-cell office:value-type="string" calcext:value-type="string">
            <text:p>https://rnca.tamps.cinvestav.mx/verificacion/nra/nombresestablecimientos.php?nra=PEP1027002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8</text:p>
          </table:table-cell>
          <table:table-cell office:value-type="string" calcext:value-type="string">
            <text:p>https://rnca.tamps.cinvestav.mx/verificacion/nra/nombresestablecimientos.php?nra=PEP102700218</text:p>
          </table:table-cell>
          <table:table-cell office:value-type="string" calcext:value-type="string">
            <text:p>PEP10270021D</text:p>
          </table:table-cell>
          <table:table-cell office:value-type="string" calcext:value-type="string">
            <text:p>https://rnca.tamps.cinvestav.mx/verificacion/nra/nombresestablecimientos.php?nra=PEP10270021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8</text:p>
          </table:table-cell>
          <table:table-cell office:value-type="string" calcext:value-type="string">
            <text:p>https://rnca.tamps.cinvestav.mx/verificacion/nra/nombresestablecimientos.php?nra=PEP102700218</text:p>
          </table:table-cell>
          <table:table-cell office:value-type="string" calcext:value-type="string">
            <text:p>PEP10270021E</text:p>
          </table:table-cell>
          <table:table-cell office:value-type="string" calcext:value-type="string">
            <text:p>https://rnca.tamps.cinvestav.mx/verificacion/nra/nombresestablecimientos.php?nra=PEP10270021E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8</text:p>
          </table:table-cell>
          <table:table-cell office:value-type="string" calcext:value-type="string">
            <text:p>https://rnca.tamps.cinvestav.mx/verificacion/nra/nombresestablecimientos.php?nra=PEP102700218</text:p>
          </table:table-cell>
          <table:table-cell office:value-type="string" calcext:value-type="string">
            <text:p>PEP10270021G</text:p>
          </table:table-cell>
          <table:table-cell office:value-type="string" calcext:value-type="string">
            <text:p>https://rnca.tamps.cinvestav.mx/verificacion/nra/nombresestablecimientos.php?nra=PEP10270021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8</text:p>
          </table:table-cell>
          <table:table-cell office:value-type="string" calcext:value-type="string">
            <text:p>https://rnca.tamps.cinvestav.mx/verificacion/nra/nombresestablecimientos.php?nra=PEP102700218</text:p>
          </table:table-cell>
          <table:table-cell office:value-type="string" calcext:value-type="string">
            <text:p>PEP10270021I</text:p>
          </table:table-cell>
          <table:table-cell office:value-type="string" calcext:value-type="string">
            <text:p>https://rnca.tamps.cinvestav.mx/verificacion/nra/nombresestablecimientos.php?nra=PEP10270021I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8</text:p>
          </table:table-cell>
          <table:table-cell office:value-type="string" calcext:value-type="string">
            <text:p>https://rnca.tamps.cinvestav.mx/verificacion/nra/nombresestablecimientos.php?nra=PEP102700218</text:p>
          </table:table-cell>
          <table:table-cell office:value-type="string" calcext:value-type="string">
            <text:p>PEP10270021J</text:p>
          </table:table-cell>
          <table:table-cell office:value-type="string" calcext:value-type="string">
            <text:p>https://rnca.tamps.cinvestav.mx/verificacion/nra/nombresestablecimientos.php?nra=PEP10270021J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9</text:p>
          </table:table-cell>
          <table:table-cell office:value-type="string" calcext:value-type="string">
            <text:p>https://rnca.tamps.cinvestav.mx/verificacion/nra/nombresestablecimientos.php?nra=PEP102700219</text:p>
          </table:table-cell>
          <table:table-cell office:value-type="string" calcext:value-type="string">
            <text:p>PEP10270021B</text:p>
          </table:table-cell>
          <table:table-cell office:value-type="string" calcext:value-type="string">
            <text:p>https://rnca.tamps.cinvestav.mx/verificacion/nra/nombresestablecimientos.php?nra=PEP1027002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9</text:p>
          </table:table-cell>
          <table:table-cell office:value-type="string" calcext:value-type="string">
            <text:p>https://rnca.tamps.cinvestav.mx/verificacion/nra/nombresestablecimientos.php?nra=PEP102700219</text:p>
          </table:table-cell>
          <table:table-cell office:value-type="string" calcext:value-type="string">
            <text:p>PEP10270021C</text:p>
          </table:table-cell>
          <table:table-cell office:value-type="string" calcext:value-type="string">
            <text:p>https://rnca.tamps.cinvestav.mx/verificacion/nra/nombresestablecimientos.php?nra=PEP1027002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9</text:p>
          </table:table-cell>
          <table:table-cell office:value-type="string" calcext:value-type="string">
            <text:p>https://rnca.tamps.cinvestav.mx/verificacion/nra/nombresestablecimientos.php?nra=PEP102700219</text:p>
          </table:table-cell>
          <table:table-cell office:value-type="string" calcext:value-type="string">
            <text:p>PEP10270021D</text:p>
          </table:table-cell>
          <table:table-cell office:value-type="string" calcext:value-type="string">
            <text:p>https://rnca.tamps.cinvestav.mx/verificacion/nra/nombresestablecimientos.php?nra=PEP10270021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9</text:p>
          </table:table-cell>
          <table:table-cell office:value-type="string" calcext:value-type="string">
            <text:p>https://rnca.tamps.cinvestav.mx/verificacion/nra/nombresestablecimientos.php?nra=PEP102700219</text:p>
          </table:table-cell>
          <table:table-cell office:value-type="string" calcext:value-type="string">
            <text:p>PEP10270021E</text:p>
          </table:table-cell>
          <table:table-cell office:value-type="string" calcext:value-type="string">
            <text:p>https://rnca.tamps.cinvestav.mx/verificacion/nra/nombresestablecimientos.php?nra=PEP10270021E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9</text:p>
          </table:table-cell>
          <table:table-cell office:value-type="string" calcext:value-type="string">
            <text:p>https://rnca.tamps.cinvestav.mx/verificacion/nra/nombresestablecimientos.php?nra=PEP102700219</text:p>
          </table:table-cell>
          <table:table-cell office:value-type="string" calcext:value-type="string">
            <text:p>PEP10270021G</text:p>
          </table:table-cell>
          <table:table-cell office:value-type="string" calcext:value-type="string">
            <text:p>https://rnca.tamps.cinvestav.mx/verificacion/nra/nombresestablecimientos.php?nra=PEP10270021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9</text:p>
          </table:table-cell>
          <table:table-cell office:value-type="string" calcext:value-type="string">
            <text:p>https://rnca.tamps.cinvestav.mx/verificacion/nra/nombresestablecimientos.php?nra=PEP102700219</text:p>
          </table:table-cell>
          <table:table-cell office:value-type="string" calcext:value-type="string">
            <text:p>PEP10270021I</text:p>
          </table:table-cell>
          <table:table-cell office:value-type="string" calcext:value-type="string">
            <text:p>https://rnca.tamps.cinvestav.mx/verificacion/nra/nombresestablecimientos.php?nra=PEP10270021I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9</text:p>
          </table:table-cell>
          <table:table-cell office:value-type="string" calcext:value-type="string">
            <text:p>https://rnca.tamps.cinvestav.mx/verificacion/nra/nombresestablecimientos.php?nra=PEP102700219</text:p>
          </table:table-cell>
          <table:table-cell office:value-type="string" calcext:value-type="string">
            <text:p>PEP10270021J</text:p>
          </table:table-cell>
          <table:table-cell office:value-type="string" calcext:value-type="string">
            <text:p>https://rnca.tamps.cinvestav.mx/verificacion/nra/nombresestablecimientos.php?nra=PEP10270021J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B</text:p>
          </table:table-cell>
          <table:table-cell office:value-type="string" calcext:value-type="string">
            <text:p>https://rnca.tamps.cinvestav.mx/verificacion/nra/nombresestablecimientos.php?nra=PEP10270021B</text:p>
          </table:table-cell>
          <table:table-cell office:value-type="string" calcext:value-type="string">
            <text:p>PEP10270021C</text:p>
          </table:table-cell>
          <table:table-cell office:value-type="string" calcext:value-type="string">
            <text:p>https://rnca.tamps.cinvestav.mx/verificacion/nra/nombresestablecimientos.php?nra=PEP1027002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B</text:p>
          </table:table-cell>
          <table:table-cell office:value-type="string" calcext:value-type="string">
            <text:p>https://rnca.tamps.cinvestav.mx/verificacion/nra/nombresestablecimientos.php?nra=PEP10270021B</text:p>
          </table:table-cell>
          <table:table-cell office:value-type="string" calcext:value-type="string">
            <text:p>PEP10270021D</text:p>
          </table:table-cell>
          <table:table-cell office:value-type="string" calcext:value-type="string">
            <text:p>https://rnca.tamps.cinvestav.mx/verificacion/nra/nombresestablecimientos.php?nra=PEP10270021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B</text:p>
          </table:table-cell>
          <table:table-cell office:value-type="string" calcext:value-type="string">
            <text:p>https://rnca.tamps.cinvestav.mx/verificacion/nra/nombresestablecimientos.php?nra=PEP10270021B</text:p>
          </table:table-cell>
          <table:table-cell office:value-type="string" calcext:value-type="string">
            <text:p>PEP10270021E</text:p>
          </table:table-cell>
          <table:table-cell office:value-type="string" calcext:value-type="string">
            <text:p>https://rnca.tamps.cinvestav.mx/verificacion/nra/nombresestablecimientos.php?nra=PEP10270021E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B</text:p>
          </table:table-cell>
          <table:table-cell office:value-type="string" calcext:value-type="string">
            <text:p>https://rnca.tamps.cinvestav.mx/verificacion/nra/nombresestablecimientos.php?nra=PEP10270021B</text:p>
          </table:table-cell>
          <table:table-cell office:value-type="string" calcext:value-type="string">
            <text:p>PEP10270021G</text:p>
          </table:table-cell>
          <table:table-cell office:value-type="string" calcext:value-type="string">
            <text:p>https://rnca.tamps.cinvestav.mx/verificacion/nra/nombresestablecimientos.php?nra=PEP10270021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B</text:p>
          </table:table-cell>
          <table:table-cell office:value-type="string" calcext:value-type="string">
            <text:p>https://rnca.tamps.cinvestav.mx/verificacion/nra/nombresestablecimientos.php?nra=PEP10270021B</text:p>
          </table:table-cell>
          <table:table-cell office:value-type="string" calcext:value-type="string">
            <text:p>PEP10270021I</text:p>
          </table:table-cell>
          <table:table-cell office:value-type="string" calcext:value-type="string">
            <text:p>https://rnca.tamps.cinvestav.mx/verificacion/nra/nombresestablecimientos.php?nra=PEP10270021I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B</text:p>
          </table:table-cell>
          <table:table-cell office:value-type="string" calcext:value-type="string">
            <text:p>https://rnca.tamps.cinvestav.mx/verificacion/nra/nombresestablecimientos.php?nra=PEP10270021B</text:p>
          </table:table-cell>
          <table:table-cell office:value-type="string" calcext:value-type="string">
            <text:p>PEP10270021J</text:p>
          </table:table-cell>
          <table:table-cell office:value-type="string" calcext:value-type="string">
            <text:p>https://rnca.tamps.cinvestav.mx/verificacion/nra/nombresestablecimientos.php?nra=PEP10270021J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C</text:p>
          </table:table-cell>
          <table:table-cell office:value-type="string" calcext:value-type="string">
            <text:p>https://rnca.tamps.cinvestav.mx/verificacion/nra/nombresestablecimientos.php?nra=PEP10270021C</text:p>
          </table:table-cell>
          <table:table-cell office:value-type="string" calcext:value-type="string">
            <text:p>PEP10270021D</text:p>
          </table:table-cell>
          <table:table-cell office:value-type="string" calcext:value-type="string">
            <text:p>https://rnca.tamps.cinvestav.mx/verificacion/nra/nombresestablecimientos.php?nra=PEP10270021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C</text:p>
          </table:table-cell>
          <table:table-cell office:value-type="string" calcext:value-type="string">
            <text:p>https://rnca.tamps.cinvestav.mx/verificacion/nra/nombresestablecimientos.php?nra=PEP10270021C</text:p>
          </table:table-cell>
          <table:table-cell office:value-type="string" calcext:value-type="string">
            <text:p>PEP10270021E</text:p>
          </table:table-cell>
          <table:table-cell office:value-type="string" calcext:value-type="string">
            <text:p>https://rnca.tamps.cinvestav.mx/verificacion/nra/nombresestablecimientos.php?nra=PEP10270021E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C</text:p>
          </table:table-cell>
          <table:table-cell office:value-type="string" calcext:value-type="string">
            <text:p>https://rnca.tamps.cinvestav.mx/verificacion/nra/nombresestablecimientos.php?nra=PEP10270021C</text:p>
          </table:table-cell>
          <table:table-cell office:value-type="string" calcext:value-type="string">
            <text:p>PEP10270021G</text:p>
          </table:table-cell>
          <table:table-cell office:value-type="string" calcext:value-type="string">
            <text:p>https://rnca.tamps.cinvestav.mx/verificacion/nra/nombresestablecimientos.php?nra=PEP10270021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C</text:p>
          </table:table-cell>
          <table:table-cell office:value-type="string" calcext:value-type="string">
            <text:p>https://rnca.tamps.cinvestav.mx/verificacion/nra/nombresestablecimientos.php?nra=PEP10270021C</text:p>
          </table:table-cell>
          <table:table-cell office:value-type="string" calcext:value-type="string">
            <text:p>PEP10270021I</text:p>
          </table:table-cell>
          <table:table-cell office:value-type="string" calcext:value-type="string">
            <text:p>https://rnca.tamps.cinvestav.mx/verificacion/nra/nombresestablecimientos.php?nra=PEP10270021I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C</text:p>
          </table:table-cell>
          <table:table-cell office:value-type="string" calcext:value-type="string">
            <text:p>https://rnca.tamps.cinvestav.mx/verificacion/nra/nombresestablecimientos.php?nra=PEP10270021C</text:p>
          </table:table-cell>
          <table:table-cell office:value-type="string" calcext:value-type="string">
            <text:p>PEP10270021J</text:p>
          </table:table-cell>
          <table:table-cell office:value-type="string" calcext:value-type="string">
            <text:p>https://rnca.tamps.cinvestav.mx/verificacion/nra/nombresestablecimientos.php?nra=PEP10270021J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C</text:p>
          </table:table-cell>
          <table:table-cell office:value-type="string" calcext:value-type="string">
            <text:p>https://rnca.tamps.cinvestav.mx/verificacion/nra/nombresestablecimientos.php?nra=PEP10270021C</text:p>
          </table:table-cell>
          <table:table-cell office:value-type="string" calcext:value-type="string">
            <text:p>PEP1027002AC</text:p>
          </table:table-cell>
          <table:table-cell office:value-type="string" calcext:value-type="string">
            <text:p>https://rnca.tamps.cinvestav.mx/verificacion/nra/nombresestablecimientos.php?nra=PEP1027002A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C</text:p>
          </table:table-cell>
          <table:table-cell office:value-type="string" calcext:value-type="string">
            <text:p>https://rnca.tamps.cinvestav.mx/verificacion/nra/nombresestablecimientos.php?nra=PEP10270021C</text:p>
          </table:table-cell>
          <table:table-cell office:value-type="string" calcext:value-type="string">
            <text:p>PEP1027002ÁC</text:p>
          </table:table-cell>
          <table:table-cell office:value-type="string" calcext:value-type="string">
            <text:p>https://rnca.tamps.cinvestav.mx/verificacion/nra/nombresestablecimientos.php?nra=PEP1027002Á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D</text:p>
          </table:table-cell>
          <table:table-cell office:value-type="string" calcext:value-type="string">
            <text:p>https://rnca.tamps.cinvestav.mx/verificacion/nra/nombresestablecimientos.php?nra=PEP10270021D</text:p>
          </table:table-cell>
          <table:table-cell office:value-type="string" calcext:value-type="string">
            <text:p>PEP10270021E</text:p>
          </table:table-cell>
          <table:table-cell office:value-type="string" calcext:value-type="string">
            <text:p>https://rnca.tamps.cinvestav.mx/verificacion/nra/nombresestablecimientos.php?nra=PEP10270021E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D</text:p>
          </table:table-cell>
          <table:table-cell office:value-type="string" calcext:value-type="string">
            <text:p>https://rnca.tamps.cinvestav.mx/verificacion/nra/nombresestablecimientos.php?nra=PEP10270021D</text:p>
          </table:table-cell>
          <table:table-cell office:value-type="string" calcext:value-type="string">
            <text:p>PEP10270021G</text:p>
          </table:table-cell>
          <table:table-cell office:value-type="string" calcext:value-type="string">
            <text:p>https://rnca.tamps.cinvestav.mx/verificacion/nra/nombresestablecimientos.php?nra=PEP10270021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D</text:p>
          </table:table-cell>
          <table:table-cell office:value-type="string" calcext:value-type="string">
            <text:p>https://rnca.tamps.cinvestav.mx/verificacion/nra/nombresestablecimientos.php?nra=PEP10270021D</text:p>
          </table:table-cell>
          <table:table-cell office:value-type="string" calcext:value-type="string">
            <text:p>PEP10270021I</text:p>
          </table:table-cell>
          <table:table-cell office:value-type="string" calcext:value-type="string">
            <text:p>https://rnca.tamps.cinvestav.mx/verificacion/nra/nombresestablecimientos.php?nra=PEP10270021I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D</text:p>
          </table:table-cell>
          <table:table-cell office:value-type="string" calcext:value-type="string">
            <text:p>https://rnca.tamps.cinvestav.mx/verificacion/nra/nombresestablecimientos.php?nra=PEP10270021D</text:p>
          </table:table-cell>
          <table:table-cell office:value-type="string" calcext:value-type="string">
            <text:p>PEP10270021J</text:p>
          </table:table-cell>
          <table:table-cell office:value-type="string" calcext:value-type="string">
            <text:p>https://rnca.tamps.cinvestav.mx/verificacion/nra/nombresestablecimientos.php?nra=PEP10270021J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E</text:p>
          </table:table-cell>
          <table:table-cell office:value-type="string" calcext:value-type="string">
            <text:p>https://rnca.tamps.cinvestav.mx/verificacion/nra/nombresestablecimientos.php?nra=PEP10270021E</text:p>
          </table:table-cell>
          <table:table-cell office:value-type="string" calcext:value-type="string">
            <text:p>PEP10270021G</text:p>
          </table:table-cell>
          <table:table-cell office:value-type="string" calcext:value-type="string">
            <text:p>https://rnca.tamps.cinvestav.mx/verificacion/nra/nombresestablecimientos.php?nra=PEP10270021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E</text:p>
          </table:table-cell>
          <table:table-cell office:value-type="string" calcext:value-type="string">
            <text:p>https://rnca.tamps.cinvestav.mx/verificacion/nra/nombresestablecimientos.php?nra=PEP10270021E</text:p>
          </table:table-cell>
          <table:table-cell office:value-type="string" calcext:value-type="string">
            <text:p>PEP10270021I</text:p>
          </table:table-cell>
          <table:table-cell office:value-type="string" calcext:value-type="string">
            <text:p>https://rnca.tamps.cinvestav.mx/verificacion/nra/nombresestablecimientos.php?nra=PEP10270021I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E</text:p>
          </table:table-cell>
          <table:table-cell office:value-type="string" calcext:value-type="string">
            <text:p>https://rnca.tamps.cinvestav.mx/verificacion/nra/nombresestablecimientos.php?nra=PEP10270021E</text:p>
          </table:table-cell>
          <table:table-cell office:value-type="string" calcext:value-type="string">
            <text:p>PEP10270021J</text:p>
          </table:table-cell>
          <table:table-cell office:value-type="string" calcext:value-type="string">
            <text:p>https://rnca.tamps.cinvestav.mx/verificacion/nra/nombresestablecimientos.php?nra=PEP10270021J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E</text:p>
          </table:table-cell>
          <table:table-cell office:value-type="string" calcext:value-type="string">
            <text:p>https://rnca.tamps.cinvestav.mx/verificacion/nra/nombresestablecimientos.php?nra=PEP10270021E</text:p>
          </table:table-cell>
          <table:table-cell office:value-type="string" calcext:value-type="string">
            <text:p>PEP102700521</text:p>
          </table:table-cell>
          <table:table-cell office:value-type="string" calcext:value-type="string">
            <text:p>https://rnca.tamps.cinvestav.mx/verificacion/nra/nombresestablecimientos.php?nra=PEP1027005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G</text:p>
          </table:table-cell>
          <table:table-cell office:value-type="string" calcext:value-type="string">
            <text:p>https://rnca.tamps.cinvestav.mx/verificacion/nra/nombresestablecimientos.php?nra=PEP10270021G</text:p>
          </table:table-cell>
          <table:table-cell office:value-type="string" calcext:value-type="string">
            <text:p>PEP10270021I</text:p>
          </table:table-cell>
          <table:table-cell office:value-type="string" calcext:value-type="string">
            <text:p>https://rnca.tamps.cinvestav.mx/verificacion/nra/nombresestablecimientos.php?nra=PEP10270021I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G</text:p>
          </table:table-cell>
          <table:table-cell office:value-type="string" calcext:value-type="string">
            <text:p>https://rnca.tamps.cinvestav.mx/verificacion/nra/nombresestablecimientos.php?nra=PEP10270021G</text:p>
          </table:table-cell>
          <table:table-cell office:value-type="string" calcext:value-type="string">
            <text:p>PEP10270021J</text:p>
          </table:table-cell>
          <table:table-cell office:value-type="string" calcext:value-type="string">
            <text:p>https://rnca.tamps.cinvestav.mx/verificacion/nra/nombresestablecimientos.php?nra=PEP10270021J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G</text:p>
          </table:table-cell>
          <table:table-cell office:value-type="string" calcext:value-type="string">
            <text:p>https://rnca.tamps.cinvestav.mx/verificacion/nra/nombresestablecimientos.php?nra=PEP10270021G</text:p>
          </table:table-cell>
          <table:table-cell office:value-type="string" calcext:value-type="string">
            <text:p>PEP102700521</text:p>
          </table:table-cell>
          <table:table-cell office:value-type="string" calcext:value-type="string">
            <text:p>https://rnca.tamps.cinvestav.mx/verificacion/nra/nombresestablecimientos.php?nra=PEP1027005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I</text:p>
          </table:table-cell>
          <table:table-cell office:value-type="string" calcext:value-type="string">
            <text:p>https://rnca.tamps.cinvestav.mx/verificacion/nra/nombresestablecimientos.php?nra=PEP10270021I</text:p>
          </table:table-cell>
          <table:table-cell office:value-type="string" calcext:value-type="string">
            <text:p>PEP10270021J</text:p>
          </table:table-cell>
          <table:table-cell office:value-type="string" calcext:value-type="string">
            <text:p>https://rnca.tamps.cinvestav.mx/verificacion/nra/nombresestablecimientos.php?nra=PEP10270021J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I</text:p>
          </table:table-cell>
          <table:table-cell office:value-type="string" calcext:value-type="string">
            <text:p>https://rnca.tamps.cinvestav.mx/verificacion/nra/nombresestablecimientos.php?nra=PEP10270021I</text:p>
          </table:table-cell>
          <table:table-cell office:value-type="string" calcext:value-type="string">
            <text:p>PEP102700521</text:p>
          </table:table-cell>
          <table:table-cell office:value-type="string" calcext:value-type="string">
            <text:p>https://rnca.tamps.cinvestav.mx/verificacion/nra/nombresestablecimientos.php?nra=PEP1027005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1J</text:p>
          </table:table-cell>
          <table:table-cell office:value-type="string" calcext:value-type="string">
            <text:p>https://rnca.tamps.cinvestav.mx/verificacion/nra/nombresestablecimientos.php?nra=PEP10270021J</text:p>
          </table:table-cell>
          <table:table-cell office:value-type="string" calcext:value-type="string">
            <text:p>PEP102700521</text:p>
          </table:table-cell>
          <table:table-cell office:value-type="string" calcext:value-type="string">
            <text:p>https://rnca.tamps.cinvestav.mx/verificacion/nra/nombresestablecimientos.php?nra=PEP1027005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2AC</text:p>
          </table:table-cell>
          <table:table-cell office:value-type="string" calcext:value-type="string">
            <text:p>https://rnca.tamps.cinvestav.mx/verificacion/nra/nombresestablecimientos.php?nra=PEP1027002AC</text:p>
          </table:table-cell>
          <table:table-cell office:value-type="string" calcext:value-type="string">
            <text:p>PEP1027002ÁC</text:p>
          </table:table-cell>
          <table:table-cell office:value-type="string" calcext:value-type="string">
            <text:p>https://rnca.tamps.cinvestav.mx/verificacion/nra/nombresestablecimientos.php?nra=PEP1027002Á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411</text:p>
          </table:table-cell>
          <table:table-cell office:value-type="string" calcext:value-type="string">
            <text:p>https://rnca.tamps.cinvestav.mx/verificacion/nra/nombresestablecimientos.php?nra=PEP102700411</text:p>
          </table:table-cell>
          <table:table-cell office:value-type="string" calcext:value-type="string">
            <text:p>PEP102700611</text:p>
          </table:table-cell>
          <table:table-cell office:value-type="string" calcext:value-type="string">
            <text:p>https://rnca.tamps.cinvestav.mx/verificacion/nra/nombresestablecimientos.php?nra=PEP102700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520</text:p>
          </table:table-cell>
          <table:table-cell office:value-type="string" calcext:value-type="string">
            <text:p>https://rnca.tamps.cinvestav.mx/verificacion/nra/nombresestablecimientos.php?nra=PEP102700520</text:p>
          </table:table-cell>
          <table:table-cell office:value-type="string" calcext:value-type="string">
            <text:p>PEP102700521</text:p>
          </table:table-cell>
          <table:table-cell office:value-type="string" calcext:value-type="string">
            <text:p>https://rnca.tamps.cinvestav.mx/verificacion/nra/nombresestablecimientos.php?nra=PEP1027005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520</text:p>
          </table:table-cell>
          <table:table-cell office:value-type="string" calcext:value-type="string">
            <text:p>https://rnca.tamps.cinvestav.mx/verificacion/nra/nombresestablecimientos.php?nra=PEP102700520</text:p>
          </table:table-cell>
          <table:table-cell office:value-type="string" calcext:value-type="string">
            <text:p>PEP102700522</text:p>
          </table:table-cell>
          <table:table-cell office:value-type="string" calcext:value-type="string">
            <text:p>https://rnca.tamps.cinvestav.mx/verificacion/nra/nombresestablecimientos.php?nra=PEP10270052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520</text:p>
          </table:table-cell>
          <table:table-cell office:value-type="string" calcext:value-type="string">
            <text:p>https://rnca.tamps.cinvestav.mx/verificacion/nra/nombresestablecimientos.php?nra=PEP102700520</text:p>
          </table:table-cell>
          <table:table-cell office:value-type="string" calcext:value-type="string">
            <text:p>PEP102700524</text:p>
          </table:table-cell>
          <table:table-cell office:value-type="string" calcext:value-type="string">
            <text:p>https://rnca.tamps.cinvestav.mx/verificacion/nra/nombresestablecimientos.php?nra=PEP10270052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520</text:p>
          </table:table-cell>
          <table:table-cell office:value-type="string" calcext:value-type="string">
            <text:p>https://rnca.tamps.cinvestav.mx/verificacion/nra/nombresestablecimientos.php?nra=PEP102700520</text:p>
          </table:table-cell>
          <table:table-cell office:value-type="string" calcext:value-type="string">
            <text:p>PEP102700525</text:p>
          </table:table-cell>
          <table:table-cell office:value-type="string" calcext:value-type="string">
            <text:p>https://rnca.tamps.cinvestav.mx/verificacion/nra/nombresestablecimientos.php?nra=PEP10270052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520</text:p>
          </table:table-cell>
          <table:table-cell office:value-type="string" calcext:value-type="string">
            <text:p>https://rnca.tamps.cinvestav.mx/verificacion/nra/nombresestablecimientos.php?nra=PEP102700520</text:p>
          </table:table-cell>
          <table:table-cell office:value-type="string" calcext:value-type="string">
            <text:p>PEP102700526</text:p>
          </table:table-cell>
          <table:table-cell office:value-type="string" calcext:value-type="string">
            <text:p>https://rnca.tamps.cinvestav.mx/verificacion/nra/nombresestablecimientos.php?nra=PEP10270052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520</text:p>
          </table:table-cell>
          <table:table-cell office:value-type="string" calcext:value-type="string">
            <text:p>https://rnca.tamps.cinvestav.mx/verificacion/nra/nombresestablecimientos.php?nra=PEP102700520</text:p>
          </table:table-cell>
          <table:table-cell office:value-type="string" calcext:value-type="string">
            <text:p>PEP102700527</text:p>
          </table:table-cell>
          <table:table-cell office:value-type="string" calcext:value-type="string">
            <text:p>https://rnca.tamps.cinvestav.mx/verificacion/nra/nombresestablecimientos.php?nra=PEP10270052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521</text:p>
          </table:table-cell>
          <table:table-cell office:value-type="string" calcext:value-type="string">
            <text:p>https://rnca.tamps.cinvestav.mx/verificacion/nra/nombresestablecimientos.php?nra=PEP102700521</text:p>
          </table:table-cell>
          <table:table-cell office:value-type="string" calcext:value-type="string">
            <text:p>PEP102700522</text:p>
          </table:table-cell>
          <table:table-cell office:value-type="string" calcext:value-type="string">
            <text:p>https://rnca.tamps.cinvestav.mx/verificacion/nra/nombresestablecimientos.php?nra=PEP10270052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521</text:p>
          </table:table-cell>
          <table:table-cell office:value-type="string" calcext:value-type="string">
            <text:p>https://rnca.tamps.cinvestav.mx/verificacion/nra/nombresestablecimientos.php?nra=PEP102700521</text:p>
          </table:table-cell>
          <table:table-cell office:value-type="string" calcext:value-type="string">
            <text:p>PEP102700524</text:p>
          </table:table-cell>
          <table:table-cell office:value-type="string" calcext:value-type="string">
            <text:p>https://rnca.tamps.cinvestav.mx/verificacion/nra/nombresestablecimientos.php?nra=PEP10270052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521</text:p>
          </table:table-cell>
          <table:table-cell office:value-type="string" calcext:value-type="string">
            <text:p>https://rnca.tamps.cinvestav.mx/verificacion/nra/nombresestablecimientos.php?nra=PEP102700521</text:p>
          </table:table-cell>
          <table:table-cell office:value-type="string" calcext:value-type="string">
            <text:p>PEP102700525</text:p>
          </table:table-cell>
          <table:table-cell office:value-type="string" calcext:value-type="string">
            <text:p>https://rnca.tamps.cinvestav.mx/verificacion/nra/nombresestablecimientos.php?nra=PEP10270052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521</text:p>
          </table:table-cell>
          <table:table-cell office:value-type="string" calcext:value-type="string">
            <text:p>https://rnca.tamps.cinvestav.mx/verificacion/nra/nombresestablecimientos.php?nra=PEP102700521</text:p>
          </table:table-cell>
          <table:table-cell office:value-type="string" calcext:value-type="string">
            <text:p>PEP102700526</text:p>
          </table:table-cell>
          <table:table-cell office:value-type="string" calcext:value-type="string">
            <text:p>https://rnca.tamps.cinvestav.mx/verificacion/nra/nombresestablecimientos.php?nra=PEP10270052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521</text:p>
          </table:table-cell>
          <table:table-cell office:value-type="string" calcext:value-type="string">
            <text:p>https://rnca.tamps.cinvestav.mx/verificacion/nra/nombresestablecimientos.php?nra=PEP102700521</text:p>
          </table:table-cell>
          <table:table-cell office:value-type="string" calcext:value-type="string">
            <text:p>PEP102700527</text:p>
          </table:table-cell>
          <table:table-cell office:value-type="string" calcext:value-type="string">
            <text:p>https://rnca.tamps.cinvestav.mx/verificacion/nra/nombresestablecimientos.php?nra=PEP10270052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522</text:p>
          </table:table-cell>
          <table:table-cell office:value-type="string" calcext:value-type="string">
            <text:p>https://rnca.tamps.cinvestav.mx/verificacion/nra/nombresestablecimientos.php?nra=PEP102700522</text:p>
          </table:table-cell>
          <table:table-cell office:value-type="string" calcext:value-type="string">
            <text:p>PEP102700524</text:p>
          </table:table-cell>
          <table:table-cell office:value-type="string" calcext:value-type="string">
            <text:p>https://rnca.tamps.cinvestav.mx/verificacion/nra/nombresestablecimientos.php?nra=PEP10270052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522</text:p>
          </table:table-cell>
          <table:table-cell office:value-type="string" calcext:value-type="string">
            <text:p>https://rnca.tamps.cinvestav.mx/verificacion/nra/nombresestablecimientos.php?nra=PEP102700522</text:p>
          </table:table-cell>
          <table:table-cell office:value-type="string" calcext:value-type="string">
            <text:p>PEP102700525</text:p>
          </table:table-cell>
          <table:table-cell office:value-type="string" calcext:value-type="string">
            <text:p>https://rnca.tamps.cinvestav.mx/verificacion/nra/nombresestablecimientos.php?nra=PEP10270052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522</text:p>
          </table:table-cell>
          <table:table-cell office:value-type="string" calcext:value-type="string">
            <text:p>https://rnca.tamps.cinvestav.mx/verificacion/nra/nombresestablecimientos.php?nra=PEP102700522</text:p>
          </table:table-cell>
          <table:table-cell office:value-type="string" calcext:value-type="string">
            <text:p>PEP102700526</text:p>
          </table:table-cell>
          <table:table-cell office:value-type="string" calcext:value-type="string">
            <text:p>https://rnca.tamps.cinvestav.mx/verificacion/nra/nombresestablecimientos.php?nra=PEP10270052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522</text:p>
          </table:table-cell>
          <table:table-cell office:value-type="string" calcext:value-type="string">
            <text:p>https://rnca.tamps.cinvestav.mx/verificacion/nra/nombresestablecimientos.php?nra=PEP102700522</text:p>
          </table:table-cell>
          <table:table-cell office:value-type="string" calcext:value-type="string">
            <text:p>PEP102700527</text:p>
          </table:table-cell>
          <table:table-cell office:value-type="string" calcext:value-type="string">
            <text:p>https://rnca.tamps.cinvestav.mx/verificacion/nra/nombresestablecimientos.php?nra=PEP10270052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524</text:p>
          </table:table-cell>
          <table:table-cell office:value-type="string" calcext:value-type="string">
            <text:p>https://rnca.tamps.cinvestav.mx/verificacion/nra/nombresestablecimientos.php?nra=PEP102700524</text:p>
          </table:table-cell>
          <table:table-cell office:value-type="string" calcext:value-type="string">
            <text:p>PEP102700525</text:p>
          </table:table-cell>
          <table:table-cell office:value-type="string" calcext:value-type="string">
            <text:p>https://rnca.tamps.cinvestav.mx/verificacion/nra/nombresestablecimientos.php?nra=PEP10270052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524</text:p>
          </table:table-cell>
          <table:table-cell office:value-type="string" calcext:value-type="string">
            <text:p>https://rnca.tamps.cinvestav.mx/verificacion/nra/nombresestablecimientos.php?nra=PEP102700524</text:p>
          </table:table-cell>
          <table:table-cell office:value-type="string" calcext:value-type="string">
            <text:p>PEP102700526</text:p>
          </table:table-cell>
          <table:table-cell office:value-type="string" calcext:value-type="string">
            <text:p>https://rnca.tamps.cinvestav.mx/verificacion/nra/nombresestablecimientos.php?nra=PEP10270052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524</text:p>
          </table:table-cell>
          <table:table-cell office:value-type="string" calcext:value-type="string">
            <text:p>https://rnca.tamps.cinvestav.mx/verificacion/nra/nombresestablecimientos.php?nra=PEP102700524</text:p>
          </table:table-cell>
          <table:table-cell office:value-type="string" calcext:value-type="string">
            <text:p>PEP102700527</text:p>
          </table:table-cell>
          <table:table-cell office:value-type="string" calcext:value-type="string">
            <text:p>https://rnca.tamps.cinvestav.mx/verificacion/nra/nombresestablecimientos.php?nra=PEP10270052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525</text:p>
          </table:table-cell>
          <table:table-cell office:value-type="string" calcext:value-type="string">
            <text:p>https://rnca.tamps.cinvestav.mx/verificacion/nra/nombresestablecimientos.php?nra=PEP102700525</text:p>
          </table:table-cell>
          <table:table-cell office:value-type="string" calcext:value-type="string">
            <text:p>PEP102700526</text:p>
          </table:table-cell>
          <table:table-cell office:value-type="string" calcext:value-type="string">
            <text:p>https://rnca.tamps.cinvestav.mx/verificacion/nra/nombresestablecimientos.php?nra=PEP10270052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525</text:p>
          </table:table-cell>
          <table:table-cell office:value-type="string" calcext:value-type="string">
            <text:p>https://rnca.tamps.cinvestav.mx/verificacion/nra/nombresestablecimientos.php?nra=PEP102700525</text:p>
          </table:table-cell>
          <table:table-cell office:value-type="string" calcext:value-type="string">
            <text:p>PEP102700527</text:p>
          </table:table-cell>
          <table:table-cell office:value-type="string" calcext:value-type="string">
            <text:p>https://rnca.tamps.cinvestav.mx/verificacion/nra/nombresestablecimientos.php?nra=PEP10270052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526</text:p>
          </table:table-cell>
          <table:table-cell office:value-type="string" calcext:value-type="string">
            <text:p>https://rnca.tamps.cinvestav.mx/verificacion/nra/nombresestablecimientos.php?nra=PEP102700526</text:p>
          </table:table-cell>
          <table:table-cell office:value-type="string" calcext:value-type="string">
            <text:p>PEP102700527</text:p>
          </table:table-cell>
          <table:table-cell office:value-type="string" calcext:value-type="string">
            <text:p>https://rnca.tamps.cinvestav.mx/verificacion/nra/nombresestablecimientos.php?nra=PEP10270052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0</text:p>
          </table:table-cell>
          <table:table-cell office:value-type="string" calcext:value-type="string">
            <text:p>https://rnca.tamps.cinvestav.mx/verificacion/nra/nombresestablecimientos.php?nra=PEP102700610</text:p>
          </table:table-cell>
          <table:table-cell office:value-type="string" calcext:value-type="string">
            <text:p>PEP102700611</text:p>
          </table:table-cell>
          <table:table-cell office:value-type="string" calcext:value-type="string">
            <text:p>https://rnca.tamps.cinvestav.mx/verificacion/nra/nombresestablecimientos.php?nra=PEP102700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0</text:p>
          </table:table-cell>
          <table:table-cell office:value-type="string" calcext:value-type="string">
            <text:p>https://rnca.tamps.cinvestav.mx/verificacion/nra/nombresestablecimientos.php?nra=PEP102700610</text:p>
          </table:table-cell>
          <table:table-cell office:value-type="string" calcext:value-type="string">
            <text:p>PEP102700612</text:p>
          </table:table-cell>
          <table:table-cell office:value-type="string" calcext:value-type="string">
            <text:p>https://rnca.tamps.cinvestav.mx/verificacion/nra/nombresestablecimientos.php?nra=PEP102700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0</text:p>
          </table:table-cell>
          <table:table-cell office:value-type="string" calcext:value-type="string">
            <text:p>https://rnca.tamps.cinvestav.mx/verificacion/nra/nombresestablecimientos.php?nra=PEP102700610</text:p>
          </table:table-cell>
          <table:table-cell office:value-type="string" calcext:value-type="string">
            <text:p>PEP102700613</text:p>
          </table:table-cell>
          <table:table-cell office:value-type="string" calcext:value-type="string">
            <text:p>https://rnca.tamps.cinvestav.mx/verificacion/nra/nombresestablecimientos.php?nra=PEP1027006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0</text:p>
          </table:table-cell>
          <table:table-cell office:value-type="string" calcext:value-type="string">
            <text:p>https://rnca.tamps.cinvestav.mx/verificacion/nra/nombresestablecimientos.php?nra=PEP102700610</text:p>
          </table:table-cell>
          <table:table-cell office:value-type="string" calcext:value-type="string">
            <text:p>PEP102700614</text:p>
          </table:table-cell>
          <table:table-cell office:value-type="string" calcext:value-type="string">
            <text:p>https://rnca.tamps.cinvestav.mx/verificacion/nra/nombresestablecimientos.php?nra=PEP1027006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0</text:p>
          </table:table-cell>
          <table:table-cell office:value-type="string" calcext:value-type="string">
            <text:p>https://rnca.tamps.cinvestav.mx/verificacion/nra/nombresestablecimientos.php?nra=PEP102700610</text:p>
          </table:table-cell>
          <table:table-cell office:value-type="string" calcext:value-type="string">
            <text:p>PEP102700615</text:p>
          </table:table-cell>
          <table:table-cell office:value-type="string" calcext:value-type="string">
            <text:p>https://rnca.tamps.cinvestav.mx/verificacion/nra/nombresestablecimientos.php?nra=PEP1027006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0</text:p>
          </table:table-cell>
          <table:table-cell office:value-type="string" calcext:value-type="string">
            <text:p>https://rnca.tamps.cinvestav.mx/verificacion/nra/nombresestablecimientos.php?nra=PEP102700610</text:p>
          </table:table-cell>
          <table:table-cell office:value-type="string" calcext:value-type="string">
            <text:p>PEP102700617</text:p>
          </table:table-cell>
          <table:table-cell office:value-type="string" calcext:value-type="string">
            <text:p>https://rnca.tamps.cinvestav.mx/verificacion/nra/nombresestablecimientos.php?nra=PEP1027006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0</text:p>
          </table:table-cell>
          <table:table-cell office:value-type="string" calcext:value-type="string">
            <text:p>https://rnca.tamps.cinvestav.mx/verificacion/nra/nombresestablecimientos.php?nra=PEP102700610</text:p>
          </table:table-cell>
          <table:table-cell office:value-type="string" calcext:value-type="string">
            <text:p>PEP102700618</text:p>
          </table:table-cell>
          <table:table-cell office:value-type="string" calcext:value-type="string">
            <text:p>https://rnca.tamps.cinvestav.mx/verificacion/nra/nombresestablecimientos.php?nra=PEP1027006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0</text:p>
          </table:table-cell>
          <table:table-cell office:value-type="string" calcext:value-type="string">
            <text:p>https://rnca.tamps.cinvestav.mx/verificacion/nra/nombresestablecimientos.php?nra=PEP102700610</text:p>
          </table:table-cell>
          <table:table-cell office:value-type="string" calcext:value-type="string">
            <text:p>PEP10270061B</text:p>
          </table:table-cell>
          <table:table-cell office:value-type="string" calcext:value-type="string">
            <text:p>https://rnca.tamps.cinvestav.mx/verificacion/nra/nombresestablecimientos.php?nra=PEP1027006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0</text:p>
          </table:table-cell>
          <table:table-cell office:value-type="string" calcext:value-type="string">
            <text:p>https://rnca.tamps.cinvestav.mx/verificacion/nra/nombresestablecimientos.php?nra=PEP102700610</text:p>
          </table:table-cell>
          <table:table-cell office:value-type="string" calcext:value-type="string">
            <text:p>PEP10270061C</text:p>
          </table:table-cell>
          <table:table-cell office:value-type="string" calcext:value-type="string">
            <text:p>https://rnca.tamps.cinvestav.mx/verificacion/nra/nombresestablecimientos.php?nra=PEP1027006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0</text:p>
          </table:table-cell>
          <table:table-cell office:value-type="string" calcext:value-type="string">
            <text:p>https://rnca.tamps.cinvestav.mx/verificacion/nra/nombresestablecimientos.php?nra=PEP102700610</text:p>
          </table:table-cell>
          <table:table-cell office:value-type="string" calcext:value-type="string">
            <text:p>PEP102700810</text:p>
          </table:table-cell>
          <table:table-cell office:value-type="string" calcext:value-type="string">
            <text:p>https://rnca.tamps.cinvestav.mx/verificacion/nra/nombresestablecimientos.php?nra=PEP102700810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1</text:p>
          </table:table-cell>
          <table:table-cell office:value-type="string" calcext:value-type="string">
            <text:p>https://rnca.tamps.cinvestav.mx/verificacion/nra/nombresestablecimientos.php?nra=PEP102700611</text:p>
          </table:table-cell>
          <table:table-cell office:value-type="string" calcext:value-type="string">
            <text:p>PEP102700612</text:p>
          </table:table-cell>
          <table:table-cell office:value-type="string" calcext:value-type="string">
            <text:p>https://rnca.tamps.cinvestav.mx/verificacion/nra/nombresestablecimientos.php?nra=PEP102700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1</text:p>
          </table:table-cell>
          <table:table-cell office:value-type="string" calcext:value-type="string">
            <text:p>https://rnca.tamps.cinvestav.mx/verificacion/nra/nombresestablecimientos.php?nra=PEP102700611</text:p>
          </table:table-cell>
          <table:table-cell office:value-type="string" calcext:value-type="string">
            <text:p>PEP102700613</text:p>
          </table:table-cell>
          <table:table-cell office:value-type="string" calcext:value-type="string">
            <text:p>https://rnca.tamps.cinvestav.mx/verificacion/nra/nombresestablecimientos.php?nra=PEP1027006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1</text:p>
          </table:table-cell>
          <table:table-cell office:value-type="string" calcext:value-type="string">
            <text:p>https://rnca.tamps.cinvestav.mx/verificacion/nra/nombresestablecimientos.php?nra=PEP102700611</text:p>
          </table:table-cell>
          <table:table-cell office:value-type="string" calcext:value-type="string">
            <text:p>PEP102700614</text:p>
          </table:table-cell>
          <table:table-cell office:value-type="string" calcext:value-type="string">
            <text:p>https://rnca.tamps.cinvestav.mx/verificacion/nra/nombresestablecimientos.php?nra=PEP1027006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1</text:p>
          </table:table-cell>
          <table:table-cell office:value-type="string" calcext:value-type="string">
            <text:p>https://rnca.tamps.cinvestav.mx/verificacion/nra/nombresestablecimientos.php?nra=PEP102700611</text:p>
          </table:table-cell>
          <table:table-cell office:value-type="string" calcext:value-type="string">
            <text:p>PEP102700615</text:p>
          </table:table-cell>
          <table:table-cell office:value-type="string" calcext:value-type="string">
            <text:p>https://rnca.tamps.cinvestav.mx/verificacion/nra/nombresestablecimientos.php?nra=PEP1027006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1</text:p>
          </table:table-cell>
          <table:table-cell office:value-type="string" calcext:value-type="string">
            <text:p>https://rnca.tamps.cinvestav.mx/verificacion/nra/nombresestablecimientos.php?nra=PEP102700611</text:p>
          </table:table-cell>
          <table:table-cell office:value-type="string" calcext:value-type="string">
            <text:p>PEP102700617</text:p>
          </table:table-cell>
          <table:table-cell office:value-type="string" calcext:value-type="string">
            <text:p>https://rnca.tamps.cinvestav.mx/verificacion/nra/nombresestablecimientos.php?nra=PEP1027006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1</text:p>
          </table:table-cell>
          <table:table-cell office:value-type="string" calcext:value-type="string">
            <text:p>https://rnca.tamps.cinvestav.mx/verificacion/nra/nombresestablecimientos.php?nra=PEP102700611</text:p>
          </table:table-cell>
          <table:table-cell office:value-type="string" calcext:value-type="string">
            <text:p>PEP102700618</text:p>
          </table:table-cell>
          <table:table-cell office:value-type="string" calcext:value-type="string">
            <text:p>https://rnca.tamps.cinvestav.mx/verificacion/nra/nombresestablecimientos.php?nra=PEP1027006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1</text:p>
          </table:table-cell>
          <table:table-cell office:value-type="string" calcext:value-type="string">
            <text:p>https://rnca.tamps.cinvestav.mx/verificacion/nra/nombresestablecimientos.php?nra=PEP102700611</text:p>
          </table:table-cell>
          <table:table-cell office:value-type="string" calcext:value-type="string">
            <text:p>PEP10270061B</text:p>
          </table:table-cell>
          <table:table-cell office:value-type="string" calcext:value-type="string">
            <text:p>https://rnca.tamps.cinvestav.mx/verificacion/nra/nombresestablecimientos.php?nra=PEP1027006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1</text:p>
          </table:table-cell>
          <table:table-cell office:value-type="string" calcext:value-type="string">
            <text:p>https://rnca.tamps.cinvestav.mx/verificacion/nra/nombresestablecimientos.php?nra=PEP102700611</text:p>
          </table:table-cell>
          <table:table-cell office:value-type="string" calcext:value-type="string">
            <text:p>PEP10270061C</text:p>
          </table:table-cell>
          <table:table-cell office:value-type="string" calcext:value-type="string">
            <text:p>https://rnca.tamps.cinvestav.mx/verificacion/nra/nombresestablecimientos.php?nra=PEP1027006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1</text:p>
          </table:table-cell>
          <table:table-cell office:value-type="string" calcext:value-type="string">
            <text:p>https://rnca.tamps.cinvestav.mx/verificacion/nra/nombresestablecimientos.php?nra=PEP102700611</text:p>
          </table:table-cell>
          <table:table-cell office:value-type="string" calcext:value-type="string">
            <text:p>PEP102700811</text:p>
          </table:table-cell>
          <table:table-cell office:value-type="string" calcext:value-type="string">
            <text:p>https://rnca.tamps.cinvestav.mx/verificacion/nra/nombresestablecimientos.php?nra=PEP102700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2</text:p>
          </table:table-cell>
          <table:table-cell office:value-type="string" calcext:value-type="string">
            <text:p>https://rnca.tamps.cinvestav.mx/verificacion/nra/nombresestablecimientos.php?nra=PEP102700612</text:p>
          </table:table-cell>
          <table:table-cell office:value-type="string" calcext:value-type="string">
            <text:p>PEP102700613</text:p>
          </table:table-cell>
          <table:table-cell office:value-type="string" calcext:value-type="string">
            <text:p>https://rnca.tamps.cinvestav.mx/verificacion/nra/nombresestablecimientos.php?nra=PEP1027006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2</text:p>
          </table:table-cell>
          <table:table-cell office:value-type="string" calcext:value-type="string">
            <text:p>https://rnca.tamps.cinvestav.mx/verificacion/nra/nombresestablecimientos.php?nra=PEP102700612</text:p>
          </table:table-cell>
          <table:table-cell office:value-type="string" calcext:value-type="string">
            <text:p>PEP102700614</text:p>
          </table:table-cell>
          <table:table-cell office:value-type="string" calcext:value-type="string">
            <text:p>https://rnca.tamps.cinvestav.mx/verificacion/nra/nombresestablecimientos.php?nra=PEP1027006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2</text:p>
          </table:table-cell>
          <table:table-cell office:value-type="string" calcext:value-type="string">
            <text:p>https://rnca.tamps.cinvestav.mx/verificacion/nra/nombresestablecimientos.php?nra=PEP102700612</text:p>
          </table:table-cell>
          <table:table-cell office:value-type="string" calcext:value-type="string">
            <text:p>PEP102700615</text:p>
          </table:table-cell>
          <table:table-cell office:value-type="string" calcext:value-type="string">
            <text:p>https://rnca.tamps.cinvestav.mx/verificacion/nra/nombresestablecimientos.php?nra=PEP1027006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2</text:p>
          </table:table-cell>
          <table:table-cell office:value-type="string" calcext:value-type="string">
            <text:p>https://rnca.tamps.cinvestav.mx/verificacion/nra/nombresestablecimientos.php?nra=PEP102700612</text:p>
          </table:table-cell>
          <table:table-cell office:value-type="string" calcext:value-type="string">
            <text:p>PEP102700617</text:p>
          </table:table-cell>
          <table:table-cell office:value-type="string" calcext:value-type="string">
            <text:p>https://rnca.tamps.cinvestav.mx/verificacion/nra/nombresestablecimientos.php?nra=PEP1027006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2</text:p>
          </table:table-cell>
          <table:table-cell office:value-type="string" calcext:value-type="string">
            <text:p>https://rnca.tamps.cinvestav.mx/verificacion/nra/nombresestablecimientos.php?nra=PEP102700612</text:p>
          </table:table-cell>
          <table:table-cell office:value-type="string" calcext:value-type="string">
            <text:p>PEP102700618</text:p>
          </table:table-cell>
          <table:table-cell office:value-type="string" calcext:value-type="string">
            <text:p>https://rnca.tamps.cinvestav.mx/verificacion/nra/nombresestablecimientos.php?nra=PEP1027006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2</text:p>
          </table:table-cell>
          <table:table-cell office:value-type="string" calcext:value-type="string">
            <text:p>https://rnca.tamps.cinvestav.mx/verificacion/nra/nombresestablecimientos.php?nra=PEP102700612</text:p>
          </table:table-cell>
          <table:table-cell office:value-type="string" calcext:value-type="string">
            <text:p>PEP10270061B</text:p>
          </table:table-cell>
          <table:table-cell office:value-type="string" calcext:value-type="string">
            <text:p>https://rnca.tamps.cinvestav.mx/verificacion/nra/nombresestablecimientos.php?nra=PEP1027006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2</text:p>
          </table:table-cell>
          <table:table-cell office:value-type="string" calcext:value-type="string">
            <text:p>https://rnca.tamps.cinvestav.mx/verificacion/nra/nombresestablecimientos.php?nra=PEP102700612</text:p>
          </table:table-cell>
          <table:table-cell office:value-type="string" calcext:value-type="string">
            <text:p>PEP10270061C</text:p>
          </table:table-cell>
          <table:table-cell office:value-type="string" calcext:value-type="string">
            <text:p>https://rnca.tamps.cinvestav.mx/verificacion/nra/nombresestablecimientos.php?nra=PEP1027006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3</text:p>
          </table:table-cell>
          <table:table-cell office:value-type="string" calcext:value-type="string">
            <text:p>https://rnca.tamps.cinvestav.mx/verificacion/nra/nombresestablecimientos.php?nra=PEP102700613</text:p>
          </table:table-cell>
          <table:table-cell office:value-type="string" calcext:value-type="string">
            <text:p>PEP102700614</text:p>
          </table:table-cell>
          <table:table-cell office:value-type="string" calcext:value-type="string">
            <text:p>https://rnca.tamps.cinvestav.mx/verificacion/nra/nombresestablecimientos.php?nra=PEP1027006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3</text:p>
          </table:table-cell>
          <table:table-cell office:value-type="string" calcext:value-type="string">
            <text:p>https://rnca.tamps.cinvestav.mx/verificacion/nra/nombresestablecimientos.php?nra=PEP102700613</text:p>
          </table:table-cell>
          <table:table-cell office:value-type="string" calcext:value-type="string">
            <text:p>PEP102700615</text:p>
          </table:table-cell>
          <table:table-cell office:value-type="string" calcext:value-type="string">
            <text:p>https://rnca.tamps.cinvestav.mx/verificacion/nra/nombresestablecimientos.php?nra=PEP1027006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3</text:p>
          </table:table-cell>
          <table:table-cell office:value-type="string" calcext:value-type="string">
            <text:p>https://rnca.tamps.cinvestav.mx/verificacion/nra/nombresestablecimientos.php?nra=PEP102700613</text:p>
          </table:table-cell>
          <table:table-cell office:value-type="string" calcext:value-type="string">
            <text:p>PEP102700617</text:p>
          </table:table-cell>
          <table:table-cell office:value-type="string" calcext:value-type="string">
            <text:p>https://rnca.tamps.cinvestav.mx/verificacion/nra/nombresestablecimientos.php?nra=PEP1027006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3</text:p>
          </table:table-cell>
          <table:table-cell office:value-type="string" calcext:value-type="string">
            <text:p>https://rnca.tamps.cinvestav.mx/verificacion/nra/nombresestablecimientos.php?nra=PEP102700613</text:p>
          </table:table-cell>
          <table:table-cell office:value-type="string" calcext:value-type="string">
            <text:p>PEP102700618</text:p>
          </table:table-cell>
          <table:table-cell office:value-type="string" calcext:value-type="string">
            <text:p>https://rnca.tamps.cinvestav.mx/verificacion/nra/nombresestablecimientos.php?nra=PEP1027006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3</text:p>
          </table:table-cell>
          <table:table-cell office:value-type="string" calcext:value-type="string">
            <text:p>https://rnca.tamps.cinvestav.mx/verificacion/nra/nombresestablecimientos.php?nra=PEP102700613</text:p>
          </table:table-cell>
          <table:table-cell office:value-type="string" calcext:value-type="string">
            <text:p>PEP10270061B</text:p>
          </table:table-cell>
          <table:table-cell office:value-type="string" calcext:value-type="string">
            <text:p>https://rnca.tamps.cinvestav.mx/verificacion/nra/nombresestablecimientos.php?nra=PEP1027006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3</text:p>
          </table:table-cell>
          <table:table-cell office:value-type="string" calcext:value-type="string">
            <text:p>https://rnca.tamps.cinvestav.mx/verificacion/nra/nombresestablecimientos.php?nra=PEP102700613</text:p>
          </table:table-cell>
          <table:table-cell office:value-type="string" calcext:value-type="string">
            <text:p>PEP10270061C</text:p>
          </table:table-cell>
          <table:table-cell office:value-type="string" calcext:value-type="string">
            <text:p>https://rnca.tamps.cinvestav.mx/verificacion/nra/nombresestablecimientos.php?nra=PEP1027006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3</text:p>
          </table:table-cell>
          <table:table-cell office:value-type="string" calcext:value-type="string">
            <text:p>https://rnca.tamps.cinvestav.mx/verificacion/nra/nombresestablecimientos.php?nra=PEP102700613</text:p>
          </table:table-cell>
          <table:table-cell office:value-type="string" calcext:value-type="string">
            <text:p>PEP102700813</text:p>
          </table:table-cell>
          <table:table-cell office:value-type="string" calcext:value-type="string">
            <text:p>https://rnca.tamps.cinvestav.mx/verificacion/nra/nombresestablecimientos.php?nra=PEP1027008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4</text:p>
          </table:table-cell>
          <table:table-cell office:value-type="string" calcext:value-type="string">
            <text:p>https://rnca.tamps.cinvestav.mx/verificacion/nra/nombresestablecimientos.php?nra=PEP102700614</text:p>
          </table:table-cell>
          <table:table-cell office:value-type="string" calcext:value-type="string">
            <text:p>PEP102700615</text:p>
          </table:table-cell>
          <table:table-cell office:value-type="string" calcext:value-type="string">
            <text:p>https://rnca.tamps.cinvestav.mx/verificacion/nra/nombresestablecimientos.php?nra=PEP1027006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4</text:p>
          </table:table-cell>
          <table:table-cell office:value-type="string" calcext:value-type="string">
            <text:p>https://rnca.tamps.cinvestav.mx/verificacion/nra/nombresestablecimientos.php?nra=PEP102700614</text:p>
          </table:table-cell>
          <table:table-cell office:value-type="string" calcext:value-type="string">
            <text:p>PEP102700617</text:p>
          </table:table-cell>
          <table:table-cell office:value-type="string" calcext:value-type="string">
            <text:p>https://rnca.tamps.cinvestav.mx/verificacion/nra/nombresestablecimientos.php?nra=PEP1027006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4</text:p>
          </table:table-cell>
          <table:table-cell office:value-type="string" calcext:value-type="string">
            <text:p>https://rnca.tamps.cinvestav.mx/verificacion/nra/nombresestablecimientos.php?nra=PEP102700614</text:p>
          </table:table-cell>
          <table:table-cell office:value-type="string" calcext:value-type="string">
            <text:p>PEP102700618</text:p>
          </table:table-cell>
          <table:table-cell office:value-type="string" calcext:value-type="string">
            <text:p>https://rnca.tamps.cinvestav.mx/verificacion/nra/nombresestablecimientos.php?nra=PEP1027006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4</text:p>
          </table:table-cell>
          <table:table-cell office:value-type="string" calcext:value-type="string">
            <text:p>https://rnca.tamps.cinvestav.mx/verificacion/nra/nombresestablecimientos.php?nra=PEP102700614</text:p>
          </table:table-cell>
          <table:table-cell office:value-type="string" calcext:value-type="string">
            <text:p>PEP10270061B</text:p>
          </table:table-cell>
          <table:table-cell office:value-type="string" calcext:value-type="string">
            <text:p>https://rnca.tamps.cinvestav.mx/verificacion/nra/nombresestablecimientos.php?nra=PEP1027006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4</text:p>
          </table:table-cell>
          <table:table-cell office:value-type="string" calcext:value-type="string">
            <text:p>https://rnca.tamps.cinvestav.mx/verificacion/nra/nombresestablecimientos.php?nra=PEP102700614</text:p>
          </table:table-cell>
          <table:table-cell office:value-type="string" calcext:value-type="string">
            <text:p>PEP10270061C</text:p>
          </table:table-cell>
          <table:table-cell office:value-type="string" calcext:value-type="string">
            <text:p>https://rnca.tamps.cinvestav.mx/verificacion/nra/nombresestablecimientos.php?nra=PEP1027006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5</text:p>
          </table:table-cell>
          <table:table-cell office:value-type="string" calcext:value-type="string">
            <text:p>https://rnca.tamps.cinvestav.mx/verificacion/nra/nombresestablecimientos.php?nra=PEP102700615</text:p>
          </table:table-cell>
          <table:table-cell office:value-type="string" calcext:value-type="string">
            <text:p>PEP102700617</text:p>
          </table:table-cell>
          <table:table-cell office:value-type="string" calcext:value-type="string">
            <text:p>https://rnca.tamps.cinvestav.mx/verificacion/nra/nombresestablecimientos.php?nra=PEP1027006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5</text:p>
          </table:table-cell>
          <table:table-cell office:value-type="string" calcext:value-type="string">
            <text:p>https://rnca.tamps.cinvestav.mx/verificacion/nra/nombresestablecimientos.php?nra=PEP102700615</text:p>
          </table:table-cell>
          <table:table-cell office:value-type="string" calcext:value-type="string">
            <text:p>PEP102700618</text:p>
          </table:table-cell>
          <table:table-cell office:value-type="string" calcext:value-type="string">
            <text:p>https://rnca.tamps.cinvestav.mx/verificacion/nra/nombresestablecimientos.php?nra=PEP1027006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5</text:p>
          </table:table-cell>
          <table:table-cell office:value-type="string" calcext:value-type="string">
            <text:p>https://rnca.tamps.cinvestav.mx/verificacion/nra/nombresestablecimientos.php?nra=PEP102700615</text:p>
          </table:table-cell>
          <table:table-cell office:value-type="string" calcext:value-type="string">
            <text:p>PEP10270061B</text:p>
          </table:table-cell>
          <table:table-cell office:value-type="string" calcext:value-type="string">
            <text:p>https://rnca.tamps.cinvestav.mx/verificacion/nra/nombresestablecimientos.php?nra=PEP1027006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5</text:p>
          </table:table-cell>
          <table:table-cell office:value-type="string" calcext:value-type="string">
            <text:p>https://rnca.tamps.cinvestav.mx/verificacion/nra/nombresestablecimientos.php?nra=PEP102700615</text:p>
          </table:table-cell>
          <table:table-cell office:value-type="string" calcext:value-type="string">
            <text:p>PEP10270061C</text:p>
          </table:table-cell>
          <table:table-cell office:value-type="string" calcext:value-type="string">
            <text:p>https://rnca.tamps.cinvestav.mx/verificacion/nra/nombresestablecimientos.php?nra=PEP1027006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7</text:p>
          </table:table-cell>
          <table:table-cell office:value-type="string" calcext:value-type="string">
            <text:p>https://rnca.tamps.cinvestav.mx/verificacion/nra/nombresestablecimientos.php?nra=PEP102700617</text:p>
          </table:table-cell>
          <table:table-cell office:value-type="string" calcext:value-type="string">
            <text:p>PEP102700618</text:p>
          </table:table-cell>
          <table:table-cell office:value-type="string" calcext:value-type="string">
            <text:p>https://rnca.tamps.cinvestav.mx/verificacion/nra/nombresestablecimientos.php?nra=PEP1027006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7</text:p>
          </table:table-cell>
          <table:table-cell office:value-type="string" calcext:value-type="string">
            <text:p>https://rnca.tamps.cinvestav.mx/verificacion/nra/nombresestablecimientos.php?nra=PEP102700617</text:p>
          </table:table-cell>
          <table:table-cell office:value-type="string" calcext:value-type="string">
            <text:p>PEP10270061B</text:p>
          </table:table-cell>
          <table:table-cell office:value-type="string" calcext:value-type="string">
            <text:p>https://rnca.tamps.cinvestav.mx/verificacion/nra/nombresestablecimientos.php?nra=PEP1027006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7</text:p>
          </table:table-cell>
          <table:table-cell office:value-type="string" calcext:value-type="string">
            <text:p>https://rnca.tamps.cinvestav.mx/verificacion/nra/nombresestablecimientos.php?nra=PEP102700617</text:p>
          </table:table-cell>
          <table:table-cell office:value-type="string" calcext:value-type="string">
            <text:p>PEP10270061C</text:p>
          </table:table-cell>
          <table:table-cell office:value-type="string" calcext:value-type="string">
            <text:p>https://rnca.tamps.cinvestav.mx/verificacion/nra/nombresestablecimientos.php?nra=PEP1027006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7</text:p>
          </table:table-cell>
          <table:table-cell office:value-type="string" calcext:value-type="string">
            <text:p>https://rnca.tamps.cinvestav.mx/verificacion/nra/nombresestablecimientos.php?nra=PEP102700617</text:p>
          </table:table-cell>
          <table:table-cell office:value-type="string" calcext:value-type="string">
            <text:p>PEP102700817</text:p>
          </table:table-cell>
          <table:table-cell office:value-type="string" calcext:value-type="string">
            <text:p>https://rnca.tamps.cinvestav.mx/verificacion/nra/nombresestablecimientos.php?nra=PEP1027008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8</text:p>
          </table:table-cell>
          <table:table-cell office:value-type="string" calcext:value-type="string">
            <text:p>https://rnca.tamps.cinvestav.mx/verificacion/nra/nombresestablecimientos.php?nra=PEP102700618</text:p>
          </table:table-cell>
          <table:table-cell office:value-type="string" calcext:value-type="string">
            <text:p>PEP10270061B</text:p>
          </table:table-cell>
          <table:table-cell office:value-type="string" calcext:value-type="string">
            <text:p>https://rnca.tamps.cinvestav.mx/verificacion/nra/nombresestablecimientos.php?nra=PEP1027006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8</text:p>
          </table:table-cell>
          <table:table-cell office:value-type="string" calcext:value-type="string">
            <text:p>https://rnca.tamps.cinvestav.mx/verificacion/nra/nombresestablecimientos.php?nra=PEP102700618</text:p>
          </table:table-cell>
          <table:table-cell office:value-type="string" calcext:value-type="string">
            <text:p>PEP10270061C</text:p>
          </table:table-cell>
          <table:table-cell office:value-type="string" calcext:value-type="string">
            <text:p>https://rnca.tamps.cinvestav.mx/verificacion/nra/nombresestablecimientos.php?nra=PEP1027006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8</text:p>
          </table:table-cell>
          <table:table-cell office:value-type="string" calcext:value-type="string">
            <text:p>https://rnca.tamps.cinvestav.mx/verificacion/nra/nombresestablecimientos.php?nra=PEP102700618</text:p>
          </table:table-cell>
          <table:table-cell office:value-type="string" calcext:value-type="string">
            <text:p>PEP102700818</text:p>
          </table:table-cell>
          <table:table-cell office:value-type="string" calcext:value-type="string">
            <text:p>https://rnca.tamps.cinvestav.mx/verificacion/nra/nombresestablecimientos.php?nra=PEP1027008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61B</text:p>
          </table:table-cell>
          <table:table-cell office:value-type="string" calcext:value-type="string">
            <text:p>https://rnca.tamps.cinvestav.mx/verificacion/nra/nombresestablecimientos.php?nra=PEP10270061B</text:p>
          </table:table-cell>
          <table:table-cell office:value-type="string" calcext:value-type="string">
            <text:p>PEP10270061C</text:p>
          </table:table-cell>
          <table:table-cell office:value-type="string" calcext:value-type="string">
            <text:p>https://rnca.tamps.cinvestav.mx/verificacion/nra/nombresestablecimientos.php?nra=PEP1027006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10</text:p>
          </table:table-cell>
          <table:table-cell office:value-type="string" calcext:value-type="string">
            <text:p>https://rnca.tamps.cinvestav.mx/verificacion/nra/nombresestablecimientos.php?nra=PEP102700810</text:p>
          </table:table-cell>
          <table:table-cell office:value-type="string" calcext:value-type="string">
            <text:p>PEP102700811</text:p>
          </table:table-cell>
          <table:table-cell office:value-type="string" calcext:value-type="string">
            <text:p>https://rnca.tamps.cinvestav.mx/verificacion/nra/nombresestablecimientos.php?nra=PEP102700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10</text:p>
          </table:table-cell>
          <table:table-cell office:value-type="string" calcext:value-type="string">
            <text:p>https://rnca.tamps.cinvestav.mx/verificacion/nra/nombresestablecimientos.php?nra=PEP102700810</text:p>
          </table:table-cell>
          <table:table-cell office:value-type="string" calcext:value-type="string">
            <text:p>PEP102700813</text:p>
          </table:table-cell>
          <table:table-cell office:value-type="string" calcext:value-type="string">
            <text:p>https://rnca.tamps.cinvestav.mx/verificacion/nra/nombresestablecimientos.php?nra=PEP1027008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10</text:p>
          </table:table-cell>
          <table:table-cell office:value-type="string" calcext:value-type="string">
            <text:p>https://rnca.tamps.cinvestav.mx/verificacion/nra/nombresestablecimientos.php?nra=PEP102700810</text:p>
          </table:table-cell>
          <table:table-cell office:value-type="string" calcext:value-type="string">
            <text:p>PEP102700816</text:p>
          </table:table-cell>
          <table:table-cell office:value-type="string" calcext:value-type="string">
            <text:p>https://rnca.tamps.cinvestav.mx/verificacion/nra/nombresestablecimientos.php?nra=PEP1027008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10</text:p>
          </table:table-cell>
          <table:table-cell office:value-type="string" calcext:value-type="string">
            <text:p>https://rnca.tamps.cinvestav.mx/verificacion/nra/nombresestablecimientos.php?nra=PEP102700810</text:p>
          </table:table-cell>
          <table:table-cell office:value-type="string" calcext:value-type="string">
            <text:p>PEP102700817</text:p>
          </table:table-cell>
          <table:table-cell office:value-type="string" calcext:value-type="string">
            <text:p>https://rnca.tamps.cinvestav.mx/verificacion/nra/nombresestablecimientos.php?nra=PEP1027008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10</text:p>
          </table:table-cell>
          <table:table-cell office:value-type="string" calcext:value-type="string">
            <text:p>https://rnca.tamps.cinvestav.mx/verificacion/nra/nombresestablecimientos.php?nra=PEP102700810</text:p>
          </table:table-cell>
          <table:table-cell office:value-type="string" calcext:value-type="string">
            <text:p>PEP102700818</text:p>
          </table:table-cell>
          <table:table-cell office:value-type="string" calcext:value-type="string">
            <text:p>https://rnca.tamps.cinvestav.mx/verificacion/nra/nombresestablecimientos.php?nra=PEP1027008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10</text:p>
          </table:table-cell>
          <table:table-cell office:value-type="string" calcext:value-type="string">
            <text:p>https://rnca.tamps.cinvestav.mx/verificacion/nra/nombresestablecimientos.php?nra=PEP102700810</text:p>
          </table:table-cell>
          <table:table-cell office:value-type="string" calcext:value-type="string">
            <text:p>PEP102700819</text:p>
          </table:table-cell>
          <table:table-cell office:value-type="string" calcext:value-type="string">
            <text:p>https://rnca.tamps.cinvestav.mx/verificacion/nra/nombresestablecimientos.php?nra=PEP102700819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11</text:p>
          </table:table-cell>
          <table:table-cell office:value-type="string" calcext:value-type="string">
            <text:p>https://rnca.tamps.cinvestav.mx/verificacion/nra/nombresestablecimientos.php?nra=PEP102700811</text:p>
          </table:table-cell>
          <table:table-cell office:value-type="string" calcext:value-type="string">
            <text:p>PEP102700813</text:p>
          </table:table-cell>
          <table:table-cell office:value-type="string" calcext:value-type="string">
            <text:p>https://rnca.tamps.cinvestav.mx/verificacion/nra/nombresestablecimientos.php?nra=PEP1027008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11</text:p>
          </table:table-cell>
          <table:table-cell office:value-type="string" calcext:value-type="string">
            <text:p>https://rnca.tamps.cinvestav.mx/verificacion/nra/nombresestablecimientos.php?nra=PEP102700811</text:p>
          </table:table-cell>
          <table:table-cell office:value-type="string" calcext:value-type="string">
            <text:p>PEP102700816</text:p>
          </table:table-cell>
          <table:table-cell office:value-type="string" calcext:value-type="string">
            <text:p>https://rnca.tamps.cinvestav.mx/verificacion/nra/nombresestablecimientos.php?nra=PEP1027008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11</text:p>
          </table:table-cell>
          <table:table-cell office:value-type="string" calcext:value-type="string">
            <text:p>https://rnca.tamps.cinvestav.mx/verificacion/nra/nombresestablecimientos.php?nra=PEP102700811</text:p>
          </table:table-cell>
          <table:table-cell office:value-type="string" calcext:value-type="string">
            <text:p>PEP102700817</text:p>
          </table:table-cell>
          <table:table-cell office:value-type="string" calcext:value-type="string">
            <text:p>https://rnca.tamps.cinvestav.mx/verificacion/nra/nombresestablecimientos.php?nra=PEP1027008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11</text:p>
          </table:table-cell>
          <table:table-cell office:value-type="string" calcext:value-type="string">
            <text:p>https://rnca.tamps.cinvestav.mx/verificacion/nra/nombresestablecimientos.php?nra=PEP102700811</text:p>
          </table:table-cell>
          <table:table-cell office:value-type="string" calcext:value-type="string">
            <text:p>PEP102700818</text:p>
          </table:table-cell>
          <table:table-cell office:value-type="string" calcext:value-type="string">
            <text:p>https://rnca.tamps.cinvestav.mx/verificacion/nra/nombresestablecimientos.php?nra=PEP1027008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11</text:p>
          </table:table-cell>
          <table:table-cell office:value-type="string" calcext:value-type="string">
            <text:p>https://rnca.tamps.cinvestav.mx/verificacion/nra/nombresestablecimientos.php?nra=PEP102700811</text:p>
          </table:table-cell>
          <table:table-cell office:value-type="string" calcext:value-type="string">
            <text:p>PEP102700819</text:p>
          </table:table-cell>
          <table:table-cell office:value-type="string" calcext:value-type="string">
            <text:p>https://rnca.tamps.cinvestav.mx/verificacion/nra/nombresestablecimientos.php?nra=PEP102700819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13</text:p>
          </table:table-cell>
          <table:table-cell office:value-type="string" calcext:value-type="string">
            <text:p>https://rnca.tamps.cinvestav.mx/verificacion/nra/nombresestablecimientos.php?nra=PEP102700813</text:p>
          </table:table-cell>
          <table:table-cell office:value-type="string" calcext:value-type="string">
            <text:p>PEP102700816</text:p>
          </table:table-cell>
          <table:table-cell office:value-type="string" calcext:value-type="string">
            <text:p>https://rnca.tamps.cinvestav.mx/verificacion/nra/nombresestablecimientos.php?nra=PEP1027008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13</text:p>
          </table:table-cell>
          <table:table-cell office:value-type="string" calcext:value-type="string">
            <text:p>https://rnca.tamps.cinvestav.mx/verificacion/nra/nombresestablecimientos.php?nra=PEP102700813</text:p>
          </table:table-cell>
          <table:table-cell office:value-type="string" calcext:value-type="string">
            <text:p>PEP102700817</text:p>
          </table:table-cell>
          <table:table-cell office:value-type="string" calcext:value-type="string">
            <text:p>https://rnca.tamps.cinvestav.mx/verificacion/nra/nombresestablecimientos.php?nra=PEP1027008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13</text:p>
          </table:table-cell>
          <table:table-cell office:value-type="string" calcext:value-type="string">
            <text:p>https://rnca.tamps.cinvestav.mx/verificacion/nra/nombresestablecimientos.php?nra=PEP102700813</text:p>
          </table:table-cell>
          <table:table-cell office:value-type="string" calcext:value-type="string">
            <text:p>PEP102700818</text:p>
          </table:table-cell>
          <table:table-cell office:value-type="string" calcext:value-type="string">
            <text:p>https://rnca.tamps.cinvestav.mx/verificacion/nra/nombresestablecimientos.php?nra=PEP1027008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13</text:p>
          </table:table-cell>
          <table:table-cell office:value-type="string" calcext:value-type="string">
            <text:p>https://rnca.tamps.cinvestav.mx/verificacion/nra/nombresestablecimientos.php?nra=PEP102700813</text:p>
          </table:table-cell>
          <table:table-cell office:value-type="string" calcext:value-type="string">
            <text:p>PEP102700819</text:p>
          </table:table-cell>
          <table:table-cell office:value-type="string" calcext:value-type="string">
            <text:p>https://rnca.tamps.cinvestav.mx/verificacion/nra/nombresestablecimientos.php?nra=PEP102700819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16</text:p>
          </table:table-cell>
          <table:table-cell office:value-type="string" calcext:value-type="string">
            <text:p>https://rnca.tamps.cinvestav.mx/verificacion/nra/nombresestablecimientos.php?nra=PEP102700816</text:p>
          </table:table-cell>
          <table:table-cell office:value-type="string" calcext:value-type="string">
            <text:p>PEP102700817</text:p>
          </table:table-cell>
          <table:table-cell office:value-type="string" calcext:value-type="string">
            <text:p>https://rnca.tamps.cinvestav.mx/verificacion/nra/nombresestablecimientos.php?nra=PEP1027008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16</text:p>
          </table:table-cell>
          <table:table-cell office:value-type="string" calcext:value-type="string">
            <text:p>https://rnca.tamps.cinvestav.mx/verificacion/nra/nombresestablecimientos.php?nra=PEP102700816</text:p>
          </table:table-cell>
          <table:table-cell office:value-type="string" calcext:value-type="string">
            <text:p>PEP102700818</text:p>
          </table:table-cell>
          <table:table-cell office:value-type="string" calcext:value-type="string">
            <text:p>https://rnca.tamps.cinvestav.mx/verificacion/nra/nombresestablecimientos.php?nra=PEP1027008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16</text:p>
          </table:table-cell>
          <table:table-cell office:value-type="string" calcext:value-type="string">
            <text:p>https://rnca.tamps.cinvestav.mx/verificacion/nra/nombresestablecimientos.php?nra=PEP102700816</text:p>
          </table:table-cell>
          <table:table-cell office:value-type="string" calcext:value-type="string">
            <text:p>PEP102700819</text:p>
          </table:table-cell>
          <table:table-cell office:value-type="string" calcext:value-type="string">
            <text:p>https://rnca.tamps.cinvestav.mx/verificacion/nra/nombresestablecimientos.php?nra=PEP102700819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17</text:p>
          </table:table-cell>
          <table:table-cell office:value-type="string" calcext:value-type="string">
            <text:p>https://rnca.tamps.cinvestav.mx/verificacion/nra/nombresestablecimientos.php?nra=PEP102700817</text:p>
          </table:table-cell>
          <table:table-cell office:value-type="string" calcext:value-type="string">
            <text:p>PEP102700818</text:p>
          </table:table-cell>
          <table:table-cell office:value-type="string" calcext:value-type="string">
            <text:p>https://rnca.tamps.cinvestav.mx/verificacion/nra/nombresestablecimientos.php?nra=PEP1027008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17</text:p>
          </table:table-cell>
          <table:table-cell office:value-type="string" calcext:value-type="string">
            <text:p>https://rnca.tamps.cinvestav.mx/verificacion/nra/nombresestablecimientos.php?nra=PEP102700817</text:p>
          </table:table-cell>
          <table:table-cell office:value-type="string" calcext:value-type="string">
            <text:p>PEP102700819</text:p>
          </table:table-cell>
          <table:table-cell office:value-type="string" calcext:value-type="string">
            <text:p>https://rnca.tamps.cinvestav.mx/verificacion/nra/nombresestablecimientos.php?nra=PEP102700819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18</text:p>
          </table:table-cell>
          <table:table-cell office:value-type="string" calcext:value-type="string">
            <text:p>https://rnca.tamps.cinvestav.mx/verificacion/nra/nombresestablecimientos.php?nra=PEP102700818</text:p>
          </table:table-cell>
          <table:table-cell office:value-type="string" calcext:value-type="string">
            <text:p>PEP102700819</text:p>
          </table:table-cell>
          <table:table-cell office:value-type="string" calcext:value-type="string">
            <text:p>https://rnca.tamps.cinvestav.mx/verificacion/nra/nombresestablecimientos.php?nra=PEP102700819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A</text:p>
          </table:table-cell>
          <table:table-cell office:value-type="string" calcext:value-type="string">
            <text:p>https://rnca.tamps.cinvestav.mx/verificacion/nra/nombresestablecimientos.php?nra=PEP10270082A</text:p>
          </table:table-cell>
          <table:table-cell office:value-type="string" calcext:value-type="string">
            <text:p>PEP10270082B</text:p>
          </table:table-cell>
          <table:table-cell office:value-type="string" calcext:value-type="string">
            <text:p>https://rnca.tamps.cinvestav.mx/verificacion/nra/nombresestablecimientos.php?nra=PEP10270082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A</text:p>
          </table:table-cell>
          <table:table-cell office:value-type="string" calcext:value-type="string">
            <text:p>https://rnca.tamps.cinvestav.mx/verificacion/nra/nombresestablecimientos.php?nra=PEP10270082A</text:p>
          </table:table-cell>
          <table:table-cell office:value-type="string" calcext:value-type="string">
            <text:p>PEP10270082C</text:p>
          </table:table-cell>
          <table:table-cell office:value-type="string" calcext:value-type="string">
            <text:p>https://rnca.tamps.cinvestav.mx/verificacion/nra/nombresestablecimientos.php?nra=PEP10270082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A</text:p>
          </table:table-cell>
          <table:table-cell office:value-type="string" calcext:value-type="string">
            <text:p>https://rnca.tamps.cinvestav.mx/verificacion/nra/nombresestablecimientos.php?nra=PEP10270082A</text:p>
          </table:table-cell>
          <table:table-cell office:value-type="string" calcext:value-type="string">
            <text:p>PEP10270082D</text:p>
          </table:table-cell>
          <table:table-cell office:value-type="string" calcext:value-type="string">
            <text:p>https://rnca.tamps.cinvestav.mx/verificacion/nra/nombresestablecimientos.php?nra=PEP10270082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A</text:p>
          </table:table-cell>
          <table:table-cell office:value-type="string" calcext:value-type="string">
            <text:p>https://rnca.tamps.cinvestav.mx/verificacion/nra/nombresestablecimientos.php?nra=PEP10270082A</text:p>
          </table:table-cell>
          <table:table-cell office:value-type="string" calcext:value-type="string">
            <text:p>PEP10270082E</text:p>
          </table:table-cell>
          <table:table-cell office:value-type="string" calcext:value-type="string">
            <text:p>https://rnca.tamps.cinvestav.mx/verificacion/nra/nombresestablecimientos.php?nra=PEP10270082E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A</text:p>
          </table:table-cell>
          <table:table-cell office:value-type="string" calcext:value-type="string">
            <text:p>https://rnca.tamps.cinvestav.mx/verificacion/nra/nombresestablecimientos.php?nra=PEP10270082A</text:p>
          </table:table-cell>
          <table:table-cell office:value-type="string" calcext:value-type="string">
            <text:p>PEP10270082F</text:p>
          </table:table-cell>
          <table:table-cell office:value-type="string" calcext:value-type="string">
            <text:p>https://rnca.tamps.cinvestav.mx/verificacion/nra/nombresestablecimientos.php?nra=PEP10270082F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A</text:p>
          </table:table-cell>
          <table:table-cell office:value-type="string" calcext:value-type="string">
            <text:p>https://rnca.tamps.cinvestav.mx/verificacion/nra/nombresestablecimientos.php?nra=PEP10270082A</text:p>
          </table:table-cell>
          <table:table-cell office:value-type="string" calcext:value-type="string">
            <text:p>PEP10270082G</text:p>
          </table:table-cell>
          <table:table-cell office:value-type="string" calcext:value-type="string">
            <text:p>https://rnca.tamps.cinvestav.mx/verificacion/nra/nombresestablecimientos.php?nra=PEP10270082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A</text:p>
          </table:table-cell>
          <table:table-cell office:value-type="string" calcext:value-type="string">
            <text:p>https://rnca.tamps.cinvestav.mx/verificacion/nra/nombresestablecimientos.php?nra=PEP10270082A</text:p>
          </table:table-cell>
          <table:table-cell office:value-type="string" calcext:value-type="string">
            <text:p>PEP10270082H</text:p>
          </table:table-cell>
          <table:table-cell office:value-type="string" calcext:value-type="string">
            <text:p>https://rnca.tamps.cinvestav.mx/verificacion/nra/nombresestablecimientos.php?nra=PEP10270082H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A</text:p>
          </table:table-cell>
          <table:table-cell office:value-type="string" calcext:value-type="string">
            <text:p>https://rnca.tamps.cinvestav.mx/verificacion/nra/nombresestablecimientos.php?nra=PEP10270082A</text:p>
          </table:table-cell>
          <table:table-cell office:value-type="string" calcext:value-type="string">
            <text:p>PEP10270082I</text:p>
          </table:table-cell>
          <table:table-cell office:value-type="string" calcext:value-type="string">
            <text:p>https://rnca.tamps.cinvestav.mx/verificacion/nra/nombresestablecimientos.php?nra=PEP10270082I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A</text:p>
          </table:table-cell>
          <table:table-cell office:value-type="string" calcext:value-type="string">
            <text:p>https://rnca.tamps.cinvestav.mx/verificacion/nra/nombresestablecimientos.php?nra=PEP10270082A</text:p>
          </table:table-cell>
          <table:table-cell office:value-type="string" calcext:value-type="string">
            <text:p>PEP10270082M</text:p>
          </table:table-cell>
          <table:table-cell office:value-type="string" calcext:value-type="string">
            <text:p>https://rnca.tamps.cinvestav.mx/verificacion/nra/nombresestablecimientos.php?nra=PEP10270082M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B</text:p>
          </table:table-cell>
          <table:table-cell office:value-type="string" calcext:value-type="string">
            <text:p>https://rnca.tamps.cinvestav.mx/verificacion/nra/nombresestablecimientos.php?nra=PEP10270082B</text:p>
          </table:table-cell>
          <table:table-cell office:value-type="string" calcext:value-type="string">
            <text:p>PEP10270082C</text:p>
          </table:table-cell>
          <table:table-cell office:value-type="string" calcext:value-type="string">
            <text:p>https://rnca.tamps.cinvestav.mx/verificacion/nra/nombresestablecimientos.php?nra=PEP10270082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B</text:p>
          </table:table-cell>
          <table:table-cell office:value-type="string" calcext:value-type="string">
            <text:p>https://rnca.tamps.cinvestav.mx/verificacion/nra/nombresestablecimientos.php?nra=PEP10270082B</text:p>
          </table:table-cell>
          <table:table-cell office:value-type="string" calcext:value-type="string">
            <text:p>PEP10270082D</text:p>
          </table:table-cell>
          <table:table-cell office:value-type="string" calcext:value-type="string">
            <text:p>https://rnca.tamps.cinvestav.mx/verificacion/nra/nombresestablecimientos.php?nra=PEP10270082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B</text:p>
          </table:table-cell>
          <table:table-cell office:value-type="string" calcext:value-type="string">
            <text:p>https://rnca.tamps.cinvestav.mx/verificacion/nra/nombresestablecimientos.php?nra=PEP10270082B</text:p>
          </table:table-cell>
          <table:table-cell office:value-type="string" calcext:value-type="string">
            <text:p>PEP10270082E</text:p>
          </table:table-cell>
          <table:table-cell office:value-type="string" calcext:value-type="string">
            <text:p>https://rnca.tamps.cinvestav.mx/verificacion/nra/nombresestablecimientos.php?nra=PEP10270082E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B</text:p>
          </table:table-cell>
          <table:table-cell office:value-type="string" calcext:value-type="string">
            <text:p>https://rnca.tamps.cinvestav.mx/verificacion/nra/nombresestablecimientos.php?nra=PEP10270082B</text:p>
          </table:table-cell>
          <table:table-cell office:value-type="string" calcext:value-type="string">
            <text:p>PEP10270082F</text:p>
          </table:table-cell>
          <table:table-cell office:value-type="string" calcext:value-type="string">
            <text:p>https://rnca.tamps.cinvestav.mx/verificacion/nra/nombresestablecimientos.php?nra=PEP10270082F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B</text:p>
          </table:table-cell>
          <table:table-cell office:value-type="string" calcext:value-type="string">
            <text:p>https://rnca.tamps.cinvestav.mx/verificacion/nra/nombresestablecimientos.php?nra=PEP10270082B</text:p>
          </table:table-cell>
          <table:table-cell office:value-type="string" calcext:value-type="string">
            <text:p>PEP10270082G</text:p>
          </table:table-cell>
          <table:table-cell office:value-type="string" calcext:value-type="string">
            <text:p>https://rnca.tamps.cinvestav.mx/verificacion/nra/nombresestablecimientos.php?nra=PEP10270082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B</text:p>
          </table:table-cell>
          <table:table-cell office:value-type="string" calcext:value-type="string">
            <text:p>https://rnca.tamps.cinvestav.mx/verificacion/nra/nombresestablecimientos.php?nra=PEP10270082B</text:p>
          </table:table-cell>
          <table:table-cell office:value-type="string" calcext:value-type="string">
            <text:p>PEP10270082H</text:p>
          </table:table-cell>
          <table:table-cell office:value-type="string" calcext:value-type="string">
            <text:p>https://rnca.tamps.cinvestav.mx/verificacion/nra/nombresestablecimientos.php?nra=PEP10270082H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B</text:p>
          </table:table-cell>
          <table:table-cell office:value-type="string" calcext:value-type="string">
            <text:p>https://rnca.tamps.cinvestav.mx/verificacion/nra/nombresestablecimientos.php?nra=PEP10270082B</text:p>
          </table:table-cell>
          <table:table-cell office:value-type="string" calcext:value-type="string">
            <text:p>PEP10270082I</text:p>
          </table:table-cell>
          <table:table-cell office:value-type="string" calcext:value-type="string">
            <text:p>https://rnca.tamps.cinvestav.mx/verificacion/nra/nombresestablecimientos.php?nra=PEP10270082I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B</text:p>
          </table:table-cell>
          <table:table-cell office:value-type="string" calcext:value-type="string">
            <text:p>https://rnca.tamps.cinvestav.mx/verificacion/nra/nombresestablecimientos.php?nra=PEP10270082B</text:p>
          </table:table-cell>
          <table:table-cell office:value-type="string" calcext:value-type="string">
            <text:p>PEP10270082M</text:p>
          </table:table-cell>
          <table:table-cell office:value-type="string" calcext:value-type="string">
            <text:p>https://rnca.tamps.cinvestav.mx/verificacion/nra/nombresestablecimientos.php?nra=PEP10270082M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C</text:p>
          </table:table-cell>
          <table:table-cell office:value-type="string" calcext:value-type="string">
            <text:p>https://rnca.tamps.cinvestav.mx/verificacion/nra/nombresestablecimientos.php?nra=PEP10270082C</text:p>
          </table:table-cell>
          <table:table-cell office:value-type="string" calcext:value-type="string">
            <text:p>PEP10270082D</text:p>
          </table:table-cell>
          <table:table-cell office:value-type="string" calcext:value-type="string">
            <text:p>https://rnca.tamps.cinvestav.mx/verificacion/nra/nombresestablecimientos.php?nra=PEP10270082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C</text:p>
          </table:table-cell>
          <table:table-cell office:value-type="string" calcext:value-type="string">
            <text:p>https://rnca.tamps.cinvestav.mx/verificacion/nra/nombresestablecimientos.php?nra=PEP10270082C</text:p>
          </table:table-cell>
          <table:table-cell office:value-type="string" calcext:value-type="string">
            <text:p>PEP10270082E</text:p>
          </table:table-cell>
          <table:table-cell office:value-type="string" calcext:value-type="string">
            <text:p>https://rnca.tamps.cinvestav.mx/verificacion/nra/nombresestablecimientos.php?nra=PEP10270082E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C</text:p>
          </table:table-cell>
          <table:table-cell office:value-type="string" calcext:value-type="string">
            <text:p>https://rnca.tamps.cinvestav.mx/verificacion/nra/nombresestablecimientos.php?nra=PEP10270082C</text:p>
          </table:table-cell>
          <table:table-cell office:value-type="string" calcext:value-type="string">
            <text:p>PEP10270082F</text:p>
          </table:table-cell>
          <table:table-cell office:value-type="string" calcext:value-type="string">
            <text:p>https://rnca.tamps.cinvestav.mx/verificacion/nra/nombresestablecimientos.php?nra=PEP10270082F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C</text:p>
          </table:table-cell>
          <table:table-cell office:value-type="string" calcext:value-type="string">
            <text:p>https://rnca.tamps.cinvestav.mx/verificacion/nra/nombresestablecimientos.php?nra=PEP10270082C</text:p>
          </table:table-cell>
          <table:table-cell office:value-type="string" calcext:value-type="string">
            <text:p>PEP10270082G</text:p>
          </table:table-cell>
          <table:table-cell office:value-type="string" calcext:value-type="string">
            <text:p>https://rnca.tamps.cinvestav.mx/verificacion/nra/nombresestablecimientos.php?nra=PEP10270082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C</text:p>
          </table:table-cell>
          <table:table-cell office:value-type="string" calcext:value-type="string">
            <text:p>https://rnca.tamps.cinvestav.mx/verificacion/nra/nombresestablecimientos.php?nra=PEP10270082C</text:p>
          </table:table-cell>
          <table:table-cell office:value-type="string" calcext:value-type="string">
            <text:p>PEP10270082H</text:p>
          </table:table-cell>
          <table:table-cell office:value-type="string" calcext:value-type="string">
            <text:p>https://rnca.tamps.cinvestav.mx/verificacion/nra/nombresestablecimientos.php?nra=PEP10270082H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C</text:p>
          </table:table-cell>
          <table:table-cell office:value-type="string" calcext:value-type="string">
            <text:p>https://rnca.tamps.cinvestav.mx/verificacion/nra/nombresestablecimientos.php?nra=PEP10270082C</text:p>
          </table:table-cell>
          <table:table-cell office:value-type="string" calcext:value-type="string">
            <text:p>PEP10270082I</text:p>
          </table:table-cell>
          <table:table-cell office:value-type="string" calcext:value-type="string">
            <text:p>https://rnca.tamps.cinvestav.mx/verificacion/nra/nombresestablecimientos.php?nra=PEP10270082I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C</text:p>
          </table:table-cell>
          <table:table-cell office:value-type="string" calcext:value-type="string">
            <text:p>https://rnca.tamps.cinvestav.mx/verificacion/nra/nombresestablecimientos.php?nra=PEP10270082C</text:p>
          </table:table-cell>
          <table:table-cell office:value-type="string" calcext:value-type="string">
            <text:p>PEP10270082M</text:p>
          </table:table-cell>
          <table:table-cell office:value-type="string" calcext:value-type="string">
            <text:p>https://rnca.tamps.cinvestav.mx/verificacion/nra/nombresestablecimientos.php?nra=PEP10270082M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D</text:p>
          </table:table-cell>
          <table:table-cell office:value-type="string" calcext:value-type="string">
            <text:p>https://rnca.tamps.cinvestav.mx/verificacion/nra/nombresestablecimientos.php?nra=PEP10270082D</text:p>
          </table:table-cell>
          <table:table-cell office:value-type="string" calcext:value-type="string">
            <text:p>PEP10270082E</text:p>
          </table:table-cell>
          <table:table-cell office:value-type="string" calcext:value-type="string">
            <text:p>https://rnca.tamps.cinvestav.mx/verificacion/nra/nombresestablecimientos.php?nra=PEP10270082E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D</text:p>
          </table:table-cell>
          <table:table-cell office:value-type="string" calcext:value-type="string">
            <text:p>https://rnca.tamps.cinvestav.mx/verificacion/nra/nombresestablecimientos.php?nra=PEP10270082D</text:p>
          </table:table-cell>
          <table:table-cell office:value-type="string" calcext:value-type="string">
            <text:p>PEP10270082F</text:p>
          </table:table-cell>
          <table:table-cell office:value-type="string" calcext:value-type="string">
            <text:p>https://rnca.tamps.cinvestav.mx/verificacion/nra/nombresestablecimientos.php?nra=PEP10270082F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D</text:p>
          </table:table-cell>
          <table:table-cell office:value-type="string" calcext:value-type="string">
            <text:p>https://rnca.tamps.cinvestav.mx/verificacion/nra/nombresestablecimientos.php?nra=PEP10270082D</text:p>
          </table:table-cell>
          <table:table-cell office:value-type="string" calcext:value-type="string">
            <text:p>PEP10270082G</text:p>
          </table:table-cell>
          <table:table-cell office:value-type="string" calcext:value-type="string">
            <text:p>https://rnca.tamps.cinvestav.mx/verificacion/nra/nombresestablecimientos.php?nra=PEP10270082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D</text:p>
          </table:table-cell>
          <table:table-cell office:value-type="string" calcext:value-type="string">
            <text:p>https://rnca.tamps.cinvestav.mx/verificacion/nra/nombresestablecimientos.php?nra=PEP10270082D</text:p>
          </table:table-cell>
          <table:table-cell office:value-type="string" calcext:value-type="string">
            <text:p>PEP10270082H</text:p>
          </table:table-cell>
          <table:table-cell office:value-type="string" calcext:value-type="string">
            <text:p>https://rnca.tamps.cinvestav.mx/verificacion/nra/nombresestablecimientos.php?nra=PEP10270082H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D</text:p>
          </table:table-cell>
          <table:table-cell office:value-type="string" calcext:value-type="string">
            <text:p>https://rnca.tamps.cinvestav.mx/verificacion/nra/nombresestablecimientos.php?nra=PEP10270082D</text:p>
          </table:table-cell>
          <table:table-cell office:value-type="string" calcext:value-type="string">
            <text:p>PEP10270082I</text:p>
          </table:table-cell>
          <table:table-cell office:value-type="string" calcext:value-type="string">
            <text:p>https://rnca.tamps.cinvestav.mx/verificacion/nra/nombresestablecimientos.php?nra=PEP10270082I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D</text:p>
          </table:table-cell>
          <table:table-cell office:value-type="string" calcext:value-type="string">
            <text:p>https://rnca.tamps.cinvestav.mx/verificacion/nra/nombresestablecimientos.php?nra=PEP10270082D</text:p>
          </table:table-cell>
          <table:table-cell office:value-type="string" calcext:value-type="string">
            <text:p>PEP10270082M</text:p>
          </table:table-cell>
          <table:table-cell office:value-type="string" calcext:value-type="string">
            <text:p>https://rnca.tamps.cinvestav.mx/verificacion/nra/nombresestablecimientos.php?nra=PEP10270082M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E</text:p>
          </table:table-cell>
          <table:table-cell office:value-type="string" calcext:value-type="string">
            <text:p>https://rnca.tamps.cinvestav.mx/verificacion/nra/nombresestablecimientos.php?nra=PEP10270082E</text:p>
          </table:table-cell>
          <table:table-cell office:value-type="string" calcext:value-type="string">
            <text:p>PEP10270082F</text:p>
          </table:table-cell>
          <table:table-cell office:value-type="string" calcext:value-type="string">
            <text:p>https://rnca.tamps.cinvestav.mx/verificacion/nra/nombresestablecimientos.php?nra=PEP10270082F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E</text:p>
          </table:table-cell>
          <table:table-cell office:value-type="string" calcext:value-type="string">
            <text:p>https://rnca.tamps.cinvestav.mx/verificacion/nra/nombresestablecimientos.php?nra=PEP10270082E</text:p>
          </table:table-cell>
          <table:table-cell office:value-type="string" calcext:value-type="string">
            <text:p>PEP10270082G</text:p>
          </table:table-cell>
          <table:table-cell office:value-type="string" calcext:value-type="string">
            <text:p>https://rnca.tamps.cinvestav.mx/verificacion/nra/nombresestablecimientos.php?nra=PEP10270082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E</text:p>
          </table:table-cell>
          <table:table-cell office:value-type="string" calcext:value-type="string">
            <text:p>https://rnca.tamps.cinvestav.mx/verificacion/nra/nombresestablecimientos.php?nra=PEP10270082E</text:p>
          </table:table-cell>
          <table:table-cell office:value-type="string" calcext:value-type="string">
            <text:p>PEP10270082H</text:p>
          </table:table-cell>
          <table:table-cell office:value-type="string" calcext:value-type="string">
            <text:p>https://rnca.tamps.cinvestav.mx/verificacion/nra/nombresestablecimientos.php?nra=PEP10270082H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E</text:p>
          </table:table-cell>
          <table:table-cell office:value-type="string" calcext:value-type="string">
            <text:p>https://rnca.tamps.cinvestav.mx/verificacion/nra/nombresestablecimientos.php?nra=PEP10270082E</text:p>
          </table:table-cell>
          <table:table-cell office:value-type="string" calcext:value-type="string">
            <text:p>PEP10270082I</text:p>
          </table:table-cell>
          <table:table-cell office:value-type="string" calcext:value-type="string">
            <text:p>https://rnca.tamps.cinvestav.mx/verificacion/nra/nombresestablecimientos.php?nra=PEP10270082I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E</text:p>
          </table:table-cell>
          <table:table-cell office:value-type="string" calcext:value-type="string">
            <text:p>https://rnca.tamps.cinvestav.mx/verificacion/nra/nombresestablecimientos.php?nra=PEP10270082E</text:p>
          </table:table-cell>
          <table:table-cell office:value-type="string" calcext:value-type="string">
            <text:p>PEP10270082M</text:p>
          </table:table-cell>
          <table:table-cell office:value-type="string" calcext:value-type="string">
            <text:p>https://rnca.tamps.cinvestav.mx/verificacion/nra/nombresestablecimientos.php?nra=PEP10270082M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F</text:p>
          </table:table-cell>
          <table:table-cell office:value-type="string" calcext:value-type="string">
            <text:p>https://rnca.tamps.cinvestav.mx/verificacion/nra/nombresestablecimientos.php?nra=PEP10270082F</text:p>
          </table:table-cell>
          <table:table-cell office:value-type="string" calcext:value-type="string">
            <text:p>PEP10270082G</text:p>
          </table:table-cell>
          <table:table-cell office:value-type="string" calcext:value-type="string">
            <text:p>https://rnca.tamps.cinvestav.mx/verificacion/nra/nombresestablecimientos.php?nra=PEP10270082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F</text:p>
          </table:table-cell>
          <table:table-cell office:value-type="string" calcext:value-type="string">
            <text:p>https://rnca.tamps.cinvestav.mx/verificacion/nra/nombresestablecimientos.php?nra=PEP10270082F</text:p>
          </table:table-cell>
          <table:table-cell office:value-type="string" calcext:value-type="string">
            <text:p>PEP10270082H</text:p>
          </table:table-cell>
          <table:table-cell office:value-type="string" calcext:value-type="string">
            <text:p>https://rnca.tamps.cinvestav.mx/verificacion/nra/nombresestablecimientos.php?nra=PEP10270082H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F</text:p>
          </table:table-cell>
          <table:table-cell office:value-type="string" calcext:value-type="string">
            <text:p>https://rnca.tamps.cinvestav.mx/verificacion/nra/nombresestablecimientos.php?nra=PEP10270082F</text:p>
          </table:table-cell>
          <table:table-cell office:value-type="string" calcext:value-type="string">
            <text:p>PEP10270082I</text:p>
          </table:table-cell>
          <table:table-cell office:value-type="string" calcext:value-type="string">
            <text:p>https://rnca.tamps.cinvestav.mx/verificacion/nra/nombresestablecimientos.php?nra=PEP10270082I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F</text:p>
          </table:table-cell>
          <table:table-cell office:value-type="string" calcext:value-type="string">
            <text:p>https://rnca.tamps.cinvestav.mx/verificacion/nra/nombresestablecimientos.php?nra=PEP10270082F</text:p>
          </table:table-cell>
          <table:table-cell office:value-type="string" calcext:value-type="string">
            <text:p>PEP10270082M</text:p>
          </table:table-cell>
          <table:table-cell office:value-type="string" calcext:value-type="string">
            <text:p>https://rnca.tamps.cinvestav.mx/verificacion/nra/nombresestablecimientos.php?nra=PEP10270082M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G</text:p>
          </table:table-cell>
          <table:table-cell office:value-type="string" calcext:value-type="string">
            <text:p>https://rnca.tamps.cinvestav.mx/verificacion/nra/nombresestablecimientos.php?nra=PEP10270082G</text:p>
          </table:table-cell>
          <table:table-cell office:value-type="string" calcext:value-type="string">
            <text:p>PEP10270082H</text:p>
          </table:table-cell>
          <table:table-cell office:value-type="string" calcext:value-type="string">
            <text:p>https://rnca.tamps.cinvestav.mx/verificacion/nra/nombresestablecimientos.php?nra=PEP10270082H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G</text:p>
          </table:table-cell>
          <table:table-cell office:value-type="string" calcext:value-type="string">
            <text:p>https://rnca.tamps.cinvestav.mx/verificacion/nra/nombresestablecimientos.php?nra=PEP10270082G</text:p>
          </table:table-cell>
          <table:table-cell office:value-type="string" calcext:value-type="string">
            <text:p>PEP10270082I</text:p>
          </table:table-cell>
          <table:table-cell office:value-type="string" calcext:value-type="string">
            <text:p>https://rnca.tamps.cinvestav.mx/verificacion/nra/nombresestablecimientos.php?nra=PEP10270082I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G</text:p>
          </table:table-cell>
          <table:table-cell office:value-type="string" calcext:value-type="string">
            <text:p>https://rnca.tamps.cinvestav.mx/verificacion/nra/nombresestablecimientos.php?nra=PEP10270082G</text:p>
          </table:table-cell>
          <table:table-cell office:value-type="string" calcext:value-type="string">
            <text:p>PEP10270082M</text:p>
          </table:table-cell>
          <table:table-cell office:value-type="string" calcext:value-type="string">
            <text:p>https://rnca.tamps.cinvestav.mx/verificacion/nra/nombresestablecimientos.php?nra=PEP10270082M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H</text:p>
          </table:table-cell>
          <table:table-cell office:value-type="string" calcext:value-type="string">
            <text:p>https://rnca.tamps.cinvestav.mx/verificacion/nra/nombresestablecimientos.php?nra=PEP10270082H</text:p>
          </table:table-cell>
          <table:table-cell office:value-type="string" calcext:value-type="string">
            <text:p>PEP10270082I</text:p>
          </table:table-cell>
          <table:table-cell office:value-type="string" calcext:value-type="string">
            <text:p>https://rnca.tamps.cinvestav.mx/verificacion/nra/nombresestablecimientos.php?nra=PEP10270082I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H</text:p>
          </table:table-cell>
          <table:table-cell office:value-type="string" calcext:value-type="string">
            <text:p>https://rnca.tamps.cinvestav.mx/verificacion/nra/nombresestablecimientos.php?nra=PEP10270082H</text:p>
          </table:table-cell>
          <table:table-cell office:value-type="string" calcext:value-type="string">
            <text:p>PEP10270082M</text:p>
          </table:table-cell>
          <table:table-cell office:value-type="string" calcext:value-type="string">
            <text:p>https://rnca.tamps.cinvestav.mx/verificacion/nra/nombresestablecimientos.php?nra=PEP10270082M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82I</text:p>
          </table:table-cell>
          <table:table-cell office:value-type="string" calcext:value-type="string">
            <text:p>https://rnca.tamps.cinvestav.mx/verificacion/nra/nombresestablecimientos.php?nra=PEP10270082I</text:p>
          </table:table-cell>
          <table:table-cell office:value-type="string" calcext:value-type="string">
            <text:p>PEP10270082M</text:p>
          </table:table-cell>
          <table:table-cell office:value-type="string" calcext:value-type="string">
            <text:p>https://rnca.tamps.cinvestav.mx/verificacion/nra/nombresestablecimientos.php?nra=PEP10270082M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0919</text:p>
          </table:table-cell>
          <table:table-cell office:value-type="string" calcext:value-type="string">
            <text:p>https://rnca.tamps.cinvestav.mx/verificacion/nra/nombresestablecimientos.php?nra=PEP102700919</text:p>
          </table:table-cell>
          <table:table-cell office:value-type="string" calcext:value-type="string">
            <text:p>PEP10270091A</text:p>
          </table:table-cell>
          <table:table-cell office:value-type="string" calcext:value-type="string">
            <text:p>https://rnca.tamps.cinvestav.mx/verificacion/nra/nombresestablecimientos.php?nra=PEP10270091A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011</text:p>
          </table:table-cell>
          <table:table-cell office:value-type="string" calcext:value-type="string">
            <text:p>https://rnca.tamps.cinvestav.mx/verificacion/nra/nombresestablecimientos.php?nra=PEP102701011</text:p>
          </table:table-cell>
          <table:table-cell office:value-type="string" calcext:value-type="string">
            <text:p>PEP102701111</text:p>
          </table:table-cell>
          <table:table-cell office:value-type="string" calcext:value-type="string">
            <text:p>https://rnca.tamps.cinvestav.mx/verificacion/nra/nombresestablecimientos.php?nra=PEP1027011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011</text:p>
          </table:table-cell>
          <table:table-cell office:value-type="string" calcext:value-type="string">
            <text:p>https://rnca.tamps.cinvestav.mx/verificacion/nra/nombresestablecimientos.php?nra=PEP102701011</text:p>
          </table:table-cell>
          <table:table-cell office:value-type="string" calcext:value-type="string">
            <text:p>PEP102701112</text:p>
          </table:table-cell>
          <table:table-cell office:value-type="string" calcext:value-type="string">
            <text:p>https://rnca.tamps.cinvestav.mx/verificacion/nra/nombresestablecimientos.php?nra=PEP1027011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011</text:p>
          </table:table-cell>
          <table:table-cell office:value-type="string" calcext:value-type="string">
            <text:p>https://rnca.tamps.cinvestav.mx/verificacion/nra/nombresestablecimientos.php?nra=PEP102701011</text:p>
          </table:table-cell>
          <table:table-cell office:value-type="string" calcext:value-type="string">
            <text:p>PEP102701113</text:p>
          </table:table-cell>
          <table:table-cell office:value-type="string" calcext:value-type="string">
            <text:p>https://rnca.tamps.cinvestav.mx/verificacion/nra/nombresestablecimientos.php?nra=PEP1027011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111</text:p>
          </table:table-cell>
          <table:table-cell office:value-type="string" calcext:value-type="string">
            <text:p>https://rnca.tamps.cinvestav.mx/verificacion/nra/nombresestablecimientos.php?nra=PEP102701111</text:p>
          </table:table-cell>
          <table:table-cell office:value-type="string" calcext:value-type="string">
            <text:p>PEP102701112</text:p>
          </table:table-cell>
          <table:table-cell office:value-type="string" calcext:value-type="string">
            <text:p>https://rnca.tamps.cinvestav.mx/verificacion/nra/nombresestablecimientos.php?nra=PEP1027011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111</text:p>
          </table:table-cell>
          <table:table-cell office:value-type="string" calcext:value-type="string">
            <text:p>https://rnca.tamps.cinvestav.mx/verificacion/nra/nombresestablecimientos.php?nra=PEP102701111</text:p>
          </table:table-cell>
          <table:table-cell office:value-type="string" calcext:value-type="string">
            <text:p>PEP102701113</text:p>
          </table:table-cell>
          <table:table-cell office:value-type="string" calcext:value-type="string">
            <text:p>https://rnca.tamps.cinvestav.mx/verificacion/nra/nombresestablecimientos.php?nra=PEP1027011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112</text:p>
          </table:table-cell>
          <table:table-cell office:value-type="string" calcext:value-type="string">
            <text:p>https://rnca.tamps.cinvestav.mx/verificacion/nra/nombresestablecimientos.php?nra=PEP102701112</text:p>
          </table:table-cell>
          <table:table-cell office:value-type="string" calcext:value-type="string">
            <text:p>PEP102701113</text:p>
          </table:table-cell>
          <table:table-cell office:value-type="string" calcext:value-type="string">
            <text:p>https://rnca.tamps.cinvestav.mx/verificacion/nra/nombresestablecimientos.php?nra=PEP1027011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113</text:p>
          </table:table-cell>
          <table:table-cell office:value-type="string" calcext:value-type="string">
            <text:p>https://rnca.tamps.cinvestav.mx/verificacion/nra/nombresestablecimientos.php?nra=PEP102701113</text:p>
          </table:table-cell>
          <table:table-cell office:value-type="string" calcext:value-type="string">
            <text:p>PEP102701213</text:p>
          </table:table-cell>
          <table:table-cell office:value-type="string" calcext:value-type="string">
            <text:p>https://rnca.tamps.cinvestav.mx/verificacion/nra/nombresestablecimientos.php?nra=PEP102701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213</text:p>
          </table:table-cell>
          <table:table-cell office:value-type="string" calcext:value-type="string">
            <text:p>https://rnca.tamps.cinvestav.mx/verificacion/nra/nombresestablecimientos.php?nra=PEP102701213</text:p>
          </table:table-cell>
          <table:table-cell office:value-type="string" calcext:value-type="string">
            <text:p>PEP102701214</text:p>
          </table:table-cell>
          <table:table-cell office:value-type="string" calcext:value-type="string">
            <text:p>https://rnca.tamps.cinvestav.mx/verificacion/nra/nombresestablecimientos.php?nra=PEP102701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213</text:p>
          </table:table-cell>
          <table:table-cell office:value-type="string" calcext:value-type="string">
            <text:p>https://rnca.tamps.cinvestav.mx/verificacion/nra/nombresestablecimientos.php?nra=PEP102701213</text:p>
          </table:table-cell>
          <table:table-cell office:value-type="string" calcext:value-type="string">
            <text:p>PEP102701217</text:p>
          </table:table-cell>
          <table:table-cell office:value-type="string" calcext:value-type="string">
            <text:p>https://rnca.tamps.cinvestav.mx/verificacion/nra/nombresestablecimientos.php?nra=PEP1027012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213</text:p>
          </table:table-cell>
          <table:table-cell office:value-type="string" calcext:value-type="string">
            <text:p>https://rnca.tamps.cinvestav.mx/verificacion/nra/nombresestablecimientos.php?nra=PEP102701213</text:p>
          </table:table-cell>
          <table:table-cell office:value-type="string" calcext:value-type="string">
            <text:p>PEP102701218</text:p>
          </table:table-cell>
          <table:table-cell office:value-type="string" calcext:value-type="string">
            <text:p>https://rnca.tamps.cinvestav.mx/verificacion/nra/nombresestablecimientos.php?nra=PEP1027012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213</text:p>
          </table:table-cell>
          <table:table-cell office:value-type="string" calcext:value-type="string">
            <text:p>https://rnca.tamps.cinvestav.mx/verificacion/nra/nombresestablecimientos.php?nra=PEP102701213</text:p>
          </table:table-cell>
          <table:table-cell office:value-type="string" calcext:value-type="string">
            <text:p>PEP10270121A</text:p>
          </table:table-cell>
          <table:table-cell office:value-type="string" calcext:value-type="string">
            <text:p>https://rnca.tamps.cinvestav.mx/verificacion/nra/nombresestablecimientos.php?nra=PEP10270121A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213</text:p>
          </table:table-cell>
          <table:table-cell office:value-type="string" calcext:value-type="string">
            <text:p>https://rnca.tamps.cinvestav.mx/verificacion/nra/nombresestablecimientos.php?nra=PEP102701213</text:p>
          </table:table-cell>
          <table:table-cell office:value-type="string" calcext:value-type="string">
            <text:p>PEP10270121C</text:p>
          </table:table-cell>
          <table:table-cell office:value-type="string" calcext:value-type="string">
            <text:p>https://rnca.tamps.cinvestav.mx/verificacion/nra/nombresestablecimientos.php?nra=PEP1027012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213</text:p>
          </table:table-cell>
          <table:table-cell office:value-type="string" calcext:value-type="string">
            <text:p>https://rnca.tamps.cinvestav.mx/verificacion/nra/nombresestablecimientos.php?nra=PEP102701213</text:p>
          </table:table-cell>
          <table:table-cell office:value-type="string" calcext:value-type="string">
            <text:p>PEP10270121D</text:p>
          </table:table-cell>
          <table:table-cell office:value-type="string" calcext:value-type="string">
            <text:p>https://rnca.tamps.cinvestav.mx/verificacion/nra/nombresestablecimientos.php?nra=PEP10270121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213</text:p>
          </table:table-cell>
          <table:table-cell office:value-type="string" calcext:value-type="string">
            <text:p>https://rnca.tamps.cinvestav.mx/verificacion/nra/nombresestablecimientos.php?nra=PEP102701213</text:p>
          </table:table-cell>
          <table:table-cell office:value-type="string" calcext:value-type="string">
            <text:p>PEP10270121F</text:p>
          </table:table-cell>
          <table:table-cell office:value-type="string" calcext:value-type="string">
            <text:p>https://rnca.tamps.cinvestav.mx/verificacion/nra/nombresestablecimientos.php?nra=PEP10270121F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214</text:p>
          </table:table-cell>
          <table:table-cell office:value-type="string" calcext:value-type="string">
            <text:p>https://rnca.tamps.cinvestav.mx/verificacion/nra/nombresestablecimientos.php?nra=PEP102701214</text:p>
          </table:table-cell>
          <table:table-cell office:value-type="string" calcext:value-type="string">
            <text:p>PEP102701217</text:p>
          </table:table-cell>
          <table:table-cell office:value-type="string" calcext:value-type="string">
            <text:p>https://rnca.tamps.cinvestav.mx/verificacion/nra/nombresestablecimientos.php?nra=PEP1027012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214</text:p>
          </table:table-cell>
          <table:table-cell office:value-type="string" calcext:value-type="string">
            <text:p>https://rnca.tamps.cinvestav.mx/verificacion/nra/nombresestablecimientos.php?nra=PEP102701214</text:p>
          </table:table-cell>
          <table:table-cell office:value-type="string" calcext:value-type="string">
            <text:p>PEP102701218</text:p>
          </table:table-cell>
          <table:table-cell office:value-type="string" calcext:value-type="string">
            <text:p>https://rnca.tamps.cinvestav.mx/verificacion/nra/nombresestablecimientos.php?nra=PEP1027012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214</text:p>
          </table:table-cell>
          <table:table-cell office:value-type="string" calcext:value-type="string">
            <text:p>https://rnca.tamps.cinvestav.mx/verificacion/nra/nombresestablecimientos.php?nra=PEP102701214</text:p>
          </table:table-cell>
          <table:table-cell office:value-type="string" calcext:value-type="string">
            <text:p>PEP10270121A</text:p>
          </table:table-cell>
          <table:table-cell office:value-type="string" calcext:value-type="string">
            <text:p>https://rnca.tamps.cinvestav.mx/verificacion/nra/nombresestablecimientos.php?nra=PEP10270121A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214</text:p>
          </table:table-cell>
          <table:table-cell office:value-type="string" calcext:value-type="string">
            <text:p>https://rnca.tamps.cinvestav.mx/verificacion/nra/nombresestablecimientos.php?nra=PEP102701214</text:p>
          </table:table-cell>
          <table:table-cell office:value-type="string" calcext:value-type="string">
            <text:p>PEP10270121C</text:p>
          </table:table-cell>
          <table:table-cell office:value-type="string" calcext:value-type="string">
            <text:p>https://rnca.tamps.cinvestav.mx/verificacion/nra/nombresestablecimientos.php?nra=PEP1027012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214</text:p>
          </table:table-cell>
          <table:table-cell office:value-type="string" calcext:value-type="string">
            <text:p>https://rnca.tamps.cinvestav.mx/verificacion/nra/nombresestablecimientos.php?nra=PEP102701214</text:p>
          </table:table-cell>
          <table:table-cell office:value-type="string" calcext:value-type="string">
            <text:p>PEP10270121D</text:p>
          </table:table-cell>
          <table:table-cell office:value-type="string" calcext:value-type="string">
            <text:p>https://rnca.tamps.cinvestav.mx/verificacion/nra/nombresestablecimientos.php?nra=PEP10270121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214</text:p>
          </table:table-cell>
          <table:table-cell office:value-type="string" calcext:value-type="string">
            <text:p>https://rnca.tamps.cinvestav.mx/verificacion/nra/nombresestablecimientos.php?nra=PEP102701214</text:p>
          </table:table-cell>
          <table:table-cell office:value-type="string" calcext:value-type="string">
            <text:p>PEP10270121F</text:p>
          </table:table-cell>
          <table:table-cell office:value-type="string" calcext:value-type="string">
            <text:p>https://rnca.tamps.cinvestav.mx/verificacion/nra/nombresestablecimientos.php?nra=PEP10270121F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214</text:p>
          </table:table-cell>
          <table:table-cell office:value-type="string" calcext:value-type="string">
            <text:p>https://rnca.tamps.cinvestav.mx/verificacion/nra/nombresestablecimientos.php?nra=PEP102701214</text:p>
          </table:table-cell>
          <table:table-cell office:value-type="string" calcext:value-type="string">
            <text:p>PEP102701414</text:p>
          </table:table-cell>
          <table:table-cell office:value-type="string" calcext:value-type="string">
            <text:p>https://rnca.tamps.cinvestav.mx/verificacion/nra/nombresestablecimientos.php?nra=PEP1027014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217</text:p>
          </table:table-cell>
          <table:table-cell office:value-type="string" calcext:value-type="string">
            <text:p>https://rnca.tamps.cinvestav.mx/verificacion/nra/nombresestablecimientos.php?nra=PEP102701217</text:p>
          </table:table-cell>
          <table:table-cell office:value-type="string" calcext:value-type="string">
            <text:p>PEP102701218</text:p>
          </table:table-cell>
          <table:table-cell office:value-type="string" calcext:value-type="string">
            <text:p>https://rnca.tamps.cinvestav.mx/verificacion/nra/nombresestablecimientos.php?nra=PEP1027012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217</text:p>
          </table:table-cell>
          <table:table-cell office:value-type="string" calcext:value-type="string">
            <text:p>https://rnca.tamps.cinvestav.mx/verificacion/nra/nombresestablecimientos.php?nra=PEP102701217</text:p>
          </table:table-cell>
          <table:table-cell office:value-type="string" calcext:value-type="string">
            <text:p>PEP10270121A</text:p>
          </table:table-cell>
          <table:table-cell office:value-type="string" calcext:value-type="string">
            <text:p>https://rnca.tamps.cinvestav.mx/verificacion/nra/nombresestablecimientos.php?nra=PEP10270121A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217</text:p>
          </table:table-cell>
          <table:table-cell office:value-type="string" calcext:value-type="string">
            <text:p>https://rnca.tamps.cinvestav.mx/verificacion/nra/nombresestablecimientos.php?nra=PEP102701217</text:p>
          </table:table-cell>
          <table:table-cell office:value-type="string" calcext:value-type="string">
            <text:p>PEP10270121C</text:p>
          </table:table-cell>
          <table:table-cell office:value-type="string" calcext:value-type="string">
            <text:p>https://rnca.tamps.cinvestav.mx/verificacion/nra/nombresestablecimientos.php?nra=PEP1027012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217</text:p>
          </table:table-cell>
          <table:table-cell office:value-type="string" calcext:value-type="string">
            <text:p>https://rnca.tamps.cinvestav.mx/verificacion/nra/nombresestablecimientos.php?nra=PEP102701217</text:p>
          </table:table-cell>
          <table:table-cell office:value-type="string" calcext:value-type="string">
            <text:p>PEP10270121D</text:p>
          </table:table-cell>
          <table:table-cell office:value-type="string" calcext:value-type="string">
            <text:p>https://rnca.tamps.cinvestav.mx/verificacion/nra/nombresestablecimientos.php?nra=PEP10270121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217</text:p>
          </table:table-cell>
          <table:table-cell office:value-type="string" calcext:value-type="string">
            <text:p>https://rnca.tamps.cinvestav.mx/verificacion/nra/nombresestablecimientos.php?nra=PEP102701217</text:p>
          </table:table-cell>
          <table:table-cell office:value-type="string" calcext:value-type="string">
            <text:p>PEP10270121F</text:p>
          </table:table-cell>
          <table:table-cell office:value-type="string" calcext:value-type="string">
            <text:p>https://rnca.tamps.cinvestav.mx/verificacion/nra/nombresestablecimientos.php?nra=PEP10270121F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218</text:p>
          </table:table-cell>
          <table:table-cell office:value-type="string" calcext:value-type="string">
            <text:p>https://rnca.tamps.cinvestav.mx/verificacion/nra/nombresestablecimientos.php?nra=PEP102701218</text:p>
          </table:table-cell>
          <table:table-cell office:value-type="string" calcext:value-type="string">
            <text:p>PEP10270121A</text:p>
          </table:table-cell>
          <table:table-cell office:value-type="string" calcext:value-type="string">
            <text:p>https://rnca.tamps.cinvestav.mx/verificacion/nra/nombresestablecimientos.php?nra=PEP10270121A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218</text:p>
          </table:table-cell>
          <table:table-cell office:value-type="string" calcext:value-type="string">
            <text:p>https://rnca.tamps.cinvestav.mx/verificacion/nra/nombresestablecimientos.php?nra=PEP102701218</text:p>
          </table:table-cell>
          <table:table-cell office:value-type="string" calcext:value-type="string">
            <text:p>PEP10270121C</text:p>
          </table:table-cell>
          <table:table-cell office:value-type="string" calcext:value-type="string">
            <text:p>https://rnca.tamps.cinvestav.mx/verificacion/nra/nombresestablecimientos.php?nra=PEP1027012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218</text:p>
          </table:table-cell>
          <table:table-cell office:value-type="string" calcext:value-type="string">
            <text:p>https://rnca.tamps.cinvestav.mx/verificacion/nra/nombresestablecimientos.php?nra=PEP102701218</text:p>
          </table:table-cell>
          <table:table-cell office:value-type="string" calcext:value-type="string">
            <text:p>PEP10270121D</text:p>
          </table:table-cell>
          <table:table-cell office:value-type="string" calcext:value-type="string">
            <text:p>https://rnca.tamps.cinvestav.mx/verificacion/nra/nombresestablecimientos.php?nra=PEP10270121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218</text:p>
          </table:table-cell>
          <table:table-cell office:value-type="string" calcext:value-type="string">
            <text:p>https://rnca.tamps.cinvestav.mx/verificacion/nra/nombresestablecimientos.php?nra=PEP102701218</text:p>
          </table:table-cell>
          <table:table-cell office:value-type="string" calcext:value-type="string">
            <text:p>PEP10270121F</text:p>
          </table:table-cell>
          <table:table-cell office:value-type="string" calcext:value-type="string">
            <text:p>https://rnca.tamps.cinvestav.mx/verificacion/nra/nombresestablecimientos.php?nra=PEP10270121F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21A</text:p>
          </table:table-cell>
          <table:table-cell office:value-type="string" calcext:value-type="string">
            <text:p>https://rnca.tamps.cinvestav.mx/verificacion/nra/nombresestablecimientos.php?nra=PEP10270121A</text:p>
          </table:table-cell>
          <table:table-cell office:value-type="string" calcext:value-type="string">
            <text:p>PEP10270121C</text:p>
          </table:table-cell>
          <table:table-cell office:value-type="string" calcext:value-type="string">
            <text:p>https://rnca.tamps.cinvestav.mx/verificacion/nra/nombresestablecimientos.php?nra=PEP1027012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21A</text:p>
          </table:table-cell>
          <table:table-cell office:value-type="string" calcext:value-type="string">
            <text:p>https://rnca.tamps.cinvestav.mx/verificacion/nra/nombresestablecimientos.php?nra=PEP10270121A</text:p>
          </table:table-cell>
          <table:table-cell office:value-type="string" calcext:value-type="string">
            <text:p>PEP10270121D</text:p>
          </table:table-cell>
          <table:table-cell office:value-type="string" calcext:value-type="string">
            <text:p>https://rnca.tamps.cinvestav.mx/verificacion/nra/nombresestablecimientos.php?nra=PEP10270121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21A</text:p>
          </table:table-cell>
          <table:table-cell office:value-type="string" calcext:value-type="string">
            <text:p>https://rnca.tamps.cinvestav.mx/verificacion/nra/nombresestablecimientos.php?nra=PEP10270121A</text:p>
          </table:table-cell>
          <table:table-cell office:value-type="string" calcext:value-type="string">
            <text:p>PEP10270121F</text:p>
          </table:table-cell>
          <table:table-cell office:value-type="string" calcext:value-type="string">
            <text:p>https://rnca.tamps.cinvestav.mx/verificacion/nra/nombresestablecimientos.php?nra=PEP10270121F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21C</text:p>
          </table:table-cell>
          <table:table-cell office:value-type="string" calcext:value-type="string">
            <text:p>https://rnca.tamps.cinvestav.mx/verificacion/nra/nombresestablecimientos.php?nra=PEP10270121C</text:p>
          </table:table-cell>
          <table:table-cell office:value-type="string" calcext:value-type="string">
            <text:p>PEP10270121D</text:p>
          </table:table-cell>
          <table:table-cell office:value-type="string" calcext:value-type="string">
            <text:p>https://rnca.tamps.cinvestav.mx/verificacion/nra/nombresestablecimientos.php?nra=PEP10270121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21C</text:p>
          </table:table-cell>
          <table:table-cell office:value-type="string" calcext:value-type="string">
            <text:p>https://rnca.tamps.cinvestav.mx/verificacion/nra/nombresestablecimientos.php?nra=PEP10270121C</text:p>
          </table:table-cell>
          <table:table-cell office:value-type="string" calcext:value-type="string">
            <text:p>PEP10270121F</text:p>
          </table:table-cell>
          <table:table-cell office:value-type="string" calcext:value-type="string">
            <text:p>https://rnca.tamps.cinvestav.mx/verificacion/nra/nombresestablecimientos.php?nra=PEP10270121F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21D</text:p>
          </table:table-cell>
          <table:table-cell office:value-type="string" calcext:value-type="string">
            <text:p>https://rnca.tamps.cinvestav.mx/verificacion/nra/nombresestablecimientos.php?nra=PEP10270121D</text:p>
          </table:table-cell>
          <table:table-cell office:value-type="string" calcext:value-type="string">
            <text:p>PEP10270121F</text:p>
          </table:table-cell>
          <table:table-cell office:value-type="string" calcext:value-type="string">
            <text:p>https://rnca.tamps.cinvestav.mx/verificacion/nra/nombresestablecimientos.php?nra=PEP10270121F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414</text:p>
          </table:table-cell>
          <table:table-cell office:value-type="string" calcext:value-type="string">
            <text:p>https://rnca.tamps.cinvestav.mx/verificacion/nra/nombresestablecimientos.php?nra=PEP102701414</text:p>
          </table:table-cell>
          <table:table-cell office:value-type="string" calcext:value-type="string">
            <text:p>PEP10270141K</text:p>
          </table:table-cell>
          <table:table-cell office:value-type="string" calcext:value-type="string">
            <text:p>https://rnca.tamps.cinvestav.mx/verificacion/nra/nombresestablecimientos.php?nra=PEP10270141K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701611</text:p>
          </table:table-cell>
          <table:table-cell office:value-type="string" calcext:value-type="string">
            <text:p>https://rnca.tamps.cinvestav.mx/verificacion/nra/nombresestablecimientos.php?nra=PEP102701611</text:p>
          </table:table-cell>
          <table:table-cell office:value-type="string" calcext:value-type="string">
            <text:p>PEP102701612</text:p>
          </table:table-cell>
          <table:table-cell office:value-type="string" calcext:value-type="string">
            <text:p>https://rnca.tamps.cinvestav.mx/verificacion/nra/nombresestablecimientos.php?nra=PEP102701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0311</text:p>
          </table:table-cell>
          <table:table-cell office:value-type="string" calcext:value-type="string">
            <text:p>https://rnca.tamps.cinvestav.mx/verificacion/nra/nombresestablecimientos.php?nra=PEP102800311</text:p>
          </table:table-cell>
          <table:table-cell office:value-type="string" calcext:value-type="string">
            <text:p>PEP102800313</text:p>
          </table:table-cell>
          <table:table-cell office:value-type="string" calcext:value-type="string">
            <text:p>https://rnca.tamps.cinvestav.mx/verificacion/nra/nombresestablecimientos.php?nra=PEP1028003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0311</text:p>
          </table:table-cell>
          <table:table-cell office:value-type="string" calcext:value-type="string">
            <text:p>https://rnca.tamps.cinvestav.mx/verificacion/nra/nombresestablecimientos.php?nra=PEP102800311</text:p>
          </table:table-cell>
          <table:table-cell office:value-type="string" calcext:value-type="string">
            <text:p>PEP102800314</text:p>
          </table:table-cell>
          <table:table-cell office:value-type="string" calcext:value-type="string">
            <text:p>https://rnca.tamps.cinvestav.mx/verificacion/nra/nombresestablecimientos.php?nra=PEP1028003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0311</text:p>
          </table:table-cell>
          <table:table-cell office:value-type="string" calcext:value-type="string">
            <text:p>https://rnca.tamps.cinvestav.mx/verificacion/nra/nombresestablecimientos.php?nra=PEP102800311</text:p>
          </table:table-cell>
          <table:table-cell office:value-type="string" calcext:value-type="string">
            <text:p>PEP102800318</text:p>
          </table:table-cell>
          <table:table-cell office:value-type="string" calcext:value-type="string">
            <text:p>https://rnca.tamps.cinvestav.mx/verificacion/nra/nombresestablecimientos.php?nra=PEP1028003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0311</text:p>
          </table:table-cell>
          <table:table-cell office:value-type="string" calcext:value-type="string">
            <text:p>https://rnca.tamps.cinvestav.mx/verificacion/nra/nombresestablecimientos.php?nra=PEP102800311</text:p>
          </table:table-cell>
          <table:table-cell office:value-type="string" calcext:value-type="string">
            <text:p>PEP102800911</text:p>
          </table:table-cell>
          <table:table-cell office:value-type="string" calcext:value-type="string">
            <text:p>https://rnca.tamps.cinvestav.mx/verificacion/nra/nombresestablecimientos.php?nra=PEP102800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0311</text:p>
          </table:table-cell>
          <table:table-cell office:value-type="string" calcext:value-type="string">
            <text:p>https://rnca.tamps.cinvestav.mx/verificacion/nra/nombresestablecimientos.php?nra=PEP102800311</text:p>
          </table:table-cell>
          <table:table-cell office:value-type="string" calcext:value-type="string">
            <text:p>PEP102803211</text:p>
          </table:table-cell>
          <table:table-cell office:value-type="string" calcext:value-type="string">
            <text:p>https://rnca.tamps.cinvestav.mx/verificacion/nra/nombresestablecimientos.php?nra=PEP102803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0313</text:p>
          </table:table-cell>
          <table:table-cell office:value-type="string" calcext:value-type="string">
            <text:p>https://rnca.tamps.cinvestav.mx/verificacion/nra/nombresestablecimientos.php?nra=PEP102800313</text:p>
          </table:table-cell>
          <table:table-cell office:value-type="string" calcext:value-type="string">
            <text:p>PEP102800314</text:p>
          </table:table-cell>
          <table:table-cell office:value-type="string" calcext:value-type="string">
            <text:p>https://rnca.tamps.cinvestav.mx/verificacion/nra/nombresestablecimientos.php?nra=PEP1028003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0313</text:p>
          </table:table-cell>
          <table:table-cell office:value-type="string" calcext:value-type="string">
            <text:p>https://rnca.tamps.cinvestav.mx/verificacion/nra/nombresestablecimientos.php?nra=PEP102800313</text:p>
          </table:table-cell>
          <table:table-cell office:value-type="string" calcext:value-type="string">
            <text:p>PEP102800318</text:p>
          </table:table-cell>
          <table:table-cell office:value-type="string" calcext:value-type="string">
            <text:p>https://rnca.tamps.cinvestav.mx/verificacion/nra/nombresestablecimientos.php?nra=PEP1028003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0314</text:p>
          </table:table-cell>
          <table:table-cell office:value-type="string" calcext:value-type="string">
            <text:p>https://rnca.tamps.cinvestav.mx/verificacion/nra/nombresestablecimientos.php?nra=PEP102800314</text:p>
          </table:table-cell>
          <table:table-cell office:value-type="string" calcext:value-type="string">
            <text:p>PEP102800318</text:p>
          </table:table-cell>
          <table:table-cell office:value-type="string" calcext:value-type="string">
            <text:p>https://rnca.tamps.cinvestav.mx/verificacion/nra/nombresestablecimientos.php?nra=PEP1028003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0318</text:p>
          </table:table-cell>
          <table:table-cell office:value-type="string" calcext:value-type="string">
            <text:p>https://rnca.tamps.cinvestav.mx/verificacion/nra/nombresestablecimientos.php?nra=PEP102800318</text:p>
          </table:table-cell>
          <table:table-cell office:value-type="string" calcext:value-type="string">
            <text:p>PEP102803218</text:p>
          </table:table-cell>
          <table:table-cell office:value-type="string" calcext:value-type="string">
            <text:p>https://rnca.tamps.cinvestav.mx/verificacion/nra/nombresestablecimientos.php?nra=PEP1028032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3211</text:p>
          </table:table-cell>
          <table:table-cell office:value-type="string" calcext:value-type="string">
            <text:p>https://rnca.tamps.cinvestav.mx/verificacion/nra/nombresestablecimientos.php?nra=PEP102803211</text:p>
          </table:table-cell>
          <table:table-cell office:value-type="string" calcext:value-type="string">
            <text:p>PEP102803218</text:p>
          </table:table-cell>
          <table:table-cell office:value-type="string" calcext:value-type="string">
            <text:p>https://rnca.tamps.cinvestav.mx/verificacion/nra/nombresestablecimientos.php?nra=PEP1028032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3211</text:p>
          </table:table-cell>
          <table:table-cell office:value-type="string" calcext:value-type="string">
            <text:p>https://rnca.tamps.cinvestav.mx/verificacion/nra/nombresestablecimientos.php?nra=PEP102803211</text:p>
          </table:table-cell>
          <table:table-cell office:value-type="string" calcext:value-type="string">
            <text:p>PEP102803219</text:p>
          </table:table-cell>
          <table:table-cell office:value-type="string" calcext:value-type="string">
            <text:p>https://rnca.tamps.cinvestav.mx/verificacion/nra/nombresestablecimientos.php?nra=PEP102803219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3211</text:p>
          </table:table-cell>
          <table:table-cell office:value-type="string" calcext:value-type="string">
            <text:p>https://rnca.tamps.cinvestav.mx/verificacion/nra/nombresestablecimientos.php?nra=PEP102803211</text:p>
          </table:table-cell>
          <table:table-cell office:value-type="string" calcext:value-type="string">
            <text:p>PEP10280321J</text:p>
          </table:table-cell>
          <table:table-cell office:value-type="string" calcext:value-type="string">
            <text:p>https://rnca.tamps.cinvestav.mx/verificacion/nra/nombresestablecimientos.php?nra=PEP10280321J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3211</text:p>
          </table:table-cell>
          <table:table-cell office:value-type="string" calcext:value-type="string">
            <text:p>https://rnca.tamps.cinvestav.mx/verificacion/nra/nombresestablecimientos.php?nra=PEP102803211</text:p>
          </table:table-cell>
          <table:table-cell office:value-type="string" calcext:value-type="string">
            <text:p>PEP10280321K</text:p>
          </table:table-cell>
          <table:table-cell office:value-type="string" calcext:value-type="string">
            <text:p>https://rnca.tamps.cinvestav.mx/verificacion/nra/nombresestablecimientos.php?nra=PEP10280321K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3211</text:p>
          </table:table-cell>
          <table:table-cell office:value-type="string" calcext:value-type="string">
            <text:p>https://rnca.tamps.cinvestav.mx/verificacion/nra/nombresestablecimientos.php?nra=PEP102803211</text:p>
          </table:table-cell>
          <table:table-cell office:value-type="string" calcext:value-type="string">
            <text:p>PEP10280321L</text:p>
          </table:table-cell>
          <table:table-cell office:value-type="string" calcext:value-type="string">
            <text:p>https://rnca.tamps.cinvestav.mx/verificacion/nra/nombresestablecimientos.php?nra=PEP10280321L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3211</text:p>
          </table:table-cell>
          <table:table-cell office:value-type="string" calcext:value-type="string">
            <text:p>https://rnca.tamps.cinvestav.mx/verificacion/nra/nombresestablecimientos.php?nra=PEP102803211</text:p>
          </table:table-cell>
          <table:table-cell office:value-type="string" calcext:value-type="string">
            <text:p>PEP10280321M</text:p>
          </table:table-cell>
          <table:table-cell office:value-type="string" calcext:value-type="string">
            <text:p>https://rnca.tamps.cinvestav.mx/verificacion/nra/nombresestablecimientos.php?nra=PEP10280321M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3211</text:p>
          </table:table-cell>
          <table:table-cell office:value-type="string" calcext:value-type="string">
            <text:p>https://rnca.tamps.cinvestav.mx/verificacion/nra/nombresestablecimientos.php?nra=PEP102803211</text:p>
          </table:table-cell>
          <table:table-cell office:value-type="string" calcext:value-type="string">
            <text:p>PEP10280321N</text:p>
          </table:table-cell>
          <table:table-cell office:value-type="string" calcext:value-type="string">
            <text:p>https://rnca.tamps.cinvestav.mx/verificacion/nra/nombresestablecimientos.php?nra=PEP10280321N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3218</text:p>
          </table:table-cell>
          <table:table-cell office:value-type="string" calcext:value-type="string">
            <text:p>https://rnca.tamps.cinvestav.mx/verificacion/nra/nombresestablecimientos.php?nra=PEP102803218</text:p>
          </table:table-cell>
          <table:table-cell office:value-type="string" calcext:value-type="string">
            <text:p>PEP102803219</text:p>
          </table:table-cell>
          <table:table-cell office:value-type="string" calcext:value-type="string">
            <text:p>https://rnca.tamps.cinvestav.mx/verificacion/nra/nombresestablecimientos.php?nra=PEP102803219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3218</text:p>
          </table:table-cell>
          <table:table-cell office:value-type="string" calcext:value-type="string">
            <text:p>https://rnca.tamps.cinvestav.mx/verificacion/nra/nombresestablecimientos.php?nra=PEP102803218</text:p>
          </table:table-cell>
          <table:table-cell office:value-type="string" calcext:value-type="string">
            <text:p>PEP10280321J</text:p>
          </table:table-cell>
          <table:table-cell office:value-type="string" calcext:value-type="string">
            <text:p>https://rnca.tamps.cinvestav.mx/verificacion/nra/nombresestablecimientos.php?nra=PEP10280321J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3218</text:p>
          </table:table-cell>
          <table:table-cell office:value-type="string" calcext:value-type="string">
            <text:p>https://rnca.tamps.cinvestav.mx/verificacion/nra/nombresestablecimientos.php?nra=PEP102803218</text:p>
          </table:table-cell>
          <table:table-cell office:value-type="string" calcext:value-type="string">
            <text:p>PEP10280321K</text:p>
          </table:table-cell>
          <table:table-cell office:value-type="string" calcext:value-type="string">
            <text:p>https://rnca.tamps.cinvestav.mx/verificacion/nra/nombresestablecimientos.php?nra=PEP10280321K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3218</text:p>
          </table:table-cell>
          <table:table-cell office:value-type="string" calcext:value-type="string">
            <text:p>https://rnca.tamps.cinvestav.mx/verificacion/nra/nombresestablecimientos.php?nra=PEP102803218</text:p>
          </table:table-cell>
          <table:table-cell office:value-type="string" calcext:value-type="string">
            <text:p>PEP10280321L</text:p>
          </table:table-cell>
          <table:table-cell office:value-type="string" calcext:value-type="string">
            <text:p>https://rnca.tamps.cinvestav.mx/verificacion/nra/nombresestablecimientos.php?nra=PEP10280321L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3218</text:p>
          </table:table-cell>
          <table:table-cell office:value-type="string" calcext:value-type="string">
            <text:p>https://rnca.tamps.cinvestav.mx/verificacion/nra/nombresestablecimientos.php?nra=PEP102803218</text:p>
          </table:table-cell>
          <table:table-cell office:value-type="string" calcext:value-type="string">
            <text:p>PEP10280321M</text:p>
          </table:table-cell>
          <table:table-cell office:value-type="string" calcext:value-type="string">
            <text:p>https://rnca.tamps.cinvestav.mx/verificacion/nra/nombresestablecimientos.php?nra=PEP10280321M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3218</text:p>
          </table:table-cell>
          <table:table-cell office:value-type="string" calcext:value-type="string">
            <text:p>https://rnca.tamps.cinvestav.mx/verificacion/nra/nombresestablecimientos.php?nra=PEP102803218</text:p>
          </table:table-cell>
          <table:table-cell office:value-type="string" calcext:value-type="string">
            <text:p>PEP10280321N</text:p>
          </table:table-cell>
          <table:table-cell office:value-type="string" calcext:value-type="string">
            <text:p>https://rnca.tamps.cinvestav.mx/verificacion/nra/nombresestablecimientos.php?nra=PEP10280321N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3219</text:p>
          </table:table-cell>
          <table:table-cell office:value-type="string" calcext:value-type="string">
            <text:p>https://rnca.tamps.cinvestav.mx/verificacion/nra/nombresestablecimientos.php?nra=PEP102803219</text:p>
          </table:table-cell>
          <table:table-cell office:value-type="string" calcext:value-type="string">
            <text:p>PEP10280321J</text:p>
          </table:table-cell>
          <table:table-cell office:value-type="string" calcext:value-type="string">
            <text:p>https://rnca.tamps.cinvestav.mx/verificacion/nra/nombresestablecimientos.php?nra=PEP10280321J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3219</text:p>
          </table:table-cell>
          <table:table-cell office:value-type="string" calcext:value-type="string">
            <text:p>https://rnca.tamps.cinvestav.mx/verificacion/nra/nombresestablecimientos.php?nra=PEP102803219</text:p>
          </table:table-cell>
          <table:table-cell office:value-type="string" calcext:value-type="string">
            <text:p>PEP10280321K</text:p>
          </table:table-cell>
          <table:table-cell office:value-type="string" calcext:value-type="string">
            <text:p>https://rnca.tamps.cinvestav.mx/verificacion/nra/nombresestablecimientos.php?nra=PEP10280321K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3219</text:p>
          </table:table-cell>
          <table:table-cell office:value-type="string" calcext:value-type="string">
            <text:p>https://rnca.tamps.cinvestav.mx/verificacion/nra/nombresestablecimientos.php?nra=PEP102803219</text:p>
          </table:table-cell>
          <table:table-cell office:value-type="string" calcext:value-type="string">
            <text:p>PEP10280321L</text:p>
          </table:table-cell>
          <table:table-cell office:value-type="string" calcext:value-type="string">
            <text:p>https://rnca.tamps.cinvestav.mx/verificacion/nra/nombresestablecimientos.php?nra=PEP10280321L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3219</text:p>
          </table:table-cell>
          <table:table-cell office:value-type="string" calcext:value-type="string">
            <text:p>https://rnca.tamps.cinvestav.mx/verificacion/nra/nombresestablecimientos.php?nra=PEP102803219</text:p>
          </table:table-cell>
          <table:table-cell office:value-type="string" calcext:value-type="string">
            <text:p>PEP10280321M</text:p>
          </table:table-cell>
          <table:table-cell office:value-type="string" calcext:value-type="string">
            <text:p>https://rnca.tamps.cinvestav.mx/verificacion/nra/nombresestablecimientos.php?nra=PEP10280321M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3219</text:p>
          </table:table-cell>
          <table:table-cell office:value-type="string" calcext:value-type="string">
            <text:p>https://rnca.tamps.cinvestav.mx/verificacion/nra/nombresestablecimientos.php?nra=PEP102803219</text:p>
          </table:table-cell>
          <table:table-cell office:value-type="string" calcext:value-type="string">
            <text:p>PEP10280321N</text:p>
          </table:table-cell>
          <table:table-cell office:value-type="string" calcext:value-type="string">
            <text:p>https://rnca.tamps.cinvestav.mx/verificacion/nra/nombresestablecimientos.php?nra=PEP10280321N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321J</text:p>
          </table:table-cell>
          <table:table-cell office:value-type="string" calcext:value-type="string">
            <text:p>https://rnca.tamps.cinvestav.mx/verificacion/nra/nombresestablecimientos.php?nra=PEP10280321J</text:p>
          </table:table-cell>
          <table:table-cell office:value-type="string" calcext:value-type="string">
            <text:p>PEP10280321K</text:p>
          </table:table-cell>
          <table:table-cell office:value-type="string" calcext:value-type="string">
            <text:p>https://rnca.tamps.cinvestav.mx/verificacion/nra/nombresestablecimientos.php?nra=PEP10280321K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321J</text:p>
          </table:table-cell>
          <table:table-cell office:value-type="string" calcext:value-type="string">
            <text:p>https://rnca.tamps.cinvestav.mx/verificacion/nra/nombresestablecimientos.php?nra=PEP10280321J</text:p>
          </table:table-cell>
          <table:table-cell office:value-type="string" calcext:value-type="string">
            <text:p>PEP10280321L</text:p>
          </table:table-cell>
          <table:table-cell office:value-type="string" calcext:value-type="string">
            <text:p>https://rnca.tamps.cinvestav.mx/verificacion/nra/nombresestablecimientos.php?nra=PEP10280321L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321J</text:p>
          </table:table-cell>
          <table:table-cell office:value-type="string" calcext:value-type="string">
            <text:p>https://rnca.tamps.cinvestav.mx/verificacion/nra/nombresestablecimientos.php?nra=PEP10280321J</text:p>
          </table:table-cell>
          <table:table-cell office:value-type="string" calcext:value-type="string">
            <text:p>PEP10280321M</text:p>
          </table:table-cell>
          <table:table-cell office:value-type="string" calcext:value-type="string">
            <text:p>https://rnca.tamps.cinvestav.mx/verificacion/nra/nombresestablecimientos.php?nra=PEP10280321M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321J</text:p>
          </table:table-cell>
          <table:table-cell office:value-type="string" calcext:value-type="string">
            <text:p>https://rnca.tamps.cinvestav.mx/verificacion/nra/nombresestablecimientos.php?nra=PEP10280321J</text:p>
          </table:table-cell>
          <table:table-cell office:value-type="string" calcext:value-type="string">
            <text:p>PEP10280321N</text:p>
          </table:table-cell>
          <table:table-cell office:value-type="string" calcext:value-type="string">
            <text:p>https://rnca.tamps.cinvestav.mx/verificacion/nra/nombresestablecimientos.php?nra=PEP10280321N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321K</text:p>
          </table:table-cell>
          <table:table-cell office:value-type="string" calcext:value-type="string">
            <text:p>https://rnca.tamps.cinvestav.mx/verificacion/nra/nombresestablecimientos.php?nra=PEP10280321K</text:p>
          </table:table-cell>
          <table:table-cell office:value-type="string" calcext:value-type="string">
            <text:p>PEP10280321L</text:p>
          </table:table-cell>
          <table:table-cell office:value-type="string" calcext:value-type="string">
            <text:p>https://rnca.tamps.cinvestav.mx/verificacion/nra/nombresestablecimientos.php?nra=PEP10280321L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321K</text:p>
          </table:table-cell>
          <table:table-cell office:value-type="string" calcext:value-type="string">
            <text:p>https://rnca.tamps.cinvestav.mx/verificacion/nra/nombresestablecimientos.php?nra=PEP10280321K</text:p>
          </table:table-cell>
          <table:table-cell office:value-type="string" calcext:value-type="string">
            <text:p>PEP10280321M</text:p>
          </table:table-cell>
          <table:table-cell office:value-type="string" calcext:value-type="string">
            <text:p>https://rnca.tamps.cinvestav.mx/verificacion/nra/nombresestablecimientos.php?nra=PEP10280321M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321K</text:p>
          </table:table-cell>
          <table:table-cell office:value-type="string" calcext:value-type="string">
            <text:p>https://rnca.tamps.cinvestav.mx/verificacion/nra/nombresestablecimientos.php?nra=PEP10280321K</text:p>
          </table:table-cell>
          <table:table-cell office:value-type="string" calcext:value-type="string">
            <text:p>PEP10280321N</text:p>
          </table:table-cell>
          <table:table-cell office:value-type="string" calcext:value-type="string">
            <text:p>https://rnca.tamps.cinvestav.mx/verificacion/nra/nombresestablecimientos.php?nra=PEP10280321N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321L</text:p>
          </table:table-cell>
          <table:table-cell office:value-type="string" calcext:value-type="string">
            <text:p>https://rnca.tamps.cinvestav.mx/verificacion/nra/nombresestablecimientos.php?nra=PEP10280321L</text:p>
          </table:table-cell>
          <table:table-cell office:value-type="string" calcext:value-type="string">
            <text:p>PEP10280321M</text:p>
          </table:table-cell>
          <table:table-cell office:value-type="string" calcext:value-type="string">
            <text:p>https://rnca.tamps.cinvestav.mx/verificacion/nra/nombresestablecimientos.php?nra=PEP10280321M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321L</text:p>
          </table:table-cell>
          <table:table-cell office:value-type="string" calcext:value-type="string">
            <text:p>https://rnca.tamps.cinvestav.mx/verificacion/nra/nombresestablecimientos.php?nra=PEP10280321L</text:p>
          </table:table-cell>
          <table:table-cell office:value-type="string" calcext:value-type="string">
            <text:p>PEP10280321N</text:p>
          </table:table-cell>
          <table:table-cell office:value-type="string" calcext:value-type="string">
            <text:p>https://rnca.tamps.cinvestav.mx/verificacion/nra/nombresestablecimientos.php?nra=PEP10280321N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280321M</text:p>
          </table:table-cell>
          <table:table-cell office:value-type="string" calcext:value-type="string">
            <text:p>https://rnca.tamps.cinvestav.mx/verificacion/nra/nombresestablecimientos.php?nra=PEP10280321M</text:p>
          </table:table-cell>
          <table:table-cell office:value-type="string" calcext:value-type="string">
            <text:p>PEP10280321N</text:p>
          </table:table-cell>
          <table:table-cell office:value-type="string" calcext:value-type="string">
            <text:p>https://rnca.tamps.cinvestav.mx/verificacion/nra/nombresestablecimientos.php?nra=PEP10280321N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02811</text:p>
          </table:table-cell>
          <table:table-cell office:value-type="string" calcext:value-type="string">
            <text:p>https://rnca.tamps.cinvestav.mx/verificacion/nra/nombresestablecimientos.php?nra=PEP103002811</text:p>
          </table:table-cell>
          <table:table-cell office:value-type="string" calcext:value-type="string">
            <text:p>PEP103002813</text:p>
          </table:table-cell>
          <table:table-cell office:value-type="string" calcext:value-type="string">
            <text:p>https://rnca.tamps.cinvestav.mx/verificacion/nra/nombresestablecimientos.php?nra=PEP1030028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06111</text:p>
          </table:table-cell>
          <table:table-cell office:value-type="string" calcext:value-type="string">
            <text:p>https://rnca.tamps.cinvestav.mx/verificacion/nra/nombresestablecimientos.php?nra=PEP103006111</text:p>
          </table:table-cell>
          <table:table-cell office:value-type="string" calcext:value-type="string">
            <text:p>PEP103006114</text:p>
          </table:table-cell>
          <table:table-cell office:value-type="string" calcext:value-type="string">
            <text:p>https://rnca.tamps.cinvestav.mx/verificacion/nra/nombresestablecimientos.php?nra=PEP1030061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06111</text:p>
          </table:table-cell>
          <table:table-cell office:value-type="string" calcext:value-type="string">
            <text:p>https://rnca.tamps.cinvestav.mx/verificacion/nra/nombresestablecimientos.php?nra=PEP103006111</text:p>
          </table:table-cell>
          <table:table-cell office:value-type="string" calcext:value-type="string">
            <text:p>PEP103006119</text:p>
          </table:table-cell>
          <table:table-cell office:value-type="string" calcext:value-type="string">
            <text:p>https://rnca.tamps.cinvestav.mx/verificacion/nra/nombresestablecimientos.php?nra=PEP103006119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06111</text:p>
          </table:table-cell>
          <table:table-cell office:value-type="string" calcext:value-type="string">
            <text:p>https://rnca.tamps.cinvestav.mx/verificacion/nra/nombresestablecimientos.php?nra=PEP103006111</text:p>
          </table:table-cell>
          <table:table-cell office:value-type="string" calcext:value-type="string">
            <text:p>PEP10300611A</text:p>
          </table:table-cell>
          <table:table-cell office:value-type="string" calcext:value-type="string">
            <text:p>https://rnca.tamps.cinvestav.mx/verificacion/nra/nombresestablecimientos.php?nra=PEP10300611A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06111</text:p>
          </table:table-cell>
          <table:table-cell office:value-type="string" calcext:value-type="string">
            <text:p>https://rnca.tamps.cinvestav.mx/verificacion/nra/nombresestablecimientos.php?nra=PEP103006111</text:p>
          </table:table-cell>
          <table:table-cell office:value-type="string" calcext:value-type="string">
            <text:p>PEP103006121</text:p>
          </table:table-cell>
          <table:table-cell office:value-type="string" calcext:value-type="string">
            <text:p>https://rnca.tamps.cinvestav.mx/verificacion/nra/nombresestablecimientos.php?nra=PEP1030061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06114</text:p>
          </table:table-cell>
          <table:table-cell office:value-type="string" calcext:value-type="string">
            <text:p>https://rnca.tamps.cinvestav.mx/verificacion/nra/nombresestablecimientos.php?nra=PEP103006114</text:p>
          </table:table-cell>
          <table:table-cell office:value-type="string" calcext:value-type="string">
            <text:p>PEP103006119</text:p>
          </table:table-cell>
          <table:table-cell office:value-type="string" calcext:value-type="string">
            <text:p>https://rnca.tamps.cinvestav.mx/verificacion/nra/nombresestablecimientos.php?nra=PEP103006119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06114</text:p>
          </table:table-cell>
          <table:table-cell office:value-type="string" calcext:value-type="string">
            <text:p>https://rnca.tamps.cinvestav.mx/verificacion/nra/nombresestablecimientos.php?nra=PEP103006114</text:p>
          </table:table-cell>
          <table:table-cell office:value-type="string" calcext:value-type="string">
            <text:p>PEP10300611A</text:p>
          </table:table-cell>
          <table:table-cell office:value-type="string" calcext:value-type="string">
            <text:p>https://rnca.tamps.cinvestav.mx/verificacion/nra/nombresestablecimientos.php?nra=PEP10300611A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06114</text:p>
          </table:table-cell>
          <table:table-cell office:value-type="string" calcext:value-type="string">
            <text:p>https://rnca.tamps.cinvestav.mx/verificacion/nra/nombresestablecimientos.php?nra=PEP103006114</text:p>
          </table:table-cell>
          <table:table-cell office:value-type="string" calcext:value-type="string">
            <text:p>PEP103006121</text:p>
          </table:table-cell>
          <table:table-cell office:value-type="string" calcext:value-type="string">
            <text:p>https://rnca.tamps.cinvestav.mx/verificacion/nra/nombresestablecimientos.php?nra=PEP1030061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06119</text:p>
          </table:table-cell>
          <table:table-cell office:value-type="string" calcext:value-type="string">
            <text:p>https://rnca.tamps.cinvestav.mx/verificacion/nra/nombresestablecimientos.php?nra=PEP103006119</text:p>
          </table:table-cell>
          <table:table-cell office:value-type="string" calcext:value-type="string">
            <text:p>PEP10300611A</text:p>
          </table:table-cell>
          <table:table-cell office:value-type="string" calcext:value-type="string">
            <text:p>https://rnca.tamps.cinvestav.mx/verificacion/nra/nombresestablecimientos.php?nra=PEP10300611A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06119</text:p>
          </table:table-cell>
          <table:table-cell office:value-type="string" calcext:value-type="string">
            <text:p>https://rnca.tamps.cinvestav.mx/verificacion/nra/nombresestablecimientos.php?nra=PEP103006119</text:p>
          </table:table-cell>
          <table:table-cell office:value-type="string" calcext:value-type="string">
            <text:p>PEP103006121</text:p>
          </table:table-cell>
          <table:table-cell office:value-type="string" calcext:value-type="string">
            <text:p>https://rnca.tamps.cinvestav.mx/verificacion/nra/nombresestablecimientos.php?nra=PEP1030061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0611A</text:p>
          </table:table-cell>
          <table:table-cell office:value-type="string" calcext:value-type="string">
            <text:p>https://rnca.tamps.cinvestav.mx/verificacion/nra/nombresestablecimientos.php?nra=PEP10300611A</text:p>
          </table:table-cell>
          <table:table-cell office:value-type="string" calcext:value-type="string">
            <text:p>PEP103006121</text:p>
          </table:table-cell>
          <table:table-cell office:value-type="string" calcext:value-type="string">
            <text:p>https://rnca.tamps.cinvestav.mx/verificacion/nra/nombresestablecimientos.php?nra=PEP1030061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1111</text:p>
          </table:table-cell>
          <table:table-cell office:value-type="string" calcext:value-type="string">
            <text:p>https://rnca.tamps.cinvestav.mx/verificacion/nra/nombresestablecimientos.php?nra=PEP103011111</text:p>
          </table:table-cell>
          <table:table-cell office:value-type="string" calcext:value-type="string">
            <text:p>PEP103011117</text:p>
          </table:table-cell>
          <table:table-cell office:value-type="string" calcext:value-type="string">
            <text:p>https://rnca.tamps.cinvestav.mx/verificacion/nra/nombresestablecimientos.php?nra=PEP103011117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4</text:p>
          </table:table-cell>
          <table:table-cell office:value-type="string" calcext:value-type="string">
            <text:p>https://rnca.tamps.cinvestav.mx/verificacion/nra/nombresestablecimientos.php?nra=PEP103013114</text:p>
          </table:table-cell>
          <table:table-cell office:value-type="string" calcext:value-type="string">
            <text:p>PEP103013116</text:p>
          </table:table-cell>
          <table:table-cell office:value-type="string" calcext:value-type="string">
            <text:p>https://rnca.tamps.cinvestav.mx/verificacion/nra/nombresestablecimientos.php?nra=PEP1030131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4</text:p>
          </table:table-cell>
          <table:table-cell office:value-type="string" calcext:value-type="string">
            <text:p>https://rnca.tamps.cinvestav.mx/verificacion/nra/nombresestablecimientos.php?nra=PEP103013114</text:p>
          </table:table-cell>
          <table:table-cell office:value-type="string" calcext:value-type="string">
            <text:p>PEP103013118</text:p>
          </table:table-cell>
          <table:table-cell office:value-type="string" calcext:value-type="string">
            <text:p>https://rnca.tamps.cinvestav.mx/verificacion/nra/nombresestablecimientos.php?nra=PEP1030131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4</text:p>
          </table:table-cell>
          <table:table-cell office:value-type="string" calcext:value-type="string">
            <text:p>https://rnca.tamps.cinvestav.mx/verificacion/nra/nombresestablecimientos.php?nra=PEP103013114</text:p>
          </table:table-cell>
          <table:table-cell office:value-type="string" calcext:value-type="string">
            <text:p>PEP103013119</text:p>
          </table:table-cell>
          <table:table-cell office:value-type="string" calcext:value-type="string">
            <text:p>https://rnca.tamps.cinvestav.mx/verificacion/nra/nombresestablecimientos.php?nra=PEP103013119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4</text:p>
          </table:table-cell>
          <table:table-cell office:value-type="string" calcext:value-type="string">
            <text:p>https://rnca.tamps.cinvestav.mx/verificacion/nra/nombresestablecimientos.php?nra=PEP103013114</text:p>
          </table:table-cell>
          <table:table-cell office:value-type="string" calcext:value-type="string">
            <text:p>PEP10301311A</text:p>
          </table:table-cell>
          <table:table-cell office:value-type="string" calcext:value-type="string">
            <text:p>https://rnca.tamps.cinvestav.mx/verificacion/nra/nombresestablecimientos.php?nra=PEP10301311A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4</text:p>
          </table:table-cell>
          <table:table-cell office:value-type="string" calcext:value-type="string">
            <text:p>https://rnca.tamps.cinvestav.mx/verificacion/nra/nombresestablecimientos.php?nra=PEP103013114</text:p>
          </table:table-cell>
          <table:table-cell office:value-type="string" calcext:value-type="string">
            <text:p>PEP10301311B</text:p>
          </table:table-cell>
          <table:table-cell office:value-type="string" calcext:value-type="string">
            <text:p>https://rnca.tamps.cinvestav.mx/verificacion/nra/nombresestablecimientos.php?nra=PEP1030131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4</text:p>
          </table:table-cell>
          <table:table-cell office:value-type="string" calcext:value-type="string">
            <text:p>https://rnca.tamps.cinvestav.mx/verificacion/nra/nombresestablecimientos.php?nra=PEP103013114</text:p>
          </table:table-cell>
          <table:table-cell office:value-type="string" calcext:value-type="string">
            <text:p>PEP10301311F</text:p>
          </table:table-cell>
          <table:table-cell office:value-type="string" calcext:value-type="string">
            <text:p>https://rnca.tamps.cinvestav.mx/verificacion/nra/nombresestablecimientos.php?nra=PEP10301311F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4</text:p>
          </table:table-cell>
          <table:table-cell office:value-type="string" calcext:value-type="string">
            <text:p>https://rnca.tamps.cinvestav.mx/verificacion/nra/nombresestablecimientos.php?nra=PEP103013114</text:p>
          </table:table-cell>
          <table:table-cell office:value-type="string" calcext:value-type="string">
            <text:p>PEP10301311G</text:p>
          </table:table-cell>
          <table:table-cell office:value-type="string" calcext:value-type="string">
            <text:p>https://rnca.tamps.cinvestav.mx/verificacion/nra/nombresestablecimientos.php?nra=PEP10301311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4</text:p>
          </table:table-cell>
          <table:table-cell office:value-type="string" calcext:value-type="string">
            <text:p>https://rnca.tamps.cinvestav.mx/verificacion/nra/nombresestablecimientos.php?nra=PEP103013114</text:p>
          </table:table-cell>
          <table:table-cell office:value-type="string" calcext:value-type="string">
            <text:p>PEP10301311H</text:p>
          </table:table-cell>
          <table:table-cell office:value-type="string" calcext:value-type="string">
            <text:p>https://rnca.tamps.cinvestav.mx/verificacion/nra/nombresestablecimientos.php?nra=PEP10301311H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4</text:p>
          </table:table-cell>
          <table:table-cell office:value-type="string" calcext:value-type="string">
            <text:p>https://rnca.tamps.cinvestav.mx/verificacion/nra/nombresestablecimientos.php?nra=PEP103013114</text:p>
          </table:table-cell>
          <table:table-cell office:value-type="string" calcext:value-type="string">
            <text:p>PEP10301311I</text:p>
          </table:table-cell>
          <table:table-cell office:value-type="string" calcext:value-type="string">
            <text:p>https://rnca.tamps.cinvestav.mx/verificacion/nra/nombresestablecimientos.php?nra=PEP10301311I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6</text:p>
          </table:table-cell>
          <table:table-cell office:value-type="string" calcext:value-type="string">
            <text:p>https://rnca.tamps.cinvestav.mx/verificacion/nra/nombresestablecimientos.php?nra=PEP103013116</text:p>
          </table:table-cell>
          <table:table-cell office:value-type="string" calcext:value-type="string">
            <text:p>PEP103013118</text:p>
          </table:table-cell>
          <table:table-cell office:value-type="string" calcext:value-type="string">
            <text:p>https://rnca.tamps.cinvestav.mx/verificacion/nra/nombresestablecimientos.php?nra=PEP1030131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6</text:p>
          </table:table-cell>
          <table:table-cell office:value-type="string" calcext:value-type="string">
            <text:p>https://rnca.tamps.cinvestav.mx/verificacion/nra/nombresestablecimientos.php?nra=PEP103013116</text:p>
          </table:table-cell>
          <table:table-cell office:value-type="string" calcext:value-type="string">
            <text:p>PEP103013119</text:p>
          </table:table-cell>
          <table:table-cell office:value-type="string" calcext:value-type="string">
            <text:p>https://rnca.tamps.cinvestav.mx/verificacion/nra/nombresestablecimientos.php?nra=PEP103013119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6</text:p>
          </table:table-cell>
          <table:table-cell office:value-type="string" calcext:value-type="string">
            <text:p>https://rnca.tamps.cinvestav.mx/verificacion/nra/nombresestablecimientos.php?nra=PEP103013116</text:p>
          </table:table-cell>
          <table:table-cell office:value-type="string" calcext:value-type="string">
            <text:p>PEP10301311A</text:p>
          </table:table-cell>
          <table:table-cell office:value-type="string" calcext:value-type="string">
            <text:p>https://rnca.tamps.cinvestav.mx/verificacion/nra/nombresestablecimientos.php?nra=PEP10301311A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6</text:p>
          </table:table-cell>
          <table:table-cell office:value-type="string" calcext:value-type="string">
            <text:p>https://rnca.tamps.cinvestav.mx/verificacion/nra/nombresestablecimientos.php?nra=PEP103013116</text:p>
          </table:table-cell>
          <table:table-cell office:value-type="string" calcext:value-type="string">
            <text:p>PEP10301311B</text:p>
          </table:table-cell>
          <table:table-cell office:value-type="string" calcext:value-type="string">
            <text:p>https://rnca.tamps.cinvestav.mx/verificacion/nra/nombresestablecimientos.php?nra=PEP1030131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6</text:p>
          </table:table-cell>
          <table:table-cell office:value-type="string" calcext:value-type="string">
            <text:p>https://rnca.tamps.cinvestav.mx/verificacion/nra/nombresestablecimientos.php?nra=PEP103013116</text:p>
          </table:table-cell>
          <table:table-cell office:value-type="string" calcext:value-type="string">
            <text:p>PEP10301311F</text:p>
          </table:table-cell>
          <table:table-cell office:value-type="string" calcext:value-type="string">
            <text:p>https://rnca.tamps.cinvestav.mx/verificacion/nra/nombresestablecimientos.php?nra=PEP10301311F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6</text:p>
          </table:table-cell>
          <table:table-cell office:value-type="string" calcext:value-type="string">
            <text:p>https://rnca.tamps.cinvestav.mx/verificacion/nra/nombresestablecimientos.php?nra=PEP103013116</text:p>
          </table:table-cell>
          <table:table-cell office:value-type="string" calcext:value-type="string">
            <text:p>PEP10301311G</text:p>
          </table:table-cell>
          <table:table-cell office:value-type="string" calcext:value-type="string">
            <text:p>https://rnca.tamps.cinvestav.mx/verificacion/nra/nombresestablecimientos.php?nra=PEP10301311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6</text:p>
          </table:table-cell>
          <table:table-cell office:value-type="string" calcext:value-type="string">
            <text:p>https://rnca.tamps.cinvestav.mx/verificacion/nra/nombresestablecimientos.php?nra=PEP103013116</text:p>
          </table:table-cell>
          <table:table-cell office:value-type="string" calcext:value-type="string">
            <text:p>PEP10301311H</text:p>
          </table:table-cell>
          <table:table-cell office:value-type="string" calcext:value-type="string">
            <text:p>https://rnca.tamps.cinvestav.mx/verificacion/nra/nombresestablecimientos.php?nra=PEP10301311H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6</text:p>
          </table:table-cell>
          <table:table-cell office:value-type="string" calcext:value-type="string">
            <text:p>https://rnca.tamps.cinvestav.mx/verificacion/nra/nombresestablecimientos.php?nra=PEP103013116</text:p>
          </table:table-cell>
          <table:table-cell office:value-type="string" calcext:value-type="string">
            <text:p>PEP10301311I</text:p>
          </table:table-cell>
          <table:table-cell office:value-type="string" calcext:value-type="string">
            <text:p>https://rnca.tamps.cinvestav.mx/verificacion/nra/nombresestablecimientos.php?nra=PEP10301311I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8</text:p>
          </table:table-cell>
          <table:table-cell office:value-type="string" calcext:value-type="string">
            <text:p>https://rnca.tamps.cinvestav.mx/verificacion/nra/nombresestablecimientos.php?nra=PEP103013118</text:p>
          </table:table-cell>
          <table:table-cell office:value-type="string" calcext:value-type="string">
            <text:p>PEP103013119</text:p>
          </table:table-cell>
          <table:table-cell office:value-type="string" calcext:value-type="string">
            <text:p>https://rnca.tamps.cinvestav.mx/verificacion/nra/nombresestablecimientos.php?nra=PEP103013119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8</text:p>
          </table:table-cell>
          <table:table-cell office:value-type="string" calcext:value-type="string">
            <text:p>https://rnca.tamps.cinvestav.mx/verificacion/nra/nombresestablecimientos.php?nra=PEP103013118</text:p>
          </table:table-cell>
          <table:table-cell office:value-type="string" calcext:value-type="string">
            <text:p>PEP10301311A</text:p>
          </table:table-cell>
          <table:table-cell office:value-type="string" calcext:value-type="string">
            <text:p>https://rnca.tamps.cinvestav.mx/verificacion/nra/nombresestablecimientos.php?nra=PEP10301311A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8</text:p>
          </table:table-cell>
          <table:table-cell office:value-type="string" calcext:value-type="string">
            <text:p>https://rnca.tamps.cinvestav.mx/verificacion/nra/nombresestablecimientos.php?nra=PEP103013118</text:p>
          </table:table-cell>
          <table:table-cell office:value-type="string" calcext:value-type="string">
            <text:p>PEP10301311B</text:p>
          </table:table-cell>
          <table:table-cell office:value-type="string" calcext:value-type="string">
            <text:p>https://rnca.tamps.cinvestav.mx/verificacion/nra/nombresestablecimientos.php?nra=PEP1030131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8</text:p>
          </table:table-cell>
          <table:table-cell office:value-type="string" calcext:value-type="string">
            <text:p>https://rnca.tamps.cinvestav.mx/verificacion/nra/nombresestablecimientos.php?nra=PEP103013118</text:p>
          </table:table-cell>
          <table:table-cell office:value-type="string" calcext:value-type="string">
            <text:p>PEP10301311F</text:p>
          </table:table-cell>
          <table:table-cell office:value-type="string" calcext:value-type="string">
            <text:p>https://rnca.tamps.cinvestav.mx/verificacion/nra/nombresestablecimientos.php?nra=PEP10301311F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8</text:p>
          </table:table-cell>
          <table:table-cell office:value-type="string" calcext:value-type="string">
            <text:p>https://rnca.tamps.cinvestav.mx/verificacion/nra/nombresestablecimientos.php?nra=PEP103013118</text:p>
          </table:table-cell>
          <table:table-cell office:value-type="string" calcext:value-type="string">
            <text:p>PEP10301311G</text:p>
          </table:table-cell>
          <table:table-cell office:value-type="string" calcext:value-type="string">
            <text:p>https://rnca.tamps.cinvestav.mx/verificacion/nra/nombresestablecimientos.php?nra=PEP10301311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8</text:p>
          </table:table-cell>
          <table:table-cell office:value-type="string" calcext:value-type="string">
            <text:p>https://rnca.tamps.cinvestav.mx/verificacion/nra/nombresestablecimientos.php?nra=PEP103013118</text:p>
          </table:table-cell>
          <table:table-cell office:value-type="string" calcext:value-type="string">
            <text:p>PEP10301311H</text:p>
          </table:table-cell>
          <table:table-cell office:value-type="string" calcext:value-type="string">
            <text:p>https://rnca.tamps.cinvestav.mx/verificacion/nra/nombresestablecimientos.php?nra=PEP10301311H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8</text:p>
          </table:table-cell>
          <table:table-cell office:value-type="string" calcext:value-type="string">
            <text:p>https://rnca.tamps.cinvestav.mx/verificacion/nra/nombresestablecimientos.php?nra=PEP103013118</text:p>
          </table:table-cell>
          <table:table-cell office:value-type="string" calcext:value-type="string">
            <text:p>PEP10301311I</text:p>
          </table:table-cell>
          <table:table-cell office:value-type="string" calcext:value-type="string">
            <text:p>https://rnca.tamps.cinvestav.mx/verificacion/nra/nombresestablecimientos.php?nra=PEP10301311I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8</text:p>
          </table:table-cell>
          <table:table-cell office:value-type="string" calcext:value-type="string">
            <text:p>https://rnca.tamps.cinvestav.mx/verificacion/nra/nombresestablecimientos.php?nra=PEP103013118</text:p>
          </table:table-cell>
          <table:table-cell office:value-type="string" calcext:value-type="string">
            <text:p>PEP103019318</text:p>
          </table:table-cell>
          <table:table-cell office:value-type="string" calcext:value-type="string">
            <text:p>https://rnca.tamps.cinvestav.mx/verificacion/nra/nombresestablecimientos.php?nra=PEP1030193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9</text:p>
          </table:table-cell>
          <table:table-cell office:value-type="string" calcext:value-type="string">
            <text:p>https://rnca.tamps.cinvestav.mx/verificacion/nra/nombresestablecimientos.php?nra=PEP103013119</text:p>
          </table:table-cell>
          <table:table-cell office:value-type="string" calcext:value-type="string">
            <text:p>PEP10301311A</text:p>
          </table:table-cell>
          <table:table-cell office:value-type="string" calcext:value-type="string">
            <text:p>https://rnca.tamps.cinvestav.mx/verificacion/nra/nombresestablecimientos.php?nra=PEP10301311A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9</text:p>
          </table:table-cell>
          <table:table-cell office:value-type="string" calcext:value-type="string">
            <text:p>https://rnca.tamps.cinvestav.mx/verificacion/nra/nombresestablecimientos.php?nra=PEP103013119</text:p>
          </table:table-cell>
          <table:table-cell office:value-type="string" calcext:value-type="string">
            <text:p>PEP10301311B</text:p>
          </table:table-cell>
          <table:table-cell office:value-type="string" calcext:value-type="string">
            <text:p>https://rnca.tamps.cinvestav.mx/verificacion/nra/nombresestablecimientos.php?nra=PEP1030131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9</text:p>
          </table:table-cell>
          <table:table-cell office:value-type="string" calcext:value-type="string">
            <text:p>https://rnca.tamps.cinvestav.mx/verificacion/nra/nombresestablecimientos.php?nra=PEP103013119</text:p>
          </table:table-cell>
          <table:table-cell office:value-type="string" calcext:value-type="string">
            <text:p>PEP10301311F</text:p>
          </table:table-cell>
          <table:table-cell office:value-type="string" calcext:value-type="string">
            <text:p>https://rnca.tamps.cinvestav.mx/verificacion/nra/nombresestablecimientos.php?nra=PEP10301311F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9</text:p>
          </table:table-cell>
          <table:table-cell office:value-type="string" calcext:value-type="string">
            <text:p>https://rnca.tamps.cinvestav.mx/verificacion/nra/nombresestablecimientos.php?nra=PEP103013119</text:p>
          </table:table-cell>
          <table:table-cell office:value-type="string" calcext:value-type="string">
            <text:p>PEP10301311G</text:p>
          </table:table-cell>
          <table:table-cell office:value-type="string" calcext:value-type="string">
            <text:p>https://rnca.tamps.cinvestav.mx/verificacion/nra/nombresestablecimientos.php?nra=PEP10301311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9</text:p>
          </table:table-cell>
          <table:table-cell office:value-type="string" calcext:value-type="string">
            <text:p>https://rnca.tamps.cinvestav.mx/verificacion/nra/nombresestablecimientos.php?nra=PEP103013119</text:p>
          </table:table-cell>
          <table:table-cell office:value-type="string" calcext:value-type="string">
            <text:p>PEP10301311H</text:p>
          </table:table-cell>
          <table:table-cell office:value-type="string" calcext:value-type="string">
            <text:p>https://rnca.tamps.cinvestav.mx/verificacion/nra/nombresestablecimientos.php?nra=PEP10301311H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9</text:p>
          </table:table-cell>
          <table:table-cell office:value-type="string" calcext:value-type="string">
            <text:p>https://rnca.tamps.cinvestav.mx/verificacion/nra/nombresestablecimientos.php?nra=PEP103013119</text:p>
          </table:table-cell>
          <table:table-cell office:value-type="string" calcext:value-type="string">
            <text:p>PEP10301311I</text:p>
          </table:table-cell>
          <table:table-cell office:value-type="string" calcext:value-type="string">
            <text:p>https://rnca.tamps.cinvestav.mx/verificacion/nra/nombresestablecimientos.php?nra=PEP10301311I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A</text:p>
          </table:table-cell>
          <table:table-cell office:value-type="string" calcext:value-type="string">
            <text:p>https://rnca.tamps.cinvestav.mx/verificacion/nra/nombresestablecimientos.php?nra=PEP10301311A</text:p>
          </table:table-cell>
          <table:table-cell office:value-type="string" calcext:value-type="string">
            <text:p>PEP10301311B</text:p>
          </table:table-cell>
          <table:table-cell office:value-type="string" calcext:value-type="string">
            <text:p>https://rnca.tamps.cinvestav.mx/verificacion/nra/nombresestablecimientos.php?nra=PEP1030131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A</text:p>
          </table:table-cell>
          <table:table-cell office:value-type="string" calcext:value-type="string">
            <text:p>https://rnca.tamps.cinvestav.mx/verificacion/nra/nombresestablecimientos.php?nra=PEP10301311A</text:p>
          </table:table-cell>
          <table:table-cell office:value-type="string" calcext:value-type="string">
            <text:p>PEP10301311F</text:p>
          </table:table-cell>
          <table:table-cell office:value-type="string" calcext:value-type="string">
            <text:p>https://rnca.tamps.cinvestav.mx/verificacion/nra/nombresestablecimientos.php?nra=PEP10301311F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A</text:p>
          </table:table-cell>
          <table:table-cell office:value-type="string" calcext:value-type="string">
            <text:p>https://rnca.tamps.cinvestav.mx/verificacion/nra/nombresestablecimientos.php?nra=PEP10301311A</text:p>
          </table:table-cell>
          <table:table-cell office:value-type="string" calcext:value-type="string">
            <text:p>PEP10301311G</text:p>
          </table:table-cell>
          <table:table-cell office:value-type="string" calcext:value-type="string">
            <text:p>https://rnca.tamps.cinvestav.mx/verificacion/nra/nombresestablecimientos.php?nra=PEP10301311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A</text:p>
          </table:table-cell>
          <table:table-cell office:value-type="string" calcext:value-type="string">
            <text:p>https://rnca.tamps.cinvestav.mx/verificacion/nra/nombresestablecimientos.php?nra=PEP10301311A</text:p>
          </table:table-cell>
          <table:table-cell office:value-type="string" calcext:value-type="string">
            <text:p>PEP10301311H</text:p>
          </table:table-cell>
          <table:table-cell office:value-type="string" calcext:value-type="string">
            <text:p>https://rnca.tamps.cinvestav.mx/verificacion/nra/nombresestablecimientos.php?nra=PEP10301311H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A</text:p>
          </table:table-cell>
          <table:table-cell office:value-type="string" calcext:value-type="string">
            <text:p>https://rnca.tamps.cinvestav.mx/verificacion/nra/nombresestablecimientos.php?nra=PEP10301311A</text:p>
          </table:table-cell>
          <table:table-cell office:value-type="string" calcext:value-type="string">
            <text:p>PEP10301311I</text:p>
          </table:table-cell>
          <table:table-cell office:value-type="string" calcext:value-type="string">
            <text:p>https://rnca.tamps.cinvestav.mx/verificacion/nra/nombresestablecimientos.php?nra=PEP10301311I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B</text:p>
          </table:table-cell>
          <table:table-cell office:value-type="string" calcext:value-type="string">
            <text:p>https://rnca.tamps.cinvestav.mx/verificacion/nra/nombresestablecimientos.php?nra=PEP10301311B</text:p>
          </table:table-cell>
          <table:table-cell office:value-type="string" calcext:value-type="string">
            <text:p>PEP10301311F</text:p>
          </table:table-cell>
          <table:table-cell office:value-type="string" calcext:value-type="string">
            <text:p>https://rnca.tamps.cinvestav.mx/verificacion/nra/nombresestablecimientos.php?nra=PEP10301311F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B</text:p>
          </table:table-cell>
          <table:table-cell office:value-type="string" calcext:value-type="string">
            <text:p>https://rnca.tamps.cinvestav.mx/verificacion/nra/nombresestablecimientos.php?nra=PEP10301311B</text:p>
          </table:table-cell>
          <table:table-cell office:value-type="string" calcext:value-type="string">
            <text:p>PEP10301311G</text:p>
          </table:table-cell>
          <table:table-cell office:value-type="string" calcext:value-type="string">
            <text:p>https://rnca.tamps.cinvestav.mx/verificacion/nra/nombresestablecimientos.php?nra=PEP10301311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B</text:p>
          </table:table-cell>
          <table:table-cell office:value-type="string" calcext:value-type="string">
            <text:p>https://rnca.tamps.cinvestav.mx/verificacion/nra/nombresestablecimientos.php?nra=PEP10301311B</text:p>
          </table:table-cell>
          <table:table-cell office:value-type="string" calcext:value-type="string">
            <text:p>PEP10301311H</text:p>
          </table:table-cell>
          <table:table-cell office:value-type="string" calcext:value-type="string">
            <text:p>https://rnca.tamps.cinvestav.mx/verificacion/nra/nombresestablecimientos.php?nra=PEP10301311H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B</text:p>
          </table:table-cell>
          <table:table-cell office:value-type="string" calcext:value-type="string">
            <text:p>https://rnca.tamps.cinvestav.mx/verificacion/nra/nombresestablecimientos.php?nra=PEP10301311B</text:p>
          </table:table-cell>
          <table:table-cell office:value-type="string" calcext:value-type="string">
            <text:p>PEP10301311I</text:p>
          </table:table-cell>
          <table:table-cell office:value-type="string" calcext:value-type="string">
            <text:p>https://rnca.tamps.cinvestav.mx/verificacion/nra/nombresestablecimientos.php?nra=PEP10301311I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F</text:p>
          </table:table-cell>
          <table:table-cell office:value-type="string" calcext:value-type="string">
            <text:p>https://rnca.tamps.cinvestav.mx/verificacion/nra/nombresestablecimientos.php?nra=PEP10301311F</text:p>
          </table:table-cell>
          <table:table-cell office:value-type="string" calcext:value-type="string">
            <text:p>PEP10301311G</text:p>
          </table:table-cell>
          <table:table-cell office:value-type="string" calcext:value-type="string">
            <text:p>https://rnca.tamps.cinvestav.mx/verificacion/nra/nombresestablecimientos.php?nra=PEP10301311G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F</text:p>
          </table:table-cell>
          <table:table-cell office:value-type="string" calcext:value-type="string">
            <text:p>https://rnca.tamps.cinvestav.mx/verificacion/nra/nombresestablecimientos.php?nra=PEP10301311F</text:p>
          </table:table-cell>
          <table:table-cell office:value-type="string" calcext:value-type="string">
            <text:p>PEP10301311H</text:p>
          </table:table-cell>
          <table:table-cell office:value-type="string" calcext:value-type="string">
            <text:p>https://rnca.tamps.cinvestav.mx/verificacion/nra/nombresestablecimientos.php?nra=PEP10301311H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F</text:p>
          </table:table-cell>
          <table:table-cell office:value-type="string" calcext:value-type="string">
            <text:p>https://rnca.tamps.cinvestav.mx/verificacion/nra/nombresestablecimientos.php?nra=PEP10301311F</text:p>
          </table:table-cell>
          <table:table-cell office:value-type="string" calcext:value-type="string">
            <text:p>PEP10301311I</text:p>
          </table:table-cell>
          <table:table-cell office:value-type="string" calcext:value-type="string">
            <text:p>https://rnca.tamps.cinvestav.mx/verificacion/nra/nombresestablecimientos.php?nra=PEP10301311I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G</text:p>
          </table:table-cell>
          <table:table-cell office:value-type="string" calcext:value-type="string">
            <text:p>https://rnca.tamps.cinvestav.mx/verificacion/nra/nombresestablecimientos.php?nra=PEP10301311G</text:p>
          </table:table-cell>
          <table:table-cell office:value-type="string" calcext:value-type="string">
            <text:p>PEP10301311H</text:p>
          </table:table-cell>
          <table:table-cell office:value-type="string" calcext:value-type="string">
            <text:p>https://rnca.tamps.cinvestav.mx/verificacion/nra/nombresestablecimientos.php?nra=PEP10301311H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G</text:p>
          </table:table-cell>
          <table:table-cell office:value-type="string" calcext:value-type="string">
            <text:p>https://rnca.tamps.cinvestav.mx/verificacion/nra/nombresestablecimientos.php?nra=PEP10301311G</text:p>
          </table:table-cell>
          <table:table-cell office:value-type="string" calcext:value-type="string">
            <text:p>PEP10301311I</text:p>
          </table:table-cell>
          <table:table-cell office:value-type="string" calcext:value-type="string">
            <text:p>https://rnca.tamps.cinvestav.mx/verificacion/nra/nombresestablecimientos.php?nra=PEP10301311I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1311H</text:p>
          </table:table-cell>
          <table:table-cell office:value-type="string" calcext:value-type="string">
            <text:p>https://rnca.tamps.cinvestav.mx/verificacion/nra/nombresestablecimientos.php?nra=PEP10301311H</text:p>
          </table:table-cell>
          <table:table-cell office:value-type="string" calcext:value-type="string">
            <text:p>PEP10301311I</text:p>
          </table:table-cell>
          <table:table-cell office:value-type="string" calcext:value-type="string">
            <text:p>https://rnca.tamps.cinvestav.mx/verificacion/nra/nombresestablecimientos.php?nra=PEP10301311I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103020413</text:p>
          </table:table-cell>
          <table:table-cell office:value-type="string" calcext:value-type="string">
            <text:p>https://rnca.tamps.cinvestav.mx/verificacion/nra/nombresestablecimientos.php?nra=PEP103020413</text:p>
          </table:table-cell>
          <table:table-cell office:value-type="string" calcext:value-type="string">
            <text:p>PEP103020414</text:p>
          </table:table-cell>
          <table:table-cell office:value-type="string" calcext:value-type="string">
            <text:p>https://rnca.tamps.cinvestav.mx/verificacion/nra/nombresestablecimientos.php?nra=PEP1030204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2700200006</text:p>
          </table:table-cell>
          <table:table-cell office:value-type="string" calcext:value-type="string">
            <text:p>https://rnca.tamps.cinvestav.mx/verificacion/nra/nombresestablecimientos.php?nra=PEP2700200006</text:p>
          </table:table-cell>
          <table:table-cell office:value-type="string" calcext:value-type="string">
            <text:p>PEP2700200069</text:p>
          </table:table-cell>
          <table:table-cell office:value-type="string" calcext:value-type="string">
            <text:p>https://rnca.tamps.cinvestav.mx/verificacion/nra/nombresestablecimientos.php?nra=PEP2700200069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2700400018</text:p>
          </table:table-cell>
          <table:table-cell office:value-type="string" calcext:value-type="string">
            <text:p>https://rnca.tamps.cinvestav.mx/verificacion/nra/nombresestablecimientos.php?nra=PEP2700400018</text:p>
          </table:table-cell>
          <table:table-cell office:value-type="string" calcext:value-type="string">
            <text:p>PEP2700900018</text:p>
          </table:table-cell>
          <table:table-cell office:value-type="string" calcext:value-type="string">
            <text:p>https://rnca.tamps.cinvestav.mx/verificacion/nra/nombresestablecimientos.php?nra=PEP2700900018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2700800034</text:p>
          </table:table-cell>
          <table:table-cell office:value-type="string" calcext:value-type="string">
            <text:p>https://rnca.tamps.cinvestav.mx/verificacion/nra/nombresestablecimientos.php?nra=PEP2700800034</text:p>
          </table:table-cell>
          <table:table-cell office:value-type="string" calcext:value-type="string">
            <text:p>PEP2700800035</text:p>
          </table:table-cell>
          <table:table-cell office:value-type="string" calcext:value-type="string">
            <text:p>https://rnca.tamps.cinvestav.mx/verificacion/nra/nombresestablecimientos.php?nra=PEP2700800035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2700800035</text:p>
          </table:table-cell>
          <table:table-cell office:value-type="string" calcext:value-type="string">
            <text:p>https://rnca.tamps.cinvestav.mx/verificacion/nra/nombresestablecimientos.php?nra=PEP2700800035</text:p>
          </table:table-cell>
          <table:table-cell office:value-type="string" calcext:value-type="string">
            <text:p>PEP2700800052</text:p>
          </table:table-cell>
          <table:table-cell office:value-type="string" calcext:value-type="string">
            <text:p>https://rnca.tamps.cinvestav.mx/verificacion/nra/nombresestablecimientos.php?nra=PEP270080005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2701400047</text:p>
          </table:table-cell>
          <table:table-cell office:value-type="string" calcext:value-type="string">
            <text:p>https://rnca.tamps.cinvestav.mx/verificacion/nra/nombresestablecimientos.php?nra=PEP2701400047</text:p>
          </table:table-cell>
          <table:table-cell office:value-type="string" calcext:value-type="string">
            <text:p>PEP2701400048</text:p>
          </table:table-cell>
          <table:table-cell office:value-type="string" calcext:value-type="string">
            <text:p>https://rnca.tamps.cinvestav.mx/verificacion/nra/nombresestablecimientos.php?nra=PEP2701400048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2701400047</text:p>
          </table:table-cell>
          <table:table-cell office:value-type="string" calcext:value-type="string">
            <text:p>https://rnca.tamps.cinvestav.mx/verificacion/nra/nombresestablecimientos.php?nra=PEP2701400047</text:p>
          </table:table-cell>
          <table:table-cell office:value-type="string" calcext:value-type="string">
            <text:p>PEP2701400049</text:p>
          </table:table-cell>
          <table:table-cell office:value-type="string" calcext:value-type="string">
            <text:p>https://rnca.tamps.cinvestav.mx/verificacion/nra/nombresestablecimientos.php?nra=PEP2701400049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2701400047</text:p>
          </table:table-cell>
          <table:table-cell office:value-type="string" calcext:value-type="string">
            <text:p>https://rnca.tamps.cinvestav.mx/verificacion/nra/nombresestablecimientos.php?nra=PEP2701400047</text:p>
          </table:table-cell>
          <table:table-cell office:value-type="string" calcext:value-type="string">
            <text:p>PEP2701400054</text:p>
          </table:table-cell>
          <table:table-cell office:value-type="string" calcext:value-type="string">
            <text:p>https://rnca.tamps.cinvestav.mx/verificacion/nra/nombresestablecimientos.php?nra=PEP2701400054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2701400047</text:p>
          </table:table-cell>
          <table:table-cell office:value-type="string" calcext:value-type="string">
            <text:p>https://rnca.tamps.cinvestav.mx/verificacion/nra/nombresestablecimientos.php?nra=PEP2701400047</text:p>
          </table:table-cell>
          <table:table-cell office:value-type="string" calcext:value-type="string">
            <text:p>PEP2701400064</text:p>
          </table:table-cell>
          <table:table-cell office:value-type="string" calcext:value-type="string">
            <text:p>https://rnca.tamps.cinvestav.mx/verificacion/nra/nombresestablecimientos.php?nra=PEP2701400064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2701400048</text:p>
          </table:table-cell>
          <table:table-cell office:value-type="string" calcext:value-type="string">
            <text:p>https://rnca.tamps.cinvestav.mx/verificacion/nra/nombresestablecimientos.php?nra=PEP2701400048</text:p>
          </table:table-cell>
          <table:table-cell office:value-type="string" calcext:value-type="string">
            <text:p>PEP2701400049</text:p>
          </table:table-cell>
          <table:table-cell office:value-type="string" calcext:value-type="string">
            <text:p>https://rnca.tamps.cinvestav.mx/verificacion/nra/nombresestablecimientos.php?nra=PEP2701400049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2701400048</text:p>
          </table:table-cell>
          <table:table-cell office:value-type="string" calcext:value-type="string">
            <text:p>https://rnca.tamps.cinvestav.mx/verificacion/nra/nombresestablecimientos.php?nra=PEP2701400048</text:p>
          </table:table-cell>
          <table:table-cell office:value-type="string" calcext:value-type="string">
            <text:p>PEP2701400054</text:p>
          </table:table-cell>
          <table:table-cell office:value-type="string" calcext:value-type="string">
            <text:p>https://rnca.tamps.cinvestav.mx/verificacion/nra/nombresestablecimientos.php?nra=PEP2701400054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2701400048</text:p>
          </table:table-cell>
          <table:table-cell office:value-type="string" calcext:value-type="string">
            <text:p>https://rnca.tamps.cinvestav.mx/verificacion/nra/nombresestablecimientos.php?nra=PEP2701400048</text:p>
          </table:table-cell>
          <table:table-cell office:value-type="string" calcext:value-type="string">
            <text:p>PEP2701400064</text:p>
          </table:table-cell>
          <table:table-cell office:value-type="string" calcext:value-type="string">
            <text:p>https://rnca.tamps.cinvestav.mx/verificacion/nra/nombresestablecimientos.php?nra=PEP2701400064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2701400049</text:p>
          </table:table-cell>
          <table:table-cell office:value-type="string" calcext:value-type="string">
            <text:p>https://rnca.tamps.cinvestav.mx/verificacion/nra/nombresestablecimientos.php?nra=PEP2701400049</text:p>
          </table:table-cell>
          <table:table-cell office:value-type="string" calcext:value-type="string">
            <text:p>PEP2701400054</text:p>
          </table:table-cell>
          <table:table-cell office:value-type="string" calcext:value-type="string">
            <text:p>https://rnca.tamps.cinvestav.mx/verificacion/nra/nombresestablecimientos.php?nra=PEP2701400054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2701400049</text:p>
          </table:table-cell>
          <table:table-cell office:value-type="string" calcext:value-type="string">
            <text:p>https://rnca.tamps.cinvestav.mx/verificacion/nra/nombresestablecimientos.php?nra=PEP2701400049</text:p>
          </table:table-cell>
          <table:table-cell office:value-type="string" calcext:value-type="string">
            <text:p>PEP2701400064</text:p>
          </table:table-cell>
          <table:table-cell office:value-type="string" calcext:value-type="string">
            <text:p>https://rnca.tamps.cinvestav.mx/verificacion/nra/nombresestablecimientos.php?nra=PEP2701400064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2701400054</text:p>
          </table:table-cell>
          <table:table-cell office:value-type="string" calcext:value-type="string">
            <text:p>https://rnca.tamps.cinvestav.mx/verificacion/nra/nombresestablecimientos.php?nra=PEP2701400054</text:p>
          </table:table-cell>
          <table:table-cell office:value-type="string" calcext:value-type="string">
            <text:p>PEP2701400064</text:p>
          </table:table-cell>
          <table:table-cell office:value-type="string" calcext:value-type="string">
            <text:p>https://rnca.tamps.cinvestav.mx/verificacion/nra/nombresestablecimientos.php?nra=PEP2701400064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3002800054</text:p>
          </table:table-cell>
          <table:table-cell office:value-type="string" calcext:value-type="string">
            <text:p>https://rnca.tamps.cinvestav.mx/verificacion/nra/nombresestablecimientos.php?nra=PEP3002800054</text:p>
          </table:table-cell>
          <table:table-cell office:value-type="string" calcext:value-type="string">
            <text:p>PEP3002800055</text:p>
          </table:table-cell>
          <table:table-cell office:value-type="string" calcext:value-type="string">
            <text:p>https://rnca.tamps.cinvestav.mx/verificacion/nra/nombresestablecimientos.php?nra=PEP3002800055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3002800054</text:p>
          </table:table-cell>
          <table:table-cell office:value-type="string" calcext:value-type="string">
            <text:p>https://rnca.tamps.cinvestav.mx/verificacion/nra/nombresestablecimientos.php?nra=PEP3002800054</text:p>
          </table:table-cell>
          <table:table-cell office:value-type="string" calcext:value-type="string">
            <text:p>PEP3002800056</text:p>
          </table:table-cell>
          <table:table-cell office:value-type="string" calcext:value-type="string">
            <text:p>https://rnca.tamps.cinvestav.mx/verificacion/nra/nombresestablecimientos.php?nra=PEP3002800056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3002800054</text:p>
          </table:table-cell>
          <table:table-cell office:value-type="string" calcext:value-type="string">
            <text:p>https://rnca.tamps.cinvestav.mx/verificacion/nra/nombresestablecimientos.php?nra=PEP3002800054</text:p>
          </table:table-cell>
          <table:table-cell office:value-type="string" calcext:value-type="string">
            <text:p>PEP3002800057</text:p>
          </table:table-cell>
          <table:table-cell office:value-type="string" calcext:value-type="string">
            <text:p>https://rnca.tamps.cinvestav.mx/verificacion/nra/nombresestablecimientos.php?nra=PEP3002800057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3002800055</text:p>
          </table:table-cell>
          <table:table-cell office:value-type="string" calcext:value-type="string">
            <text:p>https://rnca.tamps.cinvestav.mx/verificacion/nra/nombresestablecimientos.php?nra=PEP3002800055</text:p>
          </table:table-cell>
          <table:table-cell office:value-type="string" calcext:value-type="string">
            <text:p>PEP3002800056</text:p>
          </table:table-cell>
          <table:table-cell office:value-type="string" calcext:value-type="string">
            <text:p>https://rnca.tamps.cinvestav.mx/verificacion/nra/nombresestablecimientos.php?nra=PEP3002800056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3002800055</text:p>
          </table:table-cell>
          <table:table-cell office:value-type="string" calcext:value-type="string">
            <text:p>https://rnca.tamps.cinvestav.mx/verificacion/nra/nombresestablecimientos.php?nra=PEP3002800055</text:p>
          </table:table-cell>
          <table:table-cell office:value-type="string" calcext:value-type="string">
            <text:p>PEP3002800057</text:p>
          </table:table-cell>
          <table:table-cell office:value-type="string" calcext:value-type="string">
            <text:p>https://rnca.tamps.cinvestav.mx/verificacion/nra/nombresestablecimientos.php?nra=PEP3002800057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3002800056</text:p>
          </table:table-cell>
          <table:table-cell office:value-type="string" calcext:value-type="string">
            <text:p>https://rnca.tamps.cinvestav.mx/verificacion/nra/nombresestablecimientos.php?nra=PEP3002800056</text:p>
          </table:table-cell>
          <table:table-cell office:value-type="string" calcext:value-type="string">
            <text:p>PEP3002800057</text:p>
          </table:table-cell>
          <table:table-cell office:value-type="string" calcext:value-type="string">
            <text:p>https://rnca.tamps.cinvestav.mx/verificacion/nra/nombresestablecimientos.php?nra=PEP3002800057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3011100001</text:p>
          </table:table-cell>
          <table:table-cell office:value-type="string" calcext:value-type="string">
            <text:p>https://rnca.tamps.cinvestav.mx/verificacion/nra/nombresestablecimientos.php?nra=PEP3011100001</text:p>
          </table:table-cell>
          <table:table-cell office:value-type="string" calcext:value-type="string">
            <text:p>PEP3011100002</text:p>
          </table:table-cell>
          <table:table-cell office:value-type="string" calcext:value-type="string">
            <text:p>https://rnca.tamps.cinvestav.mx/verificacion/nra/nombresestablecimientos.php?nra=PEP301110000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3013100145</text:p>
          </table:table-cell>
          <table:table-cell office:value-type="string" calcext:value-type="string">
            <text:p>https://rnca.tamps.cinvestav.mx/verificacion/nra/nombresestablecimientos.php?nra=PEP3013100145</text:p>
          </table:table-cell>
          <table:table-cell office:value-type="string" calcext:value-type="string">
            <text:p>PEP3013100146</text:p>
          </table:table-cell>
          <table:table-cell office:value-type="string" calcext:value-type="string">
            <text:p>https://rnca.tamps.cinvestav.mx/verificacion/nra/nombresestablecimientos.php?nra=PEP3013100146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K90040311</text:p>
          </table:table-cell>
          <table:table-cell office:value-type="string" calcext:value-type="string">
            <text:p>https://rnca.tamps.cinvestav.mx/verificacion/nra/nombresestablecimientos.php?nra=PEPK90040311</text:p>
          </table:table-cell>
          <table:table-cell office:value-type="string" calcext:value-type="string">
            <text:p>PEPK90400311</text:p>
          </table:table-cell>
          <table:table-cell office:value-type="string" calcext:value-type="string">
            <text:p>https://rnca.tamps.cinvestav.mx/verificacion/nra/nombresestablecimientos.php?nra=PEPK90400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K90400311</text:p>
          </table:table-cell>
          <table:table-cell office:value-type="string" calcext:value-type="string">
            <text:p>https://rnca.tamps.cinvestav.mx/verificacion/nra/nombresestablecimientos.php?nra=PEPK90400311</text:p>
          </table:table-cell>
          <table:table-cell office:value-type="string" calcext:value-type="string">
            <text:p>PEPM90400311</text:p>
          </table:table-cell>
          <table:table-cell office:value-type="string" calcext:value-type="string">
            <text:p>https://rnca.tamps.cinvestav.mx/verificacion/nra/nombresestablecimientos.php?nra=PEPM90400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LQ0400311</text:p>
          </table:table-cell>
          <table:table-cell office:value-type="string" calcext:value-type="string">
            <text:p>https://rnca.tamps.cinvestav.mx/verificacion/nra/nombresestablecimientos.php?nra=PEPLQ0400311</text:p>
          </table:table-cell>
          <table:table-cell office:value-type="string" calcext:value-type="string">
            <text:p>PEPLQ0400312</text:p>
          </table:table-cell>
          <table:table-cell office:value-type="string" calcext:value-type="string">
            <text:p>https://rnca.tamps.cinvestav.mx/verificacion/nra/nombresestablecimientos.php?nra=PEPLQ04003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M90400311</text:p>
          </table:table-cell>
          <table:table-cell office:value-type="string" calcext:value-type="string">
            <text:p>https://rnca.tamps.cinvestav.mx/verificacion/nra/nombresestablecimientos.php?nra=PEPM90400311</text:p>
          </table:table-cell>
          <table:table-cell office:value-type="string" calcext:value-type="string">
            <text:p>PEPM90400312</text:p>
          </table:table-cell>
          <table:table-cell office:value-type="string" calcext:value-type="string">
            <text:p>https://rnca.tamps.cinvestav.mx/verificacion/nra/nombresestablecimientos.php?nra=PEPM904003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M92803211</text:p>
          </table:table-cell>
          <table:table-cell office:value-type="string" calcext:value-type="string">
            <text:p>https://rnca.tamps.cinvestav.mx/verificacion/nra/nombresestablecimientos.php?nra=PEPM92803211</text:p>
          </table:table-cell>
          <table:table-cell office:value-type="string" calcext:value-type="string">
            <text:p>PEPM92803811</text:p>
          </table:table-cell>
          <table:table-cell office:value-type="string" calcext:value-type="string">
            <text:p>https://rnca.tamps.cinvestav.mx/verificacion/nra/nombresestablecimientos.php?nra=PEPM92803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M9301310C</text:p>
          </table:table-cell>
          <table:table-cell office:value-type="string" calcext:value-type="string">
            <text:p>https://rnca.tamps.cinvestav.mx/verificacion/nra/nombresestablecimientos.php?nra=PEPM9301310C</text:p>
          </table:table-cell>
          <table:table-cell office:value-type="string" calcext:value-type="string">
            <text:p>PEPM9301310D</text:p>
          </table:table-cell>
          <table:table-cell office:value-type="string" calcext:value-type="string">
            <text:p>https://rnca.tamps.cinvestav.mx/verificacion/nra/nombresestablecimientos.php?nra=PEPM9301310D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M93013111</text:p>
          </table:table-cell>
          <table:table-cell office:value-type="string" calcext:value-type="string">
            <text:p>https://rnca.tamps.cinvestav.mx/verificacion/nra/nombresestablecimientos.php?nra=PEPM93013111</text:p>
          </table:table-cell>
          <table:table-cell office:value-type="string" calcext:value-type="string">
            <text:p>PEPM93013112</text:p>
          </table:table-cell>
          <table:table-cell office:value-type="string" calcext:value-type="string">
            <text:p>https://rnca.tamps.cinvestav.mx/verificacion/nra/nombresestablecimientos.php?nra=PEPM930131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M93013111</text:p>
          </table:table-cell>
          <table:table-cell office:value-type="string" calcext:value-type="string">
            <text:p>https://rnca.tamps.cinvestav.mx/verificacion/nra/nombresestablecimientos.php?nra=PEPM93013111</text:p>
          </table:table-cell>
          <table:table-cell office:value-type="string" calcext:value-type="string">
            <text:p>PEPM93013113</text:p>
          </table:table-cell>
          <table:table-cell office:value-type="string" calcext:value-type="string">
            <text:p>https://rnca.tamps.cinvestav.mx/verificacion/nra/nombresestablecimientos.php?nra=PEPM930131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M93013111</text:p>
          </table:table-cell>
          <table:table-cell office:value-type="string" calcext:value-type="string">
            <text:p>https://rnca.tamps.cinvestav.mx/verificacion/nra/nombresestablecimientos.php?nra=PEPM93013111</text:p>
          </table:table-cell>
          <table:table-cell office:value-type="string" calcext:value-type="string">
            <text:p>PEPM93013114</text:p>
          </table:table-cell>
          <table:table-cell office:value-type="string" calcext:value-type="string">
            <text:p>https://rnca.tamps.cinvestav.mx/verificacion/nra/nombresestablecimientos.php?nra=PEPM930131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M93013111</text:p>
          </table:table-cell>
          <table:table-cell office:value-type="string" calcext:value-type="string">
            <text:p>https://rnca.tamps.cinvestav.mx/verificacion/nra/nombresestablecimientos.php?nra=PEPM93013111</text:p>
          </table:table-cell>
          <table:table-cell office:value-type="string" calcext:value-type="string">
            <text:p>PEPM93013121</text:p>
          </table:table-cell>
          <table:table-cell office:value-type="string" calcext:value-type="string">
            <text:p>https://rnca.tamps.cinvestav.mx/verificacion/nra/nombresestablecimientos.php?nra=PEPM930131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M93013112</text:p>
          </table:table-cell>
          <table:table-cell office:value-type="string" calcext:value-type="string">
            <text:p>https://rnca.tamps.cinvestav.mx/verificacion/nra/nombresestablecimientos.php?nra=PEPM93013112</text:p>
          </table:table-cell>
          <table:table-cell office:value-type="string" calcext:value-type="string">
            <text:p>PEPM93013113</text:p>
          </table:table-cell>
          <table:table-cell office:value-type="string" calcext:value-type="string">
            <text:p>https://rnca.tamps.cinvestav.mx/verificacion/nra/nombresestablecimientos.php?nra=PEPM930131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M93013112</text:p>
          </table:table-cell>
          <table:table-cell office:value-type="string" calcext:value-type="string">
            <text:p>https://rnca.tamps.cinvestav.mx/verificacion/nra/nombresestablecimientos.php?nra=PEPM93013112</text:p>
          </table:table-cell>
          <table:table-cell office:value-type="string" calcext:value-type="string">
            <text:p>PEPM93013114</text:p>
          </table:table-cell>
          <table:table-cell office:value-type="string" calcext:value-type="string">
            <text:p>https://rnca.tamps.cinvestav.mx/verificacion/nra/nombresestablecimientos.php?nra=PEPM930131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M93013112</text:p>
          </table:table-cell>
          <table:table-cell office:value-type="string" calcext:value-type="string">
            <text:p>https://rnca.tamps.cinvestav.mx/verificacion/nra/nombresestablecimientos.php?nra=PEPM93013112</text:p>
          </table:table-cell>
          <table:table-cell office:value-type="string" calcext:value-type="string">
            <text:p>PEPM93013121</text:p>
          </table:table-cell>
          <table:table-cell office:value-type="string" calcext:value-type="string">
            <text:p>https://rnca.tamps.cinvestav.mx/verificacion/nra/nombresestablecimientos.php?nra=PEPM930131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M93013112</text:p>
          </table:table-cell>
          <table:table-cell office:value-type="string" calcext:value-type="string">
            <text:p>https://rnca.tamps.cinvestav.mx/verificacion/nra/nombresestablecimientos.php?nra=PEPM93013112</text:p>
          </table:table-cell>
          <table:table-cell office:value-type="string" calcext:value-type="string">
            <text:p>PEPM93013122</text:p>
          </table:table-cell>
          <table:table-cell office:value-type="string" calcext:value-type="string">
            <text:p>https://rnca.tamps.cinvestav.mx/verificacion/nra/nombresestablecimientos.php?nra=PEPM9301312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M93013112</text:p>
          </table:table-cell>
          <table:table-cell office:value-type="string" calcext:value-type="string">
            <text:p>https://rnca.tamps.cinvestav.mx/verificacion/nra/nombresestablecimientos.php?nra=PEPM93013112</text:p>
          </table:table-cell>
          <table:table-cell office:value-type="string" calcext:value-type="string">
            <text:p>PEPM93013123</text:p>
          </table:table-cell>
          <table:table-cell office:value-type="string" calcext:value-type="string">
            <text:p>https://rnca.tamps.cinvestav.mx/verificacion/nra/nombresestablecimientos.php?nra=PEPM9301312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M93013113</text:p>
          </table:table-cell>
          <table:table-cell office:value-type="string" calcext:value-type="string">
            <text:p>https://rnca.tamps.cinvestav.mx/verificacion/nra/nombresestablecimientos.php?nra=PEPM93013113</text:p>
          </table:table-cell>
          <table:table-cell office:value-type="string" calcext:value-type="string">
            <text:p>PEPM93013114</text:p>
          </table:table-cell>
          <table:table-cell office:value-type="string" calcext:value-type="string">
            <text:p>https://rnca.tamps.cinvestav.mx/verificacion/nra/nombresestablecimientos.php?nra=PEPM930131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M93013113</text:p>
          </table:table-cell>
          <table:table-cell office:value-type="string" calcext:value-type="string">
            <text:p>https://rnca.tamps.cinvestav.mx/verificacion/nra/nombresestablecimientos.php?nra=PEPM93013113</text:p>
          </table:table-cell>
          <table:table-cell office:value-type="string" calcext:value-type="string">
            <text:p>PEPM93013121</text:p>
          </table:table-cell>
          <table:table-cell office:value-type="string" calcext:value-type="string">
            <text:p>https://rnca.tamps.cinvestav.mx/verificacion/nra/nombresestablecimientos.php?nra=PEPM930131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M93013113</text:p>
          </table:table-cell>
          <table:table-cell office:value-type="string" calcext:value-type="string">
            <text:p>https://rnca.tamps.cinvestav.mx/verificacion/nra/nombresestablecimientos.php?nra=PEPM93013113</text:p>
          </table:table-cell>
          <table:table-cell office:value-type="string" calcext:value-type="string">
            <text:p>PEPM93013123</text:p>
          </table:table-cell>
          <table:table-cell office:value-type="string" calcext:value-type="string">
            <text:p>https://rnca.tamps.cinvestav.mx/verificacion/nra/nombresestablecimientos.php?nra=PEPM9301312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M93013114</text:p>
          </table:table-cell>
          <table:table-cell office:value-type="string" calcext:value-type="string">
            <text:p>https://rnca.tamps.cinvestav.mx/verificacion/nra/nombresestablecimientos.php?nra=PEPM93013114</text:p>
          </table:table-cell>
          <table:table-cell office:value-type="string" calcext:value-type="string">
            <text:p>PEPM93013121</text:p>
          </table:table-cell>
          <table:table-cell office:value-type="string" calcext:value-type="string">
            <text:p>https://rnca.tamps.cinvestav.mx/verificacion/nra/nombresestablecimientos.php?nra=PEPM930131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M93013121</text:p>
          </table:table-cell>
          <table:table-cell office:value-type="string" calcext:value-type="string">
            <text:p>https://rnca.tamps.cinvestav.mx/verificacion/nra/nombresestablecimientos.php?nra=PEPM93013121</text:p>
          </table:table-cell>
          <table:table-cell office:value-type="string" calcext:value-type="string">
            <text:p>PEPM93013122</text:p>
          </table:table-cell>
          <table:table-cell office:value-type="string" calcext:value-type="string">
            <text:p>https://rnca.tamps.cinvestav.mx/verificacion/nra/nombresestablecimientos.php?nra=PEPM9301312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M93013121</text:p>
          </table:table-cell>
          <table:table-cell office:value-type="string" calcext:value-type="string">
            <text:p>https://rnca.tamps.cinvestav.mx/verificacion/nra/nombresestablecimientos.php?nra=PEPM93013121</text:p>
          </table:table-cell>
          <table:table-cell office:value-type="string" calcext:value-type="string">
            <text:p>PEPM93013123</text:p>
          </table:table-cell>
          <table:table-cell office:value-type="string" calcext:value-type="string">
            <text:p>https://rnca.tamps.cinvestav.mx/verificacion/nra/nombresestablecimientos.php?nra=PEPM9301312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M93013122</text:p>
          </table:table-cell>
          <table:table-cell office:value-type="string" calcext:value-type="string">
            <text:p>https://rnca.tamps.cinvestav.mx/verificacion/nra/nombresestablecimientos.php?nra=PEPM93013122</text:p>
          </table:table-cell>
          <table:table-cell office:value-type="string" calcext:value-type="string">
            <text:p>PEPM93013123</text:p>
          </table:table-cell>
          <table:table-cell office:value-type="string" calcext:value-type="string">
            <text:p>https://rnca.tamps.cinvestav.mx/verificacion/nra/nombresestablecimientos.php?nra=PEPM9301312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MH0400311</text:p>
          </table:table-cell>
          <table:table-cell office:value-type="string" calcext:value-type="string">
            <text:p>https://rnca.tamps.cinvestav.mx/verificacion/nra/nombresestablecimientos.php?nra=PEPMH0400311</text:p>
          </table:table-cell>
          <table:table-cell office:value-type="string" calcext:value-type="string">
            <text:p>PEPMH0400312</text:p>
          </table:table-cell>
          <table:table-cell office:value-type="string" calcext:value-type="string">
            <text:p>https://rnca.tamps.cinvestav.mx/verificacion/nra/nombresestablecimientos.php?nra=PEPMH04003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MH0400311</text:p>
          </table:table-cell>
          <table:table-cell office:value-type="string" calcext:value-type="string">
            <text:p>https://rnca.tamps.cinvestav.mx/verificacion/nra/nombresestablecimientos.php?nra=PEPMH0400311</text:p>
          </table:table-cell>
          <table:table-cell office:value-type="string" calcext:value-type="string">
            <text:p>PEPMI0400311</text:p>
          </table:table-cell>
          <table:table-cell office:value-type="string" calcext:value-type="string">
            <text:p>https://rnca.tamps.cinvestav.mx/verificacion/nra/nombresestablecimientos.php?nra=PEPMI0400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MH0400312</text:p>
          </table:table-cell>
          <table:table-cell office:value-type="string" calcext:value-type="string">
            <text:p>https://rnca.tamps.cinvestav.mx/verificacion/nra/nombresestablecimientos.php?nra=PEPMH0400312</text:p>
          </table:table-cell>
          <table:table-cell office:value-type="string" calcext:value-type="string">
            <text:p>PEPMI0400312</text:p>
          </table:table-cell>
          <table:table-cell office:value-type="string" calcext:value-type="string">
            <text:p>https://rnca.tamps.cinvestav.mx/verificacion/nra/nombresestablecimientos.php?nra=PEPMI04003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MI0400211</text:p>
          </table:table-cell>
          <table:table-cell office:value-type="string" calcext:value-type="string">
            <text:p>https://rnca.tamps.cinvestav.mx/verificacion/nra/nombresestablecimientos.php?nra=PEPMI0400211</text:p>
          </table:table-cell>
          <table:table-cell office:value-type="string" calcext:value-type="string">
            <text:p>PEPMI0400311</text:p>
          </table:table-cell>
          <table:table-cell office:value-type="string" calcext:value-type="string">
            <text:p>https://rnca.tamps.cinvestav.mx/verificacion/nra/nombresestablecimientos.php?nra=PEPMI0400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MI0400311</text:p>
          </table:table-cell>
          <table:table-cell office:value-type="string" calcext:value-type="string">
            <text:p>https://rnca.tamps.cinvestav.mx/verificacion/nra/nombresestablecimientos.php?nra=PEPMI0400311</text:p>
          </table:table-cell>
          <table:table-cell office:value-type="string" calcext:value-type="string">
            <text:p>PEPMI0400312</text:p>
          </table:table-cell>
          <table:table-cell office:value-type="string" calcext:value-type="string">
            <text:p>https://rnca.tamps.cinvestav.mx/verificacion/nra/nombresestablecimientos.php?nra=PEPMI04003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MI0400311</text:p>
          </table:table-cell>
          <table:table-cell office:value-type="string" calcext:value-type="string">
            <text:p>https://rnca.tamps.cinvestav.mx/verificacion/nra/nombresestablecimientos.php?nra=PEPMI0400311</text:p>
          </table:table-cell>
          <table:table-cell office:value-type="string" calcext:value-type="string">
            <text:p>PEPMI0400313</text:p>
          </table:table-cell>
          <table:table-cell office:value-type="string" calcext:value-type="string">
            <text:p>https://rnca.tamps.cinvestav.mx/verificacion/nra/nombresestablecimientos.php?nra=PEPMI04003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MI0400312</text:p>
          </table:table-cell>
          <table:table-cell office:value-type="string" calcext:value-type="string">
            <text:p>https://rnca.tamps.cinvestav.mx/verificacion/nra/nombresestablecimientos.php?nra=PEPMI0400312</text:p>
          </table:table-cell>
          <table:table-cell office:value-type="string" calcext:value-type="string">
            <text:p>PEPMI0400313</text:p>
          </table:table-cell>
          <table:table-cell office:value-type="string" calcext:value-type="string">
            <text:p>https://rnca.tamps.cinvestav.mx/verificacion/nra/nombresestablecimientos.php?nra=PEPMI04003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N40400311</text:p>
          </table:table-cell>
          <table:table-cell office:value-type="string" calcext:value-type="string">
            <text:p>https://rnca.tamps.cinvestav.mx/verificacion/nra/nombresestablecimientos.php?nra=PEPN40400311</text:p>
          </table:table-cell>
          <table:table-cell office:value-type="string" calcext:value-type="string">
            <text:p>PEPN40400312</text:p>
          </table:table-cell>
          <table:table-cell office:value-type="string" calcext:value-type="string">
            <text:p>https://rnca.tamps.cinvestav.mx/verificacion/nra/nombresestablecimientos.php?nra=PEPN404003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N42700211</text:p>
          </table:table-cell>
          <table:table-cell office:value-type="string" calcext:value-type="string">
            <text:p>https://rnca.tamps.cinvestav.mx/verificacion/nra/nombresestablecimientos.php?nra=PEPN42700211</text:p>
          </table:table-cell>
          <table:table-cell office:value-type="string" calcext:value-type="string">
            <text:p>PEPN42701211</text:p>
          </table:table-cell>
          <table:table-cell office:value-type="string" calcext:value-type="string">
            <text:p>https://rnca.tamps.cinvestav.mx/verificacion/nra/nombresestablecimientos.php?nra=PEPN42701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93002811</text:p>
          </table:table-cell>
          <table:table-cell office:value-type="string" calcext:value-type="string">
            <text:p>https://rnca.tamps.cinvestav.mx/verificacion/nra/nombresestablecimientos.php?nra=PEPR93002811</text:p>
          </table:table-cell>
          <table:table-cell office:value-type="string" calcext:value-type="string">
            <text:p>PEPRB3002811</text:p>
          </table:table-cell>
          <table:table-cell office:value-type="string" calcext:value-type="string">
            <text:p>https://rnca.tamps.cinvestav.mx/verificacion/nra/nombresestablecimientos.php?nra=PEPRB3002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1</text:p>
          </table:table-cell>
          <table:table-cell office:value-type="string" calcext:value-type="string">
            <text:p>https://rnca.tamps.cinvestav.mx/verificacion/nra/nombresestablecimientos.php?nra=PEPRB3003411</text:p>
          </table:table-cell>
          <table:table-cell office:value-type="string" calcext:value-type="string">
            <text:p>PEPRB3003412</text:p>
          </table:table-cell>
          <table:table-cell office:value-type="string" calcext:value-type="string">
            <text:p>https://rnca.tamps.cinvestav.mx/verificacion/nra/nombresestablecimientos.php?nra=PEPRB30034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1</text:p>
          </table:table-cell>
          <table:table-cell office:value-type="string" calcext:value-type="string">
            <text:p>https://rnca.tamps.cinvestav.mx/verificacion/nra/nombresestablecimientos.php?nra=PEPRB3003411</text:p>
          </table:table-cell>
          <table:table-cell office:value-type="string" calcext:value-type="string">
            <text:p>PEPRB3003413</text:p>
          </table:table-cell>
          <table:table-cell office:value-type="string" calcext:value-type="string">
            <text:p>https://rnca.tamps.cinvestav.mx/verificacion/nra/nombresestablecimientos.php?nra=PEPRB30034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1</text:p>
          </table:table-cell>
          <table:table-cell office:value-type="string" calcext:value-type="string">
            <text:p>https://rnca.tamps.cinvestav.mx/verificacion/nra/nombresestablecimientos.php?nra=PEPRB3003411</text:p>
          </table:table-cell>
          <table:table-cell office:value-type="string" calcext:value-type="string">
            <text:p>PEPRB3003414</text:p>
          </table:table-cell>
          <table:table-cell office:value-type="string" calcext:value-type="string">
            <text:p>https://rnca.tamps.cinvestav.mx/verificacion/nra/nombresestablecimientos.php?nra=PEPRB30034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1</text:p>
          </table:table-cell>
          <table:table-cell office:value-type="string" calcext:value-type="string">
            <text:p>https://rnca.tamps.cinvestav.mx/verificacion/nra/nombresestablecimientos.php?nra=PEPRB3003411</text:p>
          </table:table-cell>
          <table:table-cell office:value-type="string" calcext:value-type="string">
            <text:p>PEPRB3003415</text:p>
          </table:table-cell>
          <table:table-cell office:value-type="string" calcext:value-type="string">
            <text:p>https://rnca.tamps.cinvestav.mx/verificacion/nra/nombresestablecimientos.php?nra=PEPRB30034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1</text:p>
          </table:table-cell>
          <table:table-cell office:value-type="string" calcext:value-type="string">
            <text:p>https://rnca.tamps.cinvestav.mx/verificacion/nra/nombresestablecimientos.php?nra=PEPRB3003411</text:p>
          </table:table-cell>
          <table:table-cell office:value-type="string" calcext:value-type="string">
            <text:p>PEPRB300341A</text:p>
          </table:table-cell>
          <table:table-cell office:value-type="string" calcext:value-type="string">
            <text:p>https://rnca.tamps.cinvestav.mx/verificacion/nra/nombresestablecimientos.php?nra=PEPRB300341A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1</text:p>
          </table:table-cell>
          <table:table-cell office:value-type="string" calcext:value-type="string">
            <text:p>https://rnca.tamps.cinvestav.mx/verificacion/nra/nombresestablecimientos.php?nra=PEPRB3003411</text:p>
          </table:table-cell>
          <table:table-cell office:value-type="string" calcext:value-type="string">
            <text:p>PEPRB300341B</text:p>
          </table:table-cell>
          <table:table-cell office:value-type="string" calcext:value-type="string">
            <text:p>https://rnca.tamps.cinvestav.mx/verificacion/nra/nombresestablecimientos.php?nra=PEPRB30034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1</text:p>
          </table:table-cell>
          <table:table-cell office:value-type="string" calcext:value-type="string">
            <text:p>https://rnca.tamps.cinvestav.mx/verificacion/nra/nombresestablecimientos.php?nra=PEPRB3003411</text:p>
          </table:table-cell>
          <table:table-cell office:value-type="string" calcext:value-type="string">
            <text:p>PEPRB300341C</text:p>
          </table:table-cell>
          <table:table-cell office:value-type="string" calcext:value-type="string">
            <text:p>https://rnca.tamps.cinvestav.mx/verificacion/nra/nombresestablecimientos.php?nra=PEPRB30034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1</text:p>
          </table:table-cell>
          <table:table-cell office:value-type="string" calcext:value-type="string">
            <text:p>https://rnca.tamps.cinvestav.mx/verificacion/nra/nombresestablecimientos.php?nra=PEPRB3003411</text:p>
          </table:table-cell>
          <table:table-cell office:value-type="string" calcext:value-type="string">
            <text:p>PEPRB300341E</text:p>
          </table:table-cell>
          <table:table-cell office:value-type="string" calcext:value-type="string">
            <text:p>https://rnca.tamps.cinvestav.mx/verificacion/nra/nombresestablecimientos.php?nra=PEPRB300341E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1</text:p>
          </table:table-cell>
          <table:table-cell office:value-type="string" calcext:value-type="string">
            <text:p>https://rnca.tamps.cinvestav.mx/verificacion/nra/nombresestablecimientos.php?nra=PEPRB3003411</text:p>
          </table:table-cell>
          <table:table-cell office:value-type="string" calcext:value-type="string">
            <text:p>PEPRB3004911</text:p>
          </table:table-cell>
          <table:table-cell office:value-type="string" calcext:value-type="string">
            <text:p>https://rnca.tamps.cinvestav.mx/verificacion/nra/nombresestablecimientos.php?nra=PEPRB3004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2</text:p>
          </table:table-cell>
          <table:table-cell office:value-type="string" calcext:value-type="string">
            <text:p>https://rnca.tamps.cinvestav.mx/verificacion/nra/nombresestablecimientos.php?nra=PEPRB3003412</text:p>
          </table:table-cell>
          <table:table-cell office:value-type="string" calcext:value-type="string">
            <text:p>PEPRB3003413</text:p>
          </table:table-cell>
          <table:table-cell office:value-type="string" calcext:value-type="string">
            <text:p>https://rnca.tamps.cinvestav.mx/verificacion/nra/nombresestablecimientos.php?nra=PEPRB30034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2</text:p>
          </table:table-cell>
          <table:table-cell office:value-type="string" calcext:value-type="string">
            <text:p>https://rnca.tamps.cinvestav.mx/verificacion/nra/nombresestablecimientos.php?nra=PEPRB3003412</text:p>
          </table:table-cell>
          <table:table-cell office:value-type="string" calcext:value-type="string">
            <text:p>PEPRB3003414</text:p>
          </table:table-cell>
          <table:table-cell office:value-type="string" calcext:value-type="string">
            <text:p>https://rnca.tamps.cinvestav.mx/verificacion/nra/nombresestablecimientos.php?nra=PEPRB30034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2</text:p>
          </table:table-cell>
          <table:table-cell office:value-type="string" calcext:value-type="string">
            <text:p>https://rnca.tamps.cinvestav.mx/verificacion/nra/nombresestablecimientos.php?nra=PEPRB3003412</text:p>
          </table:table-cell>
          <table:table-cell office:value-type="string" calcext:value-type="string">
            <text:p>PEPRB3003415</text:p>
          </table:table-cell>
          <table:table-cell office:value-type="string" calcext:value-type="string">
            <text:p>https://rnca.tamps.cinvestav.mx/verificacion/nra/nombresestablecimientos.php?nra=PEPRB30034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2</text:p>
          </table:table-cell>
          <table:table-cell office:value-type="string" calcext:value-type="string">
            <text:p>https://rnca.tamps.cinvestav.mx/verificacion/nra/nombresestablecimientos.php?nra=PEPRB3003412</text:p>
          </table:table-cell>
          <table:table-cell office:value-type="string" calcext:value-type="string">
            <text:p>PEPRB300341A</text:p>
          </table:table-cell>
          <table:table-cell office:value-type="string" calcext:value-type="string">
            <text:p>https://rnca.tamps.cinvestav.mx/verificacion/nra/nombresestablecimientos.php?nra=PEPRB300341A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2</text:p>
          </table:table-cell>
          <table:table-cell office:value-type="string" calcext:value-type="string">
            <text:p>https://rnca.tamps.cinvestav.mx/verificacion/nra/nombresestablecimientos.php?nra=PEPRB3003412</text:p>
          </table:table-cell>
          <table:table-cell office:value-type="string" calcext:value-type="string">
            <text:p>PEPRB300341B</text:p>
          </table:table-cell>
          <table:table-cell office:value-type="string" calcext:value-type="string">
            <text:p>https://rnca.tamps.cinvestav.mx/verificacion/nra/nombresestablecimientos.php?nra=PEPRB30034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2</text:p>
          </table:table-cell>
          <table:table-cell office:value-type="string" calcext:value-type="string">
            <text:p>https://rnca.tamps.cinvestav.mx/verificacion/nra/nombresestablecimientos.php?nra=PEPRB3003412</text:p>
          </table:table-cell>
          <table:table-cell office:value-type="string" calcext:value-type="string">
            <text:p>PEPRB300341C</text:p>
          </table:table-cell>
          <table:table-cell office:value-type="string" calcext:value-type="string">
            <text:p>https://rnca.tamps.cinvestav.mx/verificacion/nra/nombresestablecimientos.php?nra=PEPRB30034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2</text:p>
          </table:table-cell>
          <table:table-cell office:value-type="string" calcext:value-type="string">
            <text:p>https://rnca.tamps.cinvestav.mx/verificacion/nra/nombresestablecimientos.php?nra=PEPRB3003412</text:p>
          </table:table-cell>
          <table:table-cell office:value-type="string" calcext:value-type="string">
            <text:p>PEPRB300341E</text:p>
          </table:table-cell>
          <table:table-cell office:value-type="string" calcext:value-type="string">
            <text:p>https://rnca.tamps.cinvestav.mx/verificacion/nra/nombresestablecimientos.php?nra=PEPRB300341E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3</text:p>
          </table:table-cell>
          <table:table-cell office:value-type="string" calcext:value-type="string">
            <text:p>https://rnca.tamps.cinvestav.mx/verificacion/nra/nombresestablecimientos.php?nra=PEPRB3003413</text:p>
          </table:table-cell>
          <table:table-cell office:value-type="string" calcext:value-type="string">
            <text:p>PEPRB3003414</text:p>
          </table:table-cell>
          <table:table-cell office:value-type="string" calcext:value-type="string">
            <text:p>https://rnca.tamps.cinvestav.mx/verificacion/nra/nombresestablecimientos.php?nra=PEPRB30034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3</text:p>
          </table:table-cell>
          <table:table-cell office:value-type="string" calcext:value-type="string">
            <text:p>https://rnca.tamps.cinvestav.mx/verificacion/nra/nombresestablecimientos.php?nra=PEPRB3003413</text:p>
          </table:table-cell>
          <table:table-cell office:value-type="string" calcext:value-type="string">
            <text:p>PEPRB3003415</text:p>
          </table:table-cell>
          <table:table-cell office:value-type="string" calcext:value-type="string">
            <text:p>https://rnca.tamps.cinvestav.mx/verificacion/nra/nombresestablecimientos.php?nra=PEPRB30034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3</text:p>
          </table:table-cell>
          <table:table-cell office:value-type="string" calcext:value-type="string">
            <text:p>https://rnca.tamps.cinvestav.mx/verificacion/nra/nombresestablecimientos.php?nra=PEPRB3003413</text:p>
          </table:table-cell>
          <table:table-cell office:value-type="string" calcext:value-type="string">
            <text:p>PEPRB300341A</text:p>
          </table:table-cell>
          <table:table-cell office:value-type="string" calcext:value-type="string">
            <text:p>https://rnca.tamps.cinvestav.mx/verificacion/nra/nombresestablecimientos.php?nra=PEPRB300341A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3</text:p>
          </table:table-cell>
          <table:table-cell office:value-type="string" calcext:value-type="string">
            <text:p>https://rnca.tamps.cinvestav.mx/verificacion/nra/nombresestablecimientos.php?nra=PEPRB3003413</text:p>
          </table:table-cell>
          <table:table-cell office:value-type="string" calcext:value-type="string">
            <text:p>PEPRB300341B</text:p>
          </table:table-cell>
          <table:table-cell office:value-type="string" calcext:value-type="string">
            <text:p>https://rnca.tamps.cinvestav.mx/verificacion/nra/nombresestablecimientos.php?nra=PEPRB30034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3</text:p>
          </table:table-cell>
          <table:table-cell office:value-type="string" calcext:value-type="string">
            <text:p>https://rnca.tamps.cinvestav.mx/verificacion/nra/nombresestablecimientos.php?nra=PEPRB3003413</text:p>
          </table:table-cell>
          <table:table-cell office:value-type="string" calcext:value-type="string">
            <text:p>PEPRB300341C</text:p>
          </table:table-cell>
          <table:table-cell office:value-type="string" calcext:value-type="string">
            <text:p>https://rnca.tamps.cinvestav.mx/verificacion/nra/nombresestablecimientos.php?nra=PEPRB30034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3</text:p>
          </table:table-cell>
          <table:table-cell office:value-type="string" calcext:value-type="string">
            <text:p>https://rnca.tamps.cinvestav.mx/verificacion/nra/nombresestablecimientos.php?nra=PEPRB3003413</text:p>
          </table:table-cell>
          <table:table-cell office:value-type="string" calcext:value-type="string">
            <text:p>PEPRB300341E</text:p>
          </table:table-cell>
          <table:table-cell office:value-type="string" calcext:value-type="string">
            <text:p>https://rnca.tamps.cinvestav.mx/verificacion/nra/nombresestablecimientos.php?nra=PEPRB300341E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4</text:p>
          </table:table-cell>
          <table:table-cell office:value-type="string" calcext:value-type="string">
            <text:p>https://rnca.tamps.cinvestav.mx/verificacion/nra/nombresestablecimientos.php?nra=PEPRB3003414</text:p>
          </table:table-cell>
          <table:table-cell office:value-type="string" calcext:value-type="string">
            <text:p>PEPRB3003415</text:p>
          </table:table-cell>
          <table:table-cell office:value-type="string" calcext:value-type="string">
            <text:p>https://rnca.tamps.cinvestav.mx/verificacion/nra/nombresestablecimientos.php?nra=PEPRB30034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4</text:p>
          </table:table-cell>
          <table:table-cell office:value-type="string" calcext:value-type="string">
            <text:p>https://rnca.tamps.cinvestav.mx/verificacion/nra/nombresestablecimientos.php?nra=PEPRB3003414</text:p>
          </table:table-cell>
          <table:table-cell office:value-type="string" calcext:value-type="string">
            <text:p>PEPRB300341A</text:p>
          </table:table-cell>
          <table:table-cell office:value-type="string" calcext:value-type="string">
            <text:p>https://rnca.tamps.cinvestav.mx/verificacion/nra/nombresestablecimientos.php?nra=PEPRB300341A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4</text:p>
          </table:table-cell>
          <table:table-cell office:value-type="string" calcext:value-type="string">
            <text:p>https://rnca.tamps.cinvestav.mx/verificacion/nra/nombresestablecimientos.php?nra=PEPRB3003414</text:p>
          </table:table-cell>
          <table:table-cell office:value-type="string" calcext:value-type="string">
            <text:p>PEPRB300341B</text:p>
          </table:table-cell>
          <table:table-cell office:value-type="string" calcext:value-type="string">
            <text:p>https://rnca.tamps.cinvestav.mx/verificacion/nra/nombresestablecimientos.php?nra=PEPRB30034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4</text:p>
          </table:table-cell>
          <table:table-cell office:value-type="string" calcext:value-type="string">
            <text:p>https://rnca.tamps.cinvestav.mx/verificacion/nra/nombresestablecimientos.php?nra=PEPRB3003414</text:p>
          </table:table-cell>
          <table:table-cell office:value-type="string" calcext:value-type="string">
            <text:p>PEPRB300341C</text:p>
          </table:table-cell>
          <table:table-cell office:value-type="string" calcext:value-type="string">
            <text:p>https://rnca.tamps.cinvestav.mx/verificacion/nra/nombresestablecimientos.php?nra=PEPRB30034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4</text:p>
          </table:table-cell>
          <table:table-cell office:value-type="string" calcext:value-type="string">
            <text:p>https://rnca.tamps.cinvestav.mx/verificacion/nra/nombresestablecimientos.php?nra=PEPRB3003414</text:p>
          </table:table-cell>
          <table:table-cell office:value-type="string" calcext:value-type="string">
            <text:p>PEPRB300341E</text:p>
          </table:table-cell>
          <table:table-cell office:value-type="string" calcext:value-type="string">
            <text:p>https://rnca.tamps.cinvestav.mx/verificacion/nra/nombresestablecimientos.php?nra=PEPRB300341E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5</text:p>
          </table:table-cell>
          <table:table-cell office:value-type="string" calcext:value-type="string">
            <text:p>https://rnca.tamps.cinvestav.mx/verificacion/nra/nombresestablecimientos.php?nra=PEPRB3003415</text:p>
          </table:table-cell>
          <table:table-cell office:value-type="string" calcext:value-type="string">
            <text:p>PEPRB300341A</text:p>
          </table:table-cell>
          <table:table-cell office:value-type="string" calcext:value-type="string">
            <text:p>https://rnca.tamps.cinvestav.mx/verificacion/nra/nombresestablecimientos.php?nra=PEPRB300341A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5</text:p>
          </table:table-cell>
          <table:table-cell office:value-type="string" calcext:value-type="string">
            <text:p>https://rnca.tamps.cinvestav.mx/verificacion/nra/nombresestablecimientos.php?nra=PEPRB3003415</text:p>
          </table:table-cell>
          <table:table-cell office:value-type="string" calcext:value-type="string">
            <text:p>PEPRB300341B</text:p>
          </table:table-cell>
          <table:table-cell office:value-type="string" calcext:value-type="string">
            <text:p>https://rnca.tamps.cinvestav.mx/verificacion/nra/nombresestablecimientos.php?nra=PEPRB30034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5</text:p>
          </table:table-cell>
          <table:table-cell office:value-type="string" calcext:value-type="string">
            <text:p>https://rnca.tamps.cinvestav.mx/verificacion/nra/nombresestablecimientos.php?nra=PEPRB3003415</text:p>
          </table:table-cell>
          <table:table-cell office:value-type="string" calcext:value-type="string">
            <text:p>PEPRB300341C</text:p>
          </table:table-cell>
          <table:table-cell office:value-type="string" calcext:value-type="string">
            <text:p>https://rnca.tamps.cinvestav.mx/verificacion/nra/nombresestablecimientos.php?nra=PEPRB30034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5</text:p>
          </table:table-cell>
          <table:table-cell office:value-type="string" calcext:value-type="string">
            <text:p>https://rnca.tamps.cinvestav.mx/verificacion/nra/nombresestablecimientos.php?nra=PEPRB3003415</text:p>
          </table:table-cell>
          <table:table-cell office:value-type="string" calcext:value-type="string">
            <text:p>PEPRB300341E</text:p>
          </table:table-cell>
          <table:table-cell office:value-type="string" calcext:value-type="string">
            <text:p>https://rnca.tamps.cinvestav.mx/verificacion/nra/nombresestablecimientos.php?nra=PEPRB300341E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A</text:p>
          </table:table-cell>
          <table:table-cell office:value-type="string" calcext:value-type="string">
            <text:p>https://rnca.tamps.cinvestav.mx/verificacion/nra/nombresestablecimientos.php?nra=PEPRB300341A</text:p>
          </table:table-cell>
          <table:table-cell office:value-type="string" calcext:value-type="string">
            <text:p>PEPRB300341B</text:p>
          </table:table-cell>
          <table:table-cell office:value-type="string" calcext:value-type="string">
            <text:p>https://rnca.tamps.cinvestav.mx/verificacion/nra/nombresestablecimientos.php?nra=PEPRB300341B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A</text:p>
          </table:table-cell>
          <table:table-cell office:value-type="string" calcext:value-type="string">
            <text:p>https://rnca.tamps.cinvestav.mx/verificacion/nra/nombresestablecimientos.php?nra=PEPRB300341A</text:p>
          </table:table-cell>
          <table:table-cell office:value-type="string" calcext:value-type="string">
            <text:p>PEPRB300341C</text:p>
          </table:table-cell>
          <table:table-cell office:value-type="string" calcext:value-type="string">
            <text:p>https://rnca.tamps.cinvestav.mx/verificacion/nra/nombresestablecimientos.php?nra=PEPRB30034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A</text:p>
          </table:table-cell>
          <table:table-cell office:value-type="string" calcext:value-type="string">
            <text:p>https://rnca.tamps.cinvestav.mx/verificacion/nra/nombresestablecimientos.php?nra=PEPRB300341A</text:p>
          </table:table-cell>
          <table:table-cell office:value-type="string" calcext:value-type="string">
            <text:p>PEPRB300341E</text:p>
          </table:table-cell>
          <table:table-cell office:value-type="string" calcext:value-type="string">
            <text:p>https://rnca.tamps.cinvestav.mx/verificacion/nra/nombresestablecimientos.php?nra=PEPRB300341E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B</text:p>
          </table:table-cell>
          <table:table-cell office:value-type="string" calcext:value-type="string">
            <text:p>https://rnca.tamps.cinvestav.mx/verificacion/nra/nombresestablecimientos.php?nra=PEPRB300341B</text:p>
          </table:table-cell>
          <table:table-cell office:value-type="string" calcext:value-type="string">
            <text:p>PEPRB300341C</text:p>
          </table:table-cell>
          <table:table-cell office:value-type="string" calcext:value-type="string">
            <text:p>https://rnca.tamps.cinvestav.mx/verificacion/nra/nombresestablecimientos.php?nra=PEPRB300341C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B</text:p>
          </table:table-cell>
          <table:table-cell office:value-type="string" calcext:value-type="string">
            <text:p>https://rnca.tamps.cinvestav.mx/verificacion/nra/nombresestablecimientos.php?nra=PEPRB300341B</text:p>
          </table:table-cell>
          <table:table-cell office:value-type="string" calcext:value-type="string">
            <text:p>PEPRB300341E</text:p>
          </table:table-cell>
          <table:table-cell office:value-type="string" calcext:value-type="string">
            <text:p>https://rnca.tamps.cinvestav.mx/verificacion/nra/nombresestablecimientos.php?nra=PEPRB300341E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B300341C</text:p>
          </table:table-cell>
          <table:table-cell office:value-type="string" calcext:value-type="string">
            <text:p>https://rnca.tamps.cinvestav.mx/verificacion/nra/nombresestablecimientos.php?nra=PEPRB300341C</text:p>
          </table:table-cell>
          <table:table-cell office:value-type="string" calcext:value-type="string">
            <text:p>PEPRB300341E</text:p>
          </table:table-cell>
          <table:table-cell office:value-type="string" calcext:value-type="string">
            <text:p>https://rnca.tamps.cinvestav.mx/verificacion/nra/nombresestablecimientos.php?nra=PEPRB300341E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C2700811</text:p>
          </table:table-cell>
          <table:table-cell office:value-type="string" calcext:value-type="string">
            <text:p>https://rnca.tamps.cinvestav.mx/verificacion/nra/nombresestablecimientos.php?nra=PEPRC2700811</text:p>
          </table:table-cell>
          <table:table-cell office:value-type="string" calcext:value-type="string">
            <text:p>PEPRC2700812</text:p>
          </table:table-cell>
          <table:table-cell office:value-type="string" calcext:value-type="string">
            <text:p>https://rnca.tamps.cinvestav.mx/verificacion/nra/nombresestablecimientos.php?nra=PEPRC27008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C2700811</text:p>
          </table:table-cell>
          <table:table-cell office:value-type="string" calcext:value-type="string">
            <text:p>https://rnca.tamps.cinvestav.mx/verificacion/nra/nombresestablecimientos.php?nra=PEPRC2700811</text:p>
          </table:table-cell>
          <table:table-cell office:value-type="string" calcext:value-type="string">
            <text:p>PEPRC2700813</text:p>
          </table:table-cell>
          <table:table-cell office:value-type="string" calcext:value-type="string">
            <text:p>https://rnca.tamps.cinvestav.mx/verificacion/nra/nombresestablecimientos.php?nra=PEPRC27008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RC2700812</text:p>
          </table:table-cell>
          <table:table-cell office:value-type="string" calcext:value-type="string">
            <text:p>https://rnca.tamps.cinvestav.mx/verificacion/nra/nombresestablecimientos.php?nra=PEPRC2700812</text:p>
          </table:table-cell>
          <table:table-cell office:value-type="string" calcext:value-type="string">
            <text:p>PEPRC2700813</text:p>
          </table:table-cell>
          <table:table-cell office:value-type="string" calcext:value-type="string">
            <text:p>https://rnca.tamps.cinvestav.mx/verificacion/nra/nombresestablecimientos.php?nra=PEPRC27008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5T0100711</text:p>
          </table:table-cell>
          <table:table-cell office:value-type="string" calcext:value-type="string">
            <text:p>https://rnca.tamps.cinvestav.mx/verificacion/nra/nombresestablecimientos.php?nra=PFA5T0100711</text:p>
          </table:table-cell>
          <table:table-cell office:value-type="string" calcext:value-type="string">
            <text:p>PFA5T0100721</text:p>
          </table:table-cell>
          <table:table-cell office:value-type="string" calcext:value-type="string">
            <text:p>https://rnca.tamps.cinvestav.mx/verificacion/nra/nombresestablecimientos.php?nra=PFA5T01007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M5W0900221</text:p>
          </table:table-cell>
          <table:table-cell office:value-type="string" calcext:value-type="string">
            <text:p>https://rnca.tamps.cinvestav.mx/verificacion/nra/nombresestablecimientos.php?nra=PGM5W0900221</text:p>
          </table:table-cell>
          <table:table-cell office:value-type="string" calcext:value-type="string">
            <text:p>PGM5W0900521</text:p>
          </table:table-cell>
          <table:table-cell office:value-type="string" calcext:value-type="string">
            <text:p>https://rnca.tamps.cinvestav.mx/verificacion/nra/nombresestablecimientos.php?nra=PGM5W09005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P5G0707411</text:p>
          </table:table-cell>
          <table:table-cell office:value-type="string" calcext:value-type="string">
            <text:p>https://rnca.tamps.cinvestav.mx/verificacion/nra/nombresestablecimientos.php?nra=PGP5G0707411</text:p>
          </table:table-cell>
          <table:table-cell office:value-type="string" calcext:value-type="string">
            <text:p>PGP5G0707431</text:p>
          </table:table-cell>
          <table:table-cell office:value-type="string" calcext:value-type="string">
            <text:p>https://rnca.tamps.cinvestav.mx/verificacion/nra/nombresestablecimientos.php?nra=PGP5G07074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P5G2700411</text:p>
          </table:table-cell>
          <table:table-cell office:value-type="string" calcext:value-type="string">
            <text:p>https://rnca.tamps.cinvestav.mx/verificacion/nra/nombresestablecimientos.php?nra=PGP5G2700411</text:p>
          </table:table-cell>
          <table:table-cell office:value-type="string" calcext:value-type="string">
            <text:p>PGP5G2700811</text:p>
          </table:table-cell>
          <table:table-cell office:value-type="string" calcext:value-type="string">
            <text:p>https://rnca.tamps.cinvestav.mx/verificacion/nra/nombresestablecimientos.php?nra=PGP5G2700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P5G2803211</text:p>
          </table:table-cell>
          <table:table-cell office:value-type="string" calcext:value-type="string">
            <text:p>https://rnca.tamps.cinvestav.mx/verificacion/nra/nombresestablecimientos.php?nra=PGP5G2803211</text:p>
          </table:table-cell>
          <table:table-cell office:value-type="string" calcext:value-type="string">
            <text:p>PGP5G2803213</text:p>
          </table:table-cell>
          <table:table-cell office:value-type="string" calcext:value-type="string">
            <text:p>https://rnca.tamps.cinvestav.mx/verificacion/nra/nombresestablecimientos.php?nra=PGP5G2803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P5G3004911</text:p>
          </table:table-cell>
          <table:table-cell office:value-type="string" calcext:value-type="string">
            <text:p>https://rnca.tamps.cinvestav.mx/verificacion/nra/nombresestablecimientos.php?nra=PGP5G3004911</text:p>
          </table:table-cell>
          <table:table-cell office:value-type="string" calcext:value-type="string">
            <text:p>PGP5G3004921</text:p>
          </table:table-cell>
          <table:table-cell office:value-type="string" calcext:value-type="string">
            <text:p>https://rnca.tamps.cinvestav.mx/verificacion/nra/nombresestablecimientos.php?nra=PGP5G30049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PM92007911</text:p>
          </table:table-cell>
          <table:table-cell office:value-type="string" calcext:value-type="string">
            <text:p>https://rnca.tamps.cinvestav.mx/verificacion/nra/nombresestablecimientos.php?nra=PGPM92007911</text:p>
          </table:table-cell>
          <table:table-cell office:value-type="string" calcext:value-type="string">
            <text:p>PGPM92800911</text:p>
          </table:table-cell>
          <table:table-cell office:value-type="string" calcext:value-type="string">
            <text:p>https://rnca.tamps.cinvestav.mx/verificacion/nra/nombresestablecimientos.php?nra=PGPM92800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PM92800911</text:p>
          </table:table-cell>
          <table:table-cell office:value-type="string" calcext:value-type="string">
            <text:p>https://rnca.tamps.cinvestav.mx/verificacion/nra/nombresestablecimientos.php?nra=PGPM92800911</text:p>
          </table:table-cell>
          <table:table-cell office:value-type="string" calcext:value-type="string">
            <text:p>PGPMI2800911</text:p>
          </table:table-cell>
          <table:table-cell office:value-type="string" calcext:value-type="string">
            <text:p>https://rnca.tamps.cinvestav.mx/verificacion/nra/nombresestablecimientos.php?nra=PGPMI2800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PM93003911</text:p>
          </table:table-cell>
          <table:table-cell office:value-type="string" calcext:value-type="string">
            <text:p>https://rnca.tamps.cinvestav.mx/verificacion/nra/nombresestablecimientos.php?nra=PGPM93003911</text:p>
          </table:table-cell>
          <table:table-cell office:value-type="string" calcext:value-type="string">
            <text:p>PGPM93003912</text:p>
          </table:table-cell>
          <table:table-cell office:value-type="string" calcext:value-type="string">
            <text:p>https://rnca.tamps.cinvestav.mx/verificacion/nra/nombresestablecimientos.php?nra=PGPM93003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PMI3010511</text:p>
          </table:table-cell>
          <table:table-cell office:value-type="string" calcext:value-type="string">
            <text:p>https://rnca.tamps.cinvestav.mx/verificacion/nra/nombresestablecimientos.php?nra=PGPMI3010511</text:p>
          </table:table-cell>
          <table:table-cell office:value-type="string" calcext:value-type="string">
            <text:p>PGPMI3010811</text:p>
          </table:table-cell>
          <table:table-cell office:value-type="string" calcext:value-type="string">
            <text:p>https://rnca.tamps.cinvestav.mx/verificacion/nra/nombresestablecimientos.php?nra=PGPMI3010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PMI3010511</text:p>
          </table:table-cell>
          <table:table-cell office:value-type="string" calcext:value-type="string">
            <text:p>https://rnca.tamps.cinvestav.mx/verificacion/nra/nombresestablecimientos.php?nra=PGPMI3010511</text:p>
          </table:table-cell>
          <table:table-cell office:value-type="string" calcext:value-type="string">
            <text:p>PGPMI3011511</text:p>
          </table:table-cell>
          <table:table-cell office:value-type="string" calcext:value-type="string">
            <text:p>https://rnca.tamps.cinvestav.mx/verificacion/nra/nombresestablecimientos.php?nra=PGPMI3011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AY2300511</text:p>
          </table:table-cell>
          <table:table-cell office:value-type="string" calcext:value-type="string">
            <text:p>https://rnca.tamps.cinvestav.mx/verificacion/nra/nombresestablecimientos.php?nra=PICAY2300511</text:p>
          </table:table-cell>
          <table:table-cell office:value-type="string" calcext:value-type="string">
            <text:p>PICAY2300521</text:p>
          </table:table-cell>
          <table:table-cell office:value-type="string" calcext:value-type="string">
            <text:p>https://rnca.tamps.cinvestav.mx/verificacion/nra/nombresestablecimientos.php?nra=PICAY23005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8A0200411</text:p>
          </table:table-cell>
          <table:table-cell office:value-type="string" calcext:value-type="string">
            <text:p>https://rnca.tamps.cinvestav.mx/verificacion/nra/nombresestablecimientos.php?nra=PIN8A0200411</text:p>
          </table:table-cell>
          <table:table-cell office:value-type="string" calcext:value-type="string">
            <text:p>PIN8A0200412</text:p>
          </table:table-cell>
          <table:table-cell office:value-type="string" calcext:value-type="string">
            <text:p>https://rnca.tamps.cinvestav.mx/verificacion/nra/nombresestablecimientos.php?nra=PIN8A02004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8A0200411</text:p>
          </table:table-cell>
          <table:table-cell office:value-type="string" calcext:value-type="string">
            <text:p>https://rnca.tamps.cinvestav.mx/verificacion/nra/nombresestablecimientos.php?nra=PIN8A0200411</text:p>
          </table:table-cell>
          <table:table-cell office:value-type="string" calcext:value-type="string">
            <text:p>PINA90200411</text:p>
          </table:table-cell>
          <table:table-cell office:value-type="string" calcext:value-type="string">
            <text:p>https://rnca.tamps.cinvestav.mx/verificacion/nra/nombresestablecimientos.php?nra=PINA90200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8L1900611</text:p>
          </table:table-cell>
          <table:table-cell office:value-type="string" calcext:value-type="string">
            <text:p>https://rnca.tamps.cinvestav.mx/verificacion/nra/nombresestablecimientos.php?nra=PIN8L1900611</text:p>
          </table:table-cell>
          <table:table-cell office:value-type="string" calcext:value-type="string">
            <text:p>PIN8L1900612</text:p>
          </table:table-cell>
          <table:table-cell office:value-type="string" calcext:value-type="string">
            <text:p>https://rnca.tamps.cinvestav.mx/verificacion/nra/nombresestablecimientos.php?nra=PIN8L1900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9I2802711</text:p>
          </table:table-cell>
          <table:table-cell office:value-type="string" calcext:value-type="string">
            <text:p>https://rnca.tamps.cinvestav.mx/verificacion/nra/nombresestablecimientos.php?nra=PIN9I2802711</text:p>
          </table:table-cell>
          <table:table-cell office:value-type="string" calcext:value-type="string">
            <text:p>PIN9I2802712</text:p>
          </table:table-cell>
          <table:table-cell office:value-type="string" calcext:value-type="string">
            <text:p>https://rnca.tamps.cinvestav.mx/verificacion/nra/nombresestablecimientos.php?nra=PIN9I2802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9I2802711</text:p>
          </table:table-cell>
          <table:table-cell office:value-type="string" calcext:value-type="string">
            <text:p>https://rnca.tamps.cinvestav.mx/verificacion/nra/nombresestablecimientos.php?nra=PIN9I2802711</text:p>
          </table:table-cell>
          <table:table-cell office:value-type="string" calcext:value-type="string">
            <text:p>PIN9M2802711</text:p>
          </table:table-cell>
          <table:table-cell office:value-type="string" calcext:value-type="string">
            <text:p>https://rnca.tamps.cinvestav.mx/verificacion/nra/nombresestablecimientos.php?nra=PIN9M2802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9M2802211</text:p>
          </table:table-cell>
          <table:table-cell office:value-type="string" calcext:value-type="string">
            <text:p>https://rnca.tamps.cinvestav.mx/verificacion/nra/nombresestablecimientos.php?nra=PIN9M2802211</text:p>
          </table:table-cell>
          <table:table-cell office:value-type="string" calcext:value-type="string">
            <text:p>PIN9M2802711</text:p>
          </table:table-cell>
          <table:table-cell office:value-type="string" calcext:value-type="string">
            <text:p>https://rnca.tamps.cinvestav.mx/verificacion/nra/nombresestablecimientos.php?nra=PIN9M2802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520200411</text:p>
          </table:table-cell>
          <table:table-cell office:value-type="string" calcext:value-type="string">
            <text:p>https://rnca.tamps.cinvestav.mx/verificacion/nra/nombresestablecimientos.php?nra=PLA520200411</text:p>
          </table:table-cell>
          <table:table-cell office:value-type="string" calcext:value-type="string">
            <text:p>PLA520200412</text:p>
          </table:table-cell>
          <table:table-cell office:value-type="string" calcext:value-type="string">
            <text:p>https://rnca.tamps.cinvestav.mx/verificacion/nra/nombresestablecimientos.php?nra=PLA5202004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6E2904111</text:p>
          </table:table-cell>
          <table:table-cell office:value-type="string" calcext:value-type="string">
            <text:p>https://rnca.tamps.cinvestav.mx/verificacion/nra/nombresestablecimientos.php?nra=PLA6E2904111</text:p>
          </table:table-cell>
          <table:table-cell office:value-type="string" calcext:value-type="string">
            <text:p>PLA6T2904111</text:p>
          </table:table-cell>
          <table:table-cell office:value-type="string" calcext:value-type="string">
            <text:p>https://rnca.tamps.cinvestav.mx/verificacion/nra/nombresestablecimientos.php?nra=PLA6T29041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6T2902811</text:p>
          </table:table-cell>
          <table:table-cell office:value-type="string" calcext:value-type="string">
            <text:p>https://rnca.tamps.cinvestav.mx/verificacion/nra/nombresestablecimientos.php?nra=PLA6T2902811</text:p>
          </table:table-cell>
          <table:table-cell office:value-type="string" calcext:value-type="string">
            <text:p>PLA6T2904811</text:p>
          </table:table-cell>
          <table:table-cell office:value-type="string" calcext:value-type="string">
            <text:p>https://rnca.tamps.cinvestav.mx/verificacion/nra/nombresestablecimientos.php?nra=PLA6T2904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6T2904111</text:p>
          </table:table-cell>
          <table:table-cell office:value-type="string" calcext:value-type="string">
            <text:p>https://rnca.tamps.cinvestav.mx/verificacion/nra/nombresestablecimientos.php?nra=PLA6T2904111</text:p>
          </table:table-cell>
          <table:table-cell office:value-type="string" calcext:value-type="string">
            <text:p>PLA6T2904811</text:p>
          </table:table-cell>
          <table:table-cell office:value-type="string" calcext:value-type="string">
            <text:p>https://rnca.tamps.cinvestav.mx/verificacion/nra/nombresestablecimientos.php?nra=PLA6T2904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940200411</text:p>
          </table:table-cell>
          <table:table-cell office:value-type="string" calcext:value-type="string">
            <text:p>https://rnca.tamps.cinvestav.mx/verificacion/nra/nombresestablecimientos.php?nra=PLA940200411</text:p>
          </table:table-cell>
          <table:table-cell office:value-type="string" calcext:value-type="string">
            <text:p>PLA940200412</text:p>
          </table:table-cell>
          <table:table-cell office:value-type="string" calcext:value-type="string">
            <text:p>https://rnca.tamps.cinvestav.mx/verificacion/nra/nombresestablecimientos.php?nra=PLA9402004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0801900415</text:p>
          </table:table-cell>
          <table:table-cell office:value-type="string" calcext:value-type="string">
            <text:p>https://rnca.tamps.cinvestav.mx/verificacion/nra/nombresestablecimientos.php?nra=PLO0801900415</text:p>
          </table:table-cell>
          <table:table-cell office:value-type="string" calcext:value-type="string">
            <text:p>PLO0801900416</text:p>
          </table:table-cell>
          <table:table-cell office:value-type="string" calcext:value-type="string">
            <text:p>https://rnca.tamps.cinvestav.mx/verificacion/nra/nombresestablecimientos.php?nra=PLO0801900416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1904800090</text:p>
          </table:table-cell>
          <table:table-cell office:value-type="string" calcext:value-type="string">
            <text:p>https://rnca.tamps.cinvestav.mx/verificacion/nra/nombresestablecimientos.php?nra=PLO1904800090</text:p>
          </table:table-cell>
          <table:table-cell office:value-type="string" calcext:value-type="string">
            <text:p>PLO1904800091</text:p>
          </table:table-cell>
          <table:table-cell office:value-type="string" calcext:value-type="string">
            <text:p>https://rnca.tamps.cinvestav.mx/verificacion/nra/nombresestablecimientos.php?nra=PLO1904800091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2800900055</text:p>
          </table:table-cell>
          <table:table-cell office:value-type="string" calcext:value-type="string">
            <text:p>https://rnca.tamps.cinvestav.mx/verificacion/nra/nombresestablecimientos.php?nra=PLO2800900055</text:p>
          </table:table-cell>
          <table:table-cell office:value-type="string" calcext:value-type="string">
            <text:p>PLO2800900056</text:p>
          </table:table-cell>
          <table:table-cell office:value-type="string" calcext:value-type="string">
            <text:p>https://rnca.tamps.cinvestav.mx/verificacion/nra/nombresestablecimientos.php?nra=PLO2800900056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2804100073</text:p>
          </table:table-cell>
          <table:table-cell office:value-type="string" calcext:value-type="string">
            <text:p>https://rnca.tamps.cinvestav.mx/verificacion/nra/nombresestablecimientos.php?nra=PLO2804100073</text:p>
          </table:table-cell>
          <table:table-cell office:value-type="string" calcext:value-type="string">
            <text:p>PLO2804100074</text:p>
          </table:table-cell>
          <table:table-cell office:value-type="string" calcext:value-type="string">
            <text:p>https://rnca.tamps.cinvestav.mx/verificacion/nra/nombresestablecimientos.php?nra=PLO2804100074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0400300156</text:p>
          </table:table-cell>
          <table:table-cell office:value-type="string" calcext:value-type="string">
            <text:p>https://rnca.tamps.cinvestav.mx/verificacion/nra/nombresestablecimientos.php?nra=PME0400300156</text:p>
          </table:table-cell>
          <table:table-cell office:value-type="string" calcext:value-type="string">
            <text:p>PME0400300157</text:p>
          </table:table-cell>
          <table:table-cell office:value-type="string" calcext:value-type="string">
            <text:p>https://rnca.tamps.cinvestav.mx/verificacion/nra/nombresestablecimientos.php?nra=PME0400300157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0400300157</text:p>
          </table:table-cell>
          <table:table-cell office:value-type="string" calcext:value-type="string">
            <text:p>https://rnca.tamps.cinvestav.mx/verificacion/nra/nombresestablecimientos.php?nra=PME0400300157</text:p>
          </table:table-cell>
          <table:table-cell office:value-type="string" calcext:value-type="string">
            <text:p>PME0400300174</text:p>
          </table:table-cell>
          <table:table-cell office:value-type="string" calcext:value-type="string">
            <text:p>https://rnca.tamps.cinvestav.mx/verificacion/nra/nombresestablecimientos.php?nra=PME0400300174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0400300157</text:p>
          </table:table-cell>
          <table:table-cell office:value-type="string" calcext:value-type="string">
            <text:p>https://rnca.tamps.cinvestav.mx/verificacion/nra/nombresestablecimientos.php?nra=PME0400300157</text:p>
          </table:table-cell>
          <table:table-cell office:value-type="string" calcext:value-type="string">
            <text:p>PME0400300572</text:p>
          </table:table-cell>
          <table:table-cell office:value-type="string" calcext:value-type="string">
            <text:p>https://rnca.tamps.cinvestav.mx/verificacion/nra/nombresestablecimientos.php?nra=PME0400300572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1509500022</text:p>
          </table:table-cell>
          <table:table-cell office:value-type="string" calcext:value-type="string">
            <text:p>https://rnca.tamps.cinvestav.mx/verificacion/nra/nombresestablecimientos.php?nra=PME1509500022</text:p>
          </table:table-cell>
          <table:table-cell office:value-type="string" calcext:value-type="string">
            <text:p>PME1509500027</text:p>
          </table:table-cell>
          <table:table-cell office:value-type="string" calcext:value-type="string">
            <text:p>https://rnca.tamps.cinvestav.mx/verificacion/nra/nombresestablecimientos.php?nra=PME1509500027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2700500098</text:p>
          </table:table-cell>
          <table:table-cell office:value-type="string" calcext:value-type="string">
            <text:p>https://rnca.tamps.cinvestav.mx/verificacion/nra/nombresestablecimientos.php?nra=PME2700500098</text:p>
          </table:table-cell>
          <table:table-cell office:value-type="string" calcext:value-type="string">
            <text:p>PME2700500099</text:p>
          </table:table-cell>
          <table:table-cell office:value-type="string" calcext:value-type="string">
            <text:p>https://rnca.tamps.cinvestav.mx/verificacion/nra/nombresestablecimientos.php?nra=PME2700500099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2700500100</text:p>
          </table:table-cell>
          <table:table-cell office:value-type="string" calcext:value-type="string">
            <text:p>https://rnca.tamps.cinvestav.mx/verificacion/nra/nombresestablecimientos.php?nra=PME2700500100</text:p>
          </table:table-cell>
          <table:table-cell office:value-type="string" calcext:value-type="string">
            <text:p>PME2700500101</text:p>
          </table:table-cell>
          <table:table-cell office:value-type="string" calcext:value-type="string">
            <text:p>https://rnca.tamps.cinvestav.mx/verificacion/nra/nombresestablecimientos.php?nra=PME2700500101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363002811</text:p>
          </table:table-cell>
          <table:table-cell office:value-type="string" calcext:value-type="string">
            <text:p>https://rnca.tamps.cinvestav.mx/verificacion/nra/nombresestablecimientos.php?nra=PME363002811</text:p>
          </table:table-cell>
          <table:table-cell office:value-type="string" calcext:value-type="string">
            <text:p>PME363003811</text:p>
          </table:table-cell>
          <table:table-cell office:value-type="string" calcext:value-type="string">
            <text:p>https://rnca.tamps.cinvestav.mx/verificacion/nra/nombresestablecimientos.php?nra=PME363003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5K1306111</text:p>
          </table:table-cell>
          <table:table-cell office:value-type="string" calcext:value-type="string">
            <text:p>https://rnca.tamps.cinvestav.mx/verificacion/nra/nombresestablecimientos.php?nra=PME5K1306111</text:p>
          </table:table-cell>
          <table:table-cell office:value-type="string" calcext:value-type="string">
            <text:p>PME5K1306311</text:p>
          </table:table-cell>
          <table:table-cell office:value-type="string" calcext:value-type="string">
            <text:p>https://rnca.tamps.cinvestav.mx/verificacion/nra/nombresestablecimientos.php?nra=PME5K1306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5K1510411</text:p>
          </table:table-cell>
          <table:table-cell office:value-type="string" calcext:value-type="string">
            <text:p>https://rnca.tamps.cinvestav.mx/verificacion/nra/nombresestablecimientos.php?nra=PME5K1510411</text:p>
          </table:table-cell>
          <table:table-cell office:value-type="string" calcext:value-type="string">
            <text:p>PME5K1510611</text:p>
          </table:table-cell>
          <table:table-cell office:value-type="string" calcext:value-type="string">
            <text:p>https://rnca.tamps.cinvestav.mx/verificacion/nra/nombresestablecimientos.php?nra=PME5K1510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5K1510411</text:p>
          </table:table-cell>
          <table:table-cell office:value-type="string" calcext:value-type="string">
            <text:p>https://rnca.tamps.cinvestav.mx/verificacion/nra/nombresestablecimientos.php?nra=PME5K1510411</text:p>
          </table:table-cell>
          <table:table-cell office:value-type="string" calcext:value-type="string">
            <text:p>PME5K1510911</text:p>
          </table:table-cell>
          <table:table-cell office:value-type="string" calcext:value-type="string">
            <text:p>https://rnca.tamps.cinvestav.mx/verificacion/nra/nombresestablecimientos.php?nra=PME5K1510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5K1510611</text:p>
          </table:table-cell>
          <table:table-cell office:value-type="string" calcext:value-type="string">
            <text:p>https://rnca.tamps.cinvestav.mx/verificacion/nra/nombresestablecimientos.php?nra=PME5K1510611</text:p>
          </table:table-cell>
          <table:table-cell office:value-type="string" calcext:value-type="string">
            <text:p>PME5K1510911</text:p>
          </table:table-cell>
          <table:table-cell office:value-type="string" calcext:value-type="string">
            <text:p>https://rnca.tamps.cinvestav.mx/verificacion/nra/nombresestablecimientos.php?nra=PME5K1510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5K1904611</text:p>
          </table:table-cell>
          <table:table-cell office:value-type="string" calcext:value-type="string">
            <text:p>https://rnca.tamps.cinvestav.mx/verificacion/nra/nombresestablecimientos.php?nra=PME5K1904611</text:p>
          </table:table-cell>
          <table:table-cell office:value-type="string" calcext:value-type="string">
            <text:p>PME5K1904612</text:p>
          </table:table-cell>
          <table:table-cell office:value-type="string" calcext:value-type="string">
            <text:p>https://rnca.tamps.cinvestav.mx/verificacion/nra/nombresestablecimientos.php?nra=PME5K1904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5K1904611</text:p>
          </table:table-cell>
          <table:table-cell office:value-type="string" calcext:value-type="string">
            <text:p>https://rnca.tamps.cinvestav.mx/verificacion/nra/nombresestablecimientos.php?nra=PME5K1904611</text:p>
          </table:table-cell>
          <table:table-cell office:value-type="string" calcext:value-type="string">
            <text:p>PME5K1904613</text:p>
          </table:table-cell>
          <table:table-cell office:value-type="string" calcext:value-type="string">
            <text:p>https://rnca.tamps.cinvestav.mx/verificacion/nra/nombresestablecimientos.php?nra=PME5K19046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5K1904612</text:p>
          </table:table-cell>
          <table:table-cell office:value-type="string" calcext:value-type="string">
            <text:p>https://rnca.tamps.cinvestav.mx/verificacion/nra/nombresestablecimientos.php?nra=PME5K1904612</text:p>
          </table:table-cell>
          <table:table-cell office:value-type="string" calcext:value-type="string">
            <text:p>PME5K1904613</text:p>
          </table:table-cell>
          <table:table-cell office:value-type="string" calcext:value-type="string">
            <text:p>https://rnca.tamps.cinvestav.mx/verificacion/nra/nombresestablecimientos.php?nra=PME5K19046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5K3003911</text:p>
          </table:table-cell>
          <table:table-cell office:value-type="string" calcext:value-type="string">
            <text:p>https://rnca.tamps.cinvestav.mx/verificacion/nra/nombresestablecimientos.php?nra=PME5K3003911</text:p>
          </table:table-cell>
          <table:table-cell office:value-type="string" calcext:value-type="string">
            <text:p>PME5K3003912</text:p>
          </table:table-cell>
          <table:table-cell office:value-type="string" calcext:value-type="string">
            <text:p>https://rnca.tamps.cinvestav.mx/verificacion/nra/nombresestablecimientos.php?nra=PME5K3003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5K3019311</text:p>
          </table:table-cell>
          <table:table-cell office:value-type="string" calcext:value-type="string">
            <text:p>https://rnca.tamps.cinvestav.mx/verificacion/nra/nombresestablecimientos.php?nra=PME5K3019311</text:p>
          </table:table-cell>
          <table:table-cell office:value-type="string" calcext:value-type="string">
            <text:p>PME5K3019312</text:p>
          </table:table-cell>
          <table:table-cell office:value-type="string" calcext:value-type="string">
            <text:p>https://rnca.tamps.cinvestav.mx/verificacion/nra/nombresestablecimientos.php?nra=PME5K30193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602201411</text:p>
          </table:table-cell>
          <table:table-cell office:value-type="string" calcext:value-type="string">
            <text:p>https://rnca.tamps.cinvestav.mx/verificacion/nra/nombresestablecimientos.php?nra=PME602201411</text:p>
          </table:table-cell>
          <table:table-cell office:value-type="string" calcext:value-type="string">
            <text:p>PME6E2201411</text:p>
          </table:table-cell>
          <table:table-cell office:value-type="string" calcext:value-type="string">
            <text:p>https://rnca.tamps.cinvestav.mx/verificacion/nra/nombresestablecimientos.php?nra=PME6E2201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6E2803211</text:p>
          </table:table-cell>
          <table:table-cell office:value-type="string" calcext:value-type="string">
            <text:p>https://rnca.tamps.cinvestav.mx/verificacion/nra/nombresestablecimientos.php?nra=PME6E2803211</text:p>
          </table:table-cell>
          <table:table-cell office:value-type="string" calcext:value-type="string">
            <text:p>PME6E2803221</text:p>
          </table:table-cell>
          <table:table-cell office:value-type="string" calcext:value-type="string">
            <text:p>https://rnca.tamps.cinvestav.mx/verificacion/nra/nombresestablecimientos.php?nra=PME6E2803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9J1902611</text:p>
          </table:table-cell>
          <table:table-cell office:value-type="string" calcext:value-type="string">
            <text:p>https://rnca.tamps.cinvestav.mx/verificacion/nra/nombresestablecimientos.php?nra=PME9J1902611</text:p>
          </table:table-cell>
          <table:table-cell office:value-type="string" calcext:value-type="string">
            <text:p>PME9M1902611</text:p>
          </table:table-cell>
          <table:table-cell office:value-type="string" calcext:value-type="string">
            <text:p>https://rnca.tamps.cinvestav.mx/verificacion/nra/nombresestablecimientos.php?nra=PME9M1902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9M2402811</text:p>
          </table:table-cell>
          <table:table-cell office:value-type="string" calcext:value-type="string">
            <text:p>https://rnca.tamps.cinvestav.mx/verificacion/nra/nombresestablecimientos.php?nra=PME9M2402811</text:p>
          </table:table-cell>
          <table:table-cell office:value-type="string" calcext:value-type="string">
            <text:p>PME9M2402812</text:p>
          </table:table-cell>
          <table:table-cell office:value-type="string" calcext:value-type="string">
            <text:p>https://rnca.tamps.cinvestav.mx/verificacion/nra/nombresestablecimientos.php?nra=PME9M24028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EA1510411</text:p>
          </table:table-cell>
          <table:table-cell office:value-type="string" calcext:value-type="string">
            <text:p>https://rnca.tamps.cinvestav.mx/verificacion/nra/nombresestablecimientos.php?nra=PMEEA1510411</text:p>
          </table:table-cell>
          <table:table-cell office:value-type="string" calcext:value-type="string">
            <text:p>PMEEA1510911</text:p>
          </table:table-cell>
          <table:table-cell office:value-type="string" calcext:value-type="string">
            <text:p>https://rnca.tamps.cinvestav.mx/verificacion/nra/nombresestablecimientos.php?nra=PMEEA1510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HM0900211</text:p>
          </table:table-cell>
          <table:table-cell office:value-type="string" calcext:value-type="string">
            <text:p>https://rnca.tamps.cinvestav.mx/verificacion/nra/nombresestablecimientos.php?nra=PMEHM0900211</text:p>
          </table:table-cell>
          <table:table-cell office:value-type="string" calcext:value-type="string">
            <text:p>PMEHM0901211</text:p>
          </table:table-cell>
          <table:table-cell office:value-type="string" calcext:value-type="string">
            <text:p>https://rnca.tamps.cinvestav.mx/verificacion/nra/nombresestablecimientos.php?nra=PMEHM0901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HM3006111</text:p>
          </table:table-cell>
          <table:table-cell office:value-type="string" calcext:value-type="string">
            <text:p>https://rnca.tamps.cinvestav.mx/verificacion/nra/nombresestablecimientos.php?nra=PMEHM3006111</text:p>
          </table:table-cell>
          <table:table-cell office:value-type="string" calcext:value-type="string">
            <text:p>PMEHM3020611</text:p>
          </table:table-cell>
          <table:table-cell office:value-type="string" calcext:value-type="string">
            <text:p>https://rnca.tamps.cinvestav.mx/verificacion/nra/nombresestablecimientos.php?nra=PMEHM3020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HM3020411</text:p>
          </table:table-cell>
          <table:table-cell office:value-type="string" calcext:value-type="string">
            <text:p>https://rnca.tamps.cinvestav.mx/verificacion/nra/nombresestablecimientos.php?nra=PMEHM3020411</text:p>
          </table:table-cell>
          <table:table-cell office:value-type="string" calcext:value-type="string">
            <text:p>PMEHM3020611</text:p>
          </table:table-cell>
          <table:table-cell office:value-type="string" calcext:value-type="string">
            <text:p>https://rnca.tamps.cinvestav.mx/verificacion/nra/nombresestablecimientos.php?nra=PMEHM3020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TW0400311</text:p>
          </table:table-cell>
          <table:table-cell office:value-type="string" calcext:value-type="string">
            <text:p>https://rnca.tamps.cinvestav.mx/verificacion/nra/nombresestablecimientos.php?nra=PMETW0400311</text:p>
          </table:table-cell>
          <table:table-cell office:value-type="string" calcext:value-type="string">
            <text:p>PMETW0400312</text:p>
          </table:table-cell>
          <table:table-cell office:value-type="string" calcext:value-type="string">
            <text:p>https://rnca.tamps.cinvestav.mx/verificacion/nra/nombresestablecimientos.php?nra=PMETW04003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F7S1505111</text:p>
          </table:table-cell>
          <table:table-cell office:value-type="string" calcext:value-type="string">
            <text:p>https://rnca.tamps.cinvestav.mx/verificacion/nra/nombresestablecimientos.php?nra=PMF7S1505111</text:p>
          </table:table-cell>
          <table:table-cell office:value-type="string" calcext:value-type="string">
            <text:p>PMF7S5150511</text:p>
          </table:table-cell>
          <table:table-cell office:value-type="string" calcext:value-type="string">
            <text:p>https://rnca.tamps.cinvestav.mx/verificacion/nra/nombresestablecimientos.php?nra=PMF7S5150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M0803700964</text:p>
          </table:table-cell>
          <table:table-cell office:value-type="string" calcext:value-type="string">
            <text:p>https://rnca.tamps.cinvestav.mx/verificacion/nra/nombresestablecimientos.php?nra=PMM0803700964</text:p>
          </table:table-cell>
          <table:table-cell office:value-type="string" calcext:value-type="string">
            <text:p>PMM0803701094</text:p>
          </table:table-cell>
          <table:table-cell office:value-type="string" calcext:value-type="string">
            <text:p>https://rnca.tamps.cinvestav.mx/verificacion/nra/nombresestablecimientos.php?nra=PMM0803701094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M8A0803711</text:p>
          </table:table-cell>
          <table:table-cell office:value-type="string" calcext:value-type="string">
            <text:p>https://rnca.tamps.cinvestav.mx/verificacion/nra/nombresestablecimientos.php?nra=PMM8A0803711</text:p>
          </table:table-cell>
          <table:table-cell office:value-type="string" calcext:value-type="string">
            <text:p>PMM8X0803711</text:p>
          </table:table-cell>
          <table:table-cell office:value-type="string" calcext:value-type="string">
            <text:p>https://rnca.tamps.cinvestav.mx/verificacion/nra/nombresestablecimientos.php?nra=PMM8X0803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P5U2111411</text:p>
          </table:table-cell>
          <table:table-cell office:value-type="string" calcext:value-type="string">
            <text:p>https://rnca.tamps.cinvestav.mx/verificacion/nra/nombresestablecimientos.php?nra=PMP5U2111411</text:p>
          </table:table-cell>
          <table:table-cell office:value-type="string" calcext:value-type="string">
            <text:p>PMP5U2111412</text:p>
          </table:table-cell>
          <table:table-cell office:value-type="string" calcext:value-type="string">
            <text:p>https://rnca.tamps.cinvestav.mx/verificacion/nra/nombresestablecimientos.php?nra=PMP5U21114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E561500511</text:p>
          </table:table-cell>
          <table:table-cell office:value-type="string" calcext:value-type="string">
            <text:p>https://rnca.tamps.cinvestav.mx/verificacion/nra/nombresestablecimientos.php?nra=PNE561500511</text:p>
          </table:table-cell>
          <table:table-cell office:value-type="string" calcext:value-type="string">
            <text:p>PNE561500521</text:p>
          </table:table-cell>
          <table:table-cell office:value-type="string" calcext:value-type="string">
            <text:p>https://rnca.tamps.cinvestav.mx/verificacion/nra/nombresestablecimientos.php?nra=PNE5615005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5Q1510411</text:p>
          </table:table-cell>
          <table:table-cell office:value-type="string" calcext:value-type="string">
            <text:p>https://rnca.tamps.cinvestav.mx/verificacion/nra/nombresestablecimientos.php?nra=POL5Q1510411</text:p>
          </table:table-cell>
          <table:table-cell office:value-type="string" calcext:value-type="string">
            <text:p>POL5Q1510421</text:p>
          </table:table-cell>
          <table:table-cell office:value-type="string" calcext:value-type="string">
            <text:p>https://rnca.tamps.cinvestav.mx/verificacion/nra/nombresestablecimientos.php?nra=POL5Q15104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EA1510411</text:p>
          </table:table-cell>
          <table:table-cell office:value-type="string" calcext:value-type="string">
            <text:p>https://rnca.tamps.cinvestav.mx/verificacion/nra/nombresestablecimientos.php?nra=POLEA1510411</text:p>
          </table:table-cell>
          <table:table-cell office:value-type="string" calcext:value-type="string">
            <text:p>POLEA1510431</text:p>
          </table:table-cell>
          <table:table-cell office:value-type="string" calcext:value-type="string">
            <text:p>https://rnca.tamps.cinvestav.mx/verificacion/nra/nombresestablecimientos.php?nra=POLEA15104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ALQ3003911</text:p>
          </table:table-cell>
          <table:table-cell office:value-type="string" calcext:value-type="string">
            <text:p>https://rnca.tamps.cinvestav.mx/verificacion/nra/nombresestablecimientos.php?nra=PPALQ3003911</text:p>
          </table:table-cell>
          <table:table-cell office:value-type="string" calcext:value-type="string">
            <text:p>PPALQ3003912</text:p>
          </table:table-cell>
          <table:table-cell office:value-type="string" calcext:value-type="string">
            <text:p>https://rnca.tamps.cinvestav.mx/verificacion/nra/nombresestablecimientos.php?nra=PPALQ3003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5G3003912</text:p>
          </table:table-cell>
          <table:table-cell office:value-type="string" calcext:value-type="string">
            <text:p>https://rnca.tamps.cinvestav.mx/verificacion/nra/nombresestablecimientos.php?nra=PPE5G3003912</text:p>
          </table:table-cell>
          <table:table-cell office:value-type="string" calcext:value-type="string">
            <text:p>PPE5G3003913</text:p>
          </table:table-cell>
          <table:table-cell office:value-type="string" calcext:value-type="string">
            <text:p>https://rnca.tamps.cinvestav.mx/verificacion/nra/nombresestablecimientos.php?nra=PPE5G30039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5Y2111411</text:p>
          </table:table-cell>
          <table:table-cell office:value-type="string" calcext:value-type="string">
            <text:p>https://rnca.tamps.cinvestav.mx/verificacion/nra/nombresestablecimientos.php?nra=PPE5Y2111411</text:p>
          </table:table-cell>
          <table:table-cell office:value-type="string" calcext:value-type="string">
            <text:p>PPE5Y2111421</text:p>
          </table:table-cell>
          <table:table-cell office:value-type="string" calcext:value-type="string">
            <text:p>https://rnca.tamps.cinvestav.mx/verificacion/nra/nombresestablecimientos.php?nra=PPE5Y21114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LQ2113211</text:p>
          </table:table-cell>
          <table:table-cell office:value-type="string" calcext:value-type="string">
            <text:p>https://rnca.tamps.cinvestav.mx/verificacion/nra/nombresestablecimientos.php?nra=PPELQ2113211</text:p>
          </table:table-cell>
          <table:table-cell office:value-type="string" calcext:value-type="string">
            <text:p>PPELQ2113221</text:p>
          </table:table-cell>
          <table:table-cell office:value-type="string" calcext:value-type="string">
            <text:p>https://rnca.tamps.cinvestav.mx/verificacion/nra/nombresestablecimientos.php?nra=PPELQ2113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5I2800311</text:p>
          </table:table-cell>
          <table:table-cell office:value-type="string" calcext:value-type="string">
            <text:p>https://rnca.tamps.cinvestav.mx/verificacion/nra/nombresestablecimientos.php?nra=PPG5I2800311</text:p>
          </table:table-cell>
          <table:table-cell office:value-type="string" calcext:value-type="string">
            <text:p>PPG5I2800312</text:p>
          </table:table-cell>
          <table:table-cell office:value-type="string" calcext:value-type="string">
            <text:p>https://rnca.tamps.cinvestav.mx/verificacion/nra/nombresestablecimientos.php?nra=PPG5I28003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H910200412</text:p>
          </table:table-cell>
          <table:table-cell office:value-type="string" calcext:value-type="string">
            <text:p>https://rnca.tamps.cinvestav.mx/verificacion/nra/nombresestablecimientos.php?nra=PPH910200412</text:p>
          </table:table-cell>
          <table:table-cell office:value-type="string" calcext:value-type="string">
            <text:p>PPH910200413</text:p>
          </table:table-cell>
          <table:table-cell office:value-type="string" calcext:value-type="string">
            <text:p>https://rnca.tamps.cinvestav.mx/verificacion/nra/nombresestablecimientos.php?nra=PPH9102004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H910200412</text:p>
          </table:table-cell>
          <table:table-cell office:value-type="string" calcext:value-type="string">
            <text:p>https://rnca.tamps.cinvestav.mx/verificacion/nra/nombresestablecimientos.php?nra=PPH910200412</text:p>
          </table:table-cell>
          <table:table-cell office:value-type="string" calcext:value-type="string">
            <text:p>PPH910200414</text:p>
          </table:table-cell>
          <table:table-cell office:value-type="string" calcext:value-type="string">
            <text:p>https://rnca.tamps.cinvestav.mx/verificacion/nra/nombresestablecimientos.php?nra=PPH9102004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H910200412</text:p>
          </table:table-cell>
          <table:table-cell office:value-type="string" calcext:value-type="string">
            <text:p>https://rnca.tamps.cinvestav.mx/verificacion/nra/nombresestablecimientos.php?nra=PPH910200412</text:p>
          </table:table-cell>
          <table:table-cell office:value-type="string" calcext:value-type="string">
            <text:p>PPH910200416</text:p>
          </table:table-cell>
          <table:table-cell office:value-type="string" calcext:value-type="string">
            <text:p>https://rnca.tamps.cinvestav.mx/verificacion/nra/nombresestablecimientos.php?nra=PPH9102004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H910200413</text:p>
          </table:table-cell>
          <table:table-cell office:value-type="string" calcext:value-type="string">
            <text:p>https://rnca.tamps.cinvestav.mx/verificacion/nra/nombresestablecimientos.php?nra=PPH910200413</text:p>
          </table:table-cell>
          <table:table-cell office:value-type="string" calcext:value-type="string">
            <text:p>PPH910200414</text:p>
          </table:table-cell>
          <table:table-cell office:value-type="string" calcext:value-type="string">
            <text:p>https://rnca.tamps.cinvestav.mx/verificacion/nra/nombresestablecimientos.php?nra=PPH9102004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H910200413</text:p>
          </table:table-cell>
          <table:table-cell office:value-type="string" calcext:value-type="string">
            <text:p>https://rnca.tamps.cinvestav.mx/verificacion/nra/nombresestablecimientos.php?nra=PPH910200413</text:p>
          </table:table-cell>
          <table:table-cell office:value-type="string" calcext:value-type="string">
            <text:p>PPH910200416</text:p>
          </table:table-cell>
          <table:table-cell office:value-type="string" calcext:value-type="string">
            <text:p>https://rnca.tamps.cinvestav.mx/verificacion/nra/nombresestablecimientos.php?nra=PPH9102004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H910200414</text:p>
          </table:table-cell>
          <table:table-cell office:value-type="string" calcext:value-type="string">
            <text:p>https://rnca.tamps.cinvestav.mx/verificacion/nra/nombresestablecimientos.php?nra=PPH910200414</text:p>
          </table:table-cell>
          <table:table-cell office:value-type="string" calcext:value-type="string">
            <text:p>PPH910200416</text:p>
          </table:table-cell>
          <table:table-cell office:value-type="string" calcext:value-type="string">
            <text:p>https://rnca.tamps.cinvestav.mx/verificacion/nra/nombresestablecimientos.php?nra=PPH9102004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R1000700606</text:p>
          </table:table-cell>
          <table:table-cell office:value-type="string" calcext:value-type="string">
            <text:p>https://rnca.tamps.cinvestav.mx/verificacion/nra/nombresestablecimientos.php?nra=PPR1000700606</text:p>
          </table:table-cell>
          <table:table-cell office:value-type="string" calcext:value-type="string">
            <text:p>PPR1000700607</text:p>
          </table:table-cell>
          <table:table-cell office:value-type="string" calcext:value-type="string">
            <text:p>https://rnca.tamps.cinvestav.mx/verificacion/nra/nombresestablecimientos.php?nra=PPR1000700607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R1000700606</text:p>
          </table:table-cell>
          <table:table-cell office:value-type="string" calcext:value-type="string">
            <text:p>https://rnca.tamps.cinvestav.mx/verificacion/nra/nombresestablecimientos.php?nra=PPR1000700606</text:p>
          </table:table-cell>
          <table:table-cell office:value-type="string" calcext:value-type="string">
            <text:p>PPR1000700609</text:p>
          </table:table-cell>
          <table:table-cell office:value-type="string" calcext:value-type="string">
            <text:p>https://rnca.tamps.cinvestav.mx/verificacion/nra/nombresestablecimientos.php?nra=PPR1000700609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R1000700607</text:p>
          </table:table-cell>
          <table:table-cell office:value-type="string" calcext:value-type="string">
            <text:p>https://rnca.tamps.cinvestav.mx/verificacion/nra/nombresestablecimientos.php?nra=PPR1000700607</text:p>
          </table:table-cell>
          <table:table-cell office:value-type="string" calcext:value-type="string">
            <text:p>PPR1000700609</text:p>
          </table:table-cell>
          <table:table-cell office:value-type="string" calcext:value-type="string">
            <text:p>https://rnca.tamps.cinvestav.mx/verificacion/nra/nombresestablecimientos.php?nra=PPR1000700609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R1M1306312</text:p>
          </table:table-cell>
          <table:table-cell office:value-type="string" calcext:value-type="string">
            <text:p>https://rnca.tamps.cinvestav.mx/verificacion/nra/nombresestablecimientos.php?nra=PPR1M1306312</text:p>
          </table:table-cell>
          <table:table-cell office:value-type="string" calcext:value-type="string">
            <text:p>PPR1M1306313</text:p>
          </table:table-cell>
          <table:table-cell office:value-type="string" calcext:value-type="string">
            <text:p>https://rnca.tamps.cinvestav.mx/verificacion/nra/nombresestablecimientos.php?nra=PPR1M13063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R3010000002</text:p>
          </table:table-cell>
          <table:table-cell office:value-type="string" calcext:value-type="string">
            <text:p>https://rnca.tamps.cinvestav.mx/verificacion/nra/nombresestablecimientos.php?nra=PPR3010000002</text:p>
          </table:table-cell>
          <table:table-cell office:value-type="string" calcext:value-type="string">
            <text:p>PPR3010000003</text:p>
          </table:table-cell>
          <table:table-cell office:value-type="string" calcext:value-type="string">
            <text:p>https://rnca.tamps.cinvestav.mx/verificacion/nra/nombresestablecimientos.php?nra=PPR3010000003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M5I1904811</text:p>
          </table:table-cell>
          <table:table-cell office:value-type="string" calcext:value-type="string">
            <text:p>https://rnca.tamps.cinvestav.mx/verificacion/nra/nombresestablecimientos.php?nra=PQM5I1904811</text:p>
          </table:table-cell>
          <table:table-cell office:value-type="string" calcext:value-type="string">
            <text:p>PQMMI1904811</text:p>
          </table:table-cell>
          <table:table-cell office:value-type="string" calcext:value-type="string">
            <text:p>https://rnca.tamps.cinvestav.mx/verificacion/nra/nombresestablecimientos.php?nra=PQMMI1904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672007911</text:p>
          </table:table-cell>
          <table:table-cell office:value-type="string" calcext:value-type="string">
            <text:p>https://rnca.tamps.cinvestav.mx/verificacion/nra/nombresestablecimientos.php?nra=PRE672007911</text:p>
          </table:table-cell>
          <table:table-cell office:value-type="string" calcext:value-type="string">
            <text:p>PRE672007912</text:p>
          </table:table-cell>
          <table:table-cell office:value-type="string" calcext:value-type="string">
            <text:p>https://rnca.tamps.cinvestav.mx/verificacion/nra/nombresestablecimientos.php?nra=PRE672007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672007911</text:p>
          </table:table-cell>
          <table:table-cell office:value-type="string" calcext:value-type="string">
            <text:p>https://rnca.tamps.cinvestav.mx/verificacion/nra/nombresestablecimientos.php?nra=PRE672007911</text:p>
          </table:table-cell>
          <table:table-cell office:value-type="string" calcext:value-type="string">
            <text:p>PRE672800911</text:p>
          </table:table-cell>
          <table:table-cell office:value-type="string" calcext:value-type="string">
            <text:p>https://rnca.tamps.cinvestav.mx/verificacion/nra/nombresestablecimientos.php?nra=PRE672800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6E1406611</text:p>
          </table:table-cell>
          <table:table-cell office:value-type="string" calcext:value-type="string">
            <text:p>https://rnca.tamps.cinvestav.mx/verificacion/nra/nombresestablecimientos.php?nra=PRE6E1406611</text:p>
          </table:table-cell>
          <table:table-cell office:value-type="string" calcext:value-type="string">
            <text:p>PREEA1406611</text:p>
          </table:table-cell>
          <table:table-cell office:value-type="string" calcext:value-type="string">
            <text:p>https://rnca.tamps.cinvestav.mx/verificacion/nra/nombresestablecimientos.php?nra=PREEA1406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BM2604211</text:p>
          </table:table-cell>
          <table:table-cell office:value-type="string" calcext:value-type="string">
            <text:p>https://rnca.tamps.cinvestav.mx/verificacion/nra/nombresestablecimientos.php?nra=PREBM2604211</text:p>
          </table:table-cell>
          <table:table-cell office:value-type="string" calcext:value-type="string">
            <text:p>PREBM2604311</text:p>
          </table:table-cell>
          <table:table-cell office:value-type="string" calcext:value-type="string">
            <text:p>https://rnca.tamps.cinvestav.mx/verificacion/nra/nombresestablecimientos.php?nra=PREBM2604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0100111</text:p>
          </table:table-cell>
          <table:table-cell office:value-type="string" calcext:value-type="string">
            <text:p>https://rnca.tamps.cinvestav.mx/verificacion/nra/nombresestablecimientos.php?nra=PREM90100111</text:p>
          </table:table-cell>
          <table:table-cell office:value-type="string" calcext:value-type="string">
            <text:p>PREM90100112</text:p>
          </table:table-cell>
          <table:table-cell office:value-type="string" calcext:value-type="string">
            <text:p>https://rnca.tamps.cinvestav.mx/verificacion/nra/nombresestablecimientos.php?nra=PREM901001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0100111</text:p>
          </table:table-cell>
          <table:table-cell office:value-type="string" calcext:value-type="string">
            <text:p>https://rnca.tamps.cinvestav.mx/verificacion/nra/nombresestablecimientos.php?nra=PREM90100111</text:p>
          </table:table-cell>
          <table:table-cell office:value-type="string" calcext:value-type="string">
            <text:p>PREM90200111</text:p>
          </table:table-cell>
          <table:table-cell office:value-type="string" calcext:value-type="string">
            <text:p>https://rnca.tamps.cinvestav.mx/verificacion/nra/nombresestablecimientos.php?nra=PREM902001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0200111</text:p>
          </table:table-cell>
          <table:table-cell office:value-type="string" calcext:value-type="string">
            <text:p>https://rnca.tamps.cinvestav.mx/verificacion/nra/nombresestablecimientos.php?nra=PREM90200111</text:p>
          </table:table-cell>
          <table:table-cell office:value-type="string" calcext:value-type="string">
            <text:p>PREM90200211</text:p>
          </table:table-cell>
          <table:table-cell office:value-type="string" calcext:value-type="string">
            <text:p>https://rnca.tamps.cinvestav.mx/verificacion/nra/nombresestablecimientos.php?nra=PREM90200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0200111</text:p>
          </table:table-cell>
          <table:table-cell office:value-type="string" calcext:value-type="string">
            <text:p>https://rnca.tamps.cinvestav.mx/verificacion/nra/nombresestablecimientos.php?nra=PREM90200111</text:p>
          </table:table-cell>
          <table:table-cell office:value-type="string" calcext:value-type="string">
            <text:p>PREM90200511</text:p>
          </table:table-cell>
          <table:table-cell office:value-type="string" calcext:value-type="string">
            <text:p>https://rnca.tamps.cinvestav.mx/verificacion/nra/nombresestablecimientos.php?nra=PREM90200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0200211</text:p>
          </table:table-cell>
          <table:table-cell office:value-type="string" calcext:value-type="string">
            <text:p>https://rnca.tamps.cinvestav.mx/verificacion/nra/nombresestablecimientos.php?nra=PREM90200211</text:p>
          </table:table-cell>
          <table:table-cell office:value-type="string" calcext:value-type="string">
            <text:p>PREM90200511</text:p>
          </table:table-cell>
          <table:table-cell office:value-type="string" calcext:value-type="string">
            <text:p>https://rnca.tamps.cinvestav.mx/verificacion/nra/nombresestablecimientos.php?nra=PREM90200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0200211</text:p>
          </table:table-cell>
          <table:table-cell office:value-type="string" calcext:value-type="string">
            <text:p>https://rnca.tamps.cinvestav.mx/verificacion/nra/nombresestablecimientos.php?nra=PREM90200211</text:p>
          </table:table-cell>
          <table:table-cell office:value-type="string" calcext:value-type="string">
            <text:p>PREM90400211</text:p>
          </table:table-cell>
          <table:table-cell office:value-type="string" calcext:value-type="string">
            <text:p>https://rnca.tamps.cinvestav.mx/verificacion/nra/nombresestablecimientos.php?nra=PREM90400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0200211</text:p>
          </table:table-cell>
          <table:table-cell office:value-type="string" calcext:value-type="string">
            <text:p>https://rnca.tamps.cinvestav.mx/verificacion/nra/nombresestablecimientos.php?nra=PREM90200211</text:p>
          </table:table-cell>
          <table:table-cell office:value-type="string" calcext:value-type="string">
            <text:p>PREM90600211</text:p>
          </table:table-cell>
          <table:table-cell office:value-type="string" calcext:value-type="string">
            <text:p>https://rnca.tamps.cinvestav.mx/verificacion/nra/nombresestablecimientos.php?nra=PREM90600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0400211</text:p>
          </table:table-cell>
          <table:table-cell office:value-type="string" calcext:value-type="string">
            <text:p>https://rnca.tamps.cinvestav.mx/verificacion/nra/nombresestablecimientos.php?nra=PREM90400211</text:p>
          </table:table-cell>
          <table:table-cell office:value-type="string" calcext:value-type="string">
            <text:p>PREM90600211</text:p>
          </table:table-cell>
          <table:table-cell office:value-type="string" calcext:value-type="string">
            <text:p>https://rnca.tamps.cinvestav.mx/verificacion/nra/nombresestablecimientos.php?nra=PREM90600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0501811</text:p>
          </table:table-cell>
          <table:table-cell office:value-type="string" calcext:value-type="string">
            <text:p>https://rnca.tamps.cinvestav.mx/verificacion/nra/nombresestablecimientos.php?nra=PREM90501811</text:p>
          </table:table-cell>
          <table:table-cell office:value-type="string" calcext:value-type="string">
            <text:p>PREM90502811</text:p>
          </table:table-cell>
          <table:table-cell office:value-type="string" calcext:value-type="string">
            <text:p>https://rnca.tamps.cinvestav.mx/verificacion/nra/nombresestablecimientos.php?nra=PREM90502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0600712</text:p>
          </table:table-cell>
          <table:table-cell office:value-type="string" calcext:value-type="string">
            <text:p>https://rnca.tamps.cinvestav.mx/verificacion/nra/nombresestablecimientos.php?nra=PREM90600712</text:p>
          </table:table-cell>
          <table:table-cell office:value-type="string" calcext:value-type="string">
            <text:p>PREM90600713</text:p>
          </table:table-cell>
          <table:table-cell office:value-type="string" calcext:value-type="string">
            <text:p>https://rnca.tamps.cinvestav.mx/verificacion/nra/nombresestablecimientos.php?nra=PREM90600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0600712</text:p>
          </table:table-cell>
          <table:table-cell office:value-type="string" calcext:value-type="string">
            <text:p>https://rnca.tamps.cinvestav.mx/verificacion/nra/nombresestablecimientos.php?nra=PREM90600712</text:p>
          </table:table-cell>
          <table:table-cell office:value-type="string" calcext:value-type="string">
            <text:p>PREM90600722</text:p>
          </table:table-cell>
          <table:table-cell office:value-type="string" calcext:value-type="string">
            <text:p>https://rnca.tamps.cinvestav.mx/verificacion/nra/nombresestablecimientos.php?nra=PREM9060072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0600712</text:p>
          </table:table-cell>
          <table:table-cell office:value-type="string" calcext:value-type="string">
            <text:p>https://rnca.tamps.cinvestav.mx/verificacion/nra/nombresestablecimientos.php?nra=PREM90600712</text:p>
          </table:table-cell>
          <table:table-cell office:value-type="string" calcext:value-type="string">
            <text:p>PREM90600723</text:p>
          </table:table-cell>
          <table:table-cell office:value-type="string" calcext:value-type="string">
            <text:p>https://rnca.tamps.cinvestav.mx/verificacion/nra/nombresestablecimientos.php?nra=PREM9060072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0600713</text:p>
          </table:table-cell>
          <table:table-cell office:value-type="string" calcext:value-type="string">
            <text:p>https://rnca.tamps.cinvestav.mx/verificacion/nra/nombresestablecimientos.php?nra=PREM90600713</text:p>
          </table:table-cell>
          <table:table-cell office:value-type="string" calcext:value-type="string">
            <text:p>PREM90600723</text:p>
          </table:table-cell>
          <table:table-cell office:value-type="string" calcext:value-type="string">
            <text:p>https://rnca.tamps.cinvestav.mx/verificacion/nra/nombresestablecimientos.php?nra=PREM9060072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0600722</text:p>
          </table:table-cell>
          <table:table-cell office:value-type="string" calcext:value-type="string">
            <text:p>https://rnca.tamps.cinvestav.mx/verificacion/nra/nombresestablecimientos.php?nra=PREM90600722</text:p>
          </table:table-cell>
          <table:table-cell office:value-type="string" calcext:value-type="string">
            <text:p>PREM90600723</text:p>
          </table:table-cell>
          <table:table-cell office:value-type="string" calcext:value-type="string">
            <text:p>https://rnca.tamps.cinvestav.mx/verificacion/nra/nombresestablecimientos.php?nra=PREM9060072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0900612</text:p>
          </table:table-cell>
          <table:table-cell office:value-type="string" calcext:value-type="string">
            <text:p>https://rnca.tamps.cinvestav.mx/verificacion/nra/nombresestablecimientos.php?nra=PREM90900612</text:p>
          </table:table-cell>
          <table:table-cell office:value-type="string" calcext:value-type="string">
            <text:p>PREM90901612</text:p>
          </table:table-cell>
          <table:table-cell office:value-type="string" calcext:value-type="string">
            <text:p>https://rnca.tamps.cinvestav.mx/verificacion/nra/nombresestablecimientos.php?nra=PREM90901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0901011</text:p>
          </table:table-cell>
          <table:table-cell office:value-type="string" calcext:value-type="string">
            <text:p>https://rnca.tamps.cinvestav.mx/verificacion/nra/nombresestablecimientos.php?nra=PREM90901011</text:p>
          </table:table-cell>
          <table:table-cell office:value-type="string" calcext:value-type="string">
            <text:p>PREM90901611</text:p>
          </table:table-cell>
          <table:table-cell office:value-type="string" calcext:value-type="string">
            <text:p>https://rnca.tamps.cinvestav.mx/verificacion/nra/nombresestablecimientos.php?nra=PREM90901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0901611</text:p>
          </table:table-cell>
          <table:table-cell office:value-type="string" calcext:value-type="string">
            <text:p>https://rnca.tamps.cinvestav.mx/verificacion/nra/nombresestablecimientos.php?nra=PREM90901611</text:p>
          </table:table-cell>
          <table:table-cell office:value-type="string" calcext:value-type="string">
            <text:p>PREM90901612</text:p>
          </table:table-cell>
          <table:table-cell office:value-type="string" calcext:value-type="string">
            <text:p>https://rnca.tamps.cinvestav.mx/verificacion/nra/nombresestablecimientos.php?nra=PREM90901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1100711</text:p>
          </table:table-cell>
          <table:table-cell office:value-type="string" calcext:value-type="string">
            <text:p>https://rnca.tamps.cinvestav.mx/verificacion/nra/nombresestablecimientos.php?nra=PREM91100711</text:p>
          </table:table-cell>
          <table:table-cell office:value-type="string" calcext:value-type="string">
            <text:p>PREM91101711</text:p>
          </table:table-cell>
          <table:table-cell office:value-type="string" calcext:value-type="string">
            <text:p>https://rnca.tamps.cinvestav.mx/verificacion/nra/nombresestablecimientos.php?nra=PREM91101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1100711</text:p>
          </table:table-cell>
          <table:table-cell office:value-type="string" calcext:value-type="string">
            <text:p>https://rnca.tamps.cinvestav.mx/verificacion/nra/nombresestablecimientos.php?nra=PREM91100711</text:p>
          </table:table-cell>
          <table:table-cell office:value-type="string" calcext:value-type="string">
            <text:p>PREM91102011</text:p>
          </table:table-cell>
          <table:table-cell office:value-type="string" calcext:value-type="string">
            <text:p>https://rnca.tamps.cinvestav.mx/verificacion/nra/nombresestablecimientos.php?nra=PREM911020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1100711</text:p>
          </table:table-cell>
          <table:table-cell office:value-type="string" calcext:value-type="string">
            <text:p>https://rnca.tamps.cinvestav.mx/verificacion/nra/nombresestablecimientos.php?nra=PREM91100711</text:p>
          </table:table-cell>
          <table:table-cell office:value-type="string" calcext:value-type="string">
            <text:p>PREM91102711</text:p>
          </table:table-cell>
          <table:table-cell office:value-type="string" calcext:value-type="string">
            <text:p>https://rnca.tamps.cinvestav.mx/verificacion/nra/nombresestablecimientos.php?nra=PREM91102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1101711</text:p>
          </table:table-cell>
          <table:table-cell office:value-type="string" calcext:value-type="string">
            <text:p>https://rnca.tamps.cinvestav.mx/verificacion/nra/nombresestablecimientos.php?nra=PREM91101711</text:p>
          </table:table-cell>
          <table:table-cell office:value-type="string" calcext:value-type="string">
            <text:p>PREM91102711</text:p>
          </table:table-cell>
          <table:table-cell office:value-type="string" calcext:value-type="string">
            <text:p>https://rnca.tamps.cinvestav.mx/verificacion/nra/nombresestablecimientos.php?nra=PREM91102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1102011</text:p>
          </table:table-cell>
          <table:table-cell office:value-type="string" calcext:value-type="string">
            <text:p>https://rnca.tamps.cinvestav.mx/verificacion/nra/nombresestablecimientos.php?nra=PREM91102011</text:p>
          </table:table-cell>
          <table:table-cell office:value-type="string" calcext:value-type="string">
            <text:p>PREM91102711</text:p>
          </table:table-cell>
          <table:table-cell office:value-type="string" calcext:value-type="string">
            <text:p>https://rnca.tamps.cinvestav.mx/verificacion/nra/nombresestablecimientos.php?nra=PREM91102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1102011</text:p>
          </table:table-cell>
          <table:table-cell office:value-type="string" calcext:value-type="string">
            <text:p>https://rnca.tamps.cinvestav.mx/verificacion/nra/nombresestablecimientos.php?nra=PREM91102011</text:p>
          </table:table-cell>
          <table:table-cell office:value-type="string" calcext:value-type="string">
            <text:p>PREM91412011</text:p>
          </table:table-cell>
          <table:table-cell office:value-type="string" calcext:value-type="string">
            <text:p>https://rnca.tamps.cinvestav.mx/verificacion/nra/nombresestablecimientos.php?nra=PREM914120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1304811</text:p>
          </table:table-cell>
          <table:table-cell office:value-type="string" calcext:value-type="string">
            <text:p>https://rnca.tamps.cinvestav.mx/verificacion/nra/nombresestablecimientos.php?nra=PREM91304811</text:p>
          </table:table-cell>
          <table:table-cell office:value-type="string" calcext:value-type="string">
            <text:p>PREM91304821</text:p>
          </table:table-cell>
          <table:table-cell office:value-type="string" calcext:value-type="string">
            <text:p>https://rnca.tamps.cinvestav.mx/verificacion/nra/nombresestablecimientos.php?nra=PREM913048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1412011</text:p>
          </table:table-cell>
          <table:table-cell office:value-type="string" calcext:value-type="string">
            <text:p>https://rnca.tamps.cinvestav.mx/verificacion/nra/nombresestablecimientos.php?nra=PREM91412011</text:p>
          </table:table-cell>
          <table:table-cell office:value-type="string" calcext:value-type="string">
            <text:p>PREM91412012</text:p>
          </table:table-cell>
          <table:table-cell office:value-type="string" calcext:value-type="string">
            <text:p>https://rnca.tamps.cinvestav.mx/verificacion/nra/nombresestablecimientos.php?nra=PREM914120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1605211</text:p>
          </table:table-cell>
          <table:table-cell office:value-type="string" calcext:value-type="string">
            <text:p>https://rnca.tamps.cinvestav.mx/verificacion/nra/nombresestablecimientos.php?nra=PREM91605211</text:p>
          </table:table-cell>
          <table:table-cell office:value-type="string" calcext:value-type="string">
            <text:p>PREM91605212</text:p>
          </table:table-cell>
          <table:table-cell office:value-type="string" calcext:value-type="string">
            <text:p>https://rnca.tamps.cinvestav.mx/verificacion/nra/nombresestablecimientos.php?nra=PREM91605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1605211</text:p>
          </table:table-cell>
          <table:table-cell office:value-type="string" calcext:value-type="string">
            <text:p>https://rnca.tamps.cinvestav.mx/verificacion/nra/nombresestablecimientos.php?nra=PREM91605211</text:p>
          </table:table-cell>
          <table:table-cell office:value-type="string" calcext:value-type="string">
            <text:p>PREM91610211</text:p>
          </table:table-cell>
          <table:table-cell office:value-type="string" calcext:value-type="string">
            <text:p>https://rnca.tamps.cinvestav.mx/verificacion/nra/nombresestablecimientos.php?nra=PREM91610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1608811</text:p>
          </table:table-cell>
          <table:table-cell office:value-type="string" calcext:value-type="string">
            <text:p>https://rnca.tamps.cinvestav.mx/verificacion/nra/nombresestablecimientos.php?nra=PREM91608811</text:p>
          </table:table-cell>
          <table:table-cell office:value-type="string" calcext:value-type="string">
            <text:p>PREM91610811</text:p>
          </table:table-cell>
          <table:table-cell office:value-type="string" calcext:value-type="string">
            <text:p>https://rnca.tamps.cinvestav.mx/verificacion/nra/nombresestablecimientos.php?nra=PREM91610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1610211</text:p>
          </table:table-cell>
          <table:table-cell office:value-type="string" calcext:value-type="string">
            <text:p>https://rnca.tamps.cinvestav.mx/verificacion/nra/nombresestablecimientos.php?nra=PREM91610211</text:p>
          </table:table-cell>
          <table:table-cell office:value-type="string" calcext:value-type="string">
            <text:p>PREM91610811</text:p>
          </table:table-cell>
          <table:table-cell office:value-type="string" calcext:value-type="string">
            <text:p>https://rnca.tamps.cinvestav.mx/verificacion/nra/nombresestablecimientos.php?nra=PREM91610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1700611</text:p>
          </table:table-cell>
          <table:table-cell office:value-type="string" calcext:value-type="string">
            <text:p>https://rnca.tamps.cinvestav.mx/verificacion/nra/nombresestablecimientos.php?nra=PREM91700611</text:p>
          </table:table-cell>
          <table:table-cell office:value-type="string" calcext:value-type="string">
            <text:p>PREM91700711</text:p>
          </table:table-cell>
          <table:table-cell office:value-type="string" calcext:value-type="string">
            <text:p>https://rnca.tamps.cinvestav.mx/verificacion/nra/nombresestablecimientos.php?nra=PREM91700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2007911</text:p>
          </table:table-cell>
          <table:table-cell office:value-type="string" calcext:value-type="string">
            <text:p>https://rnca.tamps.cinvestav.mx/verificacion/nra/nombresestablecimientos.php?nra=PREM92007911</text:p>
          </table:table-cell>
          <table:table-cell office:value-type="string" calcext:value-type="string">
            <text:p>PREM92007912</text:p>
          </table:table-cell>
          <table:table-cell office:value-type="string" calcext:value-type="string">
            <text:p>https://rnca.tamps.cinvestav.mx/verificacion/nra/nombresestablecimientos.php?nra=PREM92007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2007911</text:p>
          </table:table-cell>
          <table:table-cell office:value-type="string" calcext:value-type="string">
            <text:p>https://rnca.tamps.cinvestav.mx/verificacion/nra/nombresestablecimientos.php?nra=PREM92007911</text:p>
          </table:table-cell>
          <table:table-cell office:value-type="string" calcext:value-type="string">
            <text:p>PREM92040911</text:p>
          </table:table-cell>
          <table:table-cell office:value-type="string" calcext:value-type="string">
            <text:p>https://rnca.tamps.cinvestav.mx/verificacion/nra/nombresestablecimientos.php?nra=PREM92040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2111411</text:p>
          </table:table-cell>
          <table:table-cell office:value-type="string" calcext:value-type="string">
            <text:p>https://rnca.tamps.cinvestav.mx/verificacion/nra/nombresestablecimientos.php?nra=PREM92111411</text:p>
          </table:table-cell>
          <table:table-cell office:value-type="string" calcext:value-type="string">
            <text:p>PREM92114911</text:p>
          </table:table-cell>
          <table:table-cell office:value-type="string" calcext:value-type="string">
            <text:p>https://rnca.tamps.cinvestav.mx/verificacion/nra/nombresestablecimientos.php?nra=PREM92114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2500111</text:p>
          </table:table-cell>
          <table:table-cell office:value-type="string" calcext:value-type="string">
            <text:p>https://rnca.tamps.cinvestav.mx/verificacion/nra/nombresestablecimientos.php?nra=PREM92500111</text:p>
          </table:table-cell>
          <table:table-cell office:value-type="string" calcext:value-type="string">
            <text:p>PREM92500112</text:p>
          </table:table-cell>
          <table:table-cell office:value-type="string" calcext:value-type="string">
            <text:p>https://rnca.tamps.cinvestav.mx/verificacion/nra/nombresestablecimientos.php?nra=PREM925001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2500111</text:p>
          </table:table-cell>
          <table:table-cell office:value-type="string" calcext:value-type="string">
            <text:p>https://rnca.tamps.cinvestav.mx/verificacion/nra/nombresestablecimientos.php?nra=PREM92500111</text:p>
          </table:table-cell>
          <table:table-cell office:value-type="string" calcext:value-type="string">
            <text:p>PREM92500611</text:p>
          </table:table-cell>
          <table:table-cell office:value-type="string" calcext:value-type="string">
            <text:p>https://rnca.tamps.cinvestav.mx/verificacion/nra/nombresestablecimientos.php?nra=PREM92500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2500112</text:p>
          </table:table-cell>
          <table:table-cell office:value-type="string" calcext:value-type="string">
            <text:p>https://rnca.tamps.cinvestav.mx/verificacion/nra/nombresestablecimientos.php?nra=PREM92500112</text:p>
          </table:table-cell>
          <table:table-cell office:value-type="string" calcext:value-type="string">
            <text:p>PREM92500611</text:p>
          </table:table-cell>
          <table:table-cell office:value-type="string" calcext:value-type="string">
            <text:p>https://rnca.tamps.cinvestav.mx/verificacion/nra/nombresestablecimientos.php?nra=PREM92500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2501211</text:p>
          </table:table-cell>
          <table:table-cell office:value-type="string" calcext:value-type="string">
            <text:p>https://rnca.tamps.cinvestav.mx/verificacion/nra/nombresestablecimientos.php?nra=PREM92501211</text:p>
          </table:table-cell>
          <table:table-cell office:value-type="string" calcext:value-type="string">
            <text:p>PREM92501212</text:p>
          </table:table-cell>
          <table:table-cell office:value-type="string" calcext:value-type="string">
            <text:p>https://rnca.tamps.cinvestav.mx/verificacion/nra/nombresestablecimientos.php?nra=PREM92501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2501211</text:p>
          </table:table-cell>
          <table:table-cell office:value-type="string" calcext:value-type="string">
            <text:p>https://rnca.tamps.cinvestav.mx/verificacion/nra/nombresestablecimientos.php?nra=PREM92501211</text:p>
          </table:table-cell>
          <table:table-cell office:value-type="string" calcext:value-type="string">
            <text:p>PREM92501511</text:p>
          </table:table-cell>
          <table:table-cell office:value-type="string" calcext:value-type="string">
            <text:p>https://rnca.tamps.cinvestav.mx/verificacion/nra/nombresestablecimientos.php?nra=PREM92501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2603011</text:p>
          </table:table-cell>
          <table:table-cell office:value-type="string" calcext:value-type="string">
            <text:p>https://rnca.tamps.cinvestav.mx/verificacion/nra/nombresestablecimientos.php?nra=PREM92603011</text:p>
          </table:table-cell>
          <table:table-cell office:value-type="string" calcext:value-type="string">
            <text:p>PREM92603611</text:p>
          </table:table-cell>
          <table:table-cell office:value-type="string" calcext:value-type="string">
            <text:p>https://rnca.tamps.cinvestav.mx/verificacion/nra/nombresestablecimientos.php?nra=PREM92603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2603611</text:p>
          </table:table-cell>
          <table:table-cell office:value-type="string" calcext:value-type="string">
            <text:p>https://rnca.tamps.cinvestav.mx/verificacion/nra/nombresestablecimientos.php?nra=PREM92603611</text:p>
          </table:table-cell>
          <table:table-cell office:value-type="string" calcext:value-type="string">
            <text:p>PREM92603612</text:p>
          </table:table-cell>
          <table:table-cell office:value-type="string" calcext:value-type="string">
            <text:p>https://rnca.tamps.cinvestav.mx/verificacion/nra/nombresestablecimientos.php?nra=PREM92603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2802111</text:p>
          </table:table-cell>
          <table:table-cell office:value-type="string" calcext:value-type="string">
            <text:p>https://rnca.tamps.cinvestav.mx/verificacion/nra/nombresestablecimientos.php?nra=PREM92802111</text:p>
          </table:table-cell>
          <table:table-cell office:value-type="string" calcext:value-type="string">
            <text:p>PREM92802711</text:p>
          </table:table-cell>
          <table:table-cell office:value-type="string" calcext:value-type="string">
            <text:p>https://rnca.tamps.cinvestav.mx/verificacion/nra/nombresestablecimientos.php?nra=PREM92802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2802111</text:p>
          </table:table-cell>
          <table:table-cell office:value-type="string" calcext:value-type="string">
            <text:p>https://rnca.tamps.cinvestav.mx/verificacion/nra/nombresestablecimientos.php?nra=PREM92802111</text:p>
          </table:table-cell>
          <table:table-cell office:value-type="string" calcext:value-type="string">
            <text:p>PREM92804111</text:p>
          </table:table-cell>
          <table:table-cell office:value-type="string" calcext:value-type="string">
            <text:p>https://rnca.tamps.cinvestav.mx/verificacion/nra/nombresestablecimientos.php?nra=PREM928041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3003911</text:p>
          </table:table-cell>
          <table:table-cell office:value-type="string" calcext:value-type="string">
            <text:p>https://rnca.tamps.cinvestav.mx/verificacion/nra/nombresestablecimientos.php?nra=PREM93003911</text:p>
          </table:table-cell>
          <table:table-cell office:value-type="string" calcext:value-type="string">
            <text:p>PREM93003912</text:p>
          </table:table-cell>
          <table:table-cell office:value-type="string" calcext:value-type="string">
            <text:p>https://rnca.tamps.cinvestav.mx/verificacion/nra/nombresestablecimientos.php?nra=PREM93003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3008511</text:p>
          </table:table-cell>
          <table:table-cell office:value-type="string" calcext:value-type="string">
            <text:p>https://rnca.tamps.cinvestav.mx/verificacion/nra/nombresestablecimientos.php?nra=PREM93008511</text:p>
          </table:table-cell>
          <table:table-cell office:value-type="string" calcext:value-type="string">
            <text:p>PREM93008711</text:p>
          </table:table-cell>
          <table:table-cell office:value-type="string" calcext:value-type="string">
            <text:p>https://rnca.tamps.cinvestav.mx/verificacion/nra/nombresestablecimientos.php?nra=PREM93008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3008511</text:p>
          </table:table-cell>
          <table:table-cell office:value-type="string" calcext:value-type="string">
            <text:p>https://rnca.tamps.cinvestav.mx/verificacion/nra/nombresestablecimientos.php?nra=PREM93008511</text:p>
          </table:table-cell>
          <table:table-cell office:value-type="string" calcext:value-type="string">
            <text:p>PREM93010811</text:p>
          </table:table-cell>
          <table:table-cell office:value-type="string" calcext:value-type="string">
            <text:p>https://rnca.tamps.cinvestav.mx/verificacion/nra/nombresestablecimientos.php?nra=PREM93010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3008711</text:p>
          </table:table-cell>
          <table:table-cell office:value-type="string" calcext:value-type="string">
            <text:p>https://rnca.tamps.cinvestav.mx/verificacion/nra/nombresestablecimientos.php?nra=PREM93008711</text:p>
          </table:table-cell>
          <table:table-cell office:value-type="string" calcext:value-type="string">
            <text:p>PREM93010811</text:p>
          </table:table-cell>
          <table:table-cell office:value-type="string" calcext:value-type="string">
            <text:p>https://rnca.tamps.cinvestav.mx/verificacion/nra/nombresestablecimientos.php?nra=PREM93010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3010811</text:p>
          </table:table-cell>
          <table:table-cell office:value-type="string" calcext:value-type="string">
            <text:p>https://rnca.tamps.cinvestav.mx/verificacion/nra/nombresestablecimientos.php?nra=PREM93010811</text:p>
          </table:table-cell>
          <table:table-cell office:value-type="string" calcext:value-type="string">
            <text:p>PREM93012811</text:p>
          </table:table-cell>
          <table:table-cell office:value-type="string" calcext:value-type="string">
            <text:p>https://rnca.tamps.cinvestav.mx/verificacion/nra/nombresestablecimientos.php?nra=PREM93012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3010811</text:p>
          </table:table-cell>
          <table:table-cell office:value-type="string" calcext:value-type="string">
            <text:p>https://rnca.tamps.cinvestav.mx/verificacion/nra/nombresestablecimientos.php?nra=PREM93010811</text:p>
          </table:table-cell>
          <table:table-cell office:value-type="string" calcext:value-type="string">
            <text:p>PREM93018911</text:p>
          </table:table-cell>
          <table:table-cell office:value-type="string" calcext:value-type="string">
            <text:p>https://rnca.tamps.cinvestav.mx/verificacion/nra/nombresestablecimientos.php?nra=PREM93018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3012811</text:p>
          </table:table-cell>
          <table:table-cell office:value-type="string" calcext:value-type="string">
            <text:p>https://rnca.tamps.cinvestav.mx/verificacion/nra/nombresestablecimientos.php?nra=PREM93012811</text:p>
          </table:table-cell>
          <table:table-cell office:value-type="string" calcext:value-type="string">
            <text:p>PREM93018911</text:p>
          </table:table-cell>
          <table:table-cell office:value-type="string" calcext:value-type="string">
            <text:p>https://rnca.tamps.cinvestav.mx/verificacion/nra/nombresestablecimientos.php?nra=PREM93018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3013111</text:p>
          </table:table-cell>
          <table:table-cell office:value-type="string" calcext:value-type="string">
            <text:p>https://rnca.tamps.cinvestav.mx/verificacion/nra/nombresestablecimientos.php?nra=PREM93013111</text:p>
          </table:table-cell>
          <table:table-cell office:value-type="string" calcext:value-type="string">
            <text:p>PREM93019311</text:p>
          </table:table-cell>
          <table:table-cell office:value-type="string" calcext:value-type="string">
            <text:p>https://rnca.tamps.cinvestav.mx/verificacion/nra/nombresestablecimientos.php?nra=PREM93019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3018911</text:p>
          </table:table-cell>
          <table:table-cell office:value-type="string" calcext:value-type="string">
            <text:p>https://rnca.tamps.cinvestav.mx/verificacion/nra/nombresestablecimientos.php?nra=PREM93018911</text:p>
          </table:table-cell>
          <table:table-cell office:value-type="string" calcext:value-type="string">
            <text:p>PREM93019311</text:p>
          </table:table-cell>
          <table:table-cell office:value-type="string" calcext:value-type="string">
            <text:p>https://rnca.tamps.cinvestav.mx/verificacion/nra/nombresestablecimientos.php?nra=PREM93019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3019311</text:p>
          </table:table-cell>
          <table:table-cell office:value-type="string" calcext:value-type="string">
            <text:p>https://rnca.tamps.cinvestav.mx/verificacion/nra/nombresestablecimientos.php?nra=PREM93019311</text:p>
          </table:table-cell>
          <table:table-cell office:value-type="string" calcext:value-type="string">
            <text:p>PREM93019312</text:p>
          </table:table-cell>
          <table:table-cell office:value-type="string" calcext:value-type="string">
            <text:p>https://rnca.tamps.cinvestav.mx/verificacion/nra/nombresestablecimientos.php?nra=PREM930193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3019311</text:p>
          </table:table-cell>
          <table:table-cell office:value-type="string" calcext:value-type="string">
            <text:p>https://rnca.tamps.cinvestav.mx/verificacion/nra/nombresestablecimientos.php?nra=PREM93019311</text:p>
          </table:table-cell>
          <table:table-cell office:value-type="string" calcext:value-type="string">
            <text:p>PREM93019313</text:p>
          </table:table-cell>
          <table:table-cell office:value-type="string" calcext:value-type="string">
            <text:p>https://rnca.tamps.cinvestav.mx/verificacion/nra/nombresestablecimientos.php?nra=PREM930193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3019311</text:p>
          </table:table-cell>
          <table:table-cell office:value-type="string" calcext:value-type="string">
            <text:p>https://rnca.tamps.cinvestav.mx/verificacion/nra/nombresestablecimientos.php?nra=PREM93019311</text:p>
          </table:table-cell>
          <table:table-cell office:value-type="string" calcext:value-type="string">
            <text:p>PREMH3019311</text:p>
          </table:table-cell>
          <table:table-cell office:value-type="string" calcext:value-type="string">
            <text:p>https://rnca.tamps.cinvestav.mx/verificacion/nra/nombresestablecimientos.php?nra=PREMH3019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93019312</text:p>
          </table:table-cell>
          <table:table-cell office:value-type="string" calcext:value-type="string">
            <text:p>https://rnca.tamps.cinvestav.mx/verificacion/nra/nombresestablecimientos.php?nra=PREM93019312</text:p>
          </table:table-cell>
          <table:table-cell office:value-type="string" calcext:value-type="string">
            <text:p>PREM93019313</text:p>
          </table:table-cell>
          <table:table-cell office:value-type="string" calcext:value-type="string">
            <text:p>https://rnca.tamps.cinvestav.mx/verificacion/nra/nombresestablecimientos.php?nra=PREM930193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H2800911</text:p>
          </table:table-cell>
          <table:table-cell office:value-type="string" calcext:value-type="string">
            <text:p>https://rnca.tamps.cinvestav.mx/verificacion/nra/nombresestablecimientos.php?nra=PREMH2800911</text:p>
          </table:table-cell>
          <table:table-cell office:value-type="string" calcext:value-type="string">
            <text:p>PREMH2801911</text:p>
          </table:table-cell>
          <table:table-cell office:value-type="string" calcext:value-type="string">
            <text:p>https://rnca.tamps.cinvestav.mx/verificacion/nra/nombresestablecimientos.php?nra=PREMH2801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43010811</text:p>
          </table:table-cell>
          <table:table-cell office:value-type="string" calcext:value-type="string">
            <text:p>https://rnca.tamps.cinvestav.mx/verificacion/nra/nombresestablecimientos.php?nra=PREN43010811</text:p>
          </table:table-cell>
          <table:table-cell office:value-type="string" calcext:value-type="string">
            <text:p>PREN43018911</text:p>
          </table:table-cell>
          <table:table-cell office:value-type="string" calcext:value-type="string">
            <text:p>https://rnca.tamps.cinvestav.mx/verificacion/nra/nombresestablecimientos.php?nra=PREN43018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43013111</text:p>
          </table:table-cell>
          <table:table-cell office:value-type="string" calcext:value-type="string">
            <text:p>https://rnca.tamps.cinvestav.mx/verificacion/nra/nombresestablecimientos.php?nra=PREN43013111</text:p>
          </table:table-cell>
          <table:table-cell office:value-type="string" calcext:value-type="string">
            <text:p>PREN43013121</text:p>
          </table:table-cell>
          <table:table-cell office:value-type="string" calcext:value-type="string">
            <text:p>https://rnca.tamps.cinvestav.mx/verificacion/nra/nombresestablecimientos.php?nra=PREN430131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5T0900211</text:p>
          </table:table-cell>
          <table:table-cell office:value-type="string" calcext:value-type="string">
            <text:p>https://rnca.tamps.cinvestav.mx/verificacion/nra/nombresestablecimientos.php?nra=PRO5T0900211</text:p>
          </table:table-cell>
          <table:table-cell office:value-type="string" calcext:value-type="string">
            <text:p>PRO5T0900311</text:p>
          </table:table-cell>
          <table:table-cell office:value-type="string" calcext:value-type="string">
            <text:p>https://rnca.tamps.cinvestav.mx/verificacion/nra/nombresestablecimientos.php?nra=PRO5T0900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5T0900211</text:p>
          </table:table-cell>
          <table:table-cell office:value-type="string" calcext:value-type="string">
            <text:p>https://rnca.tamps.cinvestav.mx/verificacion/nra/nombresestablecimientos.php?nra=PRO5T0900211</text:p>
          </table:table-cell>
          <table:table-cell office:value-type="string" calcext:value-type="string">
            <text:p>PRO5T0900611</text:p>
          </table:table-cell>
          <table:table-cell office:value-type="string" calcext:value-type="string">
            <text:p>https://rnca.tamps.cinvestav.mx/verificacion/nra/nombresestablecimientos.php?nra=PRO5T0900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5T0900211</text:p>
          </table:table-cell>
          <table:table-cell office:value-type="string" calcext:value-type="string">
            <text:p>https://rnca.tamps.cinvestav.mx/verificacion/nra/nombresestablecimientos.php?nra=PRO5T0900211</text:p>
          </table:table-cell>
          <table:table-cell office:value-type="string" calcext:value-type="string">
            <text:p>PRO5T0900711</text:p>
          </table:table-cell>
          <table:table-cell office:value-type="string" calcext:value-type="string">
            <text:p>https://rnca.tamps.cinvestav.mx/verificacion/nra/nombresestablecimientos.php?nra=PRO5T0900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5T0900311</text:p>
          </table:table-cell>
          <table:table-cell office:value-type="string" calcext:value-type="string">
            <text:p>https://rnca.tamps.cinvestav.mx/verificacion/nra/nombresestablecimientos.php?nra=PRO5T0900311</text:p>
          </table:table-cell>
          <table:table-cell office:value-type="string" calcext:value-type="string">
            <text:p>PRO5T0900611</text:p>
          </table:table-cell>
          <table:table-cell office:value-type="string" calcext:value-type="string">
            <text:p>https://rnca.tamps.cinvestav.mx/verificacion/nra/nombresestablecimientos.php?nra=PRO5T0900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5T0900311</text:p>
          </table:table-cell>
          <table:table-cell office:value-type="string" calcext:value-type="string">
            <text:p>https://rnca.tamps.cinvestav.mx/verificacion/nra/nombresestablecimientos.php?nra=PRO5T0900311</text:p>
          </table:table-cell>
          <table:table-cell office:value-type="string" calcext:value-type="string">
            <text:p>PRO5T0900711</text:p>
          </table:table-cell>
          <table:table-cell office:value-type="string" calcext:value-type="string">
            <text:p>https://rnca.tamps.cinvestav.mx/verificacion/nra/nombresestablecimientos.php?nra=PRO5T0900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5T0900611</text:p>
          </table:table-cell>
          <table:table-cell office:value-type="string" calcext:value-type="string">
            <text:p>https://rnca.tamps.cinvestav.mx/verificacion/nra/nombresestablecimientos.php?nra=PRO5T0900611</text:p>
          </table:table-cell>
          <table:table-cell office:value-type="string" calcext:value-type="string">
            <text:p>PRO5T0900711</text:p>
          </table:table-cell>
          <table:table-cell office:value-type="string" calcext:value-type="string">
            <text:p>https://rnca.tamps.cinvestav.mx/verificacion/nra/nombresestablecimientos.php?nra=PRO5T0900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5T0901412</text:p>
          </table:table-cell>
          <table:table-cell office:value-type="string" calcext:value-type="string">
            <text:p>https://rnca.tamps.cinvestav.mx/verificacion/nra/nombresestablecimientos.php?nra=PRO5T0901412</text:p>
          </table:table-cell>
          <table:table-cell office:value-type="string" calcext:value-type="string">
            <text:p>PRO5T0901432</text:p>
          </table:table-cell>
          <table:table-cell office:value-type="string" calcext:value-type="string">
            <text:p>https://rnca.tamps.cinvestav.mx/verificacion/nra/nombresestablecimientos.php?nra=PRO5T090143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5X1510411</text:p>
          </table:table-cell>
          <table:table-cell office:value-type="string" calcext:value-type="string">
            <text:p>https://rnca.tamps.cinvestav.mx/verificacion/nra/nombresestablecimientos.php?nra=PRO5X1510411</text:p>
          </table:table-cell>
          <table:table-cell office:value-type="string" calcext:value-type="string">
            <text:p>PRO5X1510412</text:p>
          </table:table-cell>
          <table:table-cell office:value-type="string" calcext:value-type="string">
            <text:p>https://rnca.tamps.cinvestav.mx/verificacion/nra/nombresestablecimientos.php?nra=PRO5X15104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EA0900211</text:p>
          </table:table-cell>
          <table:table-cell office:value-type="string" calcext:value-type="string">
            <text:p>https://rnca.tamps.cinvestav.mx/verificacion/nra/nombresestablecimientos.php?nra=PROEA0900211</text:p>
          </table:table-cell>
          <table:table-cell office:value-type="string" calcext:value-type="string">
            <text:p>PROEA0900311</text:p>
          </table:table-cell>
          <table:table-cell office:value-type="string" calcext:value-type="string">
            <text:p>https://rnca.tamps.cinvestav.mx/verificacion/nra/nombresestablecimientos.php?nra=PROEA0900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EA0901411</text:p>
          </table:table-cell>
          <table:table-cell office:value-type="string" calcext:value-type="string">
            <text:p>https://rnca.tamps.cinvestav.mx/verificacion/nra/nombresestablecimientos.php?nra=PROEA0901411</text:p>
          </table:table-cell>
          <table:table-cell office:value-type="string" calcext:value-type="string">
            <text:p>PROEA0901421</text:p>
          </table:table-cell>
          <table:table-cell office:value-type="string" calcext:value-type="string">
            <text:p>https://rnca.tamps.cinvestav.mx/verificacion/nra/nombresestablecimientos.php?nra=PROEA09014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EA0901411</text:p>
          </table:table-cell>
          <table:table-cell office:value-type="string" calcext:value-type="string">
            <text:p>https://rnca.tamps.cinvestav.mx/verificacion/nra/nombresestablecimientos.php?nra=PROEA0901411</text:p>
          </table:table-cell>
          <table:table-cell office:value-type="string" calcext:value-type="string">
            <text:p>PROEA0901431</text:p>
          </table:table-cell>
          <table:table-cell office:value-type="string" calcext:value-type="string">
            <text:p>https://rnca.tamps.cinvestav.mx/verificacion/nra/nombresestablecimientos.php?nra=PROEA09014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EA0901421</text:p>
          </table:table-cell>
          <table:table-cell office:value-type="string" calcext:value-type="string">
            <text:p>https://rnca.tamps.cinvestav.mx/verificacion/nra/nombresestablecimientos.php?nra=PROEA0901421</text:p>
          </table:table-cell>
          <table:table-cell office:value-type="string" calcext:value-type="string">
            <text:p>PROEA0901431</text:p>
          </table:table-cell>
          <table:table-cell office:value-type="string" calcext:value-type="string">
            <text:p>https://rnca.tamps.cinvestav.mx/verificacion/nra/nombresestablecimientos.php?nra=PROEA09014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M301401311</text:p>
          </table:table-cell>
          <table:table-cell office:value-type="string" calcext:value-type="string">
            <text:p>https://rnca.tamps.cinvestav.mx/verificacion/nra/nombresestablecimientos.php?nra=PSM301401311</text:p>
          </table:table-cell>
          <table:table-cell office:value-type="string" calcext:value-type="string">
            <text:p>PSM301401312</text:p>
          </table:table-cell>
          <table:table-cell office:value-type="string" calcext:value-type="string">
            <text:p>https://rnca.tamps.cinvestav.mx/verificacion/nra/nombresestablecimientos.php?nra=PSM3014013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912802211</text:p>
          </table:table-cell>
          <table:table-cell office:value-type="string" calcext:value-type="string">
            <text:p>https://rnca.tamps.cinvestav.mx/verificacion/nra/nombresestablecimientos.php?nra=PSY912802211</text:p>
          </table:table-cell>
          <table:table-cell office:value-type="string" calcext:value-type="string">
            <text:p>PSY952802211</text:p>
          </table:table-cell>
          <table:table-cell office:value-type="string" calcext:value-type="string">
            <text:p>https://rnca.tamps.cinvestav.mx/verificacion/nra/nombresestablecimientos.php?nra=PSY952802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582802211</text:p>
          </table:table-cell>
          <table:table-cell office:value-type="string" calcext:value-type="string">
            <text:p>https://rnca.tamps.cinvestav.mx/verificacion/nra/nombresestablecimientos.php?nra=PTE582802211</text:p>
          </table:table-cell>
          <table:table-cell office:value-type="string" calcext:value-type="string">
            <text:p>PTE582802213</text:p>
          </table:table-cell>
          <table:table-cell office:value-type="string" calcext:value-type="string">
            <text:p>https://rnca.tamps.cinvestav.mx/verificacion/nra/nombresestablecimientos.php?nra=PTE582802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582802211</text:p>
          </table:table-cell>
          <table:table-cell office:value-type="string" calcext:value-type="string">
            <text:p>https://rnca.tamps.cinvestav.mx/verificacion/nra/nombresestablecimientos.php?nra=PTE582802211</text:p>
          </table:table-cell>
          <table:table-cell office:value-type="string" calcext:value-type="string">
            <text:p>PTE582802214</text:p>
          </table:table-cell>
          <table:table-cell office:value-type="string" calcext:value-type="string">
            <text:p>https://rnca.tamps.cinvestav.mx/verificacion/nra/nombresestablecimientos.php?nra=PTE582802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582802213</text:p>
          </table:table-cell>
          <table:table-cell office:value-type="string" calcext:value-type="string">
            <text:p>https://rnca.tamps.cinvestav.mx/verificacion/nra/nombresestablecimientos.php?nra=PTE582802213</text:p>
          </table:table-cell>
          <table:table-cell office:value-type="string" calcext:value-type="string">
            <text:p>PTE582802214</text:p>
          </table:table-cell>
          <table:table-cell office:value-type="string" calcext:value-type="string">
            <text:p>https://rnca.tamps.cinvestav.mx/verificacion/nra/nombresestablecimientos.php?nra=PTE582802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I2800900063</text:p>
          </table:table-cell>
          <table:table-cell office:value-type="string" calcext:value-type="string">
            <text:p>https://rnca.tamps.cinvestav.mx/verificacion/nra/nombresestablecimientos.php?nra=PTI2800900063</text:p>
          </table:table-cell>
          <table:table-cell office:value-type="string" calcext:value-type="string">
            <text:p>PTI2800900064</text:p>
          </table:table-cell>
          <table:table-cell office:value-type="string" calcext:value-type="string">
            <text:p>https://rnca.tamps.cinvestav.mx/verificacion/nra/nombresestablecimientos.php?nra=PTI2800900064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I2803200252</text:p>
          </table:table-cell>
          <table:table-cell office:value-type="string" calcext:value-type="string">
            <text:p>https://rnca.tamps.cinvestav.mx/verificacion/nra/nombresestablecimientos.php?nra=PTI2803200252</text:p>
          </table:table-cell>
          <table:table-cell office:value-type="string" calcext:value-type="string">
            <text:p>PTI2803200259</text:p>
          </table:table-cell>
          <table:table-cell office:value-type="string" calcext:value-type="string">
            <text:p>https://rnca.tamps.cinvestav.mx/verificacion/nra/nombresestablecimientos.php?nra=PTI2803200259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I3003900340</text:p>
          </table:table-cell>
          <table:table-cell office:value-type="string" calcext:value-type="string">
            <text:p>https://rnca.tamps.cinvestav.mx/verificacion/nra/nombresestablecimientos.php?nra=PTI3003900340</text:p>
          </table:table-cell>
          <table:table-cell office:value-type="string" calcext:value-type="string">
            <text:p>PTI3003900380</text:p>
          </table:table-cell>
          <table:table-cell office:value-type="string" calcext:value-type="string">
            <text:p>https://rnca.tamps.cinvestav.mx/verificacion/nra/nombresestablecimientos.php?nra=PTI3003900380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O5J1903911</text:p>
          </table:table-cell>
          <table:table-cell office:value-type="string" calcext:value-type="string">
            <text:p>https://rnca.tamps.cinvestav.mx/verificacion/nra/nombresestablecimientos.php?nra=PYO5J1903911</text:p>
          </table:table-cell>
          <table:table-cell office:value-type="string" calcext:value-type="string">
            <text:p>PYO5J1903912</text:p>
          </table:table-cell>
          <table:table-cell office:value-type="string" calcext:value-type="string">
            <text:p>https://rnca.tamps.cinvestav.mx/verificacion/nra/nombresestablecimientos.php?nra=PYO5J1903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5T0502711</text:p>
          </table:table-cell>
          <table:table-cell office:value-type="string" calcext:value-type="string">
            <text:p>https://rnca.tamps.cinvestav.mx/verificacion/nra/nombresestablecimientos.php?nra=QFA5T0502711</text:p>
          </table:table-cell>
          <table:table-cell office:value-type="string" calcext:value-type="string">
            <text:p>QFA5T0502712</text:p>
          </table:table-cell>
          <table:table-cell office:value-type="string" calcext:value-type="string">
            <text:p>https://rnca.tamps.cinvestav.mx/verificacion/nra/nombresestablecimientos.php?nra=QFA5T0502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U5P1100711</text:p>
          </table:table-cell>
          <table:table-cell office:value-type="string" calcext:value-type="string">
            <text:p>https://rnca.tamps.cinvestav.mx/verificacion/nra/nombresestablecimientos.php?nra=QLU5P1100711</text:p>
          </table:table-cell>
          <table:table-cell office:value-type="string" calcext:value-type="string">
            <text:p>QLU5P1100751</text:p>
          </table:table-cell>
          <table:table-cell office:value-type="string" calcext:value-type="string">
            <text:p>https://rnca.tamps.cinvestav.mx/verificacion/nra/nombresestablecimientos.php?nra=QLU5P110075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ILY1412011</text:p>
          </table:table-cell>
          <table:table-cell office:value-type="string" calcext:value-type="string">
            <text:p>https://rnca.tamps.cinvestav.mx/verificacion/nra/nombresestablecimientos.php?nra=QRILY1412011</text:p>
          </table:table-cell>
          <table:table-cell office:value-type="string" calcext:value-type="string">
            <text:p>QRILY142011</text:p>
          </table:table-cell>
          <table:table-cell office:value-type="string" calcext:value-type="string">
            <text:p>https://rnca.tamps.cinvestav.mx/verificacion/nra/nombresestablecimientos.php?nra=QRILY142011</text:p>
          </table:table-cell>
          <table:table-cell office:value-type="float" office:value="0.956521739130435" calcext:value-type="float">
            <text:p>0.956521739130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1510901064</text:p>
          </table:table-cell>
          <table:table-cell office:value-type="string" calcext:value-type="string">
            <text:p>https://rnca.tamps.cinvestav.mx/verificacion/nra/nombresestablecimientos.php?nra=QUI1510901064</text:p>
          </table:table-cell>
          <table:table-cell office:value-type="string" calcext:value-type="string">
            <text:p>QUI1510901065</text:p>
          </table:table-cell>
          <table:table-cell office:value-type="string" calcext:value-type="string">
            <text:p>https://rnca.tamps.cinvestav.mx/verificacion/nra/nombresestablecimientos.php?nra=QUI1510901065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5I1510911</text:p>
          </table:table-cell>
          <table:table-cell office:value-type="string" calcext:value-type="string">
            <text:p>https://rnca.tamps.cinvestav.mx/verificacion/nra/nombresestablecimientos.php?nra=QUI5I1510911</text:p>
          </table:table-cell>
          <table:table-cell office:value-type="string" calcext:value-type="string">
            <text:p>QUI5I1510912</text:p>
          </table:table-cell>
          <table:table-cell office:value-type="string" calcext:value-type="string">
            <text:p>https://rnca.tamps.cinvestav.mx/verificacion/nra/nombresestablecimientos.php?nra=QUI5I1510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5W1900611</text:p>
          </table:table-cell>
          <table:table-cell office:value-type="string" calcext:value-type="string">
            <text:p>https://rnca.tamps.cinvestav.mx/verificacion/nra/nombresestablecimientos.php?nra=QUI5W1900611</text:p>
          </table:table-cell>
          <table:table-cell office:value-type="string" calcext:value-type="string">
            <text:p>QUI5W1904611</text:p>
          </table:table-cell>
          <table:table-cell office:value-type="string" calcext:value-type="string">
            <text:p>https://rnca.tamps.cinvestav.mx/verificacion/nra/nombresestablecimientos.php?nra=QUI5W1904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5W1904611</text:p>
          </table:table-cell>
          <table:table-cell office:value-type="string" calcext:value-type="string">
            <text:p>https://rnca.tamps.cinvestav.mx/verificacion/nra/nombresestablecimientos.php?nra=QUI5W1904611</text:p>
          </table:table-cell>
          <table:table-cell office:value-type="string" calcext:value-type="string">
            <text:p>QUI5W1904631</text:p>
          </table:table-cell>
          <table:table-cell office:value-type="string" calcext:value-type="string">
            <text:p>https://rnca.tamps.cinvestav.mx/verificacion/nra/nombresestablecimientos.php?nra=QUI5W19046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ILV1512211</text:p>
          </table:table-cell>
          <table:table-cell office:value-type="string" calcext:value-type="string">
            <text:p>https://rnca.tamps.cinvestav.mx/verificacion/nra/nombresestablecimientos.php?nra=QWILV1512211</text:p>
          </table:table-cell>
          <table:table-cell office:value-type="string" calcext:value-type="string">
            <text:p>QWILV1512231</text:p>
          </table:table-cell>
          <table:table-cell office:value-type="string" calcext:value-type="string">
            <text:p>https://rnca.tamps.cinvestav.mx/verificacion/nra/nombresestablecimientos.php?nra=QWILV15122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D1501311</text:p>
          </table:table-cell>
          <table:table-cell office:value-type="string" calcext:value-type="string">
            <text:p>https://rnca.tamps.cinvestav.mx/verificacion/nra/nombresestablecimientos.php?nra=RALD1501311</text:p>
          </table:table-cell>
          <table:table-cell office:value-type="string" calcext:value-type="string">
            <text:p>RALND1501311</text:p>
          </table:table-cell>
          <table:table-cell office:value-type="string" calcext:value-type="string">
            <text:p>https://rnca.tamps.cinvestav.mx/verificacion/nra/nombresestablecimientos.php?nra=RALND1501311</text:p>
          </table:table-cell>
          <table:table-cell office:value-type="float" office:value="0.956521739130435" calcext:value-type="float">
            <text:p>0.956521739130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E8V0803711</text:p>
          </table:table-cell>
          <table:table-cell office:value-type="string" calcext:value-type="string">
            <text:p>https://rnca.tamps.cinvestav.mx/verificacion/nra/nombresestablecimientos.php?nra=RBE8V0803711</text:p>
          </table:table-cell>
          <table:table-cell office:value-type="string" calcext:value-type="string">
            <text:p>RBE8V0803712</text:p>
          </table:table-cell>
          <table:table-cell office:value-type="string" calcext:value-type="string">
            <text:p>https://rnca.tamps.cinvestav.mx/verificacion/nra/nombresestablecimientos.php?nra=RBE8V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E8V0803711</text:p>
          </table:table-cell>
          <table:table-cell office:value-type="string" calcext:value-type="string">
            <text:p>https://rnca.tamps.cinvestav.mx/verificacion/nra/nombresestablecimientos.php?nra=RBE8V0803711</text:p>
          </table:table-cell>
          <table:table-cell office:value-type="string" calcext:value-type="string">
            <text:p>RBE8V0803713</text:p>
          </table:table-cell>
          <table:table-cell office:value-type="string" calcext:value-type="string">
            <text:p>https://rnca.tamps.cinvestav.mx/verificacion/nra/nombresestablecimientos.php?nra=RBE8V0803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E8V0803711</text:p>
          </table:table-cell>
          <table:table-cell office:value-type="string" calcext:value-type="string">
            <text:p>https://rnca.tamps.cinvestav.mx/verificacion/nra/nombresestablecimientos.php?nra=RBE8V0803711</text:p>
          </table:table-cell>
          <table:table-cell office:value-type="string" calcext:value-type="string">
            <text:p>RBE8V0803714</text:p>
          </table:table-cell>
          <table:table-cell office:value-type="string" calcext:value-type="string">
            <text:p>https://rnca.tamps.cinvestav.mx/verificacion/nra/nombresestablecimientos.php?nra=RBE8V08037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E8V0803711</text:p>
          </table:table-cell>
          <table:table-cell office:value-type="string" calcext:value-type="string">
            <text:p>https://rnca.tamps.cinvestav.mx/verificacion/nra/nombresestablecimientos.php?nra=RBE8V0803711</text:p>
          </table:table-cell>
          <table:table-cell office:value-type="string" calcext:value-type="string">
            <text:p>RBE8V0803715</text:p>
          </table:table-cell>
          <table:table-cell office:value-type="string" calcext:value-type="string">
            <text:p>https://rnca.tamps.cinvestav.mx/verificacion/nra/nombresestablecimientos.php?nra=RBE8V08037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E8V0803711</text:p>
          </table:table-cell>
          <table:table-cell office:value-type="string" calcext:value-type="string">
            <text:p>https://rnca.tamps.cinvestav.mx/verificacion/nra/nombresestablecimientos.php?nra=RBE8V0803711</text:p>
          </table:table-cell>
          <table:table-cell office:value-type="string" calcext:value-type="string">
            <text:p>RBE8V0803716</text:p>
          </table:table-cell>
          <table:table-cell office:value-type="string" calcext:value-type="string">
            <text:p>https://rnca.tamps.cinvestav.mx/verificacion/nra/nombresestablecimientos.php?nra=RBE8V08037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E8V0803712</text:p>
          </table:table-cell>
          <table:table-cell office:value-type="string" calcext:value-type="string">
            <text:p>https://rnca.tamps.cinvestav.mx/verificacion/nra/nombresestablecimientos.php?nra=RBE8V0803712</text:p>
          </table:table-cell>
          <table:table-cell office:value-type="string" calcext:value-type="string">
            <text:p>RBE8V0803713</text:p>
          </table:table-cell>
          <table:table-cell office:value-type="string" calcext:value-type="string">
            <text:p>https://rnca.tamps.cinvestav.mx/verificacion/nra/nombresestablecimientos.php?nra=RBE8V0803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E8V0803712</text:p>
          </table:table-cell>
          <table:table-cell office:value-type="string" calcext:value-type="string">
            <text:p>https://rnca.tamps.cinvestav.mx/verificacion/nra/nombresestablecimientos.php?nra=RBE8V0803712</text:p>
          </table:table-cell>
          <table:table-cell office:value-type="string" calcext:value-type="string">
            <text:p>RBE8V0803714</text:p>
          </table:table-cell>
          <table:table-cell office:value-type="string" calcext:value-type="string">
            <text:p>https://rnca.tamps.cinvestav.mx/verificacion/nra/nombresestablecimientos.php?nra=RBE8V08037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E8V0803712</text:p>
          </table:table-cell>
          <table:table-cell office:value-type="string" calcext:value-type="string">
            <text:p>https://rnca.tamps.cinvestav.mx/verificacion/nra/nombresestablecimientos.php?nra=RBE8V0803712</text:p>
          </table:table-cell>
          <table:table-cell office:value-type="string" calcext:value-type="string">
            <text:p>RBE8V0803715</text:p>
          </table:table-cell>
          <table:table-cell office:value-type="string" calcext:value-type="string">
            <text:p>https://rnca.tamps.cinvestav.mx/verificacion/nra/nombresestablecimientos.php?nra=RBE8V08037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E8V0803712</text:p>
          </table:table-cell>
          <table:table-cell office:value-type="string" calcext:value-type="string">
            <text:p>https://rnca.tamps.cinvestav.mx/verificacion/nra/nombresestablecimientos.php?nra=RBE8V0803712</text:p>
          </table:table-cell>
          <table:table-cell office:value-type="string" calcext:value-type="string">
            <text:p>RBE8V0803716</text:p>
          </table:table-cell>
          <table:table-cell office:value-type="string" calcext:value-type="string">
            <text:p>https://rnca.tamps.cinvestav.mx/verificacion/nra/nombresestablecimientos.php?nra=RBE8V08037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E8V0803713</text:p>
          </table:table-cell>
          <table:table-cell office:value-type="string" calcext:value-type="string">
            <text:p>https://rnca.tamps.cinvestav.mx/verificacion/nra/nombresestablecimientos.php?nra=RBE8V0803713</text:p>
          </table:table-cell>
          <table:table-cell office:value-type="string" calcext:value-type="string">
            <text:p>RBE8V0803714</text:p>
          </table:table-cell>
          <table:table-cell office:value-type="string" calcext:value-type="string">
            <text:p>https://rnca.tamps.cinvestav.mx/verificacion/nra/nombresestablecimientos.php?nra=RBE8V08037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E8V0803713</text:p>
          </table:table-cell>
          <table:table-cell office:value-type="string" calcext:value-type="string">
            <text:p>https://rnca.tamps.cinvestav.mx/verificacion/nra/nombresestablecimientos.php?nra=RBE8V0803713</text:p>
          </table:table-cell>
          <table:table-cell office:value-type="string" calcext:value-type="string">
            <text:p>RBE8V0803715</text:p>
          </table:table-cell>
          <table:table-cell office:value-type="string" calcext:value-type="string">
            <text:p>https://rnca.tamps.cinvestav.mx/verificacion/nra/nombresestablecimientos.php?nra=RBE8V08037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E8V0803713</text:p>
          </table:table-cell>
          <table:table-cell office:value-type="string" calcext:value-type="string">
            <text:p>https://rnca.tamps.cinvestav.mx/verificacion/nra/nombresestablecimientos.php?nra=RBE8V0803713</text:p>
          </table:table-cell>
          <table:table-cell office:value-type="string" calcext:value-type="string">
            <text:p>RBE8V0803716</text:p>
          </table:table-cell>
          <table:table-cell office:value-type="string" calcext:value-type="string">
            <text:p>https://rnca.tamps.cinvestav.mx/verificacion/nra/nombresestablecimientos.php?nra=RBE8V08037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E8V0803714</text:p>
          </table:table-cell>
          <table:table-cell office:value-type="string" calcext:value-type="string">
            <text:p>https://rnca.tamps.cinvestav.mx/verificacion/nra/nombresestablecimientos.php?nra=RBE8V0803714</text:p>
          </table:table-cell>
          <table:table-cell office:value-type="string" calcext:value-type="string">
            <text:p>RBE8V0803715</text:p>
          </table:table-cell>
          <table:table-cell office:value-type="string" calcext:value-type="string">
            <text:p>https://rnca.tamps.cinvestav.mx/verificacion/nra/nombresestablecimientos.php?nra=RBE8V08037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E8V0803714</text:p>
          </table:table-cell>
          <table:table-cell office:value-type="string" calcext:value-type="string">
            <text:p>https://rnca.tamps.cinvestav.mx/verificacion/nra/nombresestablecimientos.php?nra=RBE8V0803714</text:p>
          </table:table-cell>
          <table:table-cell office:value-type="string" calcext:value-type="string">
            <text:p>RBE8V0803716</text:p>
          </table:table-cell>
          <table:table-cell office:value-type="string" calcext:value-type="string">
            <text:p>https://rnca.tamps.cinvestav.mx/verificacion/nra/nombresestablecimientos.php?nra=RBE8V08037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E8V0803715</text:p>
          </table:table-cell>
          <table:table-cell office:value-type="string" calcext:value-type="string">
            <text:p>https://rnca.tamps.cinvestav.mx/verificacion/nra/nombresestablecimientos.php?nra=RBE8V0803715</text:p>
          </table:table-cell>
          <table:table-cell office:value-type="string" calcext:value-type="string">
            <text:p>RBE8V0803716</text:p>
          </table:table-cell>
          <table:table-cell office:value-type="string" calcext:value-type="string">
            <text:p>https://rnca.tamps.cinvestav.mx/verificacion/nra/nombresestablecimientos.php?nra=RBE8V08037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S9M0803711</text:p>
          </table:table-cell>
          <table:table-cell office:value-type="string" calcext:value-type="string">
            <text:p>https://rnca.tamps.cinvestav.mx/verificacion/nra/nombresestablecimientos.php?nra=RBS9M0803711</text:p>
          </table:table-cell>
          <table:table-cell office:value-type="string" calcext:value-type="string">
            <text:p>RBS9M0803712</text:p>
          </table:table-cell>
          <table:table-cell office:value-type="string" calcext:value-type="string">
            <text:p>https://rnca.tamps.cinvestav.mx/verificacion/nra/nombresestablecimientos.php?nra=RBS9M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O9M2402822</text:p>
          </table:table-cell>
          <table:table-cell office:value-type="string" calcext:value-type="string">
            <text:p>https://rnca.tamps.cinvestav.mx/verificacion/nra/nombresestablecimientos.php?nra=RCO9M2402822</text:p>
          </table:table-cell>
          <table:table-cell office:value-type="string" calcext:value-type="string">
            <text:p>RCO9M2402823</text:p>
          </table:table-cell>
          <table:table-cell office:value-type="string" calcext:value-type="string">
            <text:p>https://rnca.tamps.cinvestav.mx/verificacion/nra/nombresestablecimientos.php?nra=RCO9M240282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O9M2402822</text:p>
          </table:table-cell>
          <table:table-cell office:value-type="string" calcext:value-type="string">
            <text:p>https://rnca.tamps.cinvestav.mx/verificacion/nra/nombresestablecimientos.php?nra=RCO9M2402822</text:p>
          </table:table-cell>
          <table:table-cell office:value-type="string" calcext:value-type="string">
            <text:p>RCO9M2402824</text:p>
          </table:table-cell>
          <table:table-cell office:value-type="string" calcext:value-type="string">
            <text:p>https://rnca.tamps.cinvestav.mx/verificacion/nra/nombresestablecimientos.php?nra=RCO9M240282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O9M2402823</text:p>
          </table:table-cell>
          <table:table-cell office:value-type="string" calcext:value-type="string">
            <text:p>https://rnca.tamps.cinvestav.mx/verificacion/nra/nombresestablecimientos.php?nra=RCO9M2402823</text:p>
          </table:table-cell>
          <table:table-cell office:value-type="string" calcext:value-type="string">
            <text:p>RCO9M2402824</text:p>
          </table:table-cell>
          <table:table-cell office:value-type="string" calcext:value-type="string">
            <text:p>https://rnca.tamps.cinvestav.mx/verificacion/nra/nombresestablecimientos.php?nra=RCO9M240282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A9M2802711</text:p>
          </table:table-cell>
          <table:table-cell office:value-type="string" calcext:value-type="string">
            <text:p>https://rnca.tamps.cinvestav.mx/verificacion/nra/nombresestablecimientos.php?nra=RDA9M2802711</text:p>
          </table:table-cell>
          <table:table-cell office:value-type="string" calcext:value-type="string">
            <text:p>RDA9M2802712</text:p>
          </table:table-cell>
          <table:table-cell office:value-type="string" calcext:value-type="string">
            <text:p>https://rnca.tamps.cinvestav.mx/verificacion/nra/nombresestablecimientos.php?nra=RDA9M2802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8A1904611</text:p>
          </table:table-cell>
          <table:table-cell office:value-type="string" calcext:value-type="string">
            <text:p>https://rnca.tamps.cinvestav.mx/verificacion/nra/nombresestablecimientos.php?nra=REC8A1904611</text:p>
          </table:table-cell>
          <table:table-cell office:value-type="string" calcext:value-type="string">
            <text:p>RECEA1904611</text:p>
          </table:table-cell>
          <table:table-cell office:value-type="string" calcext:value-type="string">
            <text:p>https://rnca.tamps.cinvestav.mx/verificacion/nra/nombresestablecimientos.php?nra=RECEA1904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7G1502911</text:p>
          </table:table-cell>
          <table:table-cell office:value-type="string" calcext:value-type="string">
            <text:p>https://rnca.tamps.cinvestav.mx/verificacion/nra/nombresestablecimientos.php?nra=RIC7G1502911</text:p>
          </table:table-cell>
          <table:table-cell office:value-type="string" calcext:value-type="string">
            <text:p>RIC7T1502911</text:p>
          </table:table-cell>
          <table:table-cell office:value-type="string" calcext:value-type="string">
            <text:p>https://rnca.tamps.cinvestav.mx/verificacion/nra/nombresestablecimientos.php?nra=RIC7T1502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7T1502511</text:p>
          </table:table-cell>
          <table:table-cell office:value-type="string" calcext:value-type="string">
            <text:p>https://rnca.tamps.cinvestav.mx/verificacion/nra/nombresestablecimientos.php?nra=RIC7T1502511</text:p>
          </table:table-cell>
          <table:table-cell office:value-type="string" calcext:value-type="string">
            <text:p>RIC7T1502911</text:p>
          </table:table-cell>
          <table:table-cell office:value-type="string" calcext:value-type="string">
            <text:p>https://rnca.tamps.cinvestav.mx/verificacion/nra/nombresestablecimientos.php?nra=RIC7T1502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VEE1902611</text:p>
          </table:table-cell>
          <table:table-cell office:value-type="string" calcext:value-type="string">
            <text:p>https://rnca.tamps.cinvestav.mx/verificacion/nra/nombresestablecimientos.php?nra=RLVEE1902611</text:p>
          </table:table-cell>
          <table:table-cell office:value-type="string" calcext:value-type="string">
            <text:p>RLVEE1902612</text:p>
          </table:table-cell>
          <table:table-cell office:value-type="string" calcext:value-type="string">
            <text:p>https://rnca.tamps.cinvestav.mx/verificacion/nra/nombresestablecimientos.php?nra=RLVEE1902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W7N1901211</text:p>
          </table:table-cell>
          <table:table-cell office:value-type="string" calcext:value-type="string">
            <text:p>https://rnca.tamps.cinvestav.mx/verificacion/nra/nombresestablecimientos.php?nra=RMW7N1901211</text:p>
          </table:table-cell>
          <table:table-cell office:value-type="string" calcext:value-type="string">
            <text:p>RMW7N1901221</text:p>
          </table:table-cell>
          <table:table-cell office:value-type="string" calcext:value-type="string">
            <text:p>https://rnca.tamps.cinvestav.mx/verificacion/nra/nombresestablecimientos.php?nra=RMW7N1901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PKE0900211</text:p>
          </table:table-cell>
          <table:table-cell office:value-type="string" calcext:value-type="string">
            <text:p>https://rnca.tamps.cinvestav.mx/verificacion/nra/nombresestablecimientos.php?nra=RTPKE0900211</text:p>
          </table:table-cell>
          <table:table-cell office:value-type="string" calcext:value-type="string">
            <text:p>RTPKE0900411</text:p>
          </table:table-cell>
          <table:table-cell office:value-type="string" calcext:value-type="string">
            <text:p>https://rnca.tamps.cinvestav.mx/verificacion/nra/nombresestablecimientos.php?nra=RTPKE0900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PKE0900211</text:p>
          </table:table-cell>
          <table:table-cell office:value-type="string" calcext:value-type="string">
            <text:p>https://rnca.tamps.cinvestav.mx/verificacion/nra/nombresestablecimientos.php?nra=RTPKE0900211</text:p>
          </table:table-cell>
          <table:table-cell office:value-type="string" calcext:value-type="string">
            <text:p>RTPKE0900511</text:p>
          </table:table-cell>
          <table:table-cell office:value-type="string" calcext:value-type="string">
            <text:p>https://rnca.tamps.cinvestav.mx/verificacion/nra/nombresestablecimientos.php?nra=RTPKE0900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PKE0900211</text:p>
          </table:table-cell>
          <table:table-cell office:value-type="string" calcext:value-type="string">
            <text:p>https://rnca.tamps.cinvestav.mx/verificacion/nra/nombresestablecimientos.php?nra=RTPKE0900211</text:p>
          </table:table-cell>
          <table:table-cell office:value-type="string" calcext:value-type="string">
            <text:p>RTPKE0900711</text:p>
          </table:table-cell>
          <table:table-cell office:value-type="string" calcext:value-type="string">
            <text:p>https://rnca.tamps.cinvestav.mx/verificacion/nra/nombresestablecimientos.php?nra=RTPKE0900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PKE0900211</text:p>
          </table:table-cell>
          <table:table-cell office:value-type="string" calcext:value-type="string">
            <text:p>https://rnca.tamps.cinvestav.mx/verificacion/nra/nombresestablecimientos.php?nra=RTPKE0900211</text:p>
          </table:table-cell>
          <table:table-cell office:value-type="string" calcext:value-type="string">
            <text:p>RTPKE0901011</text:p>
          </table:table-cell>
          <table:table-cell office:value-type="string" calcext:value-type="string">
            <text:p>https://rnca.tamps.cinvestav.mx/verificacion/nra/nombresestablecimientos.php?nra=RTPKE09010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PKE0900411</text:p>
          </table:table-cell>
          <table:table-cell office:value-type="string" calcext:value-type="string">
            <text:p>https://rnca.tamps.cinvestav.mx/verificacion/nra/nombresestablecimientos.php?nra=RTPKE0900411</text:p>
          </table:table-cell>
          <table:table-cell office:value-type="string" calcext:value-type="string">
            <text:p>RTPKE0900511</text:p>
          </table:table-cell>
          <table:table-cell office:value-type="string" calcext:value-type="string">
            <text:p>https://rnca.tamps.cinvestav.mx/verificacion/nra/nombresestablecimientos.php?nra=RTPKE0900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PKE0900411</text:p>
          </table:table-cell>
          <table:table-cell office:value-type="string" calcext:value-type="string">
            <text:p>https://rnca.tamps.cinvestav.mx/verificacion/nra/nombresestablecimientos.php?nra=RTPKE0900411</text:p>
          </table:table-cell>
          <table:table-cell office:value-type="string" calcext:value-type="string">
            <text:p>RTPKE0900711</text:p>
          </table:table-cell>
          <table:table-cell office:value-type="string" calcext:value-type="string">
            <text:p>https://rnca.tamps.cinvestav.mx/verificacion/nra/nombresestablecimientos.php?nra=RTPKE0900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PKE0900411</text:p>
          </table:table-cell>
          <table:table-cell office:value-type="string" calcext:value-type="string">
            <text:p>https://rnca.tamps.cinvestav.mx/verificacion/nra/nombresestablecimientos.php?nra=RTPKE0900411</text:p>
          </table:table-cell>
          <table:table-cell office:value-type="string" calcext:value-type="string">
            <text:p>RTPKE0901011</text:p>
          </table:table-cell>
          <table:table-cell office:value-type="string" calcext:value-type="string">
            <text:p>https://rnca.tamps.cinvestav.mx/verificacion/nra/nombresestablecimientos.php?nra=RTPKE09010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PKE0900511</text:p>
          </table:table-cell>
          <table:table-cell office:value-type="string" calcext:value-type="string">
            <text:p>https://rnca.tamps.cinvestav.mx/verificacion/nra/nombresestablecimientos.php?nra=RTPKE0900511</text:p>
          </table:table-cell>
          <table:table-cell office:value-type="string" calcext:value-type="string">
            <text:p>RTPKE0900512</text:p>
          </table:table-cell>
          <table:table-cell office:value-type="string" calcext:value-type="string">
            <text:p>https://rnca.tamps.cinvestav.mx/verificacion/nra/nombresestablecimientos.php?nra=RTPKE09005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PKE0900511</text:p>
          </table:table-cell>
          <table:table-cell office:value-type="string" calcext:value-type="string">
            <text:p>https://rnca.tamps.cinvestav.mx/verificacion/nra/nombresestablecimientos.php?nra=RTPKE0900511</text:p>
          </table:table-cell>
          <table:table-cell office:value-type="string" calcext:value-type="string">
            <text:p>RTPKE0900711</text:p>
          </table:table-cell>
          <table:table-cell office:value-type="string" calcext:value-type="string">
            <text:p>https://rnca.tamps.cinvestav.mx/verificacion/nra/nombresestablecimientos.php?nra=RTPKE0900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PKE0900511</text:p>
          </table:table-cell>
          <table:table-cell office:value-type="string" calcext:value-type="string">
            <text:p>https://rnca.tamps.cinvestav.mx/verificacion/nra/nombresestablecimientos.php?nra=RTPKE0900511</text:p>
          </table:table-cell>
          <table:table-cell office:value-type="string" calcext:value-type="string">
            <text:p>RTPKE0901011</text:p>
          </table:table-cell>
          <table:table-cell office:value-type="string" calcext:value-type="string">
            <text:p>https://rnca.tamps.cinvestav.mx/verificacion/nra/nombresestablecimientos.php?nra=RTPKE09010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PKE0900711</text:p>
          </table:table-cell>
          <table:table-cell office:value-type="string" calcext:value-type="string">
            <text:p>https://rnca.tamps.cinvestav.mx/verificacion/nra/nombresestablecimientos.php?nra=RTPKE0900711</text:p>
          </table:table-cell>
          <table:table-cell office:value-type="string" calcext:value-type="string">
            <text:p>RTPKE0900713</text:p>
          </table:table-cell>
          <table:table-cell office:value-type="string" calcext:value-type="string">
            <text:p>https://rnca.tamps.cinvestav.mx/verificacion/nra/nombresestablecimientos.php?nra=RTPKE0900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PKE0900711</text:p>
          </table:table-cell>
          <table:table-cell office:value-type="string" calcext:value-type="string">
            <text:p>https://rnca.tamps.cinvestav.mx/verificacion/nra/nombresestablecimientos.php?nra=RTPKE0900711</text:p>
          </table:table-cell>
          <table:table-cell office:value-type="string" calcext:value-type="string">
            <text:p>RTPKE0901011</text:p>
          </table:table-cell>
          <table:table-cell office:value-type="string" calcext:value-type="string">
            <text:p>https://rnca.tamps.cinvestav.mx/verificacion/nra/nombresestablecimientos.php?nra=RTPKE09010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PKE0901011</text:p>
          </table:table-cell>
          <table:table-cell office:value-type="string" calcext:value-type="string">
            <text:p>https://rnca.tamps.cinvestav.mx/verificacion/nra/nombresestablecimientos.php?nra=RTPKE0901011</text:p>
          </table:table-cell>
          <table:table-cell office:value-type="string" calcext:value-type="string">
            <text:p>RTPKE0901311</text:p>
          </table:table-cell>
          <table:table-cell office:value-type="string" calcext:value-type="string">
            <text:p>https://rnca.tamps.cinvestav.mx/verificacion/nra/nombresestablecimientos.php?nra=RTPKE0901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C362201411</text:p>
          </table:table-cell>
          <table:table-cell office:value-type="string" calcext:value-type="string">
            <text:p>https://rnca.tamps.cinvestav.mx/verificacion/nra/nombresestablecimientos.php?nra=RVC362201411</text:p>
          </table:table-cell>
          <table:table-cell office:value-type="string" calcext:value-type="string">
            <text:p>RVC362201611</text:p>
          </table:table-cell>
          <table:table-cell office:value-type="string" calcext:value-type="string">
            <text:p>https://rnca.tamps.cinvestav.mx/verificacion/nra/nombresestablecimientos.php?nra=RVC362201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2T0200211</text:p>
          </table:table-cell>
          <table:table-cell office:value-type="string" calcext:value-type="string">
            <text:p>https://rnca.tamps.cinvestav.mx/verificacion/nra/nombresestablecimientos.php?nra=SAB2T0200211</text:p>
          </table:table-cell>
          <table:table-cell office:value-type="string" calcext:value-type="string">
            <text:p>SAB2T0900211</text:p>
          </table:table-cell>
          <table:table-cell office:value-type="string" calcext:value-type="string">
            <text:p>https://rnca.tamps.cinvestav.mx/verificacion/nra/nombresestablecimientos.php?nra=SAB2T0900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910803711</text:p>
          </table:table-cell>
          <table:table-cell office:value-type="string" calcext:value-type="string">
            <text:p>https://rnca.tamps.cinvestav.mx/verificacion/nra/nombresestablecimientos.php?nra=SAM910803711</text:p>
          </table:table-cell>
          <table:table-cell office:value-type="string" calcext:value-type="string">
            <text:p>SAM910803721</text:p>
          </table:table-cell>
          <table:table-cell office:value-type="string" calcext:value-type="string">
            <text:p>https://rnca.tamps.cinvestav.mx/verificacion/nra/nombresestablecimientos.php?nra=SAM9108037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5U1510611</text:p>
          </table:table-cell>
          <table:table-cell office:value-type="string" calcext:value-type="string">
            <text:p>https://rnca.tamps.cinvestav.mx/verificacion/nra/nombresestablecimientos.php?nra=SAN5U1510611</text:p>
          </table:table-cell>
          <table:table-cell office:value-type="string" calcext:value-type="string">
            <text:p>SAN5Y1510611</text:p>
          </table:table-cell>
          <table:table-cell office:value-type="string" calcext:value-type="string">
            <text:p>https://rnca.tamps.cinvestav.mx/verificacion/nra/nombresestablecimientos.php?nra=SAN5Y1510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5Y0900511</text:p>
          </table:table-cell>
          <table:table-cell office:value-type="string" calcext:value-type="string">
            <text:p>https://rnca.tamps.cinvestav.mx/verificacion/nra/nombresestablecimientos.php?nra=SAN5Y0900511</text:p>
          </table:table-cell>
          <table:table-cell office:value-type="string" calcext:value-type="string">
            <text:p>SAN5Y0900512</text:p>
          </table:table-cell>
          <table:table-cell office:value-type="string" calcext:value-type="string">
            <text:p>https://rnca.tamps.cinvestav.mx/verificacion/nra/nombresestablecimientos.php?nra=SAN5Y09005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S51102011</text:p>
          </table:table-cell>
          <table:table-cell office:value-type="string" calcext:value-type="string">
            <text:p>https://rnca.tamps.cinvestav.mx/verificacion/nra/nombresestablecimientos.php?nra=SAPS51102011</text:p>
          </table:table-cell>
          <table:table-cell office:value-type="string" calcext:value-type="string">
            <text:p>SAPS51102014</text:p>
          </table:table-cell>
          <table:table-cell office:value-type="string" calcext:value-type="string">
            <text:p>https://rnca.tamps.cinvestav.mx/verificacion/nra/nombresestablecimientos.php?nra=SAPS511020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S2201411</text:p>
          </table:table-cell>
          <table:table-cell office:value-type="string" calcext:value-type="string">
            <text:p>https://rnca.tamps.cinvestav.mx/verificacion/nra/nombresestablecimientos.php?nra=SCOTS2201411</text:p>
          </table:table-cell>
          <table:table-cell office:value-type="string" calcext:value-type="string">
            <text:p>SCOTS2201421</text:p>
          </table:table-cell>
          <table:table-cell office:value-type="string" calcext:value-type="string">
            <text:p>https://rnca.tamps.cinvestav.mx/verificacion/nra/nombresestablecimientos.php?nra=SCOTS22014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P561503311</text:p>
          </table:table-cell>
          <table:table-cell office:value-type="string" calcext:value-type="string">
            <text:p>https://rnca.tamps.cinvestav.mx/verificacion/nra/nombresestablecimientos.php?nra=SCP561503311</text:p>
          </table:table-cell>
          <table:table-cell office:value-type="string" calcext:value-type="string">
            <text:p>SCP561503312</text:p>
          </table:table-cell>
          <table:table-cell office:value-type="string" calcext:value-type="string">
            <text:p>https://rnca.tamps.cinvestav.mx/verificacion/nra/nombresestablecimientos.php?nra=SCP5615033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P561503311</text:p>
          </table:table-cell>
          <table:table-cell office:value-type="string" calcext:value-type="string">
            <text:p>https://rnca.tamps.cinvestav.mx/verificacion/nra/nombresestablecimientos.php?nra=SCP561503311</text:p>
          </table:table-cell>
          <table:table-cell office:value-type="string" calcext:value-type="string">
            <text:p>SCP571503311</text:p>
          </table:table-cell>
          <table:table-cell office:value-type="string" calcext:value-type="string">
            <text:p>https://rnca.tamps.cinvestav.mx/verificacion/nra/nombresestablecimientos.php?nra=SCP571503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P561510411</text:p>
          </table:table-cell>
          <table:table-cell office:value-type="string" calcext:value-type="string">
            <text:p>https://rnca.tamps.cinvestav.mx/verificacion/nra/nombresestablecimientos.php?nra=SCP561510411</text:p>
          </table:table-cell>
          <table:table-cell office:value-type="string" calcext:value-type="string">
            <text:p>SCP561510412</text:p>
          </table:table-cell>
          <table:table-cell office:value-type="string" calcext:value-type="string">
            <text:p>https://rnca.tamps.cinvestav.mx/verificacion/nra/nombresestablecimientos.php?nra=SCP5615104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P571503311</text:p>
          </table:table-cell>
          <table:table-cell office:value-type="string" calcext:value-type="string">
            <text:p>https://rnca.tamps.cinvestav.mx/verificacion/nra/nombresestablecimientos.php?nra=SCP571503311</text:p>
          </table:table-cell>
          <table:table-cell office:value-type="string" calcext:value-type="string">
            <text:p>SCP581503311</text:p>
          </table:table-cell>
          <table:table-cell office:value-type="string" calcext:value-type="string">
            <text:p>https://rnca.tamps.cinvestav.mx/verificacion/nra/nombresestablecimientos.php?nra=SCP581503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P581403911</text:p>
          </table:table-cell>
          <table:table-cell office:value-type="string" calcext:value-type="string">
            <text:p>https://rnca.tamps.cinvestav.mx/verificacion/nra/nombresestablecimientos.php?nra=SCP581403911</text:p>
          </table:table-cell>
          <table:table-cell office:value-type="string" calcext:value-type="string">
            <text:p>SCP581408311</text:p>
          </table:table-cell>
          <table:table-cell office:value-type="string" calcext:value-type="string">
            <text:p>https://rnca.tamps.cinvestav.mx/verificacion/nra/nombresestablecimientos.php?nra=SCP581408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P581501411</text:p>
          </table:table-cell>
          <table:table-cell office:value-type="string" calcext:value-type="string">
            <text:p>https://rnca.tamps.cinvestav.mx/verificacion/nra/nombresestablecimientos.php?nra=SCP581501411</text:p>
          </table:table-cell>
          <table:table-cell office:value-type="string" calcext:value-type="string">
            <text:p>SCP581510411</text:p>
          </table:table-cell>
          <table:table-cell office:value-type="string" calcext:value-type="string">
            <text:p>https://rnca.tamps.cinvestav.mx/verificacion/nra/nombresestablecimientos.php?nra=SCP581510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PN21903911</text:p>
          </table:table-cell>
          <table:table-cell office:value-type="string" calcext:value-type="string">
            <text:p>https://rnca.tamps.cinvestav.mx/verificacion/nra/nombresestablecimientos.php?nra=SCPN21903911</text:p>
          </table:table-cell>
          <table:table-cell office:value-type="string" calcext:value-type="string">
            <text:p>SCPN21903912</text:p>
          </table:table-cell>
          <table:table-cell office:value-type="string" calcext:value-type="string">
            <text:p>https://rnca.tamps.cinvestav.mx/verificacion/nra/nombresestablecimientos.php?nra=SCPN21903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M0400300085</text:p>
          </table:table-cell>
          <table:table-cell office:value-type="string" calcext:value-type="string">
            <text:p>https://rnca.tamps.cinvestav.mx/verificacion/nra/nombresestablecimientos.php?nra=SDM0400300085</text:p>
          </table:table-cell>
          <table:table-cell office:value-type="string" calcext:value-type="string">
            <text:p>SDM0400300086</text:p>
          </table:table-cell>
          <table:table-cell office:value-type="string" calcext:value-type="string">
            <text:p>https://rnca.tamps.cinvestav.mx/verificacion/nra/nombresestablecimientos.php?nra=SDM0400300086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910200411</text:p>
          </table:table-cell>
          <table:table-cell office:value-type="string" calcext:value-type="string">
            <text:p>https://rnca.tamps.cinvestav.mx/verificacion/nra/nombresestablecimientos.php?nra=SEL910200411</text:p>
          </table:table-cell>
          <table:table-cell office:value-type="string" calcext:value-type="string">
            <text:p>SEL970200411</text:p>
          </table:table-cell>
          <table:table-cell office:value-type="string" calcext:value-type="string">
            <text:p>https://rnca.tamps.cinvestav.mx/verificacion/nra/nombresestablecimientos.php?nra=SEL970200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U711403911</text:p>
          </table:table-cell>
          <table:table-cell office:value-type="string" calcext:value-type="string">
            <text:p>https://rnca.tamps.cinvestav.mx/verificacion/nra/nombresestablecimientos.php?nra=SGU711403911</text:p>
          </table:table-cell>
          <table:table-cell office:value-type="string" calcext:value-type="string">
            <text:p>SGU7I1403911</text:p>
          </table:table-cell>
          <table:table-cell office:value-type="string" calcext:value-type="string">
            <text:p>https://rnca.tamps.cinvestav.mx/verificacion/nra/nombresestablecimientos.php?nra=SGU7I1403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V6Y2903111</text:p>
          </table:table-cell>
          <table:table-cell office:value-type="string" calcext:value-type="string">
            <text:p>https://rnca.tamps.cinvestav.mx/verificacion/nra/nombresestablecimientos.php?nra=SGV6Y2903111</text:p>
          </table:table-cell>
          <table:table-cell office:value-type="string" calcext:value-type="string">
            <text:p>SGV6Y2903121</text:p>
          </table:table-cell>
          <table:table-cell office:value-type="string" calcext:value-type="string">
            <text:p>https://rnca.tamps.cinvestav.mx/verificacion/nra/nombresestablecimientos.php?nra=SGV6Y29031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1C0200411</text:p>
          </table:table-cell>
          <table:table-cell office:value-type="string" calcext:value-type="string">
            <text:p>https://rnca.tamps.cinvestav.mx/verificacion/nra/nombresestablecimientos.php?nra=SHM1C0200411</text:p>
          </table:table-cell>
          <table:table-cell office:value-type="string" calcext:value-type="string">
            <text:p>SHM1C0200412</text:p>
          </table:table-cell>
          <table:table-cell office:value-type="string" calcext:value-type="string">
            <text:p>https://rnca.tamps.cinvestav.mx/verificacion/nra/nombresestablecimientos.php?nra=SHM1C02004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M31306311</text:p>
          </table:table-cell>
          <table:table-cell office:value-type="string" calcext:value-type="string">
            <text:p>https://rnca.tamps.cinvestav.mx/verificacion/nra/nombresestablecimientos.php?nra=SIMM31306311</text:p>
          </table:table-cell>
          <table:table-cell office:value-type="string" calcext:value-type="string">
            <text:p>SIMM61306311</text:p>
          </table:table-cell>
          <table:table-cell office:value-type="string" calcext:value-type="string">
            <text:p>https://rnca.tamps.cinvestav.mx/verificacion/nra/nombresestablecimientos.php?nra=SIMM61306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ND0801911</text:p>
          </table:table-cell>
          <table:table-cell office:value-type="string" calcext:value-type="string">
            <text:p>https://rnca.tamps.cinvestav.mx/verificacion/nra/nombresestablecimientos.php?nra=SIMND0801911</text:p>
          </table:table-cell>
          <table:table-cell office:value-type="string" calcext:value-type="string">
            <text:p>SIMND0801912</text:p>
          </table:table-cell>
          <table:table-cell office:value-type="string" calcext:value-type="string">
            <text:p>https://rnca.tamps.cinvestav.mx/verificacion/nra/nombresestablecimientos.php?nra=SIMND0801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ND0801911</text:p>
          </table:table-cell>
          <table:table-cell office:value-type="string" calcext:value-type="string">
            <text:p>https://rnca.tamps.cinvestav.mx/verificacion/nra/nombresestablecimientos.php?nra=SIMND0801911</text:p>
          </table:table-cell>
          <table:table-cell office:value-type="string" calcext:value-type="string">
            <text:p>SIMND0801913</text:p>
          </table:table-cell>
          <table:table-cell office:value-type="string" calcext:value-type="string">
            <text:p>https://rnca.tamps.cinvestav.mx/verificacion/nra/nombresestablecimientos.php?nra=SIMND08019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ND0801912</text:p>
          </table:table-cell>
          <table:table-cell office:value-type="string" calcext:value-type="string">
            <text:p>https://rnca.tamps.cinvestav.mx/verificacion/nra/nombresestablecimientos.php?nra=SIMND0801912</text:p>
          </table:table-cell>
          <table:table-cell office:value-type="string" calcext:value-type="string">
            <text:p>SIMND0801913</text:p>
          </table:table-cell>
          <table:table-cell office:value-type="string" calcext:value-type="string">
            <text:p>https://rnca.tamps.cinvestav.mx/verificacion/nra/nombresestablecimientos.php?nra=SIMND08019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3Y2802213</text:p>
          </table:table-cell>
          <table:table-cell office:value-type="string" calcext:value-type="string">
            <text:p>https://rnca.tamps.cinvestav.mx/verificacion/nra/nombresestablecimientos.php?nra=SIN3Y2802213</text:p>
          </table:table-cell>
          <table:table-cell office:value-type="string" calcext:value-type="string">
            <text:p>SIN3Y2802214</text:p>
          </table:table-cell>
          <table:table-cell office:value-type="string" calcext:value-type="string">
            <text:p>https://rnca.tamps.cinvestav.mx/verificacion/nra/nombresestablecimientos.php?nra=SIN3Y2802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6S1903111</text:p>
          </table:table-cell>
          <table:table-cell office:value-type="string" calcext:value-type="string">
            <text:p>https://rnca.tamps.cinvestav.mx/verificacion/nra/nombresestablecimientos.php?nra=SLA6S1903111</text:p>
          </table:table-cell>
          <table:table-cell office:value-type="string" calcext:value-type="string">
            <text:p>SLA6S1903911</text:p>
          </table:table-cell>
          <table:table-cell office:value-type="string" calcext:value-type="string">
            <text:p>https://rnca.tamps.cinvestav.mx/verificacion/nra/nombresestablecimientos.php?nra=SLA6S1903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M5Q1510411</text:p>
          </table:table-cell>
          <table:table-cell office:value-type="string" calcext:value-type="string">
            <text:p>https://rnca.tamps.cinvestav.mx/verificacion/nra/nombresestablecimientos.php?nra=SLM5Q1510411</text:p>
          </table:table-cell>
          <table:table-cell office:value-type="string" calcext:value-type="string">
            <text:p>SLM5U1510411</text:p>
          </table:table-cell>
          <table:table-cell office:value-type="string" calcext:value-type="string">
            <text:p>https://rnca.tamps.cinvestav.mx/verificacion/nra/nombresestablecimientos.php?nra=SLM5U1510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M5U1100411</text:p>
          </table:table-cell>
          <table:table-cell office:value-type="string" calcext:value-type="string">
            <text:p>https://rnca.tamps.cinvestav.mx/verificacion/nra/nombresestablecimientos.php?nra=SLM5U1100411</text:p>
          </table:table-cell>
          <table:table-cell office:value-type="string" calcext:value-type="string">
            <text:p>SLM5U1510411</text:p>
          </table:table-cell>
          <table:table-cell office:value-type="string" calcext:value-type="string">
            <text:p>https://rnca.tamps.cinvestav.mx/verificacion/nra/nombresestablecimientos.php?nra=SLM5U1510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M5U1510411</text:p>
          </table:table-cell>
          <table:table-cell office:value-type="string" calcext:value-type="string">
            <text:p>https://rnca.tamps.cinvestav.mx/verificacion/nra/nombresestablecimientos.php?nra=SLM5U1510411</text:p>
          </table:table-cell>
          <table:table-cell office:value-type="string" calcext:value-type="string">
            <text:p>SLM5U1510421</text:p>
          </table:table-cell>
          <table:table-cell office:value-type="string" calcext:value-type="string">
            <text:p>https://rnca.tamps.cinvestav.mx/verificacion/nra/nombresestablecimientos.php?nra=SLM5U15104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0710100153</text:p>
          </table:table-cell>
          <table:table-cell office:value-type="string" calcext:value-type="string">
            <text:p>https://rnca.tamps.cinvestav.mx/verificacion/nra/nombresestablecimientos.php?nra=SMA0710100153</text:p>
          </table:table-cell>
          <table:table-cell office:value-type="string" calcext:value-type="string">
            <text:p>SMA0710100154</text:p>
          </table:table-cell>
          <table:table-cell office:value-type="string" calcext:value-type="string">
            <text:p>https://rnca.tamps.cinvestav.mx/verificacion/nra/nombresestablecimientos.php?nra=SMA0710100154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1C0200411</text:p>
          </table:table-cell>
          <table:table-cell office:value-type="string" calcext:value-type="string">
            <text:p>https://rnca.tamps.cinvestav.mx/verificacion/nra/nombresestablecimientos.php?nra=SMA1C0200411</text:p>
          </table:table-cell>
          <table:table-cell office:value-type="string" calcext:value-type="string">
            <text:p>SMA910200411</text:p>
          </table:table-cell>
          <table:table-cell office:value-type="string" calcext:value-type="string">
            <text:p>https://rnca.tamps.cinvestav.mx/verificacion/nra/nombresestablecimientos.php?nra=SMA910200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5W1403811</text:p>
          </table:table-cell>
          <table:table-cell office:value-type="string" calcext:value-type="string">
            <text:p>https://rnca.tamps.cinvestav.mx/verificacion/nra/nombresestablecimientos.php?nra=SMA5W1403811</text:p>
          </table:table-cell>
          <table:table-cell office:value-type="string" calcext:value-type="string">
            <text:p>SMA5W1403911</text:p>
          </table:table-cell>
          <table:table-cell office:value-type="string" calcext:value-type="string">
            <text:p>https://rnca.tamps.cinvestav.mx/verificacion/nra/nombresestablecimientos.php?nra=SMA5W1403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5W1403911</text:p>
          </table:table-cell>
          <table:table-cell office:value-type="string" calcext:value-type="string">
            <text:p>https://rnca.tamps.cinvestav.mx/verificacion/nra/nombresestablecimientos.php?nra=SMA5W1403911</text:p>
          </table:table-cell>
          <table:table-cell office:value-type="string" calcext:value-type="string">
            <text:p>SMA5W1403912</text:p>
          </table:table-cell>
          <table:table-cell office:value-type="string" calcext:value-type="string">
            <text:p>https://rnca.tamps.cinvestav.mx/verificacion/nra/nombresestablecimientos.php?nra=SMA5W1403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910200411</text:p>
          </table:table-cell>
          <table:table-cell office:value-type="string" calcext:value-type="string">
            <text:p>https://rnca.tamps.cinvestav.mx/verificacion/nra/nombresestablecimientos.php?nra=SMA910200411</text:p>
          </table:table-cell>
          <table:table-cell office:value-type="string" calcext:value-type="string">
            <text:p>SMA970200411</text:p>
          </table:table-cell>
          <table:table-cell office:value-type="string" calcext:value-type="string">
            <text:p>https://rnca.tamps.cinvestav.mx/verificacion/nra/nombresestablecimientos.php?nra=SMA970200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1510600486</text:p>
          </table:table-cell>
          <table:table-cell office:value-type="string" calcext:value-type="string">
            <text:p>https://rnca.tamps.cinvestav.mx/verificacion/nra/nombresestablecimientos.php?nra=SME1510600486</text:p>
          </table:table-cell>
          <table:table-cell office:value-type="string" calcext:value-type="string">
            <text:p>SME1510600748</text:p>
          </table:table-cell>
          <table:table-cell office:value-type="string" calcext:value-type="string">
            <text:p>https://rnca.tamps.cinvestav.mx/verificacion/nra/nombresestablecimientos.php?nra=SME1510600748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5Q1510611</text:p>
          </table:table-cell>
          <table:table-cell office:value-type="string" calcext:value-type="string">
            <text:p>https://rnca.tamps.cinvestav.mx/verificacion/nra/nombresestablecimientos.php?nra=SME5Q1510611</text:p>
          </table:table-cell>
          <table:table-cell office:value-type="string" calcext:value-type="string">
            <text:p>SME5Y1510611</text:p>
          </table:table-cell>
          <table:table-cell office:value-type="string" calcext:value-type="string">
            <text:p>https://rnca.tamps.cinvestav.mx/verificacion/nra/nombresestablecimientos.php?nra=SME5Y1510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5Y1510611</text:p>
          </table:table-cell>
          <table:table-cell office:value-type="string" calcext:value-type="string">
            <text:p>https://rnca.tamps.cinvestav.mx/verificacion/nra/nombresestablecimientos.php?nra=SME5Y1510611</text:p>
          </table:table-cell>
          <table:table-cell office:value-type="string" calcext:value-type="string">
            <text:p>SME5Y1510621</text:p>
          </table:table-cell>
          <table:table-cell office:value-type="string" calcext:value-type="string">
            <text:p>https://rnca.tamps.cinvestav.mx/verificacion/nra/nombresestablecimientos.php?nra=SME5Y15106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7S0803711</text:p>
          </table:table-cell>
          <table:table-cell office:value-type="string" calcext:value-type="string">
            <text:p>https://rnca.tamps.cinvestav.mx/verificacion/nra/nombresestablecimientos.php?nra=SME7S0803711</text:p>
          </table:table-cell>
          <table:table-cell office:value-type="string" calcext:value-type="string">
            <text:p>SME7S0803712</text:p>
          </table:table-cell>
          <table:table-cell office:value-type="string" calcext:value-type="string">
            <text:p>https://rnca.tamps.cinvestav.mx/verificacion/nra/nombresestablecimientos.php?nra=SME7S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810200311</text:p>
          </table:table-cell>
          <table:table-cell office:value-type="string" calcext:value-type="string">
            <text:p>https://rnca.tamps.cinvestav.mx/verificacion/nra/nombresestablecimientos.php?nra=SME810200311</text:p>
          </table:table-cell>
          <table:table-cell office:value-type="string" calcext:value-type="string">
            <text:p>SME810200411</text:p>
          </table:table-cell>
          <table:table-cell office:value-type="string" calcext:value-type="string">
            <text:p>https://rnca.tamps.cinvestav.mx/verificacion/nra/nombresestablecimientos.php?nra=SME810200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912802211</text:p>
          </table:table-cell>
          <table:table-cell office:value-type="string" calcext:value-type="string">
            <text:p>https://rnca.tamps.cinvestav.mx/verificacion/nra/nombresestablecimientos.php?nra=SME912802211</text:p>
          </table:table-cell>
          <table:table-cell office:value-type="string" calcext:value-type="string">
            <text:p>SME912802212</text:p>
          </table:table-cell>
          <table:table-cell office:value-type="string" calcext:value-type="string">
            <text:p>https://rnca.tamps.cinvestav.mx/verificacion/nra/nombresestablecimientos.php?nra=SME912802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912802211</text:p>
          </table:table-cell>
          <table:table-cell office:value-type="string" calcext:value-type="string">
            <text:p>https://rnca.tamps.cinvestav.mx/verificacion/nra/nombresestablecimientos.php?nra=SME912802211</text:p>
          </table:table-cell>
          <table:table-cell office:value-type="string" calcext:value-type="string">
            <text:p>SME912802221</text:p>
          </table:table-cell>
          <table:table-cell office:value-type="string" calcext:value-type="string">
            <text:p>https://rnca.tamps.cinvestav.mx/verificacion/nra/nombresestablecimientos.php?nra=SME912802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912802211</text:p>
          </table:table-cell>
          <table:table-cell office:value-type="string" calcext:value-type="string">
            <text:p>https://rnca.tamps.cinvestav.mx/verificacion/nra/nombresestablecimientos.php?nra=SME912802211</text:p>
          </table:table-cell>
          <table:table-cell office:value-type="string" calcext:value-type="string">
            <text:p>SME912802231</text:p>
          </table:table-cell>
          <table:table-cell office:value-type="string" calcext:value-type="string">
            <text:p>https://rnca.tamps.cinvestav.mx/verificacion/nra/nombresestablecimientos.php?nra=SME9128022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912802211</text:p>
          </table:table-cell>
          <table:table-cell office:value-type="string" calcext:value-type="string">
            <text:p>https://rnca.tamps.cinvestav.mx/verificacion/nra/nombresestablecimientos.php?nra=SME912802211</text:p>
          </table:table-cell>
          <table:table-cell office:value-type="string" calcext:value-type="string">
            <text:p>SME912803211</text:p>
          </table:table-cell>
          <table:table-cell office:value-type="string" calcext:value-type="string">
            <text:p>https://rnca.tamps.cinvestav.mx/verificacion/nra/nombresestablecimientos.php?nra=SME912803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912802211</text:p>
          </table:table-cell>
          <table:table-cell office:value-type="string" calcext:value-type="string">
            <text:p>https://rnca.tamps.cinvestav.mx/verificacion/nra/nombresestablecimientos.php?nra=SME912802211</text:p>
          </table:table-cell>
          <table:table-cell office:value-type="string" calcext:value-type="string">
            <text:p>SME912803221</text:p>
          </table:table-cell>
          <table:table-cell office:value-type="string" calcext:value-type="string">
            <text:p>https://rnca.tamps.cinvestav.mx/verificacion/nra/nombresestablecimientos.php?nra=SME912803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912802212</text:p>
          </table:table-cell>
          <table:table-cell office:value-type="string" calcext:value-type="string">
            <text:p>https://rnca.tamps.cinvestav.mx/verificacion/nra/nombresestablecimientos.php?nra=SME912802212</text:p>
          </table:table-cell>
          <table:table-cell office:value-type="string" calcext:value-type="string">
            <text:p>SME912802221</text:p>
          </table:table-cell>
          <table:table-cell office:value-type="string" calcext:value-type="string">
            <text:p>https://rnca.tamps.cinvestav.mx/verificacion/nra/nombresestablecimientos.php?nra=SME912802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912802212</text:p>
          </table:table-cell>
          <table:table-cell office:value-type="string" calcext:value-type="string">
            <text:p>https://rnca.tamps.cinvestav.mx/verificacion/nra/nombresestablecimientos.php?nra=SME912802212</text:p>
          </table:table-cell>
          <table:table-cell office:value-type="string" calcext:value-type="string">
            <text:p>SME912802231</text:p>
          </table:table-cell>
          <table:table-cell office:value-type="string" calcext:value-type="string">
            <text:p>https://rnca.tamps.cinvestav.mx/verificacion/nra/nombresestablecimientos.php?nra=SME9128022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912802212</text:p>
          </table:table-cell>
          <table:table-cell office:value-type="string" calcext:value-type="string">
            <text:p>https://rnca.tamps.cinvestav.mx/verificacion/nra/nombresestablecimientos.php?nra=SME912802212</text:p>
          </table:table-cell>
          <table:table-cell office:value-type="string" calcext:value-type="string">
            <text:p>SME912803221</text:p>
          </table:table-cell>
          <table:table-cell office:value-type="string" calcext:value-type="string">
            <text:p>https://rnca.tamps.cinvestav.mx/verificacion/nra/nombresestablecimientos.php?nra=SME912803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912802221</text:p>
          </table:table-cell>
          <table:table-cell office:value-type="string" calcext:value-type="string">
            <text:p>https://rnca.tamps.cinvestav.mx/verificacion/nra/nombresestablecimientos.php?nra=SME912802221</text:p>
          </table:table-cell>
          <table:table-cell office:value-type="string" calcext:value-type="string">
            <text:p>SME912802231</text:p>
          </table:table-cell>
          <table:table-cell office:value-type="string" calcext:value-type="string">
            <text:p>https://rnca.tamps.cinvestav.mx/verificacion/nra/nombresestablecimientos.php?nra=SME9128022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912802221</text:p>
          </table:table-cell>
          <table:table-cell office:value-type="string" calcext:value-type="string">
            <text:p>https://rnca.tamps.cinvestav.mx/verificacion/nra/nombresestablecimientos.php?nra=SME912802221</text:p>
          </table:table-cell>
          <table:table-cell office:value-type="string" calcext:value-type="string">
            <text:p>SME912803221</text:p>
          </table:table-cell>
          <table:table-cell office:value-type="string" calcext:value-type="string">
            <text:p>https://rnca.tamps.cinvestav.mx/verificacion/nra/nombresestablecimientos.php?nra=SME912803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912802231</text:p>
          </table:table-cell>
          <table:table-cell office:value-type="string" calcext:value-type="string">
            <text:p>https://rnca.tamps.cinvestav.mx/verificacion/nra/nombresestablecimientos.php?nra=SME912802231</text:p>
          </table:table-cell>
          <table:table-cell office:value-type="string" calcext:value-type="string">
            <text:p>SME912803221</text:p>
          </table:table-cell>
          <table:table-cell office:value-type="string" calcext:value-type="string">
            <text:p>https://rnca.tamps.cinvestav.mx/verificacion/nra/nombresestablecimientos.php?nra=SME912803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912803211</text:p>
          </table:table-cell>
          <table:table-cell office:value-type="string" calcext:value-type="string">
            <text:p>https://rnca.tamps.cinvestav.mx/verificacion/nra/nombresestablecimientos.php?nra=SME912803211</text:p>
          </table:table-cell>
          <table:table-cell office:value-type="string" calcext:value-type="string">
            <text:p>SME912803221</text:p>
          </table:table-cell>
          <table:table-cell office:value-type="string" calcext:value-type="string">
            <text:p>https://rnca.tamps.cinvestav.mx/verificacion/nra/nombresestablecimientos.php?nra=SME912803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EA1503311</text:p>
          </table:table-cell>
          <table:table-cell office:value-type="string" calcext:value-type="string">
            <text:p>https://rnca.tamps.cinvestav.mx/verificacion/nra/nombresestablecimientos.php?nra=SMEEA1503311</text:p>
          </table:table-cell>
          <table:table-cell office:value-type="string" calcext:value-type="string">
            <text:p>SMEEE1503311</text:p>
          </table:table-cell>
          <table:table-cell office:value-type="string" calcext:value-type="string">
            <text:p>https://rnca.tamps.cinvestav.mx/verificacion/nra/nombresestablecimientos.php?nra=SMEEE1503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912803211</text:p>
          </table:table-cell>
          <table:table-cell office:value-type="string" calcext:value-type="string">
            <text:p>https://rnca.tamps.cinvestav.mx/verificacion/nra/nombresestablecimientos.php?nra=SMP912803211</text:p>
          </table:table-cell>
          <table:table-cell office:value-type="string" calcext:value-type="string">
            <text:p>SMP912803221</text:p>
          </table:table-cell>
          <table:table-cell office:value-type="string" calcext:value-type="string">
            <text:p>https://rnca.tamps.cinvestav.mx/verificacion/nra/nombresestablecimientos.php?nra=SMP912803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8S2604311</text:p>
          </table:table-cell>
          <table:table-cell office:value-type="string" calcext:value-type="string">
            <text:p>https://rnca.tamps.cinvestav.mx/verificacion/nra/nombresestablecimientos.php?nra=SON8S2604311</text:p>
          </table:table-cell>
          <table:table-cell office:value-type="string" calcext:value-type="string">
            <text:p>SON8W2604311</text:p>
          </table:table-cell>
          <table:table-cell office:value-type="string" calcext:value-type="string">
            <text:p>https://rnca.tamps.cinvestav.mx/verificacion/nra/nombresestablecimientos.php?nra=SON8W2604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MA2604316</text:p>
          </table:table-cell>
          <table:table-cell office:value-type="string" calcext:value-type="string">
            <text:p>https://rnca.tamps.cinvestav.mx/verificacion/nra/nombresestablecimientos.php?nra=SONMA2604316</text:p>
          </table:table-cell>
          <table:table-cell office:value-type="string" calcext:value-type="string">
            <text:p>SONMA2604321</text:p>
          </table:table-cell>
          <table:table-cell office:value-type="string" calcext:value-type="string">
            <text:p>https://rnca.tamps.cinvestav.mx/verificacion/nra/nombresestablecimientos.php?nra=SONMA26043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9I1904811</text:p>
          </table:table-cell>
          <table:table-cell office:value-type="string" calcext:value-type="string">
            <text:p>https://rnca.tamps.cinvestav.mx/verificacion/nra/nombresestablecimientos.php?nra=SPA9I1904811</text:p>
          </table:table-cell>
          <table:table-cell office:value-type="string" calcext:value-type="string">
            <text:p>SPA9I1904812</text:p>
          </table:table-cell>
          <table:table-cell office:value-type="string" calcext:value-type="string">
            <text:p>https://rnca.tamps.cinvestav.mx/verificacion/nra/nombresestablecimientos.php?nra=SPA9I19048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M8S1407022</text:p>
          </table:table-cell>
          <table:table-cell office:value-type="string" calcext:value-type="string">
            <text:p>https://rnca.tamps.cinvestav.mx/verificacion/nra/nombresestablecimientos.php?nra=SSM8S1407022</text:p>
          </table:table-cell>
          <table:table-cell office:value-type="string" calcext:value-type="string">
            <text:p>SSM8S1407023</text:p>
          </table:table-cell>
          <table:table-cell office:value-type="string" calcext:value-type="string">
            <text:p>https://rnca.tamps.cinvestav.mx/verificacion/nra/nombresestablecimientos.php?nra=SSM8S140702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M8S1407022</text:p>
          </table:table-cell>
          <table:table-cell office:value-type="string" calcext:value-type="string">
            <text:p>https://rnca.tamps.cinvestav.mx/verificacion/nra/nombresestablecimientos.php?nra=SSM8S1407022</text:p>
          </table:table-cell>
          <table:table-cell office:value-type="string" calcext:value-type="string">
            <text:p>SSM8S1409722</text:p>
          </table:table-cell>
          <table:table-cell office:value-type="string" calcext:value-type="string">
            <text:p>https://rnca.tamps.cinvestav.mx/verificacion/nra/nombresestablecimientos.php?nra=SSM8S140972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M8S1409711</text:p>
          </table:table-cell>
          <table:table-cell office:value-type="string" calcext:value-type="string">
            <text:p>https://rnca.tamps.cinvestav.mx/verificacion/nra/nombresestablecimientos.php?nra=SSM8S1409711</text:p>
          </table:table-cell>
          <table:table-cell office:value-type="string" calcext:value-type="string">
            <text:p>SSM8S1409712</text:p>
          </table:table-cell>
          <table:table-cell office:value-type="string" calcext:value-type="string">
            <text:p>https://rnca.tamps.cinvestav.mx/verificacion/nra/nombresestablecimientos.php?nra=SSM8S1409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M8S1409712</text:p>
          </table:table-cell>
          <table:table-cell office:value-type="string" calcext:value-type="string">
            <text:p>https://rnca.tamps.cinvestav.mx/verificacion/nra/nombresestablecimientos.php?nra=SSM8S1409712</text:p>
          </table:table-cell>
          <table:table-cell office:value-type="string" calcext:value-type="string">
            <text:p>SSM8S1409722</text:p>
          </table:table-cell>
          <table:table-cell office:value-type="string" calcext:value-type="string">
            <text:p>https://rnca.tamps.cinvestav.mx/verificacion/nra/nombresestablecimientos.php?nra=SSM8S140972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522603011</text:p>
          </table:table-cell>
          <table:table-cell office:value-type="string" calcext:value-type="string">
            <text:p>https://rnca.tamps.cinvestav.mx/verificacion/nra/nombresestablecimientos.php?nra=SSP522603011</text:p>
          </table:table-cell>
          <table:table-cell office:value-type="string" calcext:value-type="string">
            <text:p>SSP852603011</text:p>
          </table:table-cell>
          <table:table-cell office:value-type="string" calcext:value-type="string">
            <text:p>https://rnca.tamps.cinvestav.mx/verificacion/nra/nombresestablecimientos.php?nra=SSP8526030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852603011</text:p>
          </table:table-cell>
          <table:table-cell office:value-type="string" calcext:value-type="string">
            <text:p>https://rnca.tamps.cinvestav.mx/verificacion/nra/nombresestablecimientos.php?nra=SSP852603011</text:p>
          </table:table-cell>
          <table:table-cell office:value-type="string" calcext:value-type="string">
            <text:p>SSP8S2603011</text:p>
          </table:table-cell>
          <table:table-cell office:value-type="string" calcext:value-type="string">
            <text:p>https://rnca.tamps.cinvestav.mx/verificacion/nra/nombresestablecimientos.php?nra=SSP8S26030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HI0900311</text:p>
          </table:table-cell>
          <table:table-cell office:value-type="string" calcext:value-type="string">
            <text:p>https://rnca.tamps.cinvestav.mx/verificacion/nra/nombresestablecimientos.php?nra=SSPHI0900311</text:p>
          </table:table-cell>
          <table:table-cell office:value-type="string" calcext:value-type="string">
            <text:p>SSPHI0901011</text:p>
          </table:table-cell>
          <table:table-cell office:value-type="string" calcext:value-type="string">
            <text:p>https://rnca.tamps.cinvestav.mx/verificacion/nra/nombresestablecimientos.php?nra=SSPHI09010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HI0900412</text:p>
          </table:table-cell>
          <table:table-cell office:value-type="string" calcext:value-type="string">
            <text:p>https://rnca.tamps.cinvestav.mx/verificacion/nra/nombresestablecimientos.php?nra=SSPHI0900412</text:p>
          </table:table-cell>
          <table:table-cell office:value-type="string" calcext:value-type="string">
            <text:p>SSPHI0900812</text:p>
          </table:table-cell>
          <table:table-cell office:value-type="string" calcext:value-type="string">
            <text:p>https://rnca.tamps.cinvestav.mx/verificacion/nra/nombresestablecimientos.php?nra=SSPHI09008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HI0900412</text:p>
          </table:table-cell>
          <table:table-cell office:value-type="string" calcext:value-type="string">
            <text:p>https://rnca.tamps.cinvestav.mx/verificacion/nra/nombresestablecimientos.php?nra=SSPHI0900412</text:p>
          </table:table-cell>
          <table:table-cell office:value-type="string" calcext:value-type="string">
            <text:p>SSPHI0901012</text:p>
          </table:table-cell>
          <table:table-cell office:value-type="string" calcext:value-type="string">
            <text:p>https://rnca.tamps.cinvestav.mx/verificacion/nra/nombresestablecimientos.php?nra=SSPHI09010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HI0900812</text:p>
          </table:table-cell>
          <table:table-cell office:value-type="string" calcext:value-type="string">
            <text:p>https://rnca.tamps.cinvestav.mx/verificacion/nra/nombresestablecimientos.php?nra=SSPHI0900812</text:p>
          </table:table-cell>
          <table:table-cell office:value-type="string" calcext:value-type="string">
            <text:p>SSPHI0901012</text:p>
          </table:table-cell>
          <table:table-cell office:value-type="string" calcext:value-type="string">
            <text:p>https://rnca.tamps.cinvestav.mx/verificacion/nra/nombresestablecimientos.php?nra=SSPHI09010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HI0901011</text:p>
          </table:table-cell>
          <table:table-cell office:value-type="string" calcext:value-type="string">
            <text:p>https://rnca.tamps.cinvestav.mx/verificacion/nra/nombresestablecimientos.php?nra=SSPHI0901011</text:p>
          </table:table-cell>
          <table:table-cell office:value-type="string" calcext:value-type="string">
            <text:p>SSPHI0901012</text:p>
          </table:table-cell>
          <table:table-cell office:value-type="string" calcext:value-type="string">
            <text:p>https://rnca.tamps.cinvestav.mx/verificacion/nra/nombresestablecimientos.php?nra=SSPHI09010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HI0901011</text:p>
          </table:table-cell>
          <table:table-cell office:value-type="string" calcext:value-type="string">
            <text:p>https://rnca.tamps.cinvestav.mx/verificacion/nra/nombresestablecimientos.php?nra=SSPHI0901011</text:p>
          </table:table-cell>
          <table:table-cell office:value-type="string" calcext:value-type="string">
            <text:p>SSPHI0901015</text:p>
          </table:table-cell>
          <table:table-cell office:value-type="string" calcext:value-type="string">
            <text:p>https://rnca.tamps.cinvestav.mx/verificacion/nra/nombresestablecimientos.php?nra=SSPHI09010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HI0901011</text:p>
          </table:table-cell>
          <table:table-cell office:value-type="string" calcext:value-type="string">
            <text:p>https://rnca.tamps.cinvestav.mx/verificacion/nra/nombresestablecimientos.php?nra=SSPHI0901011</text:p>
          </table:table-cell>
          <table:table-cell office:value-type="string" calcext:value-type="string">
            <text:p>SSPHI0901018</text:p>
          </table:table-cell>
          <table:table-cell office:value-type="string" calcext:value-type="string">
            <text:p>https://rnca.tamps.cinvestav.mx/verificacion/nra/nombresestablecimientos.php?nra=SSPHI09010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HI0901011</text:p>
          </table:table-cell>
          <table:table-cell office:value-type="string" calcext:value-type="string">
            <text:p>https://rnca.tamps.cinvestav.mx/verificacion/nra/nombresestablecimientos.php?nra=SSPHI0901011</text:p>
          </table:table-cell>
          <table:table-cell office:value-type="string" calcext:value-type="string">
            <text:p>SSPHI0901211</text:p>
          </table:table-cell>
          <table:table-cell office:value-type="string" calcext:value-type="string">
            <text:p>https://rnca.tamps.cinvestav.mx/verificacion/nra/nombresestablecimientos.php?nra=SSPHI0901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HI0901012</text:p>
          </table:table-cell>
          <table:table-cell office:value-type="string" calcext:value-type="string">
            <text:p>https://rnca.tamps.cinvestav.mx/verificacion/nra/nombresestablecimientos.php?nra=SSPHI0901012</text:p>
          </table:table-cell>
          <table:table-cell office:value-type="string" calcext:value-type="string">
            <text:p>SSPHI0901015</text:p>
          </table:table-cell>
          <table:table-cell office:value-type="string" calcext:value-type="string">
            <text:p>https://rnca.tamps.cinvestav.mx/verificacion/nra/nombresestablecimientos.php?nra=SSPHI0901015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HI0901012</text:p>
          </table:table-cell>
          <table:table-cell office:value-type="string" calcext:value-type="string">
            <text:p>https://rnca.tamps.cinvestav.mx/verificacion/nra/nombresestablecimientos.php?nra=SSPHI0901012</text:p>
          </table:table-cell>
          <table:table-cell office:value-type="string" calcext:value-type="string">
            <text:p>SSPHI0901018</text:p>
          </table:table-cell>
          <table:table-cell office:value-type="string" calcext:value-type="string">
            <text:p>https://rnca.tamps.cinvestav.mx/verificacion/nra/nombresestablecimientos.php?nra=SSPHI09010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HI0901015</text:p>
          </table:table-cell>
          <table:table-cell office:value-type="string" calcext:value-type="string">
            <text:p>https://rnca.tamps.cinvestav.mx/verificacion/nra/nombresestablecimientos.php?nra=SSPHI0901015</text:p>
          </table:table-cell>
          <table:table-cell office:value-type="string" calcext:value-type="string">
            <text:p>SSPHI0901018</text:p>
          </table:table-cell>
          <table:table-cell office:value-type="string" calcext:value-type="string">
            <text:p>https://rnca.tamps.cinvestav.mx/verificacion/nra/nombresestablecimientos.php?nra=SSPHI0901018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HI0901211</text:p>
          </table:table-cell>
          <table:table-cell office:value-type="string" calcext:value-type="string">
            <text:p>https://rnca.tamps.cinvestav.mx/verificacion/nra/nombresestablecimientos.php?nra=SSPHI0901211</text:p>
          </table:table-cell>
          <table:table-cell office:value-type="string" calcext:value-type="string">
            <text:p>SSPHI0901213</text:p>
          </table:table-cell>
          <table:table-cell office:value-type="string" calcext:value-type="string">
            <text:p>https://rnca.tamps.cinvestav.mx/verificacion/nra/nombresestablecimientos.php?nra=SSPHI0901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9M0502711</text:p>
          </table:table-cell>
          <table:table-cell office:value-type="string" calcext:value-type="string">
            <text:p>https://rnca.tamps.cinvestav.mx/verificacion/nra/nombresestablecimientos.php?nra=STA9M0502711</text:p>
          </table:table-cell>
          <table:table-cell office:value-type="string" calcext:value-type="string">
            <text:p>STA9M0502712</text:p>
          </table:table-cell>
          <table:table-cell office:value-type="string" calcext:value-type="string">
            <text:p>https://rnca.tamps.cinvestav.mx/verificacion/nra/nombresestablecimientos.php?nra=STA9M0502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9K2201113</text:p>
          </table:table-cell>
          <table:table-cell office:value-type="string" calcext:value-type="string">
            <text:p>https://rnca.tamps.cinvestav.mx/verificacion/nra/nombresestablecimientos.php?nra=STE9K2201113</text:p>
          </table:table-cell>
          <table:table-cell office:value-type="string" calcext:value-type="string">
            <text:p>STE9K2201114</text:p>
          </table:table-cell>
          <table:table-cell office:value-type="string" calcext:value-type="string">
            <text:p>https://rnca.tamps.cinvestav.mx/verificacion/nra/nombresestablecimientos.php?nra=STE9K22011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9K1510611</text:p>
          </table:table-cell>
          <table:table-cell office:value-type="string" calcext:value-type="string">
            <text:p>https://rnca.tamps.cinvestav.mx/verificacion/nra/nombresestablecimientos.php?nra=STM9K1510611</text:p>
          </table:table-cell>
          <table:table-cell office:value-type="string" calcext:value-type="string">
            <text:p>STM9K1510612</text:p>
          </table:table-cell>
          <table:table-cell office:value-type="string" calcext:value-type="string">
            <text:p>https://rnca.tamps.cinvestav.mx/verificacion/nra/nombresestablecimientos.php?nra=STM9K1510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5Y1403911</text:p>
          </table:table-cell>
          <table:table-cell office:value-type="string" calcext:value-type="string">
            <text:p>https://rnca.tamps.cinvestav.mx/verificacion/nra/nombresestablecimientos.php?nra=SUN5Y1403911</text:p>
          </table:table-cell>
          <table:table-cell office:value-type="string" calcext:value-type="string">
            <text:p>SUN5Y1903911</text:p>
          </table:table-cell>
          <table:table-cell office:value-type="string" calcext:value-type="string">
            <text:p>https://rnca.tamps.cinvestav.mx/verificacion/nra/nombresestablecimientos.php?nra=SUN5Y1903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MB1904621</text:p>
          </table:table-cell>
          <table:table-cell office:value-type="string" calcext:value-type="string">
            <text:p>https://rnca.tamps.cinvestav.mx/verificacion/nra/nombresestablecimientos.php?nra=SYMMB1904621</text:p>
          </table:table-cell>
          <table:table-cell office:value-type="string" calcext:value-type="string">
            <text:p>SYMMB1904631</text:p>
          </table:table-cell>
          <table:table-cell office:value-type="string" calcext:value-type="string">
            <text:p>https://rnca.tamps.cinvestav.mx/verificacion/nra/nombresestablecimientos.php?nra=SYMMB19046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8A1505711</text:p>
          </table:table-cell>
          <table:table-cell office:value-type="string" calcext:value-type="string">
            <text:p>https://rnca.tamps.cinvestav.mx/verificacion/nra/nombresestablecimientos.php?nra=TAM8A1505711</text:p>
          </table:table-cell>
          <table:table-cell office:value-type="string" calcext:value-type="string">
            <text:p>TAM8A1505741</text:p>
          </table:table-cell>
          <table:table-cell office:value-type="string" calcext:value-type="string">
            <text:p>https://rnca.tamps.cinvestav.mx/verificacion/nra/nombresestablecimientos.php?nra=TAM8A150574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S72111411</text:p>
          </table:table-cell>
          <table:table-cell office:value-type="string" calcext:value-type="string">
            <text:p>https://rnca.tamps.cinvestav.mx/verificacion/nra/nombresestablecimientos.php?nra=TAPS72111411</text:p>
          </table:table-cell>
          <table:table-cell office:value-type="string" calcext:value-type="string">
            <text:p>TAPS72111412</text:p>
          </table:table-cell>
          <table:table-cell office:value-type="string" calcext:value-type="string">
            <text:p>https://rnca.tamps.cinvestav.mx/verificacion/nra/nombresestablecimientos.php?nra=TAPS721114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S72111411</text:p>
          </table:table-cell>
          <table:table-cell office:value-type="string" calcext:value-type="string">
            <text:p>https://rnca.tamps.cinvestav.mx/verificacion/nra/nombresestablecimientos.php?nra=TAPS72111411</text:p>
          </table:table-cell>
          <table:table-cell office:value-type="string" calcext:value-type="string">
            <text:p>TAPS72111413</text:p>
          </table:table-cell>
          <table:table-cell office:value-type="string" calcext:value-type="string">
            <text:p>https://rnca.tamps.cinvestav.mx/verificacion/nra/nombresestablecimientos.php?nra=TAPS721114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S72111411</text:p>
          </table:table-cell>
          <table:table-cell office:value-type="string" calcext:value-type="string">
            <text:p>https://rnca.tamps.cinvestav.mx/verificacion/nra/nombresestablecimientos.php?nra=TAPS72111411</text:p>
          </table:table-cell>
          <table:table-cell office:value-type="string" calcext:value-type="string">
            <text:p>TAPS72111414</text:p>
          </table:table-cell>
          <table:table-cell office:value-type="string" calcext:value-type="string">
            <text:p>https://rnca.tamps.cinvestav.mx/verificacion/nra/nombresestablecimientos.php?nra=TAPS721114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S72111412</text:p>
          </table:table-cell>
          <table:table-cell office:value-type="string" calcext:value-type="string">
            <text:p>https://rnca.tamps.cinvestav.mx/verificacion/nra/nombresestablecimientos.php?nra=TAPS72111412</text:p>
          </table:table-cell>
          <table:table-cell office:value-type="string" calcext:value-type="string">
            <text:p>TAPS72111413</text:p>
          </table:table-cell>
          <table:table-cell office:value-type="string" calcext:value-type="string">
            <text:p>https://rnca.tamps.cinvestav.mx/verificacion/nra/nombresestablecimientos.php?nra=TAPS721114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S72111412</text:p>
          </table:table-cell>
          <table:table-cell office:value-type="string" calcext:value-type="string">
            <text:p>https://rnca.tamps.cinvestav.mx/verificacion/nra/nombresestablecimientos.php?nra=TAPS72111412</text:p>
          </table:table-cell>
          <table:table-cell office:value-type="string" calcext:value-type="string">
            <text:p>TAPS72111414</text:p>
          </table:table-cell>
          <table:table-cell office:value-type="string" calcext:value-type="string">
            <text:p>https://rnca.tamps.cinvestav.mx/verificacion/nra/nombresestablecimientos.php?nra=TAPS721114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S72111413</text:p>
          </table:table-cell>
          <table:table-cell office:value-type="string" calcext:value-type="string">
            <text:p>https://rnca.tamps.cinvestav.mx/verificacion/nra/nombresestablecimientos.php?nra=TAPS72111413</text:p>
          </table:table-cell>
          <table:table-cell office:value-type="string" calcext:value-type="string">
            <text:p>TAPS72111414</text:p>
          </table:table-cell>
          <table:table-cell office:value-type="string" calcext:value-type="string">
            <text:p>https://rnca.tamps.cinvestav.mx/verificacion/nra/nombresestablecimientos.php?nra=TAPS721114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M911902611</text:p>
          </table:table-cell>
          <table:table-cell office:value-type="string" calcext:value-type="string">
            <text:p>https://rnca.tamps.cinvestav.mx/verificacion/nra/nombresestablecimientos.php?nra=TBM911902611</text:p>
          </table:table-cell>
          <table:table-cell office:value-type="string" calcext:value-type="string">
            <text:p>TBM911902612</text:p>
          </table:table-cell>
          <table:table-cell office:value-type="string" calcext:value-type="string">
            <text:p>https://rnca.tamps.cinvestav.mx/verificacion/nra/nombresestablecimientos.php?nra=TBM911902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J301401311</text:p>
          </table:table-cell>
          <table:table-cell office:value-type="string" calcext:value-type="string">
            <text:p>https://rnca.tamps.cinvestav.mx/verificacion/nra/nombresestablecimientos.php?nra=TDJ301401311</text:p>
          </table:table-cell>
          <table:table-cell office:value-type="string" calcext:value-type="string">
            <text:p>TDJ301401321</text:p>
          </table:table-cell>
          <table:table-cell office:value-type="string" calcext:value-type="string">
            <text:p>https://rnca.tamps.cinvestav.mx/verificacion/nra/nombresestablecimientos.php?nra=TDJ3014013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M910200211</text:p>
          </table:table-cell>
          <table:table-cell office:value-type="string" calcext:value-type="string">
            <text:p>https://rnca.tamps.cinvestav.mx/verificacion/nra/nombresestablecimientos.php?nra=TDM910200211</text:p>
          </table:table-cell>
          <table:table-cell office:value-type="string" calcext:value-type="string">
            <text:p>TDM910200311</text:p>
          </table:table-cell>
          <table:table-cell office:value-type="string" calcext:value-type="string">
            <text:p>https://rnca.tamps.cinvestav.mx/verificacion/nra/nombresestablecimientos.php?nra=TDM910200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M910200311</text:p>
          </table:table-cell>
          <table:table-cell office:value-type="string" calcext:value-type="string">
            <text:p>https://rnca.tamps.cinvestav.mx/verificacion/nra/nombresestablecimientos.php?nra=TDM910200311</text:p>
          </table:table-cell>
          <table:table-cell office:value-type="string" calcext:value-type="string">
            <text:p>TDM910200312</text:p>
          </table:table-cell>
          <table:table-cell office:value-type="string" calcext:value-type="string">
            <text:p>https://rnca.tamps.cinvestav.mx/verificacion/nra/nombresestablecimientos.php?nra=TDM9102003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5H1510621</text:p>
          </table:table-cell>
          <table:table-cell office:value-type="string" calcext:value-type="string">
            <text:p>https://rnca.tamps.cinvestav.mx/verificacion/nra/nombresestablecimientos.php?nra=TEC5H1510621</text:p>
          </table:table-cell>
          <table:table-cell office:value-type="string" calcext:value-type="string">
            <text:p>TEC5H1510631</text:p>
          </table:table-cell>
          <table:table-cell office:value-type="string" calcext:value-type="string">
            <text:p>https://rnca.tamps.cinvestav.mx/verificacion/nra/nombresestablecimientos.php?nra=TEC5H15106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5T0900611</text:p>
          </table:table-cell>
          <table:table-cell office:value-type="string" calcext:value-type="string">
            <text:p>https://rnca.tamps.cinvestav.mx/verificacion/nra/nombresestablecimientos.php?nra=TEC5T0900611</text:p>
          </table:table-cell>
          <table:table-cell office:value-type="string" calcext:value-type="string">
            <text:p>TEC5T0900612</text:p>
          </table:table-cell>
          <table:table-cell office:value-type="string" calcext:value-type="string">
            <text:p>https://rnca.tamps.cinvestav.mx/verificacion/nra/nombresestablecimientos.php?nra=TEC5T0900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5T0900611</text:p>
          </table:table-cell>
          <table:table-cell office:value-type="string" calcext:value-type="string">
            <text:p>https://rnca.tamps.cinvestav.mx/verificacion/nra/nombresestablecimientos.php?nra=TEC5T0900611</text:p>
          </table:table-cell>
          <table:table-cell office:value-type="string" calcext:value-type="string">
            <text:p>TEC5T0900613</text:p>
          </table:table-cell>
          <table:table-cell office:value-type="string" calcext:value-type="string">
            <text:p>https://rnca.tamps.cinvestav.mx/verificacion/nra/nombresestablecimientos.php?nra=TEC5T09006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5T0900612</text:p>
          </table:table-cell>
          <table:table-cell office:value-type="string" calcext:value-type="string">
            <text:p>https://rnca.tamps.cinvestav.mx/verificacion/nra/nombresestablecimientos.php?nra=TEC5T0900612</text:p>
          </table:table-cell>
          <table:table-cell office:value-type="string" calcext:value-type="string">
            <text:p>TEC5T0900613</text:p>
          </table:table-cell>
          <table:table-cell office:value-type="string" calcext:value-type="string">
            <text:p>https://rnca.tamps.cinvestav.mx/verificacion/nra/nombresestablecimientos.php?nra=TEC5T09006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7T0501711</text:p>
          </table:table-cell>
          <table:table-cell office:value-type="string" calcext:value-type="string">
            <text:p>https://rnca.tamps.cinvestav.mx/verificacion/nra/nombresestablecimientos.php?nra=TEC7T0501711</text:p>
          </table:table-cell>
          <table:table-cell office:value-type="string" calcext:value-type="string">
            <text:p>TEC7T0502711</text:p>
          </table:table-cell>
          <table:table-cell office:value-type="string" calcext:value-type="string">
            <text:p>https://rnca.tamps.cinvestav.mx/verificacion/nra/nombresestablecimientos.php?nra=TEC7T0502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9J2201211</text:p>
          </table:table-cell>
          <table:table-cell office:value-type="string" calcext:value-type="string">
            <text:p>https://rnca.tamps.cinvestav.mx/verificacion/nra/nombresestablecimientos.php?nra=TEM9J2201211</text:p>
          </table:table-cell>
          <table:table-cell office:value-type="string" calcext:value-type="string">
            <text:p>TEM9J2201411</text:p>
          </table:table-cell>
          <table:table-cell office:value-type="string" calcext:value-type="string">
            <text:p>https://rnca.tamps.cinvestav.mx/verificacion/nra/nombresestablecimientos.php?nra=TEM9J22014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9J2201411</text:p>
          </table:table-cell>
          <table:table-cell office:value-type="string" calcext:value-type="string">
            <text:p>https://rnca.tamps.cinvestav.mx/verificacion/nra/nombresestablecimientos.php?nra=TEM9J2201411</text:p>
          </table:table-cell>
          <table:table-cell office:value-type="string" calcext:value-type="string">
            <text:p>TEM9J2201431</text:p>
          </table:table-cell>
          <table:table-cell office:value-type="string" calcext:value-type="string">
            <text:p>https://rnca.tamps.cinvestav.mx/verificacion/nra/nombresestablecimientos.php?nra=TEM9J22014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MB03008711</text:p>
          </table:table-cell>
          <table:table-cell office:value-type="string" calcext:value-type="string">
            <text:p>https://rnca.tamps.cinvestav.mx/verificacion/nra/nombresestablecimientos.php?nra=TFMB03008711</text:p>
          </table:table-cell>
          <table:table-cell office:value-type="string" calcext:value-type="string">
            <text:p>TFMB03008712</text:p>
          </table:table-cell>
          <table:table-cell office:value-type="string" calcext:value-type="string">
            <text:p>https://rnca.tamps.cinvestav.mx/verificacion/nra/nombresestablecimientos.php?nra=TFMB03008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VLM1505711</text:p>
          </table:table-cell>
          <table:table-cell office:value-type="string" calcext:value-type="string">
            <text:p>https://rnca.tamps.cinvestav.mx/verificacion/nra/nombresestablecimientos.php?nra=TFVLM1505711</text:p>
          </table:table-cell>
          <table:table-cell office:value-type="string" calcext:value-type="string">
            <text:p>TFVLM1505712</text:p>
          </table:table-cell>
          <table:table-cell office:value-type="string" calcext:value-type="string">
            <text:p>https://rnca.tamps.cinvestav.mx/verificacion/nra/nombresestablecimientos.php?nra=TFVLM1505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A9M2803211</text:p>
          </table:table-cell>
          <table:table-cell office:value-type="string" calcext:value-type="string">
            <text:p>https://rnca.tamps.cinvestav.mx/verificacion/nra/nombresestablecimientos.php?nra=TGA9M2803211</text:p>
          </table:table-cell>
          <table:table-cell office:value-type="string" calcext:value-type="string">
            <text:p>TGA9M2803212</text:p>
          </table:table-cell>
          <table:table-cell office:value-type="string" calcext:value-type="string">
            <text:p>https://rnca.tamps.cinvestav.mx/verificacion/nra/nombresestablecimientos.php?nra=TGA9M2803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A9M2803211</text:p>
          </table:table-cell>
          <table:table-cell office:value-type="string" calcext:value-type="string">
            <text:p>https://rnca.tamps.cinvestav.mx/verificacion/nra/nombresestablecimientos.php?nra=TGA9M2803211</text:p>
          </table:table-cell>
          <table:table-cell office:value-type="string" calcext:value-type="string">
            <text:p>TGA9M2803213</text:p>
          </table:table-cell>
          <table:table-cell office:value-type="string" calcext:value-type="string">
            <text:p>https://rnca.tamps.cinvestav.mx/verificacion/nra/nombresestablecimientos.php?nra=TGA9M2803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A9M2803211</text:p>
          </table:table-cell>
          <table:table-cell office:value-type="string" calcext:value-type="string">
            <text:p>https://rnca.tamps.cinvestav.mx/verificacion/nra/nombresestablecimientos.php?nra=TGA9M2803211</text:p>
          </table:table-cell>
          <table:table-cell office:value-type="string" calcext:value-type="string">
            <text:p>TGA9M2803214</text:p>
          </table:table-cell>
          <table:table-cell office:value-type="string" calcext:value-type="string">
            <text:p>https://rnca.tamps.cinvestav.mx/verificacion/nra/nombresestablecimientos.php?nra=TGA9M2803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A9M2803211</text:p>
          </table:table-cell>
          <table:table-cell office:value-type="string" calcext:value-type="string">
            <text:p>https://rnca.tamps.cinvestav.mx/verificacion/nra/nombresestablecimientos.php?nra=TGA9M2803211</text:p>
          </table:table-cell>
          <table:table-cell office:value-type="string" calcext:value-type="string">
            <text:p>TGA9M2803216</text:p>
          </table:table-cell>
          <table:table-cell office:value-type="string" calcext:value-type="string">
            <text:p>https://rnca.tamps.cinvestav.mx/verificacion/nra/nombresestablecimientos.php?nra=TGA9M28032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A9M2803212</text:p>
          </table:table-cell>
          <table:table-cell office:value-type="string" calcext:value-type="string">
            <text:p>https://rnca.tamps.cinvestav.mx/verificacion/nra/nombresestablecimientos.php?nra=TGA9M2803212</text:p>
          </table:table-cell>
          <table:table-cell office:value-type="string" calcext:value-type="string">
            <text:p>TGA9M2803213</text:p>
          </table:table-cell>
          <table:table-cell office:value-type="string" calcext:value-type="string">
            <text:p>https://rnca.tamps.cinvestav.mx/verificacion/nra/nombresestablecimientos.php?nra=TGA9M2803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A9M2803212</text:p>
          </table:table-cell>
          <table:table-cell office:value-type="string" calcext:value-type="string">
            <text:p>https://rnca.tamps.cinvestav.mx/verificacion/nra/nombresestablecimientos.php?nra=TGA9M2803212</text:p>
          </table:table-cell>
          <table:table-cell office:value-type="string" calcext:value-type="string">
            <text:p>TGA9M2803214</text:p>
          </table:table-cell>
          <table:table-cell office:value-type="string" calcext:value-type="string">
            <text:p>https://rnca.tamps.cinvestav.mx/verificacion/nra/nombresestablecimientos.php?nra=TGA9M2803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A9M2803212</text:p>
          </table:table-cell>
          <table:table-cell office:value-type="string" calcext:value-type="string">
            <text:p>https://rnca.tamps.cinvestav.mx/verificacion/nra/nombresestablecimientos.php?nra=TGA9M2803212</text:p>
          </table:table-cell>
          <table:table-cell office:value-type="string" calcext:value-type="string">
            <text:p>TGA9M2803216</text:p>
          </table:table-cell>
          <table:table-cell office:value-type="string" calcext:value-type="string">
            <text:p>https://rnca.tamps.cinvestav.mx/verificacion/nra/nombresestablecimientos.php?nra=TGA9M28032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A9M2803213</text:p>
          </table:table-cell>
          <table:table-cell office:value-type="string" calcext:value-type="string">
            <text:p>https://rnca.tamps.cinvestav.mx/verificacion/nra/nombresestablecimientos.php?nra=TGA9M2803213</text:p>
          </table:table-cell>
          <table:table-cell office:value-type="string" calcext:value-type="string">
            <text:p>TGA9M2803214</text:p>
          </table:table-cell>
          <table:table-cell office:value-type="string" calcext:value-type="string">
            <text:p>https://rnca.tamps.cinvestav.mx/verificacion/nra/nombresestablecimientos.php?nra=TGA9M2803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A9M2803213</text:p>
          </table:table-cell>
          <table:table-cell office:value-type="string" calcext:value-type="string">
            <text:p>https://rnca.tamps.cinvestav.mx/verificacion/nra/nombresestablecimientos.php?nra=TGA9M2803213</text:p>
          </table:table-cell>
          <table:table-cell office:value-type="string" calcext:value-type="string">
            <text:p>TGA9M2803216</text:p>
          </table:table-cell>
          <table:table-cell office:value-type="string" calcext:value-type="string">
            <text:p>https://rnca.tamps.cinvestav.mx/verificacion/nra/nombresestablecimientos.php?nra=TGA9M28032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A9M2803214</text:p>
          </table:table-cell>
          <table:table-cell office:value-type="string" calcext:value-type="string">
            <text:p>https://rnca.tamps.cinvestav.mx/verificacion/nra/nombresestablecimientos.php?nra=TGA9M2803214</text:p>
          </table:table-cell>
          <table:table-cell office:value-type="string" calcext:value-type="string">
            <text:p>TGA9M2803216</text:p>
          </table:table-cell>
          <table:table-cell office:value-type="string" calcext:value-type="string">
            <text:p>https://rnca.tamps.cinvestav.mx/verificacion/nra/nombresestablecimientos.php?nra=TGA9M2803216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NMI0200511</text:p>
          </table:table-cell>
          <table:table-cell office:value-type="string" calcext:value-type="string">
            <text:p>https://rnca.tamps.cinvestav.mx/verificacion/nra/nombresestablecimientos.php?nra=TGNMI0200511</text:p>
          </table:table-cell>
          <table:table-cell office:value-type="string" calcext:value-type="string">
            <text:p>TGNMI0200512</text:p>
          </table:table-cell>
          <table:table-cell office:value-type="string" calcext:value-type="string">
            <text:p>https://rnca.tamps.cinvestav.mx/verificacion/nra/nombresestablecimientos.php?nra=TGNMI02005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A920803711</text:p>
          </table:table-cell>
          <table:table-cell office:value-type="string" calcext:value-type="string">
            <text:p>https://rnca.tamps.cinvestav.mx/verificacion/nra/nombresestablecimientos.php?nra=TIA920803711</text:p>
          </table:table-cell>
          <table:table-cell office:value-type="string" calcext:value-type="string">
            <text:p>TIA9M0803711</text:p>
          </table:table-cell>
          <table:table-cell office:value-type="string" calcext:value-type="string">
            <text:p>https://rnca.tamps.cinvestav.mx/verificacion/nra/nombresestablecimientos.php?nra=TIA9M0803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7U0200211</text:p>
          </table:table-cell>
          <table:table-cell office:value-type="string" calcext:value-type="string">
            <text:p>https://rnca.tamps.cinvestav.mx/verificacion/nra/nombresestablecimientos.php?nra=TIM7U0200211</text:p>
          </table:table-cell>
          <table:table-cell office:value-type="string" calcext:value-type="string">
            <text:p>TIM7U0200212</text:p>
          </table:table-cell>
          <table:table-cell office:value-type="string" calcext:value-type="string">
            <text:p>https://rnca.tamps.cinvestav.mx/verificacion/nra/nombresestablecimientos.php?nra=TIM7U0200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9I2802711</text:p>
          </table:table-cell>
          <table:table-cell office:value-type="string" calcext:value-type="string">
            <text:p>https://rnca.tamps.cinvestav.mx/verificacion/nra/nombresestablecimientos.php?nra=TIM9I2802711</text:p>
          </table:table-cell>
          <table:table-cell office:value-type="string" calcext:value-type="string">
            <text:p>TIM9I2802712</text:p>
          </table:table-cell>
          <table:table-cell office:value-type="string" calcext:value-type="string">
            <text:p>https://rnca.tamps.cinvestav.mx/verificacion/nra/nombresestablecimientos.php?nra=TIM9I2802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8S0200211</text:p>
          </table:table-cell>
          <table:table-cell office:value-type="string" calcext:value-type="string">
            <text:p>https://rnca.tamps.cinvestav.mx/verificacion/nra/nombresestablecimientos.php?nra=TIN8S0200211</text:p>
          </table:table-cell>
          <table:table-cell office:value-type="string" calcext:value-type="string">
            <text:p>TIN8S0200212</text:p>
          </table:table-cell>
          <table:table-cell office:value-type="string" calcext:value-type="string">
            <text:p>https://rnca.tamps.cinvestav.mx/verificacion/nra/nombresestablecimientos.php?nra=TIN8S0200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E691403911</text:p>
          </table:table-cell>
          <table:table-cell office:value-type="string" calcext:value-type="string">
            <text:p>https://rnca.tamps.cinvestav.mx/verificacion/nra/nombresestablecimientos.php?nra=TME691403911</text:p>
          </table:table-cell>
          <table:table-cell office:value-type="string" calcext:value-type="string">
            <text:p>TME691403921</text:p>
          </table:table-cell>
          <table:table-cell office:value-type="string" calcext:value-type="string">
            <text:p>https://rnca.tamps.cinvestav.mx/verificacion/nra/nombresestablecimientos.php?nra=TME6914039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E6E0900611</text:p>
          </table:table-cell>
          <table:table-cell office:value-type="string" calcext:value-type="string">
            <text:p>https://rnca.tamps.cinvestav.mx/verificacion/nra/nombresestablecimientos.php?nra=TME6E0900611</text:p>
          </table:table-cell>
          <table:table-cell office:value-type="string" calcext:value-type="string">
            <text:p>TME6E0900612</text:p>
          </table:table-cell>
          <table:table-cell office:value-type="string" calcext:value-type="string">
            <text:p>https://rnca.tamps.cinvestav.mx/verificacion/nra/nombresestablecimientos.php?nra=TME6E0900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E7F2402811</text:p>
          </table:table-cell>
          <table:table-cell office:value-type="string" calcext:value-type="string">
            <text:p>https://rnca.tamps.cinvestav.mx/verificacion/nra/nombresestablecimientos.php?nra=TME7F2402811</text:p>
          </table:table-cell>
          <table:table-cell office:value-type="string" calcext:value-type="string">
            <text:p>TME7X2402811</text:p>
          </table:table-cell>
          <table:table-cell office:value-type="string" calcext:value-type="string">
            <text:p>https://rnca.tamps.cinvestav.mx/verificacion/nra/nombresestablecimientos.php?nra=TME7X2402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E7I1904111</text:p>
          </table:table-cell>
          <table:table-cell office:value-type="string" calcext:value-type="string">
            <text:p>https://rnca.tamps.cinvestav.mx/verificacion/nra/nombresestablecimientos.php?nra=TME7I1904111</text:p>
          </table:table-cell>
          <table:table-cell office:value-type="string" calcext:value-type="string">
            <text:p>TME7I1904611</text:p>
          </table:table-cell>
          <table:table-cell office:value-type="string" calcext:value-type="string">
            <text:p>https://rnca.tamps.cinvestav.mx/verificacion/nra/nombresestablecimientos.php?nra=TME7I1904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E7I1904611</text:p>
          </table:table-cell>
          <table:table-cell office:value-type="string" calcext:value-type="string">
            <text:p>https://rnca.tamps.cinvestav.mx/verificacion/nra/nombresestablecimientos.php?nra=TME7I1904611</text:p>
          </table:table-cell>
          <table:table-cell office:value-type="string" calcext:value-type="string">
            <text:p>TME7I1904613</text:p>
          </table:table-cell>
          <table:table-cell office:value-type="string" calcext:value-type="string">
            <text:p>https://rnca.tamps.cinvestav.mx/verificacion/nra/nombresestablecimientos.php?nra=TME7I19046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E7X1900611</text:p>
          </table:table-cell>
          <table:table-cell office:value-type="string" calcext:value-type="string">
            <text:p>https://rnca.tamps.cinvestav.mx/verificacion/nra/nombresestablecimientos.php?nra=TME7X1900611</text:p>
          </table:table-cell>
          <table:table-cell office:value-type="string" calcext:value-type="string">
            <text:p>TME7X1900612</text:p>
          </table:table-cell>
          <table:table-cell office:value-type="string" calcext:value-type="string">
            <text:p>https://rnca.tamps.cinvestav.mx/verificacion/nra/nombresestablecimientos.php?nra=TME7X1900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E8A1904611</text:p>
          </table:table-cell>
          <table:table-cell office:value-type="string" calcext:value-type="string">
            <text:p>https://rnca.tamps.cinvestav.mx/verificacion/nra/nombresestablecimientos.php?nra=TME8A1904611</text:p>
          </table:table-cell>
          <table:table-cell office:value-type="string" calcext:value-type="string">
            <text:p>TME8A1904612</text:p>
          </table:table-cell>
          <table:table-cell office:value-type="string" calcext:value-type="string">
            <text:p>https://rnca.tamps.cinvestav.mx/verificacion/nra/nombresestablecimientos.php?nra=TME8A19046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E8K0803711</text:p>
          </table:table-cell>
          <table:table-cell office:value-type="string" calcext:value-type="string">
            <text:p>https://rnca.tamps.cinvestav.mx/verificacion/nra/nombresestablecimientos.php?nra=TME8K0803711</text:p>
          </table:table-cell>
          <table:table-cell office:value-type="string" calcext:value-type="string">
            <text:p>TME8L0803711</text:p>
          </table:table-cell>
          <table:table-cell office:value-type="string" calcext:value-type="string">
            <text:p>https://rnca.tamps.cinvestav.mx/verificacion/nra/nombresestablecimientos.php?nra=TME8L0803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E8K0803711</text:p>
          </table:table-cell>
          <table:table-cell office:value-type="string" calcext:value-type="string">
            <text:p>https://rnca.tamps.cinvestav.mx/verificacion/nra/nombresestablecimientos.php?nra=TME8K0803711</text:p>
          </table:table-cell>
          <table:table-cell office:value-type="string" calcext:value-type="string">
            <text:p>TME8S0803711</text:p>
          </table:table-cell>
          <table:table-cell office:value-type="string" calcext:value-type="string">
            <text:p>https://rnca.tamps.cinvestav.mx/verificacion/nra/nombresestablecimientos.php?nra=TME8S0803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E8L0803711</text:p>
          </table:table-cell>
          <table:table-cell office:value-type="string" calcext:value-type="string">
            <text:p>https://rnca.tamps.cinvestav.mx/verificacion/nra/nombresestablecimientos.php?nra=TME8L0803711</text:p>
          </table:table-cell>
          <table:table-cell office:value-type="string" calcext:value-type="string">
            <text:p>TME8S0803711</text:p>
          </table:table-cell>
          <table:table-cell office:value-type="string" calcext:value-type="string">
            <text:p>https://rnca.tamps.cinvestav.mx/verificacion/nra/nombresestablecimientos.php?nra=TME8S0803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E912803211</text:p>
          </table:table-cell>
          <table:table-cell office:value-type="string" calcext:value-type="string">
            <text:p>https://rnca.tamps.cinvestav.mx/verificacion/nra/nombresestablecimientos.php?nra=TME912803211</text:p>
          </table:table-cell>
          <table:table-cell office:value-type="string" calcext:value-type="string">
            <text:p>TME912803221</text:p>
          </table:table-cell>
          <table:table-cell office:value-type="string" calcext:value-type="string">
            <text:p>https://rnca.tamps.cinvestav.mx/verificacion/nra/nombresestablecimientos.php?nra=TME9128032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E952802211</text:p>
          </table:table-cell>
          <table:table-cell office:value-type="string" calcext:value-type="string">
            <text:p>https://rnca.tamps.cinvestav.mx/verificacion/nra/nombresestablecimientos.php?nra=TME952802211</text:p>
          </table:table-cell>
          <table:table-cell office:value-type="string" calcext:value-type="string">
            <text:p>TME9M2802211</text:p>
          </table:table-cell>
          <table:table-cell office:value-type="string" calcext:value-type="string">
            <text:p>https://rnca.tamps.cinvestav.mx/verificacion/nra/nombresestablecimientos.php?nra=TME9M28022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EMV0501011</text:p>
          </table:table-cell>
          <table:table-cell office:value-type="string" calcext:value-type="string">
            <text:p>https://rnca.tamps.cinvestav.mx/verificacion/nra/nombresestablecimientos.php?nra=TMEMV0501011</text:p>
          </table:table-cell>
          <table:table-cell office:value-type="string" calcext:value-type="string">
            <text:p>TMEMV0503011</text:p>
          </table:table-cell>
          <table:table-cell office:value-type="string" calcext:value-type="string">
            <text:p>https://rnca.tamps.cinvestav.mx/verificacion/nra/nombresestablecimientos.php?nra=TMEMV05030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I0400300050</text:p>
          </table:table-cell>
          <table:table-cell office:value-type="string" calcext:value-type="string">
            <text:p>https://rnca.tamps.cinvestav.mx/verificacion/nra/nombresestablecimientos.php?nra=TMI0400300050</text:p>
          </table:table-cell>
          <table:table-cell office:value-type="string" calcext:value-type="string">
            <text:p>TMI0400300080</text:p>
          </table:table-cell>
          <table:table-cell office:value-type="string" calcext:value-type="string">
            <text:p>https://rnca.tamps.cinvestav.mx/verificacion/nra/nombresestablecimientos.php?nra=TMI0400300080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I0400300080</text:p>
          </table:table-cell>
          <table:table-cell office:value-type="string" calcext:value-type="string">
            <text:p>https://rnca.tamps.cinvestav.mx/verificacion/nra/nombresestablecimientos.php?nra=TMI0400300080</text:p>
          </table:table-cell>
          <table:table-cell office:value-type="string" calcext:value-type="string">
            <text:p>TMI0400300280</text:p>
          </table:table-cell>
          <table:table-cell office:value-type="string" calcext:value-type="string">
            <text:p>https://rnca.tamps.cinvestav.mx/verificacion/nra/nombresestablecimientos.php?nra=TMI0400300280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I0400300277</text:p>
          </table:table-cell>
          <table:table-cell office:value-type="string" calcext:value-type="string">
            <text:p>https://rnca.tamps.cinvestav.mx/verificacion/nra/nombresestablecimientos.php?nra=TMI0400300277</text:p>
          </table:table-cell>
          <table:table-cell office:value-type="string" calcext:value-type="string">
            <text:p>TMI0400300278</text:p>
          </table:table-cell>
          <table:table-cell office:value-type="string" calcext:value-type="string">
            <text:p>https://rnca.tamps.cinvestav.mx/verificacion/nra/nombresestablecimientos.php?nra=TMI0400300278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I0400300277</text:p>
          </table:table-cell>
          <table:table-cell office:value-type="string" calcext:value-type="string">
            <text:p>https://rnca.tamps.cinvestav.mx/verificacion/nra/nombresestablecimientos.php?nra=TMI0400300277</text:p>
          </table:table-cell>
          <table:table-cell office:value-type="string" calcext:value-type="string">
            <text:p>TMI0400300279</text:p>
          </table:table-cell>
          <table:table-cell office:value-type="string" calcext:value-type="string">
            <text:p>https://rnca.tamps.cinvestav.mx/verificacion/nra/nombresestablecimientos.php?nra=TMI0400300279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I0400300277</text:p>
          </table:table-cell>
          <table:table-cell office:value-type="string" calcext:value-type="string">
            <text:p>https://rnca.tamps.cinvestav.mx/verificacion/nra/nombresestablecimientos.php?nra=TMI0400300277</text:p>
          </table:table-cell>
          <table:table-cell office:value-type="string" calcext:value-type="string">
            <text:p>TMI0400300297</text:p>
          </table:table-cell>
          <table:table-cell office:value-type="string" calcext:value-type="string">
            <text:p>https://rnca.tamps.cinvestav.mx/verificacion/nra/nombresestablecimientos.php?nra=TMI0400300297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I0400300278</text:p>
          </table:table-cell>
          <table:table-cell office:value-type="string" calcext:value-type="string">
            <text:p>https://rnca.tamps.cinvestav.mx/verificacion/nra/nombresestablecimientos.php?nra=TMI0400300278</text:p>
          </table:table-cell>
          <table:table-cell office:value-type="string" calcext:value-type="string">
            <text:p>TMI0400300279</text:p>
          </table:table-cell>
          <table:table-cell office:value-type="string" calcext:value-type="string">
            <text:p>https://rnca.tamps.cinvestav.mx/verificacion/nra/nombresestablecimientos.php?nra=TMI0400300279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I0400300278</text:p>
          </table:table-cell>
          <table:table-cell office:value-type="string" calcext:value-type="string">
            <text:p>https://rnca.tamps.cinvestav.mx/verificacion/nra/nombresestablecimientos.php?nra=TMI0400300278</text:p>
          </table:table-cell>
          <table:table-cell office:value-type="string" calcext:value-type="string">
            <text:p>TMI0400300280</text:p>
          </table:table-cell>
          <table:table-cell office:value-type="string" calcext:value-type="string">
            <text:p>https://rnca.tamps.cinvestav.mx/verificacion/nra/nombresestablecimientos.php?nra=TMI0400300280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I0400300278</text:p>
          </table:table-cell>
          <table:table-cell office:value-type="string" calcext:value-type="string">
            <text:p>https://rnca.tamps.cinvestav.mx/verificacion/nra/nombresestablecimientos.php?nra=TMI0400300278</text:p>
          </table:table-cell>
          <table:table-cell office:value-type="string" calcext:value-type="string">
            <text:p>TMI0400300297</text:p>
          </table:table-cell>
          <table:table-cell office:value-type="string" calcext:value-type="string">
            <text:p>https://rnca.tamps.cinvestav.mx/verificacion/nra/nombresestablecimientos.php?nra=TMI0400300297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I0400300279</text:p>
          </table:table-cell>
          <table:table-cell office:value-type="string" calcext:value-type="string">
            <text:p>https://rnca.tamps.cinvestav.mx/verificacion/nra/nombresestablecimientos.php?nra=TMI0400300279</text:p>
          </table:table-cell>
          <table:table-cell office:value-type="string" calcext:value-type="string">
            <text:p>TMI0400300297</text:p>
          </table:table-cell>
          <table:table-cell office:value-type="string" calcext:value-type="string">
            <text:p>https://rnca.tamps.cinvestav.mx/verificacion/nra/nombresestablecimientos.php?nra=TMI0400300297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M522402811</text:p>
          </table:table-cell>
          <table:table-cell office:value-type="string" calcext:value-type="string">
            <text:p>https://rnca.tamps.cinvestav.mx/verificacion/nra/nombresestablecimientos.php?nra=TMM522402811</text:p>
          </table:table-cell>
          <table:table-cell office:value-type="string" calcext:value-type="string">
            <text:p>TMM5X2402811</text:p>
          </table:table-cell>
          <table:table-cell office:value-type="string" calcext:value-type="string">
            <text:p>https://rnca.tamps.cinvestav.mx/verificacion/nra/nombresestablecimientos.php?nra=TMM5X2402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M9M2111411</text:p>
          </table:table-cell>
          <table:table-cell office:value-type="string" calcext:value-type="string">
            <text:p>https://rnca.tamps.cinvestav.mx/verificacion/nra/nombresestablecimientos.php?nra=TMM9M2111411</text:p>
          </table:table-cell>
          <table:table-cell office:value-type="string" calcext:value-type="string">
            <text:p>TMM9M2111412</text:p>
          </table:table-cell>
          <table:table-cell office:value-type="string" calcext:value-type="string">
            <text:p>https://rnca.tamps.cinvestav.mx/verificacion/nra/nombresestablecimientos.php?nra=TMM9M21114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O2802702794</text:p>
          </table:table-cell>
          <table:table-cell office:value-type="string" calcext:value-type="string">
            <text:p>https://rnca.tamps.cinvestav.mx/verificacion/nra/nombresestablecimientos.php?nra=TMO2802702794</text:p>
          </table:table-cell>
          <table:table-cell office:value-type="string" calcext:value-type="string">
            <text:p>TMO2802702795</text:p>
          </table:table-cell>
          <table:table-cell office:value-type="string" calcext:value-type="string">
            <text:p>https://rnca.tamps.cinvestav.mx/verificacion/nra/nombresestablecimientos.php?nra=TMO2802702795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O912802711</text:p>
          </table:table-cell>
          <table:table-cell office:value-type="string" calcext:value-type="string">
            <text:p>https://rnca.tamps.cinvestav.mx/verificacion/nra/nombresestablecimientos.php?nra=TMO912802711</text:p>
          </table:table-cell>
          <table:table-cell office:value-type="string" calcext:value-type="string">
            <text:p>TMO9I2802711</text:p>
          </table:table-cell>
          <table:table-cell office:value-type="string" calcext:value-type="string">
            <text:p>https://rnca.tamps.cinvestav.mx/verificacion/nra/nombresestablecimientos.php?nra=TMO9I2802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O9I2802711</text:p>
          </table:table-cell>
          <table:table-cell office:value-type="string" calcext:value-type="string">
            <text:p>https://rnca.tamps.cinvestav.mx/verificacion/nra/nombresestablecimientos.php?nra=TMO9I2802711</text:p>
          </table:table-cell>
          <table:table-cell office:value-type="string" calcext:value-type="string">
            <text:p>TMO9I2802712</text:p>
          </table:table-cell>
          <table:table-cell office:value-type="string" calcext:value-type="string">
            <text:p>https://rnca.tamps.cinvestav.mx/verificacion/nra/nombresestablecimientos.php?nra=TMO9I2802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O9I2802711</text:p>
          </table:table-cell>
          <table:table-cell office:value-type="string" calcext:value-type="string">
            <text:p>https://rnca.tamps.cinvestav.mx/verificacion/nra/nombresestablecimientos.php?nra=TMO9I2802711</text:p>
          </table:table-cell>
          <table:table-cell office:value-type="string" calcext:value-type="string">
            <text:p>TMO9I2802713</text:p>
          </table:table-cell>
          <table:table-cell office:value-type="string" calcext:value-type="string">
            <text:p>https://rnca.tamps.cinvestav.mx/verificacion/nra/nombresestablecimientos.php?nra=TMO9I2802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O9I2802711</text:p>
          </table:table-cell>
          <table:table-cell office:value-type="string" calcext:value-type="string">
            <text:p>https://rnca.tamps.cinvestav.mx/verificacion/nra/nombresestablecimientos.php?nra=TMO9I2802711</text:p>
          </table:table-cell>
          <table:table-cell office:value-type="string" calcext:value-type="string">
            <text:p>TMO9I2802721</text:p>
          </table:table-cell>
          <table:table-cell office:value-type="string" calcext:value-type="string">
            <text:p>https://rnca.tamps.cinvestav.mx/verificacion/nra/nombresestablecimientos.php?nra=TMO9I28027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O9I2802712</text:p>
          </table:table-cell>
          <table:table-cell office:value-type="string" calcext:value-type="string">
            <text:p>https://rnca.tamps.cinvestav.mx/verificacion/nra/nombresestablecimientos.php?nra=TMO9I2802712</text:p>
          </table:table-cell>
          <table:table-cell office:value-type="string" calcext:value-type="string">
            <text:p>TMO9I2802713</text:p>
          </table:table-cell>
          <table:table-cell office:value-type="string" calcext:value-type="string">
            <text:p>https://rnca.tamps.cinvestav.mx/verificacion/nra/nombresestablecimientos.php?nra=TMO9I28027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O9I2802712</text:p>
          </table:table-cell>
          <table:table-cell office:value-type="string" calcext:value-type="string">
            <text:p>https://rnca.tamps.cinvestav.mx/verificacion/nra/nombresestablecimientos.php?nra=TMO9I2802712</text:p>
          </table:table-cell>
          <table:table-cell office:value-type="string" calcext:value-type="string">
            <text:p>TMO9I2802721</text:p>
          </table:table-cell>
          <table:table-cell office:value-type="string" calcext:value-type="string">
            <text:p>https://rnca.tamps.cinvestav.mx/verificacion/nra/nombresestablecimientos.php?nra=TMO9I28027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O9I2802713</text:p>
          </table:table-cell>
          <table:table-cell office:value-type="string" calcext:value-type="string">
            <text:p>https://rnca.tamps.cinvestav.mx/verificacion/nra/nombresestablecimientos.php?nra=TMO9I2802713</text:p>
          </table:table-cell>
          <table:table-cell office:value-type="string" calcext:value-type="string">
            <text:p>TMO9I2802721</text:p>
          </table:table-cell>
          <table:table-cell office:value-type="string" calcext:value-type="string">
            <text:p>https://rnca.tamps.cinvestav.mx/verificacion/nra/nombresestablecimientos.php?nra=TMO9I28027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3100100004</text:p>
          </table:table-cell>
          <table:table-cell office:value-type="string" calcext:value-type="string">
            <text:p>https://rnca.tamps.cinvestav.mx/verificacion/nra/nombresestablecimientos.php?nra=TMS3100100004</text:p>
          </table:table-cell>
          <table:table-cell office:value-type="string" calcext:value-type="string">
            <text:p>TMS3100100005</text:p>
          </table:table-cell>
          <table:table-cell office:value-type="string" calcext:value-type="string">
            <text:p>https://rnca.tamps.cinvestav.mx/verificacion/nra/nombresestablecimientos.php?nra=TMS3100100005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M1301300020</text:p>
          </table:table-cell>
          <table:table-cell office:value-type="string" calcext:value-type="string">
            <text:p>https://rnca.tamps.cinvestav.mx/verificacion/nra/nombresestablecimientos.php?nra=TPM1301300020</text:p>
          </table:table-cell>
          <table:table-cell office:value-type="string" calcext:value-type="string">
            <text:p>TPM1301300021</text:p>
          </table:table-cell>
          <table:table-cell office:value-type="string" calcext:value-type="string">
            <text:p>https://rnca.tamps.cinvestav.mx/verificacion/nra/nombresestablecimientos.php?nra=TPM1301300021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9M2802211</text:p>
          </table:table-cell>
          <table:table-cell office:value-type="string" calcext:value-type="string">
            <text:p>https://rnca.tamps.cinvestav.mx/verificacion/nra/nombresestablecimientos.php?nra=TRI9M2802211</text:p>
          </table:table-cell>
          <table:table-cell office:value-type="string" calcext:value-type="string">
            <text:p>TRI9M2802212</text:p>
          </table:table-cell>
          <table:table-cell office:value-type="string" calcext:value-type="string">
            <text:p>https://rnca.tamps.cinvestav.mx/verificacion/nra/nombresestablecimientos.php?nra=TRI9M2802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9M2802211</text:p>
          </table:table-cell>
          <table:table-cell office:value-type="string" calcext:value-type="string">
            <text:p>https://rnca.tamps.cinvestav.mx/verificacion/nra/nombresestablecimientos.php?nra=TRI9M2802211</text:p>
          </table:table-cell>
          <table:table-cell office:value-type="string" calcext:value-type="string">
            <text:p>TRI9M2802213</text:p>
          </table:table-cell>
          <table:table-cell office:value-type="string" calcext:value-type="string">
            <text:p>https://rnca.tamps.cinvestav.mx/verificacion/nra/nombresestablecimientos.php?nra=TRI9M2802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9M2802211</text:p>
          </table:table-cell>
          <table:table-cell office:value-type="string" calcext:value-type="string">
            <text:p>https://rnca.tamps.cinvestav.mx/verificacion/nra/nombresestablecimientos.php?nra=TRI9M2802211</text:p>
          </table:table-cell>
          <table:table-cell office:value-type="string" calcext:value-type="string">
            <text:p>TRI9M2802214</text:p>
          </table:table-cell>
          <table:table-cell office:value-type="string" calcext:value-type="string">
            <text:p>https://rnca.tamps.cinvestav.mx/verificacion/nra/nombresestablecimientos.php?nra=TRI9M2802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9M2802212</text:p>
          </table:table-cell>
          <table:table-cell office:value-type="string" calcext:value-type="string">
            <text:p>https://rnca.tamps.cinvestav.mx/verificacion/nra/nombresestablecimientos.php?nra=TRI9M2802212</text:p>
          </table:table-cell>
          <table:table-cell office:value-type="string" calcext:value-type="string">
            <text:p>TRI9M2802213</text:p>
          </table:table-cell>
          <table:table-cell office:value-type="string" calcext:value-type="string">
            <text:p>https://rnca.tamps.cinvestav.mx/verificacion/nra/nombresestablecimientos.php?nra=TRI9M2802213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9M2802212</text:p>
          </table:table-cell>
          <table:table-cell office:value-type="string" calcext:value-type="string">
            <text:p>https://rnca.tamps.cinvestav.mx/verificacion/nra/nombresestablecimientos.php?nra=TRI9M2802212</text:p>
          </table:table-cell>
          <table:table-cell office:value-type="string" calcext:value-type="string">
            <text:p>TRI9M2802214</text:p>
          </table:table-cell>
          <table:table-cell office:value-type="string" calcext:value-type="string">
            <text:p>https://rnca.tamps.cinvestav.mx/verificacion/nra/nombresestablecimientos.php?nra=TRI9M2802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9M2802213</text:p>
          </table:table-cell>
          <table:table-cell office:value-type="string" calcext:value-type="string">
            <text:p>https://rnca.tamps.cinvestav.mx/verificacion/nra/nombresestablecimientos.php?nra=TRI9M2802213</text:p>
          </table:table-cell>
          <table:table-cell office:value-type="string" calcext:value-type="string">
            <text:p>TRI9M2802214</text:p>
          </table:table-cell>
          <table:table-cell office:value-type="string" calcext:value-type="string">
            <text:p>https://rnca.tamps.cinvestav.mx/verificacion/nra/nombresestablecimientos.php?nra=TRI9M28022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9S2201411</text:p>
          </table:table-cell>
          <table:table-cell office:value-type="string" calcext:value-type="string">
            <text:p>https://rnca.tamps.cinvestav.mx/verificacion/nra/nombresestablecimientos.php?nra=TUR9S2201411</text:p>
          </table:table-cell>
          <table:table-cell office:value-type="string" calcext:value-type="string">
            <text:p>TUR9S2201421</text:p>
          </table:table-cell>
          <table:table-cell office:value-type="string" calcext:value-type="string">
            <text:p>https://rnca.tamps.cinvestav.mx/verificacion/nra/nombresestablecimientos.php?nra=TUR9S22014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SMV2803211</text:p>
          </table:table-cell>
          <table:table-cell office:value-type="string" calcext:value-type="string">
            <text:p>https://rnca.tamps.cinvestav.mx/verificacion/nra/nombresestablecimientos.php?nra=TVSMV2803211</text:p>
          </table:table-cell>
          <table:table-cell office:value-type="string" calcext:value-type="string">
            <text:p>TVSMV2803212</text:p>
          </table:table-cell>
          <table:table-cell office:value-type="string" calcext:value-type="string">
            <text:p>https://rnca.tamps.cinvestav.mx/verificacion/nra/nombresestablecimientos.php?nra=TVSMV28032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E1T1510911</text:p>
          </table:table-cell>
          <table:table-cell office:value-type="string" calcext:value-type="string">
            <text:p>https://rnca.tamps.cinvestav.mx/verificacion/nra/nombresestablecimientos.php?nra=UME1T1510911</text:p>
          </table:table-cell>
          <table:table-cell office:value-type="string" calcext:value-type="string">
            <text:p>UME1Z1510911</text:p>
          </table:table-cell>
          <table:table-cell office:value-type="string" calcext:value-type="string">
            <text:p>https://rnca.tamps.cinvestav.mx/verificacion/nra/nombresestablecimientos.php?nra=UME1Z1510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ELK1505111</text:p>
          </table:table-cell>
          <table:table-cell office:value-type="string" calcext:value-type="string">
            <text:p>https://rnca.tamps.cinvestav.mx/verificacion/nra/nombresestablecimientos.php?nra=UMELK1505111</text:p>
          </table:table-cell>
          <table:table-cell office:value-type="string" calcext:value-type="string">
            <text:p>UMELK1505141</text:p>
          </table:table-cell>
          <table:table-cell office:value-type="string" calcext:value-type="string">
            <text:p>https://rnca.tamps.cinvestav.mx/verificacion/nra/nombresestablecimientos.php?nra=UMELK150514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561700711</text:p>
          </table:table-cell>
          <table:table-cell office:value-type="string" calcext:value-type="string">
            <text:p>https://rnca.tamps.cinvestav.mx/verificacion/nra/nombresestablecimientos.php?nra=UNI561700711</text:p>
          </table:table-cell>
          <table:table-cell office:value-type="string" calcext:value-type="string">
            <text:p>UNI561700712</text:p>
          </table:table-cell>
          <table:table-cell office:value-type="string" calcext:value-type="string">
            <text:p>https://rnca.tamps.cinvestav.mx/verificacion/nra/nombresestablecimientos.php?nra=UNI561700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O701903911</text:p>
          </table:table-cell>
          <table:table-cell office:value-type="string" calcext:value-type="string">
            <text:p>https://rnca.tamps.cinvestav.mx/verificacion/nra/nombresestablecimientos.php?nra=VCO701903911</text:p>
          </table:table-cell>
          <table:table-cell office:value-type="string" calcext:value-type="string">
            <text:p>VCO701903914</text:p>
          </table:table-cell>
          <table:table-cell office:value-type="string" calcext:value-type="string">
            <text:p>https://rnca.tamps.cinvestav.mx/verificacion/nra/nombresestablecimientos.php?nra=VCO701903914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P6W2402811</text:p>
          </table:table-cell>
          <table:table-cell office:value-type="string" calcext:value-type="string">
            <text:p>https://rnca.tamps.cinvestav.mx/verificacion/nra/nombresestablecimientos.php?nra=VIP6W2402811</text:p>
          </table:table-cell>
          <table:table-cell office:value-type="string" calcext:value-type="string">
            <text:p>VIP6Z2402811</text:p>
          </table:table-cell>
          <table:table-cell office:value-type="string" calcext:value-type="string">
            <text:p>https://rnca.tamps.cinvestav.mx/verificacion/nra/nombresestablecimientos.php?nra=VIP6Z24028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E9G2104111</text:p>
          </table:table-cell>
          <table:table-cell office:value-type="string" calcext:value-type="string">
            <text:p>https://rnca.tamps.cinvestav.mx/verificacion/nra/nombresestablecimientos.php?nra=VME9G2104111</text:p>
          </table:table-cell>
          <table:table-cell office:value-type="string" calcext:value-type="string">
            <text:p>VME9G2104112</text:p>
          </table:table-cell>
          <table:table-cell office:value-type="string" calcext:value-type="string">
            <text:p>https://rnca.tamps.cinvestav.mx/verificacion/nra/nombresestablecimientos.php?nra=VME9G21041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E9G2104111</text:p>
          </table:table-cell>
          <table:table-cell office:value-type="string" calcext:value-type="string">
            <text:p>https://rnca.tamps.cinvestav.mx/verificacion/nra/nombresestablecimientos.php?nra=VME9G2104111</text:p>
          </table:table-cell>
          <table:table-cell office:value-type="string" calcext:value-type="string">
            <text:p>VME9G2104131</text:p>
          </table:table-cell>
          <table:table-cell office:value-type="string" calcext:value-type="string">
            <text:p>https://rnca.tamps.cinvestav.mx/verificacion/nra/nombresestablecimientos.php?nra=VME9G21041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E9G2104112</text:p>
          </table:table-cell>
          <table:table-cell office:value-type="string" calcext:value-type="string">
            <text:p>https://rnca.tamps.cinvestav.mx/verificacion/nra/nombresestablecimientos.php?nra=VME9G2104112</text:p>
          </table:table-cell>
          <table:table-cell office:value-type="string" calcext:value-type="string">
            <text:p>VME9G2104131</text:p>
          </table:table-cell>
          <table:table-cell office:value-type="string" calcext:value-type="string">
            <text:p>https://rnca.tamps.cinvestav.mx/verificacion/nra/nombresestablecimientos.php?nra=VME9G210413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OEA1903911</text:p>
          </table:table-cell>
          <table:table-cell office:value-type="string" calcext:value-type="string">
            <text:p>https://rnca.tamps.cinvestav.mx/verificacion/nra/nombresestablecimientos.php?nra=VMOEA1903911</text:p>
          </table:table-cell>
          <table:table-cell office:value-type="string" calcext:value-type="string">
            <text:p>VMOKE1903911</text:p>
          </table:table-cell>
          <table:table-cell office:value-type="string" calcext:value-type="string">
            <text:p>https://rnca.tamps.cinvestav.mx/verificacion/nra/nombresestablecimientos.php?nra=VMOKE19039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OKE1903911</text:p>
          </table:table-cell>
          <table:table-cell office:value-type="string" calcext:value-type="string">
            <text:p>https://rnca.tamps.cinvestav.mx/verificacion/nra/nombresestablecimientos.php?nra=VMOKE1903911</text:p>
          </table:table-cell>
          <table:table-cell office:value-type="string" calcext:value-type="string">
            <text:p>VMOKE1903912</text:p>
          </table:table-cell>
          <table:table-cell office:value-type="string" calcext:value-type="string">
            <text:p>https://rnca.tamps.cinvestav.mx/verificacion/nra/nombresestablecimientos.php?nra=VMOKE19039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P5U1505111</text:p>
          </table:table-cell>
          <table:table-cell office:value-type="string" calcext:value-type="string">
            <text:p>https://rnca.tamps.cinvestav.mx/verificacion/nra/nombresestablecimientos.php?nra=VPP5U1505111</text:p>
          </table:table-cell>
          <table:table-cell office:value-type="string" calcext:value-type="string">
            <text:p>VPP5U1505121</text:p>
          </table:table-cell>
          <table:table-cell office:value-type="string" calcext:value-type="string">
            <text:p>https://rnca.tamps.cinvestav.mx/verificacion/nra/nombresestablecimientos.php?nra=VPP5U15051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E6Z1510411</text:p>
          </table:table-cell>
          <table:table-cell office:value-type="string" calcext:value-type="string">
            <text:p>https://rnca.tamps.cinvestav.mx/verificacion/nra/nombresestablecimientos.php?nra=VRE6Z1510411</text:p>
          </table:table-cell>
          <table:table-cell office:value-type="string" calcext:value-type="string">
            <text:p>VRE6Z1510441</text:p>
          </table:table-cell>
          <table:table-cell office:value-type="string" calcext:value-type="string">
            <text:p>https://rnca.tamps.cinvestav.mx/verificacion/nra/nombresestablecimientos.php?nra=VRE6Z151044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E9M2402811</text:p>
          </table:table-cell>
          <table:table-cell office:value-type="string" calcext:value-type="string">
            <text:p>https://rnca.tamps.cinvestav.mx/verificacion/nra/nombresestablecimientos.php?nra=VSE9M2402811</text:p>
          </table:table-cell>
          <table:table-cell office:value-type="string" calcext:value-type="string">
            <text:p>VSE9M2402812</text:p>
          </table:table-cell>
          <table:table-cell office:value-type="string" calcext:value-type="string">
            <text:p>https://rnca.tamps.cinvestav.mx/verificacion/nra/nombresestablecimientos.php?nra=VSE9M24028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EQF2402811</text:p>
          </table:table-cell>
          <table:table-cell office:value-type="string" calcext:value-type="string">
            <text:p>https://rnca.tamps.cinvestav.mx/verificacion/nra/nombresestablecimientos.php?nra=VSEQF2402811</text:p>
          </table:table-cell>
          <table:table-cell office:value-type="string" calcext:value-type="string">
            <text:p>VSEQF2402821</text:p>
          </table:table-cell>
          <table:table-cell office:value-type="string" calcext:value-type="string">
            <text:p>https://rnca.tamps.cinvestav.mx/verificacion/nra/nombresestablecimientos.php?nra=VSEQF24028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MQB3019311</text:p>
          </table:table-cell>
          <table:table-cell office:value-type="string" calcext:value-type="string">
            <text:p>https://rnca.tamps.cinvestav.mx/verificacion/nra/nombresestablecimientos.php?nra=VTMQB3019311</text:p>
          </table:table-cell>
          <table:table-cell office:value-type="string" calcext:value-type="string">
            <text:p>VTMQB3019321</text:p>
          </table:table-cell>
          <table:table-cell office:value-type="string" calcext:value-type="string">
            <text:p>https://rnca.tamps.cinvestav.mx/verificacion/nra/nombresestablecimientos.php?nra=VTMQB30193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O6W1510611</text:p>
          </table:table-cell>
          <table:table-cell office:value-type="string" calcext:value-type="string">
            <text:p>https://rnca.tamps.cinvestav.mx/verificacion/nra/nombresestablecimientos.php?nra=VTO6W1510611</text:p>
          </table:table-cell>
          <table:table-cell office:value-type="string" calcext:value-type="string">
            <text:p>VTO6Z1510611</text:p>
          </table:table-cell>
          <table:table-cell office:value-type="string" calcext:value-type="string">
            <text:p>https://rnca.tamps.cinvestav.mx/verificacion/nra/nombresestablecimientos.php?nra=VTO6Z1510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5T0900211</text:p>
          </table:table-cell>
          <table:table-cell office:value-type="string" calcext:value-type="string">
            <text:p>https://rnca.tamps.cinvestav.mx/verificacion/nra/nombresestablecimientos.php?nra=WAY5T0900211</text:p>
          </table:table-cell>
          <table:table-cell office:value-type="string" calcext:value-type="string">
            <text:p>WAY5T0900311</text:p>
          </table:table-cell>
          <table:table-cell office:value-type="string" calcext:value-type="string">
            <text:p>https://rnca.tamps.cinvestav.mx/verificacion/nra/nombresestablecimientos.php?nra=WAY5T09003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9C2802711</text:p>
          </table:table-cell>
          <table:table-cell office:value-type="string" calcext:value-type="string">
            <text:p>https://rnca.tamps.cinvestav.mx/verificacion/nra/nombresestablecimientos.php?nra=WIE9C2802711</text:p>
          </table:table-cell>
          <table:table-cell office:value-type="string" calcext:value-type="string">
            <text:p>WIE9C2802712</text:p>
          </table:table-cell>
          <table:table-cell office:value-type="string" calcext:value-type="string">
            <text:p>https://rnca.tamps.cinvestav.mx/verificacion/nra/nombresestablecimientos.php?nra=WIE9C2802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520803711</text:p>
          </table:table-cell>
          <table:table-cell office:value-type="string" calcext:value-type="string">
            <text:p>https://rnca.tamps.cinvestav.mx/verificacion/nra/nombresestablecimientos.php?nra=WLD520803711</text:p>
          </table:table-cell>
          <table:table-cell office:value-type="string" calcext:value-type="string">
            <text:p>WLD520803712</text:p>
          </table:table-cell>
          <table:table-cell office:value-type="string" calcext:value-type="string">
            <text:p>https://rnca.tamps.cinvestav.mx/verificacion/nra/nombresestablecimientos.php?nra=WLD5208037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E460503311</text:p>
          </table:table-cell>
          <table:table-cell office:value-type="string" calcext:value-type="string">
            <text:p>https://rnca.tamps.cinvestav.mx/verificacion/nra/nombresestablecimientos.php?nra=WME460503311</text:p>
          </table:table-cell>
          <table:table-cell office:value-type="string" calcext:value-type="string">
            <text:p>WME460503511</text:p>
          </table:table-cell>
          <table:table-cell office:value-type="string" calcext:value-type="string">
            <text:p>https://rnca.tamps.cinvestav.mx/verificacion/nra/nombresestablecimientos.php?nra=WME4605035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E910803711</text:p>
          </table:table-cell>
          <table:table-cell office:value-type="string" calcext:value-type="string">
            <text:p>https://rnca.tamps.cinvestav.mx/verificacion/nra/nombresestablecimientos.php?nra=WME910803711</text:p>
          </table:table-cell>
          <table:table-cell office:value-type="string" calcext:value-type="string">
            <text:p>WME910803721</text:p>
          </table:table-cell>
          <table:table-cell office:value-type="string" calcext:value-type="string">
            <text:p>https://rnca.tamps.cinvestav.mx/verificacion/nra/nombresestablecimientos.php?nra=WME9108037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E910803711</text:p>
          </table:table-cell>
          <table:table-cell office:value-type="string" calcext:value-type="string">
            <text:p>https://rnca.tamps.cinvestav.mx/verificacion/nra/nombresestablecimientos.php?nra=WME910803711</text:p>
          </table:table-cell>
          <table:table-cell office:value-type="string" calcext:value-type="string">
            <text:p>WME920803711</text:p>
          </table:table-cell>
          <table:table-cell office:value-type="string" calcext:value-type="string">
            <text:p>https://rnca.tamps.cinvestav.mx/verificacion/nra/nombresestablecimientos.php?nra=WME9208037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LJ2902511</text:p>
          </table:table-cell>
          <table:table-cell office:value-type="string" calcext:value-type="string">
            <text:p>https://rnca.tamps.cinvestav.mx/verificacion/nra/nombresestablecimientos.php?nra=XIGLJ2902511</text:p>
          </table:table-cell>
          <table:table-cell office:value-type="string" calcext:value-type="string">
            <text:p>XIGLJ2902521</text:p>
          </table:table-cell>
          <table:table-cell office:value-type="string" calcext:value-type="string">
            <text:p>https://rnca.tamps.cinvestav.mx/verificacion/nra/nombresestablecimientos.php?nra=XIGLJ290252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A571904611</text:p>
          </table:table-cell>
          <table:table-cell office:value-type="string" calcext:value-type="string">
            <text:p>https://rnca.tamps.cinvestav.mx/verificacion/nra/nombresestablecimientos.php?nra=ZNA571904611</text:p>
          </table:table-cell>
          <table:table-cell office:value-type="string" calcext:value-type="string">
            <text:p>ZNA5I1904611</text:p>
          </table:table-cell>
          <table:table-cell office:value-type="string" calcext:value-type="string">
            <text:p>https://rnca.tamps.cinvestav.mx/verificacion/nra/nombresestablecimientos.php?nra=ZNA5I1904611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S9K1407011</text:p>
          </table:table-cell>
          <table:table-cell office:value-type="string" calcext:value-type="string">
            <text:p>https://rnca.tamps.cinvestav.mx/verificacion/nra/nombresestablecimientos.php?nra=ZSS9K1407011</text:p>
          </table:table-cell>
          <table:table-cell office:value-type="string" calcext:value-type="string">
            <text:p>ZSS9K1407012</text:p>
          </table:table-cell>
          <table:table-cell office:value-type="string" calcext:value-type="string">
            <text:p>https://rnca.tamps.cinvestav.mx/verificacion/nra/nombresestablecimientos.php?nra=ZSS9K1407012</text:p>
          </table:table-cell>
          <table:table-cell office:value-type="float" office:value="0.916666666666667" calcext:value-type="float">
            <text:p>0.9166666666666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21T10:00:05.146209283</dc:date>
    <meta:editing-duration>PT11H21M34S</meta:editing-duration>
    <meta:editing-cycles>6</meta:editing-cycles>
    <meta:document-statistic meta:table-count="1" meta:cell-count="11234" meta:object-count="0"/>
  </office:meta>
</office:document-meta>
</file>